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" table:default-cell-style-name="Default"/>
        <table:table-row table:style-name="ro1">
          <table:table-cell office:value-type="float" office:value="360">
            <text:p>360</text:p>
          </table:table-cell>
          <table:table-cell office:value-type="float" office:value="0.0000001222">
            <text:p>0.0000001222</text:p>
          </table:table-cell>
          <table:table-cell office:value-type="float" office:value="0.000000013398">
            <text:p>0.000000013398</text:p>
          </table:table-cell>
          <table:table-cell office:value-type="float" office:value="0.000000535027">
            <text:p>0.000000535027</text:p>
          </table:table-cell>
          <table:table-cell/>
          <table:table-cell table:formula="of:=[.B1]/([.B1]+[.C1]+[.D1])" office:value-type="float" office:value="0.182218080149115">
            <text:p>0.182218080149115</text:p>
          </table:table-cell>
          <table:table-cell table:formula="of:=[.C1]/([.B1]+[.C1]+[.D1])" office:value-type="float" office:value="0.0199783783783784">
            <text:p>0.0199783783783784</text:p>
          </table:table-cell>
          <table:table-cell table:formula="of:=[.D1]/([.B1]+[.C1]+[.D1])" office:value-type="float" office:value="0.797803541472507">
            <text:p>0.797803541472507</text:p>
          </table:table-cell>
          <table:table-cell office:value-type="float" office:value="360">
            <text:p>360</text:p>
          </table:table-cell>
          <table:table-cell table:formula="of:=[.F1]*[.$R$1]+[.G1]*[.$S$1]+[.H1]*[.$T$1]" office:value-type="float" office:value="0.341649435079217">
            <text:p>0.341649435079217</text:p>
          </table:table-cell>
          <table:table-cell office:value-type="float" office:value="360">
            <text:p>360</text:p>
          </table:table-cell>
          <table:table-cell table:formula="of:=[.F1]*[.$R$2]+[.G1]*[.$S$2]+[.H1]*[.$T$2]" office:value-type="float" office:value="-0.0120064970736253">
            <text:p>-0.0120064970736253</text:p>
          </table:table-cell>
          <table:table-cell office:value-type="float" office:value="360">
            <text:p>360</text:p>
          </table:table-cell>
          <table:table-cell table:formula="of:=[.F1]*[.$R$3]+[.G1]*[.$S$3]+[.H1]*[.$T$3]" office:value-type="float" office:value="1.03156287657036">
            <text:p>1.03156287657036</text:p>
          </table:table-cell>
          <table:table-cell table:number-columns-repeated="3"/>
          <table:table-cell office:value-type="float" office:value="3.2405">
            <text:p>3.2405</text:p>
          </table:table-cell>
          <table:table-cell office:value-type="float" office:value="-1.5371">
            <text:p>-1.5371</text:p>
          </table:table-cell>
          <table:table-cell office:value-type="float" office:value="-0.2734">
            <text:p>-0.273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00000185138">
            <text:p>0.000000185138</text:p>
          </table:table-cell>
          <table:table-cell office:value-type="float" office:value="0.000000020294">
            <text:p>0.000000020294</text:p>
          </table:table-cell>
          <table:table-cell office:value-type="float" office:value="0.00000081072">
            <text:p>0.00000081072</text:p>
          </table:table-cell>
          <table:table-cell/>
          <table:table-cell table:formula="of:=[.B2]/([.B2]+[.C2]+[.D2])" office:value-type="float" office:value="0.182195183397759">
            <text:p>0.182195183397759</text:p>
          </table:table-cell>
          <table:table-cell table:formula="of:=[.C2]/([.B2]+[.C2]+[.D2])" office:value-type="float" office:value="0.0199714215983436">
            <text:p>0.0199714215983436</text:p>
          </table:table-cell>
          <table:table-cell table:formula="of:=[.D2]/([.B2]+[.C2]+[.D2])" office:value-type="float" office:value="0.797833395003897">
            <text:p>0.797833395003897</text:p>
          </table:table-cell>
          <table:table-cell office:value-type="float" office:value="361">
            <text:p>361</text:p>
          </table:table-cell>
          <table:table-cell table:formula="of:=[.F2]*[.$R$1]+[.G2]*[.$S$1]+[.H2]*[.$T$1]" office:value-type="float" office:value="0.34157776946756">
            <text:p>0.34157776946756</text:p>
          </table:table-cell>
          <table:table-cell office:value-type="float" office:value="361">
            <text:p>361</text:p>
          </table:table-cell>
          <table:table-cell table:formula="of:=[.F2]*[.$R$2]+[.G2]*[.$S$2]+[.H2]*[.$T$2]" office:value-type="float" office:value="-0.0120025663483416">
            <text:p>-0.0120025663483416</text:p>
          </table:table-cell>
          <table:table-cell office:value-type="float" office:value="361">
            <text:p>361</text:p>
          </table:table-cell>
          <table:table-cell table:formula="of:=[.F2]*[.$R$3]+[.G2]*[.$S$3]+[.H2]*[.$T$3]" office:value-type="float" office:value="1.03160118722396">
            <text:p>1.03160118722396</text:p>
          </table:table-cell>
          <table:table-cell table:number-columns-repeated="3"/>
          <table:table-cell office:value-type="float" office:value="-0.5228">
            <text:p>-0.5228</text:p>
          </table:table-cell>
          <table:table-cell office:value-type="float" office:value="1.4479">
            <text:p>1.4479</text:p>
          </table:table-cell>
          <table:table-cell office:value-type="float" office:value="0.0681">
            <text:p>0.068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0000027883">
            <text:p>0.00000027883</text:p>
          </table:table-cell>
          <table:table-cell office:value-type="float" office:value="0.00000003056">
            <text:p>0.00000003056</text:p>
          </table:table-cell>
          <table:table-cell office:value-type="float" office:value="0.0000012212">
            <text:p>0.0000012212</text:p>
          </table:table-cell>
          <table:table-cell/>
          <table:table-cell table:formula="of:=[.B3]/([.B3]+[.C3]+[.D3])" office:value-type="float" office:value="0.182171580893642">
            <text:p>0.182171580893642</text:p>
          </table:table-cell>
          <table:table-cell table:formula="of:=[.C3]/([.B3]+[.C3]+[.D3])" office:value-type="float" office:value="0.0199661568414794">
            <text:p>0.0199661568414794</text:p>
          </table:table-cell>
          <table:table-cell table:formula="of:=[.D3]/([.B3]+[.C3]+[.D3])" office:value-type="float" office:value="0.797862262264878">
            <text:p>0.797862262264878</text:p>
          </table:table-cell>
          <table:table-cell office:value-type="float" office:value="362">
            <text:p>362</text:p>
          </table:table-cell>
          <table:table-cell table:formula="of:=[.F3]*[.$R$1]+[.G3]*[.$S$1]+[.H3]*[.$T$1]" office:value-type="float" office:value="0.341501485701592">
            <text:p>0.341501485701592</text:p>
          </table:table-cell>
          <table:table-cell office:value-type="float" office:value="362">
            <text:p>362</text:p>
          </table:table-cell>
          <table:table-cell table:formula="of:=[.F3]*[.$R$2]+[.G3]*[.$S$2]+[.H3]*[.$T$2]" office:value-type="float" office:value="-0.0119958839401799">
            <text:p>-0.0119958839401799</text:p>
          </table:table-cell>
          <table:table-cell office:value-type="float" office:value="362">
            <text:p>362</text:p>
          </table:table-cell>
          <table:table-cell table:formula="of:=[.F3]*[.$R$3]+[.G3]*[.$S$3]+[.H3]*[.$T$3]" office:value-type="float" office:value="1.03163804153954">
            <text:p>1.03163804153954</text:p>
          </table:table-cell>
          <table:table-cell table:number-columns-repeated="3"/>
          <table:table-cell office:value-type="float" office:value="0.0346">
            <text:p>0.0346</text:p>
          </table:table-cell>
          <table:table-cell office:value-type="float" office:value="-0.0958">
            <text:p>-0.0958</text:p>
          </table:table-cell>
          <table:table-cell office:value-type="float" office:value="1.2875">
            <text:p>1.287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0000041747">
            <text:p>0.00000041747</text:p>
          </table:table-cell>
          <table:table-cell office:value-type="float" office:value="0.00000004574">
            <text:p>0.00000004574</text:p>
          </table:table-cell>
          <table:table-cell office:value-type="float" office:value="0.0000018287">
            <text:p>0.0000018287</text:p>
          </table:table-cell>
          <table:table-cell/>
          <table:table-cell table:formula="of:=[.B4]/([.B4]+[.C4]+[.D4])" office:value-type="float" office:value="0.182149386319707">
            <text:p>0.182149386319707</text:p>
          </table:table-cell>
          <table:table-cell table:formula="of:=[.C4]/([.B4]+[.C4]+[.D4])" office:value-type="float" office:value="0.0199571536404135">
            <text:p>0.0199571536404135</text:p>
          </table:table-cell>
          <table:table-cell table:formula="of:=[.D4]/([.B4]+[.C4]+[.D4])" office:value-type="float" office:value="0.797893460039879">
            <text:p>0.797893460039879</text:p>
          </table:table-cell>
          <table:table-cell office:value-type="float" office:value="363">
            <text:p>363</text:p>
          </table:table-cell>
          <table:table-cell table:formula="of:=[.F4]*[.$R$1]+[.G4]*[.$S$1]+[.H4]*[.$T$1]" office:value-type="float" office:value="0.341434873533428">
            <text:p>0.341434873533428</text:p>
          </table:table-cell>
          <table:table-cell office:value-type="float" office:value="363">
            <text:p>363</text:p>
          </table:table-cell>
          <table:table-cell table:formula="of:=[.F4]*[.$R$2]+[.G4]*[.$S$2]+[.H4]*[.$T$2]" office:value-type="float" office:value="-0.0119951917832725">
            <text:p>-0.0119951917832725</text:p>
          </table:table-cell>
          <table:table-cell office:value-type="float" office:value="363">
            <text:p>363</text:p>
          </table:table-cell>
          <table:table-cell table:formula="of:=[.F4]*[.$R$3]+[.G4]*[.$S$3]+[.H4]*[.$T$3]" office:value-type="float" office:value="1.03167830324926">
            <text:p>1.03167830324926</text:p>
          </table:table-cell>
          <table:table-cell table:number-columns-repeated="6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0000062133">
            <text:p>0.00000062133</text:p>
          </table:table-cell>
          <table:table-cell office:value-type="float" office:value="0.00000006805">
            <text:p>0.00000006805</text:p>
          </table:table-cell>
          <table:table-cell office:value-type="float" office:value="0.0000027222">
            <text:p>0.0000027222</text:p>
          </table:table-cell>
          <table:table-cell/>
          <table:table-cell table:formula="of:=[.B5]/([.B5]+[.C5]+[.D5])" office:value-type="float" office:value="0.182123825324337">
            <text:p>0.182123825324337</text:p>
          </table:table-cell>
          <table:table-cell table:formula="of:=[.C5]/([.B5]+[.C5]+[.D5])" office:value-type="float" office:value="0.0199467695320057">
            <text:p>0.0199467695320057</text:p>
          </table:table-cell>
          <table:table-cell table:formula="of:=[.D5]/([.B5]+[.C5]+[.D5])" office:value-type="float" office:value="0.797929405143658">
            <text:p>0.797929405143658</text:p>
          </table:table-cell>
          <table:table-cell office:value-type="float" office:value="364">
            <text:p>364</text:p>
          </table:table-cell>
          <table:table-cell table:formula="of:=[.F5]*[.$R$1]+[.G5]*[.$S$1]+[.H5]*[.$T$1]" office:value-type="float" office:value="0.34135817714959">
            <text:p>0.34135817714959</text:p>
          </table:table-cell>
          <table:table-cell office:value-type="float" office:value="364">
            <text:p>364</text:p>
          </table:table-cell>
          <table:table-cell table:formula="of:=[.F5]*[.$R$2]+[.G5]*[.$S$2]+[.H5]*[.$T$2]" office:value-type="float" office:value="-0.011994415783889">
            <text:p>-0.011994415783889</text:p>
          </table:table-cell>
          <table:table-cell office:value-type="float" office:value="364">
            <text:p>364</text:p>
          </table:table-cell>
          <table:table-cell table:formula="of:=[.F5]*[.$R$3]+[.G5]*[.$S$3]+[.H5]*[.$T$3]" office:value-type="float" office:value="1.03172469295752">
            <text:p>1.03172469295752</text:p>
          </table:table-cell>
          <table:table-cell table:number-columns-repeated="6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0000091927">
            <text:p>0.00000091927</text:p>
          </table:table-cell>
          <table:table-cell office:value-type="float" office:value="0.00000010065">
            <text:p>0.00000010065</text:p>
          </table:table-cell>
          <table:table-cell office:value-type="float" office:value="0.0000040283">
            <text:p>0.0000040283</text:p>
          </table:table-cell>
          <table:table-cell/>
          <table:table-cell table:formula="of:=[.B6]/([.B6]+[.C6]+[.D6])" office:value-type="float" office:value="0.182097848350508">
            <text:p>0.182097848350508</text:p>
          </table:table-cell>
          <table:table-cell table:formula="of:=[.C6]/([.B6]+[.C6]+[.D6])" office:value-type="float" office:value="0.0199377206223184">
            <text:p>0.0199377206223184</text:p>
          </table:table-cell>
          <table:table-cell table:formula="of:=[.D6]/([.B6]+[.C6]+[.D6])" office:value-type="float" office:value="0.797964431027174">
            <text:p>0.797964431027174</text:p>
          </table:table-cell>
          <table:table-cell office:value-type="float" office:value="365">
            <text:p>365</text:p>
          </table:table-cell>
          <table:table-cell table:formula="of:=[.F6]*[.$R$1]+[.G6]*[.$S$1]+[.H6]*[.$T$1]" office:value-type="float" office:value="0.341278331768425">
            <text:p>0.341278331768425</text:p>
          </table:table-cell>
          <table:table-cell office:value-type="float" office:value="365">
            <text:p>365</text:p>
          </table:table-cell>
          <table:table-cell table:formula="of:=[.F6]*[.$R$2]+[.G6]*[.$S$2]+[.H6]*[.$T$2]" office:value-type="float" office:value="-0.0119915516756401">
            <text:p>-0.0119915516756401</text:p>
          </table:table-cell>
          <table:table-cell office:value-type="float" office:value="365">
            <text:p>365</text:p>
          </table:table-cell>
          <table:table-cell table:formula="of:=[.F6]*[.$R$3]+[.G6]*[.$S$3]+[.H6]*[.$T$3]" office:value-type="float" office:value="1.0317697568648">
            <text:p>1.0317697568648</text:p>
          </table:table-cell>
          <table:table-cell table:number-columns-repeated="6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0000135198">
            <text:p>0.00000135198</text:p>
          </table:table-cell>
          <table:table-cell office:value-type="float" office:value="0.00000014798">
            <text:p>0.00000014798</text:p>
          </table:table-cell>
          <table:table-cell office:value-type="float" office:value="0.0000059257">
            <text:p>0.0000059257</text:p>
          </table:table-cell>
          <table:table-cell/>
          <table:table-cell table:formula="of:=[.B7]/([.B7]+[.C7]+[.D7])" office:value-type="float" office:value="0.18206866460355">
            <text:p>0.18206866460355</text:p>
          </table:table-cell>
          <table:table-cell table:formula="of:=[.C7]/([.B7]+[.C7]+[.D7])" office:value-type="float" office:value="0.019928194934861">
            <text:p>0.019928194934861</text:p>
          </table:table-cell>
          <table:table-cell table:formula="of:=[.D7]/([.B7]+[.C7]+[.D7])" office:value-type="float" office:value="0.798003140461589">
            <text:p>0.798003140461589</text:p>
          </table:table-cell>
          <table:table-cell office:value-type="float" office:value="366">
            <text:p>366</text:p>
          </table:table-cell>
          <table:table-cell table:formula="of:=[.F7]*[.$R$1]+[.G7]*[.$S$1]+[.H7]*[.$T$1]" office:value-type="float" office:value="0.341187820611232">
            <text:p>0.341187820611232</text:p>
          </table:table-cell>
          <table:table-cell office:value-type="float" office:value="366">
            <text:p>366</text:p>
          </table:table-cell>
          <table:table-cell table:formula="of:=[.F7]*[.$R$2]+[.G7]*[.$S$2]+[.H7]*[.$T$2]" office:value-type="float" office:value="-0.0119874505431167">
            <text:p>-0.0119874505431167</text:p>
          </table:table-cell>
          <table:table-cell office:value-type="float" office:value="366">
            <text:p>366</text:p>
          </table:table-cell>
          <table:table-cell table:formula="of:=[.F7]*[.$R$3]+[.G7]*[.$S$3]+[.H7]*[.$T$3]" office:value-type="float" office:value="1.03181949806482">
            <text:p>1.03181949806482</text:p>
          </table:table-cell>
          <table:table-cell table:number-columns-repeated="6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0000197654">
            <text:p>0.00000197654</text:p>
          </table:table-cell>
          <table:table-cell office:value-type="float" office:value="0.00000021627">
            <text:p>0.00000021627</text:p>
          </table:table-cell>
          <table:table-cell office:value-type="float" office:value="0.0000086651">
            <text:p>0.0000086651</text:p>
          </table:table-cell>
          <table:table-cell/>
          <table:table-cell table:formula="of:=[.B8]/([.B8]+[.C8]+[.D8])" office:value-type="float" office:value="0.182036874499789">
            <text:p>0.182036874499789</text:p>
          </table:table-cell>
          <table:table-cell table:formula="of:=[.C8]/([.B8]+[.C8]+[.D8])" office:value-type="float" office:value="0.0199181978852284">
            <text:p>0.0199181978852284</text:p>
          </table:table-cell>
          <table:table-cell table:formula="of:=[.D8]/([.B8]+[.C8]+[.D8])" office:value-type="float" office:value="0.798044927614983">
            <text:p>0.798044927614983</text:p>
          </table:table-cell>
          <table:table-cell office:value-type="float" office:value="367">
            <text:p>367</text:p>
          </table:table-cell>
          <table:table-cell table:formula="of:=[.F8]*[.$R$1]+[.G8]*[.$S$1]+[.H8]*[.$T$1]" office:value-type="float" office:value="0.341088746637244">
            <text:p>0.341088746637244</text:p>
          </table:table-cell>
          <table:table-cell office:value-type="float" office:value="367">
            <text:p>367</text:p>
          </table:table-cell>
          <table:table-cell table:formula="of:=[.F8]*[.$R$2]+[.G8]*[.$S$2]+[.H8]*[.$T$2]" office:value-type="float" office:value="-0.011982459699887">
            <text:p>-0.011982459699887</text:p>
          </table:table-cell>
          <table:table-cell office:value-type="float" office:value="367">
            <text:p>367</text:p>
          </table:table-cell>
          <table:table-cell table:formula="of:=[.F8]*[.$R$3]+[.G8]*[.$S$3]+[.H8]*[.$T$3]" office:value-type="float" office:value="1.03187315680458">
            <text:p>1.03187315680458</text:p>
          </table:table-cell>
          <table:table-cell table:number-columns-repeated="6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00028725">
            <text:p>0.0000028725</text:p>
          </table:table-cell>
          <table:table-cell office:value-type="float" office:value="0.0000003142">
            <text:p>0.0000003142</text:p>
          </table:table-cell>
          <table:table-cell office:value-type="float" office:value="0.000012596">
            <text:p>0.000012596</text:p>
          </table:table-cell>
          <table:table-cell/>
          <table:table-cell table:formula="of:=[.B9]/([.B9]+[.C9]+[.D9])" office:value-type="float" office:value="0.182003079321029">
            <text:p>0.182003079321029</text:p>
          </table:table-cell>
          <table:table-cell table:formula="of:=[.C9]/([.B9]+[.C9]+[.D9])" office:value-type="float" office:value="0.0199078738111983">
            <text:p>0.0199078738111983</text:p>
          </table:table-cell>
          <table:table-cell table:formula="of:=[.D9]/([.B9]+[.C9]+[.D9])" office:value-type="float" office:value="0.798089046867773">
            <text:p>0.798089046867773</text:p>
          </table:table-cell>
          <table:table-cell office:value-type="float" office:value="368">
            <text:p>368</text:p>
          </table:table-cell>
          <table:table-cell table:formula="of:=[.F9]*[.$R$1]+[.G9]*[.$S$1]+[.H9]*[.$T$1]" office:value-type="float" office:value="0.340983040290951">
            <text:p>0.340983040290951</text:p>
          </table:table-cell>
          <table:table-cell office:value-type="float" office:value="368">
            <text:p>368</text:p>
          </table:table-cell>
          <table:table-cell table:formula="of:=[.F9]*[.$R$2]+[.G9]*[.$S$2]+[.H9]*[.$T$2]" office:value-type="float" office:value="-0.0119767352861044">
            <text:p>-0.0119767352861044</text:p>
          </table:table-cell>
          <table:table-cell office:value-type="float" office:value="368">
            <text:p>368</text:p>
          </table:table-cell>
          <table:table-cell table:formula="of:=[.F9]*[.$R$3]+[.G9]*[.$S$3]+[.H9]*[.$T$3]" office:value-type="float" office:value="1.03192978007565">
            <text:p>1.03192978007565</text:p>
          </table:table-cell>
          <table:table-cell table:number-columns-repeated="6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000041495">
            <text:p>0.0000041495</text:p>
          </table:table-cell>
          <table:table-cell office:value-type="float" office:value="0.0000004537">
            <text:p>0.0000004537</text:p>
          </table:table-cell>
          <table:table-cell office:value-type="float" office:value="0.000018201">
            <text:p>0.000018201</text:p>
          </table:table-cell>
          <table:table-cell/>
          <table:table-cell table:formula="of:=[.B10]/([.B10]+[.C10]+[.D10])" office:value-type="float" office:value="0.181962094701853">
            <text:p>0.181962094701853</text:p>
          </table:table-cell>
          <table:table-cell table:formula="of:=[.C10]/([.B10]+[.C10]+[.D10])" office:value-type="float" office:value="0.0198954578542549">
            <text:p>0.0198954578542549</text:p>
          </table:table-cell>
          <table:table-cell table:formula="of:=[.D10]/([.B10]+[.C10]+[.D10])" office:value-type="float" office:value="0.798142447443892">
            <text:p>0.798142447443892</text:p>
          </table:table-cell>
          <table:table-cell office:value-type="float" office:value="369">
            <text:p>369</text:p>
          </table:table-cell>
          <table:table-cell table:formula="of:=[.F10]*[.$R$1]+[.G10]*[.$S$1]+[.H10]*[.$T$1]" office:value-type="float" office:value="0.34085471448242">
            <text:p>0.34085471448242</text:p>
          </table:table-cell>
          <table:table-cell office:value-type="float" office:value="369">
            <text:p>369</text:p>
          </table:table-cell>
          <table:table-cell table:formula="of:=[.F10]*[.$R$2]+[.G10]*[.$S$2]+[.H10]*[.$T$2]" office:value-type="float" office:value="-0.0119696490120241">
            <text:p>-0.0119696490120241</text:p>
          </table:table-cell>
          <table:table-cell office:value-type="float" office:value="369">
            <text:p>369</text:p>
          </table:table-cell>
          <table:table-cell table:formula="of:=[.F10]*[.$R$3]+[.G10]*[.$S$3]+[.H10]*[.$T$3]" office:value-type="float" office:value="1.03199830469826">
            <text:p>1.03199830469826</text:p>
          </table:table-cell>
          <table:table-cell table:number-columns-repeated="6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000059586">
            <text:p>0.0000059586</text:p>
          </table:table-cell>
          <table:table-cell office:value-type="float" office:value="0.0000006511">
            <text:p>0.0000006511</text:p>
          </table:table-cell>
          <table:table-cell office:value-type="float" office:value="0.0000261437">
            <text:p>0.0000261437</text:p>
          </table:table-cell>
          <table:table-cell/>
          <table:table-cell table:formula="of:=[.B11]/([.B11]+[.C11]+[.D11])" office:value-type="float" office:value="0.181923098060049">
            <text:p>0.181923098060049</text:p>
          </table:table-cell>
          <table:table-cell table:formula="of:=[.C11]/([.B11]+[.C11]+[.D11])" office:value-type="float" office:value="0.0198788522718252">
            <text:p>0.0198788522718252</text:p>
          </table:table-cell>
          <table:table-cell table:formula="of:=[.D11]/([.B11]+[.C11]+[.D11])" office:value-type="float" office:value="0.798198049668126">
            <text:p>0.798198049668126</text:p>
          </table:table-cell>
          <table:table-cell office:value-type="float" office:value="370">
            <text:p>370</text:p>
          </table:table-cell>
          <table:table-cell table:formula="of:=[.F11]*[.$R$1]+[.G11]*[.$S$1]+[.H11]*[.$T$1]" office:value-type="float" office:value="0.3407386686573">
            <text:p>0.3407386686573</text:p>
          </table:table-cell>
          <table:table-cell office:value-type="float" office:value="370">
            <text:p>370</text:p>
          </table:table-cell>
          <table:table-cell table:formula="of:=[.F11]*[.$R$2]+[.G11]*[.$S$2]+[.H11]*[.$T$2]" office:value-type="float" office:value="-0.0119695182790184">
            <text:p>-0.0119695182790184</text:p>
          </table:table-cell>
          <table:table-cell office:value-type="float" office:value="370">
            <text:p>370</text:p>
          </table:table-cell>
          <table:table-cell table:formula="of:=[.F11]*[.$R$3]+[.G11]*[.$S$3]+[.H11]*[.$T$3]" office:value-type="float" office:value="1.03207013409295">
            <text:p>1.03207013409295</text:p>
          </table:table-cell>
          <table:table-cell table:number-columns-repeated="6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000085056">
            <text:p>0.0000085056</text:p>
          </table:table-cell>
          <table:table-cell office:value-type="float" office:value="0.0000009288">
            <text:p>0.0000009288</text:p>
          </table:table-cell>
          <table:table-cell office:value-type="float" office:value="0.00003733">
            <text:p>0.00003733</text:p>
          </table:table-cell>
          <table:table-cell/>
          <table:table-cell table:formula="of:=[.B12]/([.B12]+[.C12]+[.D12])" office:value-type="float" office:value="0.181881944385045">
            <text:p>0.181881944385045</text:p>
          </table:table-cell>
          <table:table-cell table:formula="of:=[.C12]/([.B12]+[.C12]+[.D12])" office:value-type="float" office:value="0.019861261985613">
            <text:p>0.019861261985613</text:p>
          </table:table-cell>
          <table:table-cell table:formula="of:=[.D12]/([.B12]+[.C12]+[.D12])" office:value-type="float" office:value="0.798256793629342">
            <text:p>0.798256793629342</text:p>
          </table:table-cell>
          <table:table-cell office:value-type="float" office:value="371">
            <text:p>371</text:p>
          </table:table-cell>
          <table:table-cell table:formula="of:=[.F12]*[.$R$1]+[.G12]*[.$S$1]+[.H12]*[.$T$1]" office:value-type="float" office:value="0.340616287603391">
            <text:p>0.340616287603391</text:p>
          </table:table-cell>
          <table:table-cell office:value-type="float" office:value="371">
            <text:p>371</text:p>
          </table:table-cell>
          <table:table-cell table:formula="of:=[.F12]*[.$R$2]+[.G12]*[.$S$2]+[.H12]*[.$T$2]" office:value-type="float" office:value="-0.0119694716493743">
            <text:p>-0.0119694716493743</text:p>
          </table:table-cell>
          <table:table-cell office:value-type="float" office:value="371">
            <text:p>371</text:p>
          </table:table-cell>
          <table:table-cell table:formula="of:=[.F12]*[.$R$3]+[.G12]*[.$S$3]+[.H12]*[.$T$3]" office:value-type="float" office:value="1.03214602817528">
            <text:p>1.03214602817528</text:p>
          </table:table-cell>
          <table:table-cell table:number-columns-repeated="6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000120686">
            <text:p>0.0000120686</text:p>
          </table:table-cell>
          <table:table-cell office:value-type="float" office:value="0.0000013175">
            <text:p>0.0000013175</text:p>
          </table:table-cell>
          <table:table-cell office:value-type="float" office:value="0.000052987">
            <text:p>0.000052987</text:p>
          </table:table-cell>
          <table:table-cell/>
          <table:table-cell table:formula="of:=[.B13]/([.B13]+[.C13]+[.D13])" office:value-type="float" office:value="0.181829687026823">
            <text:p>0.181829687026823</text:p>
          </table:table-cell>
          <table:table-cell table:formula="of:=[.C13]/([.B13]+[.C13]+[.D13])" office:value-type="float" office:value="0.01984990907461">
            <text:p>0.01984990907461</text:p>
          </table:table-cell>
          <table:table-cell table:formula="of:=[.D13]/([.B13]+[.C13]+[.D13])" office:value-type="float" office:value="0.798320403898567">
            <text:p>0.798320403898567</text:p>
          </table:table-cell>
          <table:table-cell office:value-type="float" office:value="372">
            <text:p>372</text:p>
          </table:table-cell>
          <table:table-cell table:formula="of:=[.F13]*[.$R$1]+[.G13]*[.$S$1]+[.H13]*[.$T$1]" office:value-type="float" office:value="0.340447007145967">
            <text:p>0.340447007145967</text:p>
          </table:table-cell>
          <table:table-cell office:value-type="float" office:value="372">
            <text:p>372</text:p>
          </table:table-cell>
          <table:table-cell table:formula="of:=[.F13]*[.$R$2]+[.G13]*[.$S$2]+[.H13]*[.$T$2]" office:value-type="float" office:value="-0.0119542575230025">
            <text:p>-0.0119542575230025</text:p>
          </table:table-cell>
          <table:table-cell office:value-type="float" office:value="372">
            <text:p>372</text:p>
          </table:table-cell>
          <table:table-cell table:formula="of:=[.F13]*[.$R$3]+[.G13]*[.$S$3]+[.H13]*[.$T$3]" office:value-type="float" office:value="1.03222720590119">
            <text:p>1.03222720590119</text:p>
          </table:table-cell>
          <table:table-cell table:number-columns-repeated="6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000170226">
            <text:p>0.0000170226</text:p>
          </table:table-cell>
          <table:table-cell office:value-type="float" office:value="0.0000018572">
            <text:p>0.0000018572</text:p>
          </table:table-cell>
          <table:table-cell office:value-type="float" office:value="0.000074764">
            <text:p>0.000074764</text:p>
          </table:table-cell>
          <table:table-cell/>
          <table:table-cell table:formula="of:=[.B14]/([.B14]+[.C14]+[.D14])" office:value-type="float" office:value="0.181780320747343">
            <text:p>0.181780320747343</text:p>
          </table:table-cell>
          <table:table-cell table:formula="of:=[.C14]/([.B14]+[.C14]+[.D14])" office:value-type="float" office:value="0.0198325997022761">
            <text:p>0.0198325997022761</text:p>
          </table:table-cell>
          <table:table-cell table:formula="of:=[.D14]/([.B14]+[.C14]+[.D14])" office:value-type="float" office:value="0.798387079550381">
            <text:p>0.798387079550381</text:p>
          </table:table-cell>
          <table:table-cell office:value-type="float" office:value="373">
            <text:p>373</text:p>
          </table:table-cell>
          <table:table-cell table:formula="of:=[.F14]*[.$R$1]+[.G14]*[.$S$1]+[.H14]*[.$T$1]" office:value-type="float" office:value="0.340295412830321">
            <text:p>0.340295412830321</text:p>
          </table:table-cell>
          <table:table-cell office:value-type="float" office:value="373">
            <text:p>373</text:p>
          </table:table-cell>
          <table:table-cell table:formula="of:=[.F14]*[.$R$2]+[.G14]*[.$S$2]+[.H14]*[.$T$2]" office:value-type="float" office:value="-0.0119489704604042">
            <text:p>-0.0119489704604042</text:p>
          </table:table-cell>
          <table:table-cell office:value-type="float" office:value="373">
            <text:p>373</text:p>
          </table:table-cell>
          <table:table-cell table:formula="of:=[.F14]*[.$R$3]+[.G14]*[.$S$3]+[.H14]*[.$T$3]" office:value-type="float" office:value="1.0323130009675">
            <text:p>1.0323130009675</text:p>
          </table:table-cell>
          <table:table-cell table:number-columns-repeated="6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00023868">
            <text:p>0.000023868</text:p>
          </table:table-cell>
          <table:table-cell office:value-type="float" office:value="0.000002602">
            <text:p>0.000002602</text:p>
          </table:table-cell>
          <table:table-cell office:value-type="float" office:value="0.00010487">
            <text:p>0.00010487</text:p>
          </table:table-cell>
          <table:table-cell/>
          <table:table-cell table:formula="of:=[.B15]/([.B15]+[.C15]+[.D15])" office:value-type="float" office:value="0.18172681589767">
            <text:p>0.18172681589767</text:p>
          </table:table-cell>
          <table:table-cell table:formula="of:=[.C15]/([.B15]+[.C15]+[.D15])" office:value-type="float" office:value="0.0198111770976093">
            <text:p>0.0198111770976093</text:p>
          </table:table-cell>
          <table:table-cell table:formula="of:=[.D15]/([.B15]+[.C15]+[.D15])" office:value-type="float" office:value="0.798462007004721">
            <text:p>0.798462007004721</text:p>
          </table:table-cell>
          <table:table-cell office:value-type="float" office:value="374">
            <text:p>374</text:p>
          </table:table-cell>
          <table:table-cell table:formula="of:=[.F15]*[.$R$1]+[.G15]*[.$S$1]+[.H15]*[.$T$1]" office:value-type="float" office:value="0.340134473884574">
            <text:p>0.340134473884574</text:p>
          </table:table-cell>
          <table:table-cell office:value-type="float" office:value="374">
            <text:p>374</text:p>
          </table:table-cell>
          <table:table-cell table:formula="of:=[.F15]*[.$R$2]+[.G15]*[.$S$2]+[.H15]*[.$T$2]" office:value-type="float" office:value="-0.0119469133546521">
            <text:p>-0.0119469133546521</text:p>
          </table:table-cell>
          <table:table-cell office:value-type="float" office:value="374">
            <text:p>374</text:p>
          </table:table-cell>
          <table:table-cell table:formula="of:=[.F15]*[.$R$3]+[.G15]*[.$S$3]+[.H15]*[.$T$3]" office:value-type="float" office:value="1.03240967108269">
            <text:p>1.03240967108269</text:p>
          </table:table-cell>
          <table:table-cell table:number-columns-repeated="6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00033266">
            <text:p>0.000033266</text:p>
          </table:table-cell>
          <table:table-cell office:value-type="float" office:value="0.000003625">
            <text:p>0.000003625</text:p>
          </table:table-cell>
          <table:table-cell office:value-type="float" office:value="0.00014622">
            <text:p>0.00014622</text:p>
          </table:table-cell>
          <table:table-cell/>
          <table:table-cell table:formula="of:=[.B16]/([.B16]+[.C16]+[.D16])" office:value-type="float" office:value="0.181671226742249">
            <text:p>0.181671226742249</text:p>
          </table:table-cell>
          <table:table-cell table:formula="of:=[.C16]/([.B16]+[.C16]+[.D16])" office:value-type="float" office:value="0.019796735313553">
            <text:p>0.019796735313553</text:p>
          </table:table-cell>
          <table:table-cell table:formula="of:=[.D16]/([.B16]+[.C16]+[.D16])" office:value-type="float" office:value="0.798532037944198">
            <text:p>0.798532037944198</text:p>
          </table:table-cell>
          <table:table-cell office:value-type="float" office:value="375">
            <text:p>375</text:p>
          </table:table-cell>
          <table:table-cell table:formula="of:=[.F16]*[.$R$1]+[.G16]*[.$S$1]+[.H16]*[.$T$1]" office:value-type="float" office:value="0.339957389233853">
            <text:p>0.339957389233853</text:p>
          </table:table-cell>
          <table:table-cell office:value-type="float" office:value="375">
            <text:p>375</text:p>
          </table:table-cell>
          <table:table-cell table:formula="of:=[.F16]*[.$R$2]+[.G16]*[.$S$2]+[.H16]*[.$T$2]" office:value-type="float" office:value="-0.0119339924963547">
            <text:p>-0.0119339924963547</text:p>
          </table:table-cell>
          <table:table-cell office:value-type="float" office:value="375">
            <text:p>375</text:p>
          </table:table-cell>
          <table:table-cell table:formula="of:=[.F16]*[.$R$3]+[.G16]*[.$S$3]+[.H16]*[.$T$3]" office:value-type="float" office:value="1.0324992960554">
            <text:p>1.0324992960554</text:p>
          </table:table-cell>
          <table:table-cell table:number-columns-repeated="6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00046087">
            <text:p>0.000046087</text:p>
          </table:table-cell>
          <table:table-cell office:value-type="float" office:value="0.000005019">
            <text:p>0.000005019</text:p>
          </table:table-cell>
          <table:table-cell office:value-type="float" office:value="0.00020266">
            <text:p>0.00020266</text:p>
          </table:table-cell>
          <table:table-cell/>
          <table:table-cell table:formula="of:=[.B17]/([.B17]+[.C17]+[.D17])" office:value-type="float" office:value="0.181612193910926">
            <text:p>0.181612193910926</text:p>
          </table:table-cell>
          <table:table-cell table:formula="of:=[.C17]/([.B17]+[.C17]+[.D17])" office:value-type="float" office:value="0.0197780632551248">
            <text:p>0.0197780632551248</text:p>
          </table:table-cell>
          <table:table-cell table:formula="of:=[.D17]/([.B17]+[.C17]+[.D17])" office:value-type="float" office:value="0.798609742833949">
            <text:p>0.798609742833949</text:p>
          </table:table-cell>
          <table:table-cell office:value-type="float" office:value="376">
            <text:p>376</text:p>
          </table:table-cell>
          <table:table-cell table:formula="of:=[.F17]*[.$R$1]+[.G17]*[.$S$1]+[.H17]*[.$T$1]" office:value-type="float" office:value="0.339773549648101">
            <text:p>0.339773549648101</text:p>
          </table:table-cell>
          <table:table-cell office:value-type="float" office:value="376">
            <text:p>376</text:p>
          </table:table-cell>
          <table:table-cell table:formula="of:=[.F17]*[.$R$2]+[.G17]*[.$S$2]+[.H17]*[.$T$2]" office:value-type="float" office:value="-0.0119248737025449">
            <text:p>-0.0119248737025449</text:p>
          </table:table-cell>
          <table:table-cell office:value-type="float" office:value="376">
            <text:p>376</text:p>
          </table:table-cell>
          <table:table-cell table:formula="of:=[.F17]*[.$R$3]+[.G17]*[.$S$3]+[.H17]*[.$T$3]" office:value-type="float" office:value="1.03259908734819">
            <text:p>1.03259908734819</text:p>
          </table:table-cell>
          <table:table-cell table:number-columns-repeated="6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00063472">
            <text:p>0.000063472</text:p>
          </table:table-cell>
          <table:table-cell office:value-type="float" office:value="0.000006907">
            <text:p>0.000006907</text:p>
          </table:table-cell>
          <table:table-cell office:value-type="float" office:value="0.00027923">
            <text:p>0.00027923</text:p>
          </table:table-cell>
          <table:table-cell/>
          <table:table-cell table:formula="of:=[.B18]/([.B18]+[.C18]+[.D18])" office:value-type="float" office:value="0.181551390267413">
            <text:p>0.181551390267413</text:p>
          </table:table-cell>
          <table:table-cell table:formula="of:=[.C18]/([.B18]+[.C18]+[.D18])" office:value-type="float" office:value="0.0197563563867063">
            <text:p>0.0197563563867063</text:p>
          </table:table-cell>
          <table:table-cell table:formula="of:=[.D18]/([.B18]+[.C18]+[.D18])" office:value-type="float" office:value="0.798692253345881">
            <text:p>0.798692253345881</text:p>
          </table:table-cell>
          <table:table-cell office:value-type="float" office:value="377">
            <text:p>377</text:p>
          </table:table-cell>
          <table:table-cell table:formula="of:=[.F18]*[.$R$1]+[.G18]*[.$S$1]+[.H18]*[.$T$1]" office:value-type="float" office:value="0.339587322694782">
            <text:p>0.339587322694782</text:p>
          </table:table-cell>
          <table:table-cell office:value-type="float" office:value="377">
            <text:p>377</text:p>
          </table:table-cell>
          <table:table-cell table:formula="of:=[.F18]*[.$R$2]+[.G18]*[.$S$2]+[.H18]*[.$T$2]" office:value-type="float" office:value="-0.011918895966637">
            <text:p>-0.011918895966637</text:p>
          </table:table-cell>
          <table:table-cell office:value-type="float" office:value="377">
            <text:p>377</text:p>
          </table:table-cell>
          <table:table-cell table:formula="of:=[.F18]*[.$R$3]+[.G18]*[.$S$3]+[.H18]*[.$T$3]" office:value-type="float" office:value="1.03270529534423">
            <text:p>1.03270529534423</text:p>
          </table:table-cell>
          <table:table-cell table:number-columns-repeated="6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0086892">
            <text:p>0.000086892</text:p>
          </table:table-cell>
          <table:table-cell office:value-type="float" office:value="0.000009449">
            <text:p>0.000009449</text:p>
          </table:table-cell>
          <table:table-cell office:value-type="float" office:value="0.00038245">
            <text:p>0.00038245</text:p>
          </table:table-cell>
          <table:table-cell/>
          <table:table-cell table:formula="of:=[.B19]/([.B19]+[.C19]+[.D19])" office:value-type="float" office:value="0.181482108059675">
            <text:p>0.181482108059675</text:p>
          </table:table-cell>
          <table:table-cell table:formula="of:=[.C19]/([.B19]+[.C19]+[.D19])" office:value-type="float" office:value="0.0197351245115301">
            <text:p>0.0197351245115301</text:p>
          </table:table-cell>
          <table:table-cell table:formula="of:=[.D19]/([.B19]+[.C19]+[.D19])" office:value-type="float" office:value="0.798782767428795">
            <text:p>0.798782767428795</text:p>
          </table:table-cell>
          <table:table-cell office:value-type="float" office:value="378">
            <text:p>378</text:p>
          </table:table-cell>
          <table:table-cell table:formula="of:=[.F19]*[.$R$1]+[.G19]*[.$S$1]+[.H19]*[.$T$1]" office:value-type="float" office:value="0.339370702665672">
            <text:p>0.339370702665672</text:p>
          </table:table-cell>
          <table:table-cell office:value-type="float" office:value="378">
            <text:p>378</text:p>
          </table:table-cell>
          <table:table-cell table:formula="of:=[.F19]*[.$R$2]+[.G19]*[.$S$2]+[.H19]*[.$T$2]" office:value-type="float" office:value="-0.0119072528514529">
            <text:p>-0.0119072528514529</text:p>
          </table:table-cell>
          <table:table-cell office:value-type="float" office:value="378">
            <text:p>378</text:p>
          </table:table-cell>
          <table:table-cell table:formula="of:=[.F19]*[.$R$3]+[.G19]*[.$S$3]+[.H19]*[.$T$3]" office:value-type="float" office:value="1.03282146907523">
            <text:p>1.03282146907523</text:p>
          </table:table-cell>
          <table:table-cell table:number-columns-repeated="6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00118246">
            <text:p>0.000118246</text:p>
          </table:table-cell>
          <table:table-cell office:value-type="float" office:value="0.000012848">
            <text:p>0.000012848</text:p>
          </table:table-cell>
          <table:table-cell office:value-type="float" office:value="0.00052072">
            <text:p>0.00052072</text:p>
          </table:table-cell>
          <table:table-cell/>
          <table:table-cell table:formula="of:=[.B20]/([.B20]+[.C20]+[.D20])" office:value-type="float" office:value="0.181410647822845">
            <text:p>0.181410647822845</text:p>
          </table:table-cell>
          <table:table-cell table:formula="of:=[.C20]/([.B20]+[.C20]+[.D20])" office:value-type="float" office:value="0.0197111445903279">
            <text:p>0.0197111445903279</text:p>
          </table:table-cell>
          <table:table-cell table:formula="of:=[.D20]/([.B20]+[.C20]+[.D20])" office:value-type="float" office:value="0.798878207586827">
            <text:p>0.798878207586827</text:p>
          </table:table-cell>
          <table:table-cell office:value-type="float" office:value="379">
            <text:p>379</text:p>
          </table:table-cell>
          <table:table-cell table:formula="of:=[.F20]*[.$R$1]+[.G20]*[.$S$1]+[.H20]*[.$T$1]" office:value-type="float" office:value="0.339149901965898">
            <text:p>0.339149901965898</text:p>
          </table:table-cell>
          <table:table-cell office:value-type="float" office:value="379">
            <text:p>379</text:p>
          </table:table-cell>
          <table:table-cell table:formula="of:=[.F20]*[.$R$2]+[.G20]*[.$S$2]+[.H20]*[.$T$2]" office:value-type="float" office:value="-0.0118981144927847">
            <text:p>-0.0118981144927847</text:p>
          </table:table-cell>
          <table:table-cell office:value-type="float" office:value="379">
            <text:p>379</text:p>
          </table:table-cell>
          <table:table-cell table:formula="of:=[.F20]*[.$R$3]+[.G20]*[.$S$3]+[.H20]*[.$T$3]" office:value-type="float" office:value="1.03294417303096">
            <text:p>1.03294417303096</text:p>
          </table:table-cell>
          <table:table-cell table:number-columns-repeated="6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00159952">
            <text:p>0.000159952</text:p>
          </table:table-cell>
          <table:table-cell office:value-type="float" office:value="0.000017364">
            <text:p>0.000017364</text:p>
          </table:table-cell>
          <table:table-cell office:value-type="float" office:value="0.000704776">
            <text:p>0.000704776</text:p>
          </table:table-cell>
          <table:table-cell/>
          <table:table-cell table:formula="of:=[.B21]/([.B21]+[.C21]+[.D21])" office:value-type="float" office:value="0.181332559415571">
            <text:p>0.181332559415571</text:p>
          </table:table-cell>
          <table:table-cell table:formula="of:=[.C21]/([.B21]+[.C21]+[.D21])" office:value-type="float" office:value="0.01968502151703">
            <text:p>0.01968502151703</text:p>
          </table:table-cell>
          <table:table-cell table:formula="of:=[.D21]/([.B21]+[.C21]+[.D21])" office:value-type="float" office:value="0.798982419067399">
            <text:p>0.798982419067399</text:p>
          </table:table-cell>
          <table:table-cell office:value-type="float" office:value="380">
            <text:p>380</text:p>
          </table:table-cell>
          <table:table-cell table:formula="of:=[.F21]*[.$R$1]+[.G21]*[.$S$1]+[.H21]*[.$T$1]" office:value-type="float" office:value="0.338908518839305">
            <text:p>0.338908518839305</text:p>
          </table:table-cell>
          <table:table-cell office:value-type="float" office:value="380">
            <text:p>380</text:p>
          </table:table-cell>
          <table:table-cell table:formula="of:=[.F21]*[.$R$2]+[.G21]*[.$S$2]+[.H21]*[.$T$2]" office:value-type="float" office:value="-0.0118880166694631">
            <text:p>-0.0118880166694631</text:p>
          </table:table-cell>
          <table:table-cell office:value-type="float" office:value="380">
            <text:p>380</text:p>
          </table:table-cell>
          <table:table-cell table:formula="of:=[.F21]*[.$R$3]+[.G21]*[.$S$3]+[.H21]*[.$T$3]" office:value-type="float" office:value="1.03307814604372">
            <text:p>1.03307814604372</text:p>
          </table:table-cell>
          <table:table-cell table:number-columns-repeated="6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0021508">
            <text:p>0.00021508</text:p>
          </table:table-cell>
          <table:table-cell office:value-type="float" office:value="0.000023327">
            <text:p>0.000023327</text:p>
          </table:table-cell>
          <table:table-cell office:value-type="float" office:value="0.00094823">
            <text:p>0.00094823</text:p>
          </table:table-cell>
          <table:table-cell/>
          <table:table-cell table:formula="of:=[.B22]/([.B22]+[.C22]+[.D22])" office:value-type="float" office:value="0.181251722304294">
            <text:p>0.181251722304294</text:p>
          </table:table-cell>
          <table:table-cell table:formula="of:=[.C22]/([.B22]+[.C22]+[.D22])" office:value-type="float" office:value="0.019658075721556">
            <text:p>0.019658075721556</text:p>
          </table:table-cell>
          <table:table-cell table:formula="of:=[.D22]/([.B22]+[.C22]+[.D22])" office:value-type="float" office:value="0.79909020197415">
            <text:p>0.79909020197415</text:p>
          </table:table-cell>
          <table:table-cell office:value-type="float" office:value="381">
            <text:p>381</text:p>
          </table:table-cell>
          <table:table-cell table:formula="of:=[.F22]*[.$R$1]+[.G22]*[.$S$1]+[.H22]*[.$T$1]" office:value-type="float" office:value="0.338658516715727">
            <text:p>0.338658516715727</text:p>
          </table:table-cell>
          <table:table-cell office:value-type="float" office:value="381">
            <text:p>381</text:p>
          </table:table-cell>
          <table:table-cell table:formula="of:=[.F22]*[.$R$2]+[.G22]*[.$S$2]+[.H22]*[.$T$2]" office:value-type="float" office:value="-0.0118774298290042">
            <text:p>-0.0118774298290042</text:p>
          </table:table-cell>
          <table:table-cell office:value-type="float" office:value="381">
            <text:p>381</text:p>
          </table:table-cell>
          <table:table-cell table:formula="of:=[.F22]*[.$R$3]+[.G22]*[.$S$3]+[.H22]*[.$T$3]" office:value-type="float" office:value="1.03321670097932">
            <text:p>1.03321670097932</text:p>
          </table:table-cell>
          <table:table-cell table:number-columns-repeated="6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028749">
            <text:p>0.00028749</text:p>
          </table:table-cell>
          <table:table-cell office:value-type="float" office:value="0.00003115">
            <text:p>0.00003115</text:p>
          </table:table-cell>
          <table:table-cell office:value-type="float" office:value="0.0012682">
            <text:p>0.0012682</text:p>
          </table:table-cell>
          <table:table-cell/>
          <table:table-cell table:formula="of:=[.B23]/([.B23]+[.C23]+[.D23])" office:value-type="float" office:value="0.181171384638653">
            <text:p>0.181171384638653</text:p>
          </table:table-cell>
          <table:table-cell table:formula="of:=[.C23]/([.B23]+[.C23]+[.D23])" office:value-type="float" office:value="0.0196302084646215">
            <text:p>0.0196302084646215</text:p>
          </table:table-cell>
          <table:table-cell table:formula="of:=[.D23]/([.B23]+[.C23]+[.D23])" office:value-type="float" office:value="0.799198406896725">
            <text:p>0.799198406896725</text:p>
          </table:table-cell>
          <table:table-cell office:value-type="float" office:value="382">
            <text:p>382</text:p>
          </table:table-cell>
          <table:table-cell table:formula="of:=[.F23]*[.$R$1]+[.G23]*[.$S$1]+[.H23]*[.$T$1]" office:value-type="float" office:value="0.33841143404502">
            <text:p>0.33841143404502</text:p>
          </table:table-cell>
          <table:table-cell office:value-type="float" office:value="382">
            <text:p>382</text:p>
          </table:table-cell>
          <table:table-cell table:formula="of:=[.F23]*[.$R$2]+[.G23]*[.$S$2]+[.H23]*[.$T$2]" office:value-type="float" office:value="-0.0118684095434953">
            <text:p>-0.0118684095434953</text:p>
          </table:table-cell>
          <table:table-cell office:value-type="float" office:value="382">
            <text:p>382</text:p>
          </table:table-cell>
          <table:table-cell table:formula="of:=[.F23]*[.$R$3]+[.G23]*[.$S$3]+[.H23]*[.$T$3]" office:value-type="float" office:value="1.03335590481712">
            <text:p>1.03335590481712</text:p>
          </table:table-cell>
          <table:table-cell table:number-columns-repeated="6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038199">
            <text:p>0.00038199</text:p>
          </table:table-cell>
          <table:table-cell office:value-type="float" office:value="0.00004135">
            <text:p>0.00004135</text:p>
          </table:table-cell>
          <table:table-cell office:value-type="float" office:value="0.0016861">
            <text:p>0.0016861</text:p>
          </table:table-cell>
          <table:table-cell/>
          <table:table-cell table:formula="of:=[.B24]/([.B24]+[.C24]+[.D24])" office:value-type="float" office:value="0.181085975424757">
            <text:p>0.181085975424757</text:p>
          </table:table-cell>
          <table:table-cell table:formula="of:=[.C24]/([.B24]+[.C24]+[.D24])" office:value-type="float" office:value="0.0196023589199029">
            <text:p>0.0196023589199029</text:p>
          </table:table-cell>
          <table:table-cell table:formula="of:=[.D24]/([.B24]+[.C24]+[.D24])" office:value-type="float" office:value="0.79931166565534">
            <text:p>0.79931166565534</text:p>
          </table:table-cell>
          <table:table-cell office:value-type="float" office:value="383">
            <text:p>383</text:p>
          </table:table-cell>
          <table:table-cell table:formula="of:=[.F24]*[.$R$1]+[.G24]*[.$S$1]+[.H24]*[.$T$1]" office:value-type="float" office:value="0.338146508077973">
            <text:p>0.338146508077973</text:p>
          </table:table-cell>
          <table:table-cell office:value-type="float" office:value="383">
            <text:p>383</text:p>
          </table:table-cell>
          <table:table-cell table:formula="of:=[.F24]*[.$R$2]+[.G24]*[.$S$2]+[.H24]*[.$T$2]" office:value-type="float" office:value="-0.011856368040807">
            <text:p>-0.011856368040807</text:p>
          </table:table-cell>
          <table:table-cell office:value-type="float" office:value="383">
            <text:p>383</text:p>
          </table:table-cell>
          <table:table-cell table:formula="of:=[.F24]*[.$R$3]+[.G24]*[.$S$3]+[.H24]*[.$T$3]" office:value-type="float" office:value="1.03350143829642">
            <text:p>1.03350143829642</text:p>
          </table:table-cell>
          <table:table-cell table:number-columns-repeated="6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050455">
            <text:p>0.00050455</text:p>
          </table:table-cell>
          <table:table-cell office:value-type="float" office:value="0.00005456">
            <text:p>0.00005456</text:p>
          </table:table-cell>
          <table:table-cell office:value-type="float" office:value="0.0022285">
            <text:p>0.0022285</text:p>
          </table:table-cell>
          <table:table-cell/>
          <table:table-cell table:formula="of:=[.B25]/([.B25]+[.C25]+[.D25])" office:value-type="float" office:value="0.180997341808933">
            <text:p>0.180997341808933</text:p>
          </table:table-cell>
          <table:table-cell table:formula="of:=[.C25]/([.B25]+[.C25]+[.D25])" office:value-type="float" office:value="0.0195723218097223">
            <text:p>0.0195723218097223</text:p>
          </table:table-cell>
          <table:table-cell table:formula="of:=[.D25]/([.B25]+[.C25]+[.D25])" office:value-type="float" office:value="0.799430336381344">
            <text:p>0.799430336381344</text:p>
          </table:table-cell>
          <table:table-cell office:value-type="float" office:value="384">
            <text:p>384</text:p>
          </table:table-cell>
          <table:table-cell table:formula="of:=[.F25]*[.$R$1]+[.G25]*[.$S$1]+[.H25]*[.$T$1]" office:value-type="float" office:value="0.337873016311464">
            <text:p>0.337873016311464</text:p>
          </table:table-cell>
          <table:table-cell office:value-type="float" office:value="384">
            <text:p>384</text:p>
          </table:table-cell>
          <table:table-cell table:formula="of:=[.F25]*[.$R$2]+[.G25]*[.$S$2]+[.H25]*[.$T$2]" office:value-type="float" office:value="-0.0118454396418437">
            <text:p>-0.0118454396418437</text:p>
          </table:table-cell>
          <table:table-cell office:value-type="float" office:value="384">
            <text:p>384</text:p>
          </table:table-cell>
          <table:table-cell table:formula="of:=[.F25]*[.$R$3]+[.G25]*[.$S$3]+[.H25]*[.$T$3]" office:value-type="float" office:value="1.0336540376882">
            <text:p>1.0336540376882</text:p>
          </table:table-cell>
          <table:table-cell table:number-columns-repeated="6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0066244">
            <text:p>0.00066244</text:p>
          </table:table-cell>
          <table:table-cell office:value-type="float" office:value="0.00007156">
            <text:p>0.00007156</text:p>
          </table:table-cell>
          <table:table-cell office:value-type="float" office:value="0.0029278">
            <text:p>0.0029278</text:p>
          </table:table-cell>
          <table:table-cell/>
          <table:table-cell table:formula="of:=[.B26]/([.B26]+[.C26]+[.D26])" office:value-type="float" office:value="0.180905565568846">
            <text:p>0.180905565568846</text:p>
          </table:table-cell>
          <table:table-cell table:formula="of:=[.C26]/([.B26]+[.C26]+[.D26])" office:value-type="float" office:value="0.0195423016003059">
            <text:p>0.0195423016003059</text:p>
          </table:table-cell>
          <table:table-cell table:formula="of:=[.D26]/([.B26]+[.C26]+[.D26])" office:value-type="float" office:value="0.799552132830848">
            <text:p>0.799552132830848</text:p>
          </table:table-cell>
          <table:table-cell office:value-type="float" office:value="385">
            <text:p>385</text:p>
          </table:table-cell>
          <table:table-cell table:formula="of:=[.F26]*[.$R$1]+[.G26]*[.$S$1]+[.H26]*[.$T$1]" office:value-type="float" office:value="0.337588460320061">
            <text:p>0.337588460320061</text:p>
          </table:table-cell>
          <table:table-cell office:value-type="float" office:value="385">
            <text:p>385</text:p>
          </table:table-cell>
          <table:table-cell table:formula="of:=[.F26]*[.$R$2]+[.G26]*[.$S$2]+[.H26]*[.$T$2]" office:value-type="float" office:value="-0.011832630946529">
            <text:p>-0.011832630946529</text:p>
          </table:table-cell>
          <table:table-cell office:value-type="float" office:value="385">
            <text:p>385</text:p>
          </table:table-cell>
          <table:table-cell table:formula="of:=[.F26]*[.$R$3]+[.G26]*[.$S$3]+[.H26]*[.$T$3]" office:value-type="float" office:value="1.03381055109509">
            <text:p>1.03381055109509</text:p>
          </table:table-cell>
          <table:table-cell table:number-columns-repeated="6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008645">
            <text:p>0.0008645</text:p>
          </table:table-cell>
          <table:table-cell office:value-type="float" office:value="0.0000933">
            <text:p>0.0000933</text:p>
          </table:table-cell>
          <table:table-cell office:value-type="float" office:value="0.0038237">
            <text:p>0.0038237</text:p>
          </table:table-cell>
          <table:table-cell/>
          <table:table-cell table:formula="of:=[.B27]/([.B27]+[.C27]+[.D27])" office:value-type="float" office:value="0.180801003869079">
            <text:p>0.180801003869079</text:p>
          </table:table-cell>
          <table:table-cell table:formula="of:=[.C27]/([.B27]+[.C27]+[.D27])" office:value-type="float" office:value="0.0195127052180278">
            <text:p>0.0195127052180278</text:p>
          </table:table-cell>
          <table:table-cell table:formula="of:=[.D27]/([.B27]+[.C27]+[.D27])" office:value-type="float" office:value="0.799686290912893">
            <text:p>0.799686290912893</text:p>
          </table:table-cell>
          <table:table-cell office:value-type="float" office:value="386">
            <text:p>386</text:p>
          </table:table-cell>
          <table:table-cell table:formula="of:=[.F27]*[.$R$1]+[.G27]*[.$S$1]+[.H27]*[.$T$1]" office:value-type="float" office:value="0.337258441911534">
            <text:p>0.337258441911534</text:p>
          </table:table-cell>
          <table:table-cell office:value-type="float" office:value="386">
            <text:p>386</text:p>
          </table:table-cell>
          <table:table-cell table:formula="of:=[.F27]*[.$R$2]+[.G27]*[.$S$2]+[.H27]*[.$T$2]" office:value-type="float" office:value="-0.0118116825264039">
            <text:p>-0.0118116825264039</text:p>
          </table:table-cell>
          <table:table-cell office:value-type="float" office:value="386">
            <text:p>386</text:p>
          </table:table-cell>
          <table:table-cell table:formula="of:=[.F27]*[.$R$3]+[.G27]*[.$S$3]+[.H27]*[.$T$3]" office:value-type="float" office:value="1.03398249712433">
            <text:p>1.03398249712433</text:p>
          </table:table-cell>
          <table:table-cell table:number-columns-repeated="6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011215">
            <text:p>0.0011215</text:p>
          </table:table-cell>
          <table:table-cell office:value-type="float" office:value="0.00012087">
            <text:p>0.00012087</text:p>
          </table:table-cell>
          <table:table-cell office:value-type="float" office:value="0.0049642">
            <text:p>0.0049642</text:p>
          </table:table-cell>
          <table:table-cell/>
          <table:table-cell table:formula="of:=[.B28]/([.B28]+[.C28]+[.D28])" office:value-type="float" office:value="0.180695617708332">
            <text:p>0.180695617708332</text:p>
          </table:table-cell>
          <table:table-cell table:formula="of:=[.C28]/([.B28]+[.C28]+[.D28])" office:value-type="float" office:value="0.0194745245763763">
            <text:p>0.0194745245763763</text:p>
          </table:table-cell>
          <table:table-cell table:formula="of:=[.D28]/([.B28]+[.C28]+[.D28])" office:value-type="float" office:value="0.799829857715292">
            <text:p>0.799829857715292</text:p>
          </table:table-cell>
          <table:table-cell office:value-type="float" office:value="387">
            <text:p>387</text:p>
          </table:table-cell>
          <table:table-cell table:formula="of:=[.F28]*[.$R$1]+[.G28]*[.$S$1]+[.H28]*[.$T$1]" office:value-type="float" office:value="0.33693637435814">
            <text:p>0.33693637435814</text:p>
          </table:table-cell>
          <table:table-cell office:value-type="float" office:value="387">
            <text:p>387</text:p>
          </table:table-cell>
          <table:table-cell table:formula="of:=[.F28]*[.$R$2]+[.G28]*[.$S$2]+[.H28]*[.$T$2]" office:value-type="float" office:value="-0.0118020914933691">
            <text:p>-0.0118020914933691</text:p>
          </table:table-cell>
          <table:table-cell office:value-type="float" office:value="387">
            <text:p>387</text:p>
          </table:table-cell>
          <table:table-cell table:formula="of:=[.F28]*[.$R$3]+[.G28]*[.$S$3]+[.H28]*[.$T$3]" office:value-type="float" office:value="1.03416735072673">
            <text:p>1.03416735072673</text:p>
          </table:table-cell>
          <table:table-cell table:number-columns-repeated="6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144616">
            <text:p>0.00144616</text:p>
          </table:table-cell>
          <table:table-cell office:value-type="float" office:value="0.00015564">
            <text:p>0.00015564</text:p>
          </table:table-cell>
          <table:table-cell office:value-type="float" office:value="0.0064067">
            <text:p>0.0064067</text:p>
          </table:table-cell>
          <table:table-cell/>
          <table:table-cell table:formula="of:=[.B29]/([.B29]+[.C29]+[.D29])" office:value-type="float" office:value="0.180578135730786">
            <text:p>0.180578135730786</text:p>
          </table:table-cell>
          <table:table-cell table:formula="of:=[.C29]/([.B29]+[.C29]+[.D29])" office:value-type="float" office:value="0.0194343510020603">
            <text:p>0.0194343510020603</text:p>
          </table:table-cell>
          <table:table-cell table:formula="of:=[.D29]/([.B29]+[.C29]+[.D29])" office:value-type="float" office:value="0.799987513267154">
            <text:p>0.799987513267154</text:p>
          </table:table-cell>
          <table:table-cell office:value-type="float" office:value="388">
            <text:p>388</text:p>
          </table:table-cell>
          <table:table-cell table:formula="of:=[.F29]*[.$R$1]+[.G29]*[.$S$1]+[.H29]*[.$T$1]" office:value-type="float" office:value="0.336574321783105">
            <text:p>0.336574321783105</text:p>
          </table:table-cell>
          <table:table-cell office:value-type="float" office:value="388">
            <text:p>388</text:p>
          </table:table-cell>
          <table:table-cell table:formula="of:=[.F29]*[.$R$2]+[.G29]*[.$S$2]+[.H29]*[.$T$2]" office:value-type="float" office:value="-0.0117881028906787">
            <text:p>-0.0117881028906787</text:p>
          </table:table-cell>
          <table:table-cell office:value-type="float" office:value="388">
            <text:p>388</text:p>
          </table:table-cell>
          <table:table-cell table:formula="of:=[.F29]*[.$R$3]+[.G29]*[.$S$3]+[.H29]*[.$T$3]" office:value-type="float" office:value="1.03437011600175">
            <text:p>1.03437011600175</text:p>
          </table:table-cell>
          <table:table-cell table:number-columns-repeated="6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0185359">
            <text:p>0.00185359</text:p>
          </table:table-cell>
          <table:table-cell office:value-type="float" office:value="0.0001992">
            <text:p>0.0001992</text:p>
          </table:table-cell>
          <table:table-cell office:value-type="float" office:value="0.0082193">
            <text:p>0.0082193</text:p>
          </table:table-cell>
          <table:table-cell/>
          <table:table-cell table:formula="of:=[.B30]/([.B30]+[.C30]+[.D30])" office:value-type="float" office:value="0.180449158837199">
            <text:p>0.180449158837199</text:p>
          </table:table-cell>
          <table:table-cell table:formula="of:=[.C30]/([.B30]+[.C30]+[.D30])" office:value-type="float" office:value="0.0193923534548471">
            <text:p>0.0193923534548471</text:p>
          </table:table-cell>
          <table:table-cell table:formula="of:=[.D30]/([.B30]+[.C30]+[.D30])" office:value-type="float" office:value="0.800158487707954">
            <text:p>0.800158487707954</text:p>
          </table:table-cell>
          <table:table-cell office:value-type="float" office:value="389">
            <text:p>389</text:p>
          </table:table-cell>
          <table:table-cell table:formula="of:=[.F30]*[.$R$1]+[.G30]*[.$S$1]+[.H30]*[.$T$1]" office:value-type="float" office:value="0.336174182177142">
            <text:p>0.336174182177142</text:p>
          </table:table-cell>
          <table:table-cell office:value-type="float" office:value="389">
            <text:p>389</text:p>
          </table:table-cell>
          <table:table-cell table:formula="of:=[.F30]*[.$R$2]+[.G30]*[.$S$2]+[.H30]*[.$T$2]" office:value-type="float" office:value="-0.0117698386599027">
            <text:p>-0.0117698386599027</text:p>
          </table:table-cell>
          <table:table-cell office:value-type="float" office:value="389">
            <text:p>389</text:p>
          </table:table-cell>
          <table:table-cell table:formula="of:=[.F30]*[.$R$3]+[.G30]*[.$S$3]+[.H30]*[.$T$3]" office:value-type="float" office:value="1.03458980635878">
            <text:p>1.03458980635878</text:p>
          </table:table-cell>
          <table:table-cell table:number-columns-repeated="6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023616">
            <text:p>0.0023616</text:p>
          </table:table-cell>
          <table:table-cell office:value-type="float" office:value="0.0002534">
            <text:p>0.0002534</text:p>
          </table:table-cell>
          <table:table-cell office:value-type="float" office:value="0.0104822">
            <text:p>0.0104822</text:p>
          </table:table-cell>
          <table:table-cell/>
          <table:table-cell table:formula="of:=[.B31]/([.B31]+[.C31]+[.D31])" office:value-type="float" office:value="0.180313349418196">
            <text:p>0.180313349418196</text:p>
          </table:table-cell>
          <table:table-cell table:formula="of:=[.C31]/([.B31]+[.C31]+[.D31])" office:value-type="float" office:value="0.0193476468252756">
            <text:p>0.0193476468252756</text:p>
          </table:table-cell>
          <table:table-cell table:formula="of:=[.D31]/([.B31]+[.C31]+[.D31])" office:value-type="float" office:value="0.800339003756528">
            <text:p>0.800339003756528</text:p>
          </table:table-cell>
          <table:table-cell office:value-type="float" office:value="390">
            <text:p>390</text:p>
          </table:table-cell>
          <table:table-cell table:formula="of:=[.F31]*[.$R$1]+[.G31]*[.$S$1]+[.H31]*[.$T$1]" office:value-type="float" office:value="0.335753457227499">
            <text:p>0.335753457227499</text:p>
          </table:table-cell>
          <table:table-cell office:value-type="float" office:value="390">
            <text:p>390</text:p>
          </table:table-cell>
          <table:table-cell table:formula="of:=[.F31]*[.$R$2]+[.G31]*[.$S$2]+[.H31]*[.$T$2]" office:value-type="float" office:value="-0.0117512750816969">
            <text:p>-0.0117512750816969</text:p>
          </table:table-cell>
          <table:table-cell office:value-type="float" office:value="390">
            <text:p>390</text:p>
          </table:table-cell>
          <table:table-cell table:formula="of:=[.F31]*[.$R$3]+[.G31]*[.$S$3]+[.H31]*[.$T$3]" office:value-type="float" office:value="1.03482180466054">
            <text:p>1.03482180466054</text:p>
          </table:table-cell>
          <table:table-cell table:number-columns-repeated="6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029906">
            <text:p>0.0029906</text:p>
          </table:table-cell>
          <table:table-cell office:value-type="float" office:value="0.0003202">
            <text:p>0.0003202</text:p>
          </table:table-cell>
          <table:table-cell office:value-type="float" office:value="0.013289">
            <text:p>0.013289</text:p>
          </table:table-cell>
          <table:table-cell/>
          <table:table-cell table:formula="of:=[.B32]/([.B32]+[.C32]+[.D32])" office:value-type="float" office:value="0.180158797093941">
            <text:p>0.180158797093941</text:p>
          </table:table-cell>
          <table:table-cell table:formula="of:=[.C32]/([.B32]+[.C32]+[.D32])" office:value-type="float" office:value="0.0192893890287835">
            <text:p>0.0192893890287835</text:p>
          </table:table-cell>
          <table:table-cell table:formula="of:=[.D32]/([.B32]+[.C32]+[.D32])" office:value-type="float" office:value="0.800551813877276">
            <text:p>0.800551813877276</text:p>
          </table:table-cell>
          <table:table-cell office:value-type="float" office:value="391">
            <text:p>391</text:p>
          </table:table-cell>
          <table:table-cell table:formula="of:=[.F32]*[.$R$1]+[.G32]*[.$S$1]+[.H32]*[.$T$1]" office:value-type="float" office:value="0.335283996192725">
            <text:p>0.335283996192725</text:p>
          </table:table-cell>
          <table:table-cell office:value-type="float" office:value="391">
            <text:p>391</text:p>
          </table:table-cell>
          <table:table-cell table:formula="of:=[.F32]*[.$R$2]+[.G32]*[.$S$2]+[.H32]*[.$T$2]" office:value-type="float" office:value="-0.0117403342208942">
            <text:p>-0.0117403342208942</text:p>
          </table:table-cell>
          <table:table-cell office:value-type="float" office:value="391">
            <text:p>391</text:p>
          </table:table-cell>
          <table:table-cell table:formula="of:=[.F32]*[.$R$3]+[.G32]*[.$S$3]+[.H32]*[.$T$3]" office:value-type="float" office:value="1.03509603127749">
            <text:p>1.03509603127749</text:p>
          </table:table-cell>
          <table:table-cell table:number-columns-repeated="6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037645">
            <text:p>0.0037645</text:p>
          </table:table-cell>
          <table:table-cell office:value-type="float" office:value="0.0004024">
            <text:p>0.0004024</text:p>
          </table:table-cell>
          <table:table-cell office:value-type="float" office:value="0.016747">
            <text:p>0.016747</text:p>
          </table:table-cell>
          <table:table-cell/>
          <table:table-cell table:formula="of:=[.B33]/([.B33]+[.C33]+[.D33])" office:value-type="float" office:value="0.179999904369821">
            <text:p>0.179999904369821</text:p>
          </table:table-cell>
          <table:table-cell table:formula="of:=[.C33]/([.B33]+[.C33]+[.D33])" office:value-type="float" office:value="0.0192407920091422">
            <text:p>0.0192407920091422</text:p>
          </table:table-cell>
          <table:table-cell table:formula="of:=[.D33]/([.B33]+[.C33]+[.D33])" office:value-type="float" office:value="0.800759303621037">
            <text:p>0.800759303621037</text:p>
          </table:table-cell>
          <table:table-cell office:value-type="float" office:value="392">
            <text:p>392</text:p>
          </table:table-cell>
          <table:table-cell table:formula="of:=[.F33]*[.$R$1]+[.G33]*[.$S$1]+[.H33]*[.$T$1]" office:value-type="float" office:value="0.334787075103161">
            <text:p>0.334787075103161</text:p>
          </table:table-cell>
          <table:table-cell office:value-type="float" office:value="392">
            <text:p>392</text:p>
          </table:table-cell>
          <table:table-cell table:formula="of:=[.F33]*[.$R$2]+[.G33]*[.$S$2]+[.H33]*[.$T$2]" office:value-type="float" office:value="-0.0117134986779128">
            <text:p>-0.0117134986779128</text:p>
          </table:table-cell>
          <table:table-cell office:value-type="float" office:value="392">
            <text:p>392</text:p>
          </table:table-cell>
          <table:table-cell table:formula="of:=[.F33]*[.$R$3]+[.G33]*[.$S$3]+[.H33]*[.$T$3]" office:value-type="float" office:value="1.0353623322288">
            <text:p>1.0353623322288</text:p>
          </table:table-cell>
          <table:table-cell table:number-columns-repeated="6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047102">
            <text:p>0.0047102</text:p>
          </table:table-cell>
          <table:table-cell office:value-type="float" office:value="0.0005023">
            <text:p>0.0005023</text:p>
          </table:table-cell>
          <table:table-cell office:value-type="float" office:value="0.02098">
            <text:p>0.02098</text:p>
          </table:table-cell>
          <table:table-cell/>
          <table:table-cell table:formula="of:=[.B34]/([.B34]+[.C34]+[.D34])" office:value-type="float" office:value="0.179830104037415">
            <text:p>0.179830104037415</text:p>
          </table:table-cell>
          <table:table-cell table:formula="of:=[.C34]/([.B34]+[.C34]+[.D34])" office:value-type="float" office:value="0.0191772453946741">
            <text:p>0.0191772453946741</text:p>
          </table:table-cell>
          <table:table-cell table:formula="of:=[.D34]/([.B34]+[.C34]+[.D34])" office:value-type="float" office:value="0.800992650567911">
            <text:p>0.800992650567911</text:p>
          </table:table-cell>
          <table:table-cell office:value-type="float" office:value="393">
            <text:p>393</text:p>
          </table:table-cell>
          <table:table-cell table:formula="of:=[.F34]*[.$R$1]+[.G34]*[.$S$1]+[.H34]*[.$T$1]" office:value-type="float" office:value="0.334270717571824">
            <text:p>0.334270717571824</text:p>
          </table:table-cell>
          <table:table-cell office:value-type="float" office:value="393">
            <text:p>393</text:p>
          </table:table-cell>
          <table:table-cell table:formula="of:=[.F34]*[.$R$2]+[.G34]*[.$S$2]+[.H34]*[.$T$2]" office:value-type="float" office:value="-0.0117008452801375">
            <text:p>-0.0117008452801375</text:p>
          </table:table-cell>
          <table:table-cell office:value-type="float" office:value="393">
            <text:p>393</text:p>
          </table:table-cell>
          <table:table-cell table:formula="of:=[.F34]*[.$R$3]+[.G34]*[.$S$3]+[.H34]*[.$T$3]" office:value-type="float" office:value="1.03566297909707">
            <text:p>1.03566297909707</text:p>
          </table:table-cell>
          <table:table-cell table:number-columns-repeated="6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58581">
            <text:p>0.0058581</text:p>
          </table:table-cell>
          <table:table-cell office:value-type="float" office:value="0.0006232">
            <text:p>0.0006232</text:p>
          </table:table-cell>
          <table:table-cell office:value-type="float" office:value="0.026127">
            <text:p>0.026127</text:p>
          </table:table-cell>
          <table:table-cell/>
          <table:table-cell table:formula="of:=[.B35]/([.B35]+[.C35]+[.D35])" office:value-type="float" office:value="0.179650579760368">
            <text:p>0.179650579760368</text:p>
          </table:table-cell>
          <table:table-cell table:formula="of:=[.C35]/([.B35]+[.C35]+[.D35])" office:value-type="float" office:value="0.0191116985552758">
            <text:p>0.0191116985552758</text:p>
          </table:table-cell>
          <table:table-cell table:formula="of:=[.D35]/([.B35]+[.C35]+[.D35])" office:value-type="float" office:value="0.801237721684356">
            <text:p>0.801237721684356</text:p>
          </table:table-cell>
          <table:table-cell office:value-type="float" office:value="394">
            <text:p>394</text:p>
          </table:table-cell>
          <table:table-cell table:formula="of:=[.F35]*[.$R$1]+[.G35]*[.$S$1]+[.H35]*[.$T$1]" office:value-type="float" office:value="0.333722718755654">
            <text:p>0.333722718755654</text:p>
          </table:table-cell>
          <table:table-cell office:value-type="float" office:value="394">
            <text:p>394</text:p>
          </table:table-cell>
          <table:table-cell table:formula="of:=[.F35]*[.$R$2]+[.G35]*[.$S$2]+[.H35]*[.$T$2]" office:value-type="float" office:value="-0.0116852059138318">
            <text:p>-0.0116852059138318</text:p>
          </table:table-cell>
          <table:table-cell office:value-type="float" office:value="394">
            <text:p>394</text:p>
          </table:table-cell>
          <table:table-cell table:formula="of:=[.F35]*[.$R$3]+[.G35]*[.$S$3]+[.H35]*[.$T$3]" office:value-type="float" office:value="1.03597857600672">
            <text:p>1.03597857600672</text:p>
          </table:table-cell>
          <table:table-cell table:number-columns-repeated="6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72423">
            <text:p>0.0072423</text:p>
          </table:table-cell>
          <table:table-cell office:value-type="float" office:value="0.0007685">
            <text:p>0.0007685</text:p>
          </table:table-cell>
          <table:table-cell office:value-type="float" office:value="0.032344">
            <text:p>0.032344</text:p>
          </table:table-cell>
          <table:table-cell/>
          <table:table-cell table:formula="of:=[.B36]/([.B36]+[.C36]+[.D36])" office:value-type="float" office:value="0.179465639775194">
            <text:p>0.179465639775194</text:p>
          </table:table-cell>
          <table:table-cell table:formula="of:=[.C36]/([.B36]+[.C36]+[.D36])" office:value-type="float" office:value="0.019043583415108">
            <text:p>0.019043583415108</text:p>
          </table:table-cell>
          <table:table-cell table:formula="of:=[.D36]/([.B36]+[.C36]+[.D36])" office:value-type="float" office:value="0.801490776809698">
            <text:p>0.801490776809698</text:p>
          </table:table-cell>
          <table:table-cell office:value-type="float" office:value="395">
            <text:p>395</text:p>
          </table:table-cell>
          <table:table-cell table:formula="of:=[.F36]*[.$R$1]+[.G36]*[.$S$1]+[.H36]*[.$T$1]" office:value-type="float" office:value="0.333158935244382">
            <text:p>0.333158935244382</text:p>
          </table:table-cell>
          <table:table-cell office:value-type="float" office:value="395">
            <text:p>395</text:p>
          </table:table-cell>
          <table:table-cell table:formula="of:=[.F36]*[.$R$2]+[.G36]*[.$S$2]+[.H36]*[.$T$2]" office:value-type="float" office:value="-0.0116699101469962">
            <text:p>-0.0116699101469962</text:p>
          </table:table-cell>
          <table:table-cell office:value-type="float" office:value="395">
            <text:p>395</text:p>
          </table:table-cell>
          <table:table-cell table:formula="of:=[.F36]*[.$R$3]+[.G36]*[.$S$3]+[.H36]*[.$T$3]" office:value-type="float" office:value="1.03630451098754">
            <text:p>1.03630451098754</text:p>
          </table:table-cell>
          <table:table-cell table:number-columns-repeated="6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088996">
            <text:p>0.0088996</text:p>
          </table:table-cell>
          <table:table-cell office:value-type="float" office:value="0.0009417">
            <text:p>0.0009417</text:p>
          </table:table-cell>
          <table:table-cell office:value-type="float" office:value="0.039802">
            <text:p>0.039802</text:p>
          </table:table-cell>
          <table:table-cell/>
          <table:table-cell table:formula="of:=[.B37]/([.B37]+[.C37]+[.D37])" office:value-type="float" office:value="0.17927091873425">
            <text:p>0.17927091873425</text:p>
          </table:table-cell>
          <table:table-cell table:formula="of:=[.C37]/([.B37]+[.C37]+[.D37])" office:value-type="float" office:value="0.0189693271801029">
            <text:p>0.0189693271801029</text:p>
          </table:table-cell>
          <table:table-cell table:formula="of:=[.D37]/([.B37]+[.C37]+[.D37])" office:value-type="float" office:value="0.801759754085647">
            <text:p>0.801759754085647</text:p>
          </table:table-cell>
          <table:table-cell office:value-type="float" office:value="396">
            <text:p>396</text:p>
          </table:table-cell>
          <table:table-cell table:formula="of:=[.F37]*[.$R$1]+[.G37]*[.$S$1]+[.H37]*[.$T$1]" office:value-type="float" office:value="0.332568542582786">
            <text:p>0.332568542582786</text:p>
          </table:table-cell>
          <table:table-cell office:value-type="float" office:value="396">
            <text:p>396</text:p>
          </table:table-cell>
          <table:table-cell table:formula="of:=[.F37]*[.$R$2]+[.G37]*[.$S$2]+[.H37]*[.$T$2]" office:value-type="float" office:value="-0.0116573082369625">
            <text:p>-0.0116573082369625</text:p>
          </table:table-cell>
          <table:table-cell office:value-type="float" office:value="396">
            <text:p>396</text:p>
          </table:table-cell>
          <table:table-cell table:formula="of:=[.F37]*[.$R$3]+[.G37]*[.$S$3]+[.H37]*[.$T$3]" office:value-type="float" office:value="1.03665119562962">
            <text:p>1.03665119562962</text:p>
          </table:table-cell>
          <table:table-cell table:number-columns-repeated="6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108709">
            <text:p>0.0108709</text:p>
          </table:table-cell>
          <table:table-cell office:value-type="float" office:value="0.0011478">
            <text:p>0.0011478</text:p>
          </table:table-cell>
          <table:table-cell office:value-type="float" office:value="0.048691">
            <text:p>0.048691</text:p>
          </table:table-cell>
          <table:table-cell/>
          <table:table-cell table:formula="of:=[.B38]/([.B38]+[.C38]+[.D38])" office:value-type="float" office:value="0.179063642218624">
            <text:p>0.179063642218624</text:p>
          </table:table-cell>
          <table:table-cell table:formula="of:=[.C38]/([.B38]+[.C38]+[.D38])" office:value-type="float" office:value="0.0189063691634121">
            <text:p>0.0189063691634121</text:p>
          </table:table-cell>
          <table:table-cell table:formula="of:=[.D38]/([.B38]+[.C38]+[.D38])" office:value-type="float" office:value="0.802029988617964">
            <text:p>0.802029988617964</text:p>
          </table:table-cell>
          <table:table-cell office:value-type="float" office:value="397">
            <text:p>397</text:p>
          </table:table-cell>
          <table:table-cell table:formula="of:=[.F38]*[.$R$1]+[.G38]*[.$S$1]+[.H38]*[.$T$1]" office:value-type="float" office:value="0.331919753680219">
            <text:p>0.331919753680219</text:p>
          </table:table-cell>
          <table:table-cell office:value-type="float" office:value="397">
            <text:p>397</text:p>
          </table:table-cell>
          <table:table-cell table:formula="of:=[.F38]*[.$R$2]+[.G38]*[.$S$2]+[.H38]*[.$T$2]" office:value-type="float" office:value="-0.0116216980153089">
            <text:p>-0.0116216980153089</text:p>
          </table:table-cell>
          <table:table-cell office:value-type="float" office:value="397">
            <text:p>397</text:p>
          </table:table-cell>
          <table:table-cell table:formula="of:=[.F38]*[.$R$3]+[.G38]*[.$S$3]+[.H38]*[.$T$3]" office:value-type="float" office:value="1.03699798220054">
            <text:p>1.03699798220054</text:p>
          </table:table-cell>
          <table:table-cell table:number-columns-repeated="6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131989">
            <text:p>0.0131989</text:p>
          </table:table-cell>
          <table:table-cell office:value-type="float" office:value="0.0013903">
            <text:p>0.0013903</text:p>
          </table:table-cell>
          <table:table-cell office:value-type="float" office:value="0.05921">
            <text:p>0.05921</text:p>
          </table:table-cell>
          <table:table-cell/>
          <table:table-cell table:formula="of:=[.B39]/([.B39]+[.C39]+[.D39])" office:value-type="float" office:value="0.178848822209455">
            <text:p>0.178848822209455</text:p>
          </table:table-cell>
          <table:table-cell table:formula="of:=[.C39]/([.B39]+[.C39]+[.D39])" office:value-type="float" office:value="0.0188389576038765">
            <text:p>0.0188389576038765</text:p>
          </table:table-cell>
          <table:table-cell table:formula="of:=[.D39]/([.B39]+[.C39]+[.D39])" office:value-type="float" office:value="0.802312220186669">
            <text:p>0.802312220186669</text:p>
          </table:table-cell>
          <table:table-cell office:value-type="float" office:value="398">
            <text:p>398</text:p>
          </table:table-cell>
          <table:table-cell table:formula="of:=[.F39]*[.$R$1]+[.G39]*[.$S$1]+[.H39]*[.$T$1]" office:value-type="float" office:value="0.331250085637785">
            <text:p>0.331250085637785</text:p>
          </table:table-cell>
          <table:table-cell office:value-type="float" office:value="398">
            <text:p>398</text:p>
          </table:table-cell>
          <table:table-cell table:formula="of:=[.F39]*[.$R$2]+[.G39]*[.$S$2]+[.H39]*[.$T$2]" office:value-type="float" office:value="-0.0115877753417381">
            <text:p>-0.0115877753417381</text:p>
          </table:table-cell>
          <table:table-cell office:value-type="float" office:value="398">
            <text:p>398</text:p>
          </table:table-cell>
          <table:table-cell table:formula="of:=[.F39]*[.$R$3]+[.G39]*[.$S$3]+[.H39]*[.$T$3]" office:value-type="float" office:value="1.03736038060033">
            <text:p>1.03736038060033</text:p>
          </table:table-cell>
          <table:table-cell table:number-columns-repeated="6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159292">
            <text:p>0.0159292</text:p>
          </table:table-cell>
          <table:table-cell office:value-type="float" office:value="0.001674">
            <text:p>0.001674</text:p>
          </table:table-cell>
          <table:table-cell office:value-type="float" office:value="0.071576">
            <text:p>0.071576</text:p>
          </table:table-cell>
          <table:table-cell/>
          <table:table-cell table:formula="of:=[.B40]/([.B40]+[.C40]+[.D40])" office:value-type="float" office:value="0.178620126666308">
            <text:p>0.178620126666308</text:p>
          </table:table-cell>
          <table:table-cell table:formula="of:=[.C40]/([.B40]+[.C40]+[.D40])" office:value-type="float" office:value="0.0187711932827386">
            <text:p>0.0187711932827386</text:p>
          </table:table-cell>
          <table:table-cell table:formula="of:=[.D40]/([.B40]+[.C40]+[.D40])" office:value-type="float" office:value="0.802608680050954">
            <text:p>0.802608680050954</text:p>
          </table:table-cell>
          <table:table-cell office:value-type="float" office:value="399">
            <text:p>399</text:p>
          </table:table-cell>
          <table:table-cell table:formula="of:=[.F40]*[.$R$1]+[.G40]*[.$S$1]+[.H40]*[.$T$1]" office:value-type="float" office:value="0.330532106141342">
            <text:p>0.330532106141342</text:p>
          </table:table-cell>
          <table:table-cell office:value-type="float" office:value="399">
            <text:p>399</text:p>
          </table:table-cell>
          <table:table-cell table:formula="of:=[.F40]*[.$R$2]+[.G40]*[.$S$2]+[.H40]*[.$T$2]" office:value-type="float" office:value="-0.0115461403555987">
            <text:p>-0.0115461403555987</text:p>
          </table:table-cell>
          <table:table-cell office:value-type="float" office:value="399">
            <text:p>399</text:p>
          </table:table-cell>
          <table:table-cell table:formula="of:=[.F40]*[.$R$3]+[.G40]*[.$S$3]+[.H40]*[.$T$3]" office:value-type="float" office:value="1.03774065163177">
            <text:p>1.03774065163177</text:p>
          </table:table-cell>
          <table:table-cell table:number-columns-repeated="6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191097">
            <text:p>0.0191097</text:p>
          </table:table-cell>
          <table:table-cell office:value-type="float" office:value="0.0020044">
            <text:p>0.0020044</text:p>
          </table:table-cell>
          <table:table-cell office:value-type="float" office:value="0.0860109">
            <text:p>0.0860109</text:p>
          </table:table-cell>
          <table:table-cell/>
          <table:table-cell table:formula="of:=[.B41]/([.B41]+[.C41]+[.D41])" office:value-type="float" office:value="0.178386931155193">
            <text:p>0.178386931155193</text:p>
          </table:table-cell>
          <table:table-cell table:formula="of:=[.C41]/([.B41]+[.C41]+[.D41])" office:value-type="float" office:value="0.0187108518086348">
            <text:p>0.0187108518086348</text:p>
          </table:table-cell>
          <table:table-cell table:formula="of:=[.D41]/([.B41]+[.C41]+[.D41])" office:value-type="float" office:value="0.802902217036173">
            <text:p>0.802902217036173</text:p>
          </table:table-cell>
          <table:table-cell office:value-type="float" office:value="400">
            <text:p>400</text:p>
          </table:table-cell>
          <table:table-cell table:formula="of:=[.F41]*[.$R$1]+[.G41]*[.$S$1]+[.H41]*[.$T$1]" office:value-type="float" office:value="0.329788933955659">
            <text:p>0.329788933955659</text:p>
          </table:table-cell>
          <table:table-cell office:value-type="float" office:value="400">
            <text:p>400</text:p>
          </table:table-cell>
          <table:table-cell table:formula="of:=[.F41]*[.$R$2]+[.G41]*[.$S$2]+[.H41]*[.$T$2]" office:value-type="float" office:value="-0.011491604294049">
            <text:p>-0.011491604294049</text:p>
          </table:table-cell>
          <table:table-cell office:value-type="float" office:value="400">
            <text:p>400</text:p>
          </table:table-cell>
          <table:table-cell table:formula="of:=[.F41]*[.$R$3]+[.G41]*[.$S$3]+[.H41]*[.$T$3]" office:value-type="float" office:value="1.03811629264877">
            <text:p>1.03811629264877</text:p>
          </table:table-cell>
          <table:table-cell table:number-columns-repeated="6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22788">
            <text:p>0.022788</text:p>
          </table:table-cell>
          <table:table-cell office:value-type="float" office:value="0.002386">
            <text:p>0.002386</text:p>
          </table:table-cell>
          <table:table-cell office:value-type="float" office:value="0.10274">
            <text:p>0.10274</text:p>
          </table:table-cell>
          <table:table-cell/>
          <table:table-cell table:formula="of:=[.B42]/([.B42]+[.C42]+[.D42])" office:value-type="float" office:value="0.178150945166284">
            <text:p>0.178150945166284</text:p>
          </table:table-cell>
          <table:table-cell table:formula="of:=[.C42]/([.B42]+[.C42]+[.D42])" office:value-type="float" office:value="0.018653157590256">
            <text:p>0.018653157590256</text:p>
          </table:table-cell>
          <table:table-cell table:formula="of:=[.D42]/([.B42]+[.C42]+[.D42])" office:value-type="float" office:value="0.80319589724346">
            <text:p>0.80319589724346</text:p>
          </table:table-cell>
          <table:table-cell office:value-type="float" office:value="401">
            <text:p>401</text:p>
          </table:table-cell>
          <table:table-cell table:formula="of:=[.F42]*[.$R$1]+[.G42]*[.$S$1]+[.H42]*[.$T$1]" office:value-type="float" office:value="0.329032610972998">
            <text:p>0.329032610972998</text:p>
          </table:table-cell>
          <table:table-cell office:value-type="float" office:value="401">
            <text:p>401</text:p>
          </table:table-cell>
          <table:table-cell table:formula="of:=[.F42]*[.$R$2]+[.G42]*[.$S$2]+[.H42]*[.$T$2]" office:value-type="float" office:value="-0.0114317666557218">
            <text:p>-0.0114317666557218</text:p>
          </table:table-cell>
          <table:table-cell office:value-type="float" office:value="401">
            <text:p>401</text:p>
          </table:table-cell>
          <table:table-cell table:formula="of:=[.F42]*[.$R$3]+[.G42]*[.$S$3]+[.H42]*[.$T$3]" office:value-type="float" office:value="1.03849176790656">
            <text:p>1.03849176790656</text:p>
          </table:table-cell>
          <table:table-cell table:number-columns-repeated="6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27011">
            <text:p>0.027011</text:p>
          </table:table-cell>
          <table:table-cell office:value-type="float" office:value="0.002822">
            <text:p>0.002822</text:p>
          </table:table-cell>
          <table:table-cell office:value-type="float" office:value="0.122">
            <text:p>0.122</text:p>
          </table:table-cell>
          <table:table-cell/>
          <table:table-cell table:formula="of:=[.B43]/([.B43]+[.C43]+[.D43])" office:value-type="float" office:value="0.177899402633156">
            <text:p>0.177899402633156</text:p>
          </table:table-cell>
          <table:table-cell table:formula="of:=[.C43]/([.B43]+[.C43]+[.D43])" office:value-type="float" office:value="0.0185862098489788">
            <text:p>0.0185862098489788</text:p>
          </table:table-cell>
          <table:table-cell table:formula="of:=[.D43]/([.B43]+[.C43]+[.D43])" office:value-type="float" office:value="0.803514387517865">
            <text:p>0.803514387517865</text:p>
          </table:table-cell>
          <table:table-cell office:value-type="float" office:value="402">
            <text:p>402</text:p>
          </table:table-cell>
          <table:table-cell table:formula="of:=[.F43]*[.$R$1]+[.G43]*[.$S$1]+[.H43]*[.$T$1]" office:value-type="float" office:value="0.328233317526493">
            <text:p>0.328233317526493</text:p>
          </table:table-cell>
          <table:table-cell office:value-type="float" office:value="402">
            <text:p>402</text:p>
          </table:table-cell>
          <table:table-cell table:formula="of:=[.F43]*[.$R$2]+[.G43]*[.$S$2]+[.H43]*[.$T$2]" office:value-type="float" office:value="-0.011375504666311">
            <text:p>-0.011375504666311</text:p>
          </table:table-cell>
          <table:table-cell office:value-type="float" office:value="402">
            <text:p>402</text:p>
          </table:table-cell>
          <table:table-cell table:formula="of:=[.F43]*[.$R$3]+[.G43]*[.$S$3]+[.H43]*[.$T$3]" office:value-type="float" office:value="1.03889953435683">
            <text:p>1.03889953435683</text:p>
          </table:table-cell>
          <table:table-cell table:number-columns-repeated="6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31829">
            <text:p>0.031829</text:p>
          </table:table-cell>
          <table:table-cell office:value-type="float" office:value="0.003319">
            <text:p>0.003319</text:p>
          </table:table-cell>
          <table:table-cell office:value-type="float" office:value="0.14402">
            <text:p>0.14402</text:p>
          </table:table-cell>
          <table:table-cell/>
          <table:table-cell table:formula="of:=[.B44]/([.B44]+[.C44]+[.D44])" office:value-type="float" office:value="0.177648910519736">
            <text:p>0.177648910519736</text:p>
          </table:table-cell>
          <table:table-cell table:formula="of:=[.C44]/([.B44]+[.C44]+[.D44])" office:value-type="float" office:value="0.0185245133059475">
            <text:p>0.0185245133059475</text:p>
          </table:table-cell>
          <table:table-cell table:formula="of:=[.D44]/([.B44]+[.C44]+[.D44])" office:value-type="float" office:value="0.803826576174317">
            <text:p>0.803826576174317</text:p>
          </table:table-cell>
          <table:table-cell office:value-type="float" office:value="403">
            <text:p>403</text:p>
          </table:table-cell>
          <table:table-cell table:formula="of:=[.F44]*[.$R$1]+[.G44]*[.$S$1]+[.H44]*[.$T$1]" office:value-type="float" office:value="0.327431079210573">
            <text:p>0.327431079210573</text:p>
          </table:table-cell>
          <table:table-cell office:value-type="float" office:value="403">
            <text:p>403</text:p>
          </table:table-cell>
          <table:table-cell table:formula="of:=[.F44]*[.$R$2]+[.G44]*[.$S$2]+[.H44]*[.$T$2]" office:value-type="float" office:value="-0.0113126177665654">
            <text:p>-0.0113126177665654</text:p>
          </table:table-cell>
          <table:table-cell office:value-type="float" office:value="403">
            <text:p>403</text:p>
          </table:table-cell>
          <table:table-cell table:formula="of:=[.F44]*[.$R$3]+[.G44]*[.$S$3]+[.H44]*[.$T$3]" office:value-type="float" office:value="1.03929872075371">
            <text:p>1.03929872075371</text:p>
          </table:table-cell>
          <table:table-cell table:number-columns-repeated="6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37278">
            <text:p>0.037278</text:p>
          </table:table-cell>
          <table:table-cell office:value-type="float" office:value="0.00388">
            <text:p>0.00388</text:p>
          </table:table-cell>
          <table:table-cell office:value-type="float" office:value="0.16899">
            <text:p>0.16899</text:p>
          </table:table-cell>
          <table:table-cell/>
          <table:table-cell table:formula="of:=[.B45]/([.B45]+[.C45]+[.D45])" office:value-type="float" office:value="0.177389268515522">
            <text:p>0.177389268515522</text:p>
          </table:table-cell>
          <table:table-cell table:formula="of:=[.C45]/([.B45]+[.C45]+[.D45])" office:value-type="float" office:value="0.0184631783314616">
            <text:p>0.0184631783314616</text:p>
          </table:table-cell>
          <table:table-cell table:formula="of:=[.D45]/([.B45]+[.C45]+[.D45])" office:value-type="float" office:value="0.804147553153016">
            <text:p>0.804147553153016</text:p>
          </table:table-cell>
          <table:table-cell office:value-type="float" office:value="404">
            <text:p>404</text:p>
          </table:table-cell>
          <table:table-cell table:formula="of:=[.F45]*[.$R$1]+[.G45]*[.$S$1]+[.H45]*[.$T$1]" office:value-type="float" office:value="0.326596232179226">
            <text:p>0.326596232179226</text:p>
          </table:table-cell>
          <table:table-cell office:value-type="float" office:value="404">
            <text:p>404</text:p>
          </table:table-cell>
          <table:table-cell table:formula="of:=[.F45]*[.$R$2]+[.G45]*[.$S$2]+[.H45]*[.$T$2]" office:value-type="float" office:value="-0.0112438253040714">
            <text:p>-0.0112438253040714</text:p>
          </table:table-cell>
          <table:table-cell office:value-type="float" office:value="404">
            <text:p>404</text:p>
          </table:table-cell>
          <table:table-cell table:formula="of:=[.F45]*[.$R$3]+[.G45]*[.$S$3]+[.H45]*[.$T$3]" office:value-type="float" office:value="1.03970887089099">
            <text:p>1.03970887089099</text:p>
          </table:table-cell>
          <table:table-cell table:number-columns-repeated="6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434">
            <text:p>0.0434</text:p>
          </table:table-cell>
          <table:table-cell office:value-type="float" office:value="0.004509">
            <text:p>0.004509</text:p>
          </table:table-cell>
          <table:table-cell office:value-type="float" office:value="0.19712">
            <text:p>0.19712</text:p>
          </table:table-cell>
          <table:table-cell/>
          <table:table-cell table:formula="of:=[.B46]/([.B46]+[.C46]+[.D46])" office:value-type="float" office:value="0.177121891694453">
            <text:p>0.177121891694453</text:p>
          </table:table-cell>
          <table:table-cell table:formula="of:=[.C46]/([.B46]+[.C46]+[.D46])" office:value-type="float" office:value="0.0184019034481633">
            <text:p>0.0184019034481633</text:p>
          </table:table-cell>
          <table:table-cell table:formula="of:=[.D46]/([.B46]+[.C46]+[.D46])" office:value-type="float" office:value="0.804476204857384">
            <text:p>0.804476204857384</text:p>
          </table:table-cell>
          <table:table-cell office:value-type="float" office:value="405">
            <text:p>405</text:p>
          </table:table-cell>
          <table:table-cell table:formula="of:=[.F46]*[.$R$1]+[.G46]*[.$S$1]+[.H46]*[.$T$1]" office:value-type="float" office:value="0.325734129837693">
            <text:p>0.325734129837693</text:p>
          </table:table-cell>
          <table:table-cell office:value-type="float" office:value="405">
            <text:p>405</text:p>
          </table:table-cell>
          <table:table-cell table:formula="of:=[.F46]*[.$R$2]+[.G46]*[.$S$2]+[.H46]*[.$T$2]" office:value-type="float" office:value="-0.0111703794244763">
            <text:p>-0.0111703794244763</text:p>
          </table:table-cell>
          <table:table-cell office:value-type="float" office:value="405">
            <text:p>405</text:p>
          </table:table-cell>
          <table:table-cell table:formula="of:=[.F46]*[.$R$3]+[.G46]*[.$S$3]+[.H46]*[.$T$3]" office:value-type="float" office:value="1.04012862885618">
            <text:p>1.04012862885618</text:p>
          </table:table-cell>
          <table:table-cell table:number-columns-repeated="6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50223">
            <text:p>0.050223</text:p>
          </table:table-cell>
          <table:table-cell office:value-type="float" office:value="0.005209">
            <text:p>0.005209</text:p>
          </table:table-cell>
          <table:table-cell office:value-type="float" office:value="0.22857">
            <text:p>0.22857</text:p>
          </table:table-cell>
          <table:table-cell/>
          <table:table-cell table:formula="of:=[.B47]/([.B47]+[.C47]+[.D47])" office:value-type="float" office:value="0.176840303941522">
            <text:p>0.176840303941522</text:p>
          </table:table-cell>
          <table:table-cell table:formula="of:=[.C47]/([.B47]+[.C47]+[.D47])" office:value-type="float" office:value="0.0183414201308442">
            <text:p>0.0183414201308442</text:p>
          </table:table-cell>
          <table:table-cell table:formula="of:=[.D47]/([.B47]+[.C47]+[.D47])" office:value-type="float" office:value="0.804818275927634">
            <text:p>0.804818275927634</text:p>
          </table:table-cell>
          <table:table-cell office:value-type="float" office:value="406">
            <text:p>406</text:p>
          </table:table-cell>
          <table:table-cell table:formula="of:=[.F47]*[.$R$1]+[.G47]*[.$S$1]+[.H47]*[.$T$1]" office:value-type="float" office:value="0.324821091400765">
            <text:p>0.324821091400765</text:p>
          </table:table-cell>
          <table:table-cell office:value-type="float" office:value="406">
            <text:p>406</text:p>
          </table:table-cell>
          <table:table-cell table:formula="of:=[.F47]*[.$R$2]+[.G47]*[.$S$2]+[.H47]*[.$T$2]" office:value-type="float" office:value="-0.0110874441025063">
            <text:p>-0.0110874441025063</text:p>
          </table:table-cell>
          <table:table-cell office:value-type="float" office:value="406">
            <text:p>406</text:p>
          </table:table-cell>
          <table:table-cell table:formula="of:=[.F47]*[.$R$3]+[.G47]*[.$S$3]+[.H47]*[.$T$3]" office:value-type="float" office:value="1.04056509672467">
            <text:p>1.04056509672467</text:p>
          </table:table-cell>
          <table:table-cell table:number-columns-repeated="6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57764">
            <text:p>0.057764</text:p>
          </table:table-cell>
          <table:table-cell office:value-type="float" office:value="0.005985">
            <text:p>0.005985</text:p>
          </table:table-cell>
          <table:table-cell office:value-type="float" office:value="0.26347">
            <text:p>0.26347</text:p>
          </table:table-cell>
          <table:table-cell/>
          <table:table-cell table:formula="of:=[.B48]/([.B48]+[.C48]+[.D48])" office:value-type="float" office:value="0.176530091467794">
            <text:p>0.176530091467794</text:p>
          </table:table-cell>
          <table:table-cell table:formula="of:=[.C48]/([.B48]+[.C48]+[.D48])" office:value-type="float" office:value="0.0182905026908584">
            <text:p>0.0182905026908584</text:p>
          </table:table-cell>
          <table:table-cell table:formula="of:=[.D48]/([.B48]+[.C48]+[.D48])" office:value-type="float" office:value="0.805179405841348">
            <text:p>0.805179405841348</text:p>
          </table:table-cell>
          <table:table-cell office:value-type="float" office:value="407">
            <text:p>407</text:p>
          </table:table-cell>
          <table:table-cell table:formula="of:=[.F48]*[.$R$1]+[.G48]*[.$S$1]+[.H48]*[.$T$1]" office:value-type="float" office:value="0.323795380158243">
            <text:p>0.323795380158243</text:p>
          </table:table-cell>
          <table:table-cell office:value-type="float" office:value="407">
            <text:p>407</text:p>
          </table:table-cell>
          <table:table-cell table:formula="of:=[.F48]*[.$R$2]+[.G48]*[.$S$2]+[.H48]*[.$T$2]" office:value-type="float" office:value="-0.0109743954354729">
            <text:p>-0.0109743954354729</text:p>
          </table:table-cell>
          <table:table-cell office:value-type="float" office:value="407">
            <text:p>407</text:p>
          </table:table-cell>
          <table:table-cell table:formula="of:=[.F48]*[.$R$3]+[.G48]*[.$S$3]+[.H48]*[.$T$3]" office:value-type="float" office:value="1.04102419602774">
            <text:p>1.04102419602774</text:p>
          </table:table-cell>
          <table:table-cell table:number-columns-repeated="6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66038">
            <text:p>0.066038</text:p>
          </table:table-cell>
          <table:table-cell office:value-type="float" office:value="0.006833">
            <text:p>0.006833</text:p>
          </table:table-cell>
          <table:table-cell office:value-type="float" office:value="0.3019">
            <text:p>0.3019</text:p>
          </table:table-cell>
          <table:table-cell/>
          <table:table-cell table:formula="of:=[.B49]/([.B49]+[.C49]+[.D49])" office:value-type="float" office:value="0.176208938258296">
            <text:p>0.176208938258296</text:p>
          </table:table-cell>
          <table:table-cell table:formula="of:=[.C49]/([.B49]+[.C49]+[.D49])" office:value-type="float" office:value="0.0182324672933605">
            <text:p>0.0182324672933605</text:p>
          </table:table-cell>
          <table:table-cell table:formula="of:=[.D49]/([.B49]+[.C49]+[.D49])" office:value-type="float" office:value="0.805558594448343">
            <text:p>0.805558594448343</text:p>
          </table:table-cell>
          <table:table-cell office:value-type="float" office:value="408">
            <text:p>408</text:p>
          </table:table-cell>
          <table:table-cell table:formula="of:=[.F49]*[.$R$1]+[.G49]*[.$S$1]+[.H49]*[.$T$1]" office:value-type="float" office:value="0.322740219227208">
            <text:p>0.322740219227208</text:p>
          </table:table-cell>
          <table:table-cell office:value-type="float" office:value="408">
            <text:p>408</text:p>
          </table:table-cell>
          <table:table-cell table:formula="of:=[.F49]*[.$R$2]+[.G49]*[.$S$2]+[.H49]*[.$T$2]" office:value-type="float" office:value="-0.0108647032454486">
            <text:p>-0.0108647032454486</text:p>
          </table:table-cell>
          <table:table-cell office:value-type="float" office:value="408">
            <text:p>408</text:p>
          </table:table-cell>
          <table:table-cell table:formula="of:=[.F49]*[.$R$3]+[.G49]*[.$S$3]+[.H49]*[.$T$3]" office:value-type="float" office:value="1.04150684924928">
            <text:p>1.04150684924928</text:p>
          </table:table-cell>
          <table:table-cell table:number-columns-repeated="6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75033">
            <text:p>0.075033</text:p>
          </table:table-cell>
          <table:table-cell office:value-type="float" office:value="0.007757">
            <text:p>0.007757</text:p>
          </table:table-cell>
          <table:table-cell office:value-type="float" office:value="0.34387">
            <text:p>0.34387</text:p>
          </table:table-cell>
          <table:table-cell/>
          <table:table-cell table:formula="of:=[.B50]/([.B50]+[.C50]+[.D50])" office:value-type="float" office:value="0.175861341583462">
            <text:p>0.175861341583462</text:p>
          </table:table-cell>
          <table:table-cell table:formula="of:=[.C50]/([.B50]+[.C50]+[.D50])" office:value-type="float" office:value="0.0181807528242629">
            <text:p>0.0181807528242629</text:p>
          </table:table-cell>
          <table:table-cell table:formula="of:=[.D50]/([.B50]+[.C50]+[.D50])" office:value-type="float" office:value="0.805957905592275">
            <text:p>0.805957905592275</text:p>
          </table:table-cell>
          <table:table-cell office:value-type="float" office:value="409">
            <text:p>409</text:p>
          </table:table-cell>
          <table:table-cell table:formula="of:=[.F50]*[.$R$1]+[.G50]*[.$S$1]+[.H50]*[.$T$1]" office:value-type="float" office:value="0.321584150846107">
            <text:p>0.321584150846107</text:p>
          </table:table-cell>
          <table:table-cell office:value-type="float" office:value="409">
            <text:p>409</text:p>
          </table:table-cell>
          <table:table-cell table:formula="of:=[.F50]*[.$R$2]+[.G50]*[.$S$2]+[.H50]*[.$T$2]" office:value-type="float" office:value="-0.0107306639947499">
            <text:p>-0.0107306639947499</text:p>
          </table:table-cell>
          <table:table-cell office:value-type="float" office:value="409">
            <text:p>409</text:p>
          </table:table-cell>
          <table:table-cell table:formula="of:=[.F50]*[.$R$3]+[.G50]*[.$S$3]+[.H50]*[.$T$3]" office:value-type="float" office:value="1.04201388974828">
            <text:p>1.04201388974828</text:p>
          </table:table-cell>
          <table:table-cell table:number-columns-repeated="6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84736">
            <text:p>0.084736</text:p>
          </table:table-cell>
          <table:table-cell office:value-type="float" office:value="0.008756">
            <text:p>0.008756</text:p>
          </table:table-cell>
          <table:table-cell office:value-type="float" office:value="0.389366">
            <text:p>0.389366</text:p>
          </table:table-cell>
          <table:table-cell/>
          <table:table-cell table:formula="of:=[.B51]/([.B51]+[.C51]+[.D51])" office:value-type="float" office:value="0.175488445878498">
            <text:p>0.175488445878498</text:p>
          </table:table-cell>
          <table:table-cell table:formula="of:=[.C51]/([.B51]+[.C51]+[.D51])" office:value-type="float" office:value="0.0181336956206587">
            <text:p>0.0181336956206587</text:p>
          </table:table-cell>
          <table:table-cell table:formula="of:=[.D51]/([.B51]+[.C51]+[.D51])" office:value-type="float" office:value="0.806377858500843">
            <text:p>0.806377858500843</text:p>
          </table:table-cell>
          <table:table-cell office:value-type="float" office:value="410">
            <text:p>410</text:p>
          </table:table-cell>
          <table:table-cell table:formula="of:=[.F51]*[.$R$1]+[.G51]*[.$S$1]+[.H51]*[.$T$1]" office:value-type="float" office:value="0.320333298816629">
            <text:p>0.320333298816629</text:p>
          </table:table-cell>
          <table:table-cell office:value-type="float" office:value="410">
            <text:p>410</text:p>
          </table:table-cell>
          <table:table-cell table:formula="of:=[.F51]*[.$R$2]+[.G51]*[.$S$2]+[.H51]*[.$T$2]" office:value-type="float" office:value="-0.0105752494522199">
            <text:p>-0.0105752494522199</text:p>
          </table:table-cell>
          <table:table-cell office:value-type="float" office:value="410">
            <text:p>410</text:p>
          </table:table-cell>
          <table:table-cell table:formula="of:=[.F51]*[.$R$3]+[.G51]*[.$S$3]+[.H51]*[.$T$3]" office:value-type="float" office:value="1.04254618500677">
            <text:p>1.04254618500677</text:p>
          </table:table-cell>
          <table:table-cell table:number-columns-repeated="6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95041">
            <text:p>0.095041</text:p>
          </table:table-cell>
          <table:table-cell office:value-type="float" office:value="0.009816">
            <text:p>0.009816</text:p>
          </table:table-cell>
          <table:table-cell office:value-type="float" office:value="0.43797">
            <text:p>0.43797</text:p>
          </table:table-cell>
          <table:table-cell/>
          <table:table-cell table:formula="of:=[.B52]/([.B52]+[.C52]+[.D52])" office:value-type="float" office:value="0.175085248154569">
            <text:p>0.175085248154569</text:p>
          </table:table-cell>
          <table:table-cell table:formula="of:=[.C52]/([.B52]+[.C52]+[.D52])" office:value-type="float" office:value="0.0180831093515982">
            <text:p>0.0180831093515982</text:p>
          </table:table-cell>
          <table:table-cell table:formula="of:=[.D52]/([.B52]+[.C52]+[.D52])" office:value-type="float" office:value="0.806831642493833">
            <text:p>0.806831642493833</text:p>
          </table:table-cell>
          <table:table-cell office:value-type="float" office:value="411">
            <text:p>411</text:p>
          </table:table-cell>
          <table:table-cell table:formula="of:=[.F52]*[.$R$1]+[.G52]*[.$S$1]+[.H52]*[.$T$1]" office:value-type="float" office:value="0.318980428202724">
            <text:p>0.318980428202724</text:p>
          </table:table-cell>
          <table:table-cell office:value-type="float" office:value="411">
            <text:p>411</text:p>
          </table:table-cell>
          <table:table-cell table:formula="of:=[.F52]*[.$R$2]+[.G52]*[.$S$2]+[.H52]*[.$T$2]" office:value-type="float" office:value="-0.0104067988511994">
            <text:p>-0.0104067988511994</text:p>
          </table:table-cell>
          <table:table-cell office:value-type="float" office:value="411">
            <text:p>411</text:p>
          </table:table-cell>
          <table:table-cell table:formula="of:=[.F52]*[.$R$3]+[.G52]*[.$S$3]+[.H52]*[.$T$3]" office:value-type="float" office:value="1.04312132742108">
            <text:p>1.04312132742108</text:p>
          </table:table-cell>
          <table:table-cell table:number-columns-repeated="6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105836">
            <text:p>0.105836</text:p>
          </table:table-cell>
          <table:table-cell office:value-type="float" office:value="0.010918">
            <text:p>0.010918</text:p>
          </table:table-cell>
          <table:table-cell office:value-type="float" office:value="0.48922">
            <text:p>0.48922</text:p>
          </table:table-cell>
          <table:table-cell/>
          <table:table-cell table:formula="of:=[.B53]/([.B53]+[.C53]+[.D53])" office:value-type="float" office:value="0.174654358107774">
            <text:p>0.174654358107774</text:p>
          </table:table-cell>
          <table:table-cell table:formula="of:=[.C53]/([.B53]+[.C53]+[.D53])" office:value-type="float" office:value="0.0180172746685501">
            <text:p>0.0180172746685501</text:p>
          </table:table-cell>
          <table:table-cell table:formula="of:=[.D53]/([.B53]+[.C53]+[.D53])" office:value-type="float" office:value="0.807328367223676">
            <text:p>0.807328367223676</text:p>
          </table:table-cell>
          <table:table-cell office:value-type="float" office:value="412">
            <text:p>412</text:p>
          </table:table-cell>
          <table:table-cell table:formula="of:=[.F53]*[.$R$1]+[.G53]*[.$S$1]+[.H53]*[.$T$1]" office:value-type="float" office:value="0.317549518956259">
            <text:p>0.317549518956259</text:p>
          </table:table-cell>
          <table:table-cell office:value-type="float" office:value="412">
            <text:p>412</text:p>
          </table:table-cell>
          <table:table-cell table:formula="of:=[.F53]*[.$R$2]+[.G53]*[.$S$2]+[.H53]*[.$T$2]" office:value-type="float" office:value="-0.010243024618218">
            <text:p>-0.010243024618218</text:p>
          </table:table-cell>
          <table:table-cell office:value-type="float" office:value="412">
            <text:p>412</text:p>
          </table:table-cell>
          <table:table-cell table:formula="of:=[.F53]*[.$R$3]+[.G53]*[.$S$3]+[.H53]*[.$T$3]" office:value-type="float" office:value="1.04375225867777">
            <text:p>1.04375225867777</text:p>
          </table:table-cell>
          <table:table-cell table:number-columns-repeated="6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117066">
            <text:p>0.117066</text:p>
          </table:table-cell>
          <table:table-cell office:value-type="float" office:value="0.012058">
            <text:p>0.012058</text:p>
          </table:table-cell>
          <table:table-cell office:value-type="float" office:value="0.5429">
            <text:p>0.5429</text:p>
          </table:table-cell>
          <table:table-cell/>
          <table:table-cell table:formula="of:=[.B54]/([.B54]+[.C54]+[.D54])" office:value-type="float" office:value="0.174199135745152">
            <text:p>0.174199135745152</text:p>
          </table:table-cell>
          <table:table-cell table:formula="of:=[.C54]/([.B54]+[.C54]+[.D54])" office:value-type="float" office:value="0.0179428115662536">
            <text:p>0.0179428115662536</text:p>
          </table:table-cell>
          <table:table-cell table:formula="of:=[.D54]/([.B54]+[.C54]+[.D54])" office:value-type="float" office:value="0.807858052688594">
            <text:p>0.807858052688594</text:p>
          </table:table-cell>
          <table:table-cell office:value-type="float" office:value="413">
            <text:p>413</text:p>
          </table:table-cell>
          <table:table-cell table:formula="of:=[.F54]*[.$R$1]+[.G54]*[.$S$1]+[.H54]*[.$T$1]" office:value-type="float" office:value="0.316044012118615">
            <text:p>0.316044012118615</text:p>
          </table:table-cell>
          <table:table-cell office:value-type="float" office:value="413">
            <text:p>413</text:p>
          </table:table-cell>
          <table:table-cell table:formula="of:=[.F54]*[.$R$2]+[.G54]*[.$S$2]+[.H54]*[.$T$2]" office:value-type="float" office:value="-0.0100767779126936">
            <text:p>-0.0100767779126936</text:p>
          </table:table-cell>
          <table:table-cell office:value-type="float" office:value="413">
            <text:p>413</text:p>
          </table:table-cell>
          <table:table-cell table:formula="of:=[.F54]*[.$R$3]+[.G54]*[.$S$3]+[.H54]*[.$T$3]" office:value-type="float" office:value="1.0444256115853">
            <text:p>1.0444256115853</text:p>
          </table:table-cell>
          <table:table-cell table:number-columns-repeated="6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128682">
            <text:p>0.128682</text:p>
          </table:table-cell>
          <table:table-cell office:value-type="float" office:value="0.013237">
            <text:p>0.013237</text:p>
          </table:table-cell>
          <table:table-cell office:value-type="float" office:value="0.59881">
            <text:p>0.59881</text:p>
          </table:table-cell>
          <table:table-cell/>
          <table:table-cell table:formula="of:=[.B55]/([.B55]+[.C55]+[.D55])" office:value-type="float" office:value="0.173723453516738">
            <text:p>0.173723453516738</text:p>
          </table:table-cell>
          <table:table-cell table:formula="of:=[.C55]/([.B55]+[.C55]+[.D55])" office:value-type="float" office:value="0.0178702332431969">
            <text:p>0.0178702332431969</text:p>
          </table:table-cell>
          <table:table-cell table:formula="of:=[.D55]/([.B55]+[.C55]+[.D55])" office:value-type="float" office:value="0.808406313240065">
            <text:p>0.808406313240065</text:p>
          </table:table-cell>
          <table:table-cell office:value-type="float" office:value="414">
            <text:p>414</text:p>
          </table:table-cell>
          <table:table-cell table:formula="of:=[.F55]*[.$R$1]+[.G55]*[.$S$1]+[.H55]*[.$T$1]" office:value-type="float" office:value="0.314464229563038">
            <text:p>0.314464229563038</text:p>
          </table:table-cell>
          <table:table-cell office:value-type="float" office:value="414">
            <text:p>414</text:p>
          </table:table-cell>
          <table:table-cell table:formula="of:=[.F55]*[.$R$2]+[.G55]*[.$S$2]+[.H55]*[.$T$2]" office:value-type="float" office:value="-0.00989584085407754">
            <text:p>-0.00989584085407754</text:p>
          </table:table-cell>
          <table:table-cell office:value-type="float" office:value="414">
            <text:p>414</text:p>
          </table:table-cell>
          <table:table-cell table:formula="of:=[.F55]*[.$R$3]+[.G55]*[.$S$3]+[.H55]*[.$T$3]" office:value-type="float" office:value="1.04512199144356">
            <text:p>1.04512199144356</text:p>
          </table:table-cell>
          <table:table-cell table:number-columns-repeated="6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140638">
            <text:p>0.140638</text:p>
          </table:table-cell>
          <table:table-cell office:value-type="float" office:value="0.014456">
            <text:p>0.014456</text:p>
          </table:table-cell>
          <table:table-cell office:value-type="float" office:value="0.65676">
            <text:p>0.65676</text:p>
          </table:table-cell>
          <table:table-cell/>
          <table:table-cell table:formula="of:=[.B56]/([.B56]+[.C56]+[.D56])" office:value-type="float" office:value="0.173230654772903">
            <text:p>0.173230654772903</text:p>
          </table:table-cell>
          <table:table-cell table:formula="of:=[.C56]/([.B56]+[.C56]+[.D56])" office:value-type="float" office:value="0.0178061572647299">
            <text:p>0.0178061572647299</text:p>
          </table:table-cell>
          <table:table-cell table:formula="of:=[.D56]/([.B56]+[.C56]+[.D56])" office:value-type="float" office:value="0.808963187962368">
            <text:p>0.808963187962368</text:p>
          </table:table-cell>
          <table:table-cell office:value-type="float" office:value="415">
            <text:p>415</text:p>
          </table:table-cell>
          <table:table-cell table:formula="of:=[.F56]*[.$R$1]+[.G56]*[.$S$1]+[.H56]*[.$T$1]" office:value-type="float" office:value="0.312813556871063">
            <text:p>0.312813556871063</text:p>
          </table:table-cell>
          <table:table-cell office:value-type="float" office:value="415">
            <text:p>415</text:p>
          </table:table-cell>
          <table:table-cell table:formula="of:=[.F56]*[.$R$2]+[.G56]*[.$S$2]+[.H56]*[.$T$2]" office:value-type="float" office:value="-0.00969305811143382">
            <text:p>-0.00969305811143382</text:p>
          </table:table-cell>
          <table:table-cell office:value-type="float" office:value="415">
            <text:p>415</text:p>
          </table:table-cell>
          <table:table-cell table:formula="of:=[.F56]*[.$R$3]+[.G56]*[.$S$3]+[.H56]*[.$T$3]" office:value-type="float" office:value="1.04582805529073">
            <text:p>1.04582805529073</text:p>
          </table:table-cell>
          <table:table-cell table:number-columns-repeated="6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152893">
            <text:p>0.152893</text:p>
          </table:table-cell>
          <table:table-cell office:value-type="float" office:value="0.015717">
            <text:p>0.015717</text:p>
          </table:table-cell>
          <table:table-cell office:value-type="float" office:value="0.71658">
            <text:p>0.71658</text:p>
          </table:table-cell>
          <table:table-cell/>
          <table:table-cell table:formula="of:=[.B57]/([.B57]+[.C57]+[.D57])" office:value-type="float" office:value="0.172723370123928">
            <text:p>0.172723370123928</text:p>
          </table:table-cell>
          <table:table-cell table:formula="of:=[.C57]/([.B57]+[.C57]+[.D57])" office:value-type="float" office:value="0.0177555101164722">
            <text:p>0.0177555101164722</text:p>
          </table:table-cell>
          <table:table-cell table:formula="of:=[.D57]/([.B57]+[.C57]+[.D57])" office:value-type="float" office:value="0.8095211197596">
            <text:p>0.8095211197596</text:p>
          </table:table-cell>
          <table:table-cell office:value-type="float" office:value="416">
            <text:p>416</text:p>
          </table:table-cell>
          <table:table-cell table:formula="of:=[.F57]*[.$R$1]+[.G57]*[.$S$1]+[.H57]*[.$T$1]" office:value-type="float" office:value="0.311095012144285">
            <text:p>0.311095012144285</text:p>
          </table:table-cell>
          <table:table-cell office:value-type="float" office:value="416">
            <text:p>416</text:p>
          </table:table-cell>
          <table:table-cell table:formula="of:=[.F57]*[.$R$2]+[.G57]*[.$S$2]+[.H57]*[.$T$2]" office:value-type="float" office:value="-0.00946318654752087">
            <text:p>-0.00946318654752087</text:p>
          </table:table-cell>
          <table:table-cell office:value-type="float" office:value="416">
            <text:p>416</text:p>
          </table:table-cell>
          <table:table-cell table:formula="of:=[.F57]*[.$R$3]+[.G57]*[.$S$3]+[.H57]*[.$T$3]" office:value-type="float" office:value="1.04653369242761">
            <text:p>1.04653369242761</text:p>
          </table:table-cell>
          <table:table-cell table:number-columns-repeated="6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165416">
            <text:p>0.165416</text:p>
          </table:table-cell>
          <table:table-cell office:value-type="float" office:value="0.017025">
            <text:p>0.017025</text:p>
          </table:table-cell>
          <table:table-cell office:value-type="float" office:value="0.77812">
            <text:p>0.77812</text:p>
          </table:table-cell>
          <table:table-cell/>
          <table:table-cell table:formula="of:=[.B58]/([.B58]+[.C58]+[.D58])" office:value-type="float" office:value="0.172207699458962">
            <text:p>0.172207699458962</text:p>
          </table:table-cell>
          <table:table-cell table:formula="of:=[.C58]/([.B58]+[.C58]+[.D58])" office:value-type="float" office:value="0.0177240175272575">
            <text:p>0.0177240175272575</text:p>
          </table:table-cell>
          <table:table-cell table:formula="of:=[.D58]/([.B58]+[.C58]+[.D58])" office:value-type="float" office:value="0.81006828301378">
            <text:p>0.81006828301378</text:p>
          </table:table-cell>
          <table:table-cell office:value-type="float" office:value="417">
            <text:p>417</text:p>
          </table:table-cell>
          <table:table-cell table:formula="of:=[.F58]*[.$R$1]+[.G58]*[.$S$1]+[.H58]*[.$T$1]" office:value-type="float" office:value="0.309322794179651">
            <text:p>0.309322794179651</text:p>
          </table:table-cell>
          <table:table-cell office:value-type="float" office:value="417">
            <text:p>417</text:p>
          </table:table-cell>
          <table:table-cell table:formula="of:=[.F58]*[.$R$2]+[.G58]*[.$S$2]+[.H58]*[.$T$2]" office:value-type="float" office:value="-0.00920193022619075">
            <text:p>-0.00920193022619075</text:p>
          </table:table-cell>
          <table:table-cell office:value-type="float" office:value="417">
            <text:p>417</text:p>
          </table:table-cell>
          <table:table-cell table:formula="of:=[.F58]*[.$R$3]+[.G58]*[.$S$3]+[.H58]*[.$T$3]" office:value-type="float" office:value="1.04722333990241">
            <text:p>1.04722333990241</text:p>
          </table:table-cell>
          <table:table-cell table:number-columns-repeated="6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78191">
            <text:p>0.178191</text:p>
          </table:table-cell>
          <table:table-cell office:value-type="float" office:value="0.018399">
            <text:p>0.018399</text:p>
          </table:table-cell>
          <table:table-cell office:value-type="float" office:value="0.84131">
            <text:p>0.84131</text:p>
          </table:table-cell>
          <table:table-cell/>
          <table:table-cell table:formula="of:=[.B59]/([.B59]+[.C59]+[.D59])" office:value-type="float" office:value="0.17168416995857">
            <text:p>0.17168416995857</text:p>
          </table:table-cell>
          <table:table-cell table:formula="of:=[.C59]/([.B59]+[.C59]+[.D59])" office:value-type="float" office:value="0.0177271413430966">
            <text:p>0.0177271413430966</text:p>
          </table:table-cell>
          <table:table-cell table:formula="of:=[.D59]/([.B59]+[.C59]+[.D59])" office:value-type="float" office:value="0.810588688698333">
            <text:p>0.810588688698333</text:p>
          </table:table-cell>
          <table:table-cell office:value-type="float" office:value="418">
            <text:p>418</text:p>
          </table:table-cell>
          <table:table-cell table:formula="of:=[.F59]*[.$R$1]+[.G59]*[.$S$1]+[.H59]*[.$T$1]" office:value-type="float" office:value="0.307479216302148">
            <text:p>0.307479216302148</text:p>
          </table:table-cell>
          <table:table-cell office:value-type="float" office:value="418">
            <text:p>418</text:p>
          </table:table-cell>
          <table:table-cell table:formula="of:=[.F59]*[.$R$2]+[.G59]*[.$S$2]+[.H59]*[.$T$2]" office:value-type="float" office:value="-0.00888826640331437">
            <text:p>-0.00888826640331437</text:p>
          </table:table-cell>
          <table:table-cell office:value-type="float" office:value="418">
            <text:p>418</text:p>
          </table:table-cell>
          <table:table-cell table:formula="of:=[.F59]*[.$R$3]+[.G59]*[.$S$3]+[.H59]*[.$T$3]" office:value-type="float" office:value="1.047874948839">
            <text:p>1.047874948839</text:p>
          </table:table-cell>
          <table:table-cell table:number-columns-repeated="6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191214">
            <text:p>0.191214</text:p>
          </table:table-cell>
          <table:table-cell office:value-type="float" office:value="0.019848">
            <text:p>0.019848</text:p>
          </table:table-cell>
          <table:table-cell office:value-type="float" office:value="0.90611">
            <text:p>0.90611</text:p>
          </table:table-cell>
          <table:table-cell/>
          <table:table-cell table:formula="of:=[.B60]/([.B60]+[.C60]+[.D60])" office:value-type="float" office:value="0.171158962093572">
            <text:p>0.171158962093572</text:p>
          </table:table-cell>
          <table:table-cell table:formula="of:=[.C60]/([.B60]+[.C60]+[.D60])" office:value-type="float" office:value="0.0177662884497642">
            <text:p>0.0177662884497642</text:p>
          </table:table-cell>
          <table:table-cell table:formula="of:=[.D60]/([.B60]+[.C60]+[.D60])" office:value-type="float" office:value="0.811074749456664">
            <text:p>0.811074749456664</text:p>
          </table:table-cell>
          <table:table-cell office:value-type="float" office:value="419">
            <text:p>419</text:p>
          </table:table-cell>
          <table:table-cell table:formula="of:=[.F60]*[.$R$1]+[.G60]*[.$S$1]+[.H60]*[.$T$1]" office:value-type="float" office:value="0.305584218186635">
            <text:p>0.305584218186635</text:p>
          </table:table-cell>
          <table:table-cell office:value-type="float" office:value="419">
            <text:p>419</text:p>
          </table:table-cell>
          <table:table-cell table:formula="of:=[.F60]*[.$R$2]+[.G60]*[.$S$2]+[.H60]*[.$T$2]" office:value-type="float" office:value="-0.008523905898107">
            <text:p>-0.008523905898107</text:p>
          </table:table-cell>
          <table:table-cell office:value-type="float" office:value="419">
            <text:p>419</text:p>
          </table:table-cell>
          <table:table-cell table:formula="of:=[.F60]*[.$R$3]+[.G60]*[.$S$3]+[.H60]*[.$T$3]" office:value-type="float" office:value="1.0484788295804">
            <text:p>1.0484788295804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204492">
            <text:p>0.204492</text:p>
          </table:table-cell>
          <table:table-cell office:value-type="float" office:value="0.021391">
            <text:p>0.021391</text:p>
          </table:table-cell>
          <table:table-cell office:value-type="float" office:value="0.972542">
            <text:p>0.972542</text:p>
          </table:table-cell>
          <table:table-cell/>
          <table:table-cell table:formula="of:=[.B61]/([.B61]+[.C61]+[.D61])" office:value-type="float" office:value="0.170633957068653">
            <text:p>0.170633957068653</text:p>
          </table:table-cell>
          <table:table-cell table:formula="of:=[.C61]/([.B61]+[.C61]+[.D61])" office:value-type="float" office:value="0.0178492604877235">
            <text:p>0.0178492604877235</text:p>
          </table:table-cell>
          <table:table-cell table:formula="of:=[.D61]/([.B61]+[.C61]+[.D61])" office:value-type="float" office:value="0.811516782443624">
            <text:p>0.811516782443624</text:p>
          </table:table-cell>
          <table:table-cell office:value-type="float" office:value="420">
            <text:p>420</text:p>
          </table:table-cell>
          <table:table-cell table:formula="of:=[.F61]*[.$R$1]+[.G61]*[.$S$1]+[.H61]*[.$T$1]" office:value-type="float" office:value="0.303634551265202">
            <text:p>0.303634551265202</text:p>
          </table:table-cell>
          <table:table-cell office:value-type="float" office:value="420">
            <text:p>420</text:p>
          </table:table-cell>
          <table:table-cell table:formula="of:=[.F61]*[.$R$2]+[.G61]*[.$S$2]+[.H61]*[.$T$2]" office:value-type="float" office:value="-0.00809919561090599">
            <text:p>-0.00809919561090599</text:p>
          </table:table-cell>
          <table:table-cell office:value-type="float" office:value="420">
            <text:p>420</text:p>
          </table:table-cell>
          <table:table-cell table:formula="of:=[.F61]*[.$R$3]+[.G61]*[.$S$3]+[.H61]*[.$T$3]" office:value-type="float" office:value="1.04902183315602">
            <text:p>1.04902183315602</text:p>
          </table:table-cell>
          <table:table-cell table:number-columns-repeated="6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21765">
            <text:p>0.21765</text:p>
          </table:table-cell>
          <table:table-cell office:value-type="float" office:value="0.022992">
            <text:p>0.022992</text:p>
          </table:table-cell>
          <table:table-cell office:value-type="float" office:value="1.0389">
            <text:p>1.0389</text:p>
          </table:table-cell>
          <table:table-cell/>
          <table:table-cell table:formula="of:=[.B62]/([.B62]+[.C62]+[.D62])" office:value-type="float" office:value="0.170099926379908">
            <text:p>0.170099926379908</text:p>
          </table:table-cell>
          <table:table-cell table:formula="of:=[.C62]/([.B62]+[.C62]+[.D62])" office:value-type="float" office:value="0.0179689295075894">
            <text:p>0.0179689295075894</text:p>
          </table:table-cell>
          <table:table-cell table:formula="of:=[.D62]/([.B62]+[.C62]+[.D62])" office:value-type="float" office:value="0.811931144112503">
            <text:p>0.811931144112503</text:p>
          </table:table-cell>
          <table:table-cell office:value-type="float" office:value="421">
            <text:p>421</text:p>
          </table:table-cell>
          <table:table-cell table:formula="of:=[.F62]*[.$R$1]+[.G62]*[.$S$1]+[.H62]*[.$T$1]" office:value-type="float" office:value="0.301606795087617">
            <text:p>0.301606795087617</text:p>
          </table:table-cell>
          <table:table-cell office:value-type="float" office:value="421">
            <text:p>421</text:p>
          </table:table-cell>
          <table:table-cell table:formula="of:=[.F62]*[.$R$2]+[.G62]*[.$S$2]+[.H62]*[.$T$2]" office:value-type="float" office:value="-0.00761851756331563">
            <text:p>-0.00761851756331563</text:p>
          </table:table-cell>
          <table:table-cell office:value-type="float" office:value="421">
            <text:p>421</text:p>
          </table:table-cell>
          <table:table-cell table:formula="of:=[.F62]*[.$R$3]+[.G62]*[.$S$3]+[.H62]*[.$T$3]" office:value-type="float" office:value="1.04952538205077">
            <text:p>1.04952538205077</text:p>
          </table:table-cell>
          <table:table-cell table:number-columns-repeated="6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230267">
            <text:p>0.230267</text:p>
          </table:table-cell>
          <table:table-cell office:value-type="float" office:value="0.024598">
            <text:p>0.024598</text:p>
          </table:table-cell>
          <table:table-cell office:value-type="float" office:value="1.1031">
            <text:p>1.1031</text:p>
          </table:table-cell>
          <table:table-cell/>
          <table:table-cell table:formula="of:=[.B63]/([.B63]+[.C63]+[.D63])" office:value-type="float" office:value="0.169567698725667">
            <text:p>0.169567698725667</text:p>
          </table:table-cell>
          <table:table-cell table:formula="of:=[.C63]/([.B63]+[.C63]+[.D63])" office:value-type="float" office:value="0.0181138689141473">
            <text:p>0.0181138689141473</text:p>
          </table:table-cell>
          <table:table-cell table:formula="of:=[.D63]/([.B63]+[.C63]+[.D63])" office:value-type="float" office:value="0.812318432360186">
            <text:p>0.812318432360186</text:p>
          </table:table-cell>
          <table:table-cell office:value-type="float" office:value="422">
            <text:p>422</text:p>
          </table:table-cell>
          <table:table-cell table:formula="of:=[.F63]*[.$R$1]+[.G63]*[.$S$1]+[.H63]*[.$T$1]" office:value-type="float" office:value="0.299553440405312">
            <text:p>0.299553440405312</text:p>
          </table:table-cell>
          <table:table-cell office:value-type="float" office:value="422">
            <text:p>422</text:p>
          </table:table-cell>
          <table:table-cell table:formula="of:=[.F63]*[.$R$2]+[.G63]*[.$S$2]+[.H63]*[.$T$2]" office:value-type="float" office:value="-0.00710403684925606">
            <text:p>-0.00710403684925606</text:p>
          </table:table-cell>
          <table:table-cell office:value-type="float" office:value="422">
            <text:p>422</text:p>
          </table:table-cell>
          <table:table-cell table:formula="of:=[.F63]*[.$R$3]+[.G63]*[.$S$3]+[.H63]*[.$T$3]" office:value-type="float" office:value="1.04999171539767">
            <text:p>1.04999171539767</text:p>
          </table:table-cell>
          <table:table-cell table:number-columns-repeated="6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242311">
            <text:p>0.242311</text:p>
          </table:table-cell>
          <table:table-cell office:value-type="float" office:value="0.026213">
            <text:p>0.026213</text:p>
          </table:table-cell>
          <table:table-cell office:value-type="float" office:value="1.1651">
            <text:p>1.1651</text:p>
          </table:table-cell>
          <table:table-cell/>
          <table:table-cell table:formula="of:=[.B64]/([.B64]+[.C64]+[.D64])" office:value-type="float" office:value="0.169019910380965">
            <text:p>0.169019910380965</text:p>
          </table:table-cell>
          <table:table-cell table:formula="of:=[.C64]/([.B64]+[.C64]+[.D64])" office:value-type="float" office:value="0.0182844316222385">
            <text:p>0.0182844316222385</text:p>
          </table:table-cell>
          <table:table-cell table:formula="of:=[.D64]/([.B64]+[.C64]+[.D64])" office:value-type="float" office:value="0.812695657996797">
            <text:p>0.812695657996797</text:p>
          </table:table-cell>
          <table:table-cell office:value-type="float" office:value="423">
            <text:p>423</text:p>
          </table:table-cell>
          <table:table-cell table:formula="of:=[.F64]*[.$R$1]+[.G64]*[.$S$1]+[.H64]*[.$T$1]" office:value-type="float" office:value="0.297413026846649">
            <text:p>0.297413026846649</text:p>
          </table:table-cell>
          <table:table-cell office:value-type="float" office:value="423">
            <text:p>423</text:p>
          </table:table-cell>
          <table:table-cell table:formula="of:=[.F64]*[.$R$2]+[.G64]*[.$S$2]+[.H64]*[.$T$2]" office:value-type="float" office:value="-0.00654500629174733">
            <text:p>-0.00654500629174733</text:p>
          </table:table-cell>
          <table:table-cell office:value-type="float" office:value="423">
            <text:p>423</text:p>
          </table:table-cell>
          <table:table-cell table:formula="of:=[.F64]*[.$R$3]+[.G64]*[.$S$3]+[.H64]*[.$T$3]" office:value-type="float" office:value="1.05044210002065">
            <text:p>1.05044210002065</text:p>
          </table:table-cell>
          <table:table-cell table:number-columns-repeated="6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253793">
            <text:p>0.253793</text:p>
          </table:table-cell>
          <table:table-cell office:value-type="float" office:value="0.027841">
            <text:p>0.027841</text:p>
          </table:table-cell>
          <table:table-cell office:value-type="float" office:value="1.2249">
            <text:p>1.2249</text:p>
          </table:table-cell>
          <table:table-cell/>
          <table:table-cell table:formula="of:=[.B65]/([.B65]+[.C65]+[.D65])" office:value-type="float" office:value="0.168461514974106">
            <text:p>0.168461514974106</text:p>
          </table:table-cell>
          <table:table-cell table:formula="of:=[.C65]/([.B65]+[.C65]+[.D65])" office:value-type="float" office:value="0.0184801670589578">
            <text:p>0.0184801670589578</text:p>
          </table:table-cell>
          <table:table-cell table:formula="of:=[.D65]/([.B65]+[.C65]+[.D65])" office:value-type="float" office:value="0.813058317966936">
            <text:p>0.813058317966936</text:p>
          </table:table-cell>
          <table:table-cell office:value-type="float" office:value="424">
            <text:p>424</text:p>
          </table:table-cell>
          <table:table-cell table:formula="of:=[.F65]*[.$R$1]+[.G65]*[.$S$1]+[.H65]*[.$T$1]" office:value-type="float" office:value="0.295203530355106">
            <text:p>0.295203530355106</text:p>
          </table:table-cell>
          <table:table-cell office:value-type="float" office:value="424">
            <text:p>424</text:p>
          </table:table-cell>
          <table:table-cell table:formula="of:=[.F65]*[.$R$2]+[.G65]*[.$S$2]+[.H65]*[.$T$2]" office:value-type="float" office:value="-0.00594497469024927">
            <text:p>-0.00594497469024927</text:p>
          </table:table-cell>
          <table:table-cell office:value-type="float" office:value="424">
            <text:p>424</text:p>
          </table:table-cell>
          <table:table-cell table:formula="of:=[.F65]*[.$R$3]+[.G65]*[.$S$3]+[.H65]*[.$T$3]" office:value-type="float" office:value="1.05087095279629">
            <text:p>1.05087095279629</text:p>
          </table:table-cell>
          <table:table-cell table:number-columns-repeated="6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264737">
            <text:p>0.264737</text:p>
          </table:table-cell>
          <table:table-cell office:value-type="float" office:value="0.029497">
            <text:p>0.029497</text:p>
          </table:table-cell>
          <table:table-cell office:value-type="float" office:value="1.2825">
            <text:p>1.2825</text:p>
          </table:table-cell>
          <table:table-cell/>
          <table:table-cell table:formula="of:=[.B66]/([.B66]+[.C66]+[.D66])" office:value-type="float" office:value="0.167902131875129">
            <text:p>0.167902131875129</text:p>
          </table:table-cell>
          <table:table-cell table:formula="of:=[.C66]/([.B66]+[.C66]+[.D66])" office:value-type="float" office:value="0.0187076577279364">
            <text:p>0.0187076577279364</text:p>
          </table:table-cell>
          <table:table-cell table:formula="of:=[.D66]/([.B66]+[.C66]+[.D66])" office:value-type="float" office:value="0.813390210396934">
            <text:p>0.813390210396934</text:p>
          </table:table-cell>
          <table:table-cell office:value-type="float" office:value="425">
            <text:p>425</text:p>
          </table:table-cell>
          <table:table-cell table:formula="of:=[.F66]*[.$R$1]+[.G66]*[.$S$1]+[.H66]*[.$T$1]" office:value-type="float" office:value="0.292950434125223">
            <text:p>0.292950434125223</text:p>
          </table:table-cell>
          <table:table-cell office:value-type="float" office:value="425">
            <text:p>425</text:p>
          </table:table-cell>
          <table:table-cell table:formula="of:=[.F66]*[.$R$2]+[.G66]*[.$S$2]+[.H66]*[.$T$2]" office:value-type="float" office:value="-0.00530054359200727">
            <text:p>-0.00530054359200727</text:p>
          </table:table-cell>
          <table:table-cell office:value-type="float" office:value="425">
            <text:p>425</text:p>
          </table:table-cell>
          <table:table-cell table:formula="of:=[.F66]*[.$R$3]+[.G66]*[.$S$3]+[.H66]*[.$T$3]" office:value-type="float" office:value="1.0512571160386">
            <text:p>1.0512571160386</text:p>
          </table:table-cell>
          <table:table-cell table:number-columns-repeated="6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275195">
            <text:p>0.275195</text:p>
          </table:table-cell>
          <table:table-cell office:value-type="float" office:value="0.031195">
            <text:p>0.031195</text:p>
          </table:table-cell>
          <table:table-cell office:value-type="float" office:value="1.3382">
            <text:p>1.3382</text:p>
          </table:table-cell>
          <table:table-cell/>
          <table:table-cell table:formula="of:=[.B67]/([.B67]+[.C67]+[.D67])" office:value-type="float" office:value="0.167333499534838">
            <text:p>0.167333499534838</text:p>
          </table:table-cell>
          <table:table-cell table:formula="of:=[.C67]/([.B67]+[.C67]+[.D67])" office:value-type="float" office:value="0.0189682534856712">
            <text:p>0.0189682534856712</text:p>
          </table:table-cell>
          <table:table-cell table:formula="of:=[.D67]/([.B67]+[.C67]+[.D67])" office:value-type="float" office:value="0.81369824697949">
            <text:p>0.81369824697949</text:p>
          </table:table-cell>
          <table:table-cell office:value-type="float" office:value="426">
            <text:p>426</text:p>
          </table:table-cell>
          <table:table-cell table:formula="of:=[.F67]*[.$R$1]+[.G67]*[.$S$1]+[.H67]*[.$T$1]" office:value-type="float" office:value="0.290623002085626">
            <text:p>0.290623002085626</text:p>
          </table:table-cell>
          <table:table-cell office:value-type="float" office:value="426">
            <text:p>426</text:p>
          </table:table-cell>
          <table:table-cell table:formula="of:=[.F67]*[.$R$2]+[.G67]*[.$S$2]+[.H67]*[.$T$2]" office:value-type="float" office:value="-0.00460496871560691">
            <text:p>-0.00460496871560691</text:p>
          </table:table-cell>
          <table:table-cell office:value-type="float" office:value="426">
            <text:p>426</text:p>
          </table:table-cell>
          <table:table-cell table:formula="of:=[.F67]*[.$R$3]+[.G67]*[.$S$3]+[.H67]*[.$T$3]" office:value-type="float" office:value="1.05160907338607">
            <text:p>1.05160907338607</text:p>
          </table:table-cell>
          <table:table-cell table:number-columns-repeated="6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285301">
            <text:p>0.285301</text:p>
          </table:table-cell>
          <table:table-cell office:value-type="float" office:value="0.032927">
            <text:p>0.032927</text:p>
          </table:table-cell>
          <table:table-cell office:value-type="float" office:value="1.3926">
            <text:p>1.3926</text:p>
          </table:table-cell>
          <table:table-cell/>
          <table:table-cell table:formula="of:=[.B68]/([.B68]+[.C68]+[.D68])" office:value-type="float" office:value="0.166761942170692">
            <text:p>0.166761942170692</text:p>
          </table:table-cell>
          <table:table-cell table:formula="of:=[.C68]/([.B68]+[.C68]+[.D68])" office:value-type="float" office:value="0.0192462363253349">
            <text:p>0.0192462363253349</text:p>
          </table:table-cell>
          <table:table-cell table:formula="of:=[.D68]/([.B68]+[.C68]+[.D68])" office:value-type="float" office:value="0.813991821503974">
            <text:p>0.813991821503974</text:p>
          </table:table-cell>
          <table:table-cell office:value-type="float" office:value="427">
            <text:p>427</text:p>
          </table:table-cell>
          <table:table-cell table:formula="of:=[.F68]*[.$R$1]+[.G68]*[.$S$1]+[.H68]*[.$T$1]" office:value-type="float" office:value="0.288263319749267">
            <text:p>0.288263319749267</text:p>
          </table:table-cell>
          <table:table-cell office:value-type="float" office:value="427">
            <text:p>427</text:p>
          </table:table-cell>
          <table:table-cell table:formula="of:=[.F68]*[.$R$2]+[.G68]*[.$S$2]+[.H68]*[.$T$2]" office:value-type="float" office:value="-0.00388367474696463">
            <text:p>-0.00388367474696463</text:p>
          </table:table-cell>
          <table:table-cell office:value-type="float" office:value="427">
            <text:p>427</text:p>
          </table:table-cell>
          <table:table-cell table:formula="of:=[.F68]*[.$R$3]+[.G68]*[.$S$3]+[.H68]*[.$T$3]" office:value-type="float" office:value="1.05194064394551">
            <text:p>1.05194064394551</text:p>
          </table:table-cell>
          <table:table-cell table:number-columns-repeated="6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95143">
            <text:p>0.295143</text:p>
          </table:table-cell>
          <table:table-cell office:value-type="float" office:value="0.034738">
            <text:p>0.034738</text:p>
          </table:table-cell>
          <table:table-cell office:value-type="float" office:value="1.4461">
            <text:p>1.4461</text:p>
          </table:table-cell>
          <table:table-cell/>
          <table:table-cell table:formula="of:=[.B69]/([.B69]+[.C69]+[.D69])" office:value-type="float" office:value="0.166185899511312">
            <text:p>0.166185899511312</text:p>
          </table:table-cell>
          <table:table-cell table:formula="of:=[.C69]/([.B69]+[.C69]+[.D69])" office:value-type="float" office:value="0.0195598939403068">
            <text:p>0.0195598939403068</text:p>
          </table:table-cell>
          <table:table-cell table:formula="of:=[.D69]/([.B69]+[.C69]+[.D69])" office:value-type="float" office:value="0.814254206548381">
            <text:p>0.814254206548381</text:p>
          </table:table-cell>
          <table:table-cell office:value-type="float" office:value="428">
            <text:p>428</text:p>
          </table:table-cell>
          <table:table-cell table:formula="of:=[.F69]*[.$R$1]+[.G69]*[.$S$1]+[.H69]*[.$T$1]" office:value-type="float" office:value="0.285842794320435">
            <text:p>0.285842794320435</text:p>
          </table:table-cell>
          <table:table-cell office:value-type="float" office:value="428">
            <text:p>428</text:p>
          </table:table-cell>
          <table:table-cell table:formula="of:=[.F69]*[.$R$2]+[.G69]*[.$S$2]+[.H69]*[.$T$2]" office:value-type="float" office:value="-0.00311050636239915">
            <text:p>-0.00311050636239915</text:p>
          </table:table-cell>
          <table:table-cell office:value-type="float" office:value="428">
            <text:p>428</text:p>
          </table:table-cell>
          <table:table-cell table:formula="of:=[.F69]*[.$R$3]+[.G69]*[.$S$3]+[.H69]*[.$T$3]" office:value-type="float" office:value="1.05222848521465">
            <text:p>1.05222848521465</text:p>
          </table:table-cell>
          <table:table-cell table:number-columns-repeated="6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304869">
            <text:p>0.304869</text:p>
          </table:table-cell>
          <table:table-cell office:value-type="float" office:value="0.036654">
            <text:p>0.036654</text:p>
          </table:table-cell>
          <table:table-cell office:value-type="float" office:value="1.4994">
            <text:p>1.4994</text:p>
          </table:table-cell>
          <table:table-cell/>
          <table:table-cell table:formula="of:=[.B70]/([.B70]+[.C70]+[.D70])" office:value-type="float" office:value="0.165606600601981">
            <text:p>0.165606600601981</text:p>
          </table:table-cell>
          <table:table-cell table:formula="of:=[.C70]/([.B70]+[.C70]+[.D70])" office:value-type="float" office:value="0.019910664378684">
            <text:p>0.019910664378684</text:p>
          </table:table-cell>
          <table:table-cell table:formula="of:=[.D70]/([.B70]+[.C70]+[.D70])" office:value-type="float" office:value="0.814482735019335">
            <text:p>0.814482735019335</text:p>
          </table:table-cell>
          <table:table-cell office:value-type="float" office:value="429">
            <text:p>429</text:p>
          </table:table-cell>
          <table:table-cell table:formula="of:=[.F70]*[.$R$1]+[.G70]*[.$S$1]+[.H70]*[.$T$1]" office:value-type="float" office:value="0.283363927279957">
            <text:p>0.283363927279957</text:p>
          </table:table-cell>
          <table:table-cell office:value-type="float" office:value="429">
            <text:p>429</text:p>
          </table:table-cell>
          <table:table-cell table:formula="of:=[.F70]*[.$R$2]+[.G70]*[.$S$2]+[.H70]*[.$T$2]" office:value-type="float" office:value="-0.00228420558600223">
            <text:p>-0.00228420558600223</text:p>
          </table:table-cell>
          <table:table-cell office:value-type="float" office:value="429">
            <text:p>429</text:p>
          </table:table-cell>
          <table:table-cell table:formula="of:=[.F70]*[.$R$3]+[.G70]*[.$S$3]+[.H70]*[.$T$3]" office:value-type="float" office:value="1.05246906807075">
            <text:p>1.05246906807075</text:p>
          </table:table-cell>
          <table:table-cell table:number-columns-repeated="6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314679">
            <text:p>0.314679</text:p>
          </table:table-cell>
          <table:table-cell office:value-type="float" office:value="0.038676">
            <text:p>0.038676</text:p>
          </table:table-cell>
          <table:table-cell office:value-type="float" office:value="1.55348">
            <text:p>1.55348</text:p>
          </table:table-cell>
          <table:table-cell/>
          <table:table-cell table:formula="of:=[.B71]/([.B71]+[.C71]+[.D71])" office:value-type="float" office:value="0.165026863887017">
            <text:p>0.165026863887017</text:p>
          </table:table-cell>
          <table:table-cell table:formula="of:=[.C71]/([.B71]+[.C71]+[.D71])" office:value-type="float" office:value="0.0202828246806882">
            <text:p>0.0202828246806882</text:p>
          </table:table-cell>
          <table:table-cell table:formula="of:=[.D71]/([.B71]+[.C71]+[.D71])" office:value-type="float" office:value="0.814690311432295">
            <text:p>0.814690311432295</text:p>
          </table:table-cell>
          <table:table-cell office:value-type="float" office:value="430">
            <text:p>430</text:p>
          </table:table-cell>
          <table:table-cell table:formula="of:=[.F71]*[.$R$1]+[.G71]*[.$S$1]+[.H71]*[.$T$1]" office:value-type="float" office:value="0.280856491463603">
            <text:p>0.280856491463603</text:p>
          </table:table-cell>
          <table:table-cell office:value-type="float" office:value="430">
            <text:p>430</text:p>
          </table:table-cell>
          <table:table-cell table:formula="of:=[.F71]*[.$R$2]+[.G71]*[.$S$2]+[.H71]*[.$T$2]" office:value-type="float" office:value="-0.0014281323764248">
            <text:p>-0.0014281323764248</text:p>
          </table:table-cell>
          <table:table-cell office:value-type="float" office:value="430">
            <text:p>430</text:p>
          </table:table-cell>
          <table:table-cell table:formula="of:=[.F71]*[.$R$3]+[.G71]*[.$S$3]+[.H71]*[.$T$3]" office:value-type="float" office:value="1.05268061085516">
            <text:p>1.05268061085516</text:p>
          </table:table-cell>
          <table:table-cell table:number-columns-repeated="6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324355">
            <text:p>0.324355</text:p>
          </table:table-cell>
          <table:table-cell office:value-type="float" office:value="0.040792">
            <text:p>0.040792</text:p>
          </table:table-cell>
          <table:table-cell office:value-type="float" office:value="1.6072">
            <text:p>1.6072</text:p>
          </table:table-cell>
          <table:table-cell/>
          <table:table-cell table:formula="of:=[.B72]/([.B72]+[.C72]+[.D72])" office:value-type="float" office:value="0.164451285701755">
            <text:p>0.164451285701755</text:p>
          </table:table-cell>
          <table:table-cell table:formula="of:=[.C72]/([.B72]+[.C72]+[.D72])" office:value-type="float" office:value="0.0206819591076012">
            <text:p>0.0206819591076012</text:p>
          </table:table-cell>
          <table:table-cell table:formula="of:=[.D72]/([.B72]+[.C72]+[.D72])" office:value-type="float" office:value="0.814866755190643">
            <text:p>0.814866755190643</text:p>
          </table:table-cell>
          <table:table-cell office:value-type="float" office:value="431">
            <text:p>431</text:p>
          </table:table-cell>
          <table:table-cell table:formula="of:=[.F72]*[.$R$1]+[.G72]*[.$S$1]+[.H72]*[.$T$1]" office:value-type="float" office:value="0.278329581103122">
            <text:p>0.278329581103122</text:p>
          </table:table-cell>
          <table:table-cell office:value-type="float" office:value="431">
            <text:p>431</text:p>
          </table:table-cell>
          <table:table-cell table:formula="of:=[.F72]*[.$R$2]+[.G72]*[.$S$2]+[.H72]*[.$T$2]" office:value-type="float" office:value="-0.000537297544499021">
            <text:p>-0.000537297544499021</text:p>
          </table:table-cell>
          <table:table-cell office:value-type="float" office:value="431">
            <text:p>431</text:p>
          </table:table-cell>
          <table:table-cell table:formula="of:=[.F72]*[.$R$3]+[.G72]*[.$S$3]+[.H72]*[.$T$3]" office:value-type="float" office:value="1.05284963011073">
            <text:p>1.05284963011073</text:p>
          </table:table-cell>
          <table:table-cell table:number-columns-repeated="6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33357">
            <text:p>0.33357</text:p>
          </table:table-cell>
          <table:table-cell office:value-type="float" office:value="0.042946">
            <text:p>0.042946</text:p>
          </table:table-cell>
          <table:table-cell office:value-type="float" office:value="1.6589">
            <text:p>1.6589</text:p>
          </table:table-cell>
          <table:table-cell/>
          <table:table-cell table:formula="of:=[.B73]/([.B73]+[.C73]+[.D73])" office:value-type="float" office:value="0.163882960534849">
            <text:p>0.163882960534849</text:p>
          </table:table-cell>
          <table:table-cell table:formula="of:=[.C73]/([.B73]+[.C73]+[.D73])" office:value-type="float" office:value="0.0210993723150452">
            <text:p>0.0210993723150452</text:p>
          </table:table-cell>
          <table:table-cell table:formula="of:=[.D73]/([.B73]+[.C73]+[.D73])" office:value-type="float" office:value="0.815017667150106">
            <text:p>0.815017667150106</text:p>
          </table:table-cell>
          <table:table-cell office:value-type="float" office:value="432">
            <text:p>432</text:p>
          </table:table-cell>
          <table:table-cell table:formula="of:=[.F73]*[.$R$1]+[.G73]*[.$S$1]+[.H73]*[.$T$1]" office:value-type="float" office:value="0.275805058228883">
            <text:p>0.275805058228883</text:p>
          </table:table-cell>
          <table:table-cell office:value-type="float" office:value="432">
            <text:p>432</text:p>
          </table:table-cell>
          <table:table-cell table:formula="of:=[.F73]*[.$R$2]+[.G73]*[.$S$2]+[.H73]*[.$T$2]" office:value-type="float" office:value="0.000374472540257124">
            <text:p>0.000374472540257124</text:p>
          </table:table-cell>
          <table:table-cell office:value-type="float" office:value="432">
            <text:p>432</text:p>
          </table:table-cell>
          <table:table-cell table:formula="of:=[.F73]*[.$R$3]+[.G73]*[.$S$3]+[.H73]*[.$T$3]" office:value-type="float" office:value="1.05298427702249">
            <text:p>1.05298427702249</text:p>
          </table:table-cell>
          <table:table-cell table:number-columns-repeated="6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42243">
            <text:p>0.342243</text:p>
          </table:table-cell>
          <table:table-cell office:value-type="float" office:value="0.045114">
            <text:p>0.045114</text:p>
          </table:table-cell>
          <table:table-cell office:value-type="float" office:value="1.7082">
            <text:p>1.7082</text:p>
          </table:table-cell>
          <table:table-cell/>
          <table:table-cell table:formula="of:=[.B74]/([.B74]+[.C74]+[.D74])" office:value-type="float" office:value="0.163318392198351">
            <text:p>0.163318392198351</text:p>
          </table:table-cell>
          <table:table-cell table:formula="of:=[.C74]/([.B74]+[.C74]+[.D74])" office:value-type="float" office:value="0.0215284050970697">
            <text:p>0.0215284050970697</text:p>
          </table:table-cell>
          <table:table-cell table:formula="of:=[.D74]/([.B74]+[.C74]+[.D74])" office:value-type="float" office:value="0.815153202704579">
            <text:p>0.815153202704579</text:p>
          </table:table-cell>
          <table:table-cell office:value-type="float" office:value="433">
            <text:p>433</text:p>
          </table:table-cell>
          <table:table-cell table:formula="of:=[.F74]*[.$R$1]+[.G74]*[.$S$1]+[.H74]*[.$T$1]" office:value-type="float" office:value="0.273279052824619">
            <text:p>0.273279052824619</text:p>
          </table:table-cell>
          <table:table-cell office:value-type="float" office:value="433">
            <text:p>433</text:p>
          </table:table-cell>
          <table:table-cell table:formula="of:=[.F74]*[.$R$2]+[.G74]*[.$S$2]+[.H74]*[.$T$2]" office:value-type="float" office:value="0.00130005540293104">
            <text:p>0.00130005540293104</text:p>
          </table:table-cell>
          <table:table-cell office:value-type="float" office:value="433">
            <text:p>433</text:p>
          </table:table-cell>
          <table:table-cell table:formula="of:=[.F74]*[.$R$3]+[.G74]*[.$S$3]+[.H74]*[.$T$3]" office:value-type="float" office:value="1.05309814364391">
            <text:p>1.05309814364391</text:p>
          </table:table-cell>
          <table:table-cell table:number-columns-repeated="6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350312">
            <text:p>0.350312</text:p>
          </table:table-cell>
          <table:table-cell office:value-type="float" office:value="0.047333">
            <text:p>0.047333</text:p>
          </table:table-cell>
          <table:table-cell office:value-type="float" office:value="1.7548">
            <text:p>1.7548</text:p>
          </table:table-cell>
          <table:table-cell/>
          <table:table-cell table:formula="of:=[.B75]/([.B75]+[.C75]+[.D75])" office:value-type="float" office:value="0.162750732306749">
            <text:p>0.162750732306749</text:p>
          </table:table-cell>
          <table:table-cell table:formula="of:=[.C75]/([.B75]+[.C75]+[.D75])" office:value-type="float" office:value="0.0219903412166164">
            <text:p>0.0219903412166164</text:p>
          </table:table-cell>
          <table:table-cell table:formula="of:=[.D75]/([.B75]+[.C75]+[.D75])" office:value-type="float" office:value="0.815258926476635">
            <text:p>0.815258926476635</text:p>
          </table:table-cell>
          <table:table-cell office:value-type="float" office:value="434">
            <text:p>434</text:p>
          </table:table-cell>
          <table:table-cell table:formula="of:=[.F75]*[.$R$1]+[.G75]*[.$S$1]+[.H75]*[.$T$1]" office:value-type="float" office:value="0.270700604057246">
            <text:p>0.270700604057246</text:p>
          </table:table-cell>
          <table:table-cell office:value-type="float" office:value="434">
            <text:p>434</text:p>
          </table:table-cell>
          <table:table-cell table:formula="of:=[.F75]*[.$R$2]+[.G75]*[.$S$2]+[.H75]*[.$T$2]" office:value-type="float" office:value="0.00227286509062948">
            <text:p>0.00227286509062948</text:p>
          </table:table-cell>
          <table:table-cell office:value-type="float" office:value="434">
            <text:p>434</text:p>
          </table:table-cell>
          <table:table-cell table:formula="of:=[.F75]*[.$R$3]+[.G75]*[.$S$3]+[.H75]*[.$T$3]" office:value-type="float" office:value="1.05317036848793">
            <text:p>1.05317036848793</text:p>
          </table:table-cell>
          <table:table-cell table:number-columns-repeated="6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357719">
            <text:p>0.357719</text:p>
          </table:table-cell>
          <table:table-cell office:value-type="float" office:value="0.049602">
            <text:p>0.049602</text:p>
          </table:table-cell>
          <table:table-cell office:value-type="float" office:value="1.7985">
            <text:p>1.7985</text:p>
          </table:table-cell>
          <table:table-cell/>
          <table:table-cell table:formula="of:=[.B76]/([.B76]+[.C76]+[.D76])" office:value-type="float" office:value="0.162170457167649">
            <text:p>0.162170457167649</text:p>
          </table:table-cell>
          <table:table-cell table:formula="of:=[.C76]/([.B76]+[.C76]+[.D76])" office:value-type="float" office:value="0.022486865434684">
            <text:p>0.022486865434684</text:p>
          </table:table-cell>
          <table:table-cell table:formula="of:=[.D76]/([.B76]+[.C76]+[.D76])" office:value-type="float" office:value="0.815342677397667">
            <text:p>0.815342677397667</text:p>
          </table:table-cell>
          <table:table-cell office:value-type="float" office:value="435">
            <text:p>435</text:p>
          </table:table-cell>
          <table:table-cell table:formula="of:=[.F76]*[.$R$1]+[.G76]*[.$S$1]+[.H76]*[.$T$1]" office:value-type="float" office:value="0.268034117591591">
            <text:p>0.268034117591591</text:p>
          </table:table-cell>
          <table:table-cell office:value-type="float" office:value="435">
            <text:p>435</text:p>
          </table:table-cell>
          <table:table-cell table:formula="of:=[.F76]*[.$R$2]+[.G76]*[.$S$2]+[.H76]*[.$T$2]" office:value-type="float" office:value="0.00330085378641331">
            <text:p>0.00330085378641331</text:p>
          </table:table-cell>
          <table:table-cell office:value-type="float" office:value="435">
            <text:p>435</text:p>
          </table:table-cell>
          <table:table-cell table:formula="of:=[.F76]*[.$R$3]+[.G76]*[.$S$3]+[.H76]*[.$T$3]" office:value-type="float" office:value="1.05321055325886">
            <text:p>1.05321055325886</text:p>
          </table:table-cell>
          <table:table-cell table:number-columns-repeated="6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364482">
            <text:p>0.364482</text:p>
          </table:table-cell>
          <table:table-cell office:value-type="float" office:value="0.051934">
            <text:p>0.051934</text:p>
          </table:table-cell>
          <table:table-cell office:value-type="float" office:value="1.8392">
            <text:p>1.8392</text:p>
          </table:table-cell>
          <table:table-cell/>
          <table:table-cell table:formula="of:=[.B77]/([.B77]+[.C77]+[.D77])" office:value-type="float" office:value="0.161588674668029">
            <text:p>0.161588674668029</text:p>
          </table:table-cell>
          <table:table-cell table:formula="of:=[.C77]/([.B77]+[.C77]+[.D77])" office:value-type="float" office:value="0.0230243091022585">
            <text:p>0.0230243091022585</text:p>
          </table:table-cell>
          <table:table-cell table:formula="of:=[.D77]/([.B77]+[.C77]+[.D77])" office:value-type="float" office:value="0.815387016229713">
            <text:p>0.815387016229713</text:p>
          </table:table-cell>
          <table:table-cell office:value-type="float" office:value="436">
            <text:p>436</text:p>
          </table:table-cell>
          <table:table-cell table:formula="of:=[.F77]*[.$R$1]+[.G77]*[.$S$1]+[.H77]*[.$T$1]" office:value-type="float" office:value="0.265310624503462">
            <text:p>0.265310624503462</text:p>
          </table:table-cell>
          <table:table-cell office:value-type="float" office:value="436">
            <text:p>436</text:p>
          </table:table-cell>
          <table:table-cell table:formula="of:=[.F77]*[.$R$2]+[.G77]*[.$S$2]+[.H77]*[.$T$2]" office:value-type="float" office:value="0.00438619383795825">
            <text:p>0.00438619383795825</text:p>
          </table:table-cell>
          <table:table-cell office:value-type="float" office:value="436">
            <text:p>436</text:p>
          </table:table-cell>
          <table:table-cell table:formula="of:=[.F77]*[.$R$3]+[.G77]*[.$S$3]+[.H77]*[.$T$3]" office:value-type="float" office:value="1.05319602272727">
            <text:p>1.05319602272727</text:p>
          </table:table-cell>
          <table:table-cell table:number-columns-repeated="6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370493">
            <text:p>0.370493</text:p>
          </table:table-cell>
          <table:table-cell office:value-type="float" office:value="0.054337">
            <text:p>0.054337</text:p>
          </table:table-cell>
          <table:table-cell office:value-type="float" office:value="1.8766">
            <text:p>1.8766</text:p>
          </table:table-cell>
          <table:table-cell/>
          <table:table-cell table:formula="of:=[.B78]/([.B78]+[.C78]+[.D78])" office:value-type="float" office:value="0.160983823101289">
            <text:p>0.160983823101289</text:p>
          </table:table-cell>
          <table:table-cell table:formula="of:=[.C78]/([.B78]+[.C78]+[.D78])" office:value-type="float" office:value="0.0236101032836106">
            <text:p>0.0236101032836106</text:p>
          </table:table-cell>
          <table:table-cell table:formula="of:=[.D78]/([.B78]+[.C78]+[.D78])" office:value-type="float" office:value="0.8154060736151">
            <text:p>0.8154060736151</text:p>
          </table:table-cell>
          <table:table-cell office:value-type="float" office:value="437">
            <text:p>437</text:p>
          </table:table-cell>
          <table:table-cell table:formula="of:=[.F78]*[.$R$1]+[.G78]*[.$S$1]+[.H78]*[.$T$1]" office:value-type="float" office:value="0.262444968476121">
            <text:p>0.262444968476121</text:p>
          </table:table-cell>
          <table:table-cell office:value-type="float" office:value="437">
            <text:p>437</text:p>
          </table:table-cell>
          <table:table-cell table:formula="of:=[.F78]*[.$R$2]+[.G78]*[.$S$2]+[.H78]*[.$T$2]" office:value-type="float" office:value="0.00555187944017414">
            <text:p>0.00555187944017414</text:p>
          </table:table-cell>
          <table:table-cell office:value-type="float" office:value="437">
            <text:p>437</text:p>
          </table:table-cell>
          <table:table-cell table:formula="of:=[.F78]*[.$R$3]+[.G78]*[.$S$3]+[.H78]*[.$T$3]" office:value-type="float" office:value="1.05314351216418">
            <text:p>1.05314351216418</text:p>
          </table:table-cell>
          <table:table-cell table:number-columns-repeated="6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375727">
            <text:p>0.375727</text:p>
          </table:table-cell>
          <table:table-cell office:value-type="float" office:value="0.056822">
            <text:p>0.056822</text:p>
          </table:table-cell>
          <table:table-cell office:value-type="float" office:value="1.9105">
            <text:p>1.9105</text:p>
          </table:table-cell>
          <table:table-cell/>
          <table:table-cell table:formula="of:=[.B79]/([.B79]+[.C79]+[.D79])" office:value-type="float" office:value="0.160358148719894">
            <text:p>0.160358148719894</text:p>
          </table:table-cell>
          <table:table-cell table:formula="of:=[.C79]/([.B79]+[.C79]+[.D79])" office:value-type="float" office:value="0.0242513067375031">
            <text:p>0.0242513067375031</text:p>
          </table:table-cell>
          <table:table-cell table:formula="of:=[.D79]/([.B79]+[.C79]+[.D79])" office:value-type="float" office:value="0.815390544542602">
            <text:p>0.815390544542602</text:p>
          </table:table-cell>
          <table:table-cell office:value-type="float" office:value="438">
            <text:p>438</text:p>
          </table:table-cell>
          <table:table-cell table:formula="of:=[.F79]*[.$R$1]+[.G79]*[.$S$1]+[.H79]*[.$T$1]" office:value-type="float" office:value="0.259436122462654">
            <text:p>0.259436122462654</text:p>
          </table:table-cell>
          <table:table-cell office:value-type="float" office:value="438">
            <text:p>438</text:p>
          </table:table-cell>
          <table:table-cell table:formula="of:=[.F79]*[.$R$2]+[.G79]*[.$S$2]+[.H79]*[.$T$2]" office:value-type="float" office:value="0.00680632295782119">
            <text:p>0.00680632295782119</text:p>
          </table:table-cell>
          <table:table-cell office:value-type="float" office:value="438">
            <text:p>438</text:p>
          </table:table-cell>
          <table:table-cell table:formula="of:=[.F79]*[.$R$3]+[.G79]*[.$S$3]+[.H79]*[.$T$3]" office:value-type="float" office:value="1.05304044285886">
            <text:p>1.05304044285886</text:p>
          </table:table-cell>
          <table:table-cell table:number-columns-repeated="6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380158">
            <text:p>0.380158</text:p>
          </table:table-cell>
          <table:table-cell office:value-type="float" office:value="0.059399">
            <text:p>0.059399</text:p>
          </table:table-cell>
          <table:table-cell office:value-type="float" office:value="1.9408">
            <text:p>1.9408</text:p>
          </table:table-cell>
          <table:table-cell/>
          <table:table-cell table:formula="of:=[.B80]/([.B80]+[.C80]+[.D80])" office:value-type="float" office:value="0.159706296156417">
            <text:p>0.159706296156417</text:p>
          </table:table-cell>
          <table:table-cell table:formula="of:=[.C80]/([.B80]+[.C80]+[.D80])" office:value-type="float" office:value="0.0249538199522172">
            <text:p>0.0249538199522172</text:p>
          </table:table-cell>
          <table:table-cell table:formula="of:=[.D80]/([.B80]+[.C80]+[.D80])" office:value-type="float" office:value="0.815339883891366">
            <text:p>0.815339883891366</text:p>
          </table:table-cell>
          <table:table-cell office:value-type="float" office:value="439">
            <text:p>439</text:p>
          </table:table-cell>
          <table:table-cell table:formula="of:=[.F80]*[.$R$1]+[.G80]*[.$S$1]+[.H80]*[.$T$1]" office:value-type="float" office:value="0.256257811790416">
            <text:p>0.256257811790416</text:p>
          </table:table-cell>
          <table:table-cell office:value-type="float" office:value="439">
            <text:p>439</text:p>
          </table:table-cell>
          <table:table-cell table:formula="of:=[.F80]*[.$R$2]+[.G80]*[.$S$2]+[.H80]*[.$T$2]" office:value-type="float" office:value="0.00816083037124262">
            <text:p>0.00816083037124262</text:p>
          </table:table-cell>
          <table:table-cell office:value-type="float" office:value="439">
            <text:p>439</text:p>
          </table:table-cell>
          <table:table-cell table:formula="of:=[.F80]*[.$R$3]+[.G80]*[.$S$3]+[.H80]*[.$T$3]" office:value-type="float" office:value="1.05288536240572">
            <text:p>1.05288536240572</text:p>
          </table:table-cell>
          <table:table-cell table:number-columns-repeated="6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383734">
            <text:p>0.383734</text:p>
          </table:table-cell>
          <table:table-cell office:value-type="float" office:value="0.062077">
            <text:p>0.062077</text:p>
          </table:table-cell>
          <table:table-cell office:value-type="float" office:value="1.96728">
            <text:p>1.96728</text:p>
          </table:table-cell>
          <table:table-cell/>
          <table:table-cell table:formula="of:=[.B81]/([.B81]+[.C81]+[.D81])" office:value-type="float" office:value="0.159021769174888">
            <text:p>0.159021769174888</text:p>
          </table:table-cell>
          <table:table-cell table:formula="of:=[.C81]/([.B81]+[.C81]+[.D81])" office:value-type="float" office:value="0.0257250969814234">
            <text:p>0.0257250969814234</text:p>
          </table:table-cell>
          <table:table-cell table:formula="of:=[.D81]/([.B81]+[.C81]+[.D81])" office:value-type="float" office:value="0.815253133843688">
            <text:p>0.815253133843688</text:p>
          </table:table-cell>
          <table:table-cell office:value-type="float" office:value="440">
            <text:p>440</text:p>
          </table:table-cell>
          <table:table-cell table:formula="of:=[.F81]*[.$R$1]+[.G81]*[.$S$1]+[.H81]*[.$T$1]" office:value-type="float" office:value="0.252877789648215">
            <text:p>0.252877789648215</text:p>
          </table:table-cell>
          <table:table-cell office:value-type="float" office:value="440">
            <text:p>440</text:p>
          </table:table-cell>
          <table:table-cell table:formula="of:=[.F81]*[.$R$2]+[.G81]*[.$S$2]+[.H81]*[.$T$2]" office:value-type="float" office:value="0.00962952540952662">
            <text:p>0.00962952540952662</text:p>
          </table:table-cell>
          <table:table-cell office:value-type="float" office:value="440">
            <text:p>440</text:p>
          </table:table-cell>
          <table:table-cell table:formula="of:=[.F81]*[.$R$3]+[.G81]*[.$S$3]+[.H81]*[.$T$3]" office:value-type="float" office:value="1.05267609874638">
            <text:p>1.05267609874638</text:p>
          </table:table-cell>
          <table:table-cell table:number-columns-repeated="6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386327">
            <text:p>0.386327</text:p>
          </table:table-cell>
          <table:table-cell office:value-type="float" office:value="0.064737">
            <text:p>0.064737</text:p>
          </table:table-cell>
          <table:table-cell office:value-type="float" office:value="1.9891">
            <text:p>1.9891</text:p>
          </table:table-cell>
          <table:table-cell/>
          <table:table-cell table:formula="of:=[.B82]/([.B82]+[.C82]+[.D82])" office:value-type="float" office:value="0.158320096518103">
            <text:p>0.158320096518103</text:p>
          </table:table-cell>
          <table:table-cell table:formula="of:=[.C82]/([.B82]+[.C82]+[.D82])" office:value-type="float" office:value="0.0265297742282896">
            <text:p>0.0265297742282896</text:p>
          </table:table-cell>
          <table:table-cell table:formula="of:=[.D82]/([.B82]+[.C82]+[.D82])" office:value-type="float" office:value="0.815150129253608">
            <text:p>0.815150129253608</text:p>
          </table:table-cell>
          <table:table-cell office:value-type="float" office:value="441">
            <text:p>441</text:p>
          </table:table-cell>
          <table:table-cell table:formula="of:=[.F82]*[.$R$1]+[.G82]*[.$S$1]+[.H82]*[.$T$1]" office:value-type="float" office:value="0.249395311462672">
            <text:p>0.249395311462672</text:p>
          </table:table-cell>
          <table:table-cell office:value-type="float" office:value="441">
            <text:p>441</text:p>
          </table:table-cell>
          <table:table-cell table:formula="of:=[.F82]*[.$R$2]+[.G82]*[.$S$2]+[.H82]*[.$T$2]" office:value-type="float" office:value="0.011154437447647">
            <text:p>0.011154437447647</text:p>
          </table:table-cell>
          <table:table-cell office:value-type="float" office:value="441">
            <text:p>441</text:p>
          </table:table-cell>
          <table:table-cell table:formula="of:=[.F82]*[.$R$3]+[.G82]*[.$S$3]+[.H82]*[.$T$3]" office:value-type="float" office:value="1.05244211438248">
            <text:p>1.05244211438248</text:p>
          </table:table-cell>
          <table:table-cell table:number-columns-repeated="6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387858">
            <text:p>0.387858</text:p>
          </table:table-cell>
          <table:table-cell office:value-type="float" office:value="0.067285">
            <text:p>0.067285</text:p>
          </table:table-cell>
          <table:table-cell office:value-type="float" office:value="2.0057">
            <text:p>2.0057</text:p>
          </table:table-cell>
          <table:table-cell/>
          <table:table-cell table:formula="of:=[.B83]/([.B83]+[.C83]+[.D83])" office:value-type="float" office:value="0.157611842770953">
            <text:p>0.157611842770953</text:p>
          </table:table-cell>
          <table:table-cell table:formula="of:=[.C83]/([.B83]+[.C83]+[.D83])" office:value-type="float" office:value="0.027342256291848">
            <text:p>0.027342256291848</text:p>
          </table:table-cell>
          <table:table-cell table:formula="of:=[.D83]/([.B83]+[.C83]+[.D83])" office:value-type="float" office:value="0.815045900937199">
            <text:p>0.815045900937199</text:p>
          </table:table-cell>
          <table:table-cell office:value-type="float" office:value="442">
            <text:p>442</text:p>
          </table:table-cell>
          <table:table-cell table:formula="of:=[.F83]*[.$R$1]+[.G83]*[.$S$1]+[.H83]*[.$T$1]" office:value-type="float" office:value="0.245879845036843">
            <text:p>0.245879845036843</text:p>
          </table:table-cell>
          <table:table-cell office:value-type="float" office:value="442">
            <text:p>442</text:p>
          </table:table-cell>
          <table:table-cell table:formula="of:=[.F83]*[.$R$2]+[.G83]*[.$S$2]+[.H83]*[.$T$2]" office:value-type="float" office:value="0.0126940073381357">
            <text:p>0.0126940073381357</text:p>
          </table:table-cell>
          <table:table-cell office:value-type="float" office:value="442">
            <text:p>442</text:p>
          </table:table-cell>
          <table:table-cell table:formula="of:=[.F83]*[.$R$3]+[.G83]*[.$S$3]+[.H83]*[.$T$3]" office:value-type="float" office:value="1.05220557906376">
            <text:p>1.05220557906376</text:p>
          </table:table-cell>
          <table:table-cell table:number-columns-repeated="6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88396">
            <text:p>0.388396</text:p>
          </table:table-cell>
          <table:table-cell office:value-type="float" office:value="0.069764">
            <text:p>0.069764</text:p>
          </table:table-cell>
          <table:table-cell office:value-type="float" office:value="2.0174">
            <text:p>2.0174</text:p>
          </table:table-cell>
          <table:table-cell/>
          <table:table-cell table:formula="of:=[.B84]/([.B84]+[.C84]+[.D84])" office:value-type="float" office:value="0.156892177931458">
            <text:p>0.156892177931458</text:p>
          </table:table-cell>
          <table:table-cell table:formula="of:=[.C84]/([.B84]+[.C84]+[.D84])" office:value-type="float" office:value="0.0281810984181357">
            <text:p>0.0281810984181357</text:p>
          </table:table-cell>
          <table:table-cell table:formula="of:=[.D84]/([.B84]+[.C84]+[.D84])" office:value-type="float" office:value="0.814926723650406">
            <text:p>0.814926723650406</text:p>
          </table:table-cell>
          <table:table-cell office:value-type="float" office:value="443">
            <text:p>443</text:p>
          </table:table-cell>
          <table:table-cell table:formula="of:=[.F84]*[.$R$1]+[.G84]*[.$S$1]+[.H84]*[.$T$1]" office:value-type="float" office:value="0.242290969962352">
            <text:p>0.242290969962352</text:p>
          </table:table-cell>
          <table:table-cell office:value-type="float" office:value="443">
            <text:p>443</text:p>
          </table:table-cell>
          <table:table-cell table:formula="of:=[.F84]*[.$R$2]+[.G84]*[.$S$2]+[.H84]*[.$T$2]" office:value-type="float" office:value="0.0142766916576451">
            <text:p>0.0142766916576451</text:p>
          </table:table-cell>
          <table:table-cell office:value-type="float" office:value="443">
            <text:p>443</text:p>
          </table:table-cell>
          <table:table-cell table:formula="of:=[.F84]*[.$R$3]+[.G84]*[.$S$3]+[.H84]*[.$T$3]" office:value-type="float" office:value="1.05194687682787">
            <text:p>1.05194687682787</text:p>
          </table:table-cell>
          <table:table-cell table:number-columns-repeated="6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387978">
            <text:p>0.387978</text:p>
          </table:table-cell>
          <table:table-cell office:value-type="float" office:value="0.072218">
            <text:p>0.072218</text:p>
          </table:table-cell>
          <table:table-cell office:value-type="float" office:value="2.0244">
            <text:p>2.0244</text:p>
          </table:table-cell>
          <table:table-cell/>
          <table:table-cell table:formula="of:=[.B85]/([.B85]+[.C85]+[.D85])" office:value-type="float" office:value="0.156153354509144">
            <text:p>0.156153354509144</text:p>
          </table:table-cell>
          <table:table-cell table:formula="of:=[.C85]/([.B85]+[.C85]+[.D85])" office:value-type="float" office:value="0.0290662948825483">
            <text:p>0.0290662948825483</text:p>
          </table:table-cell>
          <table:table-cell table:formula="of:=[.D85]/([.B85]+[.C85]+[.D85])" office:value-type="float" office:value="0.814780350608308">
            <text:p>0.814780350608308</text:p>
          </table:table-cell>
          <table:table-cell office:value-type="float" office:value="444">
            <text:p>444</text:p>
          </table:table-cell>
          <table:table-cell table:formula="of:=[.F85]*[.$R$1]+[.G85]*[.$S$1]+[.H85]*[.$T$1]" office:value-type="float" office:value="0.238576195566603">
            <text:p>0.238576195566603</text:p>
          </table:table-cell>
          <table:table-cell office:value-type="float" office:value="444">
            <text:p>444</text:p>
          </table:table-cell>
          <table:table-cell table:formula="of:=[.F85]*[.$R$2]+[.G85]*[.$S$2]+[.H85]*[.$T$2]" office:value-type="float" office:value="0.0159346564994872">
            <text:p>0.0159346564994872</text:p>
          </table:table-cell>
          <table:table-cell office:value-type="float" office:value="444">
            <text:p>444</text:p>
          </table:table-cell>
          <table:table-cell table:formula="of:=[.F85]*[.$R$3]+[.G85]*[.$S$3]+[.H85]*[.$T$3]" office:value-type="float" office:value="1.05164805642447">
            <text:p>1.05164805642447</text:p>
          </table:table-cell>
          <table:table-cell table:number-columns-repeated="6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386726">
            <text:p>0.386726</text:p>
          </table:table-cell>
          <table:table-cell office:value-type="float" office:value="0.074704">
            <text:p>0.074704</text:p>
          </table:table-cell>
          <table:table-cell office:value-type="float" office:value="2.0273">
            <text:p>2.0273</text:p>
          </table:table-cell>
          <table:table-cell/>
          <table:table-cell table:formula="of:=[.B86]/([.B86]+[.C86]+[.D86])" office:value-type="float" office:value="0.155390902187059">
            <text:p>0.155390902187059</text:p>
          </table:table-cell>
          <table:table-cell table:formula="of:=[.C86]/([.B86]+[.C86]+[.D86])" office:value-type="float" office:value="0.0300169162584933">
            <text:p>0.0300169162584933</text:p>
          </table:table-cell>
          <table:table-cell table:formula="of:=[.D86]/([.B86]+[.C86]+[.D86])" office:value-type="float" office:value="0.814592181554447">
            <text:p>0.814592181554447</text:p>
          </table:table-cell>
          <table:table-cell office:value-type="float" office:value="445">
            <text:p>445</text:p>
          </table:table-cell>
          <table:table-cell table:formula="of:=[.F86]*[.$R$1]+[.G86]*[.$S$1]+[.H86]*[.$T$1]" office:value-type="float" office:value="0.23469571411925">
            <text:p>0.23469571411925</text:p>
          </table:table-cell>
          <table:table-cell office:value-type="float" office:value="445">
            <text:p>445</text:p>
          </table:table-cell>
          <table:table-cell table:formula="of:=[.F86]*[.$R$2]+[.G86]*[.$S$2]+[.H86]*[.$T$2]" office:value-type="float" office:value="0.0176968569511357">
            <text:p>0.0176968569511357</text:p>
          </table:table-cell>
          <table:table-cell office:value-type="float" office:value="445">
            <text:p>445</text:p>
          </table:table-cell>
          <table:table-cell table:formula="of:=[.F86]*[.$R$3]+[.G86]*[.$S$3]+[.H86]*[.$T$3]" office:value-type="float" office:value="1.05128833838946">
            <text:p>1.05128833838946</text:p>
          </table:table-cell>
          <table:table-cell table:number-columns-repeated="6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384696">
            <text:p>0.384696</text:p>
          </table:table-cell>
          <table:table-cell office:value-type="float" office:value="0.077272">
            <text:p>0.077272</text:p>
          </table:table-cell>
          <table:table-cell office:value-type="float" office:value="2.0264">
            <text:p>2.0264</text:p>
          </table:table-cell>
          <table:table-cell/>
          <table:table-cell table:formula="of:=[.B87]/([.B87]+[.C87]+[.D87])" office:value-type="float" office:value="0.154597712235489">
            <text:p>0.154597712235489</text:p>
          </table:table-cell>
          <table:table-cell table:formula="of:=[.C87]/([.B87]+[.C87]+[.D87])" office:value-type="float" office:value="0.0310532847231599">
            <text:p>0.0310532847231599</text:p>
          </table:table-cell>
          <table:table-cell table:formula="of:=[.D87]/([.B87]+[.C87]+[.D87])" office:value-type="float" office:value="0.814349003041351">
            <text:p>0.814349003041351</text:p>
          </table:table-cell>
          <table:table-cell office:value-type="float" office:value="446">
            <text:p>446</text:p>
          </table:table-cell>
          <table:table-cell table:formula="of:=[.F87]*[.$R$1]+[.G87]*[.$S$1]+[.H87]*[.$T$1]" office:value-type="float" office:value="0.230598865119628">
            <text:p>0.230598865119628</text:p>
          </table:table-cell>
          <table:table-cell office:value-type="float" office:value="446">
            <text:p>446</text:p>
          </table:table-cell>
          <table:table-cell table:formula="of:=[.F87]*[.$R$2]+[.G87]*[.$S$2]+[.H87]*[.$T$2]" office:value-type="float" office:value="0.0195955341010654">
            <text:p>0.0195955341010654</text:p>
          </table:table-cell>
          <table:table-cell office:value-type="float" office:value="446">
            <text:p>446</text:p>
          </table:table-cell>
          <table:table-cell table:formula="of:=[.F87]*[.$R$3]+[.G87]*[.$S$3]+[.H87]*[.$T$3]" office:value-type="float" office:value="1.05084851758261">
            <text:p>1.05084851758261</text:p>
          </table:table-cell>
          <table:table-cell table:number-columns-repeated="6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382006">
            <text:p>0.382006</text:p>
          </table:table-cell>
          <table:table-cell office:value-type="float" office:value="0.079979">
            <text:p>0.079979</text:p>
          </table:table-cell>
          <table:table-cell office:value-type="float" office:value="2.0223">
            <text:p>2.0223</text:p>
          </table:table-cell>
          <table:table-cell/>
          <table:table-cell table:formula="of:=[.B88]/([.B88]+[.C88]+[.D88])" office:value-type="float" office:value="0.153768991882976">
            <text:p>0.153768991882976</text:p>
          </table:table-cell>
          <table:table-cell table:formula="of:=[.C88]/([.B88]+[.C88]+[.D88])" office:value-type="float" office:value="0.0321939713036145">
            <text:p>0.0321939713036145</text:p>
          </table:table-cell>
          <table:table-cell table:formula="of:=[.D88]/([.B88]+[.C88]+[.D88])" office:value-type="float" office:value="0.814037036813409">
            <text:p>0.814037036813409</text:p>
          </table:table-cell>
          <table:table-cell office:value-type="float" office:value="447">
            <text:p>447</text:p>
          </table:table-cell>
          <table:table-cell table:formula="of:=[.F88]*[.$R$1]+[.G88]*[.$S$1]+[.H88]*[.$T$1]" office:value-type="float" office:value="0.226245339041213">
            <text:p>0.226245339041213</text:p>
          </table:table-cell>
          <table:table-cell office:value-type="float" office:value="447">
            <text:p>447</text:p>
          </table:table-cell>
          <table:table-cell table:formula="of:=[.F88]*[.$R$2]+[.G88]*[.$S$2]+[.H88]*[.$T$2]" office:value-type="float" office:value="0.0216591443010766">
            <text:p>0.0216591443010766</text:p>
          </table:table-cell>
          <table:table-cell office:value-type="float" office:value="447">
            <text:p>447</text:p>
          </table:table-cell>
          <table:table-cell table:formula="of:=[.F88]*[.$R$3]+[.G88]*[.$S$3]+[.H88]*[.$T$3]" office:value-type="float" office:value="1.05030890956553">
            <text:p>1.05030890956553</text:p>
          </table:table-cell>
          <table:table-cell table:number-columns-repeated="6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378709">
            <text:p>0.378709</text:p>
          </table:table-cell>
          <table:table-cell office:value-type="float" office:value="0.082874">
            <text:p>0.082874</text:p>
          </table:table-cell>
          <table:table-cell office:value-type="float" office:value="2.0153">
            <text:p>2.0153</text:p>
          </table:table-cell>
          <table:table-cell/>
          <table:table-cell table:formula="of:=[.B89]/([.B89]+[.C89]+[.D89])" office:value-type="float" office:value="0.152897411787315">
            <text:p>0.152897411787315</text:p>
          </table:table-cell>
          <table:table-cell table:formula="of:=[.C89]/([.B89]+[.C89]+[.D89])" office:value-type="float" office:value="0.0334589885755605">
            <text:p>0.0334589885755605</text:p>
          </table:table-cell>
          <table:table-cell table:formula="of:=[.D89]/([.B89]+[.C89]+[.D89])" office:value-type="float" office:value="0.813643599637124">
            <text:p>0.813643599637124</text:p>
          </table:table-cell>
          <table:table-cell office:value-type="float" office:value="448">
            <text:p>448</text:p>
          </table:table-cell>
          <table:table-cell table:formula="of:=[.F89]*[.$R$1]+[.G89]*[.$S$1]+[.H89]*[.$T$1]" office:value-type="float" office:value="0.22158409141651">
            <text:p>0.22158409141651</text:p>
          </table:table-cell>
          <table:table-cell office:value-type="float" office:value="448">
            <text:p>448</text:p>
          </table:table-cell>
          <table:table-cell table:formula="of:=[.F89]*[.$R$2]+[.G89]*[.$S$2]+[.H89]*[.$T$2]" office:value-type="float" office:value="0.023919631811434">
            <text:p>0.023919631811434</text:p>
          </table:table-cell>
          <table:table-cell office:value-type="float" office:value="448">
            <text:p>448</text:p>
          </table:table-cell>
          <table:table-cell table:formula="of:=[.F89]*[.$R$3]+[.G89]*[.$S$3]+[.H89]*[.$T$3]" office:value-type="float" office:value="1.0496510138751">
            <text:p>1.0496510138751</text:p>
          </table:table-cell>
          <table:table-cell table:number-columns-repeated="6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374915">
            <text:p>0.374915</text:p>
          </table:table-cell>
          <table:table-cell office:value-type="float" office:value="0.086">
            <text:p>0.086</text:p>
          </table:table-cell>
          <table:table-cell office:value-type="float" office:value="2.006">
            <text:p>2.006</text:p>
          </table:table-cell>
          <table:table-cell/>
          <table:table-cell table:formula="of:=[.B90]/([.B90]+[.C90]+[.D90])" office:value-type="float" office:value="0.15197726715351">
            <text:p>0.15197726715351</text:p>
          </table:table-cell>
          <table:table-cell table:formula="of:=[.C90]/([.B90]+[.C90]+[.D90])" office:value-type="float" office:value="0.0348613551743777">
            <text:p>0.0348613551743777</text:p>
          </table:table-cell>
          <table:table-cell table:formula="of:=[.D90]/([.B90]+[.C90]+[.D90])" office:value-type="float" office:value="0.813161377672113">
            <text:p>0.813161377672113</text:p>
          </table:table-cell>
          <table:table-cell office:value-type="float" office:value="449">
            <text:p>449</text:p>
          </table:table-cell>
          <table:table-cell table:formula="of:=[.F90]*[.$R$1]+[.G90]*[.$S$1]+[.H90]*[.$T$1]" office:value-type="float" office:value="0.216578624516856">
            <text:p>0.216578624516856</text:p>
          </table:table-cell>
          <table:table-cell office:value-type="float" office:value="449">
            <text:p>449</text:p>
          </table:table-cell>
          <table:table-cell table:formula="of:=[.F90]*[.$R$2]+[.G90]*[.$S$2]+[.H90]*[.$T$2]" office:value-type="float" office:value="0.0263983307085976">
            <text:p>0.0263983307085976</text:p>
          </table:table-cell>
          <table:table-cell office:value-type="float" office:value="449">
            <text:p>449</text:p>
          </table:table-cell>
          <table:table-cell table:formula="of:=[.F90]*[.$R$3]+[.G90]*[.$S$3]+[.H90]*[.$T$3]" office:value-type="float" office:value="1.04886396937065">
            <text:p>1.04886396937065</text:p>
          </table:table-cell>
          <table:table-cell table:number-columns-repeated="6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370702">
            <text:p>0.370702</text:p>
          </table:table-cell>
          <table:table-cell office:value-type="float" office:value="0.089456">
            <text:p>0.089456</text:p>
          </table:table-cell>
          <table:table-cell office:value-type="float" office:value="1.9948">
            <text:p>1.9948</text:p>
          </table:table-cell>
          <table:table-cell/>
          <table:table-cell table:formula="of:=[.B91]/([.B91]+[.C91]+[.D91])" office:value-type="float" office:value="0.151001361326752">
            <text:p>0.151001361326752</text:p>
          </table:table-cell>
          <table:table-cell table:formula="of:=[.C91]/([.B91]+[.C91]+[.D91])" office:value-type="float" office:value="0.0364389126005414">
            <text:p>0.0364389126005414</text:p>
          </table:table-cell>
          <table:table-cell table:formula="of:=[.D91]/([.B91]+[.C91]+[.D91])" office:value-type="float" office:value="0.812559726072707">
            <text:p>0.812559726072707</text:p>
          </table:table-cell>
          <table:table-cell office:value-type="float" office:value="450">
            <text:p>450</text:p>
          </table:table-cell>
          <table:table-cell table:formula="of:=[.F91]*[.$R$1]+[.G91]*[.$S$1]+[.H91]*[.$T$1]" office:value-type="float" office:value="0.211155829712769">
            <text:p>0.211155829712769</text:p>
          </table:table-cell>
          <table:table-cell office:value-type="float" office:value="450">
            <text:p>450</text:p>
          </table:table-cell>
          <table:table-cell table:formula="of:=[.F91]*[.$R$2]+[.G91]*[.$S$2]+[.H91]*[.$T$2]" office:value-type="float" office:value="0.0291517071982494">
            <text:p>0.0291517071982494</text:p>
          </table:table-cell>
          <table:table-cell office:value-type="float" office:value="450">
            <text:p>450</text:p>
          </table:table-cell>
          <table:table-cell table:formula="of:=[.F91]*[.$R$3]+[.G91]*[.$S$3]+[.H91]*[.$T$3]" office:value-type="float" office:value="1.04790444659338">
            <text:p>1.04790444659338</text:p>
          </table:table-cell>
          <table:table-cell table:number-columns-repeated="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366089">
            <text:p>0.366089</text:p>
          </table:table-cell>
          <table:table-cell office:value-type="float" office:value="0.092947">
            <text:p>0.092947</text:p>
          </table:table-cell>
          <table:table-cell office:value-type="float" office:value="1.9814">
            <text:p>1.9814</text:p>
          </table:table-cell>
          <table:table-cell/>
          <table:table-cell table:formula="of:=[.B92]/([.B92]+[.C92]+[.D92])" office:value-type="float" office:value="0.150009670403157">
            <text:p>0.150009670403157</text:p>
          </table:table-cell>
          <table:table-cell table:formula="of:=[.C92]/([.B92]+[.C92]+[.D92])" office:value-type="float" office:value="0.038086227215137">
            <text:p>0.038086227215137</text:p>
          </table:table-cell>
          <table:table-cell table:formula="of:=[.D92]/([.B92]+[.C92]+[.D92])" office:value-type="float" office:value="0.811904102381705">
            <text:p>0.811904102381705</text:p>
          </table:table-cell>
          <table:table-cell office:value-type="float" office:value="451">
            <text:p>451</text:p>
          </table:table-cell>
          <table:table-cell table:formula="of:=[.F92]*[.$R$1]+[.G92]*[.$S$1]+[.H92]*[.$T$1]" office:value-type="float" office:value="0.205589415497886">
            <text:p>0.205589415497886</text:p>
          </table:table-cell>
          <table:table-cell office:value-type="float" office:value="451">
            <text:p>451</text:p>
          </table:table-cell>
          <table:table-cell table:formula="of:=[.F92]*[.$R$2]+[.G92]*[.$S$2]+[.H92]*[.$T$2]" office:value-type="float" office:value="0.0320106620702202">
            <text:p>0.0320106620702202</text:p>
          </table:table-cell>
          <table:table-cell office:value-type="float" office:value="451">
            <text:p>451</text:p>
          </table:table-cell>
          <table:table-cell table:formula="of:=[.F92]*[.$R$3]+[.G92]*[.$S$3]+[.H92]*[.$T$3]" office:value-type="float" office:value="1.04686820584519">
            <text:p>1.04686820584519</text:p>
          </table:table-cell>
          <table:table-cell table:number-columns-repeated="6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361045">
            <text:p>0.361045</text:p>
          </table:table-cell>
          <table:table-cell office:value-type="float" office:value="0.096275">
            <text:p>0.096275</text:p>
          </table:table-cell>
          <table:table-cell office:value-type="float" office:value="1.9653">
            <text:p>1.9653</text:p>
          </table:table-cell>
          <table:table-cell/>
          <table:table-cell table:formula="of:=[.B93]/([.B93]+[.C93]+[.D93])" office:value-type="float" office:value="0.149030801363813">
            <text:p>0.149030801363813</text:p>
          </table:table-cell>
          <table:table-cell table:formula="of:=[.C93]/([.B93]+[.C93]+[.D93])" office:value-type="float" office:value="0.0397400335174315">
            <text:p>0.0397400335174315</text:p>
          </table:table-cell>
          <table:table-cell table:formula="of:=[.D93]/([.B93]+[.C93]+[.D93])" office:value-type="float" office:value="0.811229165118756">
            <text:p>0.811229165118756</text:p>
          </table:table-cell>
          <table:table-cell office:value-type="float" office:value="452">
            <text:p>452</text:p>
          </table:table-cell>
          <table:table-cell table:formula="of:=[.F93]*[.$R$1]+[.G93]*[.$S$1]+[.H93]*[.$T$1]" office:value-type="float" office:value="0.200059852556323">
            <text:p>0.200059852556323</text:p>
          </table:table-cell>
          <table:table-cell office:value-type="float" office:value="452">
            <text:p>452</text:p>
          </table:table-cell>
          <table:table-cell table:formula="of:=[.F93]*[.$R$2]+[.G93]*[.$S$2]+[.H93]*[.$T$2]" office:value-type="float" office:value="0.0348709977214751">
            <text:p>0.0348709977214751</text:p>
          </table:table-cell>
          <table:table-cell office:value-type="float" office:value="452">
            <text:p>452</text:p>
          </table:table-cell>
          <table:table-cell table:formula="of:=[.F93]*[.$R$3]+[.G93]*[.$S$3]+[.H93]*[.$T$3]" office:value-type="float" office:value="1.04580692060662">
            <text:p>1.04580692060662</text:p>
          </table:table-cell>
          <table:table-cell table:number-columns-repeated="6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55518">
            <text:p>0.355518</text:p>
          </table:table-cell>
          <table:table-cell office:value-type="float" office:value="0.099535">
            <text:p>0.099535</text:p>
          </table:table-cell>
          <table:table-cell office:value-type="float" office:value="1.9464">
            <text:p>1.9464</text:p>
          </table:table-cell>
          <table:table-cell/>
          <table:table-cell table:formula="of:=[.B94]/([.B94]+[.C94]+[.D94])" office:value-type="float" office:value="0.148042872377681">
            <text:p>0.148042872377681</text:p>
          </table:table-cell>
          <table:table-cell table:formula="of:=[.C94]/([.B94]+[.C94]+[.D94])" office:value-type="float" office:value="0.0414478234635448">
            <text:p>0.0414478234635448</text:p>
          </table:table-cell>
          <table:table-cell table:formula="of:=[.D94]/([.B94]+[.C94]+[.D94])" office:value-type="float" office:value="0.810509304158774">
            <text:p>0.810509304158774</text:p>
          </table:table-cell>
          <table:table-cell office:value-type="float" office:value="453">
            <text:p>453</text:p>
          </table:table-cell>
          <table:table-cell table:formula="of:=[.F94]*[.$R$1]+[.G94]*[.$S$1]+[.H94]*[.$T$1]" office:value-type="float" office:value="0.194430234737053">
            <text:p>0.194430234737053</text:p>
          </table:table-cell>
          <table:table-cell office:value-type="float" office:value="453">
            <text:p>453</text:p>
          </table:table-cell>
          <table:table-cell table:formula="of:=[.F94]*[.$R$2]+[.G94]*[.$S$2]+[.H94]*[.$T$2]" office:value-type="float" office:value="0.0378111735270272">
            <text:p>0.0378111735270272</text:p>
          </table:table-cell>
          <table:table-cell office:value-type="float" office:value="453">
            <text:p>453</text:p>
          </table:table-cell>
          <table:table-cell table:formula="of:=[.F94]*[.$R$3]+[.G94]*[.$S$3]+[.H94]*[.$T$3]" office:value-type="float" office:value="1.04468231100088">
            <text:p>1.04468231100088</text:p>
          </table:table-cell>
          <table:table-cell table:number-columns-repeated="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349486">
            <text:p>0.349486</text:p>
          </table:table-cell>
          <table:table-cell office:value-type="float" office:value="0.102829">
            <text:p>0.102829</text:p>
          </table:table-cell>
          <table:table-cell office:value-type="float" office:value="1.9248">
            <text:p>1.9248</text:p>
          </table:table-cell>
          <table:table-cell/>
          <table:table-cell table:formula="of:=[.B95]/([.B95]+[.C95]+[.D95])" office:value-type="float" office:value="0.147021073864748">
            <text:p>0.147021073864748</text:p>
          </table:table-cell>
          <table:table-cell table:formula="of:=[.C95]/([.B95]+[.C95]+[.D95])" office:value-type="float" office:value="0.0432578987554241">
            <text:p>0.0432578987554241</text:p>
          </table:table-cell>
          <table:table-cell table:formula="of:=[.D95]/([.B95]+[.C95]+[.D95])" office:value-type="float" office:value="0.809721027379828">
            <text:p>0.809721027379828</text:p>
          </table:table-cell>
          <table:table-cell office:value-type="float" office:value="454">
            <text:p>454</text:p>
          </table:table-cell>
          <table:table-cell table:formula="of:=[.F95]*[.$R$1]+[.G95]*[.$S$1]+[.H95]*[.$T$1]" office:value-type="float" office:value="0.188552344796108">
            <text:p>0.188552344796108</text:p>
          </table:table-cell>
          <table:table-cell office:value-type="float" office:value="454">
            <text:p>454</text:p>
          </table:table-cell>
          <table:table-cell table:formula="of:=[.F95]*[.$R$2]+[.G95]*[.$S$2]+[.H95]*[.$T$2]" office:value-type="float" office:value="0.0409124961560547">
            <text:p>0.0409124961560547</text:p>
          </table:table-cell>
          <table:table-cell office:value-type="float" office:value="454">
            <text:p>454</text:p>
          </table:table-cell>
          <table:table-cell table:formula="of:=[.F95]*[.$R$3]+[.G95]*[.$S$3]+[.H95]*[.$T$3]" office:value-type="float" office:value="1.04345864520648">
            <text:p>1.04345864520648</text:p>
          </table:table-cell>
          <table:table-cell table:number-columns-repeated="6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342957">
            <text:p>0.342957</text:p>
          </table:table-cell>
          <table:table-cell office:value-type="float" office:value="0.106256">
            <text:p>0.106256</text:p>
          </table:table-cell>
          <table:table-cell office:value-type="float" office:value="1.9007">
            <text:p>1.9007</text:p>
          </table:table-cell>
          <table:table-cell/>
          <table:table-cell table:formula="of:=[.B96]/([.B96]+[.C96]+[.D96])" office:value-type="float" office:value="0.145944551989797">
            <text:p>0.145944551989797</text:p>
          </table:table-cell>
          <table:table-cell table:formula="of:=[.C96]/([.B96]+[.C96]+[.D96])" office:value-type="float" office:value="0.045216993139746">
            <text:p>0.045216993139746</text:p>
          </table:table-cell>
          <table:table-cell table:formula="of:=[.D96]/([.B96]+[.C96]+[.D96])" office:value-type="float" office:value="0.808838454870457">
            <text:p>0.808838454870457</text:p>
          </table:table-cell>
          <table:table-cell office:value-type="float" office:value="455">
            <text:p>455</text:p>
          </table:table-cell>
          <table:table-cell table:formula="of:=[.F96]*[.$R$1]+[.G96]*[.$S$1]+[.H96]*[.$T$1]" office:value-type="float" office:value="0.182293847006251">
            <text:p>0.182293847006251</text:p>
          </table:table-cell>
          <table:table-cell office:value-type="float" office:value="455">
            <text:p>455</text:p>
          </table:table-cell>
          <table:table-cell table:formula="of:=[.F96]*[.$R$2]+[.G96]*[.$S$2]+[.H96]*[.$T$2]" office:value-type="float" office:value="0.0442517713634505">
            <text:p>0.0442517713634505</text:p>
          </table:table-cell>
          <table:table-cell office:value-type="float" office:value="455">
            <text:p>455</text:p>
          </table:table-cell>
          <table:table-cell table:formula="of:=[.F96]*[.$R$3]+[.G96]*[.$S$3]+[.H96]*[.$T$3]" office:value-type="float" office:value="1.04209740420177">
            <text:p>1.04209740420177</text:p>
          </table:table-cell>
          <table:table-cell table:number-columns-repeated="6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335893">
            <text:p>0.335893</text:p>
          </table:table-cell>
          <table:table-cell office:value-type="float" office:value="0.109901">
            <text:p>0.109901</text:p>
          </table:table-cell>
          <table:table-cell office:value-type="float" office:value="1.8741">
            <text:p>1.8741</text:p>
          </table:table-cell>
          <table:table-cell/>
          <table:table-cell table:formula="of:=[.B97]/([.B97]+[.C97]+[.D97])" office:value-type="float" office:value="0.144788080834728">
            <text:p>0.144788080834728</text:p>
          </table:table-cell>
          <table:table-cell table:formula="of:=[.C97]/([.B97]+[.C97]+[.D97])" office:value-type="float" office:value="0.0473732851587185">
            <text:p>0.0473732851587185</text:p>
          </table:table-cell>
          <table:table-cell table:formula="of:=[.D97]/([.B97]+[.C97]+[.D97])" office:value-type="float" office:value="0.807838634006554">
            <text:p>0.807838634006554</text:p>
          </table:table-cell>
          <table:table-cell office:value-type="float" office:value="456">
            <text:p>456</text:p>
          </table:table-cell>
          <table:table-cell table:formula="of:=[.F97]*[.$R$1]+[.G97]*[.$S$1]+[.H97]*[.$T$1]" office:value-type="float" office:value="0.175505216790078">
            <text:p>0.175505216790078</text:p>
          </table:table-cell>
          <table:table-cell office:value-type="float" office:value="456">
            <text:p>456</text:p>
          </table:table-cell>
          <table:table-cell table:formula="of:=[.F97]*[.$R$2]+[.G97]*[.$S$2]+[.H97]*[.$T$2]" office:value-type="float" office:value="0.0479103818967591">
            <text:p>0.0479103818967591</text:p>
          </table:table-cell>
          <table:table-cell office:value-type="float" office:value="456">
            <text:p>456</text:p>
          </table:table-cell>
          <table:table-cell table:formula="of:=[.F97]*[.$R$3]+[.G97]*[.$S$3]+[.H97]*[.$T$3]" office:value-type="float" office:value="1.04056354816211">
            <text:p>1.04056354816211</text:p>
          </table:table-cell>
          <table:table-cell table:number-columns-repeated="6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328284">
            <text:p>0.328284</text:p>
          </table:table-cell>
          <table:table-cell office:value-type="float" office:value="0.113835">
            <text:p>0.113835</text:p>
          </table:table-cell>
          <table:table-cell office:value-type="float" office:value="1.8451">
            <text:p>1.8451</text:p>
          </table:table-cell>
          <table:table-cell/>
          <table:table-cell table:formula="of:=[.B98]/([.B98]+[.C98]+[.D98])" office:value-type="float" office:value="0.143529762563183">
            <text:p>0.143529762563183</text:p>
          </table:table-cell>
          <table:table-cell table:formula="of:=[.C98]/([.B98]+[.C98]+[.D98])" office:value-type="float" office:value="0.0497700482551081">
            <text:p>0.0497700482551081</text:p>
          </table:table-cell>
          <table:table-cell table:formula="of:=[.D98]/([.B98]+[.C98]+[.D98])" office:value-type="float" office:value="0.806700189181709">
            <text:p>0.806700189181709</text:p>
          </table:table-cell>
          <table:table-cell office:value-type="float" office:value="457">
            <text:p>457</text:p>
          </table:table-cell>
          <table:table-cell table:formula="of:=[.F98]*[.$R$1]+[.G98]*[.$S$1]+[.H98]*[.$T$1]" office:value-type="float" office:value="0.168054822690787">
            <text:p>0.168054822690787</text:p>
          </table:table-cell>
          <table:table-cell office:value-type="float" office:value="457">
            <text:p>457</text:p>
          </table:table-cell>
          <table:table-cell table:formula="of:=[.F98]*[.$R$2]+[.G98]*[.$S$2]+[.H98]*[.$T$2]" office:value-type="float" office:value="0.0519609758838135">
            <text:p>0.0519609758838135</text:p>
          </table:table-cell>
          <table:table-cell office:value-type="float" office:value="457">
            <text:p>457</text:p>
          </table:table-cell>
          <table:table-cell table:formula="of:=[.F98]*[.$R$3]+[.G98]*[.$S$3]+[.H98]*[.$T$3]" office:value-type="float" office:value="1.0388246527333">
            <text:p>1.0388246527333</text:p>
          </table:table-cell>
          <table:table-cell table:number-columns-repeated="6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32015">
            <text:p>0.32015</text:p>
          </table:table-cell>
          <table:table-cell office:value-type="float" office:value="0.118167">
            <text:p>0.118167</text:p>
          </table:table-cell>
          <table:table-cell office:value-type="float" office:value="1.8139">
            <text:p>1.8139</text:p>
          </table:table-cell>
          <table:table-cell/>
          <table:table-cell table:formula="of:=[.B99]/([.B99]+[.C99]+[.D99])" office:value-type="float" office:value="0.142148824913408">
            <text:p>0.142148824913408</text:p>
          </table:table-cell>
          <table:table-cell table:formula="of:=[.C99]/([.B99]+[.C99]+[.D99])" office:value-type="float" office:value="0.0524669692130021">
            <text:p>0.0524669692130021</text:p>
          </table:table-cell>
          <table:table-cell table:formula="of:=[.D99]/([.B99]+[.C99]+[.D99])" office:value-type="float" office:value="0.80538420587359">
            <text:p>0.80538420587359</text:p>
          </table:table-cell>
          <table:table-cell office:value-type="float" office:value="458">
            <text:p>458</text:p>
          </table:table-cell>
          <table:table-cell table:formula="of:=[.F99]*[.$R$1]+[.G99]*[.$S$1]+[.H99]*[.$T$1]" office:value-type="float" office:value="0.159794246868752">
            <text:p>0.159794246868752</text:p>
          </table:table-cell>
          <table:table-cell office:value-type="float" office:value="458">
            <text:p>458</text:p>
          </table:table-cell>
          <table:table-cell table:formula="of:=[.F99]*[.$R$2]+[.G99]*[.$S$2]+[.H99]*[.$T$2]" office:value-type="float" office:value="0.0564981834787678">
            <text:p>0.0564981834787678</text:p>
          </table:table-cell>
          <table:table-cell office:value-type="float" office:value="458">
            <text:p>458</text:p>
          </table:table-cell>
          <table:table-cell table:formula="of:=[.F99]*[.$R$3]+[.G99]*[.$S$3]+[.H99]*[.$T$3]" office:value-type="float" office:value="1.03682417875365">
            <text:p>1.03682417875365</text:p>
          </table:table-cell>
          <table:table-cell table:number-columns-repeated="6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311475">
            <text:p>0.311475</text:p>
          </table:table-cell>
          <table:table-cell office:value-type="float" office:value="0.122932">
            <text:p>0.122932</text:p>
          </table:table-cell>
          <table:table-cell office:value-type="float" office:value="1.7806">
            <text:p>1.7806</text:p>
          </table:table-cell>
          <table:table-cell/>
          <table:table-cell table:formula="of:=[.B100]/([.B100]+[.C100]+[.D100])" office:value-type="float" office:value="0.140620323096044">
            <text:p>0.140620323096044</text:p>
          </table:table-cell>
          <table:table-cell table:formula="of:=[.C100]/([.B100]+[.C100]+[.D100])" office:value-type="float" office:value="0.0554995988725995">
            <text:p>0.0554995988725995</text:p>
          </table:table-cell>
          <table:table-cell table:formula="of:=[.D100]/([.B100]+[.C100]+[.D100])" office:value-type="float" office:value="0.803880078031356">
            <text:p>0.803880078031356</text:p>
          </table:table-cell>
          <table:table-cell office:value-type="float" office:value="459">
            <text:p>459</text:p>
          </table:table-cell>
          <table:table-cell table:formula="of:=[.F100]*[.$R$1]+[.G100]*[.$S$1]+[.H100]*[.$T$1]" office:value-type="float" office:value="0.150590910231886">
            <text:p>0.150590910231886</text:p>
          </table:table-cell>
          <table:table-cell office:value-type="float" office:value="459">
            <text:p>459</text:p>
          </table:table-cell>
          <table:table-cell table:formula="of:=[.F100]*[.$R$2]+[.G100]*[.$S$2]+[.H100]*[.$T$2]" office:value-type="float" office:value="0.0615857976069602">
            <text:p>0.0615857976069602</text:p>
          </table:table-cell>
          <table:table-cell office:value-type="float" office:value="459">
            <text:p>459</text:p>
          </table:table-cell>
          <table:table-cell table:formula="of:=[.F100]*[.$R$3]+[.G100]*[.$S$3]+[.H100]*[.$T$3]" office:value-type="float" office:value="1.0345442020725">
            <text:p>1.0345442020725</text:p>
          </table:table-cell>
          <table:table-cell table:number-columns-repeated="6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302273">
            <text:p>0.302273</text:p>
          </table:table-cell>
          <table:table-cell office:value-type="float" office:value="0.128201">
            <text:p>0.128201</text:p>
          </table:table-cell>
          <table:table-cell office:value-type="float" office:value="1.74537">
            <text:p>1.74537</text:p>
          </table:table-cell>
          <table:table-cell/>
          <table:table-cell table:formula="of:=[.B101]/([.B101]+[.C101]+[.D101])" office:value-type="float" office:value="0.138922183759498">
            <text:p>0.138922183759498</text:p>
          </table:table-cell>
          <table:table-cell table:formula="of:=[.C101]/([.B101]+[.C101]+[.D101])" office:value-type="float" office:value="0.058920124788358">
            <text:p>0.058920124788358</text:p>
          </table:table-cell>
          <table:table-cell table:formula="of:=[.D101]/([.B101]+[.C101]+[.D101])" office:value-type="float" office:value="0.802157691452145">
            <text:p>0.802157691452145</text:p>
          </table:table-cell>
          <table:table-cell office:value-type="float" office:value="460">
            <text:p>460</text:p>
          </table:table-cell>
          <table:table-cell table:formula="of:=[.F101]*[.$R$1]+[.G101]*[.$S$1]+[.H101]*[.$T$1]" office:value-type="float" office:value="0.14030129981745">
            <text:p>0.14030129981745</text:p>
          </table:table-cell>
          <table:table-cell office:value-type="float" office:value="460">
            <text:p>460</text:p>
          </table:table-cell>
          <table:table-cell table:formula="of:=[.F101]*[.$R$2]+[.G101]*[.$S$2]+[.H101]*[.$T$2]" office:value-type="float" office:value="0.0673088697994893">
            <text:p>0.0673088697994893</text:p>
          </table:table-cell>
          <table:table-cell office:value-type="float" office:value="460">
            <text:p>460</text:p>
          </table:table-cell>
          <table:table-cell table:formula="of:=[.F101]*[.$R$3]+[.G101]*[.$S$3]+[.H101]*[.$T$3]" office:value-type="float" office:value="1.03194018734799">
            <text:p>1.03194018734799</text:p>
          </table:table-cell>
          <table:table-cell table:number-columns-repeated="6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292858">
            <text:p>0.292858</text:p>
          </table:table-cell>
          <table:table-cell office:value-type="float" office:value="0.133457">
            <text:p>0.133457</text:p>
          </table:table-cell>
          <table:table-cell office:value-type="float" office:value="1.7091">
            <text:p>1.7091</text:p>
          </table:table-cell>
          <table:table-cell/>
          <table:table-cell table:formula="of:=[.B102]/([.B102]+[.C102]+[.D102])" office:value-type="float" office:value="0.13714336557531">
            <text:p>0.13714336557531</text:p>
          </table:table-cell>
          <table:table-cell table:formula="of:=[.C102]/([.B102]+[.C102]+[.D102])" office:value-type="float" office:value="0.0624969853635008">
            <text:p>0.0624969853635008</text:p>
          </table:table-cell>
          <table:table-cell table:formula="of:=[.D102]/([.B102]+[.C102]+[.D102])" office:value-type="float" office:value="0.800359649061189">
            <text:p>0.800359649061189</text:p>
          </table:table-cell>
          <table:table-cell office:value-type="float" office:value="461">
            <text:p>461</text:p>
          </table:table-cell>
          <table:table-cell table:formula="of:=[.F102]*[.$R$1]+[.G102]*[.$S$1]+[.H102]*[.$T$1]" office:value-type="float" office:value="0.129530631891225">
            <text:p>0.129530631891225</text:p>
          </table:table-cell>
          <table:table-cell office:value-type="float" office:value="461">
            <text:p>461</text:p>
          </table:table-cell>
          <table:table-cell table:formula="of:=[.F102]*[.$R$2]+[.G102]*[.$S$2]+[.H102]*[.$T$2]" office:value-type="float" office:value="0.0732953256861078">
            <text:p>0.0732953256861078</text:p>
          </table:table-cell>
          <table:table-cell office:value-type="float" office:value="461">
            <text:p>461</text:p>
          </table:table-cell>
          <table:table-cell table:formula="of:=[.F102]*[.$R$3]+[.G102]*[.$S$3]+[.H102]*[.$T$3]" office:value-type="float" office:value="1.02922099741736">
            <text:p>1.02922099741736</text:p>
          </table:table-cell>
          <table:table-cell table:number-columns-repeated="6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283502">
            <text:p>0.283502</text:p>
          </table:table-cell>
          <table:table-cell office:value-type="float" office:value="0.138323">
            <text:p>0.138323</text:p>
          </table:table-cell>
          <table:table-cell office:value-type="float" office:value="1.6723">
            <text:p>1.6723</text:p>
          </table:table-cell>
          <table:table-cell/>
          <table:table-cell table:formula="of:=[.B103]/([.B103]+[.C103]+[.D103])" office:value-type="float" office:value="0.13537969318928">
            <text:p>0.13537969318928</text:p>
          </table:table-cell>
          <table:table-cell table:formula="of:=[.C103]/([.B103]+[.C103]+[.D103])" office:value-type="float" office:value="0.0660528860502597">
            <text:p>0.0660528860502597</text:p>
          </table:table-cell>
          <table:table-cell table:formula="of:=[.D103]/([.B103]+[.C103]+[.D103])" office:value-type="float" office:value="0.798567420760461">
            <text:p>0.798567420760461</text:p>
          </table:table-cell>
          <table:table-cell office:value-type="float" office:value="462">
            <text:p>462</text:p>
          </table:table-cell>
          <table:table-cell table:formula="of:=[.F103]*[.$R$1]+[.G103]*[.$S$1]+[.H103]*[.$T$1]" office:value-type="float" office:value="0.118839671796096">
            <text:p>0.118839671796096</text:p>
          </table:table-cell>
          <table:table-cell office:value-type="float" office:value="462">
            <text:p>462</text:p>
          </table:table-cell>
          <table:table-cell table:formula="of:=[.F103]*[.$R$2]+[.G103]*[.$S$2]+[.H103]*[.$T$2]" office:value-type="float" office:value="0.079243911466603">
            <text:p>0.079243911466603</text:p>
          </table:table-cell>
          <table:table-cell office:value-type="float" office:value="462">
            <text:p>462</text:p>
          </table:table-cell>
          <table:table-cell table:formula="of:=[.F103]*[.$R$3]+[.G103]*[.$S$3]+[.H103]*[.$T$3]" office:value-type="float" office:value="1.02651182512983">
            <text:p>1.02651182512983</text:p>
          </table:table-cell>
          <table:table-cell table:number-columns-repeated="6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74044">
            <text:p>0.274044</text:p>
          </table:table-cell>
          <table:table-cell office:value-type="float" office:value="0.143042">
            <text:p>0.143042</text:p>
          </table:table-cell>
          <table:table-cell office:value-type="float" office:value="1.6347">
            <text:p>1.6347</text:p>
          </table:table-cell>
          <table:table-cell/>
          <table:table-cell table:formula="of:=[.B104]/([.B104]+[.C104]+[.D104])" office:value-type="float" office:value="0.133563636753541">
            <text:p>0.133563636753541</text:p>
          </table:table-cell>
          <table:table-cell table:formula="of:=[.C104]/([.B104]+[.C104]+[.D104])" office:value-type="float" office:value="0.0697158475591509">
            <text:p>0.0697158475591509</text:p>
          </table:table-cell>
          <table:table-cell table:formula="of:=[.D104]/([.B104]+[.C104]+[.D104])" office:value-type="float" office:value="0.796720515687309">
            <text:p>0.796720515687309</text:p>
          </table:table-cell>
          <table:table-cell office:value-type="float" office:value="463">
            <text:p>463</text:p>
          </table:table-cell>
          <table:table-cell table:formula="of:=[.F104]*[.$R$1]+[.G104]*[.$S$1]+[.H104]*[.$T$1]" office:value-type="float" office:value="0.107829346627767">
            <text:p>0.107829346627767</text:p>
          </table:table-cell>
          <table:table-cell office:value-type="float" office:value="463">
            <text:p>463</text:p>
          </table:table-cell>
          <table:table-cell table:formula="of:=[.F104]*[.$R$2]+[.G104]*[.$S$2]+[.H104]*[.$T$2]" office:value-type="float" office:value="0.0853711735044493">
            <text:p>0.0853711735044493</text:p>
          </table:table-cell>
          <table:table-cell office:value-type="float" office:value="463">
            <text:p>463</text:p>
          </table:table-cell>
          <table:table-cell table:formula="of:=[.F104]*[.$R$3]+[.G104]*[.$S$3]+[.H104]*[.$T$3]" office:value-type="float" office:value="1.02372018758292">
            <text:p>1.02372018758292</text:p>
          </table:table-cell>
          <table:table-cell table:number-columns-repeated="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264263">
            <text:p>0.264263</text:p>
          </table:table-cell>
          <table:table-cell office:value-type="float" office:value="0.147787">
            <text:p>0.147787</text:p>
          </table:table-cell>
          <table:table-cell office:value-type="float" office:value="1.5956">
            <text:p>1.5956</text:p>
          </table:table-cell>
          <table:table-cell/>
          <table:table-cell table:formula="of:=[.B105]/([.B105]+[.C105]+[.D105])" office:value-type="float" office:value="0.131628022812741">
            <text:p>0.131628022812741</text:p>
          </table:table-cell>
          <table:table-cell table:formula="of:=[.C105]/([.B105]+[.C105]+[.D105])" office:value-type="float" office:value="0.073611934351107">
            <text:p>0.073611934351107</text:p>
          </table:table-cell>
          <table:table-cell table:formula="of:=[.D105]/([.B105]+[.C105]+[.D105])" office:value-type="float" office:value="0.794760042836152">
            <text:p>0.794760042836152</text:p>
          </table:table-cell>
          <table:table-cell office:value-type="float" office:value="464">
            <text:p>464</text:p>
          </table:table-cell>
          <table:table-cell table:formula="of:=[.F105]*[.$R$1]+[.G105]*[.$S$1]+[.H105]*[.$T$1]" office:value-type="float" office:value="0.0961043079221975">
            <text:p>0.0961043079221975</text:p>
          </table:table-cell>
          <table:table-cell office:value-type="float" office:value="464">
            <text:p>464</text:p>
          </table:table-cell>
          <table:table-cell table:formula="of:=[.F105]*[.$R$2]+[.G105]*[.$S$2]+[.H105]*[.$T$2]" office:value-type="float" office:value="0.0918907483376087">
            <text:p>0.0918907483376087</text:p>
          </table:table-cell>
          <table:table-cell office:value-type="float" office:value="464">
            <text:p>464</text:p>
          </table:table-cell>
          <table:table-cell table:formula="of:=[.F105]*[.$R$3]+[.G105]*[.$S$3]+[.H105]*[.$T$3]" office:value-type="float" office:value="1.02075586143003">
            <text:p>1.02075586143003</text:p>
          </table:table-cell>
          <table:table-cell table:number-columns-repeated="6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254085">
            <text:p>0.254085</text:p>
          </table:table-cell>
          <table:table-cell office:value-type="float" office:value="0.152761">
            <text:p>0.152761</text:p>
          </table:table-cell>
          <table:table-cell office:value-type="float" office:value="1.5549">
            <text:p>1.5549</text:p>
          </table:table-cell>
          <table:table-cell/>
          <table:table-cell table:formula="of:=[.B106]/([.B106]+[.C106]+[.D106])" office:value-type="float" office:value="0.129519825706284">
            <text:p>0.129519825706284</text:p>
          </table:table-cell>
          <table:table-cell table:formula="of:=[.C106]/([.B106]+[.C106]+[.D106])" office:value-type="float" office:value="0.0778699179200569">
            <text:p>0.0778699179200569</text:p>
          </table:table-cell>
          <table:table-cell table:formula="of:=[.D106]/([.B106]+[.C106]+[.D106])" office:value-type="float" office:value="0.792610256373659">
            <text:p>0.792610256373659</text:p>
          </table:table-cell>
          <table:table-cell office:value-type="float" office:value="465">
            <text:p>465</text:p>
          </table:table-cell>
          <table:table-cell table:formula="of:=[.F106]*[.$R$1]+[.G106]*[.$S$1]+[.H106]*[.$T$1]" office:value-type="float" office:value="0.0833155002737357">
            <text:p>0.0833155002737357</text:p>
          </table:table-cell>
          <table:table-cell office:value-type="float" office:value="465">
            <text:p>465</text:p>
          </table:table-cell>
          <table:table-cell table:formula="of:=[.F106]*[.$R$2]+[.G106]*[.$S$2]+[.H106]*[.$T$2]" office:value-type="float" office:value="0.0990116477362513">
            <text:p>0.0990116477362513</text:p>
          </table:table-cell>
          <table:table-cell office:value-type="float" office:value="465">
            <text:p>465</text:p>
          </table:table-cell>
          <table:table-cell table:formula="of:=[.F106]*[.$R$3]+[.G106]*[.$S$3]+[.H106]*[.$T$3]" office:value-type="float" office:value="1.01750715291378">
            <text:p>1.01750715291378</text:p>
          </table:table-cell>
          <table:table-cell table:number-columns-repeated="6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243392">
            <text:p>0.243392</text:p>
          </table:table-cell>
          <table:table-cell office:value-type="float" office:value="0.158102">
            <text:p>0.158102</text:p>
          </table:table-cell>
          <table:table-cell office:value-type="float" office:value="1.5122">
            <text:p>1.5122</text:p>
          </table:table-cell>
          <table:table-cell/>
          <table:table-cell table:formula="of:=[.B107]/([.B107]+[.C107]+[.D107])" office:value-type="float" office:value="0.127184387890645">
            <text:p>0.127184387890645</text:p>
          </table:table-cell>
          <table:table-cell table:formula="of:=[.C107]/([.B107]+[.C107]+[.D107])" office:value-type="float" office:value="0.0826161340318776">
            <text:p>0.0826161340318776</text:p>
          </table:table-cell>
          <table:table-cell table:formula="of:=[.D107]/([.B107]+[.C107]+[.D107])" office:value-type="float" office:value="0.790199478077477">
            <text:p>0.790199478077477</text:p>
          </table:table-cell>
          <table:table-cell office:value-type="float" office:value="466">
            <text:p>466</text:p>
          </table:table-cell>
          <table:table-cell table:formula="of:=[.F107]*[.$R$1]+[.G107]*[.$S$1]+[.H107]*[.$T$1]" office:value-type="float" office:value="0.0691112120328538">
            <text:p>0.0691112120328538</text:p>
          </table:table-cell>
          <table:table-cell office:value-type="float" office:value="466">
            <text:p>466</text:p>
          </table:table-cell>
          <table:table-cell table:formula="of:=[.F107]*[.$R$2]+[.G107]*[.$S$2]+[.H107]*[.$T$2]" office:value-type="float" office:value="0.106940486932603">
            <text:p>0.106940486932603</text:p>
          </table:table-cell>
          <table:table-cell office:value-type="float" office:value="466">
            <text:p>466</text:p>
          </table:table-cell>
          <table:table-cell table:formula="of:=[.F107]*[.$R$3]+[.G107]*[.$S$3]+[.H107]*[.$T$3]" office:value-type="float" office:value="1.01386778220551">
            <text:p>1.01386778220551</text:p>
          </table:table-cell>
          <table:table-cell table:number-columns-repeated="6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232187">
            <text:p>0.232187</text:p>
          </table:table-cell>
          <table:table-cell office:value-type="float" office:value="0.163941">
            <text:p>0.163941</text:p>
          </table:table-cell>
          <table:table-cell office:value-type="float" office:value="1.4673">
            <text:p>1.4673</text:p>
          </table:table-cell>
          <table:table-cell/>
          <table:table-cell table:formula="of:=[.B108]/([.B108]+[.C108]+[.D108])" office:value-type="float" office:value="0.124602077461539">
            <text:p>0.124602077461539</text:p>
          </table:table-cell>
          <table:table-cell table:formula="of:=[.C108]/([.B108]+[.C108]+[.D108])" office:value-type="float" office:value="0.0879781778528604">
            <text:p>0.0879781778528604</text:p>
          </table:table-cell>
          <table:table-cell table:formula="of:=[.D108]/([.B108]+[.C108]+[.D108])" office:value-type="float" office:value="0.787419744685601">
            <text:p>0.787419744685601</text:p>
          </table:table-cell>
          <table:table-cell office:value-type="float" office:value="467">
            <text:p>467</text:p>
          </table:table-cell>
          <table:table-cell table:formula="of:=[.F108]*[.$R$1]+[.G108]*[.$S$1]+[.H108]*[.$T$1]" office:value-type="float" office:value="0.0532612166394408">
            <text:p>0.0532612166394408</text:p>
          </table:table-cell>
          <table:table-cell office:value-type="float" office:value="467">
            <text:p>467</text:p>
          </table:table-cell>
          <table:table-cell table:formula="of:=[.F108]*[.$R$2]+[.G108]*[.$S$2]+[.H108]*[.$T$2]" office:value-type="float" office:value="0.115864922229354">
            <text:p>0.115864922229354</text:p>
          </table:table-cell>
          <table:table-cell office:value-type="float" office:value="467">
            <text:p>467</text:p>
          </table:table-cell>
          <table:table-cell table:formula="of:=[.F108]*[.$R$3]+[.G108]*[.$S$3]+[.H108]*[.$T$3]" office:value-type="float" office:value="1.00968584372458">
            <text:p>1.00968584372458</text:p>
          </table:table-cell>
          <table:table-cell table:number-columns-repeated="6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220488">
            <text:p>0.220488</text:p>
          </table:table-cell>
          <table:table-cell office:value-type="float" office:value="0.170362">
            <text:p>0.170362</text:p>
          </table:table-cell>
          <table:table-cell office:value-type="float" office:value="1.4199">
            <text:p>1.4199</text:p>
          </table:table-cell>
          <table:table-cell/>
          <table:table-cell table:formula="of:=[.B109]/([.B109]+[.C109]+[.D109])" office:value-type="float" office:value="0.121766119011459">
            <text:p>0.121766119011459</text:p>
          </table:table-cell>
          <table:table-cell table:formula="of:=[.C109]/([.B109]+[.C109]+[.D109])" office:value-type="float" office:value="0.0940836669888168">
            <text:p>0.0940836669888168</text:p>
          </table:table-cell>
          <table:table-cell table:formula="of:=[.D109]/([.B109]+[.C109]+[.D109])" office:value-type="float" office:value="0.784150213999724">
            <text:p>0.784150213999724</text:p>
          </table:table-cell>
          <table:table-cell office:value-type="float" office:value="468">
            <text:p>468</text:p>
          </table:table-cell>
          <table:table-cell table:formula="of:=[.F109]*[.$R$1]+[.G109]*[.$S$1]+[.H109]*[.$T$1]" office:value-type="float" office:value="0.0355804356205991">
            <text:p>0.0355804356205991</text:p>
          </table:table-cell>
          <table:table-cell office:value-type="float" office:value="468">
            <text:p>468</text:p>
          </table:table-cell>
          <table:table-cell table:formula="of:=[.F109]*[.$R$2]+[.G109]*[.$S$2]+[.H109]*[.$T$2]" office:value-type="float" office:value="0.125965043987298">
            <text:p>0.125965043987298</text:p>
          </table:table-cell>
          <table:table-cell office:value-type="float" office:value="468">
            <text:p>468</text:p>
          </table:table-cell>
          <table:table-cell table:formula="of:=[.F109]*[.$R$3]+[.G109]*[.$S$3]+[.H109]*[.$T$3]" office:value-type="float" office:value="1.00479329294491">
            <text:p>1.00479329294491</text:p>
          </table:table-cell>
          <table:table-cell table:number-columns-repeated="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208198">
            <text:p>0.208198</text:p>
          </table:table-cell>
          <table:table-cell office:value-type="float" office:value="0.177425">
            <text:p>0.177425</text:p>
          </table:table-cell>
          <table:table-cell office:value-type="float" office:value="1.37">
            <text:p>1.37</text:p>
          </table:table-cell>
          <table:table-cell/>
          <table:table-cell table:formula="of:=[.B110]/([.B110]+[.C110]+[.D110])" office:value-type="float" office:value="0.118589241539898">
            <text:p>0.118589241539898</text:p>
          </table:table-cell>
          <table:table-cell table:formula="of:=[.C110]/([.B110]+[.C110]+[.D110])" office:value-type="float" office:value="0.101060990884717">
            <text:p>0.101060990884717</text:p>
          </table:table-cell>
          <table:table-cell table:formula="of:=[.D110]/([.B110]+[.C110]+[.D110])" office:value-type="float" office:value="0.780349767575385">
            <text:p>0.780349767575385</text:p>
          </table:table-cell>
          <table:table-cell office:value-type="float" office:value="469">
            <text:p>469</text:p>
          </table:table-cell>
          <table:table-cell table:formula="of:=[.F110]*[.$R$1]+[.G110]*[.$S$1]+[.H110]*[.$T$1]" office:value-type="float" office:value="0.0155999616660296">
            <text:p>0.0155999616660296</text:p>
          </table:table-cell>
          <table:table-cell office:value-type="float" office:value="469">
            <text:p>469</text:p>
          </table:table-cell>
          <table:table-cell table:formula="of:=[.F110]*[.$R$2]+[.G110]*[.$S$2]+[.H110]*[.$T$2]" office:value-type="float" office:value="0.137469572396807">
            <text:p>0.137469572396807</text:p>
          </table:table-cell>
          <table:table-cell office:value-type="float" office:value="469">
            <text:p>469</text:p>
          </table:table-cell>
          <table:table-cell table:formula="of:=[.F110]*[.$R$3]+[.G110]*[.$S$3]+[.H110]*[.$T$3]" office:value-type="float" office:value="0.999121870583833">
            <text:p>0.999121870583833</text:p>
          </table:table-cell>
          <table:table-cell table:number-columns-repeated="6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195618">
            <text:p>0.195618</text:p>
          </table:table-cell>
          <table:table-cell office:value-type="float" office:value="0.18519">
            <text:p>0.18519</text:p>
          </table:table-cell>
          <table:table-cell office:value-type="float" office:value="1.31756">
            <text:p>1.31756</text:p>
          </table:table-cell>
          <table:table-cell/>
          <table:table-cell table:formula="of:=[.B111]/([.B111]+[.C111]+[.D111])" office:value-type="float" office:value="0.115179984549874">
            <text:p>0.115179984549874</text:p>
          </table:table-cell>
          <table:table-cell table:formula="of:=[.C111]/([.B111]+[.C111]+[.D111])" office:value-type="float" office:value="0.109039972491239">
            <text:p>0.109039972491239</text:p>
          </table:table-cell>
          <table:table-cell table:formula="of:=[.D111]/([.B111]+[.C111]+[.D111])" office:value-type="float" office:value="0.775780042958888">
            <text:p>0.775780042958888</text:p>
          </table:table-cell>
          <table:table-cell office:value-type="float" office:value="470">
            <text:p>470</text:p>
          </table:table-cell>
          <table:table-cell table:formula="of:=[.F111]*[.$R$1]+[.G111]*[.$S$1]+[.H111]*[.$T$1]" office:value-type="float" office:value="-0.00646286552737693">
            <text:p>-0.00646286552737693</text:p>
          </table:table-cell>
          <table:table-cell office:value-type="float" office:value="470">
            <text:p>470</text:p>
          </table:table-cell>
          <table:table-cell table:formula="of:=[.F111]*[.$R$2]+[.G111]*[.$S$2]+[.H111]*[.$T$2]" office:value-type="float" office:value="0.150493501172891">
            <text:p>0.150493501172891</text:p>
          </table:table-cell>
          <table:table-cell office:value-type="float" office:value="470">
            <text:p>470</text:p>
          </table:table-cell>
          <table:table-cell table:formula="of:=[.F111]*[.$R$3]+[.G111]*[.$S$3]+[.H111]*[.$T$3]" office:value-type="float" office:value="0.992356003410333">
            <text:p>0.992356003410333</text:p>
          </table:table-cell>
          <table:table-cell table:number-columns-repeated="6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183034">
            <text:p>0.183034</text:p>
          </table:table-cell>
          <table:table-cell office:value-type="float" office:value="0.193025">
            <text:p>0.193025</text:p>
          </table:table-cell>
          <table:table-cell office:value-type="float" office:value="1.2624">
            <text:p>1.2624</text:p>
          </table:table-cell>
          <table:table-cell/>
          <table:table-cell table:formula="of:=[.B112]/([.B112]+[.C112]+[.D112])" office:value-type="float" office:value="0.11171106509226">
            <text:p>0.11171106509226</text:p>
          </table:table-cell>
          <table:table-cell table:formula="of:=[.C112]/([.B112]+[.C112]+[.D112])" office:value-type="float" office:value="0.117808867966791">
            <text:p>0.117808867966791</text:p>
          </table:table-cell>
          <table:table-cell table:formula="of:=[.D112]/([.B112]+[.C112]+[.D112])" office:value-type="float" office:value="0.770480066940949">
            <text:p>0.770480066940949</text:p>
          </table:table-cell>
          <table:table-cell office:value-type="float" office:value="471">
            <text:p>471</text:p>
          </table:table-cell>
          <table:table-cell table:formula="of:=[.F112]*[.$R$1]+[.G112]*[.$S$1]+[.H112]*[.$T$1]" office:value-type="float" office:value="-0.0297335548219395">
            <text:p>-0.0297335548219395</text:p>
          </table:table-cell>
          <table:table-cell office:value-type="float" office:value="471">
            <text:p>471</text:p>
          </table:table-cell>
          <table:table-cell table:formula="of:=[.F112]*[.$R$2]+[.G112]*[.$S$2]+[.H112]*[.$T$2]" office:value-type="float" office:value="0.164642607657561">
            <text:p>0.164642607657561</text:p>
          </table:table-cell>
          <table:table-cell office:value-type="float" office:value="471">
            <text:p>471</text:p>
          </table:table-cell>
          <table:table-cell table:formula="of:=[.F112]*[.$R$3]+[.G112]*[.$S$3]+[.H112]*[.$T$3]" office:value-type="float" office:value="0.984572199487445">
            <text:p>0.984572199487445</text:p>
          </table:table-cell>
          <table:table-cell table:number-columns-repeated="6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170222">
            <text:p>0.170222</text:p>
          </table:table-cell>
          <table:table-cell office:value-type="float" office:value="0.200313">
            <text:p>0.200313</text:p>
          </table:table-cell>
          <table:table-cell office:value-type="float" office:value="1.205">
            <text:p>1.205</text:p>
          </table:table-cell>
          <table:table-cell/>
          <table:table-cell table:formula="of:=[.B113]/([.B113]+[.C113]+[.D113])" office:value-type="float" office:value="0.108040760757457">
            <text:p>0.108040760757457</text:p>
          </table:table-cell>
          <table:table-cell table:formula="of:=[.C113]/([.B113]+[.C113]+[.D113])" office:value-type="float" office:value="0.127139670016851">
            <text:p>0.127139670016851</text:p>
          </table:table-cell>
          <table:table-cell table:formula="of:=[.D113]/([.B113]+[.C113]+[.D113])" office:value-type="float" office:value="0.764819569225692">
            <text:p>0.764819569225692</text:p>
          </table:table-cell>
          <table:table-cell office:value-type="float" office:value="472">
            <text:p>472</text:p>
          </table:table-cell>
          <table:table-cell table:formula="of:=[.F113]*[.$R$1]+[.G113]*[.$S$1]+[.H113]*[.$T$1]" office:value-type="float" office:value="-0.0544219717746671">
            <text:p>-0.0544219717746671</text:p>
          </table:table-cell>
          <table:table-cell office:value-type="float" office:value="472">
            <text:p>472</text:p>
          </table:table-cell>
          <table:table-cell table:formula="of:=[.F113]*[.$R$2]+[.G113]*[.$S$2]+[.H113]*[.$T$2]" office:value-type="float" office:value="0.17968603115767">
            <text:p>0.17968603115767</text:p>
          </table:table-cell>
          <table:table-cell office:value-type="float" office:value="472">
            <text:p>472</text:p>
          </table:table-cell>
          <table:table-cell table:formula="of:=[.F113]*[.$R$3]+[.G113]*[.$S$3]+[.H113]*[.$T$3]" office:value-type="float" office:value="0.976263425312672">
            <text:p>0.976263425312672</text:p>
          </table:table-cell>
          <table:table-cell table:number-columns-repeated="6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157348">
            <text:p>0.157348</text:p>
          </table:table-cell>
          <table:table-cell office:value-type="float" office:value="0.207156">
            <text:p>0.207156</text:p>
          </table:table-cell>
          <table:table-cell office:value-type="float" office:value="1.1466">
            <text:p>1.1466</text:p>
          </table:table-cell>
          <table:table-cell/>
          <table:table-cell table:formula="of:=[.B114]/([.B114]+[.C114]+[.D114])" office:value-type="float" office:value="0.104127842954555">
            <text:p>0.104127842954555</text:p>
          </table:table-cell>
          <table:table-cell table:formula="of:=[.C114]/([.B114]+[.C114]+[.D114])" office:value-type="float" office:value="0.137089174537292">
            <text:p>0.137089174537292</text:p>
          </table:table-cell>
          <table:table-cell table:formula="of:=[.D114]/([.B114]+[.C114]+[.D114])" office:value-type="float" office:value="0.758782982508153">
            <text:p>0.758782982508153</text:p>
          </table:table-cell>
          <table:table-cell office:value-type="float" office:value="473">
            <text:p>473</text:p>
          </table:table-cell>
          <table:table-cell table:formula="of:=[.F114]*[.$R$1]+[.G114]*[.$S$1]+[.H114]*[.$T$1]" office:value-type="float" office:value="-0.0807447625047648">
            <text:p>-0.0807447625047648</text:p>
          </table:table-cell>
          <table:table-cell office:value-type="float" office:value="473">
            <text:p>473</text:p>
          </table:table-cell>
          <table:table-cell table:formula="of:=[.F114]*[.$R$2]+[.G114]*[.$S$2]+[.H114]*[.$T$2]" office:value-type="float" office:value="0.195726500624709">
            <text:p>0.195726500624709</text:p>
          </table:table-cell>
          <table:table-cell office:value-type="float" office:value="473">
            <text:p>473</text:p>
          </table:table-cell>
          <table:table-cell table:formula="of:=[.F114]*[.$R$3]+[.G114]*[.$S$3]+[.H114]*[.$T$3]" office:value-type="float" office:value="0.967402770424802">
            <text:p>0.967402770424802</text:p>
          </table:table-cell>
          <table:table-cell table:number-columns-repeated="6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14465">
            <text:p>0.14465</text:p>
          </table:table-cell>
          <table:table-cell office:value-type="float" office:value="0.213644">
            <text:p>0.213644</text:p>
          </table:table-cell>
          <table:table-cell office:value-type="float" office:value="1.088">
            <text:p>1.088</text:p>
          </table:table-cell>
          <table:table-cell/>
          <table:table-cell table:formula="of:=[.B115]/([.B115]+[.C115]+[.D115])" office:value-type="float" office:value="0.100014243300463">
            <text:p>0.100014243300463</text:p>
          </table:table-cell>
          <table:table-cell table:formula="of:=[.C115]/([.B115]+[.C115]+[.D115])" office:value-type="float" office:value="0.147718237094256">
            <text:p>0.147718237094256</text:p>
          </table:table-cell>
          <table:table-cell table:formula="of:=[.D115]/([.B115]+[.C115]+[.D115])" office:value-type="float" office:value="0.752267519605281">
            <text:p>0.752267519605281</text:p>
          </table:table-cell>
          <table:table-cell office:value-type="float" office:value="474">
            <text:p>474</text:p>
          </table:table-cell>
          <table:table-cell table:formula="of:=[.F115]*[.$R$1]+[.G115]*[.$S$1]+[.H115]*[.$T$1]" office:value-type="float" office:value="-0.108631486682514">
            <text:p>-0.108631486682514</text:p>
          </table:table-cell>
          <table:table-cell office:value-type="float" office:value="474">
            <text:p>474</text:p>
          </table:table-cell>
          <table:table-cell table:formula="of:=[.F115]*[.$R$2]+[.G115]*[.$S$2]+[.H115]*[.$T$2]" office:value-type="float" office:value="0.212823207176411">
            <text:p>0.212823207176411</text:p>
          </table:table-cell>
          <table:table-cell office:value-type="float" office:value="474">
            <text:p>474</text:p>
          </table:table-cell>
          <table:table-cell table:formula="of:=[.F115]*[.$R$3]+[.G115]*[.$S$3]+[.H115]*[.$T$3]" office:value-type="float" office:value="0.957853517196365">
            <text:p>0.957853517196365</text:p>
          </table:table-cell>
          <table:table-cell table:number-columns-repeated="6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132349">
            <text:p>0.132349</text:p>
          </table:table-cell>
          <table:table-cell office:value-type="float" office:value="0.21994">
            <text:p>0.21994</text:p>
          </table:table-cell>
          <table:table-cell office:value-type="float" office:value="1.0302">
            <text:p>1.0302</text:p>
          </table:table-cell>
          <table:table-cell/>
          <table:table-cell table:formula="of:=[.B116]/([.B116]+[.C116]+[.D116])" office:value-type="float" office:value="0.0957324072741266">
            <text:p>0.0957324072741266</text:p>
          </table:table-cell>
          <table:table-cell table:formula="of:=[.C116]/([.B116]+[.C116]+[.D116])" office:value-type="float" office:value="0.159089873409481">
            <text:p>0.159089873409481</text:p>
          </table:table-cell>
          <table:table-cell table:formula="of:=[.D116]/([.B116]+[.C116]+[.D116])" office:value-type="float" office:value="0.745177719316392">
            <text:p>0.745177719316392</text:p>
          </table:table-cell>
          <table:table-cell office:value-type="float" office:value="475">
            <text:p>475</text:p>
          </table:table-cell>
          <table:table-cell table:formula="of:=[.F116]*[.$R$1]+[.G116]*[.$S$1]+[.H116]*[.$T$1]" office:value-type="float" office:value="-0.138047767107008">
            <text:p>-0.138047767107008</text:p>
          </table:table-cell>
          <table:table-cell office:value-type="float" office:value="475">
            <text:p>475</text:p>
          </table:table-cell>
          <table:table-cell table:formula="of:=[.F116]*[.$R$2]+[.G116]*[.$S$2]+[.H116]*[.$T$2]" office:value-type="float" office:value="0.23104392787212">
            <text:p>0.23104392787212</text:p>
          </table:table-cell>
          <table:table-cell office:value-type="float" office:value="475">
            <text:p>475</text:p>
          </table:table-cell>
          <table:table-cell table:formula="of:=[.F116]*[.$R$3]+[.G116]*[.$S$3]+[.H116]*[.$T$3]" office:value-type="float" office:value="0.947487845038912">
            <text:p>0.947487845038912</text:p>
          </table:table-cell>
          <table:table-cell table:number-columns-repeated="6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120584">
            <text:p>0.120584</text:p>
          </table:table-cell>
          <table:table-cell office:value-type="float" office:value="0.22617">
            <text:p>0.22617</text:p>
          </table:table-cell>
          <table:table-cell office:value-type="float" office:value="0.97383">
            <text:p>0.97383</text:p>
          </table:table-cell>
          <table:table-cell/>
          <table:table-cell table:formula="of:=[.B117]/([.B117]+[.C117]+[.D117])" office:value-type="float" office:value="0.0913111168997959">
            <text:p>0.0913111168997959</text:p>
          </table:table-cell>
          <table:table-cell table:formula="of:=[.C117]/([.B117]+[.C117]+[.D117])" office:value-type="float" office:value="0.171265137242311">
            <text:p>0.171265137242311</text:p>
          </table:table-cell>
          <table:table-cell table:formula="of:=[.D117]/([.B117]+[.C117]+[.D117])" office:value-type="float" office:value="0.737423745857893">
            <text:p>0.737423745857893</text:p>
          </table:table-cell>
          <table:table-cell office:value-type="float" office:value="476">
            <text:p>476</text:p>
          </table:table-cell>
          <table:table-cell table:formula="of:=[.F117]*[.$R$1]+[.G117]*[.$S$1]+[.H117]*[.$T$1]" office:value-type="float" office:value="-0.168969620258916">
            <text:p>-0.168969620258916</text:p>
          </table:table-cell>
          <table:table-cell office:value-type="float" office:value="476">
            <text:p>476</text:p>
          </table:table-cell>
          <table:table-cell table:formula="of:=[.F117]*[.$R$2]+[.G117]*[.$S$2]+[.H117]*[.$T$2]" office:value-type="float" office:value="0.250455897390851">
            <text:p>0.250455897390851</text:p>
          </table:table-cell>
          <table:table-cell office:value-type="float" office:value="476">
            <text:p>476</text:p>
          </table:table-cell>
          <table:table-cell table:formula="of:=[.F117]*[.$R$3]+[.G117]*[.$S$3]+[.H117]*[.$T$3]" office:value-type="float" office:value="0.936185237288957">
            <text:p>0.936185237288957</text:p>
          </table:table-cell>
          <table:table-cell table:number-columns-repeated="6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109456">
            <text:p>0.109456</text:p>
          </table:table-cell>
          <table:table-cell office:value-type="float" office:value="0.232467">
            <text:p>0.232467</text:p>
          </table:table-cell>
          <table:table-cell office:value-type="float" office:value="0.91943">
            <text:p>0.91943</text:p>
          </table:table-cell>
          <table:table-cell/>
          <table:table-cell table:formula="of:=[.B118]/([.B118]+[.C118]+[.D118])" office:value-type="float" office:value="0.0867766596662473">
            <text:p>0.0867766596662473</text:p>
          </table:table-cell>
          <table:table-cell table:formula="of:=[.C118]/([.B118]+[.C118]+[.D118])" office:value-type="float" office:value="0.184299716257067">
            <text:p>0.184299716257067</text:p>
          </table:table-cell>
          <table:table-cell table:formula="of:=[.D118]/([.B118]+[.C118]+[.D118])" office:value-type="float" office:value="0.728923624076686">
            <text:p>0.728923624076686</text:p>
          </table:table-cell>
          <table:table-cell office:value-type="float" office:value="477">
            <text:p>477</text:p>
          </table:table-cell>
          <table:table-cell table:formula="of:=[.F118]*[.$R$1]+[.G118]*[.$S$1]+[.H118]*[.$T$1]" office:value-type="float" office:value="-0.201375047032829">
            <text:p>-0.201375047032829</text:p>
          </table:table-cell>
          <table:table-cell office:value-type="float" office:value="477">
            <text:p>477</text:p>
          </table:table-cell>
          <table:table-cell table:formula="of:=[.F118]*[.$R$2]+[.G118]*[.$S$2]+[.H118]*[.$T$2]" office:value-type="float" office:value="0.271120420294715">
            <text:p>0.271120420294715</text:p>
          </table:table-cell>
          <table:table-cell office:value-type="float" office:value="477">
            <text:p>477</text:p>
          </table:table-cell>
          <table:table-cell table:formula="of:=[.F118]*[.$R$3]+[.G118]*[.$S$3]+[.H118]*[.$T$3]" office:value-type="float" office:value="0.923835725605758">
            <text:p>0.923835725605758</text:p>
          </table:table-cell>
          <table:table-cell table:number-columns-repeated="6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99042">
            <text:p>0.099042</text:p>
          </table:table-cell>
          <table:table-cell office:value-type="float" office:value="0.239025">
            <text:p>0.239025</text:p>
          </table:table-cell>
          <table:table-cell office:value-type="float" office:value="0.86746">
            <text:p>0.86746</text:p>
          </table:table-cell>
          <table:table-cell/>
          <table:table-cell table:formula="of:=[.B119]/([.B119]+[.C119]+[.D119])" office:value-type="float" office:value="0.0821566003913641">
            <text:p>0.0821566003913641</text:p>
          </table:table-cell>
          <table:table-cell table:formula="of:=[.C119]/([.B119]+[.C119]+[.D119])" office:value-type="float" office:value="0.198274281704184">
            <text:p>0.198274281704184</text:p>
          </table:table-cell>
          <table:table-cell table:formula="of:=[.D119]/([.B119]+[.C119]+[.D119])" office:value-type="float" office:value="0.719569117904452">
            <text:p>0.719569117904452</text:p>
          </table:table-cell>
          <table:table-cell office:value-type="float" office:value="478">
            <text:p>478</text:p>
          </table:table-cell>
          <table:table-cell table:formula="of:=[.F119]*[.$R$1]+[.G119]*[.$S$1]+[.H119]*[.$T$1]" office:value-type="float" office:value="-0.235269131674363">
            <text:p>-0.235269131674363</text:p>
          </table:table-cell>
          <table:table-cell office:value-type="float" office:value="478">
            <text:p>478</text:p>
          </table:table-cell>
          <table:table-cell table:formula="of:=[.F119]*[.$R$2]+[.G119]*[.$S$2]+[.H119]*[.$T$2]" office:value-type="float" office:value="0.293132518724176">
            <text:p>0.293132518724176</text:p>
          </table:table-cell>
          <table:table-cell office:value-type="float" office:value="478">
            <text:p>478</text:p>
          </table:table-cell>
          <table:table-cell table:formula="of:=[.F119]*[.$R$3]+[.G119]*[.$S$3]+[.H119]*[.$T$3]" office:value-type="float" office:value="0.910293181488262">
            <text:p>0.910293181488262</text:p>
          </table:table-cell>
          <table:table-cell table:number-columns-repeated="6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89388">
            <text:p>0.089388</text:p>
          </table:table-cell>
          <table:table-cell office:value-type="float" office:value="0.245997">
            <text:p>0.245997</text:p>
          </table:table-cell>
          <table:table-cell office:value-type="float" office:value="0.81828">
            <text:p>0.81828</text:p>
          </table:table-cell>
          <table:table-cell/>
          <table:table-cell table:formula="of:=[.B120]/([.B120]+[.C120]+[.D120])" office:value-type="float" office:value="0.077481764637048">
            <text:p>0.077481764637048</text:p>
          </table:table-cell>
          <table:table-cell table:formula="of:=[.C120]/([.B120]+[.C120]+[.D120])" office:value-type="float" office:value="0.213230877247728">
            <text:p>0.213230877247728</text:p>
          </table:table-cell>
          <table:table-cell table:formula="of:=[.D120]/([.B120]+[.C120]+[.D120])" office:value-type="float" office:value="0.709287358115224">
            <text:p>0.709287358115224</text:p>
          </table:table-cell>
          <table:table-cell office:value-type="float" office:value="479">
            <text:p>479</text:p>
          </table:table-cell>
          <table:table-cell table:formula="of:=[.F120]*[.$R$1]+[.G120]*[.$S$1]+[.H120]*[.$T$1]" office:value-type="float" office:value="-0.270596686819831">
            <text:p>-0.270596686819831</text:p>
          </table:table-cell>
          <table:table-cell office:value-type="float" office:value="479">
            <text:p>479</text:p>
          </table:table-cell>
          <table:table-cell table:formula="of:=[.F120]*[.$R$2]+[.G120]*[.$S$2]+[.H120]*[.$T$2]" office:value-type="float" office:value="0.316531989702383">
            <text:p>0.316531989702383</text:p>
          </table:table-cell>
          <table:table-cell office:value-type="float" office:value="479">
            <text:p>479</text:p>
          </table:table-cell>
          <table:table-cell table:formula="of:=[.F120]*[.$R$3]+[.G120]*[.$S$3]+[.H120]*[.$T$3]" office:value-type="float" office:value="0.895460824589461">
            <text:p>0.895460824589461</text:p>
          </table:table-cell>
          <table:table-cell table:number-columns-repeated="6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80507">
            <text:p>0.080507</text:p>
          </table:table-cell>
          <table:table-cell office:value-type="float" office:value="0.253589">
            <text:p>0.253589</text:p>
          </table:table-cell>
          <table:table-cell office:value-type="float" office:value="0.772125">
            <text:p>0.772125</text:p>
          </table:table-cell>
          <table:table-cell/>
          <table:table-cell table:formula="of:=[.B121]/([.B121]+[.C121]+[.D121])" office:value-type="float" office:value="0.072776597081415">
            <text:p>0.072776597081415</text:p>
          </table:table-cell>
          <table:table-cell table:formula="of:=[.C121]/([.B121]+[.C121]+[.D121])" office:value-type="float" office:value="0.229239003779534">
            <text:p>0.229239003779534</text:p>
          </table:table-cell>
          <table:table-cell table:formula="of:=[.D121]/([.B121]+[.C121]+[.D121])" office:value-type="float" office:value="0.697984399139051">
            <text:p>0.697984399139051</text:p>
          </table:table-cell>
          <table:table-cell office:value-type="float" office:value="480">
            <text:p>480</text:p>
          </table:table-cell>
          <table:table-cell table:formula="of:=[.F121]*[.$R$1]+[.G121]*[.$S$1]+[.H121]*[.$T$1]" office:value-type="float" office:value="-0.307359644591813">
            <text:p>-0.307359644591813</text:p>
          </table:table-cell>
          <table:table-cell office:value-type="float" office:value="480">
            <text:p>480</text:p>
          </table:table-cell>
          <table:table-cell table:formula="of:=[.F121]*[.$R$2]+[.G121]*[.$S$2]+[.H121]*[.$T$2]" office:value-type="float" office:value="0.341400286199593">
            <text:p>0.341400286199593</text:p>
          </table:table-cell>
          <table:table-cell office:value-type="float" office:value="480">
            <text:p>480</text:p>
          </table:table-cell>
          <table:table-cell table:formula="of:=[.F121]*[.$R$3]+[.G121]*[.$S$3]+[.H121]*[.$T$3]" office:value-type="float" office:value="0.879211887588466">
            <text:p>0.879211887588466</text:p>
          </table:table-cell>
          <table:table-cell table:number-columns-repeated="6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72034">
            <text:p>0.072034</text:p>
          </table:table-cell>
          <table:table-cell office:value-type="float" office:value="0.261876">
            <text:p>0.261876</text:p>
          </table:table-cell>
          <table:table-cell office:value-type="float" office:value="0.72829">
            <text:p>0.72829</text:p>
          </table:table-cell>
          <table:table-cell/>
          <table:table-cell table:formula="of:=[.B122]/([.B122]+[.C122]+[.D122])" office:value-type="float" office:value="0.0678158538881567">
            <text:p>0.0678158538881567</text:p>
          </table:table-cell>
          <table:table-cell table:formula="of:=[.C122]/([.B122]+[.C122]+[.D122])" office:value-type="float" office:value="0.246541141028055">
            <text:p>0.246541141028055</text:p>
          </table:table-cell>
          <table:table-cell table:formula="of:=[.D122]/([.B122]+[.C122]+[.D122])" office:value-type="float" office:value="0.685643005083788">
            <text:p>0.685643005083788</text:p>
          </table:table-cell>
          <table:table-cell office:value-type="float" office:value="481">
            <text:p>481</text:p>
          </table:table-cell>
          <table:table-cell table:formula="of:=[.F122]*[.$R$1]+[.G122]*[.$S$1]+[.H122]*[.$T$1]" office:value-type="float" office:value="-0.346655910939559">
            <text:p>-0.346655910939559</text:p>
          </table:table-cell>
          <table:table-cell office:value-type="float" office:value="481">
            <text:p>481</text:p>
          </table:table-cell>
          <table:table-cell table:formula="of:=[.F122]*[.$R$2]+[.G122]*[.$S$2]+[.H122]*[.$T$2]" office:value-type="float" office:value="0.368205078327998">
            <text:p>0.368205078327998</text:p>
          </table:table-cell>
          <table:table-cell office:value-type="float" office:value="481">
            <text:p>481</text:p>
          </table:table-cell>
          <table:table-cell table:formula="of:=[.F122]*[.$R$3]+[.G122]*[.$S$3]+[.H122]*[.$T$3]" office:value-type="float" office:value="0.86149315627942">
            <text:p>0.86149315627942</text:p>
          </table:table-cell>
          <table:table-cell table:number-columns-repeated="6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6371">
            <text:p>0.06371</text:p>
          </table:table-cell>
          <table:table-cell office:value-type="float" office:value="0.270643">
            <text:p>0.270643</text:p>
          </table:table-cell>
          <table:table-cell office:value-type="float" office:value="0.68604">
            <text:p>0.68604</text:p>
          </table:table-cell>
          <table:table-cell/>
          <table:table-cell table:formula="of:=[.B123]/([.B123]+[.C123]+[.D123])" office:value-type="float" office:value="0.0624367278097753">
            <text:p>0.0624367278097753</text:p>
          </table:table-cell>
          <table:table-cell table:formula="of:=[.C123]/([.B123]+[.C123]+[.D123])" office:value-type="float" office:value="0.265234081378449">
            <text:p>0.265234081378449</text:p>
          </table:table-cell>
          <table:table-cell table:formula="of:=[.D123]/([.B123]+[.C123]+[.D123])" office:value-type="float" office:value="0.672329190811776">
            <text:p>0.672329190811776</text:p>
          </table:table-cell>
          <table:table-cell office:value-type="float" office:value="482">
            <text:p>482</text:p>
          </table:table-cell>
          <table:table-cell table:formula="of:=[.F123]*[.$R$1]+[.G123]*[.$S$1]+[.H123]*[.$T$1]" office:value-type="float" office:value="-0.389179890787177">
            <text:p>-0.389179890787177</text:p>
          </table:table-cell>
          <table:table-cell office:value-type="float" office:value="482">
            <text:p>482</text:p>
          </table:table-cell>
          <table:table-cell table:formula="of:=[.F123]*[.$R$2]+[.G123]*[.$S$2]+[.H123]*[.$T$2]" office:value-type="float" office:value="0.397176123023188">
            <text:p>0.397176123023188</text:p>
          </table:table-cell>
          <table:table-cell office:value-type="float" office:value="482">
            <text:p>482</text:p>
          </table:table-cell>
          <table:table-cell table:formula="of:=[.F123]*[.$R$3]+[.G123]*[.$S$3]+[.H123]*[.$T$3]" office:value-type="float" office:value="0.842374718956324">
            <text:p>0.842374718956324</text:p>
          </table:table-cell>
          <table:table-cell table:number-columns-repeated="6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55694">
            <text:p>0.055694</text:p>
          </table:table-cell>
          <table:table-cell office:value-type="float" office:value="0.279645">
            <text:p>0.279645</text:p>
          </table:table-cell>
          <table:table-cell office:value-type="float" office:value="0.64553">
            <text:p>0.64553</text:p>
          </table:table-cell>
          <table:table-cell/>
          <table:table-cell table:formula="of:=[.B124]/([.B124]+[.C124]+[.D124])" office:value-type="float" office:value="0.0567802632155772">
            <text:p>0.0567802632155772</text:p>
          </table:table-cell>
          <table:table-cell table:formula="of:=[.C124]/([.B124]+[.C124]+[.D124])" office:value-type="float" office:value="0.285099233434842">
            <text:p>0.285099233434842</text:p>
          </table:table-cell>
          <table:table-cell table:formula="of:=[.D124]/([.B124]+[.C124]+[.D124])" office:value-type="float" office:value="0.658120503349581">
            <text:p>0.658120503349581</text:p>
          </table:table-cell>
          <table:table-cell office:value-type="float" office:value="483">
            <text:p>483</text:p>
          </table:table-cell>
          <table:table-cell table:formula="of:=[.F124]*[.$R$1]+[.G124]*[.$S$1]+[.H124]*[.$T$1]" office:value-type="float" office:value="-0.434159734378393">
            <text:p>-0.434159734378393</text:p>
          </table:table-cell>
          <table:table-cell office:value-type="float" office:value="483">
            <text:p>483</text:p>
          </table:table-cell>
          <table:table-cell table:formula="of:=[.F124]*[.$R$2]+[.G124]*[.$S$2]+[.H124]*[.$T$2]" office:value-type="float" office:value="0.42792846475931">
            <text:p>0.42792846475931</text:p>
          </table:table-cell>
          <table:table-cell office:value-type="float" office:value="483">
            <text:p>483</text:p>
          </table:table-cell>
          <table:table-cell table:formula="of:=[.F124]*[.$R$3]+[.G124]*[.$S$3]+[.H124]*[.$T$3]" office:value-type="float" office:value="0.821982238606786">
            <text:p>0.821982238606786</text:p>
          </table:table-cell>
          <table:table-cell table:number-columns-repeated="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48117">
            <text:p>0.048117</text:p>
          </table:table-cell>
          <table:table-cell office:value-type="float" office:value="0.288694">
            <text:p>0.288694</text:p>
          </table:table-cell>
          <table:table-cell office:value-type="float" office:value="0.60685">
            <text:p>0.60685</text:p>
          </table:table-cell>
          <table:table-cell/>
          <table:table-cell table:formula="of:=[.B125]/([.B125]+[.C125]+[.D125])" office:value-type="float" office:value="0.050989709228208">
            <text:p>0.050989709228208</text:p>
          </table:table-cell>
          <table:table-cell table:formula="of:=[.C125]/([.B125]+[.C125]+[.D125])" office:value-type="float" office:value="0.305929777748577">
            <text:p>0.305929777748577</text:p>
          </table:table-cell>
          <table:table-cell table:formula="of:=[.D125]/([.B125]+[.C125]+[.D125])" office:value-type="float" office:value="0.643080513023215">
            <text:p>0.643080513023215</text:p>
          </table:table-cell>
          <table:table-cell office:value-type="float" office:value="484">
            <text:p>484</text:p>
          </table:table-cell>
          <table:table-cell table:formula="of:=[.F125]*[.$R$1]+[.G125]*[.$S$1]+[.H125]*[.$T$1]" office:value-type="float" office:value="-0.480830720883877">
            <text:p>-0.480830720883877</text:p>
          </table:table-cell>
          <table:table-cell office:value-type="float" office:value="484">
            <text:p>484</text:p>
          </table:table-cell>
          <table:table-cell table:formula="of:=[.F125]*[.$R$2]+[.G125]*[.$S$2]+[.H125]*[.$T$2]" office:value-type="float" office:value="0.460092088154538">
            <text:p>0.460092088154538</text:p>
          </table:table-cell>
          <table:table-cell office:value-type="float" office:value="484">
            <text:p>484</text:p>
          </table:table-cell>
          <table:table-cell table:formula="of:=[.F125]*[.$R$3]+[.G125]*[.$S$3]+[.H125]*[.$T$3]" office:value-type="float" office:value="0.800422331748372">
            <text:p>0.800422331748372</text:p>
          </table:table-cell>
          <table:table-cell table:number-columns-repeated="6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41072">
            <text:p>0.041072</text:p>
          </table:table-cell>
          <table:table-cell office:value-type="float" office:value="0.297665">
            <text:p>0.297665</text:p>
          </table:table-cell>
          <table:table-cell office:value-type="float" office:value="0.57006">
            <text:p>0.57006</text:p>
          </table:table-cell>
          <table:table-cell/>
          <table:table-cell table:formula="of:=[.B126]/([.B126]+[.C126]+[.D126])" office:value-type="float" office:value="0.0451938111591477">
            <text:p>0.0451938111591477</text:p>
          </table:table-cell>
          <table:table-cell table:formula="of:=[.C126]/([.B126]+[.C126]+[.D126])" office:value-type="float" office:value="0.327537392839105">
            <text:p>0.327537392839105</text:p>
          </table:table-cell>
          <table:table-cell table:formula="of:=[.D126]/([.B126]+[.C126]+[.D126])" office:value-type="float" office:value="0.627268796001747">
            <text:p>0.627268796001747</text:p>
          </table:table-cell>
          <table:table-cell office:value-type="float" office:value="485">
            <text:p>485</text:p>
          </table:table-cell>
          <table:table-cell table:formula="of:=[.F126]*[.$R$1]+[.G126]*[.$S$1]+[.H126]*[.$T$1]" office:value-type="float" office:value="-0.528502470298648">
            <text:p>-0.528502470298648</text:p>
          </table:table-cell>
          <table:table-cell office:value-type="float" office:value="485">
            <text:p>485</text:p>
          </table:table-cell>
          <table:table-cell table:formula="of:=[.F126]*[.$R$2]+[.G126]*[.$S$2]+[.H126]*[.$T$2]" office:value-type="float" office:value="0.493331071625456">
            <text:p>0.493331071625456</text:p>
          </table:table-cell>
          <table:table-cell office:value-type="float" office:value="485">
            <text:p>485</text:p>
          </table:table-cell>
          <table:table-cell table:formula="of:=[.F126]*[.$R$3]+[.G126]*[.$S$3]+[.H126]*[.$T$3]" office:value-type="float" office:value="0.77779419848437">
            <text:p>0.77779419848437</text:p>
          </table:table-cell>
          <table:table-cell table:number-columns-repeated="6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34642">
            <text:p>0.034642</text:p>
          </table:table-cell>
          <table:table-cell office:value-type="float" office:value="0.306469">
            <text:p>0.306469</text:p>
          </table:table-cell>
          <table:table-cell office:value-type="float" office:value="0.53522">
            <text:p>0.53522</text:p>
          </table:table-cell>
          <table:table-cell/>
          <table:table-cell table:formula="of:=[.B127]/([.B127]+[.C127]+[.D127])" office:value-type="float" office:value="0.0395307252624864">
            <text:p>0.0395307252624864</text:p>
          </table:table-cell>
          <table:table-cell table:formula="of:=[.C127]/([.B127]+[.C127]+[.D127])" office:value-type="float" office:value="0.34971831419863">
            <text:p>0.34971831419863</text:p>
          </table:table-cell>
          <table:table-cell table:formula="of:=[.D127]/([.B127]+[.C127]+[.D127])" office:value-type="float" office:value="0.610750960538883">
            <text:p>0.610750960538883</text:p>
          </table:table-cell>
          <table:table-cell office:value-type="float" office:value="486">
            <text:p>486</text:p>
          </table:table-cell>
          <table:table-cell table:formula="of:=[.F127]*[.$R$1]+[.G127]*[.$S$1]+[.H127]*[.$T$1]" office:value-type="float" office:value="-0.576432018152958">
            <text:p>-0.576432018152958</text:p>
          </table:table-cell>
          <table:table-cell office:value-type="float" office:value="486">
            <text:p>486</text:p>
          </table:table-cell>
          <table:table-cell table:formula="of:=[.F127]*[.$R$2]+[.G127]*[.$S$2]+[.H127]*[.$T$2]" office:value-type="float" office:value="0.527282624373667">
            <text:p>0.527282624373667</text:p>
          </table:table-cell>
          <table:table-cell office:value-type="float" office:value="486">
            <text:p>486</text:p>
          </table:table-cell>
          <table:table-cell table:formula="of:=[.F127]*[.$R$3]+[.G127]*[.$S$3]+[.H127]*[.$T$3]" office:value-type="float" office:value="0.754206610287665">
            <text:p>0.754206610287665</text:p>
          </table:table-cell>
          <table:table-cell table:number-columns-repeated="6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28896">
            <text:p>0.028896</text:p>
          </table:table-cell>
          <table:table-cell office:value-type="float" office:value="0.315035">
            <text:p>0.315035</text:p>
          </table:table-cell>
          <table:table-cell office:value-type="float" office:value="0.50234">
            <text:p>0.50234</text:p>
          </table:table-cell>
          <table:table-cell/>
          <table:table-cell table:formula="of:=[.B128]/([.B128]+[.C128]+[.D128])" office:value-type="float" office:value="0.0341450906388143">
            <text:p>0.0341450906388143</text:p>
          </table:table-cell>
          <table:table-cell table:formula="of:=[.C128]/([.B128]+[.C128]+[.D128])" office:value-type="float" office:value="0.372262549467015">
            <text:p>0.372262549467015</text:p>
          </table:table-cell>
          <table:table-cell table:formula="of:=[.D128]/([.B128]+[.C128]+[.D128])" office:value-type="float" office:value="0.593592359894171">
            <text:p>0.593592359894171</text:p>
          </table:table-cell>
          <table:table-cell office:value-type="float" office:value="487">
            <text:p>487</text:p>
          </table:table-cell>
          <table:table-cell table:formula="of:=[.F128]*[.$R$1]+[.G128]*[.$S$1]+[.H128]*[.$T$1]" office:value-type="float" office:value="-0.623845749765737">
            <text:p>-0.623845749765737</text:p>
          </table:table-cell>
          <table:table-cell office:value-type="float" office:value="487">
            <text:p>487</text:p>
          </table:table-cell>
          <table:table-cell table:formula="of:=[.F128]*[.$R$2]+[.G128]*[.$S$2]+[.H128]*[.$T$2]" office:value-type="float" office:value="0.561571531696112">
            <text:p>0.561571531696112</text:p>
          </table:table-cell>
          <table:table-cell office:value-type="float" office:value="487">
            <text:p>487</text:p>
          </table:table-cell>
          <table:table-cell table:formula="of:=[.F128]*[.$R$3]+[.G128]*[.$S$3]+[.H128]*[.$T$3]" office:value-type="float" office:value="0.729768831260908">
            <text:p>0.729768831260908</text:p>
          </table:table-cell>
          <table:table-cell table:number-columns-repeated="6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23876">
            <text:p>0.023876</text:p>
          </table:table-cell>
          <table:table-cell office:value-type="float" office:value="0.323335">
            <text:p>0.323335</text:p>
          </table:table-cell>
          <table:table-cell office:value-type="float" office:value="0.4714">
            <text:p>0.4714</text:p>
          </table:table-cell>
          <table:table-cell/>
          <table:table-cell table:formula="of:=[.B129]/([.B129]+[.C129]+[.D129])" office:value-type="float" office:value="0.0291664783395288">
            <text:p>0.0291664783395288</text:p>
          </table:table-cell>
          <table:table-cell table:formula="of:=[.C129]/([.B129]+[.C129]+[.D129])" office:value-type="float" office:value="0.394980033251447">
            <text:p>0.394980033251447</text:p>
          </table:table-cell>
          <table:table-cell table:formula="of:=[.D129]/([.B129]+[.C129]+[.D129])" office:value-type="float" office:value="0.575853488409024">
            <text:p>0.575853488409024</text:p>
          </table:table-cell>
          <table:table-cell office:value-type="float" office:value="488">
            <text:p>488</text:p>
          </table:table-cell>
          <table:table-cell table:formula="of:=[.F129]*[.$R$1]+[.G129]*[.$S$1]+[.H129]*[.$T$1]" office:value-type="float" office:value="-0.670048179782583">
            <text:p>-0.670048179782583</text:p>
          </table:table-cell>
          <table:table-cell office:value-type="float" office:value="488">
            <text:p>488</text:p>
          </table:table-cell>
          <table:table-cell table:formula="of:=[.F129]*[.$R$2]+[.G129]*[.$S$2]+[.H129]*[.$T$2]" office:value-type="float" office:value="0.595858977829518">
            <text:p>0.595858977829518</text:p>
          </table:table-cell>
          <table:table-cell office:value-type="float" office:value="488">
            <text:p>488</text:p>
          </table:table-cell>
          <table:table-cell table:formula="of:=[.F129]*[.$R$3]+[.G129]*[.$S$3]+[.H129]*[.$T$3]" office:value-type="float" office:value="0.704581439291678">
            <text:p>0.704581439291678</text:p>
          </table:table-cell>
          <table:table-cell table:number-columns-repeated="6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19628">
            <text:p>0.019628</text:p>
          </table:table-cell>
          <table:table-cell office:value-type="float" office:value="0.331366">
            <text:p>0.331366</text:p>
          </table:table-cell>
          <table:table-cell office:value-type="float" office:value="0.44239">
            <text:p>0.44239</text:p>
          </table:table-cell>
          <table:table-cell/>
          <table:table-cell table:formula="of:=[.B130]/([.B130]+[.C130]+[.D130])" office:value-type="float" office:value="0.0247395964627469">
            <text:p>0.0247395964627469</text:p>
          </table:table-cell>
          <table:table-cell table:formula="of:=[.C130]/([.B130]+[.C130]+[.D130])" office:value-type="float" office:value="0.417661561110383">
            <text:p>0.417661561110383</text:p>
          </table:table-cell>
          <table:table-cell table:formula="of:=[.D130]/([.B130]+[.C130]+[.D130])" office:value-type="float" office:value="0.55759884242687">
            <text:p>0.55759884242687</text:p>
          </table:table-cell>
          <table:table-cell office:value-type="float" office:value="489">
            <text:p>489</text:p>
          </table:table-cell>
          <table:table-cell table:formula="of:=[.F130]*[.$R$1]+[.G130]*[.$S$1]+[.H130]*[.$T$1]" office:value-type="float" office:value="-0.714266446764744">
            <text:p>-0.714266446764744</text:p>
          </table:table-cell>
          <table:table-cell office:value-type="float" office:value="489">
            <text:p>489</text:p>
          </table:table-cell>
          <table:table-cell table:formula="of:=[.F130]*[.$R$2]+[.G130]*[.$S$2]+[.H130]*[.$T$2]" office:value-type="float" office:value="0.629770794470269">
            <text:p>0.629770794470269</text:p>
          </table:table-cell>
          <table:table-cell office:value-type="float" office:value="489">
            <text:p>489</text:p>
          </table:table-cell>
          <table:table-cell table:formula="of:=[.F130]*[.$R$3]+[.G130]*[.$S$3]+[.H130]*[.$T$3]" office:value-type="float" office:value="0.678752522107832">
            <text:p>0.678752522107832</text:p>
          </table:table-cell>
          <table:table-cell table:number-columns-repeated="6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16172">
            <text:p>0.016172</text:p>
          </table:table-cell>
          <table:table-cell office:value-type="float" office:value="0.339133">
            <text:p>0.339133</text:p>
          </table:table-cell>
          <table:table-cell office:value-type="float" office:value="0.415254">
            <text:p>0.415254</text:p>
          </table:table-cell>
          <table:table-cell/>
          <table:table-cell table:formula="of:=[.B131]/([.B131]+[.C131]+[.D131])" office:value-type="float" office:value="0.020987361123548">
            <text:p>0.020987361123548</text:p>
          </table:table-cell>
          <table:table-cell table:formula="of:=[.C131]/([.B131]+[.C131]+[.D131])" office:value-type="float" office:value="0.440112956957222">
            <text:p>0.440112956957222</text:p>
          </table:table-cell>
          <table:table-cell table:formula="of:=[.D131]/([.B131]+[.C131]+[.D131])" office:value-type="float" office:value="0.53889968191923">
            <text:p>0.53889968191923</text:p>
          </table:table-cell>
          <table:table-cell office:value-type="float" office:value="490">
            <text:p>490</text:p>
          </table:table-cell>
          <table:table-cell table:formula="of:=[.F131]*[.$R$1]+[.G131]*[.$S$1]+[.H131]*[.$T$1]" office:value-type="float" office:value="-0.755823255454806">
            <text:p>-0.755823255454806</text:p>
          </table:table-cell>
          <table:table-cell office:value-type="float" office:value="490">
            <text:p>490</text:p>
          </table:table-cell>
          <table:table-cell table:formula="of:=[.F131]*[.$R$2]+[.G131]*[.$S$2]+[.H131]*[.$T$2]" office:value-type="float" office:value="0.66296642632167">
            <text:p>0.66296642632167</text:p>
          </table:table-cell>
          <table:table-cell office:value-type="float" office:value="490">
            <text:p>490</text:p>
          </table:table-cell>
          <table:table-cell table:formula="of:=[.F131]*[.$R$3]+[.G131]*[.$S$3]+[.H131]*[.$T$3]" office:value-type="float" office:value="0.652396681889382">
            <text:p>0.652396681889382</text:p>
          </table:table-cell>
          <table:table-cell table:number-columns-repeated="6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133">
            <text:p>0.0133</text:p>
          </table:table-cell>
          <table:table-cell office:value-type="float" office:value="0.34786">
            <text:p>0.34786</text:p>
          </table:table-cell>
          <table:table-cell office:value-type="float" office:value="0.390024">
            <text:p>0.390024</text:p>
          </table:table-cell>
          <table:table-cell/>
          <table:table-cell table:formula="of:=[.B132]/([.B132]+[.C132]+[.D132])" office:value-type="float" office:value="0.0177053824362606">
            <text:p>0.0177053824362606</text:p>
          </table:table-cell>
          <table:table-cell table:formula="of:=[.C132]/([.B132]+[.C132]+[.D132])" office:value-type="float" office:value="0.463082280772753">
            <text:p>0.463082280772753</text:p>
          </table:table-cell>
          <table:table-cell table:formula="of:=[.D132]/([.B132]+[.C132]+[.D132])" office:value-type="float" office:value="0.519212336790986">
            <text:p>0.519212336790986</text:p>
          </table:table-cell>
          <table:table-cell office:value-type="float" office:value="491">
            <text:p>491</text:p>
          </table:table-cell>
          <table:table-cell table:formula="of:=[.F132]*[.$R$1]+[.G132]*[.$S$1]+[.H132]*[.$T$1]" office:value-type="float" office:value="-0.796382134869752">
            <text:p>-0.796382134869752</text:p>
          </table:table-cell>
          <table:table-cell office:value-type="float" office:value="491">
            <text:p>491</text:p>
          </table:table-cell>
          <table:table-cell table:formula="of:=[.F132]*[.$R$2]+[.G132]*[.$S$2]+[.H132]*[.$T$2]" office:value-type="float" office:value="0.696598820528659">
            <text:p>0.696598820528659</text:p>
          </table:table-cell>
          <table:table-cell office:value-type="float" office:value="491">
            <text:p>491</text:p>
          </table:table-cell>
          <table:table-cell table:formula="of:=[.F132]*[.$R$3]+[.G132]*[.$S$3]+[.H132]*[.$T$3]" office:value-type="float" office:value="0.624735207352659">
            <text:p>0.624735207352659</text:p>
          </table:table-cell>
          <table:table-cell table:number-columns-repeated="6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10759">
            <text:p>0.010759</text:p>
          </table:table-cell>
          <table:table-cell office:value-type="float" office:value="0.358326">
            <text:p>0.358326</text:p>
          </table:table-cell>
          <table:table-cell office:value-type="float" office:value="0.366399">
            <text:p>0.366399</text:p>
          </table:table-cell>
          <table:table-cell/>
          <table:table-cell table:formula="of:=[.B133]/([.B133]+[.C133]+[.D133])" office:value-type="float" office:value="0.0146284623458838">
            <text:p>0.0146284623458838</text:p>
          </table:table-cell>
          <table:table-cell table:formula="of:=[.C133]/([.B133]+[.C133]+[.D133])" office:value-type="float" office:value="0.487197546105694">
            <text:p>0.487197546105694</text:p>
          </table:table-cell>
          <table:table-cell table:formula="of:=[.D133]/([.B133]+[.C133]+[.D133])" office:value-type="float" office:value="0.498173991548422">
            <text:p>0.498173991548422</text:p>
          </table:table-cell>
          <table:table-cell office:value-type="float" office:value="492">
            <text:p>492</text:p>
          </table:table-cell>
          <table:table-cell table:formula="of:=[.F133]*[.$R$1]+[.G133]*[.$S$1]+[.H133]*[.$T$1]" office:value-type="float" office:value="-0.837668585176564">
            <text:p>-0.837668585176564</text:p>
          </table:table-cell>
          <table:table-cell office:value-type="float" office:value="492">
            <text:p>492</text:p>
          </table:table-cell>
          <table:table-cell table:formula="of:=[.F133]*[.$R$2]+[.G133]*[.$S$2]+[.H133]*[.$T$2]" office:value-type="float" office:value="0.731691215716453">
            <text:p>0.731691215716453</text:p>
          </table:table-cell>
          <table:table-cell office:value-type="float" office:value="492">
            <text:p>492</text:p>
          </table:table-cell>
          <table:table-cell table:formula="of:=[.F133]*[.$R$3]+[.G133]*[.$S$3]+[.H133]*[.$T$3]" office:value-type="float" office:value="0.595231633998836">
            <text:p>0.595231633998836</text:p>
          </table:table-cell>
          <table:table-cell table:number-columns-repeated="6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08542">
            <text:p>0.008542</text:p>
          </table:table-cell>
          <table:table-cell office:value-type="float" office:value="0.370001">
            <text:p>0.370001</text:p>
          </table:table-cell>
          <table:table-cell office:value-type="float" office:value="0.344015">
            <text:p>0.344015</text:p>
          </table:table-cell>
          <table:table-cell/>
          <table:table-cell table:formula="of:=[.B134]/([.B134]+[.C134]+[.D134])" office:value-type="float" office:value="0.0118218883466794">
            <text:p>0.0118218883466794</text:p>
          </table:table-cell>
          <table:table-cell table:formula="of:=[.C134]/([.B134]+[.C134]+[.D134])" office:value-type="float" office:value="0.512071003296621">
            <text:p>0.512071003296621</text:p>
          </table:table-cell>
          <table:table-cell table:formula="of:=[.D134]/([.B134]+[.C134]+[.D134])" office:value-type="float" office:value="0.476107108356699">
            <text:p>0.476107108356699</text:p>
          </table:table-cell>
          <table:table-cell office:value-type="float" office:value="493">
            <text:p>493</text:p>
          </table:table-cell>
          <table:table-cell table:formula="of:=[.F134]*[.$R$1]+[.G134]*[.$S$1]+[.H134]*[.$T$1]" office:value-type="float" office:value="-0.878963193404543">
            <text:p>-0.878963193404543</text:p>
          </table:table-cell>
          <table:table-cell office:value-type="float" office:value="493">
            <text:p>493</text:p>
          </table:table-cell>
          <table:table-cell table:formula="of:=[.F134]*[.$R$2]+[.G134]*[.$S$2]+[.H134]*[.$T$2]" office:value-type="float" office:value="0.767670016524625">
            <text:p>0.767670016524625</text:p>
          </table:table-cell>
          <table:table-cell office:value-type="float" office:value="493">
            <text:p>493</text:p>
          </table:table-cell>
          <table:table-cell table:formula="of:=[.F134]*[.$R$3]+[.G134]*[.$S$3]+[.H134]*[.$T$3]" office:value-type="float" office:value="0.564340537230229">
            <text:p>0.564340537230229</text:p>
          </table:table-cell>
          <table:table-cell table:number-columns-repeated="6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06661">
            <text:p>0.006661</text:p>
          </table:table-cell>
          <table:table-cell office:value-type="float" office:value="0.382464">
            <text:p>0.382464</text:p>
          </table:table-cell>
          <table:table-cell office:value-type="float" office:value="0.322689">
            <text:p>0.322689</text:p>
          </table:table-cell>
          <table:table-cell/>
          <table:table-cell table:formula="of:=[.B135]/([.B135]+[.C135]+[.D135])" office:value-type="float" office:value="0.00935778166768285">
            <text:p>0.00935778166768285</text:p>
          </table:table-cell>
          <table:table-cell table:formula="of:=[.C135]/([.B135]+[.C135]+[.D135])" office:value-type="float" office:value="0.537308903730469">
            <text:p>0.537308903730469</text:p>
          </table:table-cell>
          <table:table-cell table:formula="of:=[.D135]/([.B135]+[.C135]+[.D135])" office:value-type="float" office:value="0.453333314601848">
            <text:p>0.453333314601848</text:p>
          </table:table-cell>
          <table:table-cell office:value-type="float" office:value="494">
            <text:p>494</text:p>
          </table:table-cell>
          <table:table-cell table:formula="of:=[.F135]*[.$R$1]+[.G135]*[.$S$1]+[.H135]*[.$T$1]" office:value-type="float" office:value="-0.919514952642123">
            <text:p>-0.919514952642123</text:p>
          </table:table-cell>
          <table:table-cell office:value-type="float" office:value="494">
            <text:p>494</text:p>
          </table:table-cell>
          <table:table-cell table:formula="of:=[.F135]*[.$R$2]+[.G135]*[.$S$2]+[.H135]*[.$T$2]" office:value-type="float" office:value="0.803949312179867">
            <text:p>0.803949312179867</text:p>
          </table:table-cell>
          <table:table-cell office:value-type="float" office:value="494">
            <text:p>494</text:p>
          </table:table-cell>
          <table:table-cell table:formula="of:=[.F135]*[.$R$3]+[.G135]*[.$S$3]+[.H135]*[.$T$3]" office:value-type="float" office:value="0.532516228818203">
            <text:p>0.532516228818203</text:p>
          </table:table-cell>
          <table:table-cell table:number-columns-repeated="6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05132">
            <text:p>0.005132</text:p>
          </table:table-cell>
          <table:table-cell office:value-type="float" office:value="0.395379">
            <text:p>0.395379</text:p>
          </table:table-cell>
          <table:table-cell office:value-type="float" office:value="0.302356">
            <text:p>0.302356</text:p>
          </table:table-cell>
          <table:table-cell/>
          <table:table-cell table:formula="of:=[.B136]/([.B136]+[.C136]+[.D136])" office:value-type="float" office:value="0.00730152361684358">
            <text:p>0.00730152361684358</text:p>
          </table:table-cell>
          <table:table-cell table:formula="of:=[.C136]/([.B136]+[.C136]+[.D136])" office:value-type="float" office:value="0.562523208515978">
            <text:p>0.562523208515978</text:p>
          </table:table-cell>
          <table:table-cell table:formula="of:=[.D136]/([.B136]+[.C136]+[.D136])" office:value-type="float" office:value="0.430175267867178">
            <text:p>0.430175267867178</text:p>
          </table:table-cell>
          <table:table-cell office:value-type="float" office:value="495">
            <text:p>495</text:p>
          </table:table-cell>
          <table:table-cell table:formula="of:=[.F136]*[.$R$1]+[.G136]*[.$S$1]+[.H136]*[.$T$1]" office:value-type="float" office:value="-0.958603754764415">
            <text:p>-0.958603754764415</text:p>
          </table:table-cell>
          <table:table-cell office:value-type="float" office:value="495">
            <text:p>495</text:p>
          </table:table-cell>
          <table:table-cell table:formula="of:=[.F136]*[.$R$2]+[.G136]*[.$S$2]+[.H136]*[.$T$2]" office:value-type="float" office:value="0.839955052805153">
            <text:p>0.839955052805153</text:p>
          </table:table-cell>
          <table:table-cell office:value-type="float" office:value="495">
            <text:p>495</text:p>
          </table:table-cell>
          <table:table-cell table:formula="of:=[.F136]*[.$R$3]+[.G136]*[.$S$3]+[.H136]*[.$T$3]" office:value-type="float" office:value="0.500213566720304">
            <text:p>0.500213566720304</text:p>
          </table:table-cell>
          <table:table-cell table:number-columns-repeated="6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03982">
            <text:p>0.003982</text:p>
          </table:table-cell>
          <table:table-cell office:value-type="float" office:value="0.408482">
            <text:p>0.408482</text:p>
          </table:table-cell>
          <table:table-cell office:value-type="float" office:value="0.283036">
            <text:p>0.283036</text:p>
          </table:table-cell>
          <table:table-cell/>
          <table:table-cell table:formula="of:=[.B137]/([.B137]+[.C137]+[.D137])" office:value-type="float" office:value="0.00572537742631201">
            <text:p>0.00572537742631201</text:p>
          </table:table-cell>
          <table:table-cell table:formula="of:=[.C137]/([.B137]+[.C137]+[.D137])" office:value-type="float" office:value="0.587321351545651">
            <text:p>0.587321351545651</text:p>
          </table:table-cell>
          <table:table-cell table:formula="of:=[.D137]/([.B137]+[.C137]+[.D137])" office:value-type="float" office:value="0.406953271028037">
            <text:p>0.406953271028037</text:p>
          </table:table-cell>
          <table:table-cell office:value-type="float" office:value="496">
            <text:p>496</text:p>
          </table:table-cell>
          <table:table-cell table:formula="of:=[.F137]*[.$R$1]+[.G137]*[.$S$1]+[.H137]*[.$T$1]" office:value-type="float" office:value="-0.995479588209921">
            <text:p>-0.995479588209921</text:p>
          </table:table-cell>
          <table:table-cell office:value-type="float" office:value="496">
            <text:p>496</text:p>
          </table:table-cell>
          <table:table-cell table:formula="of:=[.F137]*[.$R$2]+[.G137]*[.$S$2]+[.H137]*[.$T$2]" office:value-type="float" office:value="0.875102875341481">
            <text:p>0.875102875341481</text:p>
          </table:table-cell>
          <table:table-cell office:value-type="float" office:value="496">
            <text:p>496</text:p>
          </table:table-cell>
          <table:table-cell table:formula="of:=[.F137]*[.$R$3]+[.G137]*[.$S$3]+[.H137]*[.$T$3]" office:value-type="float" office:value="0.467885049029475">
            <text:p>0.467885049029475</text:p>
          </table:table-cell>
          <table:table-cell table:number-columns-repeated="6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03239">
            <text:p>0.003239</text:p>
          </table:table-cell>
          <table:table-cell office:value-type="float" office:value="0.421588">
            <text:p>0.421588</text:p>
          </table:table-cell>
          <table:table-cell office:value-type="float" office:value="0.264816">
            <text:p>0.264816</text:p>
          </table:table-cell>
          <table:table-cell/>
          <table:table-cell table:formula="of:=[.B138]/([.B138]+[.C138]+[.D138])" office:value-type="float" office:value="0.00469663289557061">
            <text:p>0.00469663289557061</text:p>
          </table:table-cell>
          <table:table-cell table:formula="of:=[.C138]/([.B138]+[.C138]+[.D138])" office:value-type="float" office:value="0.611313389681328">
            <text:p>0.611313389681328</text:p>
          </table:table-cell>
          <table:table-cell table:formula="of:=[.D138]/([.B138]+[.C138]+[.D138])" office:value-type="float" office:value="0.383989977423101">
            <text:p>0.383989977423101</text:p>
          </table:table-cell>
          <table:table-cell office:value-type="float" office:value="497">
            <text:p>497</text:p>
          </table:table-cell>
          <table:table-cell table:formula="of:=[.F138]*[.$R$1]+[.G138]*[.$S$1]+[.H138]*[.$T$1]" office:value-type="float" office:value="-1.02941323220855">
            <text:p>-1.02941323220855</text:p>
          </table:table-cell>
          <table:table-cell office:value-type="float" office:value="497">
            <text:p>497</text:p>
          </table:table-cell>
          <table:table-cell table:formula="of:=[.F138]*[.$R$2]+[.G138]*[.$S$2]+[.H138]*[.$T$2]" office:value-type="float" office:value="0.908814974704304">
            <text:p>0.908814974704304</text:p>
          </table:table-cell>
          <table:table-cell office:value-type="float" office:value="497">
            <text:p>497</text:p>
          </table:table-cell>
          <table:table-cell table:formula="of:=[.F138]*[.$R$3]+[.G138]*[.$S$3]+[.H138]*[.$T$3]" office:value-type="float" office:value="0.435985776698959">
            <text:p>0.435985776698959</text:p>
          </table:table-cell>
          <table:table-cell table:number-columns-repeated="6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02934">
            <text:p>0.002934</text:p>
          </table:table-cell>
          <table:table-cell office:value-type="float" office:value="0.434619">
            <text:p>0.434619</text:p>
          </table:table-cell>
          <table:table-cell office:value-type="float" office:value="0.247848">
            <text:p>0.247848</text:p>
          </table:table-cell>
          <table:table-cell/>
          <table:table-cell table:formula="of:=[.B139]/([.B139]+[.C139]+[.D139])" office:value-type="float" office:value="0.00428070574743836">
            <text:p>0.00428070574743836</text:p>
          </table:table-cell>
          <table:table-cell table:formula="of:=[.C139]/([.B139]+[.C139]+[.D139])" office:value-type="float" office:value="0.634109083587564">
            <text:p>0.634109083587564</text:p>
          </table:table-cell>
          <table:table-cell table:formula="of:=[.D139]/([.B139]+[.C139]+[.D139])" office:value-type="float" office:value="0.361610210664998">
            <text:p>0.361610210664998</text:p>
          </table:table-cell>
          <table:table-cell office:value-type="float" office:value="498">
            <text:p>498</text:p>
          </table:table-cell>
          <table:table-cell table:formula="of:=[.F139]*[.$R$1]+[.G139]*[.$S$1]+[.H139]*[.$T$1]" office:value-type="float" office:value="-1.05968167700368">
            <text:p>-1.05968167700368</text:p>
          </table:table-cell>
          <table:table-cell office:value-type="float" office:value="498">
            <text:p>498</text:p>
          </table:table-cell>
          <table:table-cell table:formula="of:=[.F139]*[.$R$2]+[.G139]*[.$S$2]+[.H139]*[.$T$2]" office:value-type="float" office:value="0.94051424450796">
            <text:p>0.94051424450796</text:p>
          </table:table-cell>
          <table:table-cell office:value-type="float" office:value="498">
            <text:p>498</text:p>
          </table:table-cell>
          <table:table-cell table:formula="of:=[.F139]*[.$R$3]+[.G139]*[.$S$3]+[.H139]*[.$T$3]" office:value-type="float" office:value="0.404973608442357">
            <text:p>0.404973608442357</text:p>
          </table:table-cell>
          <table:table-cell table:number-columns-repeated="6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03114">
            <text:p>0.003114</text:p>
          </table:table-cell>
          <table:table-cell office:value-type="float" office:value="0.447601">
            <text:p>0.447601</text:p>
          </table:table-cell>
          <table:table-cell office:value-type="float" office:value="0.232318">
            <text:p>0.232318</text:p>
          </table:table-cell>
          <table:table-cell/>
          <table:table-cell table:formula="of:=[.B140]/([.B140]+[.C140]+[.D140])" office:value-type="float" office:value="0.00455907694064562">
            <text:p>0.00455907694064562</text:p>
          </table:table-cell>
          <table:table-cell table:formula="of:=[.C140]/([.B140]+[.C140]+[.D140])" office:value-type="float" office:value="0.655313872096956">
            <text:p>0.655313872096956</text:p>
          </table:table-cell>
          <table:table-cell table:formula="of:=[.D140]/([.B140]+[.C140]+[.D140])" office:value-type="float" office:value="0.340127050962399">
            <text:p>0.340127050962399</text:p>
          </table:table-cell>
          <table:table-cell office:value-type="float" office:value="499">
            <text:p>499</text:p>
          </table:table-cell>
          <table:table-cell table:formula="of:=[.F140]*[.$R$1]+[.G140]*[.$S$1]+[.H140]*[.$T$1]" office:value-type="float" office:value="-1.08549999970719">
            <text:p>-1.08549999970719</text:p>
          </table:table-cell>
          <table:table-cell office:value-type="float" office:value="499">
            <text:p>499</text:p>
          </table:table-cell>
          <table:table-cell table:formula="of:=[.F140]*[.$R$2]+[.G140]*[.$S$2]+[.H140]*[.$T$2]" office:value-type="float" office:value="0.969608122155152">
            <text:p>0.969608122155152</text:p>
          </table:table-cell>
          <table:table-cell office:value-type="float" office:value="499">
            <text:p>499</text:p>
          </table:table-cell>
          <table:table-cell table:formula="of:=[.F140]*[.$R$3]+[.G140]*[.$S$3]+[.H140]*[.$T$3]" office:value-type="float" office:value="0.375292253229346">
            <text:p>0.375292253229346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3816">
            <text:p>0.003816</text:p>
          </table:table-cell>
          <table:table-cell office:value-type="float" office:value="0.460777">
            <text:p>0.460777</text:p>
          </table:table-cell>
          <table:table-cell office:value-type="float" office:value="0.218502">
            <text:p>0.218502</text:p>
          </table:table-cell>
          <table:table-cell/>
          <table:table-cell table:formula="of:=[.B141]/([.B141]+[.C141]+[.D141])" office:value-type="float" office:value="0.00558633864982177">
            <text:p>0.00558633864982177</text:p>
          </table:table-cell>
          <table:table-cell table:formula="of:=[.C141]/([.B141]+[.C141]+[.D141])" office:value-type="float" office:value="0.674543072339865">
            <text:p>0.674543072339865</text:p>
          </table:table-cell>
          <table:table-cell table:formula="of:=[.D141]/([.B141]+[.C141]+[.D141])" office:value-type="float" office:value="0.319870589010313">
            <text:p>0.319870589010313</text:p>
          </table:table-cell>
          <table:table-cell office:value-type="float" office:value="500">
            <text:p>500</text:p>
          </table:table-cell>
          <table:table-cell table:formula="of:=[.F141]*[.$R$1]+[.G141]*[.$S$1]+[.H141]*[.$T$1]" office:value-type="float" office:value="-1.10619024513428">
            <text:p>-1.10619024513428</text:p>
          </table:table-cell>
          <table:table-cell office:value-type="float" office:value="500">
            <text:p>500</text:p>
          </table:table-cell>
          <table:table-cell table:formula="of:=[.F141]*[.$R$2]+[.G141]*[.$S$2]+[.H141]*[.$T$2]" office:value-type="float" office:value="0.995533563706366">
            <text:p>0.995533563706366</text:p>
          </table:table-cell>
          <table:table-cell office:value-type="float" office:value="500">
            <text:p>500</text:p>
          </table:table-cell>
          <table:table-cell table:formula="of:=[.F141]*[.$R$3]+[.G141]*[.$S$3]+[.H141]*[.$T$3]" office:value-type="float" office:value="0.347405444337903">
            <text:p>0.347405444337903</text:p>
          </table:table-cell>
          <table:table-cell table:number-columns-repeated="6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.005095">
            <text:p>0.005095</text:p>
          </table:table-cell>
          <table:table-cell office:value-type="float" office:value="0.47434">
            <text:p>0.47434</text:p>
          </table:table-cell>
          <table:table-cell office:value-type="float" office:value="0.205851">
            <text:p>0.205851</text:p>
          </table:table-cell>
          <table:table-cell/>
          <table:table-cell table:formula="of:=[.B142]/([.B142]+[.C142]+[.D142])" office:value-type="float" office:value="0.00743485201798957">
            <text:p>0.00743485201798957</text:p>
          </table:table-cell>
          <table:table-cell table:formula="of:=[.C142]/([.B142]+[.C142]+[.D142])" office:value-type="float" office:value="0.692178156273439">
            <text:p>0.692178156273439</text:p>
          </table:table-cell>
          <table:table-cell table:formula="of:=[.D142]/([.B142]+[.C142]+[.D142])" office:value-type="float" office:value="0.300386991708571">
            <text:p>0.300386991708571</text:p>
          </table:table-cell>
          <table:table-cell office:value-type="float" office:value="501">
            <text:p>501</text:p>
          </table:table-cell>
          <table:table-cell table:formula="of:=[.F142]*[.$R$1]+[.G142]*[.$S$1]+[.H142]*[.$T$1]" office:value-type="float" office:value="-1.12198020957673">
            <text:p>-1.12198020957673</text:p>
          </table:table-cell>
          <table:table-cell office:value-type="float" office:value="501">
            <text:p>501</text:p>
          </table:table-cell>
          <table:table-cell table:formula="of:=[.F142]*[.$R$2]+[.G142]*[.$S$2]+[.H142]*[.$T$2]" office:value-type="float" office:value="1.01877416596866">
            <text:p>1.01877416596866</text:p>
          </table:table-cell>
          <table:table-cell office:value-type="float" office:value="501">
            <text:p>501</text:p>
          </table:table-cell>
          <table:table-cell table:formula="of:=[.F142]*[.$R$3]+[.G142]*[.$S$3]+[.H142]*[.$T$3]" office:value-type="float" office:value="0.320694830333613">
            <text:p>0.320694830333613</text:p>
          </table:table-cell>
          <table:table-cell table:number-columns-repeated="6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.006936">
            <text:p>0.006936</text:p>
          </table:table-cell>
          <table:table-cell office:value-type="float" office:value="0.4882">
            <text:p>0.4882</text:p>
          </table:table-cell>
          <table:table-cell office:value-type="float" office:value="0.193596">
            <text:p>0.193596</text:p>
          </table:table-cell>
          <table:table-cell/>
          <table:table-cell table:formula="of:=[.B143]/([.B143]+[.C143]+[.D143])" office:value-type="float" office:value="0.0100706806130687">
            <text:p>0.0100706806130687</text:p>
          </table:table-cell>
          <table:table-cell table:formula="of:=[.C143]/([.B143]+[.C143]+[.D143])" office:value-type="float" office:value="0.708838851686868">
            <text:p>0.708838851686868</text:p>
          </table:table-cell>
          <table:table-cell table:formula="of:=[.D143]/([.B143]+[.C143]+[.D143])" office:value-type="float" office:value="0.281090467700063">
            <text:p>0.281090467700063</text:p>
          </table:table-cell>
          <table:table-cell office:value-type="float" office:value="502">
            <text:p>502</text:p>
          </table:table-cell>
          <table:table-cell table:formula="of:=[.F143]*[.$R$1]+[.G143]*[.$S$1]+[.H143]*[.$T$1]" office:value-type="float" office:value="-1.13377229227043">
            <text:p>-1.13377229227043</text:p>
          </table:table-cell>
          <table:table-cell office:value-type="float" office:value="502">
            <text:p>502</text:p>
          </table:table-cell>
          <table:table-cell table:formula="of:=[.F143]*[.$R$2]+[.G143]*[.$S$2]+[.H143]*[.$T$2]" office:value-type="float" office:value="1.04020508238328">
            <text:p>1.04020508238328</text:p>
          </table:table-cell>
          <table:table-cell office:value-type="float" office:value="502">
            <text:p>502</text:p>
          </table:table-cell>
          <table:table-cell table:formula="of:=[.F143]*[.$R$3]+[.G143]*[.$S$3]+[.H143]*[.$T$3]" office:value-type="float" office:value="0.294345660721442">
            <text:p>0.294345660721442</text:p>
          </table:table-cell>
          <table:table-cell table:number-columns-repeated="6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0.009299">
            <text:p>0.009299</text:p>
          </table:table-cell>
          <table:table-cell office:value-type="float" office:value="0.50234">
            <text:p>0.50234</text:p>
          </table:table-cell>
          <table:table-cell office:value-type="float" office:value="0.181736">
            <text:p>0.181736</text:p>
          </table:table-cell>
          <table:table-cell/>
          <table:table-cell table:formula="of:=[.B144]/([.B144]+[.C144]+[.D144])" office:value-type="float" office:value="0.0134112132684334">
            <text:p>0.0134112132684334</text:p>
          </table:table-cell>
          <table:table-cell table:formula="of:=[.C144]/([.B144]+[.C144]+[.D144])" office:value-type="float" office:value="0.724485307373355">
            <text:p>0.724485307373355</text:p>
          </table:table-cell>
          <table:table-cell table:formula="of:=[.D144]/([.B144]+[.C144]+[.D144])" office:value-type="float" office:value="0.262103479358212">
            <text:p>0.262103479358212</text:p>
          </table:table-cell>
          <table:table-cell office:value-type="float" office:value="503">
            <text:p>503</text:p>
          </table:table-cell>
          <table:table-cell table:formula="of:=[.F144]*[.$R$1]+[.G144]*[.$S$1]+[.H144]*[.$T$1]" office:value-type="float" office:value="-1.14180642062376">
            <text:p>-1.14180642062376</text:p>
          </table:table-cell>
          <table:table-cell office:value-type="float" office:value="503">
            <text:p>503</text:p>
          </table:table-cell>
          <table:table-cell table:formula="of:=[.F144]*[.$R$2]+[.G144]*[.$S$2]+[.H144]*[.$T$2]" office:value-type="float" office:value="1.05982014119344">
            <text:p>1.05982014119344</text:p>
          </table:table-cell>
          <table:table-cell office:value-type="float" office:value="503">
            <text:p>503</text:p>
          </table:table-cell>
          <table:table-cell table:formula="of:=[.F144]*[.$R$3]+[.G144]*[.$S$3]+[.H144]*[.$T$3]" office:value-type="float" office:value="0.268516565206418">
            <text:p>0.268516565206418</text:p>
          </table:table-cell>
          <table:table-cell table:number-columns-repeated="6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.012147">
            <text:p>0.012147</text:p>
          </table:table-cell>
          <table:table-cell office:value-type="float" office:value="0.51674">
            <text:p>0.51674</text:p>
          </table:table-cell>
          <table:table-cell office:value-type="float" office:value="0.170281">
            <text:p>0.170281</text:p>
          </table:table-cell>
          <table:table-cell/>
          <table:table-cell table:formula="of:=[.B145]/([.B145]+[.C145]+[.D145])" office:value-type="float" office:value="0.0173735067966497">
            <text:p>0.0173735067966497</text:p>
          </table:table-cell>
          <table:table-cell table:formula="of:=[.C145]/([.B145]+[.C145]+[.D145])" office:value-type="float" office:value="0.739078447526203">
            <text:p>0.739078447526203</text:p>
          </table:table-cell>
          <table:table-cell table:formula="of:=[.D145]/([.B145]+[.C145]+[.D145])" office:value-type="float" office:value="0.243548045677148">
            <text:p>0.243548045677148</text:p>
          </table:table-cell>
          <table:table-cell office:value-type="float" office:value="504">
            <text:p>504</text:p>
          </table:table-cell>
          <table:table-cell table:formula="of:=[.F145]*[.$R$1]+[.G145]*[.$S$1]+[.H145]*[.$T$1]" office:value-type="float" office:value="-1.14632466860611">
            <text:p>-1.14632466860611</text:p>
          </table:table-cell>
          <table:table-cell office:value-type="float" office:value="504">
            <text:p>504</text:p>
          </table:table-cell>
          <table:table-cell table:formula="of:=[.F145]*[.$R$2]+[.G145]*[.$S$2]+[.H145]*[.$T$2]" office:value-type="float" office:value="1.07761443673051">
            <text:p>1.07761443673051</text:p>
          </table:table-cell>
          <table:table-cell office:value-type="float" office:value="504">
            <text:p>504</text:p>
          </table:table-cell>
          <table:table-cell table:formula="of:=[.F145]*[.$R$3]+[.G145]*[.$S$3]+[.H145]*[.$T$3]" office:value-type="float" office:value="0.243365516871481">
            <text:p>0.243365516871481</text:p>
          </table:table-cell>
          <table:table-cell table:number-columns-repeated="6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0.015444">
            <text:p>0.015444</text:p>
          </table:table-cell>
          <table:table-cell office:value-type="float" office:value="0.53136">
            <text:p>0.53136</text:p>
          </table:table-cell>
          <table:table-cell office:value-type="float" office:value="0.159249">
            <text:p>0.159249</text:p>
          </table:table-cell>
          <table:table-cell/>
          <table:table-cell table:formula="of:=[.B146]/([.B146]+[.C146]+[.D146])" office:value-type="float" office:value="0.0218737120301167">
            <text:p>0.0218737120301167</text:p>
          </table:table-cell>
          <table:table-cell table:formula="of:=[.C146]/([.B146]+[.C146]+[.D146])" office:value-type="float" office:value="0.752578064252967">
            <text:p>0.752578064252967</text:p>
          </table:table-cell>
          <table:table-cell table:formula="of:=[.D146]/([.B146]+[.C146]+[.D146])" office:value-type="float" office:value="0.225548223716916">
            <text:p>0.225548223716916</text:p>
          </table:table-cell>
          <table:table-cell office:value-type="float" office:value="505">
            <text:p>505</text:p>
          </table:table-cell>
          <table:table-cell table:formula="of:=[.F146]*[.$R$1]+[.G146]*[.$S$1]+[.H146]*[.$T$1]" office:value-type="float" office:value="-1.14757086309385">
            <text:p>-1.14757086309385</text:p>
          </table:table-cell>
          <table:table-cell office:value-type="float" office:value="505">
            <text:p>505</text:p>
          </table:table-cell>
          <table:table-cell table:formula="of:=[.F146]*[.$R$2]+[.G146]*[.$S$2]+[.H146]*[.$T$2]" office:value-type="float" office:value="1.09358203661765">
            <text:p>1.09358203661765</text:p>
          </table:table-cell>
          <table:table-cell office:value-type="float" office:value="505">
            <text:p>505</text:p>
          </table:table-cell>
          <table:table-cell table:formula="of:=[.F146]*[.$R$3]+[.G146]*[.$S$3]+[.H146]*[.$T$3]" office:value-type="float" office:value="0.219053189916338">
            <text:p>0.219053189916338</text:p>
          </table:table-cell>
          <table:table-cell table:number-columns-repeated="6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.019156">
            <text:p>0.019156</text:p>
          </table:table-cell>
          <table:table-cell office:value-type="float" office:value="0.54619">
            <text:p>0.54619</text:p>
          </table:table-cell>
          <table:table-cell office:value-type="float" office:value="0.148673">
            <text:p>0.148673</text:p>
          </table:table-cell>
          <table:table-cell/>
          <table:table-cell table:formula="of:=[.B147]/([.B147]+[.C147]+[.D147])" office:value-type="float" office:value="0.0268284177311808">
            <text:p>0.0268284177311808</text:p>
          </table:table-cell>
          <table:table-cell table:formula="of:=[.C147]/([.B147]+[.C147]+[.D147])" office:value-type="float" office:value="0.76495163293974">
            <text:p>0.76495163293974</text:p>
          </table:table-cell>
          <table:table-cell table:formula="of:=[.D147]/([.B147]+[.C147]+[.D147])" office:value-type="float" office:value="0.208219949329079">
            <text:p>0.208219949329079</text:p>
          </table:table-cell>
          <table:table-cell office:value-type="float" office:value="506">
            <text:p>506</text:p>
          </table:table-cell>
          <table:table-cell table:formula="of:=[.F147]*[.$R$1]+[.G147]*[.$S$1]+[.H147]*[.$T$1]" office:value-type="float" office:value="-1.14579700148035">
            <text:p>-1.14579700148035</text:p>
          </table:table-cell>
          <table:table-cell office:value-type="float" office:value="506">
            <text:p>506</text:p>
          </table:table-cell>
          <table:table-cell table:formula="of:=[.F147]*[.$R$2]+[.G147]*[.$S$2]+[.H147]*[.$T$2]" office:value-type="float" office:value="1.1077273510929">
            <text:p>1.1077273510929</text:p>
          </table:table-cell>
          <table:table-cell office:value-type="float" office:value="506">
            <text:p>506</text:p>
          </table:table-cell>
          <table:table-cell table:formula="of:=[.F147]*[.$R$3]+[.G147]*[.$S$3]+[.H147]*[.$T$3]" office:value-type="float" office:value="0.195729081579062">
            <text:p>0.195729081579062</text:p>
          </table:table-cell>
          <table:table-cell table:number-columns-repeated="6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0.02325">
            <text:p>0.02325</text:p>
          </table:table-cell>
          <table:table-cell office:value-type="float" office:value="0.56118">
            <text:p>0.56118</text:p>
          </table:table-cell>
          <table:table-cell office:value-type="float" office:value="0.138609">
            <text:p>0.138609</text:p>
          </table:table-cell>
          <table:table-cell/>
          <table:table-cell table:formula="of:=[.B148]/([.B148]+[.C148]+[.D148])" office:value-type="float" office:value="0.0321559417956708">
            <text:p>0.0321559417956708</text:p>
          </table:table-cell>
          <table:table-cell table:formula="of:=[.C148]/([.B148]+[.C148]+[.D148])" office:value-type="float" office:value="0.77614070610299">
            <text:p>0.77614070610299</text:p>
          </table:table-cell>
          <table:table-cell table:formula="of:=[.D148]/([.B148]+[.C148]+[.D148])" office:value-type="float" office:value="0.191703352101339">
            <text:p>0.191703352101339</text:p>
          </table:table-cell>
          <table:table-cell office:value-type="float" office:value="507">
            <text:p>507</text:p>
          </table:table-cell>
          <table:table-cell table:formula="of:=[.F148]*[.$R$1]+[.G148]*[.$S$1]+[.H148]*[.$T$1]" office:value-type="float" office:value="-1.14121624642654">
            <text:p>-1.14121624642654</text:p>
          </table:table-cell>
          <table:table-cell office:value-type="float" office:value="507">
            <text:p>507</text:p>
          </table:table-cell>
          <table:table-cell table:formula="of:=[.F148]*[.$R$2]+[.G148]*[.$S$2]+[.H148]*[.$T$2]" office:value-type="float" office:value="1.12001800027384">
            <text:p>1.12001800027384</text:p>
          </table:table-cell>
          <table:table-cell office:value-type="float" office:value="507">
            <text:p>507</text:p>
          </table:table-cell>
          <table:table-cell table:formula="of:=[.F148]*[.$R$3]+[.G148]*[.$S$3]+[.H148]*[.$T$3]" office:value-type="float" office:value="0.173576381771938">
            <text:p>0.173576381771938</text:p>
          </table:table-cell>
          <table:table-cell table:number-columns-repeated="6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0.02769">
            <text:p>0.02769</text:p>
          </table:table-cell>
          <table:table-cell office:value-type="float" office:value="0.57629">
            <text:p>0.57629</text:p>
          </table:table-cell>
          <table:table-cell office:value-type="float" office:value="0.129096">
            <text:p>0.129096</text:p>
          </table:table-cell>
          <table:table-cell/>
          <table:table-cell table:formula="of:=[.B149]/([.B149]+[.C149]+[.D149])" office:value-type="float" office:value="0.0377723455685359">
            <text:p>0.0377723455685359</text:p>
          </table:table-cell>
          <table:table-cell table:formula="of:=[.C149]/([.B149]+[.C149]+[.D149])" office:value-type="float" office:value="0.78612585871042">
            <text:p>0.78612585871042</text:p>
          </table:table-cell>
          <table:table-cell table:formula="of:=[.D149]/([.B149]+[.C149]+[.D149])" office:value-type="float" office:value="0.176101795721044">
            <text:p>0.176101795721044</text:p>
          </table:table-cell>
          <table:table-cell office:value-type="float" office:value="508">
            <text:p>508</text:p>
          </table:table-cell>
          <table:table-cell table:formula="of:=[.F149]*[.$R$1]+[.G149]*[.$S$1]+[.H149]*[.$T$1]" office:value-type="float" office:value="-1.13409900255908">
            <text:p>-1.13409900255908</text:p>
          </table:table-cell>
          <table:table-cell office:value-type="float" office:value="508">
            <text:p>508</text:p>
          </table:table-cell>
          <table:table-cell table:formula="of:=[.F149]*[.$R$2]+[.G149]*[.$S$2]+[.H149]*[.$T$2]" office:value-type="float" office:value="1.13047678085219">
            <text:p>1.13047678085219</text:p>
          </table:table-cell>
          <table:table-cell office:value-type="float" office:value="508">
            <text:p>508</text:p>
          </table:table-cell>
          <table:table-cell table:formula="of:=[.F149]*[.$R$3]+[.G149]*[.$S$3]+[.H149]*[.$T$3]" office:value-type="float" office:value="0.152727127883057">
            <text:p>0.152727127883057</text:p>
          </table:table-cell>
          <table:table-cell table:number-columns-repeated="6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.032444">
            <text:p>0.032444</text:p>
          </table:table-cell>
          <table:table-cell office:value-type="float" office:value="0.5915">
            <text:p>0.5915</text:p>
          </table:table-cell>
          <table:table-cell office:value-type="float" office:value="0.120215">
            <text:p>0.120215</text:p>
          </table:table-cell>
          <table:table-cell/>
          <table:table-cell table:formula="of:=[.B150]/([.B150]+[.C150]+[.D150])" office:value-type="float" office:value="0.0435982095224273">
            <text:p>0.0435982095224273</text:p>
          </table:table-cell>
          <table:table-cell table:formula="of:=[.C150]/([.B150]+[.C150]+[.D150])" office:value-type="float" office:value="0.794857013084569">
            <text:p>0.794857013084569</text:p>
          </table:table-cell>
          <table:table-cell table:formula="of:=[.D150]/([.B150]+[.C150]+[.D150])" office:value-type="float" office:value="0.161544777393003">
            <text:p>0.161544777393003</text:p>
          </table:table-cell>
          <table:table-cell office:value-type="float" office:value="509">
            <text:p>509</text:p>
          </table:table-cell>
          <table:table-cell table:formula="of:=[.F150]*[.$R$1]+[.G150]*[.$S$1]+[.H150]*[.$T$1]" office:value-type="float" office:value="-1.12466105899411">
            <text:p>-1.12466105899411</text:p>
          </table:table-cell>
          <table:table-cell office:value-type="float" office:value="509">
            <text:p>509</text:p>
          </table:table-cell>
          <table:table-cell table:formula="of:=[.F150]*[.$R$2]+[.G150]*[.$S$2]+[.H150]*[.$T$2]" office:value-type="float" office:value="1.13908152464729">
            <text:p>1.13908152464729</text:p>
          </table:table-cell>
          <table:table-cell office:value-type="float" office:value="509">
            <text:p>509</text:p>
          </table:table-cell>
          <table:table-cell table:formula="of:=[.F150]*[.$R$3]+[.G150]*[.$S$3]+[.H150]*[.$T$3]" office:value-type="float" office:value="0.133350097089466">
            <text:p>0.133350097089466</text:p>
          </table:table-cell>
          <table:table-cell table:number-columns-repeated="6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0.037465">
            <text:p>0.037465</text:p>
          </table:table-cell>
          <table:table-cell office:value-type="float" office:value="0.606741">
            <text:p>0.606741</text:p>
          </table:table-cell>
          <table:table-cell office:value-type="float" office:value="0.112044">
            <text:p>0.112044</text:p>
          </table:table-cell>
          <table:table-cell/>
          <table:table-cell table:formula="of:=[.B151]/([.B151]+[.C151]+[.D151])" office:value-type="float" office:value="0.0495404958677686">
            <text:p>0.0495404958677686</text:p>
          </table:table-cell>
          <table:table-cell table:formula="of:=[.C151]/([.B151]+[.C151]+[.D151])" office:value-type="float" office:value="0.802302148760331">
            <text:p>0.802302148760331</text:p>
          </table:table-cell>
          <table:table-cell table:formula="of:=[.D151]/([.B151]+[.C151]+[.D151])" office:value-type="float" office:value="0.148157355371901">
            <text:p>0.148157355371901</text:p>
          </table:table-cell>
          <table:table-cell office:value-type="float" office:value="510">
            <text:p>510</text:p>
          </table:table-cell>
          <table:table-cell table:formula="of:=[.F151]*[.$R$1]+[.G151]*[.$S$1]+[.H151]*[.$T$1]" office:value-type="float" office:value="-1.11318887695868">
            <text:p>-1.11318887695868</text:p>
          </table:table-cell>
          <table:table-cell office:value-type="float" office:value="510">
            <text:p>510</text:p>
          </table:table-cell>
          <table:table-cell table:formula="of:=[.F151]*[.$R$2]+[.G151]*[.$S$2]+[.H151]*[.$T$2]" office:value-type="float" office:value="1.14584302585124">
            <text:p>1.14584302585124</text:p>
          </table:table-cell>
          <table:table-cell office:value-type="float" office:value="510">
            <text:p>510</text:p>
          </table:table-cell>
          <table:table-cell table:formula="of:=[.F151]*[.$R$3]+[.G151]*[.$S$3]+[.H151]*[.$T$3]" office:value-type="float" office:value="0.115606150347107">
            <text:p>0.115606150347107</text:p>
          </table:table-cell>
          <table:table-cell table:number-columns-repeated="6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042956">
            <text:p>0.042956</text:p>
          </table:table-cell>
          <table:table-cell office:value-type="float" office:value="0.62215">
            <text:p>0.62215</text:p>
          </table:table-cell>
          <table:table-cell office:value-type="float" office:value="0.10471">
            <text:p>0.10471</text:p>
          </table:table-cell>
          <table:table-cell/>
          <table:table-cell table:formula="of:=[.B152]/([.B152]+[.C152]+[.D152])" office:value-type="float" office:value="0.0558003470959294">
            <text:p>0.0558003470959294</text:p>
          </table:table-cell>
          <table:table-cell table:formula="of:=[.C152]/([.B152]+[.C152]+[.D152])" office:value-type="float" office:value="0.808180136552111">
            <text:p>0.808180136552111</text:p>
          </table:table-cell>
          <table:table-cell table:formula="of:=[.D152]/([.B152]+[.C152]+[.D152])" office:value-type="float" office:value="0.136019516351959">
            <text:p>0.136019516351959</text:p>
          </table:table-cell>
          <table:table-cell office:value-type="float" office:value="511">
            <text:p>511</text:p>
          </table:table-cell>
          <table:table-cell table:formula="of:=[.F152]*[.$R$1]+[.G152]*[.$S$1]+[.H152]*[.$T$1]" office:value-type="float" office:value="-1.09862039890052">
            <text:p>-1.09862039890052</text:p>
          </table:table-cell>
          <table:table-cell office:value-type="float" office:value="511">
            <text:p>511</text:p>
          </table:table-cell>
          <table:table-cell table:formula="of:=[.F152]*[.$R$2]+[.G152]*[.$S$2]+[.H152]*[.$T$2]" office:value-type="float" office:value="1.15025452731562">
            <text:p>1.15025452731562</text:p>
          </table:table-cell>
          <table:table-cell office:value-type="float" office:value="511">
            <text:p>511</text:p>
          </table:table-cell>
          <table:table-cell table:formula="of:=[.F152]*[.$R$3]+[.G152]*[.$S$3]+[.H152]*[.$T$3]" office:value-type="float" office:value="0.0996321622309747">
            <text:p>0.0996321622309747</text:p>
          </table:table-cell>
          <table:table-cell table:number-columns-repeated="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49114">
            <text:p>0.049114</text:p>
          </table:table-cell>
          <table:table-cell office:value-type="float" office:value="0.63783">
            <text:p>0.63783</text:p>
          </table:table-cell>
          <table:table-cell office:value-type="float" office:value="0.098196">
            <text:p>0.098196</text:p>
          </table:table-cell>
          <table:table-cell/>
          <table:table-cell table:formula="of:=[.B153]/([.B153]+[.C153]+[.D153])" office:value-type="float" office:value="0.0625544488880964">
            <text:p>0.0625544488880964</text:p>
          </table:table-cell>
          <table:table-cell table:formula="of:=[.C153]/([.B153]+[.C153]+[.D153])" office:value-type="float" office:value="0.812377410398146">
            <text:p>0.812377410398146</text:p>
          </table:table-cell>
          <table:table-cell table:formula="of:=[.D153]/([.B153]+[.C153]+[.D153])" office:value-type="float" office:value="0.125068140713758">
            <text:p>0.125068140713758</text:p>
          </table:table-cell>
          <table:table-cell office:value-type="float" office:value="512">
            <text:p>512</text:p>
          </table:table-cell>
          <table:table-cell table:formula="of:=[.F153]*[.$R$1]+[.G153]*[.$S$1]+[.H153]*[.$T$1]" office:value-type="float" office:value="-1.08019125557225">
            <text:p>-1.08019125557225</text:p>
          </table:table-cell>
          <table:table-cell office:value-type="float" office:value="512">
            <text:p>512</text:p>
          </table:table-cell>
          <table:table-cell table:formula="of:=[.F153]*[.$R$2]+[.G153]*[.$S$2]+[.H153]*[.$T$2]" office:value-type="float" office:value="1.15205492701939">
            <text:p>1.15205492701939</text:p>
          </table:table-cell>
          <table:table-cell office:value-type="float" office:value="512">
            <text:p>512</text:p>
          </table:table-cell>
          <table:table-cell table:formula="of:=[.F153]*[.$R$3]+[.G153]*[.$S$3]+[.H153]*[.$T$3]" office:value-type="float" office:value="0.0853638591843493">
            <text:p>0.0853638591843493</text:p>
          </table:table-cell>
          <table:table-cell table:number-columns-repeated="6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05592">
            <text:p>0.05592</text:p>
          </table:table-cell>
          <table:table-cell office:value-type="float" office:value="0.65371">
            <text:p>0.65371</text:p>
          </table:table-cell>
          <table:table-cell office:value-type="float" office:value="0.092361">
            <text:p>0.092361</text:p>
          </table:table-cell>
          <table:table-cell/>
          <table:table-cell table:formula="of:=[.B154]/([.B154]+[.C154]+[.D154])" office:value-type="float" office:value="0.0697264682521375">
            <text:p>0.0697264682521375</text:p>
          </table:table-cell>
          <table:table-cell table:formula="of:=[.C154]/([.B154]+[.C154]+[.D154])" office:value-type="float" office:value="0.815108897730772">
            <text:p>0.815108897730772</text:p>
          </table:table-cell>
          <table:table-cell table:formula="of:=[.D154]/([.B154]+[.C154]+[.D154])" office:value-type="float" office:value="0.11516463401709">
            <text:p>0.11516463401709</text:p>
          </table:table-cell>
          <table:table-cell office:value-type="float" office:value="513">
            <text:p>513</text:p>
          </table:table-cell>
          <table:table-cell table:formula="of:=[.F154]*[.$R$1]+[.G154]*[.$S$1]+[.H154]*[.$T$1]" office:value-type="float" office:value="-1.05844127727119">
            <text:p>-1.05844127727119</text:p>
          </table:table-cell>
          <table:table-cell office:value-type="float" office:value="513">
            <text:p>513</text:p>
          </table:table-cell>
          <table:table-cell table:formula="of:=[.F154]*[.$R$2]+[.G154]*[.$S$2]+[.H154]*[.$T$2]" office:value-type="float" office:value="1.15158588699873">
            <text:p>1.15158588699873</text:p>
          </table:table-cell>
          <table:table-cell office:value-type="float" office:value="513">
            <text:p>513</text:p>
          </table:table-cell>
          <table:table-cell table:formula="of:=[.F154]*[.$R$3]+[.G154]*[.$S$3]+[.H154]*[.$T$3]" office:value-type="float" office:value="0.0725995696959193">
            <text:p>0.0725995696959193</text:p>
          </table:table-cell>
          <table:table-cell table:number-columns-repeated="6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.063349">
            <text:p>0.063349</text:p>
          </table:table-cell>
          <table:table-cell office:value-type="float" office:value="0.66968">
            <text:p>0.66968</text:p>
          </table:table-cell>
          <table:table-cell office:value-type="float" office:value="0.087088">
            <text:p>0.087088</text:p>
          </table:table-cell>
          <table:table-cell/>
          <table:table-cell table:formula="of:=[.B155]/([.B155]+[.C155]+[.D155])" office:value-type="float" office:value="0.0772438566692314">
            <text:p>0.0772438566692314</text:p>
          </table:table-cell>
          <table:table-cell table:formula="of:=[.C155]/([.B155]+[.C155]+[.D155])" office:value-type="float" office:value="0.816566416742977">
            <text:p>0.816566416742977</text:p>
          </table:table-cell>
          <table:table-cell table:formula="of:=[.D155]/([.B155]+[.C155]+[.D155])" office:value-type="float" office:value="0.106189726587792">
            <text:p>0.106189726587792</text:p>
          </table:table-cell>
          <table:table-cell office:value-type="float" office:value="514">
            <text:p>514</text:p>
          </table:table-cell>
          <table:table-cell table:formula="of:=[.F155]*[.$R$1]+[.G155]*[.$S$1]+[.H155]*[.$T$1]" office:value-type="float" office:value="-1.03386779288809">
            <text:p>-1.03386779288809</text:p>
          </table:table-cell>
          <table:table-cell office:value-type="float" office:value="514">
            <text:p>514</text:p>
          </table:table-cell>
          <table:table-cell table:formula="of:=[.F155]*[.$R$2]+[.G155]*[.$S$2]+[.H155]*[.$T$2]" office:value-type="float" office:value="1.14915494691611">
            <text:p>1.14915494691611</text:p>
          </table:table-cell>
          <table:table-cell office:value-type="float" office:value="514">
            <text:p>514</text:p>
          </table:table-cell>
          <table:table-cell table:formula="of:=[.F155]*[.$R$3]+[.G155]*[.$S$3]+[.H155]*[.$T$3]" office:value-type="float" office:value="0.0611648476985601">
            <text:p>0.0611648476985601</text:p>
          </table:table-cell>
          <table:table-cell table:number-columns-repeated="6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071358">
            <text:p>0.071358</text:p>
          </table:table-cell>
          <table:table-cell office:value-type="float" office:value="0.68566">
            <text:p>0.68566</text:p>
          </table:table-cell>
          <table:table-cell office:value-type="float" office:value="0.082248">
            <text:p>0.082248</text:p>
          </table:table-cell>
          <table:table-cell/>
          <table:table-cell table:formula="of:=[.B156]/([.B156]+[.C156]+[.D156])" office:value-type="float" office:value="0.0850242950387601">
            <text:p>0.0850242950387601</text:p>
          </table:table-cell>
          <table:table-cell table:formula="of:=[.C156]/([.B156]+[.C156]+[.D156])" office:value-type="float" office:value="0.81697578598442">
            <text:p>0.81697578598442</text:p>
          </table:table-cell>
          <table:table-cell table:formula="of:=[.D156]/([.B156]+[.C156]+[.D156])" office:value-type="float" office:value="0.0979999189768202">
            <text:p>0.0979999189768202</text:p>
          </table:table-cell>
          <table:table-cell office:value-type="float" office:value="515">
            <text:p>515</text:p>
          </table:table-cell>
          <table:table-cell table:formula="of:=[.F156]*[.$R$1]+[.G156]*[.$S$1]+[.H156]*[.$T$1]" office:value-type="float" office:value="-1.00704543041181">
            <text:p>-1.00704543041181</text:p>
          </table:table-cell>
          <table:table-cell office:value-type="float" office:value="515">
            <text:p>515</text:p>
          </table:table-cell>
          <table:table-cell table:formula="of:=[.F156]*[.$R$2]+[.G156]*[.$S$2]+[.H156]*[.$T$2]" office:value-type="float" office:value="1.1451223335629">
            <text:p>1.1451223335629</text:p>
          </table:table-cell>
          <table:table-cell office:value-type="float" office:value="515">
            <text:p>515</text:p>
          </table:table-cell>
          <table:table-cell table:formula="of:=[.F156]*[.$R$3]+[.G156]*[.$S$3]+[.H156]*[.$T$3]" office:value-type="float" office:value="0.0508504559936897">
            <text:p>0.0508504559936897</text:p>
          </table:table-cell>
          <table:table-cell table:number-columns-repeated="6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079901">
            <text:p>0.079901</text:p>
          </table:table-cell>
          <table:table-cell office:value-type="float" office:value="0.70155">
            <text:p>0.70155</text:p>
          </table:table-cell>
          <table:table-cell office:value-type="float" office:value="0.077744">
            <text:p>0.077744</text:p>
          </table:table-cell>
          <table:table-cell/>
          <table:table-cell table:formula="of:=[.B157]/([.B157]+[.C157]+[.D157])" office:value-type="float" office:value="0.0929951873556061">
            <text:p>0.0929951873556061</text:p>
          </table:table-cell>
          <table:table-cell table:formula="of:=[.C157]/([.B157]+[.C157]+[.D157])" office:value-type="float" office:value="0.816520114758582">
            <text:p>0.816520114758582</text:p>
          </table:table-cell>
          <table:table-cell table:formula="of:=[.D157]/([.B157]+[.C157]+[.D157])" office:value-type="float" office:value="0.0904846978858117">
            <text:p>0.0904846978858117</text:p>
          </table:table-cell>
          <table:table-cell office:value-type="float" office:value="516">
            <text:p>516</text:p>
          </table:table-cell>
          <table:table-cell table:formula="of:=[.F157]*[.$R$1]+[.G157]*[.$S$1]+[.H157]*[.$T$1]" office:value-type="float" office:value="-0.978460680171556">
            <text:p>-0.978460680171556</text:p>
          </table:table-cell>
          <table:table-cell office:value-type="float" office:value="516">
            <text:p>516</text:p>
          </table:table-cell>
          <table:table-cell table:formula="of:=[.F157]*[.$R$2]+[.G157]*[.$S$2]+[.H157]*[.$T$2]" office:value-type="float" office:value="1.13978359813546">
            <text:p>1.13978359813546</text:p>
          </table:table-cell>
          <table:table-cell office:value-type="float" office:value="516">
            <text:p>516</text:p>
          </table:table-cell>
          <table:table-cell table:formula="of:=[.F157]*[.$R$3]+[.G157]*[.$S$3]+[.H157]*[.$T$3]" office:value-type="float" office:value="0.0414940550166144">
            <text:p>0.0414940550166144</text:p>
          </table:table-cell>
          <table:table-cell table:number-columns-repeated="6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0.088909">
            <text:p>0.088909</text:p>
          </table:table-cell>
          <table:table-cell office:value-type="float" office:value="0.71723">
            <text:p>0.71723</text:p>
          </table:table-cell>
          <table:table-cell office:value-type="float" office:value="0.073456">
            <text:p>0.073456</text:p>
          </table:table-cell>
          <table:table-cell/>
          <table:table-cell table:formula="of:=[.B158]/([.B158]+[.C158]+[.D158])" office:value-type="float" office:value="0.101079474076137">
            <text:p>0.101079474076137</text:p>
          </table:table-cell>
          <table:table-cell table:formula="of:=[.C158]/([.B158]+[.C158]+[.D158])" office:value-type="float" office:value="0.815409364537088">
            <text:p>0.815409364537088</text:p>
          </table:table-cell>
          <table:table-cell table:formula="of:=[.D158]/([.B158]+[.C158]+[.D158])" office:value-type="float" office:value="0.0835111613867746">
            <text:p>0.0835111613867746</text:p>
          </table:table-cell>
          <table:table-cell office:value-type="float" office:value="517">
            <text:p>517</text:p>
          </table:table-cell>
          <table:table-cell table:formula="of:=[.F158]*[.$R$1]+[.G158]*[.$S$1]+[.H158]*[.$T$1]" office:value-type="float" office:value="-0.948649650009379">
            <text:p>-0.948649650009379</text:p>
          </table:table-cell>
          <table:table-cell office:value-type="float" office:value="517">
            <text:p>517</text:p>
          </table:table-cell>
          <table:table-cell table:formula="of:=[.F158]*[.$R$2]+[.G158]*[.$S$2]+[.H158]*[.$T$2]" office:value-type="float" office:value="1.13347397995668">
            <text:p>1.13347397995668</text:p>
          </table:table-cell>
          <table:table-cell office:value-type="float" office:value="517">
            <text:p>517</text:p>
          </table:table-cell>
          <table:table-cell table:formula="of:=[.F158]*[.$R$3]+[.G158]*[.$S$3]+[.H158]*[.$T$3]" office:value-type="float" office:value="0.0329017529658536">
            <text:p>0.0329017529658536</text:p>
          </table:table-cell>
          <table:table-cell table:number-columns-repeated="6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098293">
            <text:p>0.098293</text:p>
          </table:table-cell>
          <table:table-cell office:value-type="float" office:value="0.73257">
            <text:p>0.73257</text:p>
          </table:table-cell>
          <table:table-cell office:value-type="float" office:value="0.069268">
            <text:p>0.069268</text:p>
          </table:table-cell>
          <table:table-cell/>
          <table:table-cell table:formula="of:=[.B159]/([.B159]+[.C159]+[.D159])" office:value-type="float" office:value="0.109198549988835">
            <text:p>0.109198549988835</text:p>
          </table:table-cell>
          <table:table-cell table:formula="of:=[.C159]/([.B159]+[.C159]+[.D159])" office:value-type="float" office:value="0.813848206538826">
            <text:p>0.813848206538826</text:p>
          </table:table-cell>
          <table:table-cell table:formula="of:=[.D159]/([.B159]+[.C159]+[.D159])" office:value-type="float" office:value="0.076953243472339">
            <text:p>0.076953243472339</text:p>
          </table:table-cell>
          <table:table-cell office:value-type="float" office:value="518">
            <text:p>518</text:p>
          </table:table-cell>
          <table:table-cell table:formula="of:=[.F159]*[.$R$1]+[.G159]*[.$S$1]+[.H159]*[.$T$1]" office:value-type="float" office:value="-0.918147193797347">
            <text:p>-0.918147193797347</text:p>
          </table:table-cell>
          <table:table-cell office:value-type="float" office:value="518">
            <text:p>518</text:p>
          </table:table-cell>
          <table:table-cell table:formula="of:=[.F159]*[.$R$2]+[.G159]*[.$S$2]+[.H159]*[.$T$2]" office:value-type="float" office:value="1.12652233219387">
            <text:p>1.12652233219387</text:p>
          </table:table-cell>
          <table:table-cell office:value-type="float" office:value="518">
            <text:p>518</text:p>
          </table:table-cell>
          <table:table-cell table:formula="of:=[.F159]*[.$R$3]+[.G159]*[.$S$3]+[.H159]*[.$T$3]" office:value-type="float" office:value="0.0248889126138307">
            <text:p>0.0248889126138307</text:p>
          </table:table-cell>
          <table:table-cell table:number-columns-repeated="6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107949">
            <text:p>0.107949</text:p>
          </table:table-cell>
          <table:table-cell office:value-type="float" office:value="0.74746">
            <text:p>0.74746</text:p>
          </table:table-cell>
          <table:table-cell office:value-type="float" office:value="0.06506">
            <text:p>0.06506</text:p>
          </table:table-cell>
          <table:table-cell/>
          <table:table-cell table:formula="of:=[.B160]/([.B160]+[.C160]+[.D160])" office:value-type="float" office:value="0.117276084257047">
            <text:p>0.117276084257047</text:p>
          </table:table-cell>
          <table:table-cell table:formula="of:=[.C160]/([.B160]+[.C160]+[.D160])" office:value-type="float" office:value="0.812042556566272">
            <text:p>0.812042556566272</text:p>
          </table:table-cell>
          <table:table-cell table:formula="of:=[.D160]/([.B160]+[.C160]+[.D160])" office:value-type="float" office:value="0.0706813591766806">
            <text:p>0.0706813591766806</text:p>
          </table:table-cell>
          <table:table-cell office:value-type="float" office:value="519">
            <text:p>519</text:p>
          </table:table-cell>
          <table:table-cell table:formula="of:=[.F160]*[.$R$1]+[.G160]*[.$S$1]+[.H160]*[.$T$1]" office:value-type="float" office:value="-0.88748174626196">
            <text:p>-0.88748174626196</text:p>
          </table:table-cell>
          <table:table-cell office:value-type="float" office:value="519">
            <text:p>519</text:p>
          </table:table-cell>
          <table:table-cell table:formula="of:=[.F160]*[.$R$2]+[.G160]*[.$S$2]+[.H160]*[.$T$2]" office:value-type="float" office:value="1.11925788136265">
            <text:p>1.11925788136265</text:p>
          </table:table-cell>
          <table:table-cell office:value-type="float" office:value="519">
            <text:p>519</text:p>
          </table:table-cell>
          <table:table-cell table:formula="of:=[.F160]*[.$R$3]+[.G160]*[.$S$3]+[.H160]*[.$T$3]" office:value-type="float" office:value="0.0172663255362212">
            <text:p>0.0172663255362212</text:p>
          </table:table-cell>
          <table:table-cell table:number-columns-repeated="6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117749">
            <text:p>0.117749</text:p>
          </table:table-cell>
          <table:table-cell office:value-type="float" office:value="0.761757">
            <text:p>0.761757</text:p>
          </table:table-cell>
          <table:table-cell office:value-type="float" office:value="0.060709">
            <text:p>0.060709</text:p>
          </table:table-cell>
          <table:table-cell/>
          <table:table-cell table:formula="of:=[.B161]/([.B161]+[.C161]+[.D161])" office:value-type="float" office:value="0.125236249155778">
            <text:p>0.125236249155778</text:p>
          </table:table-cell>
          <table:table-cell table:formula="of:=[.C161]/([.B161]+[.C161]+[.D161])" office:value-type="float" office:value="0.810194476795201">
            <text:p>0.810194476795201</text:p>
          </table:table-cell>
          <table:table-cell table:formula="of:=[.D161]/([.B161]+[.C161]+[.D161])" office:value-type="float" office:value="0.0645692740490207">
            <text:p>0.0645692740490207</text:p>
          </table:table-cell>
          <table:table-cell office:value-type="float" office:value="520">
            <text:p>520</text:p>
          </table:table-cell>
          <table:table-cell table:formula="of:=[.F161]*[.$R$1]+[.G161]*[.$S$1]+[.H161]*[.$T$1]" office:value-type="float" office:value="-0.857175104417607">
            <text:p>-0.857175104417607</text:p>
          </table:table-cell>
          <table:table-cell office:value-type="float" office:value="520">
            <text:p>520</text:p>
          </table:table-cell>
          <table:table-cell table:formula="of:=[.F161]*[.$R$2]+[.G161]*[.$S$2]+[.H161]*[.$T$2]" office:value-type="float" office:value="1.11200423945587">
            <text:p>1.11200423945587</text:p>
          </table:table-cell>
          <table:table-cell office:value-type="float" office:value="520">
            <text:p>520</text:p>
          </table:table-cell>
          <table:table-cell table:formula="of:=[.F161]*[.$R$3]+[.G161]*[.$S$3]+[.H161]*[.$T$3]" office:value-type="float" office:value="0.00984948368192381">
            <text:p>0.00984948368192381</text:p>
          </table:table-cell>
          <table:table-cell table:number-columns-repeated="6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127839">
            <text:p>0.127839</text:p>
          </table:table-cell>
          <table:table-cell office:value-type="float" office:value="0.77534">
            <text:p>0.77534</text:p>
          </table:table-cell>
          <table:table-cell office:value-type="float" office:value="0.056457">
            <text:p>0.056457</text:p>
          </table:table-cell>
          <table:table-cell/>
          <table:table-cell table:formula="of:=[.B162]/([.B162]+[.C162]+[.D162])" office:value-type="float" office:value="0.133216136118278">
            <text:p>0.133216136118278</text:p>
          </table:table-cell>
          <table:table-cell table:formula="of:=[.C162]/([.B162]+[.C162]+[.D162])" office:value-type="float" office:value="0.807952181868959">
            <text:p>0.807952181868959</text:p>
          </table:table-cell>
          <table:table-cell table:formula="of:=[.D162]/([.B162]+[.C162]+[.D162])" office:value-type="float" office:value="0.0588316820127632">
            <text:p>0.0588316820127632</text:p>
          </table:table-cell>
          <table:table-cell office:value-type="float" office:value="521">
            <text:p>521</text:p>
          </table:table-cell>
          <table:table-cell table:formula="of:=[.F162]*[.$R$1]+[.G162]*[.$S$1]+[.H162]*[.$T$1]" office:value-type="float" office:value="-0.826300991521786">
            <text:p>-0.826300991521786</text:p>
          </table:table-cell>
          <table:table-cell office:value-type="float" office:value="521">
            <text:p>521</text:p>
          </table:table-cell>
          <table:table-cell table:formula="of:=[.F162]*[.$R$2]+[.G162]*[.$S$2]+[.H162]*[.$T$2]" office:value-type="float" office:value="1.1041950057105">
            <text:p>1.1041950057105</text:p>
          </table:table-cell>
          <table:table-cell office:value-type="float" office:value="521">
            <text:p>521</text:p>
          </table:table-cell>
          <table:table-cell table:formula="of:=[.F162]*[.$R$3]+[.G162]*[.$S$3]+[.H162]*[.$T$3]" office:value-type="float" office:value="0.00295324987807875">
            <text:p>0.00295324987807875</text:p>
          </table:table-cell>
          <table:table-cell table:number-columns-repeated="6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.13845">
            <text:p>0.13845</text:p>
          </table:table-cell>
          <table:table-cell office:value-type="float" office:value="0.78822">
            <text:p>0.78822</text:p>
          </table:table-cell>
          <table:table-cell office:value-type="float" office:value="0.052609">
            <text:p>0.052609</text:p>
          </table:table-cell>
          <table:table-cell/>
          <table:table-cell table:formula="of:=[.B163]/([.B163]+[.C163]+[.D163])" office:value-type="float" office:value="0.141379525140435">
            <text:p>0.141379525140435</text:p>
          </table:table-cell>
          <table:table-cell table:formula="of:=[.C163]/([.B163]+[.C163]+[.D163])" office:value-type="float" office:value="0.804898297625089">
            <text:p>0.804898297625089</text:p>
          </table:table-cell>
          <table:table-cell table:formula="of:=[.D163]/([.B163]+[.C163]+[.D163])" office:value-type="float" office:value="0.0537221772344756">
            <text:p>0.0537221772344756</text:p>
          </table:table-cell>
          <table:table-cell office:value-type="float" office:value="522">
            <text:p>522</text:p>
          </table:table-cell>
          <table:table-cell table:formula="of:=[.F163]*[.$R$1]+[.G163]*[.$S$1]+[.H163]*[.$T$1]" office:value-type="float" office:value="-0.793756465317851">
            <text:p>-0.793756465317851</text:p>
          </table:table-cell>
          <table:table-cell office:value-type="float" office:value="522">
            <text:p>522</text:p>
          </table:table-cell>
          <table:table-cell table:formula="of:=[.F163]*[.$R$2]+[.G163]*[.$S$2]+[.H163]*[.$T$2]" office:value-type="float" office:value="1.09515750965762">
            <text:p>1.09515750965762</text:p>
          </table:table-cell>
          <table:table-cell office:value-type="float" office:value="522">
            <text:p>522</text:p>
          </table:table-cell>
          <table:table-cell table:formula="of:=[.F163]*[.$R$3]+[.G163]*[.$S$3]+[.H163]*[.$T$3]" office:value-type="float" office:value="-0.00305022215323723">
            <text:p>-0.00305022215323723</text:p>
          </table:table-cell>
          <table:table-cell table:number-columns-repeated="6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149516">
            <text:p>0.149516</text:p>
          </table:table-cell>
          <table:table-cell office:value-type="float" office:value="0.80046">
            <text:p>0.80046</text:p>
          </table:table-cell>
          <table:table-cell office:value-type="float" office:value="0.049122">
            <text:p>0.049122</text:p>
          </table:table-cell>
          <table:table-cell/>
          <table:table-cell table:formula="of:=[.B164]/([.B164]+[.C164]+[.D164])" office:value-type="float" office:value="0.14965098518864">
            <text:p>0.14965098518864</text:p>
          </table:table-cell>
          <table:table-cell table:formula="of:=[.C164]/([.B164]+[.C164]+[.D164])" office:value-type="float" office:value="0.801182666765422">
            <text:p>0.801182666765422</text:p>
          </table:table-cell>
          <table:table-cell table:formula="of:=[.D164]/([.B164]+[.C164]+[.D164])" office:value-type="float" office:value="0.0491663480459374">
            <text:p>0.0491663480459374</text:p>
          </table:table-cell>
          <table:table-cell office:value-type="float" office:value="523">
            <text:p>523</text:p>
          </table:table-cell>
          <table:table-cell table:formula="of:=[.F164]*[.$R$1]+[.G164]*[.$S$1]+[.H164]*[.$T$1]" office:value-type="float" office:value="-0.759995939137102">
            <text:p>-0.759995939137102</text:p>
          </table:table-cell>
          <table:table-cell office:value-type="float" office:value="523">
            <text:p>523</text:p>
          </table:table-cell>
          <table:table-cell table:formula="of:=[.F164]*[.$R$2]+[.G164]*[.$S$2]+[.H164]*[.$T$2]" office:value-type="float" office:value="1.08514307645496">
            <text:p>1.08514307645496</text:p>
          </table:table-cell>
          <table:table-cell office:value-type="float" office:value="523">
            <text:p>523</text:p>
          </table:table-cell>
          <table:table-cell table:formula="of:=[.F164]*[.$R$3]+[.G164]*[.$S$3]+[.H164]*[.$T$3]" office:value-type="float" office:value="-0.00827370227945606">
            <text:p>-0.00827370227945606</text:p>
          </table:table-cell>
          <table:table-cell table:number-columns-repeated="6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0.161041">
            <text:p>0.161041</text:p>
          </table:table-cell>
          <table:table-cell office:value-type="float" office:value="0.81214">
            <text:p>0.81214</text:p>
          </table:table-cell>
          <table:table-cell office:value-type="float" office:value="0.045954">
            <text:p>0.045954</text:p>
          </table:table-cell>
          <table:table-cell/>
          <table:table-cell table:formula="of:=[.B165]/([.B165]+[.C165]+[.D165])" office:value-type="float" office:value="0.158017338232913">
            <text:p>0.158017338232913</text:p>
          </table:table-cell>
          <table:table-cell table:formula="of:=[.C165]/([.B165]+[.C165]+[.D165])" office:value-type="float" office:value="0.796891481501469">
            <text:p>0.796891481501469</text:p>
          </table:table-cell>
          <table:table-cell table:formula="of:=[.D165]/([.B165]+[.C165]+[.D165])" office:value-type="float" office:value="0.0450911802656174">
            <text:p>0.0450911802656174</text:p>
          </table:table-cell>
          <table:table-cell office:value-type="float" office:value="524">
            <text:p>524</text:p>
          </table:table-cell>
          <table:table-cell table:formula="of:=[.F165]*[.$R$1]+[.G165]*[.$S$1]+[.H165]*[.$T$1]" office:value-type="float" office:value="-0.725174640356773">
            <text:p>-0.725174640356773</text:p>
          </table:table-cell>
          <table:table-cell office:value-type="float" office:value="524">
            <text:p>524</text:p>
          </table:table-cell>
          <table:table-cell table:formula="of:=[.F165]*[.$R$2]+[.G165]*[.$S$2]+[.H165]*[.$T$2]" office:value-type="float" office:value="1.0742784210139">
            <text:p>1.0742784210139</text:p>
          </table:table-cell>
          <table:table-cell office:value-type="float" office:value="524">
            <text:p>524</text:p>
          </table:table-cell>
          <table:table-cell table:formula="of:=[.F165]*[.$R$3]+[.G165]*[.$S$3]+[.H165]*[.$T$3]" office:value-type="float" office:value="-0.0128199094329995">
            <text:p>-0.0128199094329995</text:p>
          </table:table-cell>
          <table:table-cell table:number-columns-repeated="6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.172953">
            <text:p>0.172953</text:p>
          </table:table-cell>
          <table:table-cell office:value-type="float" office:value="0.82333">
            <text:p>0.82333</text:p>
          </table:table-cell>
          <table:table-cell office:value-type="float" office:value="0.04305">
            <text:p>0.04305</text:p>
          </table:table-cell>
          <table:table-cell/>
          <table:table-cell table:formula="of:=[.B166]/([.B166]+[.C166]+[.D166])" office:value-type="float" office:value="0.166407686468148">
            <text:p>0.166407686468148</text:p>
          </table:table-cell>
          <table:table-cell table:formula="of:=[.C166]/([.B166]+[.C166]+[.D166])" office:value-type="float" office:value="0.792171517694521">
            <text:p>0.792171517694521</text:p>
          </table:table-cell>
          <table:table-cell table:formula="of:=[.D166]/([.B166]+[.C166]+[.D166])" office:value-type="float" office:value="0.0414207958373303">
            <text:p>0.0414207958373303</text:p>
          </table:table-cell>
          <table:table-cell office:value-type="float" office:value="525">
            <text:p>525</text:p>
          </table:table-cell>
          <table:table-cell table:formula="of:=[.F166]*[.$R$1]+[.G166]*[.$S$1]+[.H166]*[.$T$1]" office:value-type="float" office:value="-0.68972717743014">
            <text:p>-0.68972717743014</text:p>
          </table:table-cell>
          <table:table-cell office:value-type="float" office:value="525">
            <text:p>525</text:p>
          </table:table-cell>
          <table:table-cell table:formula="of:=[.F166]*[.$R$2]+[.G166]*[.$S$2]+[.H166]*[.$T$2]" office:value-type="float" office:value="1.06280795818087">
            <text:p>1.06280795818087</text:p>
          </table:table-cell>
          <table:table-cell office:value-type="float" office:value="525">
            <text:p>525</text:p>
          </table:table-cell>
          <table:table-cell table:formula="of:=[.F166]*[.$R$3]+[.G166]*[.$S$3]+[.H166]*[.$T$3]" office:value-type="float" office:value="-0.0168030508027745">
            <text:p>-0.0168030508027745</text:p>
          </table:table-cell>
          <table:table-cell table:number-columns-repeated="6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.185209">
            <text:p>0.185209</text:p>
          </table:table-cell>
          <table:table-cell office:value-type="float" office:value="0.83412">
            <text:p>0.83412</text:p>
          </table:table-cell>
          <table:table-cell office:value-type="float" office:value="0.040368">
            <text:p>0.040368</text:p>
          </table:table-cell>
          <table:table-cell/>
          <table:table-cell table:formula="of:=[.B167]/([.B167]+[.C167]+[.D167])" office:value-type="float" office:value="0.174775431090208">
            <text:p>0.174775431090208</text:p>
          </table:table-cell>
          <table:table-cell table:formula="of:=[.C167]/([.B167]+[.C167]+[.D167])" office:value-type="float" office:value="0.78713066093421">
            <text:p>0.78713066093421</text:p>
          </table:table-cell>
          <table:table-cell table:formula="of:=[.D167]/([.B167]+[.C167]+[.D167])" office:value-type="float" office:value="0.0380939079755817">
            <text:p>0.0380939079755817</text:p>
          </table:table-cell>
          <table:table-cell office:value-type="float" office:value="526">
            <text:p>526</text:p>
          </table:table-cell>
          <table:table-cell table:formula="of:=[.F167]*[.$R$1]+[.G167]*[.$S$1]+[.H167]*[.$T$1]" office:value-type="float" office:value="-0.65395362891468">
            <text:p>-0.65395362891468</text:p>
          </table:table-cell>
          <table:table-cell office:value-type="float" office:value="526">
            <text:p>526</text:p>
          </table:table-cell>
          <table:table-cell table:formula="of:=[.F167]*[.$R$2]+[.G167]*[.$S$2]+[.H167]*[.$T$2]" office:value-type="float" office:value="1.05090808372582">
            <text:p>1.05090808372582</text:p>
          </table:table-cell>
          <table:table-cell office:value-type="float" office:value="526">
            <text:p>526</text:p>
          </table:table-cell>
          <table:table-cell table:formula="of:=[.F167]*[.$R$3]+[.G167]*[.$S$3]+[.H167]*[.$T$3]" office:value-type="float" office:value="-0.0203139808832147">
            <text:p>-0.0203139808832147</text:p>
          </table:table-cell>
          <table:table-cell table:number-columns-repeated="6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0.197755">
            <text:p>0.197755</text:p>
          </table:table-cell>
          <table:table-cell office:value-type="float" office:value="0.8446">
            <text:p>0.8446</text:p>
          </table:table-cell>
          <table:table-cell office:value-type="float" office:value="0.037839">
            <text:p>0.037839</text:p>
          </table:table-cell>
          <table:table-cell/>
          <table:table-cell table:formula="of:=[.B168]/([.B168]+[.C168]+[.D168])" office:value-type="float" office:value="0.18307359603923">
            <text:p>0.18307359603923</text:p>
          </table:table-cell>
          <table:table-cell table:formula="of:=[.C168]/([.B168]+[.C168]+[.D168])" office:value-type="float" office:value="0.781896585243021">
            <text:p>0.781896585243021</text:p>
          </table:table-cell>
          <table:table-cell table:formula="of:=[.D168]/([.B168]+[.C168]+[.D168])" office:value-type="float" office:value="0.0350298187177488">
            <text:p>0.0350298187177488</text:p>
          </table:table-cell>
          <table:table-cell office:value-type="float" office:value="527">
            <text:p>527</text:p>
          </table:table-cell>
          <table:table-cell table:formula="of:=[.F168]*[.$R$1]+[.G168]*[.$S$1]+[.H168]*[.$T$1]" office:value-type="float" office:value="-0.618180405649356">
            <text:p>-0.618180405649356</text:p>
          </table:table-cell>
          <table:table-cell office:value-type="float" office:value="527">
            <text:p>527</text:p>
          </table:table-cell>
          <table:table-cell table:formula="of:=[.F168]*[.$R$2]+[.G168]*[.$S$2]+[.H168]*[.$T$2]" office:value-type="float" office:value="1.03878272041874">
            <text:p>1.03878272041874</text:p>
          </table:table-cell>
          <table:table-cell office:value-type="float" office:value="527">
            <text:p>527</text:p>
          </table:table-cell>
          <table:table-cell table:formula="of:=[.F168]*[.$R$3]+[.G168]*[.$S$3]+[.H168]*[.$T$3]" office:value-type="float" office:value="-0.0234704548442224">
            <text:p>-0.0234704548442224</text:p>
          </table:table-cell>
          <table:table-cell table:number-columns-repeated="6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0.210538">
            <text:p>0.210538</text:p>
          </table:table-cell>
          <table:table-cell office:value-type="float" office:value="0.85487">
            <text:p>0.85487</text:p>
          </table:table-cell>
          <table:table-cell office:value-type="float" office:value="0.035384">
            <text:p>0.035384</text:p>
          </table:table-cell>
          <table:table-cell/>
          <table:table-cell table:formula="of:=[.B169]/([.B169]+[.C169]+[.D169])" office:value-type="float" office:value="0.191260474276703">
            <text:p>0.191260474276703</text:p>
          </table:table-cell>
          <table:table-cell table:formula="of:=[.C169]/([.B169]+[.C169]+[.D169])" office:value-type="float" office:value="0.776595396768872">
            <text:p>0.776595396768872</text:p>
          </table:table-cell>
          <table:table-cell table:formula="of:=[.D169]/([.B169]+[.C169]+[.D169])" office:value-type="float" office:value="0.0321441289544255">
            <text:p>0.0321441289544255</text:p>
          </table:table-cell>
          <table:table-cell office:value-type="float" office:value="528">
            <text:p>528</text:p>
          </table:table-cell>
          <table:table-cell table:formula="of:=[.F169]*[.$R$1]+[.G169]*[.$S$1]+[.H169]*[.$T$1]" office:value-type="float" office:value="-0.582713422335918">
            <text:p>-0.582713422335918</text:p>
          </table:table-cell>
          <table:table-cell office:value-type="float" office:value="528">
            <text:p>528</text:p>
          </table:table-cell>
          <table:table-cell table:formula="of:=[.F169]*[.$R$2]+[.G169]*[.$S$2]+[.H169]*[.$T$2]" office:value-type="float" office:value="1.02663051421159">
            <text:p>1.02663051421159</text:p>
          </table:table-cell>
          <table:table-cell office:value-type="float" office:value="528">
            <text:p>528</text:p>
          </table:table-cell>
          <table:table-cell table:formula="of:=[.F169]*[.$R$3]+[.G169]*[.$S$3]+[.H169]*[.$T$3]" office:value-type="float" office:value="-0.0263946605716611">
            <text:p>-0.0263946605716611</text:p>
          </table:table-cell>
          <table:table-cell table:number-columns-repeated="6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.22346">
            <text:p>0.22346</text:p>
          </table:table-cell>
          <table:table-cell office:value-type="float" office:value="0.86504">
            <text:p>0.86504</text:p>
          </table:table-cell>
          <table:table-cell office:value-type="float" office:value="0.032949">
            <text:p>0.032949</text:p>
          </table:table-cell>
          <table:table-cell/>
          <table:table-cell table:formula="of:=[.B170]/([.B170]+[.C170]+[.D170])" office:value-type="float" office:value="0.199260064434495">
            <text:p>0.199260064434495</text:p>
          </table:table-cell>
          <table:table-cell table:formula="of:=[.C170]/([.B170]+[.C170]+[.D170])" office:value-type="float" office:value="0.771359196896159">
            <text:p>0.771359196896159</text:p>
          </table:table-cell>
          <table:table-cell table:formula="of:=[.D170]/([.B170]+[.C170]+[.D170])" office:value-type="float" office:value="0.0293807386693465">
            <text:p>0.0293807386693465</text:p>
          </table:table-cell>
          <table:table-cell office:value-type="float" office:value="529">
            <text:p>529</text:p>
          </table:table-cell>
          <table:table-cell table:formula="of:=[.F170]*[.$R$1]+[.G170]*[.$S$1]+[.H170]*[.$T$1]" office:value-type="float" office:value="-0.547986676701304">
            <text:p>-0.547986676701304</text:p>
          </table:table-cell>
          <table:table-cell office:value-type="float" office:value="529">
            <text:p>529</text:p>
          </table:table-cell>
          <table:table-cell table:formula="of:=[.F170]*[.$R$2]+[.G170]*[.$S$2]+[.H170]*[.$T$2]" office:value-type="float" office:value="1.01467864780298">
            <text:p>1.01467864780298</text:p>
          </table:table-cell>
          <table:table-cell office:value-type="float" office:value="529">
            <text:p>529</text:p>
          </table:table-cell>
          <table:table-cell table:formula="of:=[.F170]*[.$R$3]+[.G170]*[.$S$3]+[.H170]*[.$T$3]" office:value-type="float" office:value="-0.0291741117964348">
            <text:p>-0.0291741117964348</text:p>
          </table:table-cell>
          <table:table-cell table:number-columns-repeated="6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.236491">
            <text:p>0.236491</text:p>
          </table:table-cell>
          <table:table-cell office:value-type="float" office:value="0.875211">
            <text:p>0.875211</text:p>
          </table:table-cell>
          <table:table-cell office:value-type="float" office:value="0.030451">
            <text:p>0.030451</text:p>
          </table:table-cell>
          <table:table-cell/>
          <table:table-cell table:formula="of:=[.B171]/([.B171]+[.C171]+[.D171])" office:value-type="float" office:value="0.207057198116189">
            <text:p>0.207057198116189</text:p>
          </table:table-cell>
          <table:table-cell table:formula="of:=[.C171]/([.B171]+[.C171]+[.D171])" office:value-type="float" office:value="0.76628175034343">
            <text:p>0.76628175034343</text:p>
          </table:table-cell>
          <table:table-cell table:formula="of:=[.D171]/([.B171]+[.C171]+[.D171])" office:value-type="float" office:value="0.0266610515403803">
            <text:p>0.0266610515403803</text:p>
          </table:table-cell>
          <table:table-cell office:value-type="float" office:value="530">
            <text:p>530</text:p>
          </table:table-cell>
          <table:table-cell table:formula="of:=[.F171]*[.$R$1]+[.G171]*[.$S$1]+[.H171]*[.$T$1]" office:value-type="float" office:value="-0.514171959448515">
            <text:p>-0.514171959448515</text:p>
          </table:table-cell>
          <table:table-cell office:value-type="float" office:value="530">
            <text:p>530</text:p>
          </table:table-cell>
          <table:table-cell table:formula="of:=[.F171]*[.$R$2]+[.G171]*[.$S$2]+[.H171]*[.$T$2]" office:value-type="float" office:value="1.00306546075701">
            <text:p>1.00306546075701</text:p>
          </table:table-cell>
          <table:table-cell office:value-type="float" office:value="530">
            <text:p>530</text:p>
          </table:table-cell>
          <table:table-cell table:formula="of:=[.F171]*[.$R$3]+[.G171]*[.$S$3]+[.H171]*[.$T$3]" office:value-type="float" office:value="-0.0319195087698408">
            <text:p>-0.0319195087698408</text:p>
          </table:table-cell>
          <table:table-cell table:number-columns-repeated="6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0.249633">
            <text:p>0.249633</text:p>
          </table:table-cell>
          <table:table-cell office:value-type="float" office:value="0.88537">
            <text:p>0.88537</text:p>
          </table:table-cell>
          <table:table-cell office:value-type="float" office:value="0.028029">
            <text:p>0.028029</text:p>
          </table:table-cell>
          <table:table-cell/>
          <table:table-cell table:formula="of:=[.B172]/([.B172]+[.C172]+[.D172])" office:value-type="float" office:value="0.21463983794083">
            <text:p>0.21463983794083</text:p>
          </table:table-cell>
          <table:table-cell table:formula="of:=[.C172]/([.B172]+[.C172]+[.D172])" office:value-type="float" office:value="0.761260223278465">
            <text:p>0.761260223278465</text:p>
          </table:table-cell>
          <table:table-cell table:formula="of:=[.D172]/([.B172]+[.C172]+[.D172])" office:value-type="float" office:value="0.0240999387807042">
            <text:p>0.0240999387807042</text:p>
          </table:table-cell>
          <table:table-cell office:value-type="float" office:value="531">
            <text:p>531</text:p>
          </table:table-cell>
          <table:table-cell table:formula="of:=[.F172]*[.$R$1]+[.G172]*[.$S$1]+[.H172]*[.$T$1]" office:value-type="float" office:value="-0.481181617616713">
            <text:p>-0.481181617616713</text:p>
          </table:table-cell>
          <table:table-cell office:value-type="float" office:value="531">
            <text:p>531</text:p>
          </table:table-cell>
          <table:table-cell table:formula="of:=[.F172]*[.$R$2]+[.G172]*[.$S$2]+[.H172]*[.$T$2]" office:value-type="float" office:value="0.991656175840389">
            <text:p>0.991656175840389</text:p>
          </table:table-cell>
          <table:table-cell office:value-type="float" office:value="531">
            <text:p>531</text:p>
          </table:table-cell>
          <table:table-cell table:formula="of:=[.F172]*[.$R$3]+[.G172]*[.$S$3]+[.H172]*[.$T$3]" office:value-type="float" office:value="-0.0344735198171675">
            <text:p>-0.0344735198171675</text:p>
          </table:table-cell>
          <table:table-cell table:number-columns-repeated="6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.262972">
            <text:p>0.262972</text:p>
          </table:table-cell>
          <table:table-cell office:value-type="float" office:value="0.89537">
            <text:p>0.89537</text:p>
          </table:table-cell>
          <table:table-cell office:value-type="float" office:value="0.025862">
            <text:p>0.025862</text:p>
          </table:table-cell>
          <table:table-cell/>
          <table:table-cell table:formula="of:=[.B173]/([.B173]+[.C173]+[.D173])" office:value-type="float" office:value="0.222066468277425">
            <text:p>0.222066468277425</text:p>
          </table:table-cell>
          <table:table-cell table:formula="of:=[.C173]/([.B173]+[.C173]+[.D173])" office:value-type="float" office:value="0.756094389142411">
            <text:p>0.756094389142411</text:p>
          </table:table-cell>
          <table:table-cell table:formula="of:=[.D173]/([.B173]+[.C173]+[.D173])" office:value-type="float" office:value="0.0218391425801635">
            <text:p>0.0218391425801635</text:p>
          </table:table-cell>
          <table:table-cell office:value-type="float" office:value="532">
            <text:p>532</text:p>
          </table:table-cell>
          <table:table-cell table:formula="of:=[.F173]*[.$R$1]+[.G173]*[.$S$1]+[.H173]*[.$T$1]" office:value-type="float" office:value="-0.448557116679221">
            <text:p>-0.448557116679221</text:p>
          </table:table-cell>
          <table:table-cell office:value-type="float" office:value="532">
            <text:p>532</text:p>
          </table:table-cell>
          <table:table-cell table:formula="of:=[.F173]*[.$R$2]+[.G173]*[.$S$2]+[.H173]*[.$T$2]" office:value-type="float" office:value="0.980139962033568">
            <text:p>0.980139962033568</text:p>
          </table:table-cell>
          <table:table-cell office:value-type="float" office:value="532">
            <text:p>532</text:p>
          </table:table-cell>
          <table:table-cell table:formula="of:=[.F173]*[.$R$3]+[.G173]*[.$S$3]+[.H173]*[.$T$3]" office:value-type="float" office:value="-0.0366324466054835">
            <text:p>-0.0366324466054835</text:p>
          </table:table-cell>
          <table:table-cell table:number-columns-repeated="6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.276515">
            <text:p>0.276515</text:p>
          </table:table-cell>
          <table:table-cell office:value-type="float" office:value="0.90515">
            <text:p>0.90515</text:p>
          </table:table-cell>
          <table:table-cell office:value-type="float" office:value="0.02392">
            <text:p>0.02392</text:p>
          </table:table-cell>
          <table:table-cell/>
          <table:table-cell table:formula="of:=[.B174]/([.B174]+[.C174]+[.D174])" office:value-type="float" office:value="0.229361679184794">
            <text:p>0.229361679184794</text:p>
          </table:table-cell>
          <table:table-cell table:formula="of:=[.C174]/([.B174]+[.C174]+[.D174])" office:value-type="float" office:value="0.750797330756438">
            <text:p>0.750797330756438</text:p>
          </table:table-cell>
          <table:table-cell table:formula="of:=[.D174]/([.B174]+[.C174]+[.D174])" office:value-type="float" office:value="0.0198409900587682">
            <text:p>0.0198409900587682</text:p>
          </table:table-cell>
          <table:table-cell office:value-type="float" office:value="533">
            <text:p>533</text:p>
          </table:table-cell>
          <table:table-cell table:formula="of:=[.F174]*[.$R$1]+[.G174]*[.$S$1]+[.H174]*[.$T$1]" office:value-type="float" office:value="-0.416228582389463">
            <text:p>-0.416228582389463</text:p>
          </table:table-cell>
          <table:table-cell office:value-type="float" office:value="533">
            <text:p>533</text:p>
          </table:table-cell>
          <table:table-cell table:formula="of:=[.F174]*[.$R$2]+[.G174]*[.$S$2]+[.H174]*[.$T$2]" office:value-type="float" office:value="0.968520340747438">
            <text:p>0.968520340747438</text:p>
          </table:table-cell>
          <table:table-cell office:value-type="float" office:value="533">
            <text:p>533</text:p>
          </table:table-cell>
          <table:table-cell table:formula="of:=[.F174]*[.$R$3]+[.G174]*[.$S$3]+[.H174]*[.$T$3]" office:value-type="float" office:value="-0.0384451954860089">
            <text:p>-0.0384451954860089</text:p>
          </table:table-cell>
          <table:table-cell table:number-columns-repeated="6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0.290269">
            <text:p>0.290269</text:p>
          </table:table-cell>
          <table:table-cell office:value-type="float" office:value="0.91465">
            <text:p>0.91465</text:p>
          </table:table-cell>
          <table:table-cell office:value-type="float" office:value="0.022174">
            <text:p>0.022174</text:p>
          </table:table-cell>
          <table:table-cell/>
          <table:table-cell table:formula="of:=[.B175]/([.B175]+[.C175]+[.D175])" office:value-type="float" office:value="0.236550122932818">
            <text:p>0.236550122932818</text:p>
          </table:table-cell>
          <table:table-cell table:formula="of:=[.C175]/([.B175]+[.C175]+[.D175])" office:value-type="float" office:value="0.745379527061111">
            <text:p>0.745379527061111</text:p>
          </table:table-cell>
          <table:table-cell table:formula="of:=[.D175]/([.B175]+[.C175]+[.D175])" office:value-type="float" office:value="0.0180703500060713">
            <text:p>0.0180703500060713</text:p>
          </table:table-cell>
          <table:table-cell office:value-type="float" office:value="534">
            <text:p>534</text:p>
          </table:table-cell>
          <table:table-cell table:formula="of:=[.F175]*[.$R$1]+[.G175]*[.$S$1]+[.H175]*[.$T$1]" office:value-type="float" office:value="-0.384122631373498">
            <text:p>-0.384122631373498</text:p>
          </table:table-cell>
          <table:table-cell office:value-type="float" office:value="534">
            <text:p>534</text:p>
          </table:table-cell>
          <table:table-cell table:formula="of:=[.F175]*[.$R$2]+[.G175]*[.$S$2]+[.H175]*[.$T$2]" office:value-type="float" office:value="0.956797203797919">
            <text:p>0.956797203797919</text:p>
          </table:table-cell>
          <table:table-cell office:value-type="float" office:value="534">
            <text:p>534</text:p>
          </table:table-cell>
          <table:table-cell table:formula="of:=[.F175]*[.$R$3]+[.G175]*[.$S$3]+[.H175]*[.$T$3]" office:value-type="float" office:value="-0.0399571488061622">
            <text:p>-0.0399571488061622</text:p>
          </table:table-cell>
          <table:table-cell table:number-columns-repeated="6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.304213">
            <text:p>0.304213</text:p>
          </table:table-cell>
          <table:table-cell office:value-type="float" office:value="0.92381">
            <text:p>0.92381</text:p>
          </table:table-cell>
          <table:table-cell office:value-type="float" office:value="0.020584">
            <text:p>0.020584</text:p>
          </table:table-cell>
          <table:table-cell/>
          <table:table-cell table:formula="of:=[.B176]/([.B176]+[.C176]+[.D176])" office:value-type="float" office:value="0.243641914549574">
            <text:p>0.243641914549574</text:p>
          </table:table-cell>
          <table:table-cell table:formula="of:=[.C176]/([.B176]+[.C176]+[.D176])" office:value-type="float" office:value="0.739872513929523">
            <text:p>0.739872513929523</text:p>
          </table:table-cell>
          <table:table-cell table:formula="of:=[.D176]/([.B176]+[.C176]+[.D176])" office:value-type="float" office:value="0.0164855715209029">
            <text:p>0.0164855715209029</text:p>
          </table:table-cell>
          <table:table-cell office:value-type="float" office:value="535">
            <text:p>535</text:p>
          </table:table-cell>
          <table:table-cell table:formula="of:=[.F176]*[.$R$1]+[.G176]*[.$S$1]+[.H176]*[.$T$1]" office:value-type="float" office:value="-0.35224357231699">
            <text:p>-0.35224357231699</text:p>
          </table:table-cell>
          <table:table-cell office:value-type="float" office:value="535">
            <text:p>535</text:p>
          </table:table-cell>
          <table:table-cell table:formula="of:=[.F176]*[.$R$2]+[.G176]*[.$S$2]+[.H176]*[.$T$2]" office:value-type="float" office:value="0.945008087412612">
            <text:p>0.945008087412612</text:p>
          </table:table-cell>
          <table:table-cell office:value-type="float" office:value="535">
            <text:p>535</text:p>
          </table:table-cell>
          <table:table-cell table:formula="of:=[.F176]*[.$R$3]+[.G176]*[.$S$3]+[.H176]*[.$T$3]" office:value-type="float" office:value="-0.0412246032578706">
            <text:p>-0.0412246032578706</text:p>
          </table:table-cell>
          <table:table-cell table:number-columns-repeated="6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0.318361">
            <text:p>0.318361</text:p>
          </table:table-cell>
          <table:table-cell office:value-type="float" office:value="0.93255">
            <text:p>0.93255</text:p>
          </table:table-cell>
          <table:table-cell office:value-type="float" office:value="0.019127">
            <text:p>0.019127</text:p>
          </table:table-cell>
          <table:table-cell/>
          <table:table-cell table:formula="of:=[.B177]/([.B177]+[.C177]+[.D177])" office:value-type="float" office:value="0.250670452380165">
            <text:p>0.250670452380165</text:p>
          </table:table-cell>
          <table:table-cell table:formula="of:=[.C177]/([.B177]+[.C177]+[.D177])" office:value-type="float" office:value="0.734269368318113">
            <text:p>0.734269368318113</text:p>
          </table:table-cell>
          <table:table-cell table:formula="of:=[.D177]/([.B177]+[.C177]+[.D177])" office:value-type="float" office:value="0.0150601793017217">
            <text:p>0.0150601793017217</text:p>
          </table:table-cell>
          <table:table-cell office:value-type="float" office:value="536">
            <text:p>536</text:p>
          </table:table-cell>
          <table:table-cell table:formula="of:=[.F177]*[.$R$1]+[.G177]*[.$S$1]+[.H177]*[.$T$1]" office:value-type="float" office:value="-0.320465298124938">
            <text:p>-0.320465298124938</text:p>
          </table:table-cell>
          <table:table-cell office:value-type="float" office:value="536">
            <text:p>536</text:p>
          </table:table-cell>
          <table:table-cell table:formula="of:=[.F177]*[.$R$2]+[.G177]*[.$S$2]+[.H177]*[.$T$2]" office:value-type="float" office:value="0.933123704093893">
            <text:p>0.933123704093893</text:p>
          </table:table-cell>
          <table:table-cell office:value-type="float" office:value="536">
            <text:p>536</text:p>
          </table:table-cell>
          <table:table-cell table:formula="of:=[.F177]*[.$R$3]+[.G177]*[.$S$3]+[.H177]*[.$T$3]" office:value-type="float" office:value="-0.0422798269815549">
            <text:p>-0.0422798269815549</text:p>
          </table:table-cell>
          <table:table-cell table:number-columns-repeated="6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.332705">
            <text:p>0.332705</text:p>
          </table:table-cell>
          <table:table-cell office:value-type="float" office:value="0.94081">
            <text:p>0.94081</text:p>
          </table:table-cell>
          <table:table-cell office:value-type="float" office:value="0.01774">
            <text:p>0.01774</text:p>
          </table:table-cell>
          <table:table-cell/>
          <table:table-cell table:formula="of:=[.B178]/([.B178]+[.C178]+[.D178])" office:value-type="float" office:value="0.257660183310035">
            <text:p>0.257660183310035</text:p>
          </table:table-cell>
          <table:table-cell table:formula="of:=[.C178]/([.B178]+[.C178]+[.D178])" office:value-type="float" office:value="0.728601244525675">
            <text:p>0.728601244525675</text:p>
          </table:table-cell>
          <table:table-cell table:formula="of:=[.D178]/([.B178]+[.C178]+[.D178])" office:value-type="float" office:value="0.0137385721642898">
            <text:p>0.0137385721642898</text:p>
          </table:table-cell>
          <table:table-cell office:value-type="float" office:value="537">
            <text:p>537</text:p>
          </table:table-cell>
          <table:table-cell table:formula="of:=[.F178]*[.$R$1]+[.G178]*[.$S$1]+[.H178]*[.$T$1]" office:value-type="float" office:value="-0.288741274573961">
            <text:p>-0.288741274573961</text:p>
          </table:table-cell>
          <table:table-cell office:value-type="float" office:value="537">
            <text:p>537</text:p>
          </table:table-cell>
          <table:table-cell table:formula="of:=[.F178]*[.$R$2]+[.G178]*[.$S$2]+[.H178]*[.$T$2]" office:value-type="float" office:value="0.921172594878626">
            <text:p>0.921172594878626</text:p>
          </table:table-cell>
          <table:table-cell office:value-type="float" office:value="537">
            <text:p>537</text:p>
          </table:table-cell>
          <table:table-cell table:formula="of:=[.F178]*[.$R$3]+[.G178]*[.$S$3]+[.H178]*[.$T$3]" office:value-type="float" office:value="-0.0431965452215093">
            <text:p>-0.0431965452215093</text:p>
          </table:table-cell>
          <table:table-cell table:number-columns-repeated="6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0.347232">
            <text:p>0.347232</text:p>
          </table:table-cell>
          <table:table-cell office:value-type="float" office:value="0.94852">
            <text:p>0.94852</text:p>
          </table:table-cell>
          <table:table-cell office:value-type="float" office:value="0.016403">
            <text:p>0.016403</text:p>
          </table:table-cell>
          <table:table-cell/>
          <table:table-cell table:formula="of:=[.B179]/([.B179]+[.C179]+[.D179])" office:value-type="float" office:value="0.264627273454737">
            <text:p>0.264627273454737</text:p>
          </table:table-cell>
          <table:table-cell table:formula="of:=[.C179]/([.B179]+[.C179]+[.D179])" office:value-type="float" office:value="0.722871916808609">
            <text:p>0.722871916808609</text:p>
          </table:table-cell>
          <table:table-cell table:formula="of:=[.D179]/([.B179]+[.C179]+[.D179])" office:value-type="float" office:value="0.0125008097366546">
            <text:p>0.0125008097366546</text:p>
          </table:table-cell>
          <table:table-cell office:value-type="float" office:value="538">
            <text:p>538</text:p>
          </table:table-cell>
          <table:table-cell table:formula="of:=[.F179]*[.$R$1]+[.G179]*[.$S$1]+[.H179]*[.$T$1]" office:value-type="float" office:value="-0.25701946507844">
            <text:p>-0.25701946507844</text:p>
          </table:table-cell>
          <table:table-cell office:value-type="float" office:value="538">
            <text:p>538</text:p>
          </table:table-cell>
          <table:table-cell table:formula="of:=[.F179]*[.$R$2]+[.G179]*[.$S$2]+[.H179]*[.$T$2]" office:value-type="float" office:value="0.909150414928114">
            <text:p>0.909150414928114</text:p>
          </table:table-cell>
          <table:table-cell office:value-type="float" office:value="538">
            <text:p>538</text:p>
          </table:table-cell>
          <table:table-cell table:formula="of:=[.F179]*[.$R$3]+[.G179]*[.$S$3]+[.H179]*[.$T$3]" office:value-type="float" office:value="-0.0440002334327881">
            <text:p>-0.0440002334327881</text:p>
          </table:table-cell>
          <table:table-cell table:number-columns-repeated="6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.361926">
            <text:p>0.361926</text:p>
          </table:table-cell>
          <table:table-cell office:value-type="float" office:value="0.9556">
            <text:p>0.9556</text:p>
          </table:table-cell>
          <table:table-cell office:value-type="float" office:value="0.015064">
            <text:p>0.015064</text:p>
          </table:table-cell>
          <table:table-cell/>
          <table:table-cell table:formula="of:=[.B180]/([.B180]+[.C180]+[.D180])" office:value-type="float" office:value="0.271595914722458">
            <text:p>0.271595914722458</text:p>
          </table:table-cell>
          <table:table-cell table:formula="of:=[.C180]/([.B180]+[.C180]+[.D180])" office:value-type="float" office:value="0.717099783129094">
            <text:p>0.717099783129094</text:p>
          </table:table-cell>
          <table:table-cell table:formula="of:=[.D180]/([.B180]+[.C180]+[.D180])" office:value-type="float" office:value="0.0113043021484478">
            <text:p>0.0113043021484478</text:p>
          </table:table-cell>
          <table:table-cell office:value-type="float" office:value="539">
            <text:p>539</text:p>
          </table:table-cell>
          <table:table-cell table:formula="of:=[.F180]*[.$R$1]+[.G180]*[.$S$1]+[.H180]*[.$T$1]" office:value-type="float" office:value="-0.225238111196993">
            <text:p>-0.225238111196993</text:p>
          </table:table-cell>
          <table:table-cell office:value-type="float" office:value="539">
            <text:p>539</text:p>
          </table:table-cell>
          <table:table-cell table:formula="of:=[.F180]*[.$R$2]+[.G180]*[.$S$2]+[.H180]*[.$T$2]" office:value-type="float" office:value="0.897068254752024">
            <text:p>0.897068254752024</text:p>
          </table:table-cell>
          <table:table-cell office:value-type="float" office:value="539">
            <text:p>539</text:p>
          </table:table-cell>
          <table:table-cell table:formula="of:=[.F180]*[.$R$3]+[.G180]*[.$S$3]+[.H180]*[.$T$3]" office:value-type="float" office:value="-0.0447466515582437">
            <text:p>-0.0447466515582437</text:p>
          </table:table-cell>
          <table:table-cell table:number-columns-repeated="6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376772">
            <text:p>0.376772</text:p>
          </table:table-cell>
          <table:table-cell office:value-type="float" office:value="0.961988">
            <text:p>0.961988</text:p>
          </table:table-cell>
          <table:table-cell office:value-type="float" office:value="0.013676">
            <text:p>0.013676</text:p>
          </table:table-cell>
          <table:table-cell/>
          <table:table-cell table:formula="of:=[.B181]/([.B181]+[.C181]+[.D181])" office:value-type="float" office:value="0.278587674389028">
            <text:p>0.278587674389028</text:p>
          </table:table-cell>
          <table:table-cell table:formula="of:=[.C181]/([.B181]+[.C181]+[.D181])" office:value-type="float" office:value="0.711300202005862">
            <text:p>0.711300202005862</text:p>
          </table:table-cell>
          <table:table-cell table:formula="of:=[.D181]/([.B181]+[.C181]+[.D181])" office:value-type="float" office:value="0.0101121236051096">
            <text:p>0.0101121236051096</text:p>
          </table:table-cell>
          <table:table-cell office:value-type="float" office:value="540">
            <text:p>540</text:p>
          </table:table-cell>
          <table:table-cell table:formula="of:=[.F181]*[.$R$1]+[.G181]*[.$S$1]+[.H181]*[.$T$1]" office:value-type="float" office:value="-0.193340836239201">
            <text:p>-0.193340836239201</text:p>
          </table:table-cell>
          <table:table-cell office:value-type="float" office:value="540">
            <text:p>540</text:p>
          </table:table-cell>
          <table:table-cell table:formula="of:=[.F181]*[.$R$2]+[.G181]*[.$S$2]+[.H181]*[.$T$2]" office:value-type="float" office:value="0.884934561931211">
            <text:p>0.884934561931211</text:p>
          </table:table-cell>
          <table:table-cell office:value-type="float" office:value="540">
            <text:p>540</text:p>
          </table:table-cell>
          <table:table-cell table:formula="of:=[.F181]*[.$R$3]+[.G181]*[.$S$3]+[.H181]*[.$T$3]" office:value-type="float" office:value="-0.0454840666767226">
            <text:p>-0.0454840666767226</text:p>
          </table:table-cell>
          <table:table-cell table:number-columns-repeated="6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0.391683">
            <text:p>0.391683</text:p>
          </table:table-cell>
          <table:table-cell office:value-type="float" office:value="0.96754">
            <text:p>0.96754</text:p>
          </table:table-cell>
          <table:table-cell office:value-type="float" office:value="0.012308">
            <text:p>0.012308</text:p>
          </table:table-cell>
          <table:table-cell/>
          <table:table-cell table:formula="of:=[.B182]/([.B182]+[.C182]+[.D182])" office:value-type="float" office:value="0.285580858179655">
            <text:p>0.285580858179655</text:p>
          </table:table-cell>
          <table:table-cell table:formula="of:=[.C182]/([.B182]+[.C182]+[.D182])" office:value-type="float" office:value="0.705445228726146">
            <text:p>0.705445228726146</text:p>
          </table:table-cell>
          <table:table-cell table:formula="of:=[.D182]/([.B182]+[.C182]+[.D182])" office:value-type="float" office:value="0.00897391309419911">
            <text:p>0.00897391309419911</text:p>
          </table:table-cell>
          <table:table-cell office:value-type="float" office:value="541">
            <text:p>541</text:p>
          </table:table-cell>
          <table:table-cell table:formula="of:=[.F182]*[.$R$1]+[.G182]*[.$S$1]+[.H182]*[.$T$1]" office:value-type="float" office:value="-0.161368557983742">
            <text:p>-0.161368557983742</text:p>
          </table:table-cell>
          <table:table-cell office:value-type="float" office:value="541">
            <text:p>541</text:p>
          </table:table-cell>
          <table:table-cell table:formula="of:=[.F182]*[.$R$2]+[.G182]*[.$S$2]+[.H182]*[.$T$2]" office:value-type="float" office:value="0.872723597497978">
            <text:p>0.872723597497978</text:p>
          </table:table-cell>
          <table:table-cell office:value-type="float" office:value="541">
            <text:p>541</text:p>
          </table:table-cell>
          <table:table-cell table:formula="of:=[.F182]*[.$R$3]+[.G182]*[.$S$3]+[.H182]*[.$T$3]" office:value-type="float" office:value="-0.0461466421101674">
            <text:p>-0.0461466421101674</text:p>
          </table:table-cell>
          <table:table-cell table:number-columns-repeated="6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.406594">
            <text:p>0.406594</text:p>
          </table:table-cell>
          <table:table-cell office:value-type="float" office:value="0.97223">
            <text:p>0.97223</text:p>
          </table:table-cell>
          <table:table-cell office:value-type="float" office:value="0.011056">
            <text:p>0.011056</text:p>
          </table:table-cell>
          <table:table-cell/>
          <table:table-cell table:formula="of:=[.B183]/([.B183]+[.C183]+[.D183])" office:value-type="float" office:value="0.292538924223674">
            <text:p>0.292538924223674</text:p>
          </table:table-cell>
          <table:table-cell table:formula="of:=[.C183]/([.B183]+[.C183]+[.D183])" office:value-type="float" office:value="0.699506432209975">
            <text:p>0.699506432209975</text:p>
          </table:table-cell>
          <table:table-cell table:formula="of:=[.D183]/([.B183]+[.C183]+[.D183])" office:value-type="float" office:value="0.00795464356635105">
            <text:p>0.00795464356635105</text:p>
          </table:table-cell>
          <table:table-cell office:value-type="float" office:value="542">
            <text:p>542</text:p>
          </table:table-cell>
          <table:table-cell table:formula="of:=[.F183]*[.$R$1]+[.G183]*[.$S$1]+[.H183]*[.$T$1]" office:value-type="float" office:value="-0.129413752554177">
            <text:p>-0.129413752554177</text:p>
          </table:table-cell>
          <table:table-cell office:value-type="float" office:value="542">
            <text:p>542</text:p>
          </table:table-cell>
          <table:table-cell table:formula="of:=[.F183]*[.$R$2]+[.G183]*[.$S$2]+[.H183]*[.$T$2]" office:value-type="float" office:value="0.860417724839555">
            <text:p>0.860417724839555</text:p>
          </table:table-cell>
          <table:table-cell office:value-type="float" office:value="542">
            <text:p>542</text:p>
          </table:table-cell>
          <table:table-cell table:formula="of:=[.F183]*[.$R$3]+[.G183]*[.$S$3]+[.H183]*[.$T$3]" office:value-type="float" office:value="-0.0466492658358995">
            <text:p>-0.0466492658358995</text:p>
          </table:table-cell>
          <table:table-cell table:number-columns-repeated="6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.421539">
            <text:p>0.421539</text:p>
          </table:table-cell>
          <table:table-cell office:value-type="float" office:value="0.97617">
            <text:p>0.97617</text:p>
          </table:table-cell>
          <table:table-cell office:value-type="float" office:value="0.009915">
            <text:p>0.009915</text:p>
          </table:table-cell>
          <table:table-cell/>
          <table:table-cell table:formula="of:=[.B184]/([.B184]+[.C184]+[.D184])" office:value-type="float" office:value="0.29946846601081">
            <text:p>0.29946846601081</text:p>
          </table:table-cell>
          <table:table-cell table:formula="of:=[.C184]/([.B184]+[.C184]+[.D184])" office:value-type="float" office:value="0.693487749569487">
            <text:p>0.693487749569487</text:p>
          </table:table-cell>
          <table:table-cell table:formula="of:=[.D184]/([.B184]+[.C184]+[.D184])" office:value-type="float" office:value="0.00704378441970299">
            <text:p>0.00704378441970299</text:p>
          </table:table-cell>
          <table:table-cell office:value-type="float" office:value="543">
            <text:p>543</text:p>
          </table:table-cell>
          <table:table-cell table:formula="of:=[.F184]*[.$R$1]+[.G184]*[.$S$1]+[.H184]*[.$T$1]" office:value-type="float" office:value="-0.0974582264155772">
            <text:p>-0.0974582264155772</text:p>
          </table:table-cell>
          <table:table-cell office:value-type="float" office:value="543">
            <text:p>543</text:p>
          </table:table-cell>
          <table:table-cell table:formula="of:=[.F184]*[.$R$2]+[.G184]*[.$S$2]+[.H184]*[.$T$2]" office:value-type="float" office:value="0.848018480290191">
            <text:p>0.848018480290191</text:p>
          </table:table-cell>
          <table:table-cell office:value-type="float" office:value="543">
            <text:p>543</text:p>
          </table:table-cell>
          <table:table-cell table:formula="of:=[.F184]*[.$R$3]+[.G184]*[.$S$3]+[.H184]*[.$T$3]" office:value-type="float" office:value="-0.0470056450444153">
            <text:p>-0.0470056450444153</text:p>
          </table:table-cell>
          <table:table-cell table:number-columns-repeated="6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0.436517">
            <text:p>0.436517</text:p>
          </table:table-cell>
          <table:table-cell office:value-type="float" office:value="0.97946">
            <text:p>0.97946</text:p>
          </table:table-cell>
          <table:table-cell office:value-type="float" office:value="0.008872">
            <text:p>0.008872</text:p>
          </table:table-cell>
          <table:table-cell/>
          <table:table-cell table:formula="of:=[.B185]/([.B185]+[.C185]+[.D185])" office:value-type="float" office:value="0.306360182728135">
            <text:p>0.306360182728135</text:p>
          </table:table-cell>
          <table:table-cell table:formula="of:=[.C185]/([.B185]+[.C185]+[.D185])" office:value-type="float" office:value="0.687413192555843">
            <text:p>0.687413192555843</text:p>
          </table:table-cell>
          <table:table-cell table:formula="of:=[.D185]/([.B185]+[.C185]+[.D185])" office:value-type="float" office:value="0.00622662471602254">
            <text:p>0.00622662471602254</text:p>
          </table:table-cell>
          <table:table-cell office:value-type="float" office:value="544">
            <text:p>544</text:p>
          </table:table-cell>
          <table:table-cell table:formula="of:=[.F185]*[.$R$1]+[.G185]*[.$S$1]+[.H185]*[.$T$1]" office:value-type="float" office:value="-0.0655650053444262">
            <text:p>-0.0655650053444262</text:p>
          </table:table-cell>
          <table:table-cell office:value-type="float" office:value="544">
            <text:p>544</text:p>
          </table:table-cell>
          <table:table-cell table:formula="of:=[.F185]*[.$R$2]+[.G185]*[.$S$2]+[.H185]*[.$T$2]" office:value-type="float" office:value="0.835564491114497">
            <text:p>0.835564491114497</text:p>
          </table:table-cell>
          <table:table-cell office:value-type="float" office:value="544">
            <text:p>544</text:p>
          </table:table-cell>
          <table:table-cell table:formula="of:=[.F185]*[.$R$3]+[.G185]*[.$S$3]+[.H185]*[.$T$3]" office:value-type="float" office:value="-0.0472373422025773">
            <text:p>-0.0472373422025773</text:p>
          </table:table-cell>
          <table:table-cell table:number-columns-repeated="6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.451584">
            <text:p>0.451584</text:p>
          </table:table-cell>
          <table:table-cell office:value-type="float" office:value="0.9822">
            <text:p>0.9822</text:p>
          </table:table-cell>
          <table:table-cell office:value-type="float" office:value="0.007918">
            <text:p>0.007918</text:p>
          </table:table-cell>
          <table:table-cell/>
          <table:table-cell table:formula="of:=[.B186]/([.B186]+[.C186]+[.D186])" office:value-type="float" office:value="0.313229779801928">
            <text:p>0.313229779801928</text:p>
          </table:table-cell>
          <table:table-cell table:formula="of:=[.C186]/([.B186]+[.C186]+[.D186])" office:value-type="float" office:value="0.681278100467364">
            <text:p>0.681278100467364</text:p>
          </table:table-cell>
          <table:table-cell table:formula="of:=[.D186]/([.B186]+[.C186]+[.D186])" office:value-type="float" office:value="0.00549211973070718">
            <text:p>0.00549211973070718</text:p>
          </table:table-cell>
          <table:table-cell office:value-type="float" office:value="545">
            <text:p>545</text:p>
          </table:table-cell>
          <table:table-cell table:formula="of:=[.F186]*[.$R$1]+[.G186]*[.$S$1]+[.H186]*[.$T$1]" office:value-type="float" office:value="-0.0336730123146115">
            <text:p>-0.0336730123146115</text:p>
          </table:table-cell>
          <table:table-cell office:value-type="float" office:value="545">
            <text:p>545</text:p>
          </table:table-cell>
          <table:table-cell table:formula="of:=[.F186]*[.$R$2]+[.G186]*[.$S$2]+[.H186]*[.$T$2]" office:value-type="float" office:value="0.82304004613991">
            <text:p>0.82304004613991</text:p>
          </table:table-cell>
          <table:table-cell office:value-type="float" office:value="545">
            <text:p>545</text:p>
          </table:table-cell>
          <table:table-cell table:formula="of:=[.F186]*[.$R$3]+[.G186]*[.$S$3]+[.H186]*[.$T$3]" office:value-type="float" office:value="-0.0473575874903413">
            <text:p>-0.0473575874903413</text:p>
          </table:table-cell>
          <table:table-cell table:number-columns-repeated="6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.466782">
            <text:p>0.466782</text:p>
          </table:table-cell>
          <table:table-cell office:value-type="float" office:value="0.98452">
            <text:p>0.98452</text:p>
          </table:table-cell>
          <table:table-cell office:value-type="float" office:value="0.00703">
            <text:p>0.00703</text:p>
          </table:table-cell>
          <table:table-cell/>
          <table:table-cell table:formula="of:=[.B187]/([.B187]+[.C187]+[.D187])" office:value-type="float" office:value="0.320079378358289">
            <text:p>0.320079378358289</text:p>
          </table:table-cell>
          <table:table-cell table:formula="of:=[.C187]/([.B187]+[.C187]+[.D187])" office:value-type="float" office:value="0.675100045805756">
            <text:p>0.675100045805756</text:p>
          </table:table-cell>
          <table:table-cell table:formula="of:=[.D187]/([.B187]+[.C187]+[.D187])" office:value-type="float" office:value="0.00482057583595505">
            <text:p>0.00482057583595505</text:p>
          </table:table-cell>
          <table:table-cell office:value-type="float" office:value="546">
            <text:p>546</text:p>
          </table:table-cell>
          <table:table-cell table:formula="of:=[.F187]*[.$R$1]+[.G187]*[.$S$1]+[.H187]*[.$T$1]" office:value-type="float" office:value="-0.00179700027154326">
            <text:p>-0.00179700027154326</text:p>
          </table:table-cell>
          <table:table-cell office:value-type="float" office:value="546">
            <text:p>546</text:p>
          </table:table-cell>
          <table:table-cell table:formula="of:=[.F187]*[.$R$2]+[.G187]*[.$S$2]+[.H187]*[.$T$2]" office:value-type="float" office:value="0.810468138530869">
            <text:p>0.810468138530869</text:p>
          </table:table-cell>
          <table:table-cell office:value-type="float" office:value="546">
            <text:p>546</text:p>
          </table:table-cell>
          <table:table-cell table:formula="of:=[.F187]*[.$R$3]+[.G187]*[.$S$3]+[.H187]*[.$T$3]" office:value-type="float" office:value="-0.0473933465082025">
            <text:p>-0.0473933465082025</text:p>
          </table:table-cell>
          <table:table-cell table:number-columns-repeated="6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0.482147">
            <text:p>0.482147</text:p>
          </table:table-cell>
          <table:table-cell office:value-type="float" office:value="0.98652">
            <text:p>0.98652</text:p>
          </table:table-cell>
          <table:table-cell office:value-type="float" office:value="0.006223">
            <text:p>0.006223</text:p>
          </table:table-cell>
          <table:table-cell/>
          <table:table-cell table:formula="of:=[.B188]/([.B188]+[.C188]+[.D188])" office:value-type="float" office:value="0.326903701292978">
            <text:p>0.326903701292978</text:p>
          </table:table-cell>
          <table:table-cell table:formula="of:=[.C188]/([.B188]+[.C188]+[.D188])" office:value-type="float" office:value="0.668877000996684">
            <text:p>0.668877000996684</text:p>
          </table:table-cell>
          <table:table-cell table:formula="of:=[.D188]/([.B188]+[.C188]+[.D188])" office:value-type="float" office:value="0.00421929771033772">
            <text:p>0.00421929771033772</text:p>
          </table:table-cell>
          <table:table-cell office:value-type="float" office:value="547">
            <text:p>547</text:p>
          </table:table-cell>
          <table:table-cell table:formula="of:=[.F188]*[.$R$1]+[.G188]*[.$S$1]+[.H188]*[.$T$1]" office:value-type="float" office:value="0.0300470498138843">
            <text:p>0.0300470498138843</text:p>
          </table:table-cell>
          <table:table-cell office:value-type="float" office:value="547">
            <text:p>547</text:p>
          </table:table-cell>
          <table:table-cell table:formula="of:=[.F188]*[.$R$2]+[.G188]*[.$S$2]+[.H188]*[.$T$2]" office:value-type="float" office:value="0.797849088881205">
            <text:p>0.797849088881205</text:p>
          </table:table-cell>
          <table:table-cell office:value-type="float" office:value="547">
            <text:p>547</text:p>
          </table:table-cell>
          <table:table-cell table:formula="of:=[.F188]*[.$R$3]+[.G188]*[.$S$3]+[.H188]*[.$T$3]" office:value-type="float" office:value="-0.0473352028286855">
            <text:p>-0.0473352028286855</text:p>
          </table:table-cell>
          <table:table-cell table:number-columns-repeated="6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0.497738">
            <text:p>0.497738</text:p>
          </table:table-cell>
          <table:table-cell office:value-type="float" office:value="0.98832">
            <text:p>0.98832</text:p>
          </table:table-cell>
          <table:table-cell office:value-type="float" office:value="0.005453">
            <text:p>0.005453</text:p>
          </table:table-cell>
          <table:table-cell/>
          <table:table-cell table:formula="of:=[.B189]/([.B189]+[.C189]+[.D189])" office:value-type="float" office:value="0.333713931710862">
            <text:p>0.333713931710862</text:p>
          </table:table-cell>
          <table:table-cell table:formula="of:=[.C189]/([.B189]+[.C189]+[.D189])" office:value-type="float" office:value="0.66263004429736">
            <text:p>0.66263004429736</text:p>
          </table:table-cell>
          <table:table-cell table:formula="of:=[.D189]/([.B189]+[.C189]+[.D189])" office:value-type="float" office:value="0.00365602399177747">
            <text:p>0.00365602399177747</text:p>
          </table:table-cell>
          <table:table-cell office:value-type="float" office:value="548">
            <text:p>548</text:p>
          </table:table-cell>
          <table:table-cell table:formula="of:=[.F189]*[.$R$1]+[.G189]*[.$S$1]+[.H189]*[.$T$1]" office:value-type="float" office:value="0.0618717976602252">
            <text:p>0.0618717976602252</text:p>
          </table:table-cell>
          <table:table-cell office:value-type="float" office:value="548">
            <text:p>548</text:p>
          </table:table-cell>
          <table:table-cell table:formula="of:=[.F189]*[.$R$2]+[.G189]*[.$S$2]+[.H189]*[.$T$2]" office:value-type="float" office:value="0.785205372873549">
            <text:p>0.785205372873549</text:p>
          </table:table-cell>
          <table:table-cell office:value-type="float" office:value="548">
            <text:p>548</text:p>
          </table:table-cell>
          <table:table-cell table:formula="of:=[.F189]*[.$R$3]+[.G189]*[.$S$3]+[.H189]*[.$T$3]" office:value-type="float" office:value="-0.0472263253170778">
            <text:p>-0.0472263253170778</text:p>
          </table:table-cell>
          <table:table-cell table:number-columns-repeated="6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.513606">
            <text:p>0.513606</text:p>
          </table:table-cell>
          <table:table-cell office:value-type="float" office:value="0.99002">
            <text:p>0.99002</text:p>
          </table:table-cell>
          <table:table-cell office:value-type="float" office:value="0.004714">
            <text:p>0.004714</text:p>
          </table:table-cell>
          <table:table-cell/>
          <table:table-cell table:formula="of:=[.B190]/([.B190]+[.C190]+[.D190])" office:value-type="float" office:value="0.340510760173436">
            <text:p>0.340510760173436</text:p>
          </table:table-cell>
          <table:table-cell table:formula="of:=[.C190]/([.B190]+[.C190]+[.D190])" office:value-type="float" office:value="0.656363949772598">
            <text:p>0.656363949772598</text:p>
          </table:table-cell>
          <table:table-cell table:formula="of:=[.D190]/([.B190]+[.C190]+[.D190])" office:value-type="float" office:value="0.00312529005396661">
            <text:p>0.00312529005396661</text:p>
          </table:table-cell>
          <table:table-cell office:value-type="float" office:value="549">
            <text:p>549</text:p>
          </table:table-cell>
          <table:table-cell table:formula="of:=[.F190]*[.$R$1]+[.G190]*[.$S$1]+[.H190]*[.$T$1]" office:value-type="float" office:value="0.0936736368458038">
            <text:p>0.0936736368458038</text:p>
          </table:table-cell>
          <table:table-cell office:value-type="float" office:value="549">
            <text:p>549</text:p>
          </table:table-cell>
          <table:table-cell table:formula="of:=[.F190]*[.$R$2]+[.G190]*[.$S$2]+[.H190]*[.$T$2]" office:value-type="float" office:value="0.772543169709747">
            <text:p>0.772543169709747</text:p>
          </table:table-cell>
          <table:table-cell office:value-type="float" office:value="549">
            <text:p>549</text:p>
          </table:table-cell>
          <table:table-cell table:formula="of:=[.F190]*[.$R$3]+[.G190]*[.$S$3]+[.H190]*[.$T$3]" office:value-type="float" office:value="-0.047074183141732">
            <text:p>-0.047074183141732</text:p>
          </table:table-cell>
          <table:table-cell table:number-columns-repeated="6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.529826">
            <text:p>0.529826</text:p>
          </table:table-cell>
          <table:table-cell office:value-type="float" office:value="0.991761">
            <text:p>0.991761</text:p>
          </table:table-cell>
          <table:table-cell office:value-type="float" office:value="0.003988">
            <text:p>0.003988</text:p>
          </table:table-cell>
          <table:table-cell/>
          <table:table-cell table:formula="of:=[.B191]/([.B191]+[.C191]+[.D191])" office:value-type="float" office:value="0.347295937597299">
            <text:p>0.347295937597299</text:p>
          </table:table-cell>
          <table:table-cell table:formula="of:=[.C191]/([.B191]+[.C191]+[.D191])" office:value-type="float" office:value="0.650089966078364">
            <text:p>0.650089966078364</text:p>
          </table:table-cell>
          <table:table-cell table:formula="of:=[.D191]/([.B191]+[.C191]+[.D191])" office:value-type="float" office:value="0.00261409632433672">
            <text:p>0.00261409632433672</text:p>
          </table:table-cell>
          <table:table-cell office:value-type="float" office:value="550">
            <text:p>550</text:p>
          </table:table-cell>
          <table:table-cell table:formula="of:=[.F191]*[.$R$1]+[.G191]*[.$S$1]+[.H191]*[.$T$1]" office:value-type="float" office:value="0.125444504989922">
            <text:p>0.125444504989922</text:p>
          </table:table-cell>
          <table:table-cell office:value-type="float" office:value="550">
            <text:p>550</text:p>
          </table:table-cell>
          <table:table-cell table:formula="of:=[.F191]*[.$R$2]+[.G191]*[.$S$2]+[.H191]*[.$T$2]" office:value-type="float" office:value="0.759876965668682">
            <text:p>0.759876965668682</text:p>
          </table:table-cell>
          <table:table-cell office:value-type="float" office:value="550">
            <text:p>550</text:p>
          </table:table-cell>
          <table:table-cell table:formula="of:=[.F191]*[.$R$3]+[.G191]*[.$S$3]+[.H191]*[.$T$3]" office:value-type="float" office:value="-0.0468965302918572">
            <text:p>-0.0468965302918572</text:p>
          </table:table-cell>
          <table:table-cell table:number-columns-repeated="6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0.54644">
            <text:p>0.54644</text:p>
          </table:table-cell>
          <table:table-cell office:value-type="float" office:value="0.99353">
            <text:p>0.99353</text:p>
          </table:table-cell>
          <table:table-cell office:value-type="float" office:value="0.003289">
            <text:p>0.003289</text:p>
          </table:table-cell>
          <table:table-cell/>
          <table:table-cell table:formula="of:=[.B192]/([.B192]+[.C192]+[.D192])" office:value-type="float" office:value="0.354081848866587">
            <text:p>0.354081848866587</text:p>
          </table:table-cell>
          <table:table-cell table:formula="of:=[.C192]/([.B192]+[.C192]+[.D192])" office:value-type="float" office:value="0.643786946973904">
            <text:p>0.643786946973904</text:p>
          </table:table-cell>
          <table:table-cell table:formula="of:=[.D192]/([.B192]+[.C192]+[.D192])" office:value-type="float" office:value="0.00213120415950919">
            <text:p>0.00213120415950919</text:p>
          </table:table-cell>
          <table:table-cell office:value-type="float" office:value="551">
            <text:p>551</text:p>
          </table:table-cell>
          <table:table-cell table:formula="of:=[.F192]*[.$R$1]+[.G192]*[.$S$1]+[.H192]*[.$T$1]" office:value-type="float" office:value="0.157254643841377">
            <text:p>0.157254643841377</text:p>
          </table:table-cell>
          <table:table-cell office:value-type="float" office:value="551">
            <text:p>551</text:p>
          </table:table-cell>
          <table:table-cell table:formula="of:=[.F192]*[.$R$2]+[.G192]*[.$S$2]+[.H192]*[.$T$2]" office:value-type="float" office:value="0.747170264939326">
            <text:p>0.747170264939326</text:p>
          </table:table-cell>
          <table:table-cell office:value-type="float" office:value="551">
            <text:p>551</text:p>
          </table:table-cell>
          <table:table-cell table:formula="of:=[.F192]*[.$R$3]+[.G192]*[.$S$3]+[.H192]*[.$T$3]" office:value-type="float" office:value="-0.046679632193948">
            <text:p>-0.046679632193948</text:p>
          </table:table-cell>
          <table:table-cell table:number-columns-repeated="6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0.563426">
            <text:p>0.563426</text:p>
          </table:table-cell>
          <table:table-cell office:value-type="float" office:value="0.99523">
            <text:p>0.99523</text:p>
          </table:table-cell>
          <table:table-cell office:value-type="float" office:value="0.002646">
            <text:p>0.002646</text:p>
          </table:table-cell>
          <table:table-cell/>
          <table:table-cell table:formula="of:=[.B193]/([.B193]+[.C193]+[.D193])" office:value-type="float" office:value="0.360869325729423">
            <text:p>0.360869325729423</text:p>
          </table:table-cell>
          <table:table-cell table:formula="of:=[.C193]/([.B193]+[.C193]+[.D193])" office:value-type="float" office:value="0.637435934879991">
            <text:p>0.637435934879991</text:p>
          </table:table-cell>
          <table:table-cell table:formula="of:=[.D193]/([.B193]+[.C193]+[.D193])" office:value-type="float" office:value="0.00169473939058555">
            <text:p>0.00169473939058555</text:p>
          </table:table-cell>
          <table:table-cell office:value-type="float" office:value="552">
            <text:p>552</text:p>
          </table:table-cell>
          <table:table-cell table:formula="of:=[.F193]*[.$R$1]+[.G193]*[.$S$1]+[.H193]*[.$T$1]" office:value-type="float" office:value="0.189130932772776">
            <text:p>0.189130932772776</text:p>
          </table:table-cell>
          <table:table-cell office:value-type="float" office:value="552">
            <text:p>552</text:p>
          </table:table-cell>
          <table:table-cell table:formula="of:=[.F193]*[.$R$2]+[.G193]*[.$S$2]+[.H193]*[.$T$2]" office:value-type="float" office:value="0.734396418373896">
            <text:p>0.734396418373896</text:p>
          </table:table-cell>
          <table:table-cell office:value-type="float" office:value="552">
            <text:p>552</text:p>
          </table:table-cell>
          <table:table-cell table:formula="of:=[.F193]*[.$R$3]+[.G193]*[.$S$3]+[.H193]*[.$T$3]" office:value-type="float" office:value="-0.0463983069258862">
            <text:p>-0.0463983069258862</text:p>
          </table:table-cell>
          <table:table-cell table:number-columns-repeated="6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0.580726">
            <text:p>0.580726</text:p>
          </table:table-cell>
          <table:table-cell office:value-type="float" office:value="0.99677">
            <text:p>0.99677</text:p>
          </table:table-cell>
          <table:table-cell office:value-type="float" office:value="0.002063">
            <text:p>0.002063</text:p>
          </table:table-cell>
          <table:table-cell/>
          <table:table-cell table:formula="of:=[.B194]/([.B194]+[.C194]+[.D194])" office:value-type="float" office:value="0.36765071770032">
            <text:p>0.36765071770032</text:p>
          </table:table-cell>
          <table:table-cell table:formula="of:=[.C194]/([.B194]+[.C194]+[.D194])" office:value-type="float" office:value="0.631043221557409">
            <text:p>0.631043221557409</text:p>
          </table:table-cell>
          <table:table-cell table:formula="of:=[.D194]/([.B194]+[.C194]+[.D194])" office:value-type="float" office:value="0.00130606074227047">
            <text:p>0.00130606074227047</text:p>
          </table:table-cell>
          <table:table-cell office:value-type="float" office:value="553">
            <text:p>553</text:p>
          </table:table-cell>
          <table:table-cell table:formula="of:=[.F194]*[.$R$1]+[.G194]*[.$S$1]+[.H194]*[.$T$1]" office:value-type="float" office:value="0.221038537845057">
            <text:p>0.221038537845057</text:p>
          </table:table-cell>
          <table:table-cell office:value-type="float" office:value="553">
            <text:p>553</text:p>
          </table:table-cell>
          <table:table-cell table:formula="of:=[.F194]*[.$R$2]+[.G194]*[.$S$2]+[.H194]*[.$T$2]" office:value-type="float" office:value="0.721568628015794">
            <text:p>0.721568628015794</text:p>
          </table:table-cell>
          <table:table-cell office:value-type="float" office:value="553">
            <text:p>553</text:p>
          </table:table-cell>
          <table:table-cell table:formula="of:=[.F194]*[.$R$3]+[.G194]*[.$S$3]+[.H194]*[.$T$3]" office:value-type="float" office:value="-0.0460516725870955">
            <text:p>-0.0460516725870955</text:p>
          </table:table-cell>
          <table:table-cell table:number-columns-repeated="6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0.59829">
            <text:p>0.59829</text:p>
          </table:table-cell>
          <table:table-cell office:value-type="float" office:value="0.99809">
            <text:p>0.99809</text:p>
          </table:table-cell>
          <table:table-cell office:value-type="float" office:value="0.001533">
            <text:p>0.001533</text:p>
          </table:table-cell>
          <table:table-cell/>
          <table:table-cell table:formula="of:=[.B195]/([.B195]+[.C195]+[.D195])" office:value-type="float" office:value="0.37441963360959">
            <text:p>0.37441963360959</text:p>
          </table:table-cell>
          <table:table-cell table:formula="of:=[.C195]/([.B195]+[.C195]+[.D195])" office:value-type="float" office:value="0.624620990003836">
            <text:p>0.624620990003836</text:p>
          </table:table-cell>
          <table:table-cell table:formula="of:=[.D195]/([.B195]+[.C195]+[.D195])" office:value-type="float" office:value="0.000959376386574238">
            <text:p>0.000959376386574238</text:p>
          </table:table-cell>
          <table:table-cell office:value-type="float" office:value="554">
            <text:p>554</text:p>
          </table:table-cell>
          <table:table-cell table:formula="of:=[.F195]*[.$R$1]+[.G195]*[.$S$1]+[.H195]*[.$T$1]" office:value-type="float" office:value="0.252939605472889">
            <text:p>0.252939605472889</text:p>
          </table:table-cell>
          <table:table-cell office:value-type="float" office:value="554">
            <text:p>554</text:p>
          </table:table-cell>
          <table:table-cell table:formula="of:=[.F195]*[.$R$2]+[.G195]*[.$S$2]+[.H195]*[.$T$2]" office:value-type="float" office:value="0.708707480507387">
            <text:p>0.708707480507387</text:p>
          </table:table-cell>
          <table:table-cell office:value-type="float" office:value="554">
            <text:p>554</text:p>
          </table:table-cell>
          <table:table-cell table:formula="of:=[.F195]*[.$R$3]+[.G195]*[.$S$3]+[.H195]*[.$T$3]" office:value-type="float" office:value="-0.0456485744217614">
            <text:p>-0.0456485744217614</text:p>
          </table:table-cell>
          <table:table-cell table:number-columns-repeated="6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0.616053">
            <text:p>0.616053</text:p>
          </table:table-cell>
          <table:table-cell office:value-type="float" office:value="0.99911">
            <text:p>0.99911</text:p>
          </table:table-cell>
          <table:table-cell office:value-type="float" office:value="0.001091">
            <text:p>0.001091</text:p>
          </table:table-cell>
          <table:table-cell/>
          <table:table-cell table:formula="of:=[.B196]/([.B196]+[.C196]+[.D196])" office:value-type="float" office:value="0.381161005634015">
            <text:p>0.381161005634015</text:p>
          </table:table-cell>
          <table:table-cell table:formula="of:=[.C196]/([.B196]+[.C196]+[.D196])" office:value-type="float" office:value="0.618163976701682">
            <text:p>0.618163976701682</text:p>
          </table:table-cell>
          <table:table-cell table:formula="of:=[.D196]/([.B196]+[.C196]+[.D196])" office:value-type="float" office:value="0.000675017664302764">
            <text:p>0.000675017664302764</text:p>
          </table:table-cell>
          <table:table-cell office:value-type="float" office:value="555">
            <text:p>555</text:p>
          </table:table-cell>
          <table:table-cell table:formula="of:=[.F196]*[.$R$1]+[.G196]*[.$S$1]+[.H196]*[.$T$1]" office:value-type="float" office:value="0.284787840339451">
            <text:p>0.284787840339451</text:p>
          </table:table-cell>
          <table:table-cell office:value-type="float" office:value="555">
            <text:p>555</text:p>
          </table:table-cell>
          <table:table-cell table:formula="of:=[.F196]*[.$R$2]+[.G196]*[.$S$2]+[.H196]*[.$T$2]" office:value-type="float" office:value="0.695814616823841">
            <text:p>0.695814616823841</text:p>
          </table:table-cell>
          <table:table-cell office:value-type="float" office:value="555">
            <text:p>555</text:p>
          </table:table-cell>
          <table:table-cell table:formula="of:=[.F196]*[.$R$3]+[.G196]*[.$S$3]+[.H196]*[.$T$3]" office:value-type="float" office:value="-0.0451628529302944">
            <text:p>-0.0451628529302944</text:p>
          </table:table-cell>
          <table:table-cell table:number-columns-repeated="6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.633948">
            <text:p>0.633948</text:p>
          </table:table-cell>
          <table:table-cell office:value-type="float" office:value="0.99977">
            <text:p>0.99977</text:p>
          </table:table-cell>
          <table:table-cell office:value-type="float" office:value="0.000711">
            <text:p>0.000711</text:p>
          </table:table-cell>
          <table:table-cell/>
          <table:table-cell table:formula="of:=[.B197]/([.B197]+[.C197]+[.D197])" office:value-type="float" office:value="0.387871238212244">
            <text:p>0.387871238212244</text:p>
          </table:table-cell>
          <table:table-cell table:formula="of:=[.C197]/([.B197]+[.C197]+[.D197])" office:value-type="float" office:value="0.611693747480007">
            <text:p>0.611693747480007</text:p>
          </table:table-cell>
          <table:table-cell table:formula="of:=[.D197]/([.B197]+[.C197]+[.D197])" office:value-type="float" office:value="0.000435014307749067">
            <text:p>0.000435014307749067</text:p>
          </table:table-cell>
          <table:table-cell office:value-type="float" office:value="556">
            <text:p>556</text:p>
          </table:table-cell>
          <table:table-cell table:formula="of:=[.F197]*[.$R$1]+[.G197]*[.$S$1]+[.H197]*[.$T$1]" office:value-type="float" office:value="0.31654335526352">
            <text:p>0.31654335526352</text:p>
          </table:table-cell>
          <table:table-cell office:value-type="float" office:value="556">
            <text:p>556</text:p>
          </table:table-cell>
          <table:table-cell table:formula="of:=[.F197]*[.$R$2]+[.G197]*[.$S$2]+[.H197]*[.$T$2]" office:value-type="float" office:value="0.682921918113298">
            <text:p>0.682921918113298</text:p>
          </table:table-cell>
          <table:table-cell office:value-type="float" office:value="556">
            <text:p>556</text:p>
          </table:table-cell>
          <table:table-cell table:formula="of:=[.F197]*[.$R$3]+[.G197]*[.$S$3]+[.H197]*[.$T$3]" office:value-type="float" office:value="-0.0446198352452141">
            <text:p>-0.0446198352452141</text:p>
          </table:table-cell>
          <table:table-cell table:number-columns-repeated="6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0.651901">
            <text:p>0.651901</text:p>
          </table:table-cell>
          <table:table-cell office:value-type="float" office:value="1">
            <text:p>1</text:p>
          </table:table-cell>
          <table:table-cell office:value-type="float" office:value="0.000407">
            <text:p>0.000407</text:p>
          </table:table-cell>
          <table:table-cell/>
          <table:table-cell table:formula="of:=[.B198]/([.B198]+[.C198]+[.D198])" office:value-type="float" office:value="0.394539637888335">
            <text:p>0.394539637888335</text:p>
          </table:table-cell>
          <table:table-cell table:formula="of:=[.C198]/([.B198]+[.C198]+[.D198])" office:value-type="float" office:value="0.605214039997385">
            <text:p>0.605214039997385</text:p>
          </table:table-cell>
          <table:table-cell table:formula="of:=[.D198]/([.B198]+[.C198]+[.D198])" office:value-type="float" office:value="0.000246322114278936">
            <text:p>0.000246322114278936</text:p>
          </table:table-cell>
          <table:table-cell office:value-type="float" office:value="557">
            <text:p>557</text:p>
          </table:table-cell>
          <table:table-cell table:formula="of:=[.F198]*[.$R$1]+[.G198]*[.$S$1]+[.H198]*[.$T$1]" office:value-type="float" office:value="0.348163851231126">
            <text:p>0.348163851231126</text:p>
          </table:table-cell>
          <table:table-cell office:value-type="float" office:value="557">
            <text:p>557</text:p>
          </table:table-cell>
          <table:table-cell table:formula="of:=[.F198]*[.$R$2]+[.G198]*[.$S$2]+[.H198]*[.$T$2]" office:value-type="float" office:value="0.670040860360175">
            <text:p>0.670040860360175</text:p>
          </table:table-cell>
          <table:table-cell office:value-type="float" office:value="557">
            <text:p>557</text:p>
          </table:table-cell>
          <table:table-cell table:formula="of:=[.F198]*[.$R$3]+[.G198]*[.$S$3]+[.H198]*[.$T$3]" office:value-type="float" office:value="-0.044011293838679">
            <text:p>-0.044011293838679</text:p>
          </table:table-cell>
          <table:table-cell table:number-columns-repeated="6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0.669824">
            <text:p>0.669824</text:p>
          </table:table-cell>
          <table:table-cell office:value-type="float" office:value="0.99971">
            <text:p>0.99971</text:p>
          </table:table-cell>
          <table:table-cell office:value-type="float" office:value="0.000184">
            <text:p>0.000184</text:p>
          </table:table-cell>
          <table:table-cell/>
          <table:table-cell table:formula="of:=[.B199]/([.B199]+[.C199]+[.D199])" office:value-type="float" office:value="0.401159956351911">
            <text:p>0.401159956351911</text:p>
          </table:table-cell>
          <table:table-cell table:formula="of:=[.C199]/([.B199]+[.C199]+[.D199])" office:value-type="float" office:value="0.598729845399043">
            <text:p>0.598729845399043</text:p>
          </table:table-cell>
          <table:table-cell table:formula="of:=[.D199]/([.B199]+[.C199]+[.D199])" office:value-type="float" office:value="0.000110198249045647">
            <text:p>0.000110198249045647</text:p>
          </table:table-cell>
          <table:table-cell office:value-type="float" office:value="558">
            <text:p>558</text:p>
          </table:table-cell>
          <table:table-cell table:formula="of:=[.F199]*[.$R$1]+[.G199]*[.$S$1]+[.H199]*[.$T$1]" office:value-type="float" office:value="0.379621064994208">
            <text:p>0.379621064994208</text:p>
          </table:table-cell>
          <table:table-cell office:value-type="float" office:value="558">
            <text:p>558</text:p>
          </table:table-cell>
          <table:table-cell table:formula="of:=[.F199]*[.$R$2]+[.G199]*[.$S$2]+[.H199]*[.$T$2]" office:value-type="float" office:value="0.657182022473256">
            <text:p>0.657182022473256</text:p>
          </table:table-cell>
          <table:table-cell office:value-type="float" office:value="558">
            <text:p>558</text:p>
          </table:table-cell>
          <table:table-cell table:formula="of:=[.F199]*[.$R$3]+[.G199]*[.$S$3]+[.H199]*[.$T$3]" office:value-type="float" office:value="-0.043336304453806">
            <text:p>-0.043336304453806</text:p>
          </table:table-cell>
          <table:table-cell table:number-columns-repeated="6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0.687632">
            <text:p>0.687632</text:p>
          </table:table-cell>
          <table:table-cell office:value-type="float" office:value="0.99885">
            <text:p>0.99885</text:p>
          </table:table-cell>
          <table:table-cell office:value-type="float" office:value="0.000047">
            <text:p>0.000047</text:p>
          </table:table-cell>
          <table:table-cell/>
          <table:table-cell table:formula="of:=[.B200]/([.B200]+[.C200]+[.D200])" office:value-type="float" office:value="0.407720234872925">
            <text:p>0.407720234872925</text:p>
          </table:table-cell>
          <table:table-cell table:formula="of:=[.C200]/([.B200]+[.C200]+[.D200])" office:value-type="float" office:value="0.592251897239834">
            <text:p>0.592251897239834</text:p>
          </table:table-cell>
          <table:table-cell table:formula="of:=[.D200]/([.B200]+[.C200]+[.D200])" office:value-type="float" office:value="0.0000278678872405989">
            <text:p>0.0000278678872405989</text:p>
          </table:table-cell>
          <table:table-cell office:value-type="float" office:value="559">
            <text:p>559</text:p>
          </table:table-cell>
          <table:table-cell table:formula="of:=[.F200]*[.$R$1]+[.G200]*[.$S$1]+[.H200]*[.$T$1]" office:value-type="float" office:value="0.410859410777994">
            <text:p>0.410859410777994</text:p>
          </table:table-cell>
          <table:table-cell office:value-type="float" office:value="559">
            <text:p>559</text:p>
          </table:table-cell>
          <table:table-cell table:formula="of:=[.F200]*[.$R$2]+[.G200]*[.$S$2]+[.H200]*[.$T$2]" office:value-type="float" office:value="0.644367281025111">
            <text:p>0.644367281025111</text:p>
          </table:table-cell>
          <table:table-cell office:value-type="float" office:value="559">
            <text:p>559</text:p>
          </table:table-cell>
          <table:table-cell table:formula="of:=[.F200]*[.$R$3]+[.G200]*[.$S$3]+[.H200]*[.$T$3]" office:value-type="float" office:value="-0.0425947317241506">
            <text:p>-0.0425947317241506</text:p>
          </table:table-cell>
          <table:table-cell table:number-columns-repeated="6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705224">
            <text:p>0.705224</text:p>
          </table:table-cell>
          <table:table-cell office:value-type="float" office:value="0.99734">
            <text:p>0.99734</text:p>
          </table:table-cell>
          <table:table-cell office:value-type="float" office:value="0">
            <text:p>0</text:p>
          </table:table-cell>
          <table:table-cell/>
          <table:table-cell table:formula="of:=[.B201]/([.B201]+[.C201]+[.D201])" office:value-type="float" office:value="0.41421291651885">
            <text:p>0.41421291651885</text:p>
          </table:table-cell>
          <table:table-cell table:formula="of:=[.C201]/([.B201]+[.C201]+[.D201])" office:value-type="float" office:value="0.58578708348115">
            <text:p>0.58578708348115</text:p>
          </table:table-cell>
          <table:table-cell table:formula="of:=[.D201]/([.B201]+[.C201]+[.D201])" office:value-type="float" office:value="0">
            <text:p>0</text:p>
          </table:table-cell>
          <table:table-cell office:value-type="float" office:value="560">
            <text:p>560</text:p>
          </table:table-cell>
          <table:table-cell table:formula="of:=[.F201]*[.$R$1]+[.G201]*[.$S$1]+[.H201]*[.$T$1]" office:value-type="float" office:value="0.44184362996046">
            <text:p>0.44184362996046</text:p>
          </table:table-cell>
          <table:table-cell office:value-type="float" office:value="560">
            <text:p>560</text:p>
          </table:table-cell>
          <table:table-cell table:formula="of:=[.F201]*[.$R$2]+[.G201]*[.$S$2]+[.H201]*[.$T$2]" office:value-type="float" office:value="0.631610605416302">
            <text:p>0.631610605416302</text:p>
          </table:table-cell>
          <table:table-cell office:value-type="float" office:value="560">
            <text:p>560</text:p>
          </table:table-cell>
          <table:table-cell table:formula="of:=[.F201]*[.$R$3]+[.G201]*[.$S$3]+[.H201]*[.$T$3]" office:value-type="float" office:value="-0.0417866356859419">
            <text:p>-0.0417866356859419</text:p>
          </table:table-cell>
          <table:table-cell table:number-columns-repeated="6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722773">
            <text:p>0.722773</text:p>
          </table:table-cell>
          <table:table-cell office:value-type="float" office:value="0.99526">
            <text:p>0.99526</text:p>
          </table:table-cell>
          <table:table-cell office:value-type="float" office:value="0">
            <text:p>0</text:p>
          </table:table-cell>
          <table:table-cell/>
          <table:table-cell table:formula="of:=[.B202]/([.B202]+[.C202]+[.D202])" office:value-type="float" office:value="0.420697972623343">
            <text:p>0.420697972623343</text:p>
          </table:table-cell>
          <table:table-cell table:formula="of:=[.C202]/([.B202]+[.C202]+[.D202])" office:value-type="float" office:value="0.579302027376657">
            <text:p>0.579302027376657</text:p>
          </table:table-cell>
          <table:table-cell table:formula="of:=[.D202]/([.B202]+[.C202]+[.D202])" office:value-type="float" office:value="0">
            <text:p>0</text:p>
          </table:table-cell>
          <table:table-cell office:value-type="float" office:value="561">
            <text:p>561</text:p>
          </table:table-cell>
          <table:table-cell table:formula="of:=[.F202]*[.$R$1]+[.G202]*[.$S$1]+[.H202]*[.$T$1]" office:value-type="float" office:value="0.472826634005284">
            <text:p>0.472826634005284</text:p>
          </table:table-cell>
          <table:table-cell office:value-type="float" office:value="561">
            <text:p>561</text:p>
          </table:table-cell>
          <table:table-cell table:formula="of:=[.F202]*[.$R$2]+[.G202]*[.$S$2]+[.H202]*[.$T$2]" office:value-type="float" office:value="0.618830505351178">
            <text:p>0.618830505351178</text:p>
          </table:table-cell>
          <table:table-cell office:value-type="float" office:value="561">
            <text:p>561</text:p>
          </table:table-cell>
          <table:table-cell table:formula="of:=[.F202]*[.$R$3]+[.G202]*[.$S$3]+[.H202]*[.$T$3]" office:value-type="float" office:value="-0.0409409843699161">
            <text:p>-0.0409409843699161</text:p>
          </table:table-cell>
          <table:table-cell table:number-columns-repeated="6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740483">
            <text:p>0.740483</text:p>
          </table:table-cell>
          <table:table-cell office:value-type="float" office:value="0.99274">
            <text:p>0.99274</text:p>
          </table:table-cell>
          <table:table-cell office:value-type="float" office:value="0">
            <text:p>0</text:p>
          </table:table-cell>
          <table:table-cell/>
          <table:table-cell table:formula="of:=[.B203]/([.B203]+[.C203]+[.D203])" office:value-type="float" office:value="0.427228925533529">
            <text:p>0.427228925533529</text:p>
          </table:table-cell>
          <table:table-cell table:formula="of:=[.C203]/([.B203]+[.C203]+[.D203])" office:value-type="float" office:value="0.572771074466471">
            <text:p>0.572771074466471</text:p>
          </table:table-cell>
          <table:table-cell table:formula="of:=[.D203]/([.B203]+[.C203]+[.D203])" office:value-type="float" office:value="0">
            <text:p>0</text:p>
          </table:table-cell>
          <table:table-cell office:value-type="float" office:value="562">
            <text:p>562</text:p>
          </table:table-cell>
          <table:table-cell table:formula="of:=[.F203]*[.$R$1]+[.G203]*[.$S$1]+[.H203]*[.$T$1]" office:value-type="float" office:value="0.504028914628989">
            <text:p>0.504028914628989</text:p>
          </table:table-cell>
          <table:table-cell office:value-type="float" office:value="562">
            <text:p>562</text:p>
          </table:table-cell>
          <table:table-cell table:formula="of:=[.F203]*[.$R$2]+[.G203]*[.$S$2]+[.H203]*[.$T$2]" office:value-type="float" office:value="0.605959956451074">
            <text:p>0.605959956451074</text:p>
          </table:table-cell>
          <table:table-cell office:value-type="float" office:value="562">
            <text:p>562</text:p>
          </table:table-cell>
          <table:table-cell table:formula="of:=[.F203]*[.$R$3]+[.G203]*[.$S$3]+[.H203]*[.$T$3]" office:value-type="float" office:value="-0.0400893481104278">
            <text:p>-0.0400893481104278</text:p>
          </table:table-cell>
          <table:table-cell table:number-columns-repeated="6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.758273">
            <text:p>0.758273</text:p>
          </table:table-cell>
          <table:table-cell office:value-type="float" office:value="0.98975">
            <text:p>0.98975</text:p>
          </table:table-cell>
          <table:table-cell office:value-type="float" office:value="0">
            <text:p>0</text:p>
          </table:table-cell>
          <table:table-cell/>
          <table:table-cell table:formula="of:=[.B204]/([.B204]+[.C204]+[.D204])" office:value-type="float" office:value="0.433788914676752">
            <text:p>0.433788914676752</text:p>
          </table:table-cell>
          <table:table-cell table:formula="of:=[.C204]/([.B204]+[.C204]+[.D204])" office:value-type="float" office:value="0.566211085323248">
            <text:p>0.566211085323248</text:p>
          </table:table-cell>
          <table:table-cell table:formula="of:=[.D204]/([.B204]+[.C204]+[.D204])" office:value-type="float" office:value="0">
            <text:p>0</text:p>
          </table:table-cell>
          <table:table-cell office:value-type="float" office:value="563">
            <text:p>563</text:p>
          </table:table-cell>
          <table:table-cell table:formula="of:=[.F204]*[.$R$1]+[.G204]*[.$S$1]+[.H204]*[.$T$1]" office:value-type="float" office:value="0.53536991875965">
            <text:p>0.53536991875965</text:p>
          </table:table-cell>
          <table:table-cell office:value-type="float" office:value="563">
            <text:p>563</text:p>
          </table:table-cell>
          <table:table-cell table:formula="of:=[.F204]*[.$R$2]+[.G204]*[.$S$2]+[.H204]*[.$T$2]" office:value-type="float" office:value="0.593032185846525">
            <text:p>0.593032185846525</text:p>
          </table:table-cell>
          <table:table-cell office:value-type="float" office:value="563">
            <text:p>563</text:p>
          </table:table-cell>
          <table:table-cell table:formula="of:=[.F204]*[.$R$3]+[.G204]*[.$S$3]+[.H204]*[.$T$3]" office:value-type="float" office:value="-0.0392339255261515">
            <text:p>-0.0392339255261515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.776083">
            <text:p>0.776083</text:p>
          </table:table-cell>
          <table:table-cell office:value-type="float" office:value="0.9863">
            <text:p>0.9863</text:p>
          </table:table-cell>
          <table:table-cell office:value-type="float" office:value="0">
            <text:p>0</text:p>
          </table:table-cell>
          <table:table-cell/>
          <table:table-cell table:formula="of:=[.B205]/([.B205]+[.C205]+[.D205])" office:value-type="float" office:value="0.440360012551188">
            <text:p>0.440360012551188</text:p>
          </table:table-cell>
          <table:table-cell table:formula="of:=[.C205]/([.B205]+[.C205]+[.D205])" office:value-type="float" office:value="0.559639987448812">
            <text:p>0.559639987448812</text:p>
          </table:table-cell>
          <table:table-cell table:formula="of:=[.D205]/([.B205]+[.C205]+[.D205])" office:value-type="float" office:value="0">
            <text:p>0</text:p>
          </table:table-cell>
          <table:table-cell office:value-type="float" office:value="564">
            <text:p>564</text:p>
          </table:table-cell>
          <table:table-cell table:formula="of:=[.F205]*[.$R$1]+[.G205]*[.$S$1]+[.H205]*[.$T$1]" office:value-type="float" office:value="0.566763995964555">
            <text:p>0.566763995964555</text:p>
          </table:table-cell>
          <table:table-cell office:value-type="float" office:value="564">
            <text:p>564</text:p>
          </table:table-cell>
          <table:table-cell table:formula="of:=[.F205]*[.$R$2]+[.G205]*[.$S$2]+[.H205]*[.$T$2]" office:value-type="float" office:value="0.580082523265374">
            <text:p>0.580082523265374</text:p>
          </table:table-cell>
          <table:table-cell office:value-type="float" office:value="564">
            <text:p>564</text:p>
          </table:table-cell>
          <table:table-cell table:formula="of:=[.F205]*[.$R$3]+[.G205]*[.$S$3]+[.H205]*[.$T$3]" office:value-type="float" office:value="-0.0383770543633251">
            <text:p>-0.0383770543633251</text:p>
          </table:table-cell>
          <table:table-cell table:number-columns-repeated="6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793832">
            <text:p>0.793832</text:p>
          </table:table-cell>
          <table:table-cell office:value-type="float" office:value="0.98238">
            <text:p>0.98238</text:p>
          </table:table-cell>
          <table:table-cell office:value-type="float" office:value="0">
            <text:p>0</text:p>
          </table:table-cell>
          <table:table-cell/>
          <table:table-cell table:formula="of:=[.B206]/([.B206]+[.C206]+[.D206])" office:value-type="float" office:value="0.446924128426111">
            <text:p>0.446924128426111</text:p>
          </table:table-cell>
          <table:table-cell table:formula="of:=[.C206]/([.B206]+[.C206]+[.D206])" office:value-type="float" office:value="0.553075871573889">
            <text:p>0.553075871573889</text:p>
          </table:table-cell>
          <table:table-cell table:formula="of:=[.D206]/([.B206]+[.C206]+[.D206])" office:value-type="float" office:value="0">
            <text:p>0</text:p>
          </table:table-cell>
          <table:table-cell office:value-type="float" office:value="565">
            <text:p>565</text:p>
          </table:table-cell>
          <table:table-cell table:formula="of:=[.F206]*[.$R$1]+[.G206]*[.$S$1]+[.H206]*[.$T$1]" office:value-type="float" office:value="0.598124715968589">
            <text:p>0.598124715968589</text:p>
          </table:table-cell>
          <table:table-cell office:value-type="float" office:value="565">
            <text:p>565</text:p>
          </table:table-cell>
          <table:table-cell table:formula="of:=[.F206]*[.$R$2]+[.G206]*[.$S$2]+[.H206]*[.$T$2]" office:value-type="float" office:value="0.567146620110663">
            <text:p>0.567146620110663</text:p>
          </table:table-cell>
          <table:table-cell office:value-type="float" office:value="565">
            <text:p>565</text:p>
          </table:table-cell>
          <table:table-cell table:formula="of:=[.F206]*[.$R$3]+[.G206]*[.$S$3]+[.H206]*[.$T$3]" office:value-type="float" office:value="-0.0375210936532351">
            <text:p>-0.0375210936532351</text:p>
          </table:table-cell>
          <table:table-cell table:number-columns-repeated="6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.811436">
            <text:p>0.811436</text:p>
          </table:table-cell>
          <table:table-cell office:value-type="float" office:value="0.97798">
            <text:p>0.97798</text:p>
          </table:table-cell>
          <table:table-cell office:value-type="float" office:value="0">
            <text:p>0</text:p>
          </table:table-cell>
          <table:table-cell/>
          <table:table-cell table:formula="of:=[.B207]/([.B207]+[.C207]+[.D207])" office:value-type="float" office:value="0.453464146961914">
            <text:p>0.453464146961914</text:p>
          </table:table-cell>
          <table:table-cell table:formula="of:=[.C207]/([.B207]+[.C207]+[.D207])" office:value-type="float" office:value="0.546535853038086">
            <text:p>0.546535853038086</text:p>
          </table:table-cell>
          <table:table-cell table:formula="of:=[.D207]/([.B207]+[.C207]+[.D207])" office:value-type="float" office:value="0">
            <text:p>0</text:p>
          </table:table-cell>
          <table:table-cell office:value-type="float" office:value="566">
            <text:p>566</text:p>
          </table:table-cell>
          <table:table-cell table:formula="of:=[.F207]*[.$R$1]+[.G207]*[.$S$1]+[.H207]*[.$T$1]" office:value-type="float" office:value="0.629370308525239">
            <text:p>0.629370308525239</text:p>
          </table:table-cell>
          <table:table-cell office:value-type="float" office:value="566">
            <text:p>566</text:p>
          </table:table-cell>
          <table:table-cell table:formula="of:=[.F207]*[.$R$2]+[.G207]*[.$S$2]+[.H207]*[.$T$2]" office:value-type="float" office:value="0.554258205582156">
            <text:p>0.554258205582156</text:p>
          </table:table-cell>
          <table:table-cell office:value-type="float" office:value="566">
            <text:p>566</text:p>
          </table:table-cell>
          <table:table-cell table:formula="of:=[.F207]*[.$R$3]+[.G207]*[.$S$3]+[.H207]*[.$T$3]" office:value-type="float" office:value="-0.0366682752361664">
            <text:p>-0.0366682752361664</text:p>
          </table:table-cell>
          <table:table-cell table:number-columns-repeated="6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828822">
            <text:p>0.828822</text:p>
          </table:table-cell>
          <table:table-cell office:value-type="float" office:value="0.97311">
            <text:p>0.97311</text:p>
          </table:table-cell>
          <table:table-cell office:value-type="float" office:value="0">
            <text:p>0</text:p>
          </table:table-cell>
          <table:table-cell/>
          <table:table-cell table:formula="of:=[.B208]/([.B208]+[.C208]+[.D208])" office:value-type="float" office:value="0.459962973075566">
            <text:p>0.459962973075566</text:p>
          </table:table-cell>
          <table:table-cell table:formula="of:=[.C208]/([.B208]+[.C208]+[.D208])" office:value-type="float" office:value="0.540037026924434">
            <text:p>0.540037026924434</text:p>
          </table:table-cell>
          <table:table-cell table:formula="of:=[.D208]/([.B208]+[.C208]+[.D208])" office:value-type="float" office:value="0">
            <text:p>0</text:p>
          </table:table-cell>
          <table:table-cell office:value-type="float" office:value="567">
            <text:p>567</text:p>
          </table:table-cell>
          <table:table-cell table:formula="of:=[.F208]*[.$R$1]+[.G208]*[.$S$1]+[.H208]*[.$T$1]" office:value-type="float" office:value="0.660419100165822">
            <text:p>0.660419100165822</text:p>
          </table:table-cell>
          <table:table-cell office:value-type="float" office:value="567">
            <text:p>567</text:p>
          </table:table-cell>
          <table:table-cell table:formula="of:=[.F208]*[.$R$2]+[.G208]*[.$S$2]+[.H208]*[.$T$2]" office:value-type="float" office:value="0.541450968959983">
            <text:p>0.541450968959983</text:p>
          </table:table-cell>
          <table:table-cell office:value-type="float" office:value="567">
            <text:p>567</text:p>
          </table:table-cell>
          <table:table-cell table:formula="of:=[.F208]*[.$R$3]+[.G208]*[.$S$3]+[.H208]*[.$T$3]" office:value-type="float" office:value="-0.0358208283109463">
            <text:p>-0.0358208283109463</text:p>
          </table:table-cell>
          <table:table-cell table:number-columns-repeated="6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.845879">
            <text:p>0.845879</text:p>
          </table:table-cell>
          <table:table-cell office:value-type="float" office:value="0.96774">
            <text:p>0.96774</text:p>
          </table:table-cell>
          <table:table-cell office:value-type="float" office:value="0">
            <text:p>0</text:p>
          </table:table-cell>
          <table:table-cell/>
          <table:table-cell table:formula="of:=[.B209]/([.B209]+[.C209]+[.D209])" office:value-type="float" office:value="0.466403913942234">
            <text:p>0.466403913942234</text:p>
          </table:table-cell>
          <table:table-cell table:formula="of:=[.C209]/([.B209]+[.C209]+[.D209])" office:value-type="float" office:value="0.533596086057766">
            <text:p>0.533596086057766</text:p>
          </table:table-cell>
          <table:table-cell table:formula="of:=[.D209]/([.B209]+[.C209]+[.D209])" office:value-type="float" office:value="0">
            <text:p>0</text:p>
          </table:table-cell>
          <table:table-cell office:value-type="float" office:value="568">
            <text:p>568</text:p>
          </table:table-cell>
          <table:table-cell table:formula="of:=[.F209]*[.$R$1]+[.G209]*[.$S$1]+[.H209]*[.$T$1]" office:value-type="float" office:value="0.691191339250416">
            <text:p>0.691191339250416</text:p>
          </table:table-cell>
          <table:table-cell office:value-type="float" office:value="568">
            <text:p>568</text:p>
          </table:table-cell>
          <table:table-cell table:formula="of:=[.F209]*[.$R$2]+[.G209]*[.$S$2]+[.H209]*[.$T$2]" office:value-type="float" office:value="0.52875780679404">
            <text:p>0.52875780679404</text:p>
          </table:table-cell>
          <table:table-cell office:value-type="float" office:value="568">
            <text:p>568</text:p>
          </table:table-cell>
          <table:table-cell table:formula="of:=[.F209]*[.$R$3]+[.G209]*[.$S$3]+[.H209]*[.$T$3]" office:value-type="float" office:value="-0.0349809296219327">
            <text:p>-0.0349809296219327</text:p>
          </table:table-cell>
          <table:table-cell table:number-columns-repeated="6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.862525">
            <text:p>0.862525</text:p>
          </table:table-cell>
          <table:table-cell office:value-type="float" office:value="0.96189">
            <text:p>0.96189</text:p>
          </table:table-cell>
          <table:table-cell office:value-type="float" office:value="0">
            <text:p>0</text:p>
          </table:table-cell>
          <table:table-cell/>
          <table:table-cell table:formula="of:=[.B210]/([.B210]+[.C210]+[.D210])" office:value-type="float" office:value="0.472767983161726">
            <text:p>0.472767983161726</text:p>
          </table:table-cell>
          <table:table-cell table:formula="of:=[.C210]/([.B210]+[.C210]+[.D210])" office:value-type="float" office:value="0.527232016838274">
            <text:p>0.527232016838274</text:p>
          </table:table-cell>
          <table:table-cell table:formula="of:=[.D210]/([.B210]+[.C210]+[.D210])" office:value-type="float" office:value="0">
            <text:p>0</text:p>
          </table:table-cell>
          <table:table-cell office:value-type="float" office:value="569">
            <text:p>569</text:p>
          </table:table-cell>
          <table:table-cell table:formula="of:=[.F210]*[.$R$1]+[.G210]*[.$S$1]+[.H210]*[.$T$1]" office:value-type="float" office:value="0.721596316353461">
            <text:p>0.721596316353461</text:p>
          </table:table-cell>
          <table:table-cell office:value-type="float" office:value="569">
            <text:p>569</text:p>
          </table:table-cell>
          <table:table-cell table:formula="of:=[.F210]*[.$R$2]+[.G210]*[.$S$2]+[.H210]*[.$T$2]" office:value-type="float" office:value="0.516216135583187">
            <text:p>0.516216135583187</text:p>
          </table:table-cell>
          <table:table-cell office:value-type="float" office:value="569">
            <text:p>569</text:p>
          </table:table-cell>
          <table:table-cell table:formula="of:=[.F210]*[.$R$3]+[.G210]*[.$S$3]+[.H210]*[.$T$3]" office:value-type="float" office:value="-0.034151054995711">
            <text:p>-0.034151054995711</text:p>
          </table:table-cell>
          <table:table-cell table:number-columns-repeated="6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.878655">
            <text:p>0.878655</text:p>
          </table:table-cell>
          <table:table-cell office:value-type="float" office:value="0.955552">
            <text:p>0.955552</text:p>
          </table:table-cell>
          <table:table-cell office:value-type="float" office:value="0">
            <text:p>0</text:p>
          </table:table-cell>
          <table:table-cell/>
          <table:table-cell table:formula="of:=[.B211]/([.B211]+[.C211]+[.D211])" office:value-type="float" office:value="0.479038080216682">
            <text:p>0.479038080216682</text:p>
          </table:table-cell>
          <table:table-cell table:formula="of:=[.C211]/([.B211]+[.C211]+[.D211])" office:value-type="float" office:value="0.520961919783318">
            <text:p>0.520961919783318</text:p>
          </table:table-cell>
          <table:table-cell table:formula="of:=[.D211]/([.B211]+[.C211]+[.D211])" office:value-type="float" office:value="0">
            <text:p>0</text:p>
          </table:table-cell>
          <table:table-cell office:value-type="float" office:value="570">
            <text:p>570</text:p>
          </table:table-cell>
          <table:table-cell table:formula="of:=[.F211]*[.$R$1]+[.G211]*[.$S$1]+[.H211]*[.$T$1]" office:value-type="float" office:value="0.751552332043221">
            <text:p>0.751552332043221</text:p>
          </table:table-cell>
          <table:table-cell office:value-type="float" office:value="570">
            <text:p>570</text:p>
          </table:table-cell>
          <table:table-cell table:formula="of:=[.F211]*[.$R$2]+[.G211]*[.$S$2]+[.H211]*[.$T$2]" office:value-type="float" office:value="0.503859655316984">
            <text:p>0.503859655316984</text:p>
          </table:table-cell>
          <table:table-cell office:value-type="float" office:value="570">
            <text:p>570</text:p>
          </table:table-cell>
          <table:table-cell table:formula="of:=[.F211]*[.$R$3]+[.G211]*[.$S$3]+[.H211]*[.$T$3]" office:value-type="float" office:value="-0.0333334343397446">
            <text:p>-0.0333334343397446</text:p>
          </table:table-cell>
          <table:table-cell table:number-columns-repeated="6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0.894208">
            <text:p>0.894208</text:p>
          </table:table-cell>
          <table:table-cell office:value-type="float" office:value="0.948601">
            <text:p>0.948601</text:p>
          </table:table-cell>
          <table:table-cell office:value-type="float" office:value="0">
            <text:p>0</text:p>
          </table:table-cell>
          <table:table-cell/>
          <table:table-cell table:formula="of:=[.B212]/([.B212]+[.C212]+[.D212])" office:value-type="float" office:value="0.485241823759272">
            <text:p>0.485241823759272</text:p>
          </table:table-cell>
          <table:table-cell table:formula="of:=[.C212]/([.B212]+[.C212]+[.D212])" office:value-type="float" office:value="0.514758176240728">
            <text:p>0.514758176240728</text:p>
          </table:table-cell>
          <table:table-cell table:formula="of:=[.D212]/([.B212]+[.C212]+[.D212])" office:value-type="float" office:value="0">
            <text:p>0</text:p>
          </table:table-cell>
          <table:table-cell office:value-type="float" office:value="571">
            <text:p>571</text:p>
          </table:table-cell>
          <table:table-cell table:formula="of:=[.F212]*[.$R$1]+[.G212]*[.$S$1]+[.H212]*[.$T$1]" office:value-type="float" office:value="0.781191337192297">
            <text:p>0.781191337192297</text:p>
          </table:table-cell>
          <table:table-cell office:value-type="float" office:value="571">
            <text:p>571</text:p>
          </table:table-cell>
          <table:table-cell table:formula="of:=[.F212]*[.$R$2]+[.G212]*[.$S$2]+[.H212]*[.$T$2]" office:value-type="float" office:value="0.491633937917603">
            <text:p>0.491633937917603</text:p>
          </table:table-cell>
          <table:table-cell office:value-type="float" office:value="571">
            <text:p>571</text:p>
          </table:table-cell>
          <table:table-cell table:formula="of:=[.F212]*[.$R$3]+[.G212]*[.$S$3]+[.H212]*[.$T$3]" office:value-type="float" office:value="-0.032524466181791">
            <text:p>-0.032524466181791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.909206">
            <text:p>0.909206</text:p>
          </table:table-cell>
          <table:table-cell office:value-type="float" office:value="0.940981">
            <text:p>0.940981</text:p>
          </table:table-cell>
          <table:table-cell office:value-type="float" office:value="0">
            <text:p>0</text:p>
          </table:table-cell>
          <table:table-cell/>
          <table:table-cell table:formula="of:=[.B213]/([.B213]+[.C213]+[.D213])" office:value-type="float" office:value="0.491413030142359">
            <text:p>0.491413030142359</text:p>
          </table:table-cell>
          <table:table-cell table:formula="of:=[.C213]/([.B213]+[.C213]+[.D213])" office:value-type="float" office:value="0.508586969857641">
            <text:p>0.508586969857641</text:p>
          </table:table-cell>
          <table:table-cell table:formula="of:=[.D213]/([.B213]+[.C213]+[.D213])" office:value-type="float" office:value="0">
            <text:p>0</text:p>
          </table:table-cell>
          <table:table-cell office:value-type="float" office:value="572">
            <text:p>572</text:p>
          </table:table-cell>
          <table:table-cell table:formula="of:=[.F213]*[.$R$1]+[.G213]*[.$S$1]+[.H213]*[.$T$1]" office:value-type="float" office:value="0.810674892808132">
            <text:p>0.810674892808132</text:p>
          </table:table-cell>
          <table:table-cell office:value-type="float" office:value="572">
            <text:p>572</text:p>
          </table:table-cell>
          <table:table-cell table:formula="of:=[.F213]*[.$R$2]+[.G213]*[.$S$2]+[.H213]*[.$T$2]" office:value-type="float" office:value="0.479472341498454">
            <text:p>0.479472341498454</text:p>
          </table:table-cell>
          <table:table-cell office:value-type="float" office:value="572">
            <text:p>572</text:p>
          </table:table-cell>
          <table:table-cell table:formula="of:=[.F213]*[.$R$3]+[.G213]*[.$S$3]+[.H213]*[.$T$3]" office:value-type="float" office:value="-0.0317197408694364">
            <text:p>-0.0317197408694364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.923672">
            <text:p>0.923672</text:p>
          </table:table-cell>
          <table:table-cell office:value-type="float" office:value="0.932798">
            <text:p>0.932798</text:p>
          </table:table-cell>
          <table:table-cell office:value-type="float" office:value="0">
            <text:p>0</text:p>
          </table:table-cell>
          <table:table-cell/>
          <table:table-cell table:formula="of:=[.B214]/([.B214]+[.C214]+[.D214])" office:value-type="float" office:value="0.49754210948736">
            <text:p>0.49754210948736</text:p>
          </table:table-cell>
          <table:table-cell table:formula="of:=[.C214]/([.B214]+[.C214]+[.D214])" office:value-type="float" office:value="0.50245789051264">
            <text:p>0.50245789051264</text:p>
          </table:table-cell>
          <table:table-cell table:formula="of:=[.D214]/([.B214]+[.C214]+[.D214])" office:value-type="float" office:value="0">
            <text:p>0</text:p>
          </table:table-cell>
          <table:table-cell office:value-type="float" office:value="573">
            <text:p>573</text:p>
          </table:table-cell>
          <table:table-cell table:formula="of:=[.F214]*[.$R$1]+[.G214]*[.$S$1]+[.H214]*[.$T$1]" office:value-type="float" office:value="0.839957182286813">
            <text:p>0.839957182286813</text:p>
          </table:table-cell>
          <table:table-cell office:value-type="float" office:value="573">
            <text:p>573</text:p>
          </table:table-cell>
          <table:table-cell table:formula="of:=[.F214]*[.$R$2]+[.G214]*[.$S$2]+[.H214]*[.$T$2]" office:value-type="float" office:value="0.467393764833259">
            <text:p>0.467393764833259</text:p>
          </table:table-cell>
          <table:table-cell office:value-type="float" office:value="573">
            <text:p>573</text:p>
          </table:table-cell>
          <table:table-cell table:formula="of:=[.F214]*[.$R$3]+[.G214]*[.$S$3]+[.H214]*[.$T$3]" office:value-type="float" office:value="-0.0309205089228482">
            <text:p>-0.0309205089228482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.937638">
            <text:p>0.937638</text:p>
          </table:table-cell>
          <table:table-cell office:value-type="float" office:value="0.924158">
            <text:p>0.924158</text:p>
          </table:table-cell>
          <table:table-cell office:value-type="float" office:value="0">
            <text:p>0</text:p>
          </table:table-cell>
          <table:table-cell/>
          <table:table-cell table:formula="of:=[.B215]/([.B215]+[.C215]+[.D215])" office:value-type="float" office:value="0.503620160318316">
            <text:p>0.503620160318316</text:p>
          </table:table-cell>
          <table:table-cell table:formula="of:=[.C215]/([.B215]+[.C215]+[.D215])" office:value-type="float" office:value="0.496379839681684">
            <text:p>0.496379839681684</text:p>
          </table:table-cell>
          <table:table-cell table:formula="of:=[.D215]/([.B215]+[.C215]+[.D215])" office:value-type="float" office:value="0">
            <text:p>0</text:p>
          </table:table-cell>
          <table:table-cell office:value-type="float" office:value="574">
            <text:p>574</text:p>
          </table:table-cell>
          <table:table-cell table:formula="of:=[.F215]*[.$R$1]+[.G215]*[.$S$1]+[.H215]*[.$T$1]" office:value-type="float" office:value="0.868995677936788">
            <text:p>0.868995677936788</text:p>
          </table:table-cell>
          <table:table-cell office:value-type="float" office:value="574">
            <text:p>574</text:p>
          </table:table-cell>
          <table:table-cell table:formula="of:=[.F215]*[.$R$2]+[.G215]*[.$S$2]+[.H215]*[.$T$2]" office:value-type="float" office:value="0.455415750060694">
            <text:p>0.455415750060694</text:p>
          </table:table-cell>
          <table:table-cell office:value-type="float" office:value="574">
            <text:p>574</text:p>
          </table:table-cell>
          <table:table-cell table:formula="of:=[.F215]*[.$R$3]+[.G215]*[.$S$3]+[.H215]*[.$T$3]" office:value-type="float" office:value="-0.0301279310944916">
            <text:p>-0.0301279310944916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.951162">
            <text:p>0.951162</text:p>
          </table:table-cell>
          <table:table-cell office:value-type="float" office:value="0.915175">
            <text:p>0.915175</text:p>
          </table:table-cell>
          <table:table-cell office:value-type="float" office:value="0">
            <text:p>0</text:p>
          </table:table-cell>
          <table:table-cell/>
          <table:table-cell table:formula="of:=[.B216]/([.B216]+[.C216]+[.D216])" office:value-type="float" office:value="0.509641077683184">
            <text:p>0.509641077683184</text:p>
          </table:table-cell>
          <table:table-cell table:formula="of:=[.C216]/([.B216]+[.C216]+[.D216])" office:value-type="float" office:value="0.490358922316816">
            <text:p>0.490358922316816</text:p>
          </table:table-cell>
          <table:table-cell table:formula="of:=[.D216]/([.B216]+[.C216]+[.D216])"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[.F216]*[.$R$1]+[.G216]*[.$S$1]+[.H216]*[.$T$1]" office:value-type="float" office:value="0.897761212739178">
            <text:p>0.897761212739178</text:p>
          </table:table-cell>
          <table:table-cell office:value-type="float" office:value="575">
            <text:p>575</text:p>
          </table:table-cell>
          <table:table-cell table:formula="of:=[.F216]*[.$R$2]+[.G216]*[.$S$2]+[.H216]*[.$T$2]" office:value-type="float" office:value="0.44355032820975">
            <text:p>0.44355032820975</text:p>
          </table:table-cell>
          <table:table-cell office:value-type="float" office:value="575">
            <text:p>575</text:p>
          </table:table-cell>
          <table:table-cell table:formula="of:=[.F216]*[.$R$3]+[.G216]*[.$S$3]+[.H216]*[.$T$3]" office:value-type="float" office:value="-0.0293428034701129">
            <text:p>-0.0293428034701129</text:p>
          </table:table-cell>
          <table:table-cell table:number-columns-repeated="6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.964283">
            <text:p>0.964283</text:p>
          </table:table-cell>
          <table:table-cell office:value-type="float" office:value="0.905954">
            <text:p>0.905954</text:p>
          </table:table-cell>
          <table:table-cell office:value-type="float" office:value="0">
            <text:p>0</text:p>
          </table:table-cell>
          <table:table-cell/>
          <table:table-cell table:formula="of:=[.B217]/([.B217]+[.C217]+[.D217])" office:value-type="float" office:value="0.5155940129513">
            <text:p>0.5155940129513</text:p>
          </table:table-cell>
          <table:table-cell table:formula="of:=[.C217]/([.B217]+[.C217]+[.D217])" office:value-type="float" office:value="0.4844059870487">
            <text:p>0.4844059870487</text:p>
          </table:table-cell>
          <table:table-cell table:formula="of:=[.D217]/([.B217]+[.C217]+[.D217])" office:value-type="float" office:value="0">
            <text:p>0</text:p>
          </table:table-cell>
          <table:table-cell office:value-type="float" office:value="576">
            <text:p>576</text:p>
          </table:table-cell>
          <table:table-cell table:formula="of:=[.F217]*[.$R$1]+[.G217]*[.$S$1]+[.H217]*[.$T$1]" office:value-type="float" office:value="0.92620195627613">
            <text:p>0.92620195627613</text:p>
          </table:table-cell>
          <table:table-cell office:value-type="float" office:value="576">
            <text:p>576</text:p>
          </table:table-cell>
          <table:table-cell table:formula="of:=[.F217]*[.$R$2]+[.G217]*[.$S$2]+[.H217]*[.$T$2]" office:value-type="float" office:value="0.431818878676874">
            <text:p>0.431818878676874</text:p>
          </table:table-cell>
          <table:table-cell office:value-type="float" office:value="576">
            <text:p>576</text:p>
          </table:table-cell>
          <table:table-cell table:formula="of:=[.F217]*[.$R$3]+[.G217]*[.$S$3]+[.H217]*[.$T$3]" office:value-type="float" office:value="-0.0285665407111505">
            <text:p>-0.0285665407111505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0.977068">
            <text:p>0.977068</text:p>
          </table:table-cell>
          <table:table-cell office:value-type="float" office:value="0.896608">
            <text:p>0.896608</text:p>
          </table:table-cell>
          <table:table-cell office:value-type="float" office:value="0">
            <text:p>0</text:p>
          </table:table-cell>
          <table:table-cell/>
          <table:table-cell table:formula="of:=[.B218]/([.B218]+[.C218]+[.D218])" office:value-type="float" office:value="0.521471161502843">
            <text:p>0.521471161502843</text:p>
          </table:table-cell>
          <table:table-cell table:formula="of:=[.C218]/([.B218]+[.C218]+[.D218])" office:value-type="float" office:value="0.478528838497157">
            <text:p>0.478528838497157</text:p>
          </table:table-cell>
          <table:table-cell table:formula="of:=[.D218]/([.B218]+[.C218]+[.D218])" office:value-type="float" office:value="0">
            <text:p>0</text:p>
          </table:table-cell>
          <table:table-cell office:value-type="float" office:value="577">
            <text:p>577</text:p>
          </table:table-cell>
          <table:table-cell table:formula="of:=[.F218]*[.$R$1]+[.G218]*[.$S$1]+[.H218]*[.$T$1]" office:value-type="float" office:value="0.95428062119598">
            <text:p>0.95428062119598</text:p>
          </table:table-cell>
          <table:table-cell office:value-type="float" office:value="577">
            <text:p>577</text:p>
          </table:table-cell>
          <table:table-cell table:formula="of:=[.F218]*[.$R$2]+[.G218]*[.$S$2]+[.H218]*[.$T$2]" office:value-type="float" office:value="0.420236782026348">
            <text:p>0.420236782026348</text:p>
          </table:table-cell>
          <table:table-cell office:value-type="float" office:value="577">
            <text:p>577</text:p>
          </table:table-cell>
          <table:table-cell table:formula="of:=[.F218]*[.$R$3]+[.G218]*[.$S$3]+[.H218]*[.$T$3]" office:value-type="float" office:value="-0.0278001605400293">
            <text:p>-0.0278001605400293</text:p>
          </table:table-cell>
          <table:table-cell table:number-columns-repeated="6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0.98959">
            <text:p>0.98959</text:p>
          </table:table-cell>
          <table:table-cell office:value-type="float" office:value="0.887249">
            <text:p>0.887249</text:p>
          </table:table-cell>
          <table:table-cell office:value-type="float" office:value="0">
            <text:p>0</text:p>
          </table:table-cell>
          <table:table-cell/>
          <table:table-cell table:formula="of:=[.B219]/([.B219]+[.C219]+[.D219])" office:value-type="float" office:value="0.527264192613218">
            <text:p>0.527264192613218</text:p>
          </table:table-cell>
          <table:table-cell table:formula="of:=[.C219]/([.B219]+[.C219]+[.D219])" office:value-type="float" office:value="0.472735807386782">
            <text:p>0.472735807386782</text:p>
          </table:table-cell>
          <table:table-cell table:formula="of:=[.D219]/([.B219]+[.C219]+[.D219])" office:value-type="float" office:value="0">
            <text:p>0</text:p>
          </table:table-cell>
          <table:table-cell office:value-type="float" office:value="578">
            <text:p>578</text:p>
          </table:table-cell>
          <table:table-cell table:formula="of:=[.F219]*[.$R$1]+[.G219]*[.$S$1]+[.H219]*[.$T$1]" office:value-type="float" office:value="0.981957406628912">
            <text:p>0.981957406628912</text:p>
          </table:table-cell>
          <table:table-cell office:value-type="float" office:value="578">
            <text:p>578</text:p>
          </table:table-cell>
          <table:table-cell table:formula="of:=[.F219]*[.$R$2]+[.G219]*[.$S$2]+[.H219]*[.$T$2]" office:value-type="float" office:value="0.408820455617131">
            <text:p>0.408820455617131</text:p>
          </table:table-cell>
          <table:table-cell office:value-type="float" office:value="578">
            <text:p>578</text:p>
          </table:table-cell>
          <table:table-cell table:formula="of:=[.F219]*[.$R$3]+[.G219]*[.$S$3]+[.H219]*[.$T$3]" office:value-type="float" office:value="-0.0270447492832363">
            <text:p>-0.0270447492832363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.00191">
            <text:p>1.00191</text:p>
          </table:table-cell>
          <table:table-cell office:value-type="float" office:value="0.877986">
            <text:p>0.877986</text:p>
          </table:table-cell>
          <table:table-cell office:value-type="float" office:value="0">
            <text:p>0</text:p>
          </table:table-cell>
          <table:table-cell/>
          <table:table-cell table:formula="of:=[.B220]/([.B220]+[.C220]+[.D220])" office:value-type="float" office:value="0.532960333975922">
            <text:p>0.532960333975922</text:p>
          </table:table-cell>
          <table:table-cell table:formula="of:=[.C220]/([.B220]+[.C220]+[.D220])" office:value-type="float" office:value="0.467039666024078">
            <text:p>0.467039666024078</text:p>
          </table:table-cell>
          <table:table-cell table:formula="of:=[.D220]/([.B220]+[.C220]+[.D220])" office:value-type="float" office:value="0">
            <text:p>0</text:p>
          </table:table-cell>
          <table:table-cell office:value-type="float" office:value="579">
            <text:p>579</text:p>
          </table:table-cell>
          <table:table-cell table:formula="of:=[.F220]*[.$R$1]+[.G220]*[.$S$1]+[.H220]*[.$T$1]" office:value-type="float" office:value="1.00917129160337">
            <text:p>1.00917129160337</text:p>
          </table:table-cell>
          <table:table-cell office:value-type="float" office:value="579">
            <text:p>579</text:p>
          </table:table-cell>
          <table:table-cell table:formula="of:=[.F220]*[.$R$2]+[.G220]*[.$S$2]+[.H220]*[.$T$2]" office:value-type="float" office:value="0.39759506983365">
            <text:p>0.39759506983365</text:p>
          </table:table-cell>
          <table:table-cell office:value-type="float" office:value="579">
            <text:p>579</text:p>
          </table:table-cell>
          <table:table-cell table:formula="of:=[.F220]*[.$R$3]+[.G220]*[.$S$3]+[.H220]*[.$T$3]" office:value-type="float" office:value="-0.0263019724495398">
            <text:p>-0.0263019724495398</text:p>
          </table:table-cell>
          <table:table-cell table:number-columns-repeated="6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.01416">
            <text:p>1.01416</text:p>
          </table:table-cell>
          <table:table-cell office:value-type="float" office:value="0.868934">
            <text:p>0.868934</text:p>
          </table:table-cell>
          <table:table-cell office:value-type="float" office:value="0">
            <text:p>0</text:p>
          </table:table-cell>
          <table:table-cell/>
          <table:table-cell table:formula="of:=[.B221]/([.B221]+[.C221]+[.D221])" office:value-type="float" office:value="0.538560475472812">
            <text:p>0.538560475472812</text:p>
          </table:table-cell>
          <table:table-cell table:formula="of:=[.C221]/([.B221]+[.C221]+[.D221])" office:value-type="float" office:value="0.461439524527188">
            <text:p>0.461439524527188</text:p>
          </table:table-cell>
          <table:table-cell table:formula="of:=[.D221]/([.B221]+[.C221]+[.D221])" office:value-type="float" office:value="0">
            <text:p>0</text:p>
          </table:table-cell>
          <table:table-cell office:value-type="float" office:value="580">
            <text:p>580</text:p>
          </table:table-cell>
          <table:table-cell table:formula="of:=[.F221]*[.$R$1]+[.G221]*[.$S$1]+[.H221]*[.$T$1]" office:value-type="float" office:value="1.03592652761891">
            <text:p>1.03592652761891</text:p>
          </table:table-cell>
          <table:table-cell office:value-type="float" office:value="580">
            <text:p>580</text:p>
          </table:table-cell>
          <table:table-cell table:formula="of:=[.F221]*[.$R$2]+[.G221]*[.$S$2]+[.H221]*[.$T$2]" office:value-type="float" office:value="0.386558870985729">
            <text:p>0.386558870985729</text:p>
          </table:table-cell>
          <table:table-cell office:value-type="float" office:value="580">
            <text:p>580</text:p>
          </table:table-cell>
          <table:table-cell table:formula="of:=[.F221]*[.$R$3]+[.G221]*[.$S$3]+[.H221]*[.$T$3]" office:value-type="float" office:value="-0.0255717139983453">
            <text:p>-0.0255717139983453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.0265">
            <text:p>1.0265</text:p>
          </table:table-cell>
          <table:table-cell office:value-type="float" office:value="0.860164">
            <text:p>0.860164</text:p>
          </table:table-cell>
          <table:table-cell office:value-type="float" office:value="0">
            <text:p>0</text:p>
          </table:table-cell>
          <table:table-cell/>
          <table:table-cell table:formula="of:=[.B222]/([.B222]+[.C222]+[.D222])" office:value-type="float" office:value="0.544082041105358">
            <text:p>0.544082041105358</text:p>
          </table:table-cell>
          <table:table-cell table:formula="of:=[.C222]/([.B222]+[.C222]+[.D222])" office:value-type="float" office:value="0.455917958894642">
            <text:p>0.455917958894642</text:p>
          </table:table-cell>
          <table:table-cell table:formula="of:=[.D222]/([.B222]+[.C222]+[.D222])" office:value-type="float" office:value="0">
            <text:p>0</text:p>
          </table:table-cell>
          <table:table-cell office:value-type="float" office:value="581">
            <text:p>581</text:p>
          </table:table-cell>
          <table:table-cell table:formula="of:=[.F222]*[.$R$1]+[.G222]*[.$S$1]+[.H222]*[.$T$1]" office:value-type="float" office:value="1.06230635958496">
            <text:p>1.06230635958496</text:p>
          </table:table-cell>
          <table:table-cell office:value-type="float" office:value="581">
            <text:p>581</text:p>
          </table:table-cell>
          <table:table-cell table:formula="of:=[.F222]*[.$R$2]+[.G222]*[.$S$2]+[.H222]*[.$T$2]" office:value-type="float" office:value="0.37567752159367">
            <text:p>0.37567752159367</text:p>
          </table:table-cell>
          <table:table-cell office:value-type="float" office:value="581">
            <text:p>581</text:p>
          </table:table-cell>
          <table:table-cell table:formula="of:=[.F222]*[.$R$3]+[.G222]*[.$S$3]+[.H222]*[.$T$3]" office:value-type="float" office:value="-0.0248517018398613">
            <text:p>-0.0248517018398613</text:p>
          </table:table-cell>
          <table:table-cell table:number-columns-repeated="6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.0388">
            <text:p>1.0388</text:p>
          </table:table-cell>
          <table:table-cell office:value-type="float" office:value="0.851519">
            <text:p>0.851519</text:p>
          </table:table-cell>
          <table:table-cell office:value-type="float" office:value="0">
            <text:p>0</text:p>
          </table:table-cell>
          <table:table-cell/>
          <table:table-cell table:formula="of:=[.B223]/([.B223]+[.C223]+[.D223])" office:value-type="float" office:value="0.549536877109102">
            <text:p>0.549536877109102</text:p>
          </table:table-cell>
          <table:table-cell table:formula="of:=[.C223]/([.B223]+[.C223]+[.D223])" office:value-type="float" office:value="0.450463122890898">
            <text:p>0.450463122890898</text:p>
          </table:table-cell>
          <table:table-cell table:formula="of:=[.D223]/([.B223]+[.C223]+[.D223])" office:value-type="float" office:value="0">
            <text:p>0</text:p>
          </table:table-cell>
          <table:table-cell office:value-type="float" office:value="582">
            <text:p>582</text:p>
          </table:table-cell>
          <table:table-cell table:formula="of:=[.F223]*[.$R$1]+[.G223]*[.$S$1]+[.H223]*[.$T$1]" office:value-type="float" office:value="1.08836738407644">
            <text:p>1.08836738407644</text:p>
          </table:table-cell>
          <table:table-cell office:value-type="float" office:value="582">
            <text:p>582</text:p>
          </table:table-cell>
          <table:table-cell table:formula="of:=[.F223]*[.$R$2]+[.G223]*[.$S$2]+[.H223]*[.$T$2]" office:value-type="float" office:value="0.364927676281093">
            <text:p>0.364927676281093</text:p>
          </table:table-cell>
          <table:table-cell office:value-type="float" office:value="582">
            <text:p>582</text:p>
          </table:table-cell>
          <table:table-cell table:formula="of:=[.F223]*[.$R$3]+[.G223]*[.$S$3]+[.H223]*[.$T$3]" office:value-type="float" office:value="-0.0241403912249731">
            <text:p>-0.0241403912249731</text:p>
          </table:table-cell>
          <table:table-cell table:number-columns-repeated="6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.051">
            <text:p>1.051</text:p>
          </table:table-cell>
          <table:table-cell office:value-type="float" office:value="0.842963">
            <text:p>0.842963</text:p>
          </table:table-cell>
          <table:table-cell office:value-type="float" office:value="0">
            <text:p>0</text:p>
          </table:table-cell>
          <table:table-cell/>
          <table:table-cell table:formula="of:=[.B224]/([.B224]+[.C224]+[.D224])" office:value-type="float" office:value="0.554921083463616">
            <text:p>0.554921083463616</text:p>
          </table:table-cell>
          <table:table-cell table:formula="of:=[.C224]/([.B224]+[.C224]+[.D224])" office:value-type="float" office:value="0.445078916536384">
            <text:p>0.445078916536384</text:p>
          </table:table-cell>
          <table:table-cell table:formula="of:=[.D224]/([.B224]+[.C224]+[.D224])" office:value-type="float" office:value="0">
            <text:p>0</text:p>
          </table:table-cell>
          <table:table-cell office:value-type="float" office:value="583">
            <text:p>583</text:p>
          </table:table-cell>
          <table:table-cell table:formula="of:=[.F224]*[.$R$1]+[.G224]*[.$S$1]+[.H224]*[.$T$1]" office:value-type="float" office:value="1.11409096835577">
            <text:p>1.11409096835577</text:p>
          </table:table-cell>
          <table:table-cell office:value-type="float" office:value="583">
            <text:p>583</text:p>
          </table:table-cell>
          <table:table-cell table:formula="of:=[.F224]*[.$R$2]+[.G224]*[.$S$2]+[.H224]*[.$T$2]" office:value-type="float" office:value="0.354317020818252">
            <text:p>0.354317020818252</text:p>
          </table:table-cell>
          <table:table-cell office:value-type="float" office:value="583">
            <text:p>583</text:p>
          </table:table-cell>
          <table:table-cell table:formula="of:=[.F224]*[.$R$3]+[.G224]*[.$S$3]+[.H224]*[.$T$3]" office:value-type="float" office:value="-0.0234382907163445">
            <text:p>-0.0234382907163445</text:p>
          </table:table-cell>
          <table:table-cell table:number-columns-repeated="6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.0629">
            <text:p>1.0629</text:p>
          </table:table-cell>
          <table:table-cell office:value-type="float" office:value="0.834393">
            <text:p>0.834393</text:p>
          </table:table-cell>
          <table:table-cell office:value-type="float" office:value="0">
            <text:p>0</text:p>
          </table:table-cell>
          <table:table-cell/>
          <table:table-cell table:formula="of:=[.B225]/([.B225]+[.C225]+[.D225])" office:value-type="float" office:value="0.560219217590536">
            <text:p>0.560219217590536</text:p>
          </table:table-cell>
          <table:table-cell table:formula="of:=[.C225]/([.B225]+[.C225]+[.D225])" office:value-type="float" office:value="0.439780782409464">
            <text:p>0.439780782409464</text:p>
          </table:table-cell>
          <table:table-cell table:formula="of:=[.D225]/([.B225]+[.C225]+[.D225])" office:value-type="float" office:value="0">
            <text:p>0</text:p>
          </table:table-cell>
          <table:table-cell office:value-type="float" office:value="584">
            <text:p>584</text:p>
          </table:table-cell>
          <table:table-cell table:formula="of:=[.F225]*[.$R$1]+[.G225]*[.$S$1]+[.H225]*[.$T$1]" office:value-type="float" office:value="1.13940333396054">
            <text:p>1.13940333396054</text:p>
          </table:table-cell>
          <table:table-cell office:value-type="float" office:value="584">
            <text:p>584</text:p>
          </table:table-cell>
          <table:table-cell table:formula="of:=[.F225]*[.$R$2]+[.G225]*[.$S$2]+[.H225]*[.$T$2]" office:value-type="float" office:value="0.343875987894331">
            <text:p>0.343875987894331</text:p>
          </table:table-cell>
          <table:table-cell office:value-type="float" office:value="584">
            <text:p>584</text:p>
          </table:table-cell>
          <table:table-cell table:formula="of:=[.F225]*[.$R$3]+[.G225]*[.$S$3]+[.H225]*[.$T$3]" office:value-type="float" office:value="-0.0227474140261942">
            <text:p>-0.0227474140261942</text:p>
          </table:table-cell>
          <table:table-cell table:number-columns-repeated="6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.0743">
            <text:p>1.0743</text:p>
          </table:table-cell>
          <table:table-cell office:value-type="float" office:value="0.825623">
            <text:p>0.825623</text:p>
          </table:table-cell>
          <table:table-cell office:value-type="float" office:value="0">
            <text:p>0</text:p>
          </table:table-cell>
          <table:table-cell/>
          <table:table-cell table:formula="of:=[.B226]/([.B226]+[.C226]+[.D226])" office:value-type="float" office:value="0.565443967992387">
            <text:p>0.565443967992387</text:p>
          </table:table-cell>
          <table:table-cell table:formula="of:=[.C226]/([.B226]+[.C226]+[.D226])" office:value-type="float" office:value="0.434556032007613">
            <text:p>0.434556032007613</text:p>
          </table:table-cell>
          <table:table-cell table:formula="of:=[.D226]/([.B226]+[.C226]+[.D226])" office:value-type="float" office:value="0">
            <text:p>0</text:p>
          </table:table-cell>
          <table:table-cell office:value-type="float" office:value="585">
            <text:p>585</text:p>
          </table:table-cell>
          <table:table-cell table:formula="of:=[.F226]*[.$R$1]+[.G226]*[.$S$1]+[.H226]*[.$T$1]" office:value-type="float" office:value="1.16436510148043">
            <text:p>1.16436510148043</text:p>
          </table:table-cell>
          <table:table-cell office:value-type="float" office:value="585">
            <text:p>585</text:p>
          </table:table-cell>
          <table:table-cell table:formula="of:=[.F226]*[.$R$2]+[.G226]*[.$S$2]+[.H226]*[.$T$2]" office:value-type="float" office:value="0.333579572277403">
            <text:p>0.333579572277403</text:p>
          </table:table-cell>
          <table:table-cell office:value-type="float" office:value="585">
            <text:p>585</text:p>
          </table:table-cell>
          <table:table-cell table:formula="of:=[.F226]*[.$R$3]+[.G226]*[.$S$3]+[.H226]*[.$T$3]" office:value-type="float" office:value="-0.0220661065737927">
            <text:p>-0.0220661065737927</text:p>
          </table:table-cell>
          <table:table-cell table:number-columns-repeated="6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.0852">
            <text:p>1.0852</text:p>
          </table:table-cell>
          <table:table-cell office:value-type="float" office:value="0.816764">
            <text:p>0.816764</text:p>
          </table:table-cell>
          <table:table-cell office:value-type="float" office:value="0">
            <text:p>0</text:p>
          </table:table-cell>
          <table:table-cell/>
          <table:table-cell table:formula="of:=[.B227]/([.B227]+[.C227]+[.D227])" office:value-type="float" office:value="0.570568107493097">
            <text:p>0.570568107493097</text:p>
          </table:table-cell>
          <table:table-cell table:formula="of:=[.C227]/([.B227]+[.C227]+[.D227])" office:value-type="float" office:value="0.429431892506903">
            <text:p>0.429431892506903</text:p>
          </table:table-cell>
          <table:table-cell table:formula="of:=[.D227]/([.B227]+[.C227]+[.D227])" office:value-type="float" office:value="0">
            <text:p>0</text:p>
          </table:table-cell>
          <table:table-cell office:value-type="float" office:value="586">
            <text:p>586</text:p>
          </table:table-cell>
          <table:table-cell table:formula="of:=[.F227]*[.$R$1]+[.G227]*[.$S$1]+[.H227]*[.$T$1]" office:value-type="float" office:value="1.18884619035902">
            <text:p>1.18884619035902</text:p>
          </table:table-cell>
          <table:table-cell office:value-type="float" office:value="586">
            <text:p>586</text:p>
          </table:table-cell>
          <table:table-cell table:formula="of:=[.F227]*[.$R$2]+[.G227]*[.$S$2]+[.H227]*[.$T$2]" office:value-type="float" office:value="0.323481430563354">
            <text:p>0.323481430563354</text:p>
          </table:table-cell>
          <table:table-cell office:value-type="float" office:value="586">
            <text:p>586</text:p>
          </table:table-cell>
          <table:table-cell table:formula="of:=[.F227]*[.$R$3]+[.G227]*[.$S$3]+[.H227]*[.$T$3]" office:value-type="float" office:value="-0.0213979187829002">
            <text:p>-0.0213979187829002</text:p>
          </table:table-cell>
          <table:table-cell table:number-columns-repeated="6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.0952">
            <text:p>1.0952</text:p>
          </table:table-cell>
          <table:table-cell office:value-type="float" office:value="0.807544">
            <text:p>0.807544</text:p>
          </table:table-cell>
          <table:table-cell office:value-type="float" office:value="0">
            <text:p>0</text:p>
          </table:table-cell>
          <table:table-cell/>
          <table:table-cell table:formula="of:=[.B228]/([.B228]+[.C228]+[.D228])" office:value-type="float" office:value="0.575589779812734">
            <text:p>0.575589779812734</text:p>
          </table:table-cell>
          <table:table-cell table:formula="of:=[.C228]/([.B228]+[.C228]+[.D228])" office:value-type="float" office:value="0.424410220187266">
            <text:p>0.424410220187266</text:p>
          </table:table-cell>
          <table:table-cell table:formula="of:=[.D228]/([.B228]+[.C228]+[.D228])" office:value-type="float" office:value="0">
            <text:p>0</text:p>
          </table:table-cell>
          <table:table-cell office:value-type="float" office:value="587">
            <text:p>587</text:p>
          </table:table-cell>
          <table:table-cell table:formula="of:=[.F228]*[.$R$1]+[.G228]*[.$S$1]+[.H228]*[.$T$1]" office:value-type="float" office:value="1.21283773203332">
            <text:p>1.21283773203332</text:p>
          </table:table-cell>
          <table:table-cell office:value-type="float" office:value="587">
            <text:p>587</text:p>
          </table:table-cell>
          <table:table-cell table:formula="of:=[.F228]*[.$R$2]+[.G228]*[.$S$2]+[.H228]*[.$T$2]" office:value-type="float" office:value="0.313585220923046">
            <text:p>0.313585220923046</text:p>
          </table:table-cell>
          <table:table-cell office:value-type="float" office:value="587">
            <text:p>587</text:p>
          </table:table-cell>
          <table:table-cell table:formula="of:=[.F228]*[.$R$3]+[.G228]*[.$S$3]+[.H228]*[.$T$3]" office:value-type="float" office:value="-0.0207430927124195">
            <text:p>-0.0207430927124195</text:p>
          </table:table-cell>
          <table:table-cell table:number-columns-repeated="6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.1042">
            <text:p>1.1042</text:p>
          </table:table-cell>
          <table:table-cell office:value-type="float" office:value="0.797947">
            <text:p>0.797947</text:p>
          </table:table-cell>
          <table:table-cell office:value-type="float" office:value="0">
            <text:p>0</text:p>
          </table:table-cell>
          <table:table-cell/>
          <table:table-cell table:formula="of:=[.B229]/([.B229]+[.C229]+[.D229])" office:value-type="float" office:value="0.580501927558701">
            <text:p>0.580501927558701</text:p>
          </table:table-cell>
          <table:table-cell table:formula="of:=[.C229]/([.B229]+[.C229]+[.D229])" office:value-type="float" office:value="0.419498072441299">
            <text:p>0.419498072441299</text:p>
          </table:table-cell>
          <table:table-cell table:formula="of:=[.D229]/([.B229]+[.C229]+[.D229])" office:value-type="float" office:value="0">
            <text:p>0</text:p>
          </table:table-cell>
          <table:table-cell office:value-type="float" office:value="588">
            <text:p>588</text:p>
          </table:table-cell>
          <table:table-cell table:formula="of:=[.F229]*[.$R$1]+[.G229]*[.$S$1]+[.H229]*[.$T$1]" office:value-type="float" office:value="1.23630600910445">
            <text:p>1.23630600910445</text:p>
          </table:table-cell>
          <table:table-cell office:value-type="float" office:value="588">
            <text:p>588</text:p>
          </table:table-cell>
          <table:table-cell table:formula="of:=[.F229]*[.$R$2]+[.G229]*[.$S$2]+[.H229]*[.$T$2]" office:value-type="float" office:value="0.303904851360068">
            <text:p>0.303904851360068</text:p>
          </table:table-cell>
          <table:table-cell office:value-type="float" office:value="588">
            <text:p>588</text:p>
          </table:table-cell>
          <table:table-cell table:formula="of:=[.F229]*[.$R$3]+[.G229]*[.$S$3]+[.H229]*[.$T$3]" office:value-type="float" office:value="-0.0201025486463454">
            <text:p>-0.0201025486463454</text:p>
          </table:table-cell>
          <table:table-cell table:number-columns-repeated="6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.112">
            <text:p>1.112</text:p>
          </table:table-cell>
          <table:table-cell office:value-type="float" office:value="0.787893">
            <text:p>0.787893</text:p>
          </table:table-cell>
          <table:table-cell office:value-type="float" office:value="0">
            <text:p>0</text:p>
          </table:table-cell>
          <table:table-cell/>
          <table:table-cell table:formula="of:=[.B230]/([.B230]+[.C230]+[.D230])" office:value-type="float" office:value="0.585296119307772">
            <text:p>0.585296119307772</text:p>
          </table:table-cell>
          <table:table-cell table:formula="of:=[.C230]/([.B230]+[.C230]+[.D230])" office:value-type="float" office:value="0.414703880692228">
            <text:p>0.414703880692228</text:p>
          </table:table-cell>
          <table:table-cell table:formula="of:=[.D230]/([.B230]+[.C230]+[.D230])" office:value-type="float" office:value="0">
            <text:p>0</text:p>
          </table:table-cell>
          <table:table-cell office:value-type="float" office:value="589">
            <text:p>589</text:p>
          </table:table-cell>
          <table:table-cell table:formula="of:=[.F230]*[.$R$1]+[.G230]*[.$S$1]+[.H230]*[.$T$1]" office:value-type="float" office:value="1.25921073960481">
            <text:p>1.25921073960481</text:p>
          </table:table-cell>
          <table:table-cell office:value-type="float" office:value="589">
            <text:p>589</text:p>
          </table:table-cell>
          <table:table-cell table:formula="of:=[.F230]*[.$R$2]+[.G230]*[.$S$2]+[.H230]*[.$T$2]" office:value-type="float" office:value="0.294456937680174">
            <text:p>0.294456937680174</text:p>
          </table:table-cell>
          <table:table-cell office:value-type="float" office:value="589">
            <text:p>589</text:p>
          </table:table-cell>
          <table:table-cell table:formula="of:=[.F230]*[.$R$3]+[.G230]*[.$S$3]+[.H230]*[.$T$3]" office:value-type="float" office:value="-0.0194773860422666">
            <text:p>-0.0194773860422666</text:p>
          </table:table-cell>
          <table:table-cell table:number-columns-repeated="6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.11852">
            <text:p>1.11852</text:p>
          </table:table-cell>
          <table:table-cell office:value-type="float" office:value="0.777405">
            <text:p>0.777405</text:p>
          </table:table-cell>
          <table:table-cell office:value-type="float" office:value="0">
            <text:p>0</text:p>
          </table:table-cell>
          <table:table-cell/>
          <table:table-cell table:formula="of:=[.B231]/([.B231]+[.C231]+[.D231])" office:value-type="float" office:value="0.589960045887891">
            <text:p>0.589960045887891</text:p>
          </table:table-cell>
          <table:table-cell table:formula="of:=[.C231]/([.B231]+[.C231]+[.D231])" office:value-type="float" office:value="0.410039954112109">
            <text:p>0.410039954112109</text:p>
          </table:table-cell>
          <table:table-cell table:formula="of:=[.D231]/([.B231]+[.C231]+[.D231])" office:value-type="float" office:value="0">
            <text:p>0</text:p>
          </table:table-cell>
          <table:table-cell office:value-type="float" office:value="590">
            <text:p>590</text:p>
          </table:table-cell>
          <table:table-cell table:formula="of:=[.F231]*[.$R$1]+[.G231]*[.$S$1]+[.H231]*[.$T$1]" office:value-type="float" office:value="1.28149311523399">
            <text:p>1.28149311523399</text:p>
          </table:table-cell>
          <table:table-cell office:value-type="float" office:value="590">
            <text:p>590</text:p>
          </table:table-cell>
          <table:table-cell table:formula="of:=[.F231]*[.$R$2]+[.G231]*[.$S$2]+[.H231]*[.$T$2]" office:value-type="float" office:value="0.285265737568733">
            <text:p>0.285265737568733</text:p>
          </table:table-cell>
          <table:table-cell office:value-type="float" office:value="590">
            <text:p>590</text:p>
          </table:table-cell>
          <table:table-cell table:formula="of:=[.F231]*[.$R$3]+[.G231]*[.$S$3]+[.H231]*[.$T$3]" office:value-type="float" office:value="-0.018869210016219">
            <text:p>-0.018869210016219</text:p>
          </table:table-cell>
          <table:table-cell table:number-columns-repeated="6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.1238">
            <text:p>1.1238</text:p>
          </table:table-cell>
          <table:table-cell office:value-type="float" office:value="0.76649">
            <text:p>0.76649</text:p>
          </table:table-cell>
          <table:table-cell office:value-type="float" office:value="0">
            <text:p>0</text:p>
          </table:table-cell>
          <table:table-cell/>
          <table:table-cell table:formula="of:=[.B232]/([.B232]+[.C232]+[.D232])" office:value-type="float" office:value="0.594511953192367">
            <text:p>0.594511953192367</text:p>
          </table:table-cell>
          <table:table-cell table:formula="of:=[.C232]/([.B232]+[.C232]+[.D232])" office:value-type="float" office:value="0.405488046807633">
            <text:p>0.405488046807633</text:p>
          </table:table-cell>
          <table:table-cell table:formula="of:=[.D232]/([.B232]+[.C232]+[.D232])" office:value-type="float" office:value="0">
            <text:p>0</text:p>
          </table:table-cell>
          <table:table-cell office:value-type="float" office:value="591">
            <text:p>591</text:p>
          </table:table-cell>
          <table:table-cell table:formula="of:=[.F232]*[.$R$1]+[.G232]*[.$S$1]+[.H232]*[.$T$1]" office:value-type="float" office:value="1.30324030757185">
            <text:p>1.30324030757185</text:p>
          </table:table-cell>
          <table:table-cell office:value-type="float" office:value="591">
            <text:p>591</text:p>
          </table:table-cell>
          <table:table-cell table:formula="of:=[.F232]*[.$R$2]+[.G232]*[.$S$2]+[.H232]*[.$T$2]" office:value-type="float" office:value="0.276295293843802">
            <text:p>0.276295293843802</text:p>
          </table:table-cell>
          <table:table-cell office:value-type="float" office:value="591">
            <text:p>591</text:p>
          </table:table-cell>
          <table:table-cell table:formula="of:=[.F232]*[.$R$3]+[.G232]*[.$S$3]+[.H232]*[.$T$3]" office:value-type="float" office:value="-0.0182756413037153">
            <text:p>-0.0182756413037153</text:p>
          </table:table-cell>
          <table:table-cell table:number-columns-repeated="6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.128">
            <text:p>1.128</text:p>
          </table:table-cell>
          <table:table-cell office:value-type="float" office:value="0.755309">
            <text:p>0.755309</text:p>
          </table:table-cell>
          <table:table-cell office:value-type="float" office:value="0">
            <text:p>0</text:p>
          </table:table-cell>
          <table:table-cell/>
          <table:table-cell table:formula="of:=[.B233]/([.B233]+[.C233]+[.D233])" office:value-type="float" office:value="0.59894579168899">
            <text:p>0.59894579168899</text:p>
          </table:table-cell>
          <table:table-cell table:formula="of:=[.C233]/([.B233]+[.C233]+[.D233])" office:value-type="float" office:value="0.40105420831101">
            <text:p>0.40105420831101</text:p>
          </table:table-cell>
          <table:table-cell table:formula="of:=[.D233]/([.B233]+[.C233]+[.D233])" office:value-type="float" office:value="0">
            <text:p>0</text:p>
          </table:table-cell>
          <table:table-cell office:value-type="float" office:value="592">
            <text:p>592</text:p>
          </table:table-cell>
          <table:table-cell table:formula="of:=[.F233]*[.$R$1]+[.G233]*[.$S$1]+[.H233]*[.$T$1]" office:value-type="float" office:value="1.32442341437332">
            <text:p>1.32442341437332</text:p>
          </table:table-cell>
          <table:table-cell office:value-type="float" office:value="592">
            <text:p>592</text:p>
          </table:table-cell>
          <table:table-cell table:formula="of:=[.F233]*[.$R$2]+[.G233]*[.$S$2]+[.H233]*[.$T$2]" office:value-type="float" office:value="0.267557528318507">
            <text:p>0.267557528318507</text:p>
          </table:table-cell>
          <table:table-cell office:value-type="float" office:value="592">
            <text:p>592</text:p>
          </table:table-cell>
          <table:table-cell table:formula="of:=[.F233]*[.$R$3]+[.G233]*[.$S$3]+[.H233]*[.$T$3]" office:value-type="float" office:value="-0.0176974687637557">
            <text:p>-0.0176974687637557</text:p>
          </table:table-cell>
          <table:table-cell table:number-columns-repeated="6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.1311">
            <text:p>1.1311</text:p>
          </table:table-cell>
          <table:table-cell office:value-type="float" office:value="0.743845">
            <text:p>0.743845</text:p>
          </table:table-cell>
          <table:table-cell office:value-type="float" office:value="0">
            <text:p>0</text:p>
          </table:table-cell>
          <table:table-cell/>
          <table:table-cell table:formula="of:=[.B234]/([.B234]+[.C234]+[.D234])" office:value-type="float" office:value="0.603271029283526">
            <text:p>0.603271029283526</text:p>
          </table:table-cell>
          <table:table-cell table:formula="of:=[.C234]/([.B234]+[.C234]+[.D234])" office:value-type="float" office:value="0.396728970716474">
            <text:p>0.396728970716474</text:p>
          </table:table-cell>
          <table:table-cell table:formula="of:=[.D234]/([.B234]+[.C234]+[.D234])"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.F234]*[.$R$1]+[.G234]*[.$S$1]+[.H234]*[.$T$1]" office:value-type="float" office:value="1.34508766950497">
            <text:p>1.34508766950497</text:p>
          </table:table-cell>
          <table:table-cell office:value-type="float" office:value="593">
            <text:p>593</text:p>
          </table:table-cell>
          <table:table-cell table:formula="of:=[.F234]*[.$R$2]+[.G234]*[.$S$2]+[.H234]*[.$T$2]" office:value-type="float" office:value="0.259033782590956">
            <text:p>0.259033782590956</text:p>
          </table:table-cell>
          <table:table-cell office:value-type="float" office:value="593">
            <text:p>593</text:p>
          </table:table-cell>
          <table:table-cell table:formula="of:=[.F234]*[.$R$3]+[.G234]*[.$S$3]+[.H234]*[.$T$3]" office:value-type="float" office:value="-0.0171334577814283">
            <text:p>-0.0171334577814283</text:p>
          </table:table-cell>
          <table:table-cell table:number-columns-repeated="6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.1332">
            <text:p>1.1332</text:p>
          </table:table-cell>
          <table:table-cell office:value-type="float" office:value="0.73219">
            <text:p>0.73219</text:p>
          </table:table-cell>
          <table:table-cell office:value-type="float" office:value="0">
            <text:p>0</text:p>
          </table:table-cell>
          <table:table-cell/>
          <table:table-cell table:formula="of:=[.B235]/([.B235]+[.C235]+[.D235])" office:value-type="float" office:value="0.607486906223363">
            <text:p>0.607486906223363</text:p>
          </table:table-cell>
          <table:table-cell table:formula="of:=[.C235]/([.B235]+[.C235]+[.D235])" office:value-type="float" office:value="0.392513093776636">
            <text:p>0.392513093776636</text:p>
          </table:table-cell>
          <table:table-cell table:formula="of:=[.D235]/([.B235]+[.C235]+[.D235])" office:value-type="float" office:value="0">
            <text:p>0</text:p>
          </table:table-cell>
          <table:table-cell office:value-type="float" office:value="594">
            <text:p>594</text:p>
          </table:table-cell>
          <table:table-cell table:formula="of:=[.F235]*[.$R$1]+[.G235]*[.$S$1]+[.H235]*[.$T$1]" office:value-type="float" office:value="1.36522944317274">
            <text:p>1.36522944317274</text:p>
          </table:table-cell>
          <table:table-cell office:value-type="float" office:value="594">
            <text:p>594</text:p>
          </table:table-cell>
          <table:table-cell table:formula="of:=[.F235]*[.$R$2]+[.G235]*[.$S$2]+[.H235]*[.$T$2]" office:value-type="float" office:value="0.250725553905618">
            <text:p>0.250725553905618</text:p>
          </table:table-cell>
          <table:table-cell office:value-type="float" office:value="594">
            <text:p>594</text:p>
          </table:table-cell>
          <table:table-cell table:formula="of:=[.F235]*[.$R$3]+[.G235]*[.$S$3]+[.H235]*[.$T$3]" office:value-type="float" office:value="-0.0165837074284734">
            <text:p>-0.0165837074284734</text:p>
          </table:table-cell>
          <table:table-cell table:number-columns-repeated="6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.1343">
            <text:p>1.1343</text:p>
          </table:table-cell>
          <table:table-cell office:value-type="float" office:value="0.720353">
            <text:p>0.720353</text:p>
          </table:table-cell>
          <table:table-cell office:value-type="float" office:value="0">
            <text:p>0</text:p>
          </table:table-cell>
          <table:table-cell/>
          <table:table-cell table:formula="of:=[.B236]/([.B236]+[.C236]+[.D236])" office:value-type="float" office:value="0.611596886317818">
            <text:p>0.611596886317818</text:p>
          </table:table-cell>
          <table:table-cell table:formula="of:=[.C236]/([.B236]+[.C236]+[.D236])" office:value-type="float" office:value="0.388403113682182">
            <text:p>0.388403113682182</text:p>
          </table:table-cell>
          <table:table-cell table:formula="of:=[.D236]/([.B236]+[.C236]+[.D236])" office:value-type="float" office:value="0">
            <text:p>0</text:p>
          </table:table-cell>
          <table:table-cell office:value-type="float" office:value="595">
            <text:p>595</text:p>
          </table:table-cell>
          <table:table-cell table:formula="of:=[.F236]*[.$R$1]+[.G236]*[.$S$1]+[.H236]*[.$T$1]" office:value-type="float" office:value="1.38486528407201">
            <text:p>1.38486528407201</text:p>
          </table:table-cell>
          <table:table-cell office:value-type="float" office:value="595">
            <text:p>595</text:p>
          </table:table-cell>
          <table:table-cell table:formula="of:=[.F236]*[.$R$2]+[.G236]*[.$S$2]+[.H236]*[.$T$2]" office:value-type="float" office:value="0.242626016133476">
            <text:p>0.242626016133476</text:p>
          </table:table-cell>
          <table:table-cell office:value-type="float" office:value="595">
            <text:p>595</text:p>
          </table:table-cell>
          <table:table-cell table:formula="of:=[.F236]*[.$R$3]+[.G236]*[.$S$3]+[.H236]*[.$T$3]" office:value-type="float" office:value="-0.0160477660241565">
            <text:p>-0.0160477660241565</text:p>
          </table:table-cell>
          <table:table-cell table:number-columns-repeated="6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.1343">
            <text:p>1.1343</text:p>
          </table:table-cell>
          <table:table-cell office:value-type="float" office:value="0.708281">
            <text:p>0.708281</text:p>
          </table:table-cell>
          <table:table-cell office:value-type="float" office:value="0">
            <text:p>0</text:p>
          </table:table-cell>
          <table:table-cell/>
          <table:table-cell table:formula="of:=[.B237]/([.B237]+[.C237]+[.D237])" office:value-type="float" office:value="0.615603873045473">
            <text:p>0.615603873045473</text:p>
          </table:table-cell>
          <table:table-cell table:formula="of:=[.C237]/([.B237]+[.C237]+[.D237])" office:value-type="float" office:value="0.384396126954527">
            <text:p>0.384396126954527</text:p>
          </table:table-cell>
          <table:table-cell table:formula="of:=[.D237]/([.B237]+[.C237]+[.D237])" office:value-type="float" office:value="0">
            <text:p>0</text:p>
          </table:table-cell>
          <table:table-cell office:value-type="float" office:value="596">
            <text:p>596</text:p>
          </table:table-cell>
          <table:table-cell table:formula="of:=[.F237]*[.$R$1]+[.G237]*[.$S$1]+[.H237]*[.$T$1]" office:value-type="float" office:value="1.40400906386205">
            <text:p>1.40400906386205</text:p>
          </table:table-cell>
          <table:table-cell office:value-type="float" office:value="596">
            <text:p>596</text:p>
          </table:table-cell>
          <table:table-cell table:formula="of:=[.F237]*[.$R$2]+[.G237]*[.$S$2]+[.H237]*[.$T$2]" office:value-type="float" office:value="0.234729447389287">
            <text:p>0.234729447389287</text:p>
          </table:table-cell>
          <table:table-cell office:value-type="float" office:value="596">
            <text:p>596</text:p>
          </table:table-cell>
          <table:table-cell table:formula="of:=[.F237]*[.$R$3]+[.G237]*[.$S$3]+[.H237]*[.$T$3]" office:value-type="float" office:value="-0.0155252549548704">
            <text:p>-0.0155252549548704</text:p>
          </table:table-cell>
          <table:table-cell table:number-columns-repeated="6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.1333">
            <text:p>1.1333</text:p>
          </table:table-cell>
          <table:table-cell office:value-type="float" office:value="0.696055">
            <text:p>0.696055</text:p>
          </table:table-cell>
          <table:table-cell office:value-type="float" office:value="0">
            <text:p>0</text:p>
          </table:table-cell>
          <table:table-cell/>
          <table:table-cell table:formula="of:=[.B238]/([.B238]+[.C238]+[.D238])" office:value-type="float" office:value="0.619507968655619">
            <text:p>0.619507968655619</text:p>
          </table:table-cell>
          <table:table-cell table:formula="of:=[.C238]/([.B238]+[.C238]+[.D238])" office:value-type="float" office:value="0.380492031344381">
            <text:p>0.380492031344381</text:p>
          </table:table-cell>
          <table:table-cell table:formula="of:=[.D238]/([.B238]+[.C238]+[.D238])" office:value-type="float" office:value="0">
            <text:p>0</text:p>
          </table:table-cell>
          <table:table-cell office:value-type="float" office:value="597">
            <text:p>597</text:p>
          </table:table-cell>
          <table:table-cell table:formula="of:=[.F238]*[.$R$1]+[.G238]*[.$S$1]+[.H238]*[.$T$1]" office:value-type="float" office:value="1.42266127104909">
            <text:p>1.42266127104909</text:p>
          </table:table-cell>
          <table:table-cell office:value-type="float" office:value="597">
            <text:p>597</text:p>
          </table:table-cell>
          <table:table-cell table:formula="of:=[.F238]*[.$R$2]+[.G238]*[.$S$2]+[.H238]*[.$T$2]" office:value-type="float" office:value="0.227035646170371">
            <text:p>0.227035646170371</text:p>
          </table:table-cell>
          <table:table-cell office:value-type="float" office:value="597">
            <text:p>597</text:p>
          </table:table-cell>
          <table:table-cell table:formula="of:=[.F238]*[.$R$3]+[.G238]*[.$S$3]+[.H238]*[.$T$3]" office:value-type="float" office:value="-0.0150161608873073">
            <text:p>-0.0150161608873073</text:p>
          </table:table-cell>
          <table:table-cell table:number-columns-repeated="6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.1312">
            <text:p>1.1312</text:p>
          </table:table-cell>
          <table:table-cell office:value-type="float" office:value="0.683621">
            <text:p>0.683621</text:p>
          </table:table-cell>
          <table:table-cell office:value-type="float" office:value="0">
            <text:p>0</text:p>
          </table:table-cell>
          <table:table-cell/>
          <table:table-cell table:formula="of:=[.B239]/([.B239]+[.C239]+[.D239])" office:value-type="float" office:value="0.623312161364674">
            <text:p>0.623312161364674</text:p>
          </table:table-cell>
          <table:table-cell table:formula="of:=[.C239]/([.B239]+[.C239]+[.D239])" office:value-type="float" office:value="0.376687838635325">
            <text:p>0.376687838635325</text:p>
          </table:table-cell>
          <table:table-cell table:formula="of:=[.D239]/([.B239]+[.C239]+[.D239])" office:value-type="float" office:value="0">
            <text:p>0</text:p>
          </table:table-cell>
          <table:table-cell office:value-type="float" office:value="598">
            <text:p>598</text:p>
          </table:table-cell>
          <table:table-cell table:formula="of:=[.F239]*[.$R$1]+[.G239]*[.$S$1]+[.H239]*[.$T$1]" office:value-type="float" office:value="1.44083618213587">
            <text:p>1.44083618213587</text:p>
          </table:table-cell>
          <table:table-cell office:value-type="float" office:value="598">
            <text:p>598</text:p>
          </table:table-cell>
          <table:table-cell table:formula="of:=[.F239]*[.$R$2]+[.G239]*[.$S$2]+[.H239]*[.$T$2]" office:value-type="float" office:value="0.219538723598636">
            <text:p>0.219538723598636</text:p>
          </table:table-cell>
          <table:table-cell office:value-type="float" office:value="598">
            <text:p>598</text:p>
          </table:table-cell>
          <table:table-cell table:formula="of:=[.F239]*[.$R$3]+[.G239]*[.$S$3]+[.H239]*[.$T$3]" office:value-type="float" office:value="-0.0145200941580464">
            <text:p>-0.0145200941580464</text:p>
          </table:table-cell>
          <table:table-cell table:number-columns-repeated="6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.1281">
            <text:p>1.1281</text:p>
          </table:table-cell>
          <table:table-cell office:value-type="float" office:value="0.671048">
            <text:p>0.671048</text:p>
          </table:table-cell>
          <table:table-cell office:value-type="float" office:value="0">
            <text:p>0</text:p>
          </table:table-cell>
          <table:table-cell/>
          <table:table-cell table:formula="of:=[.B240]/([.B240]+[.C240]+[.D240])" office:value-type="float" office:value="0.627019011220867">
            <text:p>0.627019011220867</text:p>
          </table:table-cell>
          <table:table-cell table:formula="of:=[.C240]/([.B240]+[.C240]+[.D240])" office:value-type="float" office:value="0.372980988779133">
            <text:p>0.372980988779133</text:p>
          </table:table-cell>
          <table:table-cell table:formula="of:=[.D240]/([.B240]+[.C240]+[.D240])" office:value-type="float" office:value="0">
            <text:p>0</text:p>
          </table:table-cell>
          <table:table-cell office:value-type="float" office:value="599">
            <text:p>599</text:p>
          </table:table-cell>
          <table:table-cell table:formula="of:=[.F240]*[.$R$1]+[.G240]*[.$S$1]+[.H240]*[.$T$1]" office:value-type="float" office:value="1.45854602800881">
            <text:p>1.45854602800881</text:p>
          </table:table-cell>
          <table:table-cell office:value-type="float" office:value="599">
            <text:p>599</text:p>
          </table:table-cell>
          <table:table-cell table:formula="of:=[.F240]*[.$R$2]+[.G240]*[.$S$2]+[.H240]*[.$T$2]" office:value-type="float" office:value="0.212233634587038">
            <text:p>0.212233634587038</text:p>
          </table:table-cell>
          <table:table-cell office:value-type="float" office:value="599">
            <text:p>599</text:p>
          </table:table-cell>
          <table:table-cell table:formula="of:=[.F240]*[.$R$3]+[.G240]*[.$S$3]+[.H240]*[.$T$3]" office:value-type="float" office:value="-0.014036720936799">
            <text:p>-0.014036720936799</text:p>
          </table:table-cell>
          <table:table-cell table:number-columns-repeated="6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12399">
            <text:p>1.12399</text:p>
          </table:table-cell>
          <table:table-cell office:value-type="float" office:value="0.658341">
            <text:p>0.658341</text:p>
          </table:table-cell>
          <table:table-cell office:value-type="float" office:value="0">
            <text:p>0</text:p>
          </table:table-cell>
          <table:table-cell/>
          <table:table-cell table:formula="of:=[.B241]/([.B241]+[.C241]+[.D241])" office:value-type="float" office:value="0.630629215336545">
            <text:p>0.630629215336545</text:p>
          </table:table-cell>
          <table:table-cell table:formula="of:=[.C241]/([.B241]+[.C241]+[.D241])" office:value-type="float" office:value="0.369370784663455">
            <text:p>0.369370784663455</text:p>
          </table:table-cell>
          <table:table-cell table:formula="of:=[.D241]/([.B241]+[.C241]+[.D241])"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F241]*[.$R$1]+[.G241]*[.$S$1]+[.H241]*[.$T$1]" office:value-type="float" office:value="1.47579413919188">
            <text:p>1.47579413919188</text:p>
          </table:table-cell>
          <table:table-cell office:value-type="float" office:value="600">
            <text:p>600</text:p>
          </table:table-cell>
          <table:table-cell table:formula="of:=[.F241]*[.$R$2]+[.G241]*[.$S$2]+[.H241]*[.$T$2]" office:value-type="float" office:value="0.20511900533627">
            <text:p>0.20511900533627</text:p>
          </table:table-cell>
          <table:table-cell office:value-type="float" office:value="600">
            <text:p>600</text:p>
          </table:table-cell>
          <table:table-cell table:formula="of:=[.F241]*[.$R$3]+[.G241]*[.$S$3]+[.H241]*[.$T$3]" office:value-type="float" office:value="-0.0135659503201145">
            <text:p>-0.0135659503201145</text:p>
          </table:table-cell>
          <table:table-cell table:number-columns-repeated="6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.1189">
            <text:p>1.1189</text:p>
          </table:table-cell>
          <table:table-cell office:value-type="float" office:value="0.645545">
            <text:p>0.645545</text:p>
          </table:table-cell>
          <table:table-cell office:value-type="float" office:value="0">
            <text:p>0</text:p>
          </table:table-cell>
          <table:table-cell/>
          <table:table-cell table:formula="of:=[.B242]/([.B242]+[.C242]+[.D242])" office:value-type="float" office:value="0.63413707993165">
            <text:p>0.63413707993165</text:p>
          </table:table-cell>
          <table:table-cell table:formula="of:=[.C242]/([.B242]+[.C242]+[.D242])" office:value-type="float" office:value="0.36586292006835">
            <text:p>0.36586292006835</text:p>
          </table:table-cell>
          <table:table-cell table:formula="of:=[.D242]/([.B242]+[.C242]+[.D242])" office:value-type="float" office:value="0">
            <text:p>0</text:p>
          </table:table-cell>
          <table:table-cell office:value-type="float" office:value="601">
            <text:p>601</text:p>
          </table:table-cell>
          <table:table-cell table:formula="of:=[.F242]*[.$R$1]+[.G242]*[.$S$1]+[.H242]*[.$T$1]" office:value-type="float" office:value="1.49255331308145">
            <text:p>1.49255331308145</text:p>
          </table:table-cell>
          <table:table-cell office:value-type="float" office:value="601">
            <text:p>601</text:p>
          </table:table-cell>
          <table:table-cell table:formula="of:=[.F242]*[.$R$2]+[.G242]*[.$S$2]+[.H242]*[.$T$2]" office:value-type="float" office:value="0.198206056578698">
            <text:p>0.198206056578698</text:p>
          </table:table-cell>
          <table:table-cell office:value-type="float" office:value="601">
            <text:p>601</text:p>
          </table:table-cell>
          <table:table-cell table:formula="of:=[.F242]*[.$R$3]+[.G242]*[.$S$3]+[.H242]*[.$T$3]" office:value-type="float" office:value="-0.0131085247769129">
            <text:p>-0.0131085247769129</text:p>
          </table:table-cell>
          <table:table-cell table:number-columns-repeated="6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.1129">
            <text:p>1.1129</text:p>
          </table:table-cell>
          <table:table-cell office:value-type="float" office:value="0.632718">
            <text:p>0.632718</text:p>
          </table:table-cell>
          <table:table-cell office:value-type="float" office:value="0">
            <text:p>0</text:p>
          </table:table-cell>
          <table:table-cell/>
          <table:table-cell table:formula="of:=[.B243]/([.B243]+[.C243]+[.D243])" office:value-type="float" office:value="0.637539255438475">
            <text:p>0.637539255438475</text:p>
          </table:table-cell>
          <table:table-cell table:formula="of:=[.C243]/([.B243]+[.C243]+[.D243])" office:value-type="float" office:value="0.362460744561525">
            <text:p>0.362460744561525</text:p>
          </table:table-cell>
          <table:table-cell table:formula="of:=[.D243]/([.B243]+[.C243]+[.D243])" office:value-type="float" office:value="0">
            <text:p>0</text:p>
          </table:table-cell>
          <table:table-cell office:value-type="float" office:value="602">
            <text:p>602</text:p>
          </table:table-cell>
          <table:table-cell table:formula="of:=[.F243]*[.$R$1]+[.G243]*[.$S$1]+[.H243]*[.$T$1]" office:value-type="float" office:value="1.50880754678286">
            <text:p>1.50880754678286</text:p>
          </table:table-cell>
          <table:table-cell office:value-type="float" office:value="602">
            <text:p>602</text:p>
          </table:table-cell>
          <table:table-cell table:formula="of:=[.F243]*[.$R$2]+[.G243]*[.$S$2]+[.H243]*[.$T$2]" office:value-type="float" office:value="0.191501389307397">
            <text:p>0.191501389307397</text:p>
          </table:table-cell>
          <table:table-cell office:value-type="float" office:value="602">
            <text:p>602</text:p>
          </table:table-cell>
          <table:table-cell table:formula="of:=[.F243]*[.$R$3]+[.G243]*[.$S$3]+[.H243]*[.$T$3]" office:value-type="float" office:value="-0.0126648810908229">
            <text:p>-0.0126648810908229</text:p>
          </table:table-cell>
          <table:table-cell table:number-columns-repeated="6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.1059">
            <text:p>1.1059</text:p>
          </table:table-cell>
          <table:table-cell office:value-type="float" office:value="0.619815">
            <text:p>0.619815</text:p>
          </table:table-cell>
          <table:table-cell office:value-type="float" office:value="0">
            <text:p>0</text:p>
          </table:table-cell>
          <table:table-cell/>
          <table:table-cell table:formula="of:=[.B244]/([.B244]+[.C244]+[.D244])" office:value-type="float" office:value="0.640835827468614">
            <text:p>0.640835827468614</text:p>
          </table:table-cell>
          <table:table-cell table:formula="of:=[.C244]/([.B244]+[.C244]+[.D244])" office:value-type="float" office:value="0.359164172531385">
            <text:p>0.359164172531385</text:p>
          </table:table-cell>
          <table:table-cell table:formula="of:=[.D244]/([.B244]+[.C244]+[.D244])" office:value-type="float" office:value="0">
            <text:p>0</text:p>
          </table:table-cell>
          <table:table-cell office:value-type="float" office:value="603">
            <text:p>603</text:p>
          </table:table-cell>
          <table:table-cell table:formula="of:=[.F244]*[.$R$1]+[.G244]*[.$S$1]+[.H244]*[.$T$1]" office:value-type="float" office:value="1.52455724931405">
            <text:p>1.52455724931405</text:p>
          </table:table-cell>
          <table:table-cell office:value-type="float" office:value="603">
            <text:p>603</text:p>
          </table:table-cell>
          <table:table-cell table:formula="of:=[.F244]*[.$R$2]+[.G244]*[.$S$2]+[.H244]*[.$T$2]" office:value-type="float" office:value="0.185004834807601">
            <text:p>0.185004834807601</text:p>
          </table:table-cell>
          <table:table-cell office:value-type="float" office:value="603">
            <text:p>603</text:p>
          </table:table-cell>
          <table:table-cell table:formula="of:=[.F244]*[.$R$3]+[.G244]*[.$S$3]+[.H244]*[.$T$3]" office:value-type="float" office:value="-0.0122350080980927">
            <text:p>-0.0122350080980927</text:p>
          </table:table-cell>
          <table:table-cell table:number-columns-repeated="6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.098">
            <text:p>1.098</text:p>
          </table:table-cell>
          <table:table-cell office:value-type="float" office:value="0.606887">
            <text:p>0.606887</text:p>
          </table:table-cell>
          <table:table-cell office:value-type="float" office:value="0">
            <text:p>0</text:p>
          </table:table-cell>
          <table:table-cell/>
          <table:table-cell table:formula="of:=[.B245]/([.B245]+[.C245]+[.D245])" office:value-type="float" office:value="0.644030953371103">
            <text:p>0.644030953371103</text:p>
          </table:table-cell>
          <table:table-cell table:formula="of:=[.C245]/([.B245]+[.C245]+[.D245])" office:value-type="float" office:value="0.355969046628897">
            <text:p>0.355969046628897</text:p>
          </table:table-cell>
          <table:table-cell table:formula="of:=[.D245]/([.B245]+[.C245]+[.D245])" office:value-type="float" office:value="0">
            <text:p>0</text:p>
          </table:table-cell>
          <table:table-cell office:value-type="float" office:value="604">
            <text:p>604</text:p>
          </table:table-cell>
          <table:table-cell table:formula="of:=[.F245]*[.$R$1]+[.G245]*[.$S$1]+[.H245]*[.$T$1]" office:value-type="float" office:value="1.53982228282578">
            <text:p>1.53982228282578</text:p>
          </table:table-cell>
          <table:table-cell office:value-type="float" office:value="604">
            <text:p>604</text:p>
          </table:table-cell>
          <table:table-cell table:formula="of:=[.F245]*[.$R$2]+[.G245]*[.$S$2]+[.H245]*[.$T$2]" office:value-type="float" office:value="0.178708200191567">
            <text:p>0.178708200191567</text:p>
          </table:table-cell>
          <table:table-cell office:value-type="float" office:value="604">
            <text:p>604</text:p>
          </table:table-cell>
          <table:table-cell table:formula="of:=[.F245]*[.$R$3]+[.G245]*[.$S$3]+[.H245]*[.$T$3]" office:value-type="float" office:value="-0.0118183636804081">
            <text:p>-0.0118183636804081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.0891">
            <text:p>1.0891</text:p>
          </table:table-cell>
          <table:table-cell office:value-type="float" office:value="0.593878">
            <text:p>0.593878</text:p>
          </table:table-cell>
          <table:table-cell office:value-type="float" office:value="0">
            <text:p>0</text:p>
          </table:table-cell>
          <table:table-cell/>
          <table:table-cell table:formula="of:=[.B246]/([.B246]+[.C246]+[.D246])" office:value-type="float" office:value="0.647126700408443">
            <text:p>0.647126700408443</text:p>
          </table:table-cell>
          <table:table-cell table:formula="of:=[.C246]/([.B246]+[.C246]+[.D246])" office:value-type="float" office:value="0.352873299591557">
            <text:p>0.352873299591557</text:p>
          </table:table-cell>
          <table:table-cell table:formula="of:=[.D246]/([.B246]+[.C246]+[.D246])" office:value-type="float" office:value="0">
            <text:p>0</text:p>
          </table:table-cell>
          <table:table-cell office:value-type="float" office:value="605">
            <text:p>605</text:p>
          </table:table-cell>
          <table:table-cell table:formula="of:=[.F246]*[.$R$1]+[.G246]*[.$S$1]+[.H246]*[.$T$1]" office:value-type="float" office:value="1.55461252387138">
            <text:p>1.55461252387138</text:p>
          </table:table-cell>
          <table:table-cell office:value-type="float" office:value="605">
            <text:p>605</text:p>
          </table:table-cell>
          <table:table-cell table:formula="of:=[.F246]*[.$R$2]+[.G246]*[.$S$2]+[.H246]*[.$T$2]" office:value-type="float" office:value="0.172607411505082">
            <text:p>0.172607411505082</text:p>
          </table:table-cell>
          <table:table-cell office:value-type="float" office:value="605">
            <text:p>605</text:p>
          </table:table-cell>
          <table:table-cell table:formula="of:=[.F246]*[.$R$3]+[.G246]*[.$S$3]+[.H246]*[.$T$3]" office:value-type="float" office:value="-0.0114146782667391">
            <text:p>-0.0114146782667391</text:p>
          </table:table-cell>
          <table:table-cell table:number-columns-repeated="6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.0792">
            <text:p>1.0792</text:p>
          </table:table-cell>
          <table:table-cell office:value-type="float" office:value="0.580781">
            <text:p>0.580781</text:p>
          </table:table-cell>
          <table:table-cell office:value-type="float" office:value="0">
            <text:p>0</text:p>
          </table:table-cell>
          <table:table-cell/>
          <table:table-cell table:formula="of:=[.B247]/([.B247]+[.C247]+[.D247])" office:value-type="float" office:value="0.650127923150928">
            <text:p>0.650127923150928</text:p>
          </table:table-cell>
          <table:table-cell table:formula="of:=[.C247]/([.B247]+[.C247]+[.D247])" office:value-type="float" office:value="0.349872076849072">
            <text:p>0.349872076849072</text:p>
          </table:table-cell>
          <table:table-cell table:formula="of:=[.D247]/([.B247]+[.C247]+[.D247])" office:value-type="float" office:value="0">
            <text:p>0</text:p>
          </table:table-cell>
          <table:table-cell office:value-type="float" office:value="606">
            <text:p>606</text:p>
          </table:table-cell>
          <table:table-cell table:formula="of:=[.F247]*[.$R$1]+[.G247]*[.$S$1]+[.H247]*[.$T$1]" office:value-type="float" office:value="1.56895116564587">
            <text:p>1.56895116564587</text:p>
          </table:table-cell>
          <table:table-cell office:value-type="float" office:value="606">
            <text:p>606</text:p>
          </table:table-cell>
          <table:table-cell table:formula="of:=[.F247]*[.$R$2]+[.G247]*[.$S$2]+[.H247]*[.$T$2]" office:value-type="float" office:value="0.166692901846467">
            <text:p>0.166692901846467</text:p>
          </table:table-cell>
          <table:table-cell office:value-type="float" office:value="606">
            <text:p>606</text:p>
          </table:table-cell>
          <table:table-cell table:formula="of:=[.F247]*[.$R$3]+[.G247]*[.$S$3]+[.H247]*[.$T$3]" office:value-type="float" office:value="-0.011023318821119">
            <text:p>-0.011023318821119</text:p>
          </table:table-cell>
          <table:table-cell table:number-columns-repeated="6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.0684">
            <text:p>1.0684</text:p>
          </table:table-cell>
          <table:table-cell office:value-type="float" office:value="0.567653">
            <text:p>0.567653</text:p>
          </table:table-cell>
          <table:table-cell office:value-type="float" office:value="0">
            <text:p>0</text:p>
          </table:table-cell>
          <table:table-cell/>
          <table:table-cell table:formula="of:=[.B248]/([.B248]+[.C248]+[.D248])" office:value-type="float" office:value="0.653035078936929">
            <text:p>0.653035078936929</text:p>
          </table:table-cell>
          <table:table-cell table:formula="of:=[.C248]/([.B248]+[.C248]+[.D248])" office:value-type="float" office:value="0.346964921063071">
            <text:p>0.346964921063071</text:p>
          </table:table-cell>
          <table:table-cell table:formula="of:=[.D248]/([.B248]+[.C248]+[.D248])" office:value-type="float" office:value="0">
            <text:p>0</text:p>
          </table:table-cell>
          <table:table-cell office:value-type="float" office:value="607">
            <text:p>607</text:p>
          </table:table-cell>
          <table:table-cell table:formula="of:=[.F248]*[.$R$1]+[.G248]*[.$S$1]+[.H248]*[.$T$1]" office:value-type="float" office:value="1.58284039312907">
            <text:p>1.58284039312907</text:p>
          </table:table-cell>
          <table:table-cell office:value-type="float" office:value="607">
            <text:p>607</text:p>
          </table:table-cell>
          <table:table-cell table:formula="of:=[.F248]*[.$R$2]+[.G248]*[.$S$2]+[.H248]*[.$T$2]" office:value-type="float" office:value="0.160963769938993">
            <text:p>0.160963769938993</text:p>
          </table:table-cell>
          <table:table-cell office:value-type="float" office:value="607">
            <text:p>607</text:p>
          </table:table-cell>
          <table:table-cell table:formula="of:=[.F248]*[.$R$3]+[.G248]*[.$S$3]+[.H248]*[.$T$3]" office:value-type="float" office:value="-0.0106442257066244">
            <text:p>-0.0106442257066244</text:p>
          </table:table-cell>
          <table:table-cell table:number-columns-repeated="6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.0567">
            <text:p>1.0567</text:p>
          </table:table-cell>
          <table:table-cell office:value-type="float" office:value="0.55449">
            <text:p>0.55449</text:p>
          </table:table-cell>
          <table:table-cell office:value-type="float" office:value="0">
            <text:p>0</text:p>
          </table:table-cell>
          <table:table-cell/>
          <table:table-cell table:formula="of:=[.B249]/([.B249]+[.C249]+[.D249])" office:value-type="float" office:value="0.655850644554646">
            <text:p>0.655850644554646</text:p>
          </table:table-cell>
          <table:table-cell table:formula="of:=[.C249]/([.B249]+[.C249]+[.D249])" office:value-type="float" office:value="0.344149355445354">
            <text:p>0.344149355445354</text:p>
          </table:table-cell>
          <table:table-cell table:formula="of:=[.D249]/([.B249]+[.C249]+[.D249])" office:value-type="float" office:value="0">
            <text:p>0</text:p>
          </table:table-cell>
          <table:table-cell office:value-type="float" office:value="608">
            <text:p>608</text:p>
          </table:table-cell>
          <table:table-cell table:formula="of:=[.F249]*[.$R$1]+[.G249]*[.$S$1]+[.H249]*[.$T$1]" office:value-type="float" office:value="1.59629203942428">
            <text:p>1.59629203942428</text:p>
          </table:table-cell>
          <table:table-cell office:value-type="float" office:value="608">
            <text:p>608</text:p>
          </table:table-cell>
          <table:table-cell table:formula="of:=[.F249]*[.$R$2]+[.G249]*[.$S$2]+[.H249]*[.$T$2]" office:value-type="float" office:value="0.155415134776159">
            <text:p>0.155415134776159</text:p>
          </table:table-cell>
          <table:table-cell office:value-type="float" office:value="608">
            <text:p>608</text:p>
          </table:table-cell>
          <table:table-cell table:formula="of:=[.F249]*[.$R$3]+[.G249]*[.$S$3]+[.H249]*[.$T$3]" office:value-type="float" office:value="-0.0102770759500742">
            <text:p>-0.0102770759500742</text:p>
          </table:table-cell>
          <table:table-cell table:number-columns-repeated="6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.044">
            <text:p>1.044</text:p>
          </table:table-cell>
          <table:table-cell office:value-type="float" office:value="0.541228">
            <text:p>0.541228</text:p>
          </table:table-cell>
          <table:table-cell office:value-type="float" office:value="0">
            <text:p>0</text:p>
          </table:table-cell>
          <table:table-cell/>
          <table:table-cell table:formula="of:=[.B250]/([.B250]+[.C250]+[.D250])" office:value-type="float" office:value="0.658580343016904">
            <text:p>0.658580343016904</text:p>
          </table:table-cell>
          <table:table-cell table:formula="of:=[.C250]/([.B250]+[.C250]+[.D250])" office:value-type="float" office:value="0.341419656983096">
            <text:p>0.341419656983096</text:p>
          </table:table-cell>
          <table:table-cell table:formula="of:=[.D250]/([.B250]+[.C250]+[.D250])" office:value-type="float" office:value="0">
            <text:p>0</text:p>
          </table:table-cell>
          <table:table-cell office:value-type="float" office:value="609">
            <text:p>609</text:p>
          </table:table-cell>
          <table:table-cell table:formula="of:=[.F250]*[.$R$1]+[.G250]*[.$S$1]+[.H250]*[.$T$1]" office:value-type="float" office:value="1.60933344679756">
            <text:p>1.60933344679756</text:p>
          </table:table-cell>
          <table:table-cell office:value-type="float" office:value="609">
            <text:p>609</text:p>
          </table:table-cell>
          <table:table-cell table:formula="of:=[.F250]*[.$R$2]+[.G250]*[.$S$2]+[.H250]*[.$T$2]" office:value-type="float" office:value="0.150035718016588">
            <text:p>0.150035718016588</text:p>
          </table:table-cell>
          <table:table-cell office:value-type="float" office:value="609">
            <text:p>609</text:p>
          </table:table-cell>
          <table:table-cell table:formula="of:=[.F250]*[.$R$3]+[.G250]*[.$S$3]+[.H250]*[.$T$3]" office:value-type="float" office:value="-0.00992112327059578">
            <text:p>-0.00992112327059578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.03048">
            <text:p>1.03048</text:p>
          </table:table-cell>
          <table:table-cell office:value-type="float" office:value="0.527963">
            <text:p>0.527963</text:p>
          </table:table-cell>
          <table:table-cell office:value-type="float" office:value="0">
            <text:p>0</text:p>
          </table:table-cell>
          <table:table-cell/>
          <table:table-cell table:formula="of:=[.B251]/([.B251]+[.C251]+[.D251])" office:value-type="float" office:value="0.661224055034416">
            <text:p>0.661224055034416</text:p>
          </table:table-cell>
          <table:table-cell table:formula="of:=[.C251]/([.B251]+[.C251]+[.D251])" office:value-type="float" office:value="0.338775944965584">
            <text:p>0.338775944965584</text:p>
          </table:table-cell>
          <table:table-cell table:formula="of:=[.D251]/([.B251]+[.C251]+[.D251])" office:value-type="float" office:value="0">
            <text:p>0</text:p>
          </table:table-cell>
          <table:table-cell office:value-type="float" office:value="610">
            <text:p>610</text:p>
          </table:table-cell>
          <table:table-cell table:formula="of:=[.F251]*[.$R$1]+[.G251]*[.$S$1]+[.H251]*[.$T$1]" office:value-type="float" office:value="1.62196404533243">
            <text:p>1.62196404533243</text:p>
          </table:table-cell>
          <table:table-cell office:value-type="float" office:value="610">
            <text:p>610</text:p>
          </table:table-cell>
          <table:table-cell table:formula="of:=[.F251]*[.$R$2]+[.G251]*[.$S$2]+[.H251]*[.$T$2]" office:value-type="float" office:value="0.144825754743677">
            <text:p>0.144825754743677</text:p>
          </table:table-cell>
          <table:table-cell office:value-type="float" office:value="610">
            <text:p>610</text:p>
          </table:table-cell>
          <table:table-cell table:formula="of:=[.F251]*[.$R$3]+[.G251]*[.$S$3]+[.H251]*[.$T$3]" office:value-type="float" office:value="-0.00957638322351218">
            <text:p>-0.00957638322351218</text:p>
          </table:table-cell>
          <table:table-cell table:number-columns-repeated="6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.016">
            <text:p>1.016</text:p>
          </table:table-cell>
          <table:table-cell office:value-type="float" office:value="0.514634">
            <text:p>0.514634</text:p>
          </table:table-cell>
          <table:table-cell office:value-type="float" office:value="0">
            <text:p>0</text:p>
          </table:table-cell>
          <table:table-cell/>
          <table:table-cell table:formula="of:=[.B252]/([.B252]+[.C252]+[.D252])" office:value-type="float" office:value="0.663777232179607">
            <text:p>0.663777232179607</text:p>
          </table:table-cell>
          <table:table-cell table:formula="of:=[.C252]/([.B252]+[.C252]+[.D252])" office:value-type="float" office:value="0.336222767820393">
            <text:p>0.336222767820393</text:p>
          </table:table-cell>
          <table:table-cell table:formula="of:=[.D252]/([.B252]+[.C252]+[.D252])" office:value-type="float" office:value="0">
            <text:p>0</text:p>
          </table:table-cell>
          <table:table-cell office:value-type="float" office:value="611">
            <text:p>611</text:p>
          </table:table-cell>
          <table:table-cell table:formula="of:=[.F252]*[.$R$1]+[.G252]*[.$S$1]+[.H252]*[.$T$1]" office:value-type="float" office:value="1.63416210446129">
            <text:p>1.63416210446129</text:p>
          </table:table-cell>
          <table:table-cell office:value-type="float" office:value="611">
            <text:p>611</text:p>
          </table:table-cell>
          <table:table-cell table:formula="of:=[.F252]*[.$R$2]+[.G252]*[.$S$2]+[.H252]*[.$T$2]" office:value-type="float" office:value="0.139794208543649">
            <text:p>0.139794208543649</text:p>
          </table:table-cell>
          <table:table-cell office:value-type="float" office:value="611">
            <text:p>611</text:p>
          </table:table-cell>
          <table:table-cell table:formula="of:=[.F252]*[.$R$3]+[.G252]*[.$S$3]+[.H252]*[.$T$3]" office:value-type="float" office:value="-0.0092434489237793">
            <text:p>-0.0092434489237793</text:p>
          </table:table-cell>
          <table:table-cell table:number-columns-repeated="6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.0008">
            <text:p>1.0008</text:p>
          </table:table-cell>
          <table:table-cell office:value-type="float" office:value="0.501363">
            <text:p>0.501363</text:p>
          </table:table-cell>
          <table:table-cell office:value-type="float" office:value="0">
            <text:p>0</text:p>
          </table:table-cell>
          <table:table-cell/>
          <table:table-cell table:formula="of:=[.B253]/([.B253]+[.C253]+[.D253])" office:value-type="float" office:value="0.66623928295398">
            <text:p>0.66623928295398</text:p>
          </table:table-cell>
          <table:table-cell table:formula="of:=[.C253]/([.B253]+[.C253]+[.D253])" office:value-type="float" office:value="0.33376071704602">
            <text:p>0.33376071704602</text:p>
          </table:table-cell>
          <table:table-cell table:formula="of:=[.D253]/([.B253]+[.C253]+[.D253])" office:value-type="float" office:value="0">
            <text:p>0</text:p>
          </table:table-cell>
          <table:table-cell office:value-type="float" office:value="612">
            <text:p>612</text:p>
          </table:table-cell>
          <table:table-cell table:formula="of:=[.F253]*[.$R$1]+[.G253]*[.$S$1]+[.H253]*[.$T$1]" office:value-type="float" office:value="1.64592479824094">
            <text:p>1.64592479824094</text:p>
          </table:table-cell>
          <table:table-cell office:value-type="float" office:value="612">
            <text:p>612</text:p>
          </table:table-cell>
          <table:table-cell table:formula="of:=[.F253]*[.$R$2]+[.G253]*[.$S$2]+[.H253]*[.$T$2]" office:value-type="float" office:value="0.134942245082591">
            <text:p>0.134942245082591</text:p>
          </table:table-cell>
          <table:table-cell office:value-type="float" office:value="612">
            <text:p>612</text:p>
          </table:table-cell>
          <table:table-cell table:formula="of:=[.F253]*[.$R$3]+[.G253]*[.$S$3]+[.H253]*[.$T$3]" office:value-type="float" office:value="-0.00892239750280097">
            <text:p>-0.00892239750280097</text:p>
          </table:table-cell>
          <table:table-cell table:number-columns-repeated="6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0.98479">
            <text:p>0.98479</text:p>
          </table:table-cell>
          <table:table-cell office:value-type="float" office:value="0.488124">
            <text:p>0.488124</text:p>
          </table:table-cell>
          <table:table-cell office:value-type="float" office:value="0">
            <text:p>0</text:p>
          </table:table-cell>
          <table:table-cell/>
          <table:table-cell table:formula="of:=[.B254]/([.B254]+[.C254]+[.D254])" office:value-type="float" office:value="0.66859979605055">
            <text:p>0.66859979605055</text:p>
          </table:table-cell>
          <table:table-cell table:formula="of:=[.C254]/([.B254]+[.C254]+[.D254])" office:value-type="float" office:value="0.33140020394945">
            <text:p>0.33140020394945</text:p>
          </table:table-cell>
          <table:table-cell table:formula="of:=[.D254]/([.B254]+[.C254]+[.D254])" office:value-type="float" office:value="0">
            <text:p>0</text:p>
          </table:table-cell>
          <table:table-cell office:value-type="float" office:value="613">
            <text:p>613</text:p>
          </table:table-cell>
          <table:table-cell table:formula="of:=[.F254]*[.$R$1]+[.G254]*[.$S$1]+[.H254]*[.$T$1]" office:value-type="float" office:value="1.65720238561111">
            <text:p>1.65720238561111</text:p>
          </table:table-cell>
          <table:table-cell office:value-type="float" office:value="613">
            <text:p>613</text:p>
          </table:table-cell>
          <table:table-cell table:formula="of:=[.F254]*[.$R$2]+[.G254]*[.$S$2]+[.H254]*[.$T$2]" office:value-type="float" office:value="0.130290381923181">
            <text:p>0.130290381923181</text:p>
          </table:table-cell>
          <table:table-cell office:value-type="float" office:value="613">
            <text:p>613</text:p>
          </table:table-cell>
          <table:table-cell table:formula="of:=[.F254]*[.$R$3]+[.G254]*[.$S$3]+[.H254]*[.$T$3]" office:value-type="float" office:value="-0.00861458659500827">
            <text:p>-0.00861458659500827</text:p>
          </table:table-cell>
          <table:table-cell table:number-columns-repeated="6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.96808">
            <text:p>0.96808</text:p>
          </table:table-cell>
          <table:table-cell office:value-type="float" office:value="0.474935">
            <text:p>0.474935</text:p>
          </table:table-cell>
          <table:table-cell office:value-type="float" office:value="0">
            <text:p>0</text:p>
          </table:table-cell>
          <table:table-cell/>
          <table:table-cell table:formula="of:=[.B255]/([.B255]+[.C255]+[.D255])" office:value-type="float" office:value="0.670873137146876">
            <text:p>0.670873137146876</text:p>
          </table:table-cell>
          <table:table-cell table:formula="of:=[.C255]/([.B255]+[.C255]+[.D255])" office:value-type="float" office:value="0.329126862853123">
            <text:p>0.329126862853123</text:p>
          </table:table-cell>
          <table:table-cell table:formula="of:=[.D255]/([.B255]+[.C255]+[.D255])" office:value-type="float" office:value="0">
            <text:p>0</text:p>
          </table:table-cell>
          <table:table-cell office:value-type="float" office:value="614">
            <text:p>614</text:p>
          </table:table-cell>
          <table:table-cell table:formula="of:=[.F255]*[.$R$1]+[.G255]*[.$S$1]+[.H255]*[.$T$1]" office:value-type="float" office:value="1.66806350003292">
            <text:p>1.66806350003292</text:p>
          </table:table-cell>
          <table:table-cell office:value-type="float" office:value="614">
            <text:p>614</text:p>
          </table:table-cell>
          <table:table-cell table:formula="of:=[.F255]*[.$R$2]+[.G255]*[.$S$2]+[.H255]*[.$T$2]" office:value-type="float" office:value="0.12581030862465">
            <text:p>0.12581030862465</text:p>
          </table:table-cell>
          <table:table-cell office:value-type="float" office:value="614">
            <text:p>614</text:p>
          </table:table-cell>
          <table:table-cell table:formula="of:=[.F255]*[.$R$3]+[.G255]*[.$S$3]+[.H255]*[.$T$3]" office:value-type="float" office:value="-0.00831814291604731">
            <text:p>-0.00831814291604731</text:p>
          </table:table-cell>
          <table:table-cell table:number-columns-repeated="6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.95074">
            <text:p>0.95074</text:p>
          </table:table-cell>
          <table:table-cell office:value-type="float" office:value="0.461834">
            <text:p>0.461834</text:p>
          </table:table-cell>
          <table:table-cell office:value-type="float" office:value="0">
            <text:p>0</text:p>
          </table:table-cell>
          <table:table-cell/>
          <table:table-cell table:formula="of:=[.B256]/([.B256]+[.C256]+[.D256])" office:value-type="float" office:value="0.673055004551974">
            <text:p>0.673055004551974</text:p>
          </table:table-cell>
          <table:table-cell table:formula="of:=[.C256]/([.B256]+[.C256]+[.D256])" office:value-type="float" office:value="0.326944995448026">
            <text:p>0.326944995448026</text:p>
          </table:table-cell>
          <table:table-cell table:formula="of:=[.D256]/([.B256]+[.C256]+[.D256])" office:value-type="float" office:value="0">
            <text:p>0</text:p>
          </table:table-cell>
          <table:table-cell office:value-type="float" office:value="615">
            <text:p>615</text:p>
          </table:table-cell>
          <table:table-cell table:formula="of:=[.F256]*[.$R$1]+[.G256]*[.$S$1]+[.H256]*[.$T$1]" office:value-type="float" office:value="1.67848758974751">
            <text:p>1.67848758974751</text:p>
          </table:table-cell>
          <table:table-cell office:value-type="float" office:value="615">
            <text:p>615</text:p>
          </table:table-cell>
          <table:table-cell table:formula="of:=[.F256]*[.$R$2]+[.G256]*[.$S$2]+[.H256]*[.$T$2]" office:value-type="float" office:value="0.121510502529425">
            <text:p>0.121510502529425</text:p>
          </table:table-cell>
          <table:table-cell office:value-type="float" office:value="615">
            <text:p>615</text:p>
          </table:table-cell>
          <table:table-cell table:formula="of:=[.F256]*[.$R$3]+[.G256]*[.$S$3]+[.H256]*[.$T$3]" office:value-type="float" office:value="-0.00803362740642261">
            <text:p>-0.00803362740642261</text:p>
          </table:table-cell>
          <table:table-cell table:number-columns-repeated="6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0.9328">
            <text:p>0.9328</text:p>
          </table:table-cell>
          <table:table-cell office:value-type="float" office:value="0.448823">
            <text:p>0.448823</text:p>
          </table:table-cell>
          <table:table-cell office:value-type="float" office:value="0">
            <text:p>0</text:p>
          </table:table-cell>
          <table:table-cell/>
          <table:table-cell table:formula="of:=[.B257]/([.B257]+[.C257]+[.D257])" office:value-type="float" office:value="0.675147996233415">
            <text:p>0.675147996233415</text:p>
          </table:table-cell>
          <table:table-cell table:formula="of:=[.C257]/([.B257]+[.C257]+[.D257])" office:value-type="float" office:value="0.324852003766585">
            <text:p>0.324852003766585</text:p>
          </table:table-cell>
          <table:table-cell table:formula="of:=[.D257]/([.B257]+[.C257]+[.D257])" office:value-type="float" office:value="0">
            <text:p>0</text:p>
          </table:table-cell>
          <table:table-cell office:value-type="float" office:value="616">
            <text:p>616</text:p>
          </table:table-cell>
          <table:table-cell table:formula="of:=[.F257]*[.$R$1]+[.G257]*[.$S$1]+[.H257]*[.$T$1]" office:value-type="float" office:value="1.68848706680477">
            <text:p>1.68848706680477</text:p>
          </table:table-cell>
          <table:table-cell office:value-type="float" office:value="616">
            <text:p>616</text:p>
          </table:table-cell>
          <table:table-cell table:formula="of:=[.F257]*[.$R$2]+[.G257]*[.$S$2]+[.H257]*[.$T$2]" office:value-type="float" office:value="0.117385843822808">
            <text:p>0.117385843822808</text:p>
          </table:table-cell>
          <table:table-cell office:value-type="float" office:value="616">
            <text:p>616</text:p>
          </table:table-cell>
          <table:table-cell table:formula="of:=[.F257]*[.$R$3]+[.G257]*[.$S$3]+[.H257]*[.$T$3]" office:value-type="float" office:value="-0.00776070129116264">
            <text:p>-0.00776070129116264</text:p>
          </table:table-cell>
          <table:table-cell table:number-columns-repeated="6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.91434">
            <text:p>0.91434</text:p>
          </table:table-cell>
          <table:table-cell office:value-type="float" office:value="0.435917">
            <text:p>0.435917</text:p>
          </table:table-cell>
          <table:table-cell office:value-type="float" office:value="0">
            <text:p>0</text:p>
          </table:table-cell>
          <table:table-cell/>
          <table:table-cell table:formula="of:=[.B258]/([.B258]+[.C258]+[.D258])" office:value-type="float" office:value="0.677159977693135">
            <text:p>0.677159977693135</text:p>
          </table:table-cell>
          <table:table-cell table:formula="of:=[.C258]/([.B258]+[.C258]+[.D258])" office:value-type="float" office:value="0.322840022306864">
            <text:p>0.322840022306864</text:p>
          </table:table-cell>
          <table:table-cell table:formula="of:=[.D258]/([.B258]+[.C258]+[.D258])" office:value-type="float" office:value="0">
            <text:p>0</text:p>
          </table:table-cell>
          <table:table-cell office:value-type="float" office:value="617">
            <text:p>617</text:p>
          </table:table-cell>
          <table:table-cell table:formula="of:=[.F258]*[.$R$1]+[.G258]*[.$S$1]+[.H258]*[.$T$1]" office:value-type="float" office:value="1.69809950942672">
            <text:p>1.69809950942672</text:p>
          </table:table-cell>
          <table:table-cell office:value-type="float" office:value="617">
            <text:p>617</text:p>
          </table:table-cell>
          <table:table-cell table:formula="of:=[.F258]*[.$R$2]+[.G258]*[.$S$2]+[.H258]*[.$T$2]" office:value-type="float" office:value="0.113420831960138">
            <text:p>0.113420831960138</text:p>
          </table:table-cell>
          <table:table-cell office:value-type="float" office:value="617">
            <text:p>617</text:p>
          </table:table-cell>
          <table:table-cell table:formula="of:=[.F258]*[.$R$3]+[.G258]*[.$S$3]+[.H258]*[.$T$3]" office:value-type="float" office:value="-0.00749833890881514">
            <text:p>-0.00749833890881514</text:p>
          </table:table-cell>
          <table:table-cell table:number-columns-repeated="6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.89539">
            <text:p>0.89539</text:p>
          </table:table-cell>
          <table:table-cell office:value-type="float" office:value="0.423153">
            <text:p>0.423153</text:p>
          </table:table-cell>
          <table:table-cell office:value-type="float" office:value="0">
            <text:p>0</text:p>
          </table:table-cell>
          <table:table-cell/>
          <table:table-cell table:formula="of:=[.B259]/([.B259]+[.C259]+[.D259])" office:value-type="float" office:value="0.679075312674672">
            <text:p>0.679075312674672</text:p>
          </table:table-cell>
          <table:table-cell table:formula="of:=[.C259]/([.B259]+[.C259]+[.D259])" office:value-type="float" office:value="0.320924687325328">
            <text:p>0.320924687325328</text:p>
          </table:table-cell>
          <table:table-cell table:formula="of:=[.D259]/([.B259]+[.C259]+[.D259])" office:value-type="float" office:value="0">
            <text:p>0</text:p>
          </table:table-cell>
          <table:table-cell office:value-type="float" office:value="618">
            <text:p>618</text:p>
          </table:table-cell>
          <table:table-cell table:formula="of:=[.F259]*[.$R$1]+[.G259]*[.$S$1]+[.H259]*[.$T$1]" office:value-type="float" office:value="1.70725021383451">
            <text:p>1.70725021383451</text:p>
          </table:table-cell>
          <table:table-cell office:value-type="float" office:value="618">
            <text:p>618</text:p>
          </table:table-cell>
          <table:table-cell table:formula="of:=[.F259]*[.$R$2]+[.G259]*[.$S$2]+[.H259]*[.$T$2]" office:value-type="float" office:value="0.109646281312024">
            <text:p>0.109646281312024</text:p>
          </table:table-cell>
          <table:table-cell office:value-type="float" office:value="618">
            <text:p>618</text:p>
          </table:table-cell>
          <table:table-cell table:formula="of:=[.F259]*[.$R$3]+[.G259]*[.$S$3]+[.H259]*[.$T$3]" office:value-type="float" office:value="-0.00724857922722278">
            <text:p>-0.00724857922722278</text:p>
          </table:table-cell>
          <table:table-cell table:number-columns-repeated="6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0.87603">
            <text:p>0.87603</text:p>
          </table:table-cell>
          <table:table-cell office:value-type="float" office:value="0.410526">
            <text:p>0.410526</text:p>
          </table:table-cell>
          <table:table-cell office:value-type="float" office:value="0">
            <text:p>0</text:p>
          </table:table-cell>
          <table:table-cell/>
          <table:table-cell table:formula="of:=[.B260]/([.B260]+[.C260]+[.D260])" office:value-type="float" office:value="0.680910896999431">
            <text:p>0.680910896999431</text:p>
          </table:table-cell>
          <table:table-cell table:formula="of:=[.C260]/([.B260]+[.C260]+[.D260])" office:value-type="float" office:value="0.319089103000569">
            <text:p>0.319089103000569</text:p>
          </table:table-cell>
          <table:table-cell table:formula="of:=[.D260]/([.B260]+[.C260]+[.D260])" office:value-type="float" office:value="0">
            <text:p>0</text:p>
          </table:table-cell>
          <table:table-cell office:value-type="float" office:value="619">
            <text:p>619</text:p>
          </table:table-cell>
          <table:table-cell table:formula="of:=[.F260]*[.$R$1]+[.G260]*[.$S$1]+[.H260]*[.$T$1]" office:value-type="float" office:value="1.71601990150448">
            <text:p>1.71601990150448</text:p>
          </table:table-cell>
          <table:table-cell office:value-type="float" office:value="619">
            <text:p>619</text:p>
          </table:table-cell>
          <table:table-cell table:formula="of:=[.F260]*[.$R$2]+[.G260]*[.$S$2]+[.H260]*[.$T$2]" office:value-type="float" office:value="0.106028895283221">
            <text:p>0.106028895283221</text:p>
          </table:table-cell>
          <table:table-cell office:value-type="float" office:value="619">
            <text:p>619</text:p>
          </table:table-cell>
          <table:table-cell table:formula="of:=[.F260]*[.$R$3]+[.G260]*[.$S$3]+[.H260]*[.$T$3]" office:value-type="float" office:value="-0.0070092190312742">
            <text:p>-0.0070092190312742</text:p>
          </table:table-cell>
          <table:table-cell table:number-columns-repeated="6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856297">
            <text:p>0.856297</text:p>
          </table:table-cell>
          <table:table-cell office:value-type="float" office:value="0.398057">
            <text:p>0.398057</text:p>
          </table:table-cell>
          <table:table-cell office:value-type="float" office:value="0">
            <text:p>0</text:p>
          </table:table-cell>
          <table:table-cell/>
          <table:table-cell table:formula="of:=[.B261]/([.B261]+[.C261]+[.D261])" office:value-type="float" office:value="0.68265975952562">
            <text:p>0.68265975952562</text:p>
          </table:table-cell>
          <table:table-cell table:formula="of:=[.C261]/([.B261]+[.C261]+[.D261])" office:value-type="float" office:value="0.31734024047438">
            <text:p>0.31734024047438</text:p>
          </table:table-cell>
          <table:table-cell table:formula="of:=[.D261]/([.B261]+[.C261]+[.D261])" office:value-type="float" office:value="0">
            <text:p>0</text:p>
          </table:table-cell>
          <table:table-cell office:value-type="float" office:value="620">
            <text:p>620</text:p>
          </table:table-cell>
          <table:table-cell table:formula="of:=[.F261]*[.$R$1]+[.G261]*[.$S$1]+[.H261]*[.$T$1]" office:value-type="float" office:value="1.7243752671096">
            <text:p>1.7243752671096</text:p>
          </table:table-cell>
          <table:table-cell office:value-type="float" office:value="620">
            <text:p>620</text:p>
          </table:table-cell>
          <table:table-cell table:formula="of:=[.F261]*[.$R$2]+[.G261]*[.$S$2]+[.H261]*[.$T$2]" office:value-type="float" office:value="0.10258241190286">
            <text:p>0.10258241190286</text:p>
          </table:table-cell>
          <table:table-cell office:value-type="float" office:value="620">
            <text:p>620</text:p>
          </table:table-cell>
          <table:table-cell table:formula="of:=[.F261]*[.$R$3]+[.G261]*[.$S$3]+[.H261]*[.$T$3]" office:value-type="float" office:value="-0.00678116735785911">
            <text:p>-0.00678116735785911</text:p>
          </table:table-cell>
          <table:table-cell table:number-columns-repeated="6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.83635">
            <text:p>0.83635</text:p>
          </table:table-cell>
          <table:table-cell office:value-type="float" office:value="0.385835">
            <text:p>0.385835</text:p>
          </table:table-cell>
          <table:table-cell office:value-type="float" office:value="0">
            <text:p>0</text:p>
          </table:table-cell>
          <table:table-cell/>
          <table:table-cell table:formula="of:=[.B262]/([.B262]+[.C262]+[.D262])" office:value-type="float" office:value="0.68430720390121">
            <text:p>0.68430720390121</text:p>
          </table:table-cell>
          <table:table-cell table:formula="of:=[.C262]/([.B262]+[.C262]+[.D262])" office:value-type="float" office:value="0.31569279609879">
            <text:p>0.31569279609879</text:p>
          </table:table-cell>
          <table:table-cell table:formula="of:=[.D262]/([.B262]+[.C262]+[.D262])" office:value-type="float" office:value="0">
            <text:p>0</text:p>
          </table:table-cell>
          <table:table-cell office:value-type="float" office:value="621">
            <text:p>621</text:p>
          </table:table-cell>
          <table:table-cell table:formula="of:=[.F262]*[.$R$1]+[.G262]*[.$S$1]+[.H262]*[.$T$1]" office:value-type="float" office:value="1.73224609735842">
            <text:p>1.73224609735842</text:p>
          </table:table-cell>
          <table:table-cell office:value-type="float" office:value="621">
            <text:p>621</text:p>
          </table:table-cell>
          <table:table-cell table:formula="of:=[.F262]*[.$R$2]+[.G262]*[.$S$2]+[.H262]*[.$T$2]" office:value-type="float" office:value="0.099335793271886">
            <text:p>0.099335793271886</text:p>
          </table:table-cell>
          <table:table-cell office:value-type="float" office:value="621">
            <text:p>621</text:p>
          </table:table-cell>
          <table:table-cell table:formula="of:=[.F262]*[.$R$3]+[.G262]*[.$S$3]+[.H262]*[.$T$3]" office:value-type="float" office:value="-0.00656634061128225">
            <text:p>-0.00656634061128225</text:p>
          </table:table-cell>
          <table:table-cell table:number-columns-repeated="6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0.81629">
            <text:p>0.81629</text:p>
          </table:table-cell>
          <table:table-cell office:value-type="float" office:value="0.373951">
            <text:p>0.373951</text:p>
          </table:table-cell>
          <table:table-cell office:value-type="float" office:value="0">
            <text:p>0</text:p>
          </table:table-cell>
          <table:table-cell/>
          <table:table-cell table:formula="of:=[.B263]/([.B263]+[.C263]+[.D263])" office:value-type="float" office:value="0.685819090419503">
            <text:p>0.685819090419503</text:p>
          </table:table-cell>
          <table:table-cell table:formula="of:=[.C263]/([.B263]+[.C263]+[.D263])" office:value-type="float" office:value="0.314180909580497">
            <text:p>0.314180909580497</text:p>
          </table:table-cell>
          <table:table-cell table:formula="of:=[.D263]/([.B263]+[.C263]+[.D263])" office:value-type="float" office:value="0">
            <text:p>0</text:p>
          </table:table-cell>
          <table:table-cell office:value-type="float" office:value="622">
            <text:p>622</text:p>
          </table:table-cell>
          <table:table-cell table:formula="of:=[.F263]*[.$R$1]+[.G263]*[.$S$1]+[.H263]*[.$T$1]" office:value-type="float" office:value="1.73946928638822">
            <text:p>1.73946928638822</text:p>
          </table:table-cell>
          <table:table-cell office:value-type="float" office:value="622">
            <text:p>622</text:p>
          </table:table-cell>
          <table:table-cell table:formula="of:=[.F263]*[.$R$2]+[.G263]*[.$S$2]+[.H263]*[.$T$2]" office:value-type="float" office:value="0.0963563185102848">
            <text:p>0.0963563185102848</text:p>
          </table:table-cell>
          <table:table-cell office:value-type="float" office:value="622">
            <text:p>622</text:p>
          </table:table-cell>
          <table:table-cell table:formula="of:=[.F263]*[.$R$3]+[.G263]*[.$S$3]+[.H263]*[.$T$3]" office:value-type="float" office:value="-0.00636919060929678">
            <text:p>-0.00636919060929678</text:p>
          </table:table-cell>
          <table:table-cell table:number-columns-repeated="6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0.79605">
            <text:p>0.79605</text:p>
          </table:table-cell>
          <table:table-cell office:value-type="float" office:value="0.362311">
            <text:p>0.362311</text:p>
          </table:table-cell>
          <table:table-cell office:value-type="float" office:value="0">
            <text:p>0</text:p>
          </table:table-cell>
          <table:table-cell/>
          <table:table-cell table:formula="of:=[.B264]/([.B264]+[.C264]+[.D264])" office:value-type="float" office:value="0.687220995872617">
            <text:p>0.687220995872617</text:p>
          </table:table-cell>
          <table:table-cell table:formula="of:=[.C264]/([.B264]+[.C264]+[.D264])" office:value-type="float" office:value="0.312779004127383">
            <text:p>0.312779004127383</text:p>
          </table:table-cell>
          <table:table-cell table:formula="of:=[.D264]/([.B264]+[.C264]+[.D264])" office:value-type="float" office:value="0">
            <text:p>0</text:p>
          </table:table-cell>
          <table:table-cell office:value-type="float" office:value="623">
            <text:p>623</text:p>
          </table:table-cell>
          <table:table-cell table:formula="of:=[.F264]*[.$R$1]+[.G264]*[.$S$1]+[.H264]*[.$T$1]" office:value-type="float" office:value="1.74616702988101">
            <text:p>1.74616702988101</text:p>
          </table:table-cell>
          <table:table-cell office:value-type="float" office:value="623">
            <text:p>623</text:p>
          </table:table-cell>
          <table:table-cell table:formula="of:=[.F264]*[.$R$2]+[.G264]*[.$S$2]+[.H264]*[.$T$2]" office:value-type="float" office:value="0.0935935834338344">
            <text:p>0.0935935834338344</text:p>
          </table:table-cell>
          <table:table-cell office:value-type="float" office:value="623">
            <text:p>623</text:p>
          </table:table-cell>
          <table:table-cell table:formula="of:=[.F264]*[.$R$3]+[.G264]*[.$S$3]+[.H264]*[.$T$3]" office:value-type="float" office:value="-0.0061863821382108">
            <text:p>-0.0061863821382108</text:p>
          </table:table-cell>
          <table:table-cell table:number-columns-repeated="6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.77561">
            <text:p>0.77561</text:p>
          </table:table-cell>
          <table:table-cell office:value-type="float" office:value="0.350863">
            <text:p>0.350863</text:p>
          </table:table-cell>
          <table:table-cell office:value-type="float" office:value="0">
            <text:p>0</text:p>
          </table:table-cell>
          <table:table-cell/>
          <table:table-cell table:formula="of:=[.B265]/([.B265]+[.C265]+[.D265])" office:value-type="float" office:value="0.688529596359611">
            <text:p>0.688529596359611</text:p>
          </table:table-cell>
          <table:table-cell table:formula="of:=[.C265]/([.B265]+[.C265]+[.D265])" office:value-type="float" office:value="0.311470403640389">
            <text:p>0.311470403640389</text:p>
          </table:table-cell>
          <table:table-cell table:formula="of:=[.D265]/([.B265]+[.C265]+[.D265])" office:value-type="float" office:value="0">
            <text:p>0</text:p>
          </table:table-cell>
          <table:table-cell office:value-type="float" office:value="624">
            <text:p>624</text:p>
          </table:table-cell>
          <table:table-cell table:formula="of:=[.F265]*[.$R$1]+[.G265]*[.$S$1]+[.H265]*[.$T$1]" office:value-type="float" office:value="1.75241899956768">
            <text:p>1.75241899956768</text:p>
          </table:table-cell>
          <table:table-cell office:value-type="float" office:value="624">
            <text:p>624</text:p>
          </table:table-cell>
          <table:table-cell table:formula="of:=[.F265]*[.$R$2]+[.G265]*[.$S$2]+[.H265]*[.$T$2]" office:value-type="float" office:value="0.0910147244541147">
            <text:p>0.0910147244541147</text:p>
          </table:table-cell>
          <table:table-cell office:value-type="float" office:value="624">
            <text:p>624</text:p>
          </table:table-cell>
          <table:table-cell table:formula="of:=[.F265]*[.$R$3]+[.G265]*[.$S$3]+[.H265]*[.$T$3]" office:value-type="float" office:value="-0.00601574063470674">
            <text:p>-0.00601574063470674</text:p>
          </table:table-cell>
          <table:table-cell table:number-columns-repeated="6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75493">
            <text:p>0.75493</text:p>
          </table:table-cell>
          <table:table-cell office:value-type="float" office:value="0.339554">
            <text:p>0.339554</text:p>
          </table:table-cell>
          <table:table-cell office:value-type="float" office:value="0">
            <text:p>0</text:p>
          </table:table-cell>
          <table:table-cell/>
          <table:table-cell table:formula="of:=[.B266]/([.B266]+[.C266]+[.D266])" office:value-type="float" office:value="0.689758826990618">
            <text:p>0.689758826990618</text:p>
          </table:table-cell>
          <table:table-cell table:formula="of:=[.C266]/([.B266]+[.C266]+[.D266])" office:value-type="float" office:value="0.310241173009382">
            <text:p>0.310241173009382</text:p>
          </table:table-cell>
          <table:table-cell table:formula="of:=[.D266]/([.B266]+[.C266]+[.D266])" office:value-type="float" office:value="0">
            <text:p>0</text:p>
          </table:table-cell>
          <table:table-cell office:value-type="float" office:value="625">
            <text:p>625</text:p>
          </table:table-cell>
          <table:table-cell table:formula="of:=[.F266]*[.$R$1]+[.G266]*[.$S$1]+[.H266]*[.$T$1]" office:value-type="float" office:value="1.75829177183038">
            <text:p>1.75829177183038</text:p>
          </table:table-cell>
          <table:table-cell office:value-type="float" office:value="625">
            <text:p>625</text:p>
          </table:table-cell>
          <table:table-cell table:formula="of:=[.F266]*[.$R$2]+[.G266]*[.$S$2]+[.H266]*[.$T$2]" office:value-type="float" office:value="0.0885922796495882">
            <text:p>0.0885922796495882</text:p>
          </table:table-cell>
          <table:table-cell office:value-type="float" office:value="625">
            <text:p>625</text:p>
          </table:table-cell>
          <table:table-cell table:formula="of:=[.F266]*[.$R$3]+[.G266]*[.$S$3]+[.H266]*[.$T$3]" office:value-type="float" office:value="-0.00585544896042336">
            <text:p>-0.00585544896042336</text:p>
          </table:table-cell>
          <table:table-cell table:number-columns-repeated="6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0.73399">
            <text:p>0.73399</text:p>
          </table:table-cell>
          <table:table-cell office:value-type="float" office:value="0.328309">
            <text:p>0.328309</text:p>
          </table:table-cell>
          <table:table-cell office:value-type="float" office:value="0">
            <text:p>0</text:p>
          </table:table-cell>
          <table:table-cell/>
          <table:table-cell table:formula="of:=[.B267]/([.B267]+[.C267]+[.D267])" office:value-type="float" office:value="0.69094482815102">
            <text:p>0.69094482815102</text:p>
          </table:table-cell>
          <table:table-cell table:formula="of:=[.C267]/([.B267]+[.C267]+[.D267])" office:value-type="float" office:value="0.30905517184898">
            <text:p>0.30905517184898</text:p>
          </table:table-cell>
          <table:table-cell table:formula="of:=[.D267]/([.B267]+[.C267]+[.D267])" office:value-type="float" office:value="0">
            <text:p>0</text:p>
          </table:table-cell>
          <table:table-cell office:value-type="float" office:value="626">
            <text:p>626</text:p>
          </table:table-cell>
          <table:table-cell table:formula="of:=[.F267]*[.$R$1]+[.G267]*[.$S$1]+[.H267]*[.$T$1]" office:value-type="float" office:value="1.76395801097431">
            <text:p>1.76395801097431</text:p>
          </table:table-cell>
          <table:table-cell office:value-type="float" office:value="626">
            <text:p>626</text:p>
          </table:table-cell>
          <table:table-cell table:formula="of:=[.F267]*[.$R$2]+[.G267]*[.$S$2]+[.H267]*[.$T$2]" office:value-type="float" office:value="0.0862550271627856">
            <text:p>0.0862550271627856</text:p>
          </table:table-cell>
          <table:table-cell office:value-type="float" office:value="626">
            <text:p>626</text:p>
          </table:table-cell>
          <table:table-cell table:formula="of:=[.F267]*[.$R$3]+[.G267]*[.$S$3]+[.H267]*[.$T$3]" office:value-type="float" office:value="-0.00570079440910705">
            <text:p>-0.00570079440910705</text:p>
          </table:table-cell>
          <table:table-cell table:number-columns-repeated="6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71278">
            <text:p>0.71278</text:p>
          </table:table-cell>
          <table:table-cell office:value-type="float" office:value="0.317118">
            <text:p>0.317118</text:p>
          </table:table-cell>
          <table:table-cell office:value-type="float" office:value="0">
            <text:p>0</text:p>
          </table:table-cell>
          <table:table-cell/>
          <table:table-cell table:formula="of:=[.B268]/([.B268]+[.C268]+[.D268])" office:value-type="float" office:value="0.692087954341109">
            <text:p>0.692087954341109</text:p>
          </table:table-cell>
          <table:table-cell table:formula="of:=[.C268]/([.B268]+[.C268]+[.D268])" office:value-type="float" office:value="0.30791204565889">
            <text:p>0.30791204565889</text:p>
          </table:table-cell>
          <table:table-cell table:formula="of:=[.D268]/([.B268]+[.C268]+[.D268])" office:value-type="float" office:value="0">
            <text:p>0</text:p>
          </table:table-cell>
          <table:table-cell office:value-type="float" office:value="627">
            <text:p>627</text:p>
          </table:table-cell>
          <table:table-cell table:formula="of:=[.F268]*[.$R$1]+[.G268]*[.$S$1]+[.H268]*[.$T$1]" office:value-type="float" office:value="1.76941941066008">
            <text:p>1.76941941066008</text:p>
          </table:table-cell>
          <table:table-cell office:value-type="float" office:value="627">
            <text:p>627</text:p>
          </table:table-cell>
          <table:table-cell table:formula="of:=[.F268]*[.$R$2]+[.G268]*[.$S$2]+[.H268]*[.$T$2]" office:value-type="float" office:value="0.0840022683799755">
            <text:p>0.0840022683799755</text:p>
          </table:table-cell>
          <table:table-cell office:value-type="float" office:value="627">
            <text:p>627</text:p>
          </table:table-cell>
          <table:table-cell table:formula="of:=[.F268]*[.$R$3]+[.G268]*[.$S$3]+[.H268]*[.$T$3]" office:value-type="float" office:value="-0.00555173075391933">
            <text:p>-0.00555173075391933</text:p>
          </table:table-cell>
          <table:table-cell table:number-columns-repeated="6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69129">
            <text:p>0.69129</text:p>
          </table:table-cell>
          <table:table-cell office:value-type="float" office:value="0.305936">
            <text:p>0.305936</text:p>
          </table:table-cell>
          <table:table-cell office:value-type="float" office:value="0">
            <text:p>0</text:p>
          </table:table-cell>
          <table:table-cell/>
          <table:table-cell table:formula="of:=[.B269]/([.B269]+[.C269]+[.D269])" office:value-type="float" office:value="0.69321297278651">
            <text:p>0.69321297278651</text:p>
          </table:table-cell>
          <table:table-cell table:formula="of:=[.C269]/([.B269]+[.C269]+[.D269])" office:value-type="float" office:value="0.30678702721349">
            <text:p>0.30678702721349</text:p>
          </table:table-cell>
          <table:table-cell table:formula="of:=[.D269]/([.B269]+[.C269]+[.D269])" office:value-type="float" office:value="0">
            <text:p>0</text:p>
          </table:table-cell>
          <table:table-cell office:value-type="float" office:value="628">
            <text:p>628</text:p>
          </table:table-cell>
          <table:table-cell table:formula="of:=[.F269]*[.$R$1]+[.G269]*[.$S$1]+[.H269]*[.$T$1]" office:value-type="float" office:value="1.77479429878483">
            <text:p>1.77479429878483</text:p>
          </table:table-cell>
          <table:table-cell office:value-type="float" office:value="628">
            <text:p>628</text:p>
          </table:table-cell>
          <table:table-cell table:formula="of:=[.F269]*[.$R$2]+[.G269]*[.$S$2]+[.H269]*[.$T$2]" office:value-type="float" office:value="0.0817851945296251">
            <text:p>0.0817851945296251</text:p>
          </table:table-cell>
          <table:table-cell office:value-type="float" office:value="628">
            <text:p>628</text:p>
          </table:table-cell>
          <table:table-cell table:formula="of:=[.F269]*[.$R$3]+[.G269]*[.$S$3]+[.H269]*[.$T$3]" office:value-type="float" office:value="-0.00540502834863913">
            <text:p>-0.00540502834863913</text:p>
          </table:table-cell>
          <table:table-cell table:number-columns-repeated="6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.66952">
            <text:p>0.66952</text:p>
          </table:table-cell>
          <table:table-cell office:value-type="float" office:value="0.294737">
            <text:p>0.294737</text:p>
          </table:table-cell>
          <table:table-cell office:value-type="float" office:value="0">
            <text:p>0</text:p>
          </table:table-cell>
          <table:table-cell/>
          <table:table-cell table:formula="of:=[.B270]/([.B270]+[.C270]+[.D270])" office:value-type="float" office:value="0.694337712871154">
            <text:p>0.694337712871154</text:p>
          </table:table-cell>
          <table:table-cell table:formula="of:=[.C270]/([.B270]+[.C270]+[.D270])" office:value-type="float" office:value="0.305662287128846">
            <text:p>0.305662287128846</text:p>
          </table:table-cell>
          <table:table-cell table:formula="of:=[.D270]/([.B270]+[.C270]+[.D270])" office:value-type="float" office:value="0">
            <text:p>0</text:p>
          </table:table-cell>
          <table:table-cell office:value-type="float" office:value="629">
            <text:p>629</text:p>
          </table:table-cell>
          <table:table-cell table:formula="of:=[.F270]*[.$R$1]+[.G270]*[.$S$1]+[.H270]*[.$T$1]" office:value-type="float" office:value="1.78016785701322">
            <text:p>1.78016785701322</text:p>
          </table:table-cell>
          <table:table-cell office:value-type="float" office:value="629">
            <text:p>629</text:p>
          </table:table-cell>
          <table:table-cell table:formula="of:=[.F270]*[.$R$2]+[.G270]*[.$S$2]+[.H270]*[.$T$2]" office:value-type="float" office:value="0.0795686692448174">
            <text:p>0.0795686692448174</text:p>
          </table:table-cell>
          <table:table-cell office:value-type="float" office:value="629">
            <text:p>629</text:p>
          </table:table-cell>
          <table:table-cell table:formula="of:=[.F270]*[.$R$3]+[.G270]*[.$S$3]+[.H270]*[.$T$3]" office:value-type="float" office:value="-0.00525836224160156">
            <text:p>-0.00525836224160156</text:p>
          </table:table-cell>
          <table:table-cell table:number-columns-repeated="6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.647467">
            <text:p>0.647467</text:p>
          </table:table-cell>
          <table:table-cell office:value-type="float" office:value="0.283493">
            <text:p>0.283493</text:p>
          </table:table-cell>
          <table:table-cell office:value-type="float" office:value="0">
            <text:p>0</text:p>
          </table:table-cell>
          <table:table-cell/>
          <table:table-cell table:formula="of:=[.B271]/([.B271]+[.C271]+[.D271])" office:value-type="float" office:value="0.695483157171092">
            <text:p>0.695483157171092</text:p>
          </table:table-cell>
          <table:table-cell table:formula="of:=[.C271]/([.B271]+[.C271]+[.D271])" office:value-type="float" office:value="0.304516842828908">
            <text:p>0.304516842828908</text:p>
          </table:table-cell>
          <table:table-cell table:formula="of:=[.D271]/([.B271]+[.C271]+[.D271])"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.F271]*[.$R$1]+[.G271]*[.$S$1]+[.H271]*[.$T$1]" office:value-type="float" office:value="1.78564033170061">
            <text:p>1.78564033170061</text:p>
          </table:table-cell>
          <table:table-cell office:value-type="float" office:value="630">
            <text:p>630</text:p>
          </table:table-cell>
          <table:table-cell table:formula="of:=[.F271]*[.$R$2]+[.G271]*[.$S$2]+[.H271]*[.$T$2]" office:value-type="float" office:value="0.0773113421629286">
            <text:p>0.0773113421629286</text:p>
          </table:table-cell>
          <table:table-cell office:value-type="float" office:value="630">
            <text:p>630</text:p>
          </table:table-cell>
          <table:table-cell table:formula="of:=[.F271]*[.$R$3]+[.G271]*[.$S$3]+[.H271]*[.$T$3]" office:value-type="float" office:value="-0.00510899630488958">
            <text:p>-0.00510899630488958</text:p>
          </table:table-cell>
          <table:table-cell table:number-columns-repeated="6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0.62511">
            <text:p>0.62511</text:p>
          </table:table-cell>
          <table:table-cell office:value-type="float" office:value="0.272222">
            <text:p>0.272222</text:p>
          </table:table-cell>
          <table:table-cell office:value-type="float" office:value="0">
            <text:p>0</text:p>
          </table:table-cell>
          <table:table-cell/>
          <table:table-cell table:formula="of:=[.B272]/([.B272]+[.C272]+[.D272])" office:value-type="float" office:value="0.696631792914997">
            <text:p>0.696631792914997</text:p>
          </table:table-cell>
          <table:table-cell table:formula="of:=[.C272]/([.B272]+[.C272]+[.D272])" office:value-type="float" office:value="0.303368207085003">
            <text:p>0.303368207085003</text:p>
          </table:table-cell>
          <table:table-cell table:formula="of:=[.D272]/([.B272]+[.C272]+[.D272])" office:value-type="float" office:value="0">
            <text:p>0</text:p>
          </table:table-cell>
          <table:table-cell office:value-type="float" office:value="631">
            <text:p>631</text:p>
          </table:table-cell>
          <table:table-cell table:formula="of:=[.F272]*[.$R$1]+[.G272]*[.$S$1]+[.H272]*[.$T$1]" office:value-type="float" office:value="1.79112805383069">
            <text:p>1.79112805383069</text:p>
          </table:table-cell>
          <table:table-cell office:value-type="float" office:value="631">
            <text:p>631</text:p>
          </table:table-cell>
          <table:table-cell table:formula="of:=[.F272]*[.$R$2]+[.G272]*[.$S$2]+[.H272]*[.$T$2]" office:value-type="float" office:value="0.0750477257024156">
            <text:p>0.0750477257024156</text:p>
          </table:table-cell>
          <table:table-cell office:value-type="float" office:value="631">
            <text:p>631</text:p>
          </table:table-cell>
          <table:table-cell table:formula="of:=[.F272]*[.$R$3]+[.G272]*[.$S$3]+[.H272]*[.$T$3]" office:value-type="float" office:value="-0.00495921420388442">
            <text:p>-0.00495921420388442</text:p>
          </table:table-cell>
          <table:table-cell table:number-columns-repeated="6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60252">
            <text:p>0.60252</text:p>
          </table:table-cell>
          <table:table-cell office:value-type="float" office:value="0.26099">
            <text:p>0.26099</text:p>
          </table:table-cell>
          <table:table-cell office:value-type="float" office:value="0">
            <text:p>0</text:p>
          </table:table-cell>
          <table:table-cell/>
          <table:table-cell table:formula="of:=[.B273]/([.B273]+[.C273]+[.D273])" office:value-type="float" office:value="0.697756829683501">
            <text:p>0.697756829683501</text:p>
          </table:table-cell>
          <table:table-cell table:formula="of:=[.C273]/([.B273]+[.C273]+[.D273])" office:value-type="float" office:value="0.302243170316499">
            <text:p>0.302243170316499</text:p>
          </table:table-cell>
          <table:table-cell table:formula="of:=[.D273]/([.B273]+[.C273]+[.D273])" office:value-type="float" office:value="0">
            <text:p>0</text:p>
          </table:table-cell>
          <table:table-cell office:value-type="float" office:value="632">
            <text:p>632</text:p>
          </table:table-cell>
          <table:table-cell table:formula="of:=[.F273]*[.$R$1]+[.G273]*[.$S$1]+[.H273]*[.$T$1]" office:value-type="float" office:value="1.79650302949589">
            <text:p>1.79650302949589</text:p>
          </table:table-cell>
          <table:table-cell office:value-type="float" office:value="632">
            <text:p>632</text:p>
          </table:table-cell>
          <table:table-cell table:formula="of:=[.F273]*[.$R$2]+[.G273]*[.$S$2]+[.H273]*[.$T$2]" office:value-type="float" office:value="0.0728306157427245">
            <text:p>0.0728306157427245</text:p>
          </table:table-cell>
          <table:table-cell office:value-type="float" office:value="632">
            <text:p>632</text:p>
          </table:table-cell>
          <table:table-cell table:formula="of:=[.F273]*[.$R$3]+[.G273]*[.$S$3]+[.H273]*[.$T$3]" office:value-type="float" office:value="-0.00481250940927147">
            <text:p>-0.00481250940927147</text:p>
          </table:table-cell>
          <table:table-cell table:number-columns-repeated="6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0.57989">
            <text:p>0.57989</text:p>
          </table:table-cell>
          <table:table-cell office:value-type="float" office:value="0.249877">
            <text:p>0.249877</text:p>
          </table:table-cell>
          <table:table-cell office:value-type="float" office:value="0">
            <text:p>0</text:p>
          </table:table-cell>
          <table:table-cell/>
          <table:table-cell table:formula="of:=[.B274]/([.B274]+[.C274]+[.D274])" office:value-type="float" office:value="0.698858836275726">
            <text:p>0.698858836275726</text:p>
          </table:table-cell>
          <table:table-cell table:formula="of:=[.C274]/([.B274]+[.C274]+[.D274])" office:value-type="float" office:value="0.301141163724274">
            <text:p>0.301141163724274</text:p>
          </table:table-cell>
          <table:table-cell table:formula="of:=[.D274]/([.B274]+[.C274]+[.D274])" office:value-type="float" office:value="0">
            <text:p>0</text:p>
          </table:table-cell>
          <table:table-cell office:value-type="float" office:value="633">
            <text:p>633</text:p>
          </table:table-cell>
          <table:table-cell table:formula="of:=[.F274]*[.$R$1]+[.G274]*[.$S$1]+[.H274]*[.$T$1]" office:value-type="float" office:value="1.80176797619091">
            <text:p>1.80176797619091</text:p>
          </table:table-cell>
          <table:table-cell office:value-type="float" office:value="633">
            <text:p>633</text:p>
          </table:table-cell>
          <table:table-cell table:formula="of:=[.F274]*[.$R$2]+[.G274]*[.$S$2]+[.H274]*[.$T$2]" office:value-type="float" office:value="0.0706588913514275">
            <text:p>0.0706588913514275</text:p>
          </table:table-cell>
          <table:table-cell office:value-type="float" office:value="633">
            <text:p>633</text:p>
          </table:table-cell>
          <table:table-cell table:formula="of:=[.F274]*[.$R$3]+[.G274]*[.$S$3]+[.H274]*[.$T$3]" office:value-type="float" office:value="-0.00466880774964538">
            <text:p>-0.00466880774964538</text:p>
          </table:table-cell>
          <table:table-cell table:number-columns-repeated="6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.55737">
            <text:p>0.55737</text:p>
          </table:table-cell>
          <table:table-cell office:value-type="float" office:value="0.238946">
            <text:p>0.238946</text:p>
          </table:table-cell>
          <table:table-cell office:value-type="float" office:value="0">
            <text:p>0</text:p>
          </table:table-cell>
          <table:table-cell/>
          <table:table-cell table:formula="of:=[.B275]/([.B275]+[.C275]+[.D275])" office:value-type="float" office:value="0.699935703916536">
            <text:p>0.699935703916536</text:p>
          </table:table-cell>
          <table:table-cell table:formula="of:=[.C275]/([.B275]+[.C275]+[.D275])" office:value-type="float" office:value="0.300064296083464">
            <text:p>0.300064296083464</text:p>
          </table:table-cell>
          <table:table-cell table:formula="of:=[.D275]/([.B275]+[.C275]+[.D275])" office:value-type="float" office:value="0">
            <text:p>0</text:p>
          </table:table-cell>
          <table:table-cell office:value-type="float" office:value="634">
            <text:p>634</text:p>
          </table:table-cell>
          <table:table-cell table:formula="of:=[.F275]*[.$R$1]+[.G275]*[.$S$1]+[.H275]*[.$T$1]" office:value-type="float" office:value="1.80691281903164">
            <text:p>1.80691281903164</text:p>
          </table:table-cell>
          <table:table-cell office:value-type="float" office:value="634">
            <text:p>634</text:p>
          </table:table-cell>
          <table:table-cell table:formula="of:=[.F275]*[.$R$2]+[.G275]*[.$S$2]+[.H275]*[.$T$2]" office:value-type="float" office:value="0.0685367082916831">
            <text:p>0.0685367082916831</text:p>
          </table:table-cell>
          <table:table-cell office:value-type="float" office:value="634">
            <text:p>634</text:p>
          </table:table-cell>
          <table:table-cell table:formula="of:=[.F275]*[.$R$3]+[.G275]*[.$S$3]+[.H275]*[.$T$3]" office:value-type="float" office:value="-0.00452838420928375">
            <text:p>-0.00452838420928375</text:p>
          </table:table-cell>
          <table:table-cell table:number-columns-repeated="6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53511">
            <text:p>0.53511</text:p>
          </table:table-cell>
          <table:table-cell office:value-type="float" office:value="0.228254">
            <text:p>0.228254</text:p>
          </table:table-cell>
          <table:table-cell office:value-type="float" office:value="0">
            <text:p>0</text:p>
          </table:table-cell>
          <table:table-cell/>
          <table:table-cell table:formula="of:=[.B276]/([.B276]+[.C276]+[.D276])" office:value-type="float" office:value="0.700989305233152">
            <text:p>0.700989305233152</text:p>
          </table:table-cell>
          <table:table-cell table:formula="of:=[.C276]/([.B276]+[.C276]+[.D276])" office:value-type="float" office:value="0.299010694766848">
            <text:p>0.299010694766848</text:p>
          </table:table-cell>
          <table:table-cell table:formula="of:=[.D276]/([.B276]+[.C276]+[.D276])" office:value-type="float" office:value="0">
            <text:p>0</text:p>
          </table:table-cell>
          <table:table-cell office:value-type="float" office:value="635">
            <text:p>635</text:p>
          </table:table-cell>
          <table:table-cell table:formula="of:=[.F276]*[.$R$1]+[.G276]*[.$S$1]+[.H276]*[.$T$1]" office:value-type="float" office:value="1.81194650468191">
            <text:p>1.81194650468191</text:p>
          </table:table-cell>
          <table:table-cell office:value-type="float" office:value="635">
            <text:p>635</text:p>
          </table:table-cell>
          <table:table-cell table:formula="of:=[.F276]*[.$R$2]+[.G276]*[.$S$2]+[.H276]*[.$T$2]" office:value-type="float" office:value="0.0664603761770269">
            <text:p>0.0664603761770269</text:p>
          </table:table-cell>
          <table:table-cell office:value-type="float" office:value="635">
            <text:p>635</text:p>
          </table:table-cell>
          <table:table-cell table:formula="of:=[.F276]*[.$R$3]+[.G276]*[.$S$3]+[.H276]*[.$T$3]" office:value-type="float" office:value="-0.00439099459759696">
            <text:p>-0.00439099459759696</text:p>
          </table:table-cell>
          <table:table-cell table:number-columns-repeated="6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0.51324">
            <text:p>0.51324</text:p>
          </table:table-cell>
          <table:table-cell office:value-type="float" office:value="0.217853">
            <text:p>0.217853</text:p>
          </table:table-cell>
          <table:table-cell office:value-type="float" office:value="0">
            <text:p>0</text:p>
          </table:table-cell>
          <table:table-cell/>
          <table:table-cell table:formula="of:=[.B277]/([.B277]+[.C277]+[.D277])" office:value-type="float" office:value="0.702017390400401">
            <text:p>0.702017390400401</text:p>
          </table:table-cell>
          <table:table-cell table:formula="of:=[.C277]/([.B277]+[.C277]+[.D277])" office:value-type="float" office:value="0.297982609599599">
            <text:p>0.297982609599599</text:p>
          </table:table-cell>
          <table:table-cell table:formula="of:=[.D277]/([.B277]+[.C277]+[.D277])" office:value-type="float" office:value="0">
            <text:p>0</text:p>
          </table:table-cell>
          <table:table-cell office:value-type="float" office:value="636">
            <text:p>636</text:p>
          </table:table-cell>
          <table:table-cell table:formula="of:=[.F277]*[.$R$1]+[.G277]*[.$S$1]+[.H277]*[.$T$1]" office:value-type="float" office:value="1.81685828437695">
            <text:p>1.81685828437695</text:p>
          </table:table-cell>
          <table:table-cell office:value-type="float" office:value="636">
            <text:p>636</text:p>
          </table:table-cell>
          <table:table-cell table:formula="of:=[.F277]*[.$R$2]+[.G277]*[.$S$2]+[.H277]*[.$T$2]" office:value-type="float" office:value="0.0644343287379306">
            <text:p>0.0644343287379306</text:p>
          </table:table-cell>
          <table:table-cell office:value-type="float" office:value="636">
            <text:p>636</text:p>
          </table:table-cell>
          <table:table-cell table:formula="of:=[.F277]*[.$R$3]+[.G277]*[.$S$3]+[.H277]*[.$T$3]" office:value-type="float" office:value="-0.00425693229178778">
            <text:p>-0.00425693229178778</text:p>
          </table:table-cell>
          <table:table-cell table:number-columns-repeated="6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.49186">
            <text:p>0.49186</text:p>
          </table:table-cell>
          <table:table-cell office:value-type="float" office:value="0.20778">
            <text:p>0.20778</text:p>
          </table:table-cell>
          <table:table-cell office:value-type="float" office:value="0">
            <text:p>0</text:p>
          </table:table-cell>
          <table:table-cell/>
          <table:table-cell table:formula="of:=[.B278]/([.B278]+[.C278]+[.D278])" office:value-type="float" office:value="0.703018695329026">
            <text:p>0.703018695329026</text:p>
          </table:table-cell>
          <table:table-cell table:formula="of:=[.C278]/([.B278]+[.C278]+[.D278])" office:value-type="float" office:value="0.296981304670974">
            <text:p>0.296981304670974</text:p>
          </table:table-cell>
          <table:table-cell table:formula="of:=[.D278]/([.B278]+[.C278]+[.D278])" office:value-type="float" office:value="0">
            <text:p>0</text:p>
          </table:table-cell>
          <table:table-cell office:value-type="float" office:value="637">
            <text:p>637</text:p>
          </table:table-cell>
          <table:table-cell table:formula="of:=[.F278]*[.$R$1]+[.G278]*[.$S$1]+[.H278]*[.$T$1]" office:value-type="float" office:value="1.82164211880396">
            <text:p>1.82164211880396</text:p>
          </table:table-cell>
          <table:table-cell office:value-type="float" office:value="637">
            <text:p>637</text:p>
          </table:table-cell>
          <table:table-cell table:formula="of:=[.F278]*[.$R$2]+[.G278]*[.$S$2]+[.H278]*[.$T$2]" office:value-type="float" office:value="0.0624610571150878">
            <text:p>0.0624610571150878</text:p>
          </table:table-cell>
          <table:table-cell office:value-type="float" office:value="637">
            <text:p>637</text:p>
          </table:table-cell>
          <table:table-cell table:formula="of:=[.F278]*[.$R$3]+[.G278]*[.$S$3]+[.H278]*[.$T$3]" office:value-type="float" office:value="-0.00412636212909497">
            <text:p>-0.00412636212909497</text:p>
          </table:table-cell>
          <table:table-cell table:number-columns-repeated="6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.47108">
            <text:p>0.47108</text:p>
          </table:table-cell>
          <table:table-cell office:value-type="float" office:value="0.198072">
            <text:p>0.198072</text:p>
          </table:table-cell>
          <table:table-cell office:value-type="float" office:value="0">
            <text:p>0</text:p>
          </table:table-cell>
          <table:table-cell/>
          <table:table-cell table:formula="of:=[.B279]/([.B279]+[.C279]+[.D279])" office:value-type="float" office:value="0.703995504758261">
            <text:p>0.703995504758261</text:p>
          </table:table-cell>
          <table:table-cell table:formula="of:=[.C279]/([.B279]+[.C279]+[.D279])" office:value-type="float" office:value="0.296004495241739">
            <text:p>0.296004495241739</text:p>
          </table:table-cell>
          <table:table-cell table:formula="of:=[.D279]/([.B279]+[.C279]+[.D279])" office:value-type="float" office:value="0">
            <text:p>0</text:p>
          </table:table-cell>
          <table:table-cell office:value-type="float" office:value="638">
            <text:p>638</text:p>
          </table:table-cell>
          <table:table-cell table:formula="of:=[.F279]*[.$R$1]+[.G279]*[.$S$1]+[.H279]*[.$T$1]" office:value-type="float" office:value="1.82630892353307">
            <text:p>1.82630892353307</text:p>
          </table:table-cell>
          <table:table-cell office:value-type="float" office:value="638">
            <text:p>638</text:p>
          </table:table-cell>
          <table:table-cell table:formula="of:=[.F279]*[.$R$2]+[.G279]*[.$S$2]+[.H279]*[.$T$2]" office:value-type="float" office:value="0.0605360587728946">
            <text:p>0.0605360587728946</text:p>
          </table:table-cell>
          <table:table-cell office:value-type="float" office:value="638">
            <text:p>638</text:p>
          </table:table-cell>
          <table:table-cell table:formula="of:=[.F279]*[.$R$3]+[.G279]*[.$S$3]+[.H279]*[.$T$3]" office:value-type="float" office:value="-0.00399898617952274">
            <text:p>-0.00399898617952274</text:p>
          </table:table-cell>
          <table:table-cell table:number-columns-repeated="6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.45096">
            <text:p>0.45096</text:p>
          </table:table-cell>
          <table:table-cell office:value-type="float" office:value="0.188748">
            <text:p>0.188748</text:p>
          </table:table-cell>
          <table:table-cell office:value-type="float" office:value="0">
            <text:p>0</text:p>
          </table:table-cell>
          <table:table-cell/>
          <table:table-cell table:formula="of:=[.B280]/([.B280]+[.C280]+[.D280])" office:value-type="float" office:value="0.704946631900805">
            <text:p>0.704946631900805</text:p>
          </table:table-cell>
          <table:table-cell table:formula="of:=[.C280]/([.B280]+[.C280]+[.D280])" office:value-type="float" office:value="0.295053368099195">
            <text:p>0.295053368099195</text:p>
          </table:table-cell>
          <table:table-cell table:formula="of:=[.D280]/([.B280]+[.C280]+[.D280])" office:value-type="float" office:value="0">
            <text:p>0</text:p>
          </table:table-cell>
          <table:table-cell office:value-type="float" office:value="639">
            <text:p>639</text:p>
          </table:table-cell>
          <table:table-cell table:formula="of:=[.F280]*[.$R$1]+[.G280]*[.$S$1]+[.H280]*[.$T$1]" office:value-type="float" office:value="1.83085302856928">
            <text:p>1.83085302856928</text:p>
          </table:table-cell>
          <table:table-cell office:value-type="float" office:value="639">
            <text:p>639</text:p>
          </table:table-cell>
          <table:table-cell table:formula="of:=[.F280]*[.$R$2]+[.G280]*[.$S$2]+[.H280]*[.$T$2]" office:value-type="float" office:value="0.0586616725130841">
            <text:p>0.0586616725130841</text:p>
          </table:table-cell>
          <table:table-cell office:value-type="float" office:value="639">
            <text:p>639</text:p>
          </table:table-cell>
          <table:table-cell table:formula="of:=[.F280]*[.$R$3]+[.G280]*[.$S$3]+[.H280]*[.$T$3]" office:value-type="float" office:value="-0.00387495920013507">
            <text:p>-0.00387495920013507</text:p>
          </table:table-cell>
          <table:table-cell table:number-columns-repeated="6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431567">
            <text:p>0.431567</text:p>
          </table:table-cell>
          <table:table-cell office:value-type="float" office:value="0.179828">
            <text:p>0.179828</text:p>
          </table:table-cell>
          <table:table-cell office:value-type="float" office:value="0">
            <text:p>0</text:p>
          </table:table-cell>
          <table:table-cell/>
          <table:table-cell table:formula="of:=[.B281]/([.B281]+[.C281]+[.D281])" office:value-type="float" office:value="0.705872635530222">
            <text:p>0.705872635530222</text:p>
          </table:table-cell>
          <table:table-cell table:formula="of:=[.C281]/([.B281]+[.C281]+[.D281])" office:value-type="float" office:value="0.294127364469778">
            <text:p>0.294127364469778</text:p>
          </table:table-cell>
          <table:table-cell table:formula="of:=[.D281]/([.B281]+[.C281]+[.D281])" office:value-type="float" office:value="0">
            <text:p>0</text:p>
          </table:table-cell>
          <table:table-cell office:value-type="float" office:value="640">
            <text:p>640</text:p>
          </table:table-cell>
          <table:table-cell table:formula="of:=[.F281]*[.$R$1]+[.G281]*[.$S$1]+[.H281]*[.$T$1]" office:value-type="float" office:value="1.83527710350919">
            <text:p>1.83527710350919</text:p>
          </table:table-cell>
          <table:table-cell office:value-type="float" office:value="640">
            <text:p>640</text:p>
          </table:table-cell>
          <table:table-cell table:formula="of:=[.F281]*[.$R$2]+[.G281]*[.$S$2]+[.H281]*[.$T$2]" office:value-type="float" office:value="0.0568367971605917">
            <text:p>0.0568367971605917</text:p>
          </table:table-cell>
          <table:table-cell office:value-type="float" office:value="640">
            <text:p>640</text:p>
          </table:table-cell>
          <table:table-cell table:formula="of:=[.F281]*[.$R$3]+[.G281]*[.$S$3]+[.H281]*[.$T$3]" office:value-type="float" office:value="-0.00375420832685907">
            <text:p>-0.00375420832685907</text:p>
          </table:table-cell>
          <table:table-cell table:number-columns-repeated="6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.41287">
            <text:p>0.41287</text:p>
          </table:table-cell>
          <table:table-cell office:value-type="float" office:value="0.171285">
            <text:p>0.171285</text:p>
          </table:table-cell>
          <table:table-cell office:value-type="float" office:value="0">
            <text:p>0</text:p>
          </table:table-cell>
          <table:table-cell/>
          <table:table-cell table:formula="of:=[.B282]/([.B282]+[.C282]+[.D282])" office:value-type="float" office:value="0.706781590502521">
            <text:p>0.706781590502521</text:p>
          </table:table-cell>
          <table:table-cell table:formula="of:=[.C282]/([.B282]+[.C282]+[.D282])" office:value-type="float" office:value="0.293218409497479">
            <text:p>0.293218409497479</text:p>
          </table:table-cell>
          <table:table-cell table:formula="of:=[.D282]/([.B282]+[.C282]+[.D282])" office:value-type="float" office:value="0">
            <text:p>0</text:p>
          </table:table-cell>
          <table:table-cell office:value-type="float" office:value="641">
            <text:p>641</text:p>
          </table:table-cell>
          <table:table-cell table:formula="of:=[.F282]*[.$R$1]+[.G282]*[.$S$1]+[.H282]*[.$T$1]" office:value-type="float" office:value="1.83961972678484">
            <text:p>1.83961972678484</text:p>
          </table:table-cell>
          <table:table-cell office:value-type="float" office:value="641">
            <text:p>641</text:p>
          </table:table-cell>
          <table:table-cell table:formula="of:=[.F282]*[.$R$2]+[.G282]*[.$S$2]+[.H282]*[.$T$2]" office:value-type="float" office:value="0.0550455195966823">
            <text:p>0.0550455195966823</text:p>
          </table:table-cell>
          <table:table-cell office:value-type="float" office:value="641">
            <text:p>641</text:p>
          </table:table-cell>
          <table:table-cell table:formula="of:=[.F282]*[.$R$3]+[.G282]*[.$S$3]+[.H282]*[.$T$3]" office:value-type="float" office:value="-0.0036356805984713">
            <text:p>-0.0036356805984713</text:p>
          </table:table-cell>
          <table:table-cell table:number-columns-repeated="6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0.39475">
            <text:p>0.39475</text:p>
          </table:table-cell>
          <table:table-cell office:value-type="float" office:value="0.163059">
            <text:p>0.163059</text:p>
          </table:table-cell>
          <table:table-cell office:value-type="float" office:value="0">
            <text:p>0</text:p>
          </table:table-cell>
          <table:table-cell/>
          <table:table-cell table:formula="of:=[.B283]/([.B283]+[.C283]+[.D283])" office:value-type="float" office:value="0.707679510370037">
            <text:p>0.707679510370037</text:p>
          </table:table-cell>
          <table:table-cell table:formula="of:=[.C283]/([.B283]+[.C283]+[.D283])" office:value-type="float" office:value="0.292320489629963">
            <text:p>0.292320489629963</text:p>
          </table:table-cell>
          <table:table-cell table:formula="of:=[.D283]/([.B283]+[.C283]+[.D283])" office:value-type="float" office:value="0">
            <text:p>0</text:p>
          </table:table-cell>
          <table:table-cell office:value-type="float" office:value="642">
            <text:p>642</text:p>
          </table:table-cell>
          <table:table-cell table:formula="of:=[.F283]*[.$R$1]+[.G283]*[.$S$1]+[.H283]*[.$T$1]" office:value-type="float" office:value="1.84390962874389">
            <text:p>1.84390962874389</text:p>
          </table:table-cell>
          <table:table-cell office:value-type="float" office:value="642">
            <text:p>642</text:p>
          </table:table-cell>
          <table:table-cell table:formula="of:=[.F283]*[.$R$2]+[.G283]*[.$S$2]+[.H283]*[.$T$2]" office:value-type="float" office:value="0.053275988913768">
            <text:p>0.053275988913768</text:p>
          </table:table-cell>
          <table:table-cell office:value-type="float" office:value="642">
            <text:p>642</text:p>
          </table:table-cell>
          <table:table-cell table:formula="of:=[.F283]*[.$R$3]+[.G283]*[.$S$3]+[.H283]*[.$T$3]" office:value-type="float" office:value="-0.00351859184774718">
            <text:p>-0.00351859184774718</text:p>
          </table:table-cell>
          <table:table-cell table:number-columns-repeated="6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.37721">
            <text:p>0.37721</text:p>
          </table:table-cell>
          <table:table-cell office:value-type="float" office:value="0.155151">
            <text:p>0.155151</text:p>
          </table:table-cell>
          <table:table-cell office:value-type="float" office:value="0">
            <text:p>0</text:p>
          </table:table-cell>
          <table:table-cell/>
          <table:table-cell table:formula="of:=[.B284]/([.B284]+[.C284]+[.D284])" office:value-type="float" office:value="0.708560544442587">
            <text:p>0.708560544442587</text:p>
          </table:table-cell>
          <table:table-cell table:formula="of:=[.C284]/([.B284]+[.C284]+[.D284])" office:value-type="float" office:value="0.291439455557413">
            <text:p>0.291439455557413</text:p>
          </table:table-cell>
          <table:table-cell table:formula="of:=[.D284]/([.B284]+[.C284]+[.D284])" office:value-type="float" office:value="0">
            <text:p>0</text:p>
          </table:table-cell>
          <table:table-cell office:value-type="float" office:value="643">
            <text:p>643</text:p>
          </table:table-cell>
          <table:table-cell table:formula="of:=[.F284]*[.$R$1]+[.G284]*[.$S$1]+[.H284]*[.$T$1]" office:value-type="float" office:value="1.8481188571289">
            <text:p>1.8481188571289</text:p>
          </table:table-cell>
          <table:table-cell office:value-type="float" office:value="643">
            <text:p>643</text:p>
          </table:table-cell>
          <table:table-cell table:formula="of:=[.F284]*[.$R$2]+[.G284]*[.$S$2]+[.H284]*[.$T$2]" office:value-type="float" office:value="0.0515397350669939">
            <text:p>0.0515397350669939</text:p>
          </table:table-cell>
          <table:table-cell office:value-type="float" office:value="643">
            <text:p>643</text:p>
          </table:table-cell>
          <table:table-cell table:formula="of:=[.F284]*[.$R$3]+[.G284]*[.$S$3]+[.H284]*[.$T$3]" office:value-type="float" office:value="-0.00340370500468667">
            <text:p>-0.00340370500468667</text:p>
          </table:table-cell>
          <table:table-cell table:number-columns-repeated="6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0.36019">
            <text:p>0.36019</text:p>
          </table:table-cell>
          <table:table-cell office:value-type="float" office:value="0.147535">
            <text:p>0.147535</text:p>
          </table:table-cell>
          <table:table-cell office:value-type="float" office:value="0">
            <text:p>0</text:p>
          </table:table-cell>
          <table:table-cell/>
          <table:table-cell table:formula="of:=[.B285]/([.B285]+[.C285]+[.D285])" office:value-type="float" office:value="0.709419469200847">
            <text:p>0.709419469200847</text:p>
          </table:table-cell>
          <table:table-cell table:formula="of:=[.C285]/([.B285]+[.C285]+[.D285])" office:value-type="float" office:value="0.290580530799153">
            <text:p>0.290580530799153</text:p>
          </table:table-cell>
          <table:table-cell table:formula="of:=[.D285]/([.B285]+[.C285]+[.D285])" office:value-type="float" office:value="0">
            <text:p>0</text:p>
          </table:table-cell>
          <table:table-cell office:value-type="float" office:value="644">
            <text:p>644</text:p>
          </table:table-cell>
          <table:table-cell table:formula="of:=[.F285]*[.$R$1]+[.G285]*[.$S$1]+[.H285]*[.$T$1]" office:value-type="float" office:value="1.85222245605397">
            <text:p>1.85222245605397</text:p>
          </table:table-cell>
          <table:table-cell office:value-type="float" office:value="644">
            <text:p>644</text:p>
          </table:table-cell>
          <table:table-cell table:formula="of:=[.F285]*[.$R$2]+[.G285]*[.$S$2]+[.H285]*[.$T$2]" office:value-type="float" office:value="0.0498470520458909">
            <text:p>0.0498470520458909</text:p>
          </table:table-cell>
          <table:table-cell office:value-type="float" office:value="644">
            <text:p>644</text:p>
          </table:table-cell>
          <table:table-cell table:formula="of:=[.F285]*[.$R$3]+[.G285]*[.$S$3]+[.H285]*[.$T$3]" office:value-type="float" office:value="-0.00329170121620956">
            <text:p>-0.00329170121620956</text:p>
          </table:table-cell>
          <table:table-cell table:number-columns-repeated="6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0.34369">
            <text:p>0.34369</text:p>
          </table:table-cell>
          <table:table-cell office:value-type="float" office:value="0.140211">
            <text:p>0.140211</text:p>
          </table:table-cell>
          <table:table-cell office:value-type="float" office:value="0">
            <text:p>0</text:p>
          </table:table-cell>
          <table:table-cell/>
          <table:table-cell table:formula="of:=[.B286]/([.B286]+[.C286]+[.D286])" office:value-type="float" office:value="0.710248583904559">
            <text:p>0.710248583904559</text:p>
          </table:table-cell>
          <table:table-cell table:formula="of:=[.C286]/([.B286]+[.C286]+[.D286])" office:value-type="float" office:value="0.289751416095441">
            <text:p>0.289751416095441</text:p>
          </table:table-cell>
          <table:table-cell table:formula="of:=[.D286]/([.B286]+[.C286]+[.D286])" office:value-type="float" office:value="0">
            <text:p>0</text:p>
          </table:table-cell>
          <table:table-cell office:value-type="float" office:value="645">
            <text:p>645</text:p>
          </table:table-cell>
          <table:table-cell table:formula="of:=[.F286]*[.$R$1]+[.G286]*[.$S$1]+[.H286]*[.$T$1]" office:value-type="float" office:value="1.85618363446242">
            <text:p>1.85618363446242</text:p>
          </table:table-cell>
          <table:table-cell office:value-type="float" office:value="645">
            <text:p>645</text:p>
          </table:table-cell>
          <table:table-cell table:formula="of:=[.F286]*[.$R$2]+[.G286]*[.$S$2]+[.H286]*[.$T$2]" office:value-type="float" office:value="0.0482131156992856">
            <text:p>0.0482131156992856</text:p>
          </table:table-cell>
          <table:table-cell office:value-type="float" office:value="645">
            <text:p>645</text:p>
          </table:table-cell>
          <table:table-cell table:formula="of:=[.F286]*[.$R$3]+[.G286]*[.$S$3]+[.H286]*[.$T$3]" office:value-type="float" office:value="-0.00318358465884551">
            <text:p>-0.00318358465884551</text:p>
          </table:table-cell>
          <table:table-cell table:number-columns-repeated="6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0.32769">
            <text:p>0.32769</text:p>
          </table:table-cell>
          <table:table-cell office:value-type="float" office:value="0.13317">
            <text:p>0.13317</text:p>
          </table:table-cell>
          <table:table-cell office:value-type="float" office:value="0">
            <text:p>0</text:p>
          </table:table-cell>
          <table:table-cell/>
          <table:table-cell table:formula="of:=[.B287]/([.B287]+[.C287]+[.D287])" office:value-type="float" office:value="0.711040229136831">
            <text:p>0.711040229136831</text:p>
          </table:table-cell>
          <table:table-cell table:formula="of:=[.C287]/([.B287]+[.C287]+[.D287])" office:value-type="float" office:value="0.288959770863169">
            <text:p>0.288959770863169</text:p>
          </table:table-cell>
          <table:table-cell table:formula="of:=[.D287]/([.B287]+[.C287]+[.D287])" office:value-type="float" office:value="0">
            <text:p>0</text:p>
          </table:table-cell>
          <table:table-cell office:value-type="float" office:value="646">
            <text:p>646</text:p>
          </table:table-cell>
          <table:table-cell table:formula="of:=[.F287]*[.$R$1]+[.G287]*[.$S$1]+[.H287]*[.$T$1]" office:value-type="float" office:value="1.85996579872412">
            <text:p>1.85996579872412</text:p>
          </table:table-cell>
          <table:table-cell office:value-type="float" office:value="646">
            <text:p>646</text:p>
          </table:table-cell>
          <table:table-cell table:formula="of:=[.F287]*[.$R$2]+[.G287]*[.$S$2]+[.H287]*[.$T$2]" office:value-type="float" office:value="0.0466530204400469">
            <text:p>0.0466530204400469</text:p>
          </table:table-cell>
          <table:table-cell office:value-type="float" office:value="646">
            <text:p>646</text:p>
          </table:table-cell>
          <table:table-cell table:formula="of:=[.F287]*[.$R$3]+[.G287]*[.$S$3]+[.H287]*[.$T$3]" office:value-type="float" office:value="-0.00308035412055723">
            <text:p>-0.00308035412055723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.31217">
            <text:p>0.31217</text:p>
          </table:table-cell>
          <table:table-cell office:value-type="float" office:value="0.1264">
            <text:p>0.1264</text:p>
          </table:table-cell>
          <table:table-cell office:value-type="float" office:value="0">
            <text:p>0</text:p>
          </table:table-cell>
          <table:table-cell/>
          <table:table-cell table:formula="of:=[.B288]/([.B288]+[.C288]+[.D288])" office:value-type="float" office:value="0.711790592151766">
            <text:p>0.711790592151766</text:p>
          </table:table-cell>
          <table:table-cell table:formula="of:=[.C288]/([.B288]+[.C288]+[.D288])" office:value-type="float" office:value="0.288209407848234">
            <text:p>0.288209407848234</text:p>
          </table:table-cell>
          <table:table-cell table:formula="of:=[.D288]/([.B288]+[.C288]+[.D288])" office:value-type="float" office:value="0">
            <text:p>0</text:p>
          </table:table-cell>
          <table:table-cell office:value-type="float" office:value="647">
            <text:p>647</text:p>
          </table:table-cell>
          <table:table-cell table:formula="of:=[.F288]*[.$R$1]+[.G288]*[.$S$1]+[.H288]*[.$T$1]" office:value-type="float" office:value="1.86355073306428">
            <text:p>1.86355073306428</text:p>
          </table:table-cell>
          <table:table-cell office:value-type="float" office:value="647">
            <text:p>647</text:p>
          </table:table-cell>
          <table:table-cell table:formula="of:=[.F288]*[.$R$2]+[.G288]*[.$S$2]+[.H288]*[.$T$2]" office:value-type="float" office:value="0.0451742800465147">
            <text:p>0.0451742800465147</text:p>
          </table:table-cell>
          <table:table-cell office:value-type="float" office:value="647">
            <text:p>647</text:p>
          </table:table-cell>
          <table:table-cell table:formula="of:=[.F288]*[.$R$3]+[.G288]*[.$S$3]+[.H288]*[.$T$3]" office:value-type="float" office:value="-0.00298250678340972">
            <text:p>-0.00298250678340972</text:p>
          </table:table-cell>
          <table:table-cell table:number-columns-repeated="6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0.29711">
            <text:p>0.29711</text:p>
          </table:table-cell>
          <table:table-cell office:value-type="float" office:value="0.119892">
            <text:p>0.119892</text:p>
          </table:table-cell>
          <table:table-cell office:value-type="float" office:value="0">
            <text:p>0</text:p>
          </table:table-cell>
          <table:table-cell/>
          <table:table-cell table:formula="of:=[.B289]/([.B289]+[.C289]+[.D289])" office:value-type="float" office:value="0.71249058757512">
            <text:p>0.71249058757512</text:p>
          </table:table-cell>
          <table:table-cell table:formula="of:=[.C289]/([.B289]+[.C289]+[.D289])" office:value-type="float" office:value="0.28750941242488">
            <text:p>0.28750941242488</text:p>
          </table:table-cell>
          <table:table-cell table:formula="of:=[.D289]/([.B289]+[.C289]+[.D289])" office:value-type="float" office:value="0">
            <text:p>0</text:p>
          </table:table-cell>
          <table:table-cell office:value-type="float" office:value="648">
            <text:p>648</text:p>
          </table:table-cell>
          <table:table-cell table:formula="of:=[.F289]*[.$R$1]+[.G289]*[.$S$1]+[.H289]*[.$T$1]" office:value-type="float" office:value="1.86689503119889">
            <text:p>1.86689503119889</text:p>
          </table:table-cell>
          <table:table-cell office:value-type="float" office:value="648">
            <text:p>648</text:p>
          </table:table-cell>
          <table:table-cell table:formula="of:=[.F289]*[.$R$2]+[.G289]*[.$S$2]+[.H289]*[.$T$2]" office:value-type="float" office:value="0.0437947990657119">
            <text:p>0.0437947990657119</text:p>
          </table:table-cell>
          <table:table-cell office:value-type="float" office:value="648">
            <text:p>648</text:p>
          </table:table-cell>
          <table:table-cell table:formula="of:=[.F289]*[.$R$3]+[.G289]*[.$S$3]+[.H289]*[.$T$3]" office:value-type="float" office:value="-0.00289122738020442">
            <text:p>-0.00289122738020442</text:p>
          </table:table-cell>
          <table:table-cell table:number-columns-repeated="6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.2825">
            <text:p>0.2825</text:p>
          </table:table-cell>
          <table:table-cell office:value-type="float" office:value="0.11364">
            <text:p>0.11364</text:p>
          </table:table-cell>
          <table:table-cell office:value-type="float" office:value="0">
            <text:p>0</text:p>
          </table:table-cell>
          <table:table-cell/>
          <table:table-cell table:formula="of:=[.B290]/([.B290]+[.C290]+[.D290])" office:value-type="float" office:value="0.713131721108699">
            <text:p>0.713131721108699</text:p>
          </table:table-cell>
          <table:table-cell table:formula="of:=[.C290]/([.B290]+[.C290]+[.D290])" office:value-type="float" office:value="0.286868278891301">
            <text:p>0.286868278891301</text:p>
          </table:table-cell>
          <table:table-cell table:formula="of:=[.D290]/([.B290]+[.C290]+[.D290])" office:value-type="float" office:value="0">
            <text:p>0</text:p>
          </table:table-cell>
          <table:table-cell office:value-type="float" office:value="649">
            <text:p>649</text:p>
          </table:table-cell>
          <table:table-cell table:formula="of:=[.F290]*[.$R$1]+[.G290]*[.$S$1]+[.H290]*[.$T$1]" office:value-type="float" office:value="1.86995811076892">
            <text:p>1.86995811076892</text:p>
          </table:table-cell>
          <table:table-cell office:value-type="float" office:value="649">
            <text:p>649</text:p>
          </table:table-cell>
          <table:table-cell table:formula="of:=[.F290]*[.$R$2]+[.G290]*[.$S$2]+[.H290]*[.$T$2]" office:value-type="float" office:value="0.0425313172110869">
            <text:p>0.0425313172110869</text:p>
          </table:table-cell>
          <table:table-cell office:value-type="float" office:value="649">
            <text:p>649</text:p>
          </table:table-cell>
          <table:table-cell table:formula="of:=[.F290]*[.$R$3]+[.G290]*[.$S$3]+[.H290]*[.$T$3]" office:value-type="float" office:value="-0.00280762356742566">
            <text:p>-0.00280762356742566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.268329">
            <text:p>0.268329</text:p>
          </table:table-cell>
          <table:table-cell office:value-type="float" office:value="0.107633">
            <text:p>0.107633</text:p>
          </table:table-cell>
          <table:table-cell office:value-type="float" office:value="0">
            <text:p>0</text:p>
          </table:table-cell>
          <table:table-cell/>
          <table:table-cell table:formula="of:=[.B291]/([.B291]+[.C291]+[.D291])" office:value-type="float" office:value="0.713713088024854">
            <text:p>0.713713088024854</text:p>
          </table:table-cell>
          <table:table-cell table:formula="of:=[.C291]/([.B291]+[.C291]+[.D291])" office:value-type="float" office:value="0.286286911975146">
            <text:p>0.286286911975146</text:p>
          </table:table-cell>
          <table:table-cell table:formula="of:=[.D291]/([.B291]+[.C291]+[.D291])" office:value-type="float" office:value="0">
            <text:p>0</text:p>
          </table:table-cell>
          <table:table-cell office:value-type="float" office:value="650">
            <text:p>650</text:p>
          </table:table-cell>
          <table:table-cell table:formula="of:=[.F291]*[.$R$1]+[.G291]*[.$S$1]+[.H291]*[.$T$1]" office:value-type="float" office:value="1.87273564934754">
            <text:p>1.87273564934754</text:p>
          </table:table-cell>
          <table:table-cell office:value-type="float" office:value="650">
            <text:p>650</text:p>
          </table:table-cell>
          <table:table-cell table:formula="of:=[.F291]*[.$R$2]+[.G291]*[.$S$2]+[.H291]*[.$T$2]" office:value-type="float" office:value="0.041385617429421">
            <text:p>0.041385617429421</text:p>
          </table:table-cell>
          <table:table-cell office:value-type="float" office:value="650">
            <text:p>650</text:p>
          </table:table-cell>
          <table:table-cell table:formula="of:=[.F291]*[.$R$3]+[.G291]*[.$S$3]+[.H291]*[.$T$3]" office:value-type="float" office:value="-0.0027318133215591">
            <text:p>-0.0027318133215591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.25459">
            <text:p>0.25459</text:p>
          </table:table-cell>
          <table:table-cell office:value-type="float" office:value="0.10187">
            <text:p>0.10187</text:p>
          </table:table-cell>
          <table:table-cell office:value-type="float" office:value="0">
            <text:p>0</text:p>
          </table:table-cell>
          <table:table-cell/>
          <table:table-cell table:formula="of:=[.B292]/([.B292]+[.C292]+[.D292])" office:value-type="float" office:value="0.714217584020647">
            <text:p>0.714217584020647</text:p>
          </table:table-cell>
          <table:table-cell table:formula="of:=[.C292]/([.B292]+[.C292]+[.D292])" office:value-type="float" office:value="0.285782415979353">
            <text:p>0.285782415979353</text:p>
          </table:table-cell>
          <table:table-cell table:formula="of:=[.D292]/([.B292]+[.C292]+[.D292])" office:value-type="float" office:value="0">
            <text:p>0</text:p>
          </table:table-cell>
          <table:table-cell office:value-type="float" office:value="651">
            <text:p>651</text:p>
          </table:table-cell>
          <table:table-cell table:formula="of:=[.F292]*[.$R$1]+[.G292]*[.$S$1]+[.H292]*[.$T$1]" office:value-type="float" office:value="1.87514592941705">
            <text:p>1.87514592941705</text:p>
          </table:table-cell>
          <table:table-cell office:value-type="float" office:value="651">
            <text:p>651</text:p>
          </table:table-cell>
          <table:table-cell table:formula="of:=[.F292]*[.$R$2]+[.G292]*[.$S$2]+[.H292]*[.$T$2]" office:value-type="float" office:value="0.04039140717051">
            <text:p>0.04039140717051</text:p>
          </table:table-cell>
          <table:table-cell office:value-type="float" office:value="651">
            <text:p>651</text:p>
          </table:table-cell>
          <table:table-cell table:formula="of:=[.F292]*[.$R$3]+[.G292]*[.$S$3]+[.H292]*[.$T$3]" office:value-type="float" office:value="-0.00266602704370758">
            <text:p>-0.00266602704370758</text:p>
          </table:table-cell>
          <table:table-cell table:number-columns-repeated="6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0.2413">
            <text:p>0.2413</text:p>
          </table:table-cell>
          <table:table-cell office:value-type="float" office:value="0.096347">
            <text:p>0.096347</text:p>
          </table:table-cell>
          <table:table-cell office:value-type="float" office:value="0">
            <text:p>0</text:p>
          </table:table-cell>
          <table:table-cell/>
          <table:table-cell table:formula="of:=[.B293]/([.B293]+[.C293]+[.D293])" office:value-type="float" office:value="0.71465169244803">
            <text:p>0.71465169244803</text:p>
          </table:table-cell>
          <table:table-cell table:formula="of:=[.C293]/([.B293]+[.C293]+[.D293])" office:value-type="float" office:value="0.28534830755197">
            <text:p>0.28534830755197</text:p>
          </table:table-cell>
          <table:table-cell table:formula="of:=[.D293]/([.B293]+[.C293]+[.D293])" office:value-type="float" office:value="0">
            <text:p>0</text:p>
          </table:table-cell>
          <table:table-cell office:value-type="float" office:value="652">
            <text:p>652</text:p>
          </table:table-cell>
          <table:table-cell table:formula="of:=[.F293]*[.$R$1]+[.G293]*[.$S$1]+[.H293]*[.$T$1]" office:value-type="float" office:value="1.87721992583971">
            <text:p>1.87721992583971</text:p>
          </table:table-cell>
          <table:table-cell office:value-type="float" office:value="652">
            <text:p>652</text:p>
          </table:table-cell>
          <table:table-cell table:formula="of:=[.F293]*[.$R$2]+[.G293]*[.$S$2]+[.H293]*[.$T$2]" office:value-type="float" office:value="0.0395359096926672">
            <text:p>0.0395359096926672</text:p>
          </table:table-cell>
          <table:table-cell office:value-type="float" office:value="652">
            <text:p>652</text:p>
          </table:table-cell>
          <table:table-cell table:formula="of:=[.F293]*[.$R$3]+[.G293]*[.$S$3]+[.H293]*[.$T$3]" office:value-type="float" office:value="-0.00260941930477689">
            <text:p>-0.00260941930477689</text:p>
          </table:table-cell>
          <table:table-cell table:number-columns-repeated="6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.22848">
            <text:p>0.22848</text:p>
          </table:table-cell>
          <table:table-cell office:value-type="float" office:value="0.091063">
            <text:p>0.091063</text:p>
          </table:table-cell>
          <table:table-cell office:value-type="float" office:value="0">
            <text:p>0</text:p>
          </table:table-cell>
          <table:table-cell/>
          <table:table-cell table:formula="of:=[.B294]/([.B294]+[.C294]+[.D294])" office:value-type="float" office:value="0.715021139564941">
            <text:p>0.715021139564941</text:p>
          </table:table-cell>
          <table:table-cell table:formula="of:=[.C294]/([.B294]+[.C294]+[.D294])" office:value-type="float" office:value="0.284978860435059">
            <text:p>0.284978860435059</text:p>
          </table:table-cell>
          <table:table-cell table:formula="of:=[.D294]/([.B294]+[.C294]+[.D294])" office:value-type="float" office:value="0">
            <text:p>0</text:p>
          </table:table-cell>
          <table:table-cell office:value-type="float" office:value="653">
            <text:p>653</text:p>
          </table:table-cell>
          <table:table-cell table:formula="of:=[.F294]*[.$R$1]+[.G294]*[.$S$1]+[.H294]*[.$T$1]" office:value-type="float" office:value="1.87898499638546">
            <text:p>1.87898499638546</text:p>
          </table:table-cell>
          <table:table-cell office:value-type="float" office:value="653">
            <text:p>653</text:p>
          </table:table-cell>
          <table:table-cell table:formula="of:=[.F294]*[.$R$2]+[.G294]*[.$S$2]+[.H294]*[.$T$2]" office:value-type="float" office:value="0.0388078402593705">
            <text:p>0.0388078402593705</text:p>
          </table:table-cell>
          <table:table-cell office:value-type="float" office:value="653">
            <text:p>653</text:p>
          </table:table-cell>
          <table:table-cell table:formula="of:=[.F294]*[.$R$3]+[.G294]*[.$S$3]+[.H294]*[.$T$3]" office:value-type="float" office:value="-0.00256124340073168">
            <text:p>-0.00256124340073168</text:p>
          </table:table-cell>
          <table:table-cell table:number-columns-repeated="6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0.21614">
            <text:p>0.21614</text:p>
          </table:table-cell>
          <table:table-cell office:value-type="float" office:value="0.08601">
            <text:p>0.08601</text:p>
          </table:table-cell>
          <table:table-cell office:value-type="float" office:value="0">
            <text:p>0</text:p>
          </table:table-cell>
          <table:table-cell/>
          <table:table-cell table:formula="of:=[.B295]/([.B295]+[.C295]+[.D295])" office:value-type="float" office:value="0.715340062882674">
            <text:p>0.715340062882674</text:p>
          </table:table-cell>
          <table:table-cell table:formula="of:=[.C295]/([.B295]+[.C295]+[.D295])" office:value-type="float" office:value="0.284659937117326">
            <text:p>0.284659937117326</text:p>
          </table:table-cell>
          <table:table-cell table:formula="of:=[.D295]/([.B295]+[.C295]+[.D295])" office:value-type="float" office:value="0">
            <text:p>0</text:p>
          </table:table-cell>
          <table:table-cell office:value-type="float" office:value="654">
            <text:p>654</text:p>
          </table:table-cell>
          <table:table-cell table:formula="of:=[.F295]*[.$R$1]+[.G295]*[.$S$1]+[.H295]*[.$T$1]" office:value-type="float" office:value="1.88050868442826">
            <text:p>1.88050868442826</text:p>
          </table:table-cell>
          <table:table-cell office:value-type="float" office:value="654">
            <text:p>654</text:p>
          </table:table-cell>
          <table:table-cell table:formula="of:=[.F295]*[.$R$2]+[.G295]*[.$S$2]+[.H295]*[.$T$2]" office:value-type="float" office:value="0.038179338077114">
            <text:p>0.038179338077114</text:p>
          </table:table-cell>
          <table:table-cell office:value-type="float" office:value="654">
            <text:p>654</text:p>
          </table:table-cell>
          <table:table-cell table:formula="of:=[.F295]*[.$R$3]+[.G295]*[.$S$3]+[.H295]*[.$T$3]" office:value-type="float" office:value="-0.00251965580009929">
            <text:p>-0.00251965580009929</text:p>
          </table:table-cell>
          <table:table-cell table:number-columns-repeated="6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.2043">
            <text:p>0.2043</text:p>
          </table:table-cell>
          <table:table-cell office:value-type="float" office:value="0.081187">
            <text:p>0.081187</text:p>
          </table:table-cell>
          <table:table-cell office:value-type="float" office:value="0">
            <text:p>0</text:p>
          </table:table-cell>
          <table:table-cell/>
          <table:table-cell table:formula="of:=[.B296]/([.B296]+[.C296]+[.D296])" office:value-type="float" office:value="0.715619275133369">
            <text:p>0.715619275133369</text:p>
          </table:table-cell>
          <table:table-cell table:formula="of:=[.C296]/([.B296]+[.C296]+[.D296])" office:value-type="float" office:value="0.284380724866631">
            <text:p>0.284380724866631</text:p>
          </table:table-cell>
          <table:table-cell table:formula="of:=[.D296]/([.B296]+[.C296]+[.D296])" office:value-type="float" office:value="0">
            <text:p>0</text:p>
          </table:table-cell>
          <table:table-cell office:value-type="float" office:value="655">
            <text:p>655</text:p>
          </table:table-cell>
          <table:table-cell table:formula="of:=[.F296]*[.$R$1]+[.G296]*[.$S$1]+[.H296]*[.$T$1]" office:value-type="float" office:value="1.88184264887718">
            <text:p>1.88184264887718</text:p>
          </table:table-cell>
          <table:table-cell office:value-type="float" office:value="655">
            <text:p>655</text:p>
          </table:table-cell>
          <table:table-cell table:formula="of:=[.F296]*[.$R$2]+[.G296]*[.$S$2]+[.H296]*[.$T$2]" office:value-type="float" office:value="0.0376290944946704">
            <text:p>0.0376290944946704</text:p>
          </table:table-cell>
          <table:table-cell office:value-type="float" office:value="655">
            <text:p>655</text:p>
          </table:table-cell>
          <table:table-cell table:formula="of:=[.F296]*[.$R$3]+[.G296]*[.$S$3]+[.H296]*[.$T$3]" office:value-type="float" office:value="-0.00248324652260874">
            <text:p>-0.00248324652260874</text:p>
          </table:table-cell>
          <table:table-cell table:number-columns-repeated="6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.19295">
            <text:p>0.19295</text:p>
          </table:table-cell>
          <table:table-cell office:value-type="float" office:value="0.076583">
            <text:p>0.076583</text:p>
          </table:table-cell>
          <table:table-cell office:value-type="float" office:value="0">
            <text:p>0</text:p>
          </table:table-cell>
          <table:table-cell/>
          <table:table-cell table:formula="of:=[.B297]/([.B297]+[.C297]+[.D297])" office:value-type="float" office:value="0.715867815814761">
            <text:p>0.715867815814761</text:p>
          </table:table-cell>
          <table:table-cell table:formula="of:=[.C297]/([.B297]+[.C297]+[.D297])" office:value-type="float" office:value="0.284132184185239">
            <text:p>0.284132184185239</text:p>
          </table:table-cell>
          <table:table-cell table:formula="of:=[.D297]/([.B297]+[.C297]+[.D297])" office:value-type="float" office:value="0">
            <text:p>0</text:p>
          </table:table-cell>
          <table:table-cell office:value-type="float" office:value="656">
            <text:p>656</text:p>
          </table:table-cell>
          <table:table-cell table:formula="of:=[.F297]*[.$R$1]+[.G297]*[.$S$1]+[.H297]*[.$T$1]" office:value-type="float" office:value="1.8830300768366">
            <text:p>1.8830300768366</text:p>
          </table:table-cell>
          <table:table-cell office:value-type="float" office:value="656">
            <text:p>656</text:p>
          </table:table-cell>
          <table:table-cell table:formula="of:=[.F297]*[.$R$2]+[.G297]*[.$S$2]+[.H297]*[.$T$2]" office:value-type="float" office:value="0.0371392953738504">
            <text:p>0.0371392953738504</text:p>
          </table:table-cell>
          <table:table-cell office:value-type="float" office:value="656">
            <text:p>656</text:p>
          </table:table-cell>
          <table:table-cell table:formula="of:=[.F297]*[.$R$3]+[.G297]*[.$S$3]+[.H297]*[.$T$3]" office:value-type="float" office:value="-0.00245083681775516">
            <text:p>-0.00245083681775516</text:p>
          </table:table-cell>
          <table:table-cell table:number-columns-repeated="6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.18211">
            <text:p>0.18211</text:p>
          </table:table-cell>
          <table:table-cell office:value-type="float" office:value="0.072198">
            <text:p>0.072198</text:p>
          </table:table-cell>
          <table:table-cell office:value-type="float" office:value="0">
            <text:p>0</text:p>
          </table:table-cell>
          <table:table-cell/>
          <table:table-cell table:formula="of:=[.B298]/([.B298]+[.C298]+[.D298])" office:value-type="float" office:value="0.716100162008273">
            <text:p>0.716100162008273</text:p>
          </table:table-cell>
          <table:table-cell table:formula="of:=[.C298]/([.B298]+[.C298]+[.D298])" office:value-type="float" office:value="0.283899837991727">
            <text:p>0.283899837991727</text:p>
          </table:table-cell>
          <table:table-cell table:formula="of:=[.D298]/([.B298]+[.C298]+[.D298])" office:value-type="float" office:value="0">
            <text:p>0</text:p>
          </table:table-cell>
          <table:table-cell office:value-type="float" office:value="657">
            <text:p>657</text:p>
          </table:table-cell>
          <table:table-cell table:formula="of:=[.F298]*[.$R$1]+[.G298]*[.$S$1]+[.H298]*[.$T$1]" office:value-type="float" office:value="1.88414013401073">
            <text:p>1.88414013401073</text:p>
          </table:table-cell>
          <table:table-cell office:value-type="float" office:value="657">
            <text:p>657</text:p>
          </table:table-cell>
          <table:table-cell table:formula="of:=[.F298]*[.$R$2]+[.G298]*[.$S$2]+[.H298]*[.$T$2]" office:value-type="float" office:value="0.0366814107302955">
            <text:p>0.0366814107302955</text:p>
          </table:table-cell>
          <table:table-cell office:value-type="float" office:value="657">
            <text:p>657</text:p>
          </table:table-cell>
          <table:table-cell table:formula="of:=[.F298]*[.$R$3]+[.G298]*[.$S$3]+[.H298]*[.$T$3]" office:value-type="float" office:value="-0.00242053887412115">
            <text:p>-0.00242053887412115</text:p>
          </table:table-cell>
          <table:table-cell table:number-columns-repeated="6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0.17177">
            <text:p>0.17177</text:p>
          </table:table-cell>
          <table:table-cell office:value-type="float" office:value="0.068024">
            <text:p>0.068024</text:p>
          </table:table-cell>
          <table:table-cell office:value-type="float" office:value="0">
            <text:p>0</text:p>
          </table:table-cell>
          <table:table-cell/>
          <table:table-cell table:formula="of:=[.B299]/([.B299]+[.C299]+[.D299])" office:value-type="float" office:value="0.71632317739393">
            <text:p>0.71632317739393</text:p>
          </table:table-cell>
          <table:table-cell table:formula="of:=[.C299]/([.B299]+[.C299]+[.D299])" office:value-type="float" office:value="0.28367682260607">
            <text:p>0.28367682260607</text:p>
          </table:table-cell>
          <table:table-cell table:formula="of:=[.D299]/([.B299]+[.C299]+[.D299])" office:value-type="float" office:value="0">
            <text:p>0</text:p>
          </table:table-cell>
          <table:table-cell office:value-type="float" office:value="658">
            <text:p>658</text:p>
          </table:table-cell>
          <table:table-cell table:formula="of:=[.F299]*[.$R$1]+[.G299]*[.$S$1]+[.H299]*[.$T$1]" office:value-type="float" office:value="1.88520561231724">
            <text:p>1.88520561231724</text:p>
          </table:table-cell>
          <table:table-cell office:value-type="float" office:value="658">
            <text:p>658</text:p>
          </table:table-cell>
          <table:table-cell table:formula="of:=[.F299]*[.$R$2]+[.G299]*[.$S$2]+[.H299]*[.$T$2]" office:value-type="float" office:value="0.0362419143097825">
            <text:p>0.0362419143097825</text:p>
          </table:table-cell>
          <table:table-cell office:value-type="float" office:value="658">
            <text:p>658</text:p>
          </table:table-cell>
          <table:table-cell table:formula="of:=[.F299]*[.$R$3]+[.G299]*[.$S$3]+[.H299]*[.$T$3]" office:value-type="float" office:value="-0.00239145766783155">
            <text:p>-0.00239145766783155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0.16192">
            <text:p>0.16192</text:p>
          </table:table-cell>
          <table:table-cell office:value-type="float" office:value="0.064052">
            <text:p>0.064052</text:p>
          </table:table-cell>
          <table:table-cell office:value-type="float" office:value="0">
            <text:p>0</text:p>
          </table:table-cell>
          <table:table-cell/>
          <table:table-cell table:formula="of:=[.B300]/([.B300]+[.C300]+[.D300])" office:value-type="float" office:value="0.716548952967624">
            <text:p>0.716548952967624</text:p>
          </table:table-cell>
          <table:table-cell table:formula="of:=[.C300]/([.B300]+[.C300]+[.D300])" office:value-type="float" office:value="0.283451047032376">
            <text:p>0.283451047032376</text:p>
          </table:table-cell>
          <table:table-cell table:formula="of:=[.D300]/([.B300]+[.C300]+[.D300])" office:value-type="float" office:value="0">
            <text:p>0</text:p>
          </table:table-cell>
          <table:table-cell office:value-type="float" office:value="659">
            <text:p>659</text:p>
          </table:table-cell>
          <table:table-cell table:formula="of:=[.F300]*[.$R$1]+[.G300]*[.$S$1]+[.H300]*[.$T$1]" office:value-type="float" office:value="1.88628427769812">
            <text:p>1.88628427769812</text:p>
          </table:table-cell>
          <table:table-cell office:value-type="float" office:value="659">
            <text:p>659</text:p>
          </table:table-cell>
          <table:table-cell table:formula="of:=[.F300]*[.$R$2]+[.G300]*[.$S$2]+[.H300]*[.$T$2]" office:value-type="float" office:value="0.0357969783867027">
            <text:p>0.0357969783867027</text:p>
          </table:table-cell>
          <table:table-cell office:value-type="float" office:value="659">
            <text:p>659</text:p>
          </table:table-cell>
          <table:table-cell table:formula="of:=[.F300]*[.$R$3]+[.G300]*[.$S$3]+[.H300]*[.$T$3]" office:value-type="float" office:value="-0.00236201653302179">
            <text:p>-0.00236201653302179</text:p>
          </table:table-cell>
          <table:table-cell table:number-columns-repeated="6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152568">
            <text:p>0.152568</text:p>
          </table:table-cell>
          <table:table-cell office:value-type="float" office:value="0.060281">
            <text:p>0.060281</text:p>
          </table:table-cell>
          <table:table-cell office:value-type="float" office:value="0">
            <text:p>0</text:p>
          </table:table-cell>
          <table:table-cell/>
          <table:table-cell table:formula="of:=[.B301]/([.B301]+[.C301]+[.D301])" office:value-type="float" office:value="0.716789836926648">
            <text:p>0.716789836926648</text:p>
          </table:table-cell>
          <table:table-cell table:formula="of:=[.C301]/([.B301]+[.C301]+[.D301])" office:value-type="float" office:value="0.283210163073352">
            <text:p>0.283210163073352</text:p>
          </table:table-cell>
          <table:table-cell table:formula="of:=[.D301]/([.B301]+[.C301]+[.D301])" office:value-type="float" office:value="0">
            <text:p>0</text:p>
          </table:table-cell>
          <table:table-cell office:value-type="float" office:value="660">
            <text:p>660</text:p>
          </table:table-cell>
          <table:table-cell table:formula="of:=[.F301]*[.$R$1]+[.G301]*[.$S$1]+[.H301]*[.$T$1]" office:value-type="float" office:value="1.88743512490075">
            <text:p>1.88743512490075</text:p>
          </table:table-cell>
          <table:table-cell office:value-type="float" office:value="660">
            <text:p>660</text:p>
          </table:table-cell>
          <table:table-cell table:formula="of:=[.F301]*[.$R$2]+[.G301]*[.$S$2]+[.H301]*[.$T$2]" office:value-type="float" office:value="0.0353222683686556">
            <text:p>0.0353222683686556</text:p>
          </table:table-cell>
          <table:table-cell office:value-type="float" office:value="660">
            <text:p>660</text:p>
          </table:table-cell>
          <table:table-cell table:formula="of:=[.F301]*[.$R$3]+[.G301]*[.$S$3]+[.H301]*[.$T$3]" office:value-type="float" office:value="-0.00233060526476516">
            <text:p>-0.00233060526476516</text:p>
          </table:table-cell>
          <table:table-cell table:number-columns-repeated="6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0.14367">
            <text:p>0.14367</text:p>
          </table:table-cell>
          <table:table-cell office:value-type="float" office:value="0.056697">
            <text:p>0.056697</text:p>
          </table:table-cell>
          <table:table-cell office:value-type="float" office:value="0">
            <text:p>0</text:p>
          </table:table-cell>
          <table:table-cell/>
          <table:table-cell table:formula="of:=[.B302]/([.B302]+[.C302]+[.D302])" office:value-type="float" office:value="0.717034242165626">
            <text:p>0.717034242165626</text:p>
          </table:table-cell>
          <table:table-cell table:formula="of:=[.C302]/([.B302]+[.C302]+[.D302])" office:value-type="float" office:value="0.282965757834374">
            <text:p>0.282965757834374</text:p>
          </table:table-cell>
          <table:table-cell table:formula="of:=[.D302]/([.B302]+[.C302]+[.D302])" office:value-type="float" office:value="0">
            <text:p>0</text:p>
          </table:table-cell>
          <table:table-cell office:value-type="float" office:value="661">
            <text:p>661</text:p>
          </table:table-cell>
          <table:table-cell table:formula="of:=[.F302]*[.$R$1]+[.G302]*[.$S$1]+[.H302]*[.$T$1]" office:value-type="float" office:value="1.88860279537049">
            <text:p>1.88860279537049</text:p>
          </table:table-cell>
          <table:table-cell office:value-type="float" office:value="661">
            <text:p>661</text:p>
          </table:table-cell>
          <table:table-cell table:formula="of:=[.F302]*[.$R$2]+[.G302]*[.$S$2]+[.H302]*[.$T$2]" office:value-type="float" office:value="0.0348406189642007">
            <text:p>0.0348406189642007</text:p>
          </table:table-cell>
          <table:table-cell office:value-type="float" office:value="661">
            <text:p>661</text:p>
          </table:table-cell>
          <table:table-cell table:formula="of:=[.F302]*[.$R$3]+[.G302]*[.$S$3]+[.H302]*[.$T$3]" office:value-type="float" office:value="-0.00229873482160237">
            <text:p>-0.00229873482160237</text:p>
          </table:table-cell>
          <table:table-cell table:number-columns-repeated="6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0.1352">
            <text:p>0.1352</text:p>
          </table:table-cell>
          <table:table-cell office:value-type="float" office:value="0.053292">
            <text:p>0.053292</text:p>
          </table:table-cell>
          <table:table-cell office:value-type="float" office:value="0">
            <text:p>0</text:p>
          </table:table-cell>
          <table:table-cell/>
          <table:table-cell table:formula="of:=[.B303]/([.B303]+[.C303]+[.D303])" office:value-type="float" office:value="0.717271820554718">
            <text:p>0.717271820554718</text:p>
          </table:table-cell>
          <table:table-cell table:formula="of:=[.C303]/([.B303]+[.C303]+[.D303])" office:value-type="float" office:value="0.282728179445281">
            <text:p>0.282728179445281</text:p>
          </table:table-cell>
          <table:table-cell table:formula="of:=[.D303]/([.B303]+[.C303]+[.D303])" office:value-type="float" office:value="0">
            <text:p>0</text:p>
          </table:table-cell>
          <table:table-cell office:value-type="float" office:value="662">
            <text:p>662</text:p>
          </table:table-cell>
          <table:table-cell table:formula="of:=[.F303]*[.$R$1]+[.G303]*[.$S$1]+[.H303]*[.$T$1]" office:value-type="float" office:value="1.88973784988222">
            <text:p>1.88973784988222</text:p>
          </table:table-cell>
          <table:table-cell office:value-type="float" office:value="662">
            <text:p>662</text:p>
          </table:table-cell>
          <table:table-cell table:formula="of:=[.F303]*[.$R$2]+[.G303]*[.$S$2]+[.H303]*[.$T$2]" office:value-type="float" office:value="0.0343724232328162">
            <text:p>0.0343724232328162</text:p>
          </table:table-cell>
          <table:table-cell office:value-type="float" office:value="662">
            <text:p>662</text:p>
          </table:table-cell>
          <table:table-cell table:formula="of:=[.F303]*[.$R$3]+[.G303]*[.$S$3]+[.H303]*[.$T$3]" office:value-type="float" office:value="-0.00226775459966471">
            <text:p>-0.00226775459966471</text:p>
          </table:table-cell>
          <table:table-cell table:number-columns-repeated="6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0.12713">
            <text:p>0.12713</text:p>
          </table:table-cell>
          <table:table-cell office:value-type="float" office:value="0.050059">
            <text:p>0.050059</text:p>
          </table:table-cell>
          <table:table-cell office:value-type="float" office:value="0">
            <text:p>0</text:p>
          </table:table-cell>
          <table:table-cell/>
          <table:table-cell table:formula="of:=[.B304]/([.B304]+[.C304]+[.D304])" office:value-type="float" office:value="0.717482462229597">
            <text:p>0.717482462229597</text:p>
          </table:table-cell>
          <table:table-cell table:formula="of:=[.C304]/([.B304]+[.C304]+[.D304])" office:value-type="float" office:value="0.282517537770403">
            <text:p>0.282517537770403</text:p>
          </table:table-cell>
          <table:table-cell table:formula="of:=[.D304]/([.B304]+[.C304]+[.D304])" office:value-type="float" office:value="0">
            <text:p>0</text:p>
          </table:table-cell>
          <table:table-cell office:value-type="float" office:value="663">
            <text:p>663</text:p>
          </table:table-cell>
          <table:table-cell table:formula="of:=[.F304]*[.$R$1]+[.G304]*[.$S$1]+[.H304]*[.$T$1]" office:value-type="float" office:value="1.89074421154812">
            <text:p>1.89074421154812</text:p>
          </table:table-cell>
          <table:table-cell office:value-type="float" office:value="663">
            <text:p>663</text:p>
          </table:table-cell>
          <table:table-cell table:formula="of:=[.F304]*[.$R$2]+[.G304]*[.$S$2]+[.H304]*[.$T$2]" office:value-type="float" office:value="0.0339573116841339">
            <text:p>0.0339573116841339</text:p>
          </table:table-cell>
          <table:table-cell office:value-type="float" office:value="663">
            <text:p>663</text:p>
          </table:table-cell>
          <table:table-cell table:formula="of:=[.F304]*[.$R$3]+[.G304]*[.$S$3]+[.H304]*[.$T$3]" office:value-type="float" office:value="-0.00224028692526061">
            <text:p>-0.00224028692526061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.11948">
            <text:p>0.11948</text:p>
          </table:table-cell>
          <table:table-cell office:value-type="float" office:value="0.046998">
            <text:p>0.046998</text:p>
          </table:table-cell>
          <table:table-cell office:value-type="float" office:value="0">
            <text:p>0</text:p>
          </table:table-cell>
          <table:table-cell/>
          <table:table-cell table:formula="of:=[.B305]/([.B305]+[.C305]+[.D305])" office:value-type="float" office:value="0.717692427828302">
            <text:p>0.717692427828302</text:p>
          </table:table-cell>
          <table:table-cell table:formula="of:=[.C305]/([.B305]+[.C305]+[.D305])" office:value-type="float" office:value="0.282307572171698">
            <text:p>0.282307572171698</text:p>
          </table:table-cell>
          <table:table-cell table:formula="of:=[.D305]/([.B305]+[.C305]+[.D305])" office:value-type="float" office:value="0">
            <text:p>0</text:p>
          </table:table-cell>
          <table:table-cell office:value-type="float" office:value="664">
            <text:p>664</text:p>
          </table:table-cell>
          <table:table-cell table:formula="of:=[.F305]*[.$R$1]+[.G305]*[.$S$1]+[.H305]*[.$T$1]" office:value-type="float" office:value="1.89174734319249">
            <text:p>1.89174734319249</text:p>
          </table:table-cell>
          <table:table-cell office:value-type="float" office:value="664">
            <text:p>664</text:p>
          </table:table-cell>
          <table:table-cell table:formula="of:=[.F305]*[.$R$2]+[.G305]*[.$S$2]+[.H305]*[.$T$2]" office:value-type="float" office:value="0.033543532478766">
            <text:p>0.033543532478766</text:p>
          </table:table-cell>
          <table:table-cell office:value-type="float" office:value="664">
            <text:p>664</text:p>
          </table:table-cell>
          <table:table-cell table:formula="of:=[.F305]*[.$R$3]+[.G305]*[.$S$3]+[.H305]*[.$T$3]" office:value-type="float" office:value="-0.00221290741118947">
            <text:p>-0.00221290741118947</text:p>
          </table:table-cell>
          <table:table-cell table:number-columns-repeated="6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0.11221">
            <text:p>0.11221</text:p>
          </table:table-cell>
          <table:table-cell office:value-type="float" office:value="0.044096">
            <text:p>0.044096</text:p>
          </table:table-cell>
          <table:table-cell office:value-type="float" office:value="0">
            <text:p>0</text:p>
          </table:table-cell>
          <table:table-cell/>
          <table:table-cell table:formula="of:=[.B306]/([.B306]+[.C306]+[.D306])" office:value-type="float" office:value="0.71788670940335">
            <text:p>0.71788670940335</text:p>
          </table:table-cell>
          <table:table-cell table:formula="of:=[.C306]/([.B306]+[.C306]+[.D306])" office:value-type="float" office:value="0.28211329059665">
            <text:p>0.28211329059665</text:p>
          </table:table-cell>
          <table:table-cell table:formula="of:=[.D306]/([.B306]+[.C306]+[.D306])" office:value-type="float" office:value="0">
            <text:p>0</text:p>
          </table:table-cell>
          <table:table-cell office:value-type="float" office:value="665">
            <text:p>665</text:p>
          </table:table-cell>
          <table:table-cell table:formula="of:=[.F306]*[.$R$1]+[.G306]*[.$S$1]+[.H306]*[.$T$1]" office:value-type="float" office:value="1.89267554284544">
            <text:p>1.89267554284544</text:p>
          </table:table-cell>
          <table:table-cell office:value-type="float" office:value="665">
            <text:p>665</text:p>
          </table:table-cell>
          <table:table-cell table:formula="of:=[.F306]*[.$R$2]+[.G306]*[.$S$2]+[.H306]*[.$T$2]" office:value-type="float" office:value="0.0331606617788184">
            <text:p>0.0331606617788184</text:p>
          </table:table-cell>
          <table:table-cell office:value-type="float" office:value="665">
            <text:p>665</text:p>
          </table:table-cell>
          <table:table-cell table:formula="of:=[.F306]*[.$R$3]+[.G306]*[.$S$3]+[.H306]*[.$T$3]" office:value-type="float" office:value="-0.00218757309380318">
            <text:p>-0.00218757309380318</text:p>
          </table:table-cell>
          <table:table-cell table:number-columns-repeated="6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0.10531">
            <text:p>0.10531</text:p>
          </table:table-cell>
          <table:table-cell office:value-type="float" office:value="0.041345">
            <text:p>0.041345</text:p>
          </table:table-cell>
          <table:table-cell office:value-type="float" office:value="0">
            <text:p>0</text:p>
          </table:table-cell>
          <table:table-cell/>
          <table:table-cell table:formula="of:=[.B307]/([.B307]+[.C307]+[.D307])" office:value-type="float" office:value="0.718079847260577">
            <text:p>0.718079847260577</text:p>
          </table:table-cell>
          <table:table-cell table:formula="of:=[.C307]/([.B307]+[.C307]+[.D307])" office:value-type="float" office:value="0.281920152739422">
            <text:p>0.281920152739422</text:p>
          </table:table-cell>
          <table:table-cell table:formula="of:=[.D307]/([.B307]+[.C307]+[.D307])" office:value-type="float" office:value="0">
            <text:p>0</text:p>
          </table:table-cell>
          <table:table-cell office:value-type="float" office:value="666">
            <text:p>666</text:p>
          </table:table-cell>
          <table:table-cell table:formula="of:=[.F307]*[.$R$1]+[.G307]*[.$S$1]+[.H307]*[.$T$1]" office:value-type="float" office:value="1.89359827827214">
            <text:p>1.89359827827214</text:p>
          </table:table-cell>
          <table:table-cell office:value-type="float" office:value="666">
            <text:p>666</text:p>
          </table:table-cell>
          <table:table-cell table:formula="of:=[.F307]*[.$R$2]+[.G307]*[.$S$2]+[.H307]*[.$T$2]" office:value-type="float" office:value="0.0327800450035798">
            <text:p>0.0327800450035798</text:p>
          </table:table-cell>
          <table:table-cell office:value-type="float" office:value="666">
            <text:p>666</text:p>
          </table:table-cell>
          <table:table-cell table:formula="of:=[.F307]*[.$R$3]+[.G307]*[.$S$3]+[.H307]*[.$T$3]" office:value-type="float" office:value="-0.00216238791722069">
            <text:p>-0.00216238791722069</text:p>
          </table:table-cell>
          <table:table-cell table:number-columns-repeated="6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0.098786">
            <text:p>0.098786</text:p>
          </table:table-cell>
          <table:table-cell office:value-type="float" office:value="0.0387507">
            <text:p>0.0387507</text:p>
          </table:table-cell>
          <table:table-cell office:value-type="float" office:value="0">
            <text:p>0</text:p>
          </table:table-cell>
          <table:table-cell/>
          <table:table-cell table:formula="of:=[.B308]/([.B308]+[.C308]+[.D308])" office:value-type="float" office:value="0.718251928394385">
            <text:p>0.718251928394385</text:p>
          </table:table-cell>
          <table:table-cell table:formula="of:=[.C308]/([.B308]+[.C308]+[.D308])" office:value-type="float" office:value="0.281748071605615">
            <text:p>0.281748071605615</text:p>
          </table:table-cell>
          <table:table-cell table:formula="of:=[.D308]/([.B308]+[.C308]+[.D308])" office:value-type="float" office:value="0">
            <text:p>0</text:p>
          </table:table-cell>
          <table:table-cell office:value-type="float" office:value="667">
            <text:p>667</text:p>
          </table:table-cell>
          <table:table-cell table:formula="of:=[.F308]*[.$R$1]+[.G308]*[.$S$1]+[.H308]*[.$T$1]" office:value-type="float" office:value="1.89442041309701">
            <text:p>1.89442041309701</text:p>
          </table:table-cell>
          <table:table-cell office:value-type="float" office:value="667">
            <text:p>667</text:p>
          </table:table-cell>
          <table:table-cell table:formula="of:=[.F308]*[.$R$2]+[.G308]*[.$S$2]+[.H308]*[.$T$2]" office:value-type="float" office:value="0.0324409247131855">
            <text:p>0.0324409247131855</text:p>
          </table:table-cell>
          <table:table-cell office:value-type="float" office:value="667">
            <text:p>667</text:p>
          </table:table-cell>
          <table:table-cell table:formula="of:=[.F308]*[.$R$3]+[.G308]*[.$S$3]+[.H308]*[.$T$3]" office:value-type="float" office:value="-0.00213994853737221">
            <text:p>-0.00213994853737221</text:p>
          </table:table-cell>
          <table:table-cell table:number-columns-repeated="6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0.09261">
            <text:p>0.09261</text:p>
          </table:table-cell>
          <table:table-cell office:value-type="float" office:value="0.0362978">
            <text:p>0.0362978</text:p>
          </table:table-cell>
          <table:table-cell office:value-type="float" office:value="0">
            <text:p>0</text:p>
          </table:table-cell>
          <table:table-cell/>
          <table:table-cell table:formula="of:=[.B309]/([.B309]+[.C309]+[.D309])" office:value-type="float" office:value="0.718420452447408">
            <text:p>0.718420452447408</text:p>
          </table:table-cell>
          <table:table-cell table:formula="of:=[.C309]/([.B309]+[.C309]+[.D309])" office:value-type="float" office:value="0.281579547552592">
            <text:p>0.281579547552592</text:p>
          </table:table-cell>
          <table:table-cell table:formula="of:=[.D309]/([.B309]+[.C309]+[.D309])" office:value-type="float" office:value="0">
            <text:p>0</text:p>
          </table:table-cell>
          <table:table-cell office:value-type="float" office:value="668">
            <text:p>668</text:p>
          </table:table-cell>
          <table:table-cell table:formula="of:=[.F309]*[.$R$1]+[.G309]*[.$S$1]+[.H309]*[.$T$1]" office:value-type="float" office:value="1.89522555361274">
            <text:p>1.89522555361274</text:p>
          </table:table-cell>
          <table:table-cell office:value-type="float" office:value="668">
            <text:p>668</text:p>
          </table:table-cell>
          <table:table-cell table:formula="of:=[.F309]*[.$R$2]+[.G309]*[.$S$2]+[.H309]*[.$T$2]" office:value-type="float" office:value="0.0321088143618927">
            <text:p>0.0321088143618927</text:p>
          </table:table-cell>
          <table:table-cell office:value-type="float" office:value="668">
            <text:p>668</text:p>
          </table:table-cell>
          <table:table-cell table:formula="of:=[.F309]*[.$R$3]+[.G309]*[.$S$3]+[.H309]*[.$T$3]" office:value-type="float" office:value="-0.00211797300085798">
            <text:p>-0.00211797300085798</text:p>
          </table:table-cell>
          <table:table-cell table:number-columns-repeated="6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.086773">
            <text:p>0.086773</text:p>
          </table:table-cell>
          <table:table-cell office:value-type="float" office:value="0.0339832">
            <text:p>0.0339832</text:p>
          </table:table-cell>
          <table:table-cell office:value-type="float" office:value="0">
            <text:p>0</text:p>
          </table:table-cell>
          <table:table-cell/>
          <table:table-cell table:formula="of:=[.B310]/([.B310]+[.C310]+[.D310])" office:value-type="float" office:value="0.718580081188378">
            <text:p>0.718580081188378</text:p>
          </table:table-cell>
          <table:table-cell table:formula="of:=[.C310]/([.B310]+[.C310]+[.D310])" office:value-type="float" office:value="0.281419918811622">
            <text:p>0.281419918811622</text:p>
          </table:table-cell>
          <table:table-cell table:formula="of:=[.D310]/([.B310]+[.C310]+[.D310])" office:value-type="float" office:value="0">
            <text:p>0</text:p>
          </table:table-cell>
          <table:table-cell office:value-type="float" office:value="669">
            <text:p>669</text:p>
          </table:table-cell>
          <table:table-cell table:formula="of:=[.F310]*[.$R$1]+[.G310]*[.$S$1]+[.H310]*[.$T$1]" office:value-type="float" office:value="1.89598819588559">
            <text:p>1.89598819588559</text:p>
          </table:table-cell>
          <table:table-cell office:value-type="float" office:value="669">
            <text:p>669</text:p>
          </table:table-cell>
          <table:table-cell table:formula="of:=[.F310]*[.$R$2]+[.G310]*[.$S$2]+[.H310]*[.$T$2]" office:value-type="float" office:value="0.0317942340020635">
            <text:p>0.0317942340020635</text:p>
          </table:table-cell>
          <table:table-cell office:value-type="float" office:value="669">
            <text:p>669</text:p>
          </table:table-cell>
          <table:table-cell table:formula="of:=[.F310]*[.$R$3]+[.G310]*[.$S$3]+[.H310]*[.$T$3]" office:value-type="float" office:value="-0.00209715741303552">
            <text:p>-0.00209715741303552</text:p>
          </table:table-cell>
          <table:table-cell table:number-columns-repeated="6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0.0812606">
            <text:p>0.0812606</text:p>
          </table:table-cell>
          <table:table-cell office:value-type="float" office:value="0.0318004">
            <text:p>0.0318004</text:p>
          </table:table-cell>
          <table:table-cell office:value-type="float" office:value="0">
            <text:p>0</text:p>
          </table:table-cell>
          <table:table-cell/>
          <table:table-cell table:formula="of:=[.B311]/([.B311]+[.C311]+[.D311])" office:value-type="float" office:value="0.718732365714084">
            <text:p>0.718732365714084</text:p>
          </table:table-cell>
          <table:table-cell table:formula="of:=[.C311]/([.B311]+[.C311]+[.D311])" office:value-type="float" office:value="0.281267634285916">
            <text:p>0.281267634285916</text:p>
          </table:table-cell>
          <table:table-cell table:formula="of:=[.D311]/([.B311]+[.C311]+[.D311])" office:value-type="float" office:value="0">
            <text:p>0</text:p>
          </table:table-cell>
          <table:table-cell office:value-type="float" office:value="670">
            <text:p>670</text:p>
          </table:table-cell>
          <table:table-cell table:formula="of:=[.F311]*[.$R$1]+[.G311]*[.$S$1]+[.H311]*[.$T$1]" office:value-type="float" office:value="1.89671575043561">
            <text:p>1.89671575043561</text:p>
          </table:table-cell>
          <table:table-cell office:value-type="float" office:value="670">
            <text:p>670</text:p>
          </table:table-cell>
          <table:table-cell table:formula="of:=[.F311]*[.$R$2]+[.G311]*[.$S$2]+[.H311]*[.$T$2]" office:value-type="float" office:value="0.0314941268872554">
            <text:p>0.0314941268872554</text:p>
          </table:table-cell>
          <table:table-cell office:value-type="float" office:value="670">
            <text:p>670</text:p>
          </table:table-cell>
          <table:table-cell table:formula="of:=[.F311]*[.$R$3]+[.G311]*[.$S$3]+[.H311]*[.$T$3]" office:value-type="float" office:value="-0.0020772995108835">
            <text:p>-0.0020772995108835</text:p>
          </table:table-cell>
          <table:table-cell table:number-columns-repeated="6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0.076048">
            <text:p>0.076048</text:p>
          </table:table-cell>
          <table:table-cell office:value-type="float" office:value="0.0297395">
            <text:p>0.0297395</text:p>
          </table:table-cell>
          <table:table-cell office:value-type="float" office:value="0">
            <text:p>0</text:p>
          </table:table-cell>
          <table:table-cell/>
          <table:table-cell table:formula="of:=[.B312]/([.B312]+[.C312]+[.D312])" office:value-type="float" office:value="0.718875103391232">
            <text:p>0.718875103391232</text:p>
          </table:table-cell>
          <table:table-cell table:formula="of:=[.C312]/([.B312]+[.C312]+[.D312])" office:value-type="float" office:value="0.281124896608768">
            <text:p>0.281124896608768</text:p>
          </table:table-cell>
          <table:table-cell table:formula="of:=[.D312]/([.B312]+[.C312]+[.D312])" office:value-type="float" office:value="0">
            <text:p>0</text:p>
          </table:table-cell>
          <table:table-cell office:value-type="float" office:value="671">
            <text:p>671</text:p>
          </table:table-cell>
          <table:table-cell table:formula="of:=[.F312]*[.$R$1]+[.G312]*[.$S$1]+[.H312]*[.$T$1]" office:value-type="float" office:value="1.89739769396195">
            <text:p>1.89739769396195</text:p>
          </table:table-cell>
          <table:table-cell office:value-type="float" office:value="671">
            <text:p>671</text:p>
          </table:table-cell>
          <table:table-cell table:formula="of:=[.F312]*[.$R$2]+[.G312]*[.$S$2]+[.H312]*[.$T$2]" office:value-type="float" office:value="0.0312128337468982">
            <text:p>0.0312128337468982</text:p>
          </table:table-cell>
          <table:table-cell office:value-type="float" office:value="671">
            <text:p>671</text:p>
          </table:table-cell>
          <table:table-cell table:formula="of:=[.F312]*[.$R$3]+[.G312]*[.$S$3]+[.H312]*[.$T$3]" office:value-type="float" office:value="-0.00205868651778329">
            <text:p>-0.00205868651778329</text:p>
          </table:table-cell>
          <table:table-cell table:number-columns-repeated="6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0.071114">
            <text:p>0.071114</text:p>
          </table:table-cell>
          <table:table-cell office:value-type="float" office:value="0.0277918">
            <text:p>0.0277918</text:p>
          </table:table-cell>
          <table:table-cell office:value-type="float" office:value="0">
            <text:p>0</text:p>
          </table:table-cell>
          <table:table-cell/>
          <table:table-cell table:formula="of:=[.B313]/([.B313]+[.C313]+[.D313])" office:value-type="float" office:value="0.719007378738153">
            <text:p>0.719007378738153</text:p>
          </table:table-cell>
          <table:table-cell table:formula="of:=[.C313]/([.B313]+[.C313]+[.D313])" office:value-type="float" office:value="0.280992621261847">
            <text:p>0.280992621261847</text:p>
          </table:table-cell>
          <table:table-cell table:formula="of:=[.D313]/([.B313]+[.C313]+[.D313])" office:value-type="float" office:value="0">
            <text:p>0</text:p>
          </table:table-cell>
          <table:table-cell office:value-type="float" office:value="672">
            <text:p>672</text:p>
          </table:table-cell>
          <table:table-cell table:formula="of:=[.F313]*[.$R$1]+[.G313]*[.$S$1]+[.H313]*[.$T$1]" office:value-type="float" office:value="1.8980296526594">
            <text:p>1.8980296526594</text:p>
          </table:table-cell>
          <table:table-cell office:value-type="float" office:value="672">
            <text:p>672</text:p>
          </table:table-cell>
          <table:table-cell table:formula="of:=[.F313]*[.$R$2]+[.G313]*[.$S$2]+[.H313]*[.$T$2]" office:value-type="float" office:value="0.0309521587207221">
            <text:p>0.0309521587207221</text:p>
          </table:table-cell>
          <table:table-cell office:value-type="float" office:value="672">
            <text:p>672</text:p>
          </table:table-cell>
          <table:table-cell table:formula="of:=[.F313]*[.$R$3]+[.G313]*[.$S$3]+[.H313]*[.$T$3]" office:value-type="float" office:value="-0.00204143781254487">
            <text:p>-0.00204143781254487</text:p>
          </table:table-cell>
          <table:table-cell table:number-columns-repeated="6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.066454">
            <text:p>0.066454</text:p>
          </table:table-cell>
          <table:table-cell office:value-type="float" office:value="0.0259551">
            <text:p>0.0259551</text:p>
          </table:table-cell>
          <table:table-cell office:value-type="float" office:value="0">
            <text:p>0</text:p>
          </table:table-cell>
          <table:table-cell/>
          <table:table-cell table:formula="of:=[.B314]/([.B314]+[.C314]+[.D314])" office:value-type="float" office:value="0.719128310956388">
            <text:p>0.719128310956388</text:p>
          </table:table-cell>
          <table:table-cell table:formula="of:=[.C314]/([.B314]+[.C314]+[.D314])" office:value-type="float" office:value="0.280871689043611">
            <text:p>0.280871689043611</text:p>
          </table:table-cell>
          <table:table-cell table:formula="of:=[.D314]/([.B314]+[.C314]+[.D314])" office:value-type="float" office:value="0">
            <text:p>0</text:p>
          </table:table-cell>
          <table:table-cell office:value-type="float" office:value="673">
            <text:p>673</text:p>
          </table:table-cell>
          <table:table-cell table:formula="of:=[.F314]*[.$R$1]+[.G314]*[.$S$1]+[.H314]*[.$T$1]" office:value-type="float" office:value="1.89860741842524">
            <text:p>1.89860741842524</text:p>
          </table:table-cell>
          <table:table-cell office:value-type="float" office:value="673">
            <text:p>673</text:p>
          </table:table-cell>
          <table:table-cell table:formula="of:=[.F314]*[.$R$2]+[.G314]*[.$S$2]+[.H314]*[.$T$2]" office:value-type="float" office:value="0.0307138375982451">
            <text:p>0.0307138375982451</text:p>
          </table:table-cell>
          <table:table-cell office:value-type="float" office:value="673">
            <text:p>673</text:p>
          </table:table-cell>
          <table:table-cell table:formula="of:=[.F314]*[.$R$3]+[.G314]*[.$S$3]+[.H314]*[.$T$3]" office:value-type="float" office:value="-0.00202566825128694">
            <text:p>-0.00202566825128694</text:p>
          </table:table-cell>
          <table:table-cell table:number-columns-repeated="6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0.062062">
            <text:p>0.062062</text:p>
          </table:table-cell>
          <table:table-cell office:value-type="float" office:value="0.0242263">
            <text:p>0.0242263</text:p>
          </table:table-cell>
          <table:table-cell office:value-type="float" office:value="0">
            <text:p>0</text:p>
          </table:table-cell>
          <table:table-cell/>
          <table:table-cell table:formula="of:=[.B315]/([.B315]+[.C315]+[.D315])" office:value-type="float" office:value="0.719240036018788">
            <text:p>0.719240036018788</text:p>
          </table:table-cell>
          <table:table-cell table:formula="of:=[.C315]/([.B315]+[.C315]+[.D315])" office:value-type="float" office:value="0.280759963981212">
            <text:p>0.280759963981212</text:p>
          </table:table-cell>
          <table:table-cell table:formula="of:=[.D315]/([.B315]+[.C315]+[.D315])" office:value-type="float" office:value="0">
            <text:p>0</text:p>
          </table:table-cell>
          <table:table-cell office:value-type="float" office:value="674">
            <text:p>674</text:p>
          </table:table-cell>
          <table:table-cell table:formula="of:=[.F315]*[.$R$1]+[.G315]*[.$S$1]+[.H315]*[.$T$1]" office:value-type="float" office:value="1.89914119608336">
            <text:p>1.89914119608336</text:p>
          </table:table-cell>
          <table:table-cell office:value-type="float" office:value="674">
            <text:p>674</text:p>
          </table:table-cell>
          <table:table-cell table:formula="of:=[.F315]*[.$R$2]+[.G315]*[.$S$2]+[.H315]*[.$T$2]" office:value-type="float" office:value="0.0304936610177741">
            <text:p>0.0304936610177741</text:p>
          </table:table-cell>
          <table:table-cell office:value-type="float" office:value="674">
            <text:p>674</text:p>
          </table:table-cell>
          <table:table-cell table:formula="of:=[.F315]*[.$R$3]+[.G315]*[.$S$3]+[.H315]*[.$T$3]" office:value-type="float" office:value="-0.00201109930315003">
            <text:p>-0.00201109930315003</text:p>
          </table:table-cell>
          <table:table-cell table:number-columns-repeated="6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0.05793">
            <text:p>0.05793</text:p>
          </table:table-cell>
          <table:table-cell office:value-type="float" office:value="0.0226017">
            <text:p>0.0226017</text:p>
          </table:table-cell>
          <table:table-cell office:value-type="float" office:value="0">
            <text:p>0</text:p>
          </table:table-cell>
          <table:table-cell/>
          <table:table-cell table:formula="of:=[.B316]/([.B316]+[.C316]+[.D316])" office:value-type="float" office:value="0.719344059544254">
            <text:p>0.719344059544254</text:p>
          </table:table-cell>
          <table:table-cell table:formula="of:=[.C316]/([.B316]+[.C316]+[.D316])" office:value-type="float" office:value="0.280655940455746">
            <text:p>0.280655940455746</text:p>
          </table:table-cell>
          <table:table-cell table:formula="of:=[.D316]/([.B316]+[.C316]+[.D316])" office:value-type="float" office:value="0">
            <text:p>0</text:p>
          </table:table-cell>
          <table:table-cell office:value-type="float" office:value="675">
            <text:p>675</text:p>
          </table:table-cell>
          <table:table-cell table:formula="of:=[.F316]*[.$R$1]+[.G316]*[.$S$1]+[.H316]*[.$T$1]" office:value-type="float" office:value="1.89963817887863">
            <text:p>1.89963817887863</text:p>
          </table:table-cell>
          <table:table-cell office:value-type="float" office:value="675">
            <text:p>675</text:p>
          </table:table-cell>
          <table:table-cell table:formula="of:=[.F316]*[.$R$2]+[.G316]*[.$S$2]+[.H316]*[.$T$2]" office:value-type="float" office:value="0.0302886618561386">
            <text:p>0.0302886618561386</text:p>
          </table:table-cell>
          <table:table-cell office:value-type="float" office:value="675">
            <text:p>675</text:p>
          </table:table-cell>
          <table:table-cell table:formula="of:=[.F316]*[.$R$3]+[.G316]*[.$S$3]+[.H316]*[.$T$3]" office:value-type="float" office:value="-0.00199753463542928">
            <text:p>-0.00199753463542928</text:p>
          </table:table-cell>
          <table:table-cell table:number-columns-repeated="6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.05405">
            <text:p>0.05405</text:p>
          </table:table-cell>
          <table:table-cell office:value-type="float" office:value="0.0210779">
            <text:p>0.0210779</text:p>
          </table:table-cell>
          <table:table-cell office:value-type="float" office:value="0">
            <text:p>0</text:p>
          </table:table-cell>
          <table:table-cell/>
          <table:table-cell table:formula="of:=[.B317]/([.B317]+[.C317]+[.D317])" office:value-type="float" office:value="0.719439782025053">
            <text:p>0.719439782025053</text:p>
          </table:table-cell>
          <table:table-cell table:formula="of:=[.C317]/([.B317]+[.C317]+[.D317])" office:value-type="float" office:value="0.280560217974947">
            <text:p>0.280560217974947</text:p>
          </table:table-cell>
          <table:table-cell table:formula="of:=[.D317]/([.B317]+[.C317]+[.D317])" office:value-type="float" office:value="0">
            <text:p>0</text:p>
          </table:table-cell>
          <table:table-cell office:value-type="float" office:value="676">
            <text:p>676</text:p>
          </table:table-cell>
          <table:table-cell table:formula="of:=[.F317]*[.$R$1]+[.G317]*[.$S$1]+[.H317]*[.$T$1]" office:value-type="float" office:value="1.90009550260289">
            <text:p>1.90009550260289</text:p>
          </table:table-cell>
          <table:table-cell office:value-type="float" office:value="676">
            <text:p>676</text:p>
          </table:table-cell>
          <table:table-cell table:formula="of:=[.F317]*[.$R$2]+[.G317]*[.$S$2]+[.H317]*[.$T$2]" office:value-type="float" office:value="0.0301000215632275">
            <text:p>0.0301000215632275</text:p>
          </table:table-cell>
          <table:table-cell office:value-type="float" office:value="676">
            <text:p>676</text:p>
          </table:table-cell>
          <table:table-cell table:formula="of:=[.F317]*[.$R$3]+[.G317]*[.$S$3]+[.H317]*[.$T$3]" office:value-type="float" office:value="-0.00198505242393306">
            <text:p>-0.00198505242393306</text:p>
          </table:table-cell>
          <table:table-cell table:number-columns-repeated="6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0.050412">
            <text:p>0.050412</text:p>
          </table:table-cell>
          <table:table-cell office:value-type="float" office:value="0.0196505">
            <text:p>0.0196505</text:p>
          </table:table-cell>
          <table:table-cell office:value-type="float" office:value="0">
            <text:p>0</text:p>
          </table:table-cell>
          <table:table-cell/>
          <table:table-cell table:formula="of:=[.B318]/([.B318]+[.C318]+[.D318])" office:value-type="float" office:value="0.719528991971454">
            <text:p>0.719528991971454</text:p>
          </table:table-cell>
          <table:table-cell table:formula="of:=[.C318]/([.B318]+[.C318]+[.D318])" office:value-type="float" office:value="0.280471008028546">
            <text:p>0.280471008028546</text:p>
          </table:table-cell>
          <table:table-cell table:formula="of:=[.D318]/([.B318]+[.C318]+[.D318])" office:value-type="float" office:value="0">
            <text:p>0</text:p>
          </table:table-cell>
          <table:table-cell office:value-type="float" office:value="677">
            <text:p>677</text:p>
          </table:table-cell>
          <table:table-cell table:formula="of:=[.F318]*[.$R$1]+[.G318]*[.$S$1]+[.H318]*[.$T$1]" office:value-type="float" office:value="1.90052171204282">
            <text:p>1.90052171204282</text:p>
          </table:table-cell>
          <table:table-cell office:value-type="float" office:value="677">
            <text:p>677</text:p>
          </table:table-cell>
          <table:table-cell table:formula="of:=[.F318]*[.$R$2]+[.G318]*[.$S$2]+[.H318]*[.$T$2]" office:value-type="float" office:value="0.0299242155218555">
            <text:p>0.0299242155218555</text:p>
          </table:table-cell>
          <table:table-cell office:value-type="float" office:value="677">
            <text:p>677</text:p>
          </table:table-cell>
          <table:table-cell table:formula="of:=[.F318]*[.$R$3]+[.G318]*[.$S$3]+[.H318]*[.$T$3]" office:value-type="float" office:value="-0.0019734194469224">
            <text:p>-0.0019734194469224</text:p>
          </table:table-cell>
          <table:table-cell table:number-columns-repeated="6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.047006">
            <text:p>0.047006</text:p>
          </table:table-cell>
          <table:table-cell office:value-type="float" office:value="0.0183153">
            <text:p>0.0183153</text:p>
          </table:table-cell>
          <table:table-cell office:value-type="float" office:value="0">
            <text:p>0</text:p>
          </table:table-cell>
          <table:table-cell/>
          <table:table-cell table:formula="of:=[.B319]/([.B319]+[.C319]+[.D319])" office:value-type="float" office:value="0.719612132642798">
            <text:p>0.719612132642798</text:p>
          </table:table-cell>
          <table:table-cell table:formula="of:=[.C319]/([.B319]+[.C319]+[.D319])" office:value-type="float" office:value="0.280387867357202">
            <text:p>0.280387867357202</text:p>
          </table:table-cell>
          <table:table-cell table:formula="of:=[.D319]/([.B319]+[.C319]+[.D319])" office:value-type="float" office:value="0">
            <text:p>0</text:p>
          </table:table-cell>
          <table:table-cell office:value-type="float" office:value="678">
            <text:p>678</text:p>
          </table:table-cell>
          <table:table-cell table:formula="of:=[.F319]*[.$R$1]+[.G319]*[.$S$1]+[.H319]*[.$T$1]" office:value-type="float" office:value="1.90091892491423">
            <text:p>1.90091892491423</text:p>
          </table:table-cell>
          <table:table-cell office:value-type="float" office:value="678">
            <text:p>678</text:p>
          </table:table-cell>
          <table:table-cell table:formula="of:=[.F319]*[.$R$2]+[.G319]*[.$S$2]+[.H319]*[.$T$2]" office:value-type="float" office:value="0.0297603702008379">
            <text:p>0.0297603702008379</text:p>
          </table:table-cell>
          <table:table-cell office:value-type="float" office:value="678">
            <text:p>678</text:p>
          </table:table-cell>
          <table:table-cell table:formula="of:=[.F319]*[.$R$3]+[.G319]*[.$S$3]+[.H319]*[.$T$3]" office:value-type="float" office:value="-0.00196257790337915">
            <text:p>-0.00196257790337915</text:p>
          </table:table-cell>
          <table:table-cell table:number-columns-repeated="6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.043823">
            <text:p>0.043823</text:p>
          </table:table-cell>
          <table:table-cell office:value-type="float" office:value="0.0170686">
            <text:p>0.0170686</text:p>
          </table:table-cell>
          <table:table-cell office:value-type="float" office:value="0">
            <text:p>0</text:p>
          </table:table-cell>
          <table:table-cell/>
          <table:table-cell table:formula="of:=[.B320]/([.B320]+[.C320]+[.D320])" office:value-type="float" office:value="0.719688758383751">
            <text:p>0.719688758383751</text:p>
          </table:table-cell>
          <table:table-cell table:formula="of:=[.C320]/([.B320]+[.C320]+[.D320])" office:value-type="float" office:value="0.280311241616249">
            <text:p>0.280311241616249</text:p>
          </table:table-cell>
          <table:table-cell table:formula="of:=[.D320]/([.B320]+[.C320]+[.D320])" office:value-type="float" office:value="0">
            <text:p>0</text:p>
          </table:table-cell>
          <table:table-cell office:value-type="float" office:value="679">
            <text:p>679</text:p>
          </table:table-cell>
          <table:table-cell table:formula="of:=[.F320]*[.$R$1]+[.G320]*[.$S$1]+[.H320]*[.$T$1]" office:value-type="float" office:value="1.90128501205421">
            <text:p>1.90128501205421</text:p>
          </table:table-cell>
          <table:table-cell office:value-type="float" office:value="679">
            <text:p>679</text:p>
          </table:table-cell>
          <table:table-cell table:formula="of:=[.F320]*[.$R$2]+[.G320]*[.$S$2]+[.H320]*[.$T$2]" office:value-type="float" office:value="0.0296093638531423">
            <text:p>0.0296093638531423</text:p>
          </table:table-cell>
          <table:table-cell office:value-type="float" office:value="679">
            <text:p>679</text:p>
          </table:table-cell>
          <table:table-cell table:formula="of:=[.F320]*[.$R$3]+[.G320]*[.$S$3]+[.H320]*[.$T$3]" office:value-type="float" office:value="-0.0019525859067589">
            <text:p>-0.0019525859067589</text:p>
          </table:table-cell>
          <table:table-cell table:number-columns-repeated="6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0408508">
            <text:p>0.0408508</text:p>
          </table:table-cell>
          <table:table-cell office:value-type="float" office:value="0.0159051">
            <text:p>0.0159051</text:p>
          </table:table-cell>
          <table:table-cell office:value-type="float" office:value="0">
            <text:p>0</text:p>
          </table:table-cell>
          <table:table-cell/>
          <table:table-cell table:formula="of:=[.B321]/([.B321]+[.C321]+[.D321])" office:value-type="float" office:value="0.719763055470885">
            <text:p>0.719763055470885</text:p>
          </table:table-cell>
          <table:table-cell table:formula="of:=[.C321]/([.B321]+[.C321]+[.D321])" office:value-type="float" office:value="0.280236944529115">
            <text:p>0.280236944529115</text:p>
          </table:table-cell>
          <table:table-cell table:formula="of:=[.D321]/([.B321]+[.C321]+[.D321])" office:value-type="float" office:value="0">
            <text:p>0</text:p>
          </table:table-cell>
          <table:table-cell office:value-type="float" office:value="680">
            <text:p>680</text:p>
          </table:table-cell>
          <table:table-cell table:formula="of:=[.F321]*[.$R$1]+[.G321]*[.$S$1]+[.H321]*[.$T$1]" office:value-type="float" office:value="1.9016399738177">
            <text:p>1.9016399738177</text:p>
          </table:table-cell>
          <table:table-cell office:value-type="float" office:value="680">
            <text:p>680</text:p>
          </table:table-cell>
          <table:table-cell table:formula="of:=[.F321]*[.$R$2]+[.G321]*[.$S$2]+[.H321]*[.$T$2]" office:value-type="float" office:value="0.0294629465835269">
            <text:p>0.0294629465835269</text:p>
          </table:table-cell>
          <table:table-cell office:value-type="float" office:value="680">
            <text:p>680</text:p>
          </table:table-cell>
          <table:table-cell table:formula="of:=[.F321]*[.$R$3]+[.G321]*[.$S$3]+[.H321]*[.$T$3]" office:value-type="float" office:value="-0.0019428975665966">
            <text:p>-0.0019428975665966</text:p>
          </table:table-cell>
          <table:table-cell table:number-columns-repeated="6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.038072">
            <text:p>0.038072</text:p>
          </table:table-cell>
          <table:table-cell office:value-type="float" office:value="0.0148183">
            <text:p>0.0148183</text:p>
          </table:table-cell>
          <table:table-cell office:value-type="float" office:value="0">
            <text:p>0</text:p>
          </table:table-cell>
          <table:table-cell/>
          <table:table-cell table:formula="of:=[.B322]/([.B322]+[.C322]+[.D322])" office:value-type="float" office:value="0.719829533959913">
            <text:p>0.719829533959913</text:p>
          </table:table-cell>
          <table:table-cell table:formula="of:=[.C322]/([.B322]+[.C322]+[.D322])" office:value-type="float" office:value="0.280170466040087">
            <text:p>0.280170466040087</text:p>
          </table:table-cell>
          <table:table-cell table:formula="of:=[.D322]/([.B322]+[.C322]+[.D322])" office:value-type="float" office:value="0">
            <text:p>0</text:p>
          </table:table-cell>
          <table:table-cell office:value-type="float" office:value="681">
            <text:p>681</text:p>
          </table:table-cell>
          <table:table-cell table:formula="of:=[.F322]*[.$R$1]+[.G322]*[.$S$1]+[.H322]*[.$T$1]" office:value-type="float" office:value="1.90195758144688">
            <text:p>1.90195758144688</text:p>
          </table:table-cell>
          <table:table-cell office:value-type="float" office:value="681">
            <text:p>681</text:p>
          </table:table-cell>
          <table:table-cell table:formula="of:=[.F322]*[.$R$2]+[.G322]*[.$S$2]+[.H322]*[.$T$2]" office:value-type="float" office:value="0.0293319374251989">
            <text:p>0.0293319374251989</text:p>
          </table:table-cell>
          <table:table-cell office:value-type="float" office:value="681">
            <text:p>681</text:p>
          </table:table-cell>
          <table:table-cell table:formula="of:=[.F322]*[.$R$3]+[.G322]*[.$S$3]+[.H322]*[.$T$3]" office:value-type="float" office:value="-0.00193422877162731">
            <text:p>-0.00193422877162731</text:p>
          </table:table-cell>
          <table:table-cell table:number-columns-repeated="6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0.035468">
            <text:p>0.035468</text:p>
          </table:table-cell>
          <table:table-cell office:value-type="float" office:value="0.0138008">
            <text:p>0.0138008</text:p>
          </table:table-cell>
          <table:table-cell office:value-type="float" office:value="0">
            <text:p>0</text:p>
          </table:table-cell>
          <table:table-cell/>
          <table:table-cell table:formula="of:=[.B323]/([.B323]+[.C323]+[.D323])" office:value-type="float" office:value="0.719887636800572">
            <text:p>0.719887636800572</text:p>
          </table:table-cell>
          <table:table-cell table:formula="of:=[.C323]/([.B323]+[.C323]+[.D323])" office:value-type="float" office:value="0.280112363199428">
            <text:p>0.280112363199428</text:p>
          </table:table-cell>
          <table:table-cell table:formula="of:=[.D323]/([.B323]+[.C323]+[.D323])" office:value-type="float" office:value="0">
            <text:p>0</text:p>
          </table:table-cell>
          <table:table-cell office:value-type="float" office:value="682">
            <text:p>682</text:p>
          </table:table-cell>
          <table:table-cell table:formula="of:=[.F323]*[.$R$1]+[.G323]*[.$S$1]+[.H323]*[.$T$1]" office:value-type="float" office:value="1.90223517357841">
            <text:p>1.90223517357841</text:p>
          </table:table-cell>
          <table:table-cell office:value-type="float" office:value="682">
            <text:p>682</text:p>
          </table:table-cell>
          <table:table-cell table:formula="of:=[.F323]*[.$R$2]+[.G323]*[.$S$2]+[.H323]*[.$T$2]" office:value-type="float" office:value="0.0292174341571136">
            <text:p>0.0292174341571136</text:p>
          </table:table-cell>
          <table:table-cell office:value-type="float" office:value="682">
            <text:p>682</text:p>
          </table:table-cell>
          <table:table-cell table:formula="of:=[.F323]*[.$R$3]+[.G323]*[.$S$3]+[.H323]*[.$T$3]" office:value-type="float" office:value="-0.00192665216120547">
            <text:p>-0.00192665216120547</text:p>
          </table:table-cell>
          <table:table-cell table:number-columns-repeated="6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.033031">
            <text:p>0.033031</text:p>
          </table:table-cell>
          <table:table-cell office:value-type="float" office:value="0.0128495">
            <text:p>0.0128495</text:p>
          </table:table-cell>
          <table:table-cell office:value-type="float" office:value="0">
            <text:p>0</text:p>
          </table:table-cell>
          <table:table-cell/>
          <table:table-cell table:formula="of:=[.B324]/([.B324]+[.C324]+[.D324])" office:value-type="float" office:value="0.719935484574057">
            <text:p>0.719935484574057</text:p>
          </table:table-cell>
          <table:table-cell table:formula="of:=[.C324]/([.B324]+[.C324]+[.D324])" office:value-type="float" office:value="0.280064515425943">
            <text:p>0.280064515425943</text:p>
          </table:table-cell>
          <table:table-cell table:formula="of:=[.D324]/([.B324]+[.C324]+[.D324])" office:value-type="float" office:value="0">
            <text:p>0</text:p>
          </table:table-cell>
          <table:table-cell office:value-type="float" office:value="683">
            <text:p>683</text:p>
          </table:table-cell>
          <table:table-cell table:formula="of:=[.F324]*[.$R$1]+[.G324]*[.$S$1]+[.H324]*[.$T$1]" office:value-type="float" office:value="1.90246377110101">
            <text:p>1.90246377110101</text:p>
          </table:table-cell>
          <table:table-cell office:value-type="float" office:value="683">
            <text:p>683</text:p>
          </table:table-cell>
          <table:table-cell table:formula="of:=[.F324]*[.$R$2]+[.G324]*[.$S$2]+[.H324]*[.$T$2]" office:value-type="float" office:value="0.0291231405499068">
            <text:p>0.0291231405499068</text:p>
          </table:table-cell>
          <table:table-cell office:value-type="float" office:value="683">
            <text:p>683</text:p>
          </table:table-cell>
          <table:table-cell table:formula="of:=[.F324]*[.$R$3]+[.G324]*[.$S$3]+[.H324]*[.$T$3]" office:value-type="float" office:value="-0.00192041281154304">
            <text:p>-0.00192041281154304</text:p>
          </table:table-cell>
          <table:table-cell table:number-columns-repeated="6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0.030753">
            <text:p>0.030753</text:p>
          </table:table-cell>
          <table:table-cell office:value-type="float" office:value="0.0119607">
            <text:p>0.0119607</text:p>
          </table:table-cell>
          <table:table-cell office:value-type="float" office:value="0">
            <text:p>0</text:p>
          </table:table-cell>
          <table:table-cell/>
          <table:table-cell table:formula="of:=[.B325]/([.B325]+[.C325]+[.D325])" office:value-type="float" office:value="0.719979772297881">
            <text:p>0.719979772297881</text:p>
          </table:table-cell>
          <table:table-cell table:formula="of:=[.C325]/([.B325]+[.C325]+[.D325])" office:value-type="float" office:value="0.280020227702119">
            <text:p>0.280020227702119</text:p>
          </table:table-cell>
          <table:table-cell table:formula="of:=[.D325]/([.B325]+[.C325]+[.D325])" office:value-type="float" office:value="0">
            <text:p>0</text:p>
          </table:table-cell>
          <table:table-cell office:value-type="float" office:value="684">
            <text:p>684</text:p>
          </table:table-cell>
          <table:table-cell table:formula="of:=[.F325]*[.$R$1]+[.G325]*[.$S$1]+[.H325]*[.$T$1]" office:value-type="float" office:value="1.90267536013036">
            <text:p>1.90267536013036</text:p>
          </table:table-cell>
          <table:table-cell office:value-type="float" office:value="684">
            <text:p>684</text:p>
          </table:table-cell>
          <table:table-cell table:formula="of:=[.F325]*[.$R$2]+[.G325]*[.$S$2]+[.H325]*[.$T$2]" office:value-type="float" office:value="0.0290358627325659">
            <text:p>0.0290358627325659</text:p>
          </table:table-cell>
          <table:table-cell office:value-type="float" office:value="684">
            <text:p>684</text:p>
          </table:table-cell>
          <table:table-cell table:formula="of:=[.F325]*[.$R$3]+[.G325]*[.$S$3]+[.H325]*[.$T$3]" office:value-type="float" office:value="-0.00191463769235632">
            <text:p>-0.00191463769235632</text:p>
          </table:table-cell>
          <table:table-cell table:number-columns-repeated="6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.028623">
            <text:p>0.028623</text:p>
          </table:table-cell>
          <table:table-cell office:value-type="float" office:value="0.0111303">
            <text:p>0.0111303</text:p>
          </table:table-cell>
          <table:table-cell office:value-type="float" office:value="0">
            <text:p>0</text:p>
          </table:table-cell>
          <table:table-cell/>
          <table:table-cell table:formula="of:=[.B326]/([.B326]+[.C326]+[.D326])" office:value-type="float" office:value="0.720015696810076">
            <text:p>0.720015696810076</text:p>
          </table:table-cell>
          <table:table-cell table:formula="of:=[.C326]/([.B326]+[.C326]+[.D326])" office:value-type="float" office:value="0.279984303189924">
            <text:p>0.279984303189924</text:p>
          </table:table-cell>
          <table:table-cell table:formula="of:=[.D326]/([.B326]+[.C326]+[.D326])" office:value-type="float" office:value="0">
            <text:p>0</text:p>
          </table:table-cell>
          <table:table-cell office:value-type="float" office:value="685">
            <text:p>685</text:p>
          </table:table-cell>
          <table:table-cell table:formula="of:=[.F326]*[.$R$1]+[.G326]*[.$S$1]+[.H326]*[.$T$1]" office:value-type="float" office:value="1.90284699307982">
            <text:p>1.90284699307982</text:p>
          </table:table-cell>
          <table:table-cell office:value-type="float" office:value="685">
            <text:p>685</text:p>
          </table:table-cell>
          <table:table-cell table:formula="of:=[.F326]*[.$R$2]+[.G326]*[.$S$2]+[.H326]*[.$T$2]" office:value-type="float" office:value="0.0289650662963829">
            <text:p>0.0289650662963829</text:p>
          </table:table-cell>
          <table:table-cell office:value-type="float" office:value="685">
            <text:p>685</text:p>
          </table:table-cell>
          <table:table-cell table:formula="of:=[.F326]*[.$R$3]+[.G326]*[.$S$3]+[.H326]*[.$T$3]" office:value-type="float" office:value="-0.00190995313596607">
            <text:p>-0.00190995313596607</text:p>
          </table:table-cell>
          <table:table-cell table:number-columns-repeated="6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.026635">
            <text:p>0.026635</text:p>
          </table:table-cell>
          <table:table-cell office:value-type="float" office:value="0.0103555">
            <text:p>0.0103555</text:p>
          </table:table-cell>
          <table:table-cell office:value-type="float" office:value="0">
            <text:p>0</text:p>
          </table:table-cell>
          <table:table-cell/>
          <table:table-cell table:formula="of:=[.B327]/([.B327]+[.C327]+[.D327])" office:value-type="float" office:value="0.720049742501453">
            <text:p>0.720049742501453</text:p>
          </table:table-cell>
          <table:table-cell table:formula="of:=[.C327]/([.B327]+[.C327]+[.D327])" office:value-type="float" office:value="0.279950257498547">
            <text:p>0.279950257498547</text:p>
          </table:table-cell>
          <table:table-cell table:formula="of:=[.D327]/([.B327]+[.C327]+[.D327])" office:value-type="float" office:value="0">
            <text:p>0</text:p>
          </table:table-cell>
          <table:table-cell office:value-type="float" office:value="686">
            <text:p>686</text:p>
          </table:table-cell>
          <table:table-cell table:formula="of:=[.F327]*[.$R$1]+[.G327]*[.$S$1]+[.H327]*[.$T$1]" office:value-type="float" office:value="1.90300964977494">
            <text:p>1.90300964977494</text:p>
          </table:table-cell>
          <table:table-cell office:value-type="float" office:value="686">
            <text:p>686</text:p>
          </table:table-cell>
          <table:table-cell table:formula="of:=[.F327]*[.$R$2]+[.G327]*[.$S$2]+[.H327]*[.$T$2]" office:value-type="float" office:value="0.0288979724523864">
            <text:p>0.0288979724523864</text:p>
          </table:table-cell>
          <table:table-cell office:value-type="float" office:value="686">
            <text:p>686</text:p>
          </table:table-cell>
          <table:table-cell table:formula="of:=[.F327]*[.$R$3]+[.G327]*[.$S$3]+[.H327]*[.$T$3]" office:value-type="float" office:value="-0.00190551357781052">
            <text:p>-0.00190551357781052</text:p>
          </table:table-cell>
          <table:table-cell table:number-columns-repeated="6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0.024781">
            <text:p>0.024781</text:p>
          </table:table-cell>
          <table:table-cell office:value-type="float" office:value="0.0096332">
            <text:p>0.0096332</text:p>
          </table:table-cell>
          <table:table-cell office:value-type="float" office:value="0">
            <text:p>0</text:p>
          </table:table-cell>
          <table:table-cell/>
          <table:table-cell table:formula="of:=[.B328]/([.B328]+[.C328]+[.D328])" office:value-type="float" office:value="0.720080664376914">
            <text:p>0.720080664376914</text:p>
          </table:table-cell>
          <table:table-cell table:formula="of:=[.C328]/([.B328]+[.C328]+[.D328])" office:value-type="float" office:value="0.279919335623086">
            <text:p>0.279919335623086</text:p>
          </table:table-cell>
          <table:table-cell table:formula="of:=[.D328]/([.B328]+[.C328]+[.D328])" office:value-type="float" office:value="0">
            <text:p>0</text:p>
          </table:table-cell>
          <table:table-cell office:value-type="float" office:value="687">
            <text:p>687</text:p>
          </table:table-cell>
          <table:table-cell table:formula="of:=[.F328]*[.$R$1]+[.G328]*[.$S$1]+[.H328]*[.$T$1]" office:value-type="float" office:value="1.90315738212715">
            <text:p>1.90315738212715</text:p>
          </table:table-cell>
          <table:table-cell office:value-type="float" office:value="687">
            <text:p>687</text:p>
          </table:table-cell>
          <table:table-cell table:formula="of:=[.F328]*[.$R$2]+[.G328]*[.$S$2]+[.H328]*[.$T$2]" office:value-type="float" office:value="0.0288370347124152">
            <text:p>0.0288370347124152</text:p>
          </table:table-cell>
          <table:table-cell office:value-type="float" office:value="687">
            <text:p>687</text:p>
          </table:table-cell>
          <table:table-cell table:formula="of:=[.F328]*[.$R$3]+[.G328]*[.$S$3]+[.H328]*[.$T$3]" office:value-type="float" office:value="-0.00190148136525039">
            <text:p>-0.00190148136525039</text:p>
          </table:table-cell>
          <table:table-cell table:number-columns-repeated="6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0.023052">
            <text:p>0.023052</text:p>
          </table:table-cell>
          <table:table-cell office:value-type="float" office:value="0.0089599">
            <text:p>0.0089599</text:p>
          </table:table-cell>
          <table:table-cell office:value-type="float" office:value="0">
            <text:p>0</text:p>
          </table:table-cell>
          <table:table-cell/>
          <table:table-cell table:formula="of:=[.B329]/([.B329]+[.C329]+[.D329])" office:value-type="float" office:value="0.720107210131233">
            <text:p>0.720107210131233</text:p>
          </table:table-cell>
          <table:table-cell table:formula="of:=[.C329]/([.B329]+[.C329]+[.D329])" office:value-type="float" office:value="0.279892789868768">
            <text:p>0.279892789868768</text:p>
          </table:table-cell>
          <table:table-cell table:formula="of:=[.D329]/([.B329]+[.C329]+[.D329])" office:value-type="float" office:value="0">
            <text:p>0</text:p>
          </table:table-cell>
          <table:table-cell office:value-type="float" office:value="688">
            <text:p>688</text:p>
          </table:table-cell>
          <table:table-cell table:formula="of:=[.F329]*[.$R$1]+[.G329]*[.$S$1]+[.H329]*[.$T$1]" office:value-type="float" office:value="1.90328420712298">
            <text:p>1.90328420712298</text:p>
          </table:table-cell>
          <table:table-cell office:value-type="float" office:value="688">
            <text:p>688</text:p>
          </table:table-cell>
          <table:table-cell table:formula="of:=[.F329]*[.$R$2]+[.G329]*[.$S$2]+[.H329]*[.$T$2]" office:value-type="float" office:value="0.0287847209943801">
            <text:p>0.0287847209943801</text:p>
          </table:table-cell>
          <table:table-cell office:value-type="float" office:value="688">
            <text:p>688</text:p>
          </table:table-cell>
          <table:table-cell table:formula="of:=[.F329]*[.$R$3]+[.G329]*[.$S$3]+[.H329]*[.$T$3]" office:value-type="float" office:value="-0.00189801979888729">
            <text:p>-0.00189801979888729</text:p>
          </table:table-cell>
          <table:table-cell table:number-columns-repeated="6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.021441">
            <text:p>0.021441</text:p>
          </table:table-cell>
          <table:table-cell office:value-type="float" office:value="0.0083324">
            <text:p>0.0083324</text:p>
          </table:table-cell>
          <table:table-cell office:value-type="float" office:value="0">
            <text:p>0</text:p>
          </table:table-cell>
          <table:table-cell/>
          <table:table-cell table:formula="of:=[.B330]/([.B330]+[.C330]+[.D330])" office:value-type="float" office:value="0.720139453337543">
            <text:p>0.720139453337543</text:p>
          </table:table-cell>
          <table:table-cell table:formula="of:=[.C330]/([.B330]+[.C330]+[.D330])" office:value-type="float" office:value="0.279860546662457">
            <text:p>0.279860546662457</text:p>
          </table:table-cell>
          <table:table-cell table:formula="of:=[.D330]/([.B330]+[.C330]+[.D330])" office:value-type="float" office:value="0">
            <text:p>0</text:p>
          </table:table-cell>
          <table:table-cell office:value-type="float" office:value="689">
            <text:p>689</text:p>
          </table:table-cell>
          <table:table-cell table:formula="of:=[.F330]*[.$R$1]+[.G330]*[.$S$1]+[.H330]*[.$T$1]" office:value-type="float" office:value="1.90343825226545">
            <text:p>1.90343825226545</text:p>
          </table:table-cell>
          <table:table-cell office:value-type="float" office:value="689">
            <text:p>689</text:p>
          </table:table-cell>
          <table:table-cell table:formula="of:=[.F330]*[.$R$2]+[.G330]*[.$S$2]+[.H330]*[.$T$2]" office:value-type="float" office:value="0.0287211793077042">
            <text:p>0.0287211793077042</text:p>
          </table:table-cell>
          <table:table-cell office:value-type="float" office:value="689">
            <text:p>689</text:p>
          </table:table-cell>
          <table:table-cell table:formula="of:=[.F330]*[.$R$3]+[.G330]*[.$S$3]+[.H330]*[.$T$3]" office:value-type="float" office:value="-0.00189381528478441">
            <text:p>-0.00189381528478441</text:p>
          </table:table-cell>
          <table:table-cell table:number-columns-repeated="6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0.0199413">
            <text:p>0.0199413</text:p>
          </table:table-cell>
          <table:table-cell office:value-type="float" office:value="0.0077488">
            <text:p>0.0077488</text:p>
          </table:table-cell>
          <table:table-cell office:value-type="float" office:value="0">
            <text:p>0</text:p>
          </table:table-cell>
          <table:table-cell/>
          <table:table-cell table:formula="of:=[.B331]/([.B331]+[.C331]+[.D331])" office:value-type="float" office:value="0.7201599127486">
            <text:p>0.7201599127486</text:p>
          </table:table-cell>
          <table:table-cell table:formula="of:=[.C331]/([.B331]+[.C331]+[.D331])" office:value-type="float" office:value="0.2798400872514">
            <text:p>0.2798400872514</text:p>
          </table:table-cell>
          <table:table-cell table:formula="of:=[.D331]/([.B331]+[.C331]+[.D331])" office:value-type="float" office:value="0">
            <text:p>0</text:p>
          </table:table-cell>
          <table:table-cell office:value-type="float" office:value="690">
            <text:p>690</text:p>
          </table:table-cell>
          <table:table-cell table:formula="of:=[.F331]*[.$R$1]+[.G331]*[.$S$1]+[.H331]*[.$T$1]" office:value-type="float" office:value="1.90353599914771">
            <text:p>1.90353599914771</text:p>
          </table:table-cell>
          <table:table-cell office:value-type="float" office:value="690">
            <text:p>690</text:p>
          </table:table-cell>
          <table:table-cell table:formula="of:=[.F331]*[.$R$2]+[.G331]*[.$S$2]+[.H331]*[.$T$2]" office:value-type="float" office:value="0.0286808599463346">
            <text:p>0.0286808599463346</text:p>
          </table:table-cell>
          <table:table-cell office:value-type="float" office:value="690">
            <text:p>690</text:p>
          </table:table-cell>
          <table:table-cell table:formula="of:=[.F331]*[.$R$3]+[.G331]*[.$S$3]+[.H331]*[.$T$3]" office:value-type="float" office:value="-0.00189114737758261">
            <text:p>-0.00189114737758261</text:p>
          </table:table-cell>
          <table:table-cell table:number-columns-repeated="6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0.018544">
            <text:p>0.018544</text:p>
          </table:table-cell>
          <table:table-cell office:value-type="float" office:value="0.0072046">
            <text:p>0.0072046</text:p>
          </table:table-cell>
          <table:table-cell office:value-type="float" office:value="0">
            <text:p>0</text:p>
          </table:table-cell>
          <table:table-cell/>
          <table:table-cell table:formula="of:=[.B332]/([.B332]+[.C332]+[.D332])" office:value-type="float" office:value="0.720194496011434">
            <text:p>0.720194496011434</text:p>
          </table:table-cell>
          <table:table-cell table:formula="of:=[.C332]/([.B332]+[.C332]+[.D332])" office:value-type="float" office:value="0.279805503988566">
            <text:p>0.279805503988566</text:p>
          </table:table-cell>
          <table:table-cell table:formula="of:=[.D332]/([.B332]+[.C332]+[.D332])" office:value-type="float" office:value="0">
            <text:p>0</text:p>
          </table:table-cell>
          <table:table-cell office:value-type="float" office:value="691">
            <text:p>691</text:p>
          </table:table-cell>
          <table:table-cell table:formula="of:=[.F332]*[.$R$1]+[.G332]*[.$S$1]+[.H332]*[.$T$1]" office:value-type="float" office:value="1.90370122414423">
            <text:p>1.90370122414423</text:p>
          </table:table-cell>
          <table:table-cell office:value-type="float" office:value="691">
            <text:p>691</text:p>
          </table:table-cell>
          <table:table-cell table:formula="of:=[.F332]*[.$R$2]+[.G332]*[.$S$2]+[.H332]*[.$T$2]" office:value-type="float" office:value="0.0286127067102677">
            <text:p>0.0286127067102677</text:p>
          </table:table-cell>
          <table:table-cell office:value-type="float" office:value="691">
            <text:p>691</text:p>
          </table:table-cell>
          <table:table-cell table:formula="of:=[.F332]*[.$R$3]+[.G332]*[.$S$3]+[.H332]*[.$T$3]" office:value-type="float" office:value="-0.00188663772010906">
            <text:p>-0.00188663772010906</text:p>
          </table:table-cell>
          <table:table-cell table:number-columns-repeated="6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0.017241">
            <text:p>0.017241</text:p>
          </table:table-cell>
          <table:table-cell office:value-type="float" office:value="0.0066975">
            <text:p>0.0066975</text:p>
          </table:table-cell>
          <table:table-cell office:value-type="float" office:value="0">
            <text:p>0</text:p>
          </table:table-cell>
          <table:table-cell/>
          <table:table-cell table:formula="of:=[.B333]/([.B333]+[.C333]+[.D333])" office:value-type="float" office:value="0.720220565198321">
            <text:p>0.720220565198321</text:p>
          </table:table-cell>
          <table:table-cell table:formula="of:=[.C333]/([.B333]+[.C333]+[.D333])" office:value-type="float" office:value="0.279779434801679">
            <text:p>0.279779434801679</text:p>
          </table:table-cell>
          <table:table-cell table:formula="of:=[.D333]/([.B333]+[.C333]+[.D333])" office:value-type="float" office:value="0">
            <text:p>0</text:p>
          </table:table-cell>
          <table:table-cell office:value-type="float" office:value="692">
            <text:p>692</text:p>
          </table:table-cell>
          <table:table-cell table:formula="of:=[.F333]*[.$R$1]+[.G333]*[.$S$1]+[.H333]*[.$T$1]" office:value-type="float" office:value="1.9038257722915">
            <text:p>1.9038257722915</text:p>
          </table:table-cell>
          <table:table-cell office:value-type="float" office:value="692">
            <text:p>692</text:p>
          </table:table-cell>
          <table:table-cell table:formula="of:=[.F333]*[.$R$2]+[.G333]*[.$S$2]+[.H333]*[.$T$2]" office:value-type="float" office:value="0.0285613321636693">
            <text:p>0.0285613321636693</text:p>
          </table:table-cell>
          <table:table-cell office:value-type="float" office:value="692">
            <text:p>692</text:p>
          </table:table-cell>
          <table:table-cell table:formula="of:=[.F333]*[.$R$3]+[.G333]*[.$S$3]+[.H333]*[.$T$3]" office:value-type="float" office:value="-0.00188323829813898">
            <text:p>-0.00188323829813898</text:p>
          </table:table-cell>
          <table:table-cell table:number-columns-repeated="6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0.016027">
            <text:p>0.016027</text:p>
          </table:table-cell>
          <table:table-cell office:value-type="float" office:value="0.0062251">
            <text:p>0.0062251</text:p>
          </table:table-cell>
          <table:table-cell office:value-type="float" office:value="0">
            <text:p>0</text:p>
          </table:table-cell>
          <table:table-cell/>
          <table:table-cell table:formula="of:=[.B334]/([.B334]+[.C334]+[.D334])" office:value-type="float" office:value="0.720246628408105">
            <text:p>0.720246628408105</text:p>
          </table:table-cell>
          <table:table-cell table:formula="of:=[.C334]/([.B334]+[.C334]+[.D334])" office:value-type="float" office:value="0.279753371591895">
            <text:p>0.279753371591895</text:p>
          </table:table-cell>
          <table:table-cell table:formula="of:=[.D334]/([.B334]+[.C334]+[.D334])" office:value-type="float" office:value="0">
            <text:p>0</text:p>
          </table:table-cell>
          <table:table-cell office:value-type="float" office:value="693">
            <text:p>693</text:p>
          </table:table-cell>
          <table:table-cell table:formula="of:=[.F334]*[.$R$1]+[.G334]*[.$S$1]+[.H334]*[.$T$1]" office:value-type="float" office:value="1.90395029188256">
            <text:p>1.90395029188256</text:p>
          </table:table-cell>
          <table:table-cell office:value-type="float" office:value="693">
            <text:p>693</text:p>
          </table:table-cell>
          <table:table-cell table:formula="of:=[.F334]*[.$R$2]+[.G334]*[.$S$2]+[.H334]*[.$T$2]" office:value-type="float" office:value="0.0285099693961468">
            <text:p>0.0285099693961468</text:p>
          </table:table-cell>
          <table:table-cell office:value-type="float" office:value="693">
            <text:p>693</text:p>
          </table:table-cell>
          <table:table-cell table:formula="of:=[.F334]*[.$R$3]+[.G334]*[.$S$3]+[.H334]*[.$T$3]" office:value-type="float" office:value="-0.00187983965558307">
            <text:p>-0.00187983965558307</text:p>
          </table:table-cell>
          <table:table-cell table:number-columns-repeated="6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.014896">
            <text:p>0.014896</text:p>
          </table:table-cell>
          <table:table-cell office:value-type="float" office:value="0.005785">
            <text:p>0.005785</text:p>
          </table:table-cell>
          <table:table-cell office:value-type="float" office:value="0">
            <text:p>0</text:p>
          </table:table-cell>
          <table:table-cell/>
          <table:table-cell table:formula="of:=[.B335]/([.B335]+[.C335]+[.D335])" office:value-type="float" office:value="0.720274648227842">
            <text:p>0.720274648227842</text:p>
          </table:table-cell>
          <table:table-cell table:formula="of:=[.C335]/([.B335]+[.C335]+[.D335])" office:value-type="float" office:value="0.279725351772158">
            <text:p>0.279725351772158</text:p>
          </table:table-cell>
          <table:table-cell table:formula="of:=[.D335]/([.B335]+[.C335]+[.D335])" office:value-type="float" office:value="0">
            <text:p>0</text:p>
          </table:table-cell>
          <table:table-cell office:value-type="float" office:value="694">
            <text:p>694</text:p>
          </table:table-cell>
          <table:table-cell table:formula="of:=[.F335]*[.$R$1]+[.G335]*[.$S$1]+[.H335]*[.$T$1]" office:value-type="float" office:value="1.90408415937334">
            <text:p>1.90408415937334</text:p>
          </table:table-cell>
          <table:table-cell office:value-type="float" office:value="694">
            <text:p>694</text:p>
          </table:table-cell>
          <table:table-cell table:formula="of:=[.F335]*[.$R$2]+[.G335]*[.$S$2]+[.H335]*[.$T$2]" office:value-type="float" office:value="0.0284547507373918">
            <text:p>0.0284547507373918</text:p>
          </table:table-cell>
          <table:table-cell office:value-type="float" office:value="694">
            <text:p>694</text:p>
          </table:table-cell>
          <table:table-cell table:formula="of:=[.F335]*[.$R$3]+[.G335]*[.$S$3]+[.H335]*[.$T$3]" office:value-type="float" office:value="-0.00187618587108941">
            <text:p>-0.00187618587108941</text:p>
          </table:table-cell>
          <table:table-cell table:number-columns-repeated="6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.013842">
            <text:p>0.013842</text:p>
          </table:table-cell>
          <table:table-cell office:value-type="float" office:value="0.0053751">
            <text:p>0.0053751</text:p>
          </table:table-cell>
          <table:table-cell office:value-type="float" office:value="0">
            <text:p>0</text:p>
          </table:table-cell>
          <table:table-cell/>
          <table:table-cell table:formula="of:=[.B336]/([.B336]+[.C336]+[.D336])" office:value-type="float" office:value="0.720295986387124">
            <text:p>0.720295986387124</text:p>
          </table:table-cell>
          <table:table-cell table:formula="of:=[.C336]/([.B336]+[.C336]+[.D336])" office:value-type="float" office:value="0.279704013612876">
            <text:p>0.279704013612876</text:p>
          </table:table-cell>
          <table:table-cell table:formula="of:=[.D336]/([.B336]+[.C336]+[.D336])" office:value-type="float" office:value="0">
            <text:p>0</text:p>
          </table:table-cell>
          <table:table-cell office:value-type="float" office:value="695">
            <text:p>695</text:p>
          </table:table-cell>
          <table:table-cell table:formula="of:=[.F336]*[.$R$1]+[.G336]*[.$S$1]+[.H336]*[.$T$1]" office:value-type="float" office:value="1.90418610456312">
            <text:p>1.90418610456312</text:p>
          </table:table-cell>
          <table:table-cell office:value-type="float" office:value="695">
            <text:p>695</text:p>
          </table:table-cell>
          <table:table-cell table:formula="of:=[.F336]*[.$R$2]+[.G336]*[.$S$2]+[.H336]*[.$T$2]" office:value-type="float" office:value="0.0284126996268947">
            <text:p>0.0284126996268947</text:p>
          </table:table-cell>
          <table:table-cell office:value-type="float" office:value="695">
            <text:p>695</text:p>
          </table:table-cell>
          <table:table-cell table:formula="of:=[.F336]*[.$R$3]+[.G336]*[.$S$3]+[.H336]*[.$T$3]" office:value-type="float" office:value="-0.00187340337511904">
            <text:p>-0.00187340337511904</text:p>
          </table:table-cell>
          <table:table-cell table:number-columns-repeated="6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0.012862">
            <text:p>0.012862</text:p>
          </table:table-cell>
          <table:table-cell office:value-type="float" office:value="0.0049941">
            <text:p>0.0049941</text:p>
          </table:table-cell>
          <table:table-cell office:value-type="float" office:value="0">
            <text:p>0</text:p>
          </table:table-cell>
          <table:table-cell/>
          <table:table-cell table:formula="of:=[.B337]/([.B337]+[.C337]+[.D337])" office:value-type="float" office:value="0.720314066341474">
            <text:p>0.720314066341474</text:p>
          </table:table-cell>
          <table:table-cell table:formula="of:=[.C337]/([.B337]+[.C337]+[.D337])" office:value-type="float" office:value="0.279685933658526">
            <text:p>0.279685933658526</text:p>
          </table:table-cell>
          <table:table-cell table:formula="of:=[.D337]/([.B337]+[.C337]+[.D337])" office:value-type="float" office:value="0">
            <text:p>0</text:p>
          </table:table-cell>
          <table:table-cell office:value-type="float" office:value="696">
            <text:p>696</text:p>
          </table:table-cell>
          <table:table-cell table:formula="of:=[.F337]*[.$R$1]+[.G337]*[.$S$1]+[.H337]*[.$T$1]" office:value-type="float" office:value="1.90427248335303">
            <text:p>1.90427248335303</text:p>
          </table:table-cell>
          <table:table-cell office:value-type="float" office:value="696">
            <text:p>696</text:p>
          </table:table-cell>
          <table:table-cell table:formula="of:=[.F337]*[.$R$2]+[.G337]*[.$S$2]+[.H337]*[.$T$2]" office:value-type="float" office:value="0.0283770694608564">
            <text:p>0.0283770694608564</text:p>
          </table:table-cell>
          <table:table-cell office:value-type="float" office:value="696">
            <text:p>696</text:p>
          </table:table-cell>
          <table:table-cell table:formula="of:=[.F337]*[.$R$3]+[.G337]*[.$S$3]+[.H337]*[.$T$3]" office:value-type="float" office:value="-0.00187104574907174">
            <text:p>-0.00187104574907174</text:p>
          </table:table-cell>
          <table:table-cell table:number-columns-repeated="6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0.011949">
            <text:p>0.011949</text:p>
          </table:table-cell>
          <table:table-cell office:value-type="float" office:value="0.0046392">
            <text:p>0.0046392</text:p>
          </table:table-cell>
          <table:table-cell office:value-type="float" office:value="0">
            <text:p>0</text:p>
          </table:table-cell>
          <table:table-cell/>
          <table:table-cell table:formula="of:=[.B338]/([.B338]+[.C338]+[.D338])" office:value-type="float" office:value="0.720331319853872">
            <text:p>0.720331319853872</text:p>
          </table:table-cell>
          <table:table-cell table:formula="of:=[.C338]/([.B338]+[.C338]+[.D338])" office:value-type="float" office:value="0.279668680146128">
            <text:p>0.279668680146128</text:p>
          </table:table-cell>
          <table:table-cell table:formula="of:=[.D338]/([.B338]+[.C338]+[.D338])" office:value-type="float" office:value="0">
            <text:p>0</text:p>
          </table:table-cell>
          <table:table-cell office:value-type="float" office:value="697">
            <text:p>697</text:p>
          </table:table-cell>
          <table:table-cell table:formula="of:=[.F338]*[.$R$1]+[.G338]*[.$S$1]+[.H338]*[.$T$1]" office:value-type="float" office:value="1.90435491373386">
            <text:p>1.90435491373386</text:p>
          </table:table-cell>
          <table:table-cell office:value-type="float" office:value="697">
            <text:p>697</text:p>
          </table:table-cell>
          <table:table-cell table:formula="of:=[.F338]*[.$R$2]+[.G338]*[.$S$2]+[.H338]*[.$T$2]" office:value-type="float" office:value="0.0283430679639743">
            <text:p>0.0283430679639743</text:p>
          </table:table-cell>
          <table:table-cell office:value-type="float" office:value="697">
            <text:p>697</text:p>
          </table:table-cell>
          <table:table-cell table:formula="of:=[.F338]*[.$R$3]+[.G338]*[.$S$3]+[.H338]*[.$T$3]" office:value-type="float" office:value="-0.00186879589105509">
            <text:p>-0.00186879589105509</text:p>
          </table:table-cell>
          <table:table-cell table:number-columns-repeated="6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0.0111">
            <text:p>0.0111</text:p>
          </table:table-cell>
          <table:table-cell office:value-type="float" office:value="0.0043093">
            <text:p>0.0043093</text:p>
          </table:table-cell>
          <table:table-cell office:value-type="float" office:value="0">
            <text:p>0</text:p>
          </table:table-cell>
          <table:table-cell/>
          <table:table-cell table:formula="of:=[.B339]/([.B339]+[.C339]+[.D339])" office:value-type="float" office:value="0.720344207718715">
            <text:p>0.720344207718715</text:p>
          </table:table-cell>
          <table:table-cell table:formula="of:=[.C339]/([.B339]+[.C339]+[.D339])" office:value-type="float" office:value="0.279655792281285">
            <text:p>0.279655792281285</text:p>
          </table:table-cell>
          <table:table-cell table:formula="of:=[.D339]/([.B339]+[.C339]+[.D339])" office:value-type="float" office:value="0">
            <text:p>0</text:p>
          </table:table-cell>
          <table:table-cell office:value-type="float" office:value="698">
            <text:p>698</text:p>
          </table:table-cell>
          <table:table-cell table:formula="of:=[.F339]*[.$R$1]+[.G339]*[.$S$1]+[.H339]*[.$T$1]" office:value-type="float" office:value="1.90441648679693">
            <text:p>1.90441648679693</text:p>
          </table:table-cell>
          <table:table-cell office:value-type="float" office:value="698">
            <text:p>698</text:p>
          </table:table-cell>
          <table:table-cell table:formula="of:=[.F339]*[.$R$2]+[.G339]*[.$S$2]+[.H339]*[.$T$2]" office:value-type="float" office:value="0.0283176698487277">
            <text:p>0.0283176698487277</text:p>
          </table:table-cell>
          <table:table-cell office:value-type="float" office:value="698">
            <text:p>698</text:p>
          </table:table-cell>
          <table:table-cell table:formula="of:=[.F339]*[.$R$3]+[.G339]*[.$S$3]+[.H339]*[.$T$3]" office:value-type="float" office:value="-0.00186711531347953">
            <text:p>-0.00186711531347953</text:p>
          </table:table-cell>
          <table:table-cell table:number-columns-repeated="6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0.010311">
            <text:p>0.010311</text:p>
          </table:table-cell>
          <table:table-cell office:value-type="float" office:value="0.0040028">
            <text:p>0.0040028</text:p>
          </table:table-cell>
          <table:table-cell office:value-type="float" office:value="0">
            <text:p>0</text:p>
          </table:table-cell>
          <table:table-cell/>
          <table:table-cell table:formula="of:=[.B340]/([.B340]+[.C340]+[.D340])" office:value-type="float" office:value="0.720353784459752">
            <text:p>0.720353784459752</text:p>
          </table:table-cell>
          <table:table-cell table:formula="of:=[.C340]/([.B340]+[.C340]+[.D340])" office:value-type="float" office:value="0.279646215540248">
            <text:p>0.279646215540248</text:p>
          </table:table-cell>
          <table:table-cell table:formula="of:=[.D340]/([.B340]+[.C340]+[.D340])" office:value-type="float" office:value="0">
            <text:p>0</text:p>
          </table:table-cell>
          <table:table-cell office:value-type="float" office:value="699">
            <text:p>699</text:p>
          </table:table-cell>
          <table:table-cell table:formula="of:=[.F340]*[.$R$1]+[.G340]*[.$S$1]+[.H340]*[.$T$1]" office:value-type="float" office:value="1.90446224063491">
            <text:p>1.90446224063491</text:p>
          </table:table-cell>
          <table:table-cell office:value-type="float" office:value="699">
            <text:p>699</text:p>
          </table:table-cell>
          <table:table-cell table:formula="of:=[.F340]*[.$R$2]+[.G340]*[.$S$2]+[.H340]*[.$T$2]" office:value-type="float" office:value="0.0282987969651665">
            <text:p>0.0282987969651665</text:p>
          </table:table-cell>
          <table:table-cell office:value-type="float" office:value="699">
            <text:p>699</text:p>
          </table:table-cell>
          <table:table-cell table:formula="of:=[.F340]*[.$R$3]+[.G340]*[.$S$3]+[.H340]*[.$T$3]" office:value-type="float" office:value="-0.00186586650644833">
            <text:p>-0.00186586650644833</text:p>
          </table:table-cell>
          <table:table-cell table:number-columns-repeated="6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957688">
            <text:p>0.00957688</text:p>
          </table:table-cell>
          <table:table-cell office:value-type="float" office:value="0.00371774">
            <text:p>0.00371774</text:p>
          </table:table-cell>
          <table:table-cell office:value-type="float" office:value="0">
            <text:p>0</text:p>
          </table:table-cell>
          <table:table-cell/>
          <table:table-cell table:formula="of:=[.B341]/([.B341]+[.C341]+[.D341])" office:value-type="float" office:value="0.720357558170147">
            <text:p>0.720357558170147</text:p>
          </table:table-cell>
          <table:table-cell table:formula="of:=[.C341]/([.B341]+[.C341]+[.D341])" office:value-type="float" office:value="0.279642441829853">
            <text:p>0.279642441829853</text:p>
          </table:table-cell>
          <table:table-cell table:formula="of:=[.D341]/([.B341]+[.C341]+[.D341])" office:value-type="float" office:value="0">
            <text:p>0</text:p>
          </table:table-cell>
          <table:table-cell office:value-type="float" office:value="700">
            <text:p>700</text:p>
          </table:table-cell>
          <table:table-cell table:formula="of:=[.F341]*[.$R$1]+[.G341]*[.$S$1]+[.H341]*[.$T$1]" office:value-type="float" office:value="1.90448026991369">
            <text:p>1.90448026991369</text:p>
          </table:table-cell>
          <table:table-cell office:value-type="float" office:value="700">
            <text:p>700</text:p>
          </table:table-cell>
          <table:table-cell table:formula="of:=[.F341]*[.$R$2]+[.G341]*[.$S$2]+[.H341]*[.$T$2]" office:value-type="float" office:value="0.0282913601140913">
            <text:p>0.0282913601140913</text:p>
          </table:table-cell>
          <table:table-cell office:value-type="float" office:value="700">
            <text:p>700</text:p>
          </table:table-cell>
          <table:table-cell table:formula="of:=[.F341]*[.$R$3]+[.G341]*[.$S$3]+[.H341]*[.$T$3]" office:value-type="float" office:value="-0.00186537441461283">
            <text:p>-0.00186537441461283</text:p>
          </table:table-cell>
          <table:table-cell table:number-columns-repeated="6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.008894">
            <text:p>0.008894</text:p>
          </table:table-cell>
          <table:table-cell office:value-type="float" office:value="0.00345262">
            <text:p>0.00345262</text:p>
          </table:table-cell>
          <table:table-cell office:value-type="float" office:value="0">
            <text:p>0</text:p>
          </table:table-cell>
          <table:table-cell/>
          <table:table-cell table:formula="of:=[.B342]/([.B342]+[.C342]+[.D342])" office:value-type="float" office:value="0.720359094229838">
            <text:p>0.720359094229838</text:p>
          </table:table-cell>
          <table:table-cell table:formula="of:=[.C342]/([.B342]+[.C342]+[.D342])" office:value-type="float" office:value="0.279640905770162">
            <text:p>0.279640905770162</text:p>
          </table:table-cell>
          <table:table-cell table:formula="of:=[.D342]/([.B342]+[.C342]+[.D342])" office:value-type="float" office:value="0">
            <text:p>0</text:p>
          </table:table-cell>
          <table:table-cell office:value-type="float" office:value="701">
            <text:p>701</text:p>
          </table:table-cell>
          <table:table-cell table:formula="of:=[.F342]*[.$R$1]+[.G342]*[.$S$1]+[.H342]*[.$T$1]" office:value-type="float" office:value="1.90448760859247">
            <text:p>1.90448760859247</text:p>
          </table:table-cell>
          <table:table-cell office:value-type="float" office:value="701">
            <text:p>701</text:p>
          </table:table-cell>
          <table:table-cell table:formula="of:=[.F342]*[.$R$2]+[.G342]*[.$S$2]+[.H342]*[.$T$2]" office:value-type="float" office:value="0.0282883330012587">
            <text:p>0.0282883330012587</text:p>
          </table:table-cell>
          <table:table-cell office:value-type="float" office:value="701">
            <text:p>701</text:p>
          </table:table-cell>
          <table:table-cell table:formula="of:=[.F342]*[.$R$3]+[.G342]*[.$S$3]+[.H342]*[.$T$3]" office:value-type="float" office:value="-0.00186517411242915">
            <text:p>-0.00186517411242915</text:p>
          </table:table-cell>
          <table:table-cell table:number-columns-repeated="6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0.0082581">
            <text:p>0.0082581</text:p>
          </table:table-cell>
          <table:table-cell office:value-type="float" office:value="0.00320583">
            <text:p>0.00320583</text:p>
          </table:table-cell>
          <table:table-cell office:value-type="float" office:value="0">
            <text:p>0</text:p>
          </table:table-cell>
          <table:table-cell/>
          <table:table-cell table:formula="of:=[.B343]/([.B343]+[.C343]+[.D343])" office:value-type="float" office:value="0.720355061484151">
            <text:p>0.720355061484151</text:p>
          </table:table-cell>
          <table:table-cell table:formula="of:=[.C343]/([.B343]+[.C343]+[.D343])" office:value-type="float" office:value="0.279644938515849">
            <text:p>0.279644938515849</text:p>
          </table:table-cell>
          <table:table-cell table:formula="of:=[.D343]/([.B343]+[.C343]+[.D343])" office:value-type="float" office:value="0">
            <text:p>0</text:p>
          </table:table-cell>
          <table:table-cell office:value-type="float" office:value="702">
            <text:p>702</text:p>
          </table:table-cell>
          <table:table-cell table:formula="of:=[.F343]*[.$R$1]+[.G343]*[.$S$1]+[.H343]*[.$T$1]" office:value-type="float" office:value="1.90446834174668">
            <text:p>1.90446834174668</text:p>
          </table:table-cell>
          <table:table-cell office:value-type="float" office:value="702">
            <text:p>702</text:p>
          </table:table-cell>
          <table:table-cell table:formula="of:=[.F343]*[.$R$2]+[.G343]*[.$S$2]+[.H343]*[.$T$2]" office:value-type="float" office:value="0.0282962803331841">
            <text:p>0.0282962803331841</text:p>
          </table:table-cell>
          <table:table-cell office:value-type="float" office:value="702">
            <text:p>702</text:p>
          </table:table-cell>
          <table:table-cell table:formula="of:=[.F343]*[.$R$3]+[.G343]*[.$S$3]+[.H343]*[.$T$3]" office:value-type="float" office:value="-0.00186569998246675">
            <text:p>-0.00186569998246675</text:p>
          </table:table-cell>
          <table:table-cell table:number-columns-repeated="6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.0076664">
            <text:p>0.0076664</text:p>
          </table:table-cell>
          <table:table-cell office:value-type="float" office:value="0.00297623">
            <text:p>0.00297623</text:p>
          </table:table-cell>
          <table:table-cell office:value-type="float" office:value="0">
            <text:p>0</text:p>
          </table:table-cell>
          <table:table-cell/>
          <table:table-cell table:formula="of:=[.B344]/([.B344]+[.C344]+[.D344])" office:value-type="float" office:value="0.720348259781652">
            <text:p>0.720348259781652</text:p>
          </table:table-cell>
          <table:table-cell table:formula="of:=[.C344]/([.B344]+[.C344]+[.D344])" office:value-type="float" office:value="0.279651740218348">
            <text:p>0.279651740218348</text:p>
          </table:table-cell>
          <table:table-cell table:formula="of:=[.D344]/([.B344]+[.C344]+[.D344])" office:value-type="float" office:value="0">
            <text:p>0</text:p>
          </table:table-cell>
          <table:table-cell office:value-type="float" office:value="703">
            <text:p>703</text:p>
          </table:table-cell>
          <table:table-cell table:formula="of:=[.F344]*[.$R$1]+[.G344]*[.$S$1]+[.H344]*[.$T$1]" office:value-type="float" office:value="1.90443584593282">
            <text:p>1.90443584593282</text:p>
          </table:table-cell>
          <table:table-cell office:value-type="float" office:value="703">
            <text:p>703</text:p>
          </table:table-cell>
          <table:table-cell table:formula="of:=[.F344]*[.$R$2]+[.G344]*[.$S$2]+[.H344]*[.$T$2]" office:value-type="float" office:value="0.028309684448299">
            <text:p>0.028309684448299</text:p>
          </table:table-cell>
          <table:table-cell office:value-type="float" office:value="703">
            <text:p>703</text:p>
          </table:table-cell>
          <table:table-cell table:formula="of:=[.F344]*[.$R$3]+[.G344]*[.$S$3]+[.H344]*[.$T$3]" office:value-type="float" office:value="-0.00186658692447262">
            <text:p>-0.00186658692447262</text:p>
          </table:table-cell>
          <table:table-cell table:number-columns-repeated="6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0071163">
            <text:p>0.0071163</text:p>
          </table:table-cell>
          <table:table-cell office:value-type="float" office:value="0.00276281">
            <text:p>0.00276281</text:p>
          </table:table-cell>
          <table:table-cell office:value-type="float" office:value="0">
            <text:p>0</text:p>
          </table:table-cell>
          <table:table-cell/>
          <table:table-cell table:formula="of:=[.B345]/([.B345]+[.C345]+[.D345])" office:value-type="float" office:value="0.720338168114334">
            <text:p>0.720338168114334</text:p>
          </table:table-cell>
          <table:table-cell table:formula="of:=[.C345]/([.B345]+[.C345]+[.D345])" office:value-type="float" office:value="0.279661831885666">
            <text:p>0.279661831885666</text:p>
          </table:table-cell>
          <table:table-cell table:formula="of:=[.D345]/([.B345]+[.C345]+[.D345])" office:value-type="float" office:value="0">
            <text:p>0</text:p>
          </table:table-cell>
          <table:table-cell office:value-type="float" office:value="704">
            <text:p>704</text:p>
          </table:table-cell>
          <table:table-cell table:formula="of:=[.F345]*[.$R$1]+[.G345]*[.$S$1]+[.H345]*[.$T$1]" office:value-type="float" office:value="1.90438763198304">
            <text:p>1.90438763198304</text:p>
          </table:table-cell>
          <table:table-cell office:value-type="float" office:value="704">
            <text:p>704</text:p>
          </table:table-cell>
          <table:table-cell table:formula="of:=[.F345]*[.$R$2]+[.G345]*[.$S$2]+[.H345]*[.$T$2]" office:value-type="float" office:value="0.0283295720970816">
            <text:p>0.0283295720970816</text:p>
          </table:table-cell>
          <table:table-cell office:value-type="float" office:value="704">
            <text:p>704</text:p>
          </table:table-cell>
          <table:table-cell table:formula="of:=[.F345]*[.$R$3]+[.G345]*[.$S$3]+[.H345]*[.$T$3]" office:value-type="float" office:value="-0.00186790287789083">
            <text:p>-0.00186790287789083</text:p>
          </table:table-cell>
          <table:table-cell table:number-columns-repeated="6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.0066052">
            <text:p>0.0066052</text:p>
          </table:table-cell>
          <table:table-cell office:value-type="float" office:value="0.00256456">
            <text:p>0.00256456</text:p>
          </table:table-cell>
          <table:table-cell office:value-type="float" office:value="0">
            <text:p>0</text:p>
          </table:table-cell>
          <table:table-cell/>
          <table:table-cell table:formula="of:=[.B346]/([.B346]+[.C346]+[.D346])" office:value-type="float" office:value="0.720324196053114">
            <text:p>0.720324196053114</text:p>
          </table:table-cell>
          <table:table-cell table:formula="of:=[.C346]/([.B346]+[.C346]+[.D346])" office:value-type="float" office:value="0.279675803946886">
            <text:p>0.279675803946886</text:p>
          </table:table-cell>
          <table:table-cell table:formula="of:=[.D346]/([.B346]+[.C346]+[.D346])" office:value-type="float" office:value="0">
            <text:p>0</text:p>
          </table:table-cell>
          <table:table-cell office:value-type="float" office:value="705">
            <text:p>705</text:p>
          </table:table-cell>
          <table:table-cell table:formula="of:=[.F346]*[.$R$1]+[.G346]*[.$S$1]+[.H346]*[.$T$1]" office:value-type="float" office:value="1.90432087906336">
            <text:p>1.90432087906336</text:p>
          </table:table-cell>
          <table:table-cell office:value-type="float" office:value="705">
            <text:p>705</text:p>
          </table:table-cell>
          <table:table-cell table:formula="of:=[.F346]*[.$R$2]+[.G346]*[.$S$2]+[.H346]*[.$T$2]" office:value-type="float" office:value="0.0283571068381288">
            <text:p>0.0283571068381288</text:p>
          </table:table-cell>
          <table:table-cell office:value-type="float" office:value="705">
            <text:p>705</text:p>
          </table:table-cell>
          <table:table-cell table:formula="of:=[.F346]*[.$R$3]+[.G346]*[.$S$3]+[.H346]*[.$T$3]" office:value-type="float" office:value="-0.00186972483467398">
            <text:p>-0.00186972483467398</text:p>
          </table:table-cell>
          <table:table-cell table:number-columns-repeated="6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0.0061306">
            <text:p>0.0061306</text:p>
          </table:table-cell>
          <table:table-cell office:value-type="float" office:value="0.00238048">
            <text:p>0.00238048</text:p>
          </table:table-cell>
          <table:table-cell office:value-type="float" office:value="0">
            <text:p>0</text:p>
          </table:table-cell>
          <table:table-cell/>
          <table:table-cell table:formula="of:=[.B347]/([.B347]+[.C347]+[.D347])" office:value-type="float" office:value="0.720308116008779">
            <text:p>0.720308116008779</text:p>
          </table:table-cell>
          <table:table-cell table:formula="of:=[.C347]/([.B347]+[.C347]+[.D347])" office:value-type="float" office:value="0.279691883991221">
            <text:p>0.279691883991221</text:p>
          </table:table-cell>
          <table:table-cell table:formula="of:=[.D347]/([.B347]+[.C347]+[.D347])" office:value-type="float" office:value="0">
            <text:p>0</text:p>
          </table:table-cell>
          <table:table-cell office:value-type="float" office:value="706">
            <text:p>706</text:p>
          </table:table-cell>
          <table:table-cell table:formula="of:=[.F347]*[.$R$1]+[.G347]*[.$S$1]+[.H347]*[.$T$1]" office:value-type="float" office:value="1.90424405504354">
            <text:p>1.90424405504354</text:p>
          </table:table-cell>
          <table:table-cell office:value-type="float" office:value="706">
            <text:p>706</text:p>
          </table:table-cell>
          <table:table-cell table:formula="of:=[.F347]*[.$R$2]+[.G347]*[.$S$2]+[.H347]*[.$T$2]" office:value-type="float" office:value="0.0283887957814988">
            <text:p>0.0283887957814988</text:p>
          </table:table-cell>
          <table:table-cell office:value-type="float" office:value="706">
            <text:p>706</text:p>
          </table:table-cell>
          <table:table-cell table:formula="of:=[.F347]*[.$R$3]+[.G347]*[.$S$3]+[.H347]*[.$T$3]" office:value-type="float" office:value="-0.0018718216724552">
            <text:p>-0.0018718216724552</text:p>
          </table:table-cell>
          <table:table-cell table:number-columns-repeated="6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0.0056903">
            <text:p>0.0056903</text:p>
          </table:table-cell>
          <table:table-cell office:value-type="float" office:value="0.00220971">
            <text:p>0.00220971</text:p>
          </table:table-cell>
          <table:table-cell office:value-type="float" office:value="0">
            <text:p>0</text:p>
          </table:table-cell>
          <table:table-cell/>
          <table:table-cell table:formula="of:=[.B348]/([.B348]+[.C348]+[.D348])" office:value-type="float" office:value="0.720290227480725">
            <text:p>0.720290227480725</text:p>
          </table:table-cell>
          <table:table-cell table:formula="of:=[.C348]/([.B348]+[.C348]+[.D348])" office:value-type="float" office:value="0.279709772519275">
            <text:p>0.279709772519275</text:p>
          </table:table-cell>
          <table:table-cell table:formula="of:=[.D348]/([.B348]+[.C348]+[.D348])" office:value-type="float" office:value="0">
            <text:p>0</text:p>
          </table:table-cell>
          <table:table-cell office:value-type="float" office:value="707">
            <text:p>707</text:p>
          </table:table-cell>
          <table:table-cell table:formula="of:=[.F348]*[.$R$1]+[.G348]*[.$S$1]+[.H348]*[.$T$1]" office:value-type="float" office:value="1.90415859081191">
            <text:p>1.90415859081191</text:p>
          </table:table-cell>
          <table:table-cell office:value-type="float" office:value="707">
            <text:p>707</text:p>
          </table:table-cell>
          <table:table-cell table:formula="of:=[.F348]*[.$R$2]+[.G348]*[.$S$2]+[.H348]*[.$T$2]" office:value-type="float" office:value="0.0284240487037358">
            <text:p>0.0284240487037358</text:p>
          </table:table-cell>
          <table:table-cell office:value-type="float" office:value="707">
            <text:p>707</text:p>
          </table:table-cell>
          <table:table-cell table:formula="of:=[.F348]*[.$R$3]+[.G348]*[.$S$3]+[.H348]*[.$T$3]" office:value-type="float" office:value="-0.0018741543365135">
            <text:p>-0.0018741543365135</text:p>
          </table:table-cell>
          <table:table-cell table:number-columns-repeated="6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0.0052819">
            <text:p>0.0052819</text:p>
          </table:table-cell>
          <table:table-cell office:value-type="float" office:value="0.00205132">
            <text:p>0.00205132</text:p>
          </table:table-cell>
          <table:table-cell office:value-type="float" office:value="0">
            <text:p>0</text:p>
          </table:table-cell>
          <table:table-cell/>
          <table:table-cell table:formula="of:=[.B349]/([.B349]+[.C349]+[.D349])" office:value-type="float" office:value="0.720270222357982">
            <text:p>0.720270222357982</text:p>
          </table:table-cell>
          <table:table-cell table:formula="of:=[.C349]/([.B349]+[.C349]+[.D349])" office:value-type="float" office:value="0.279729777642018">
            <text:p>0.279729777642018</text:p>
          </table:table-cell>
          <table:table-cell table:formula="of:=[.D349]/([.B349]+[.C349]+[.D349])" office:value-type="float" office:value="0">
            <text:p>0</text:p>
          </table:table-cell>
          <table:table-cell office:value-type="float" office:value="708">
            <text:p>708</text:p>
          </table:table-cell>
          <table:table-cell table:formula="of:=[.F349]*[.$R$1]+[.G349]*[.$S$1]+[.H349]*[.$T$1]" office:value-type="float" office:value="1.90406301433749">
            <text:p>1.90406301433749</text:p>
          </table:table-cell>
          <table:table-cell office:value-type="float" office:value="708">
            <text:p>708</text:p>
          </table:table-cell>
          <table:table-cell table:formula="of:=[.F349]*[.$R$2]+[.G349]*[.$S$2]+[.H349]*[.$T$2]" office:value-type="float" office:value="0.0284634727991251">
            <text:p>0.0284634727991251</text:p>
          </table:table-cell>
          <table:table-cell office:value-type="float" office:value="708">
            <text:p>708</text:p>
          </table:table-cell>
          <table:table-cell table:formula="of:=[.F349]*[.$R$3]+[.G349]*[.$S$3]+[.H349]*[.$T$3]" office:value-type="float" office:value="-0.00187676300451917">
            <text:p>-0.00187676300451917</text:p>
          </table:table-cell>
          <table:table-cell table:number-columns-repeated="6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.0049033">
            <text:p>0.0049033</text:p>
          </table:table-cell>
          <table:table-cell office:value-type="float" office:value="0.00190449">
            <text:p>0.00190449</text:p>
          </table:table-cell>
          <table:table-cell office:value-type="float" office:value="0">
            <text:p>0</text:p>
          </table:table-cell>
          <table:table-cell/>
          <table:table-cell table:formula="of:=[.B350]/([.B350]+[.C350]+[.D350])" office:value-type="float" office:value="0.720248421293841">
            <text:p>0.720248421293841</text:p>
          </table:table-cell>
          <table:table-cell table:formula="of:=[.C350]/([.B350]+[.C350]+[.D350])" office:value-type="float" office:value="0.279751578706159">
            <text:p>0.279751578706159</text:p>
          </table:table-cell>
          <table:table-cell table:formula="of:=[.D350]/([.B350]+[.C350]+[.D350])" office:value-type="float" office:value="0">
            <text:p>0</text:p>
          </table:table-cell>
          <table:table-cell office:value-type="float" office:value="709">
            <text:p>709</text:p>
          </table:table-cell>
          <table:table-cell table:formula="of:=[.F350]*[.$R$1]+[.G350]*[.$S$1]+[.H350]*[.$T$1]" office:value-type="float" office:value="1.90395885757346">
            <text:p>1.90395885757346</text:p>
          </table:table-cell>
          <table:table-cell office:value-type="float" office:value="709">
            <text:p>709</text:p>
          </table:table-cell>
          <table:table-cell table:formula="of:=[.F350]*[.$R$2]+[.G350]*[.$S$2]+[.H350]*[.$T$2]" office:value-type="float" office:value="0.0285064361562269">
            <text:p>0.0285064361562269</text:p>
          </table:table-cell>
          <table:table-cell office:value-type="float" office:value="709">
            <text:p>709</text:p>
          </table:table-cell>
          <table:table-cell table:formula="of:=[.F350]*[.$R$3]+[.G350]*[.$S$3]+[.H350]*[.$T$3]" office:value-type="float" office:value="-0.0018796058632831">
            <text:p>-0.0018796058632831</text:p>
          </table:table-cell>
          <table:table-cell table:number-columns-repeated="6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0.00455263">
            <text:p>0.00455263</text:p>
          </table:table-cell>
          <table:table-cell office:value-type="float" office:value="0.00176847">
            <text:p>0.00176847</text:p>
          </table:table-cell>
          <table:table-cell office:value-type="float" office:value="0">
            <text:p>0</text:p>
          </table:table-cell>
          <table:table-cell/>
          <table:table-cell table:formula="of:=[.B351]/([.B351]+[.C351]+[.D351])" office:value-type="float" office:value="0.720227492050434">
            <text:p>0.720227492050434</text:p>
          </table:table-cell>
          <table:table-cell table:formula="of:=[.C351]/([.B351]+[.C351]+[.D351])" office:value-type="float" office:value="0.279772507949566">
            <text:p>0.279772507949566</text:p>
          </table:table-cell>
          <table:table-cell table:formula="of:=[.D351]/([.B351]+[.C351]+[.D351])" office:value-type="float" office:value="0">
            <text:p>0</text:p>
          </table:table-cell>
          <table:table-cell office:value-type="float" office:value="710">
            <text:p>710</text:p>
          </table:table-cell>
          <table:table-cell table:formula="of:=[.F351]*[.$R$1]+[.G351]*[.$S$1]+[.H351]*[.$T$1]" office:value-type="float" office:value="1.90385886602015">
            <text:p>1.90385886602015</text:p>
          </table:table-cell>
          <table:table-cell office:value-type="float" office:value="710">
            <text:p>710</text:p>
          </table:table-cell>
          <table:table-cell table:formula="of:=[.F351]*[.$R$2]+[.G351]*[.$S$2]+[.H351]*[.$T$2]" office:value-type="float" office:value="0.0285476814162091">
            <text:p>0.0285476814162091</text:p>
          </table:table-cell>
          <table:table-cell office:value-type="float" office:value="710">
            <text:p>710</text:p>
          </table:table-cell>
          <table:table-cell table:formula="of:=[.F351]*[.$R$3]+[.G351]*[.$S$3]+[.H351]*[.$T$3]" office:value-type="float" office:value="-0.00188233503662337">
            <text:p>-0.00188233503662337</text:p>
          </table:table-cell>
          <table:table-cell table:number-columns-repeated="6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0.0042275">
            <text:p>0.0042275</text:p>
          </table:table-cell>
          <table:table-cell office:value-type="float" office:value="0.00164236">
            <text:p>0.00164236</text:p>
          </table:table-cell>
          <table:table-cell office:value-type="float" office:value="0">
            <text:p>0</text:p>
          </table:table-cell>
          <table:table-cell/>
          <table:table-cell table:formula="of:=[.B352]/([.B352]+[.C352]+[.D352])" office:value-type="float" office:value="0.720204570466757">
            <text:p>0.720204570466757</text:p>
          </table:table-cell>
          <table:table-cell table:formula="of:=[.C352]/([.B352]+[.C352]+[.D352])" office:value-type="float" office:value="0.279795429533243">
            <text:p>0.279795429533243</text:p>
          </table:table-cell>
          <table:table-cell table:formula="of:=[.D352]/([.B352]+[.C352]+[.D352])" office:value-type="float" office:value="0">
            <text:p>0</text:p>
          </table:table-cell>
          <table:table-cell office:value-type="float" office:value="711">
            <text:p>711</text:p>
          </table:table-cell>
          <table:table-cell table:formula="of:=[.F352]*[.$R$1]+[.G352]*[.$S$1]+[.H352]*[.$T$1]" office:value-type="float" office:value="1.90374935586198">
            <text:p>1.90374935586198</text:p>
          </table:table-cell>
          <table:table-cell office:value-type="float" office:value="711">
            <text:p>711</text:p>
          </table:table-cell>
          <table:table-cell table:formula="of:=[.F352]*[.$R$2]+[.G352]*[.$S$2]+[.H352]*[.$T$2]" office:value-type="float" office:value="0.0285928529811614">
            <text:p>0.0285928529811614</text:p>
          </table:table-cell>
          <table:table-cell office:value-type="float" office:value="711">
            <text:p>711</text:p>
          </table:table-cell>
          <table:table-cell table:formula="of:=[.F352]*[.$R$3]+[.G352]*[.$S$3]+[.H352]*[.$T$3]" office:value-type="float" office:value="-0.00188532401113485">
            <text:p>-0.00188532401113485</text:p>
          </table:table-cell>
          <table:table-cell table:number-columns-repeated="6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0039258">
            <text:p>0.0039258</text:p>
          </table:table-cell>
          <table:table-cell office:value-type="float" office:value="0.00152535">
            <text:p>0.00152535</text:p>
          </table:table-cell>
          <table:table-cell office:value-type="float" office:value="0">
            <text:p>0</text:p>
          </table:table-cell>
          <table:table-cell/>
          <table:table-cell table:formula="of:=[.B353]/([.B353]+[.C353]+[.D353])" office:value-type="float" office:value="0.720178310998597">
            <text:p>0.720178310998597</text:p>
          </table:table-cell>
          <table:table-cell table:formula="of:=[.C353]/([.B353]+[.C353]+[.D353])" office:value-type="float" office:value="0.279821689001403">
            <text:p>0.279821689001403</text:p>
          </table:table-cell>
          <table:table-cell table:formula="of:=[.D353]/([.B353]+[.C353]+[.D353])" office:value-type="float" office:value="0">
            <text:p>0</text:p>
          </table:table-cell>
          <table:table-cell office:value-type="float" office:value="712">
            <text:p>712</text:p>
          </table:table-cell>
          <table:table-cell table:formula="of:=[.F353]*[.$R$1]+[.G353]*[.$S$1]+[.H353]*[.$T$1]" office:value-type="float" office:value="1.9036238986269">
            <text:p>1.9036238986269</text:p>
          </table:table-cell>
          <table:table-cell office:value-type="float" office:value="712">
            <text:p>712</text:p>
          </table:table-cell>
          <table:table-cell table:formula="of:=[.F353]*[.$R$2]+[.G353]*[.$S$2]+[.H353]*[.$T$2]" office:value-type="float" office:value="0.0286446025150656">
            <text:p>0.0286446025150656</text:p>
          </table:table-cell>
          <table:table-cell office:value-type="float" office:value="712">
            <text:p>712</text:p>
          </table:table-cell>
          <table:table-cell table:formula="of:=[.F353]*[.$R$3]+[.G353]*[.$S$3]+[.H353]*[.$T$3]" office:value-type="float" office:value="-0.001888748245783">
            <text:p>-0.001888748245783</text:p>
          </table:table-cell>
          <table:table-cell table:number-columns-repeated="6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0.0036457">
            <text:p>0.0036457</text:p>
          </table:table-cell>
          <table:table-cell office:value-type="float" office:value="0.00141672">
            <text:p>0.00141672</text:p>
          </table:table-cell>
          <table:table-cell office:value-type="float" office:value="0">
            <text:p>0</text:p>
          </table:table-cell>
          <table:table-cell/>
          <table:table-cell table:formula="of:=[.B354]/([.B354]+[.C354]+[.D354])" office:value-type="float" office:value="0.720149651747583">
            <text:p>0.720149651747583</text:p>
          </table:table-cell>
          <table:table-cell table:formula="of:=[.C354]/([.B354]+[.C354]+[.D354])" office:value-type="float" office:value="0.279850348252417">
            <text:p>0.279850348252417</text:p>
          </table:table-cell>
          <table:table-cell table:formula="of:=[.D354]/([.B354]+[.C354]+[.D354])" office:value-type="float" office:value="0">
            <text:p>0</text:p>
          </table:table-cell>
          <table:table-cell office:value-type="float" office:value="713">
            <text:p>713</text:p>
          </table:table-cell>
          <table:table-cell table:formula="of:=[.F354]*[.$R$1]+[.G354]*[.$S$1]+[.H354]*[.$T$1]" office:value-type="float" office:value="1.90348697618925">
            <text:p>1.90348697618925</text:p>
          </table:table-cell>
          <table:table-cell office:value-type="float" office:value="713">
            <text:p>713</text:p>
          </table:table-cell>
          <table:table-cell table:formula="of:=[.F354]*[.$R$2]+[.G354]*[.$S$2]+[.H354]*[.$T$2]" office:value-type="float" office:value="0.0287010813010378">
            <text:p>0.0287010813010378</text:p>
          </table:table-cell>
          <table:table-cell office:value-type="float" office:value="713">
            <text:p>713</text:p>
          </table:table-cell>
          <table:table-cell table:formula="of:=[.F354]*[.$R$3]+[.G354]*[.$S$3]+[.H354]*[.$T$3]" office:value-type="float" office:value="-0.00189248541211516">
            <text:p>-0.00189248541211516</text:p>
          </table:table-cell>
          <table:table-cell table:number-columns-repeated="6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.0033859">
            <text:p>0.0033859</text:p>
          </table:table-cell>
          <table:table-cell office:value-type="float" office:value="0.00131595">
            <text:p>0.00131595</text:p>
          </table:table-cell>
          <table:table-cell office:value-type="float" office:value="0">
            <text:p>0</text:p>
          </table:table-cell>
          <table:table-cell/>
          <table:table-cell table:formula="of:=[.B355]/([.B355]+[.C355]+[.D355])" office:value-type="float" office:value="0.720120803513511">
            <text:p>0.720120803513511</text:p>
          </table:table-cell>
          <table:table-cell table:formula="of:=[.C355]/([.B355]+[.C355]+[.D355])" office:value-type="float" office:value="0.279879196486489">
            <text:p>0.279879196486489</text:p>
          </table:table-cell>
          <table:table-cell table:formula="of:=[.D355]/([.B355]+[.C355]+[.D355])" office:value-type="float" office:value="0">
            <text:p>0</text:p>
          </table:table-cell>
          <table:table-cell office:value-type="float" office:value="714">
            <text:p>714</text:p>
          </table:table-cell>
          <table:table-cell table:formula="of:=[.F355]*[.$R$1]+[.G355]*[.$S$1]+[.H355]*[.$T$1]" office:value-type="float" office:value="1.90334915086615">
            <text:p>1.90334915086615</text:p>
          </table:table-cell>
          <table:table-cell office:value-type="float" office:value="714">
            <text:p>714</text:p>
          </table:table-cell>
          <table:table-cell table:formula="of:=[.F355]*[.$R$2]+[.G355]*[.$S$2]+[.H355]*[.$T$2]" office:value-type="float" office:value="0.0287579325159246">
            <text:p>0.0287579325159246</text:p>
          </table:table-cell>
          <table:table-cell office:value-type="float" office:value="714">
            <text:p>714</text:p>
          </table:table-cell>
          <table:table-cell table:formula="of:=[.F355]*[.$R$3]+[.G355]*[.$S$3]+[.H355]*[.$T$3]" office:value-type="float" office:value="-0.00189624722183822">
            <text:p>-0.00189624722183822</text:p>
          </table:table-cell>
          <table:table-cell table:number-columns-repeated="6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0031447">
            <text:p>0.0031447</text:p>
          </table:table-cell>
          <table:table-cell office:value-type="float" office:value="0.00122239">
            <text:p>0.00122239</text:p>
          </table:table-cell>
          <table:table-cell office:value-type="float" office:value="0">
            <text:p>0</text:p>
          </table:table-cell>
          <table:table-cell/>
          <table:table-cell table:formula="of:=[.B356]/([.B356]+[.C356]+[.D356])" office:value-type="float" office:value="0.72009049504361">
            <text:p>0.72009049504361</text:p>
          </table:table-cell>
          <table:table-cell table:formula="of:=[.C356]/([.B356]+[.C356]+[.D356])" office:value-type="float" office:value="0.27990950495639">
            <text:p>0.27990950495639</text:p>
          </table:table-cell>
          <table:table-cell table:formula="of:=[.D356]/([.B356]+[.C356]+[.D356])" office:value-type="float" office:value="0">
            <text:p>0</text:p>
          </table:table-cell>
          <table:table-cell office:value-type="float" office:value="715">
            <text:p>715</text:p>
          </table:table-cell>
          <table:table-cell table:formula="of:=[.F356]*[.$R$1]+[.G356]*[.$S$1]+[.H356]*[.$T$1]" office:value-type="float" office:value="1.90320434912035">
            <text:p>1.90320434912035</text:p>
          </table:table-cell>
          <table:table-cell office:value-type="float" office:value="715">
            <text:p>715</text:p>
          </table:table-cell>
          <table:table-cell table:formula="of:=[.F356]*[.$R$2]+[.G356]*[.$S$2]+[.H356]*[.$T$2]" office:value-type="float" office:value="0.0288176614175572">
            <text:p>0.0288176614175572</text:p>
          </table:table-cell>
          <table:table-cell office:value-type="float" office:value="715">
            <text:p>715</text:p>
          </table:table-cell>
          <table:table-cell table:formula="of:=[.F356]*[.$R$3]+[.G356]*[.$S$3]+[.H356]*[.$T$3]" office:value-type="float" office:value="-0.00190019944631323">
            <text:p>-0.00190019944631323</text:p>
          </table:table-cell>
          <table:table-cell table:number-columns-repeated="6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0029208">
            <text:p>0.0029208</text:p>
          </table:table-cell>
          <table:table-cell office:value-type="float" office:value="0.00113555">
            <text:p>0.00113555</text:p>
          </table:table-cell>
          <table:table-cell office:value-type="float" office:value="0">
            <text:p>0</text:p>
          </table:table-cell>
          <table:table-cell/>
          <table:table-cell table:formula="of:=[.B357]/([.B357]+[.C357]+[.D357])" office:value-type="float" office:value="0.720056208167441">
            <text:p>0.720056208167441</text:p>
          </table:table-cell>
          <table:table-cell table:formula="of:=[.C357]/([.B357]+[.C357]+[.D357])" office:value-type="float" office:value="0.279943791832559">
            <text:p>0.279943791832559</text:p>
          </table:table-cell>
          <table:table-cell table:formula="of:=[.D357]/([.B357]+[.C357]+[.D357])" office:value-type="float" office:value="0">
            <text:p>0</text:p>
          </table:table-cell>
          <table:table-cell office:value-type="float" office:value="716">
            <text:p>716</text:p>
          </table:table-cell>
          <table:table-cell table:formula="of:=[.F357]*[.$R$1]+[.G357]*[.$S$1]+[.H357]*[.$T$1]" office:value-type="float" office:value="1.90304054014077">
            <text:p>1.90304054014077</text:p>
          </table:table-cell>
          <table:table-cell office:value-type="float" office:value="716">
            <text:p>716</text:p>
          </table:table-cell>
          <table:table-cell table:formula="of:=[.F357]*[.$R$2]+[.G357]*[.$S$2]+[.H357]*[.$T$2]" office:value-type="float" office:value="0.0288852305644237">
            <text:p>0.0288852305644237</text:p>
          </table:table-cell>
          <table:table-cell office:value-type="float" office:value="716">
            <text:p>716</text:p>
          </table:table-cell>
          <table:table-cell table:formula="of:=[.F357]*[.$R$3]+[.G357]*[.$S$3]+[.H357]*[.$T$3]" office:value-type="float" office:value="-0.00190467045496567">
            <text:p>-0.00190467045496567</text:p>
          </table:table-cell>
          <table:table-cell table:number-columns-repeated="6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0.002713">
            <text:p>0.002713</text:p>
          </table:table-cell>
          <table:table-cell office:value-type="float" office:value="0.00105494">
            <text:p>0.00105494</text:p>
          </table:table-cell>
          <table:table-cell office:value-type="float" office:value="0">
            <text:p>0</text:p>
          </table:table-cell>
          <table:table-cell/>
          <table:table-cell table:formula="of:=[.B358]/([.B358]+[.C358]+[.D358])" office:value-type="float" office:value="0.720022081031014">
            <text:p>0.720022081031014</text:p>
          </table:table-cell>
          <table:table-cell table:formula="of:=[.C358]/([.B358]+[.C358]+[.D358])" office:value-type="float" office:value="0.279977918968986">
            <text:p>0.279977918968986</text:p>
          </table:table-cell>
          <table:table-cell table:formula="of:=[.D358]/([.B358]+[.C358]+[.D358])" office:value-type="float" office:value="0">
            <text:p>0</text:p>
          </table:table-cell>
          <table:table-cell office:value-type="float" office:value="717">
            <text:p>717</text:p>
          </table:table-cell>
          <table:table-cell table:formula="of:=[.F358]*[.$R$1]+[.G358]*[.$S$1]+[.H358]*[.$T$1]" office:value-type="float" office:value="1.90287749433377">
            <text:p>1.90287749433377</text:p>
          </table:table-cell>
          <table:table-cell office:value-type="float" office:value="717">
            <text:p>717</text:p>
          </table:table-cell>
          <table:table-cell table:formula="of:=[.F358]*[.$R$2]+[.G358]*[.$S$2]+[.H358]*[.$T$2]" office:value-type="float" office:value="0.02895248491218">
            <text:p>0.02895248491218</text:p>
          </table:table-cell>
          <table:table-cell office:value-type="float" office:value="717">
            <text:p>717</text:p>
          </table:table-cell>
          <table:table-cell table:formula="of:=[.F358]*[.$R$3]+[.G358]*[.$S$3]+[.H358]*[.$T$3]" office:value-type="float" office:value="-0.00190912063355574">
            <text:p>-0.00190912063355574</text:p>
          </table:table-cell>
          <table:table-cell table:number-columns-repeated="6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0025202">
            <text:p>0.0025202</text:p>
          </table:table-cell>
          <table:table-cell office:value-type="float" office:value="0.00098014">
            <text:p>0.00098014</text:p>
          </table:table-cell>
          <table:table-cell office:value-type="float" office:value="0">
            <text:p>0</text:p>
          </table:table-cell>
          <table:table-cell/>
          <table:table-cell table:formula="of:=[.B359]/([.B359]+[.C359]+[.D359])" office:value-type="float" office:value="0.719987201243308">
            <text:p>0.719987201243308</text:p>
          </table:table-cell>
          <table:table-cell table:formula="of:=[.C359]/([.B359]+[.C359]+[.D359])" office:value-type="float" office:value="0.280012798756692">
            <text:p>0.280012798756692</text:p>
          </table:table-cell>
          <table:table-cell table:formula="of:=[.D359]/([.B359]+[.C359]+[.D359])" office:value-type="float" office:value="0">
            <text:p>0</text:p>
          </table:table-cell>
          <table:table-cell office:value-type="float" office:value="718">
            <text:p>718</text:p>
          </table:table-cell>
          <table:table-cell table:formula="of:=[.F359]*[.$R$1]+[.G359]*[.$S$1]+[.H359]*[.$T$1]" office:value-type="float" office:value="1.90271085266003">
            <text:p>1.90271085266003</text:p>
          </table:table-cell>
          <table:table-cell office:value-type="float" office:value="718">
            <text:p>718</text:p>
          </table:table-cell>
          <table:table-cell table:formula="of:=[.F359]*[.$R$2]+[.G359]*[.$S$2]+[.H359]*[.$T$2]" office:value-type="float" office:value="0.0290212225098134">
            <text:p>0.0290212225098134</text:p>
          </table:table-cell>
          <table:table-cell office:value-type="float" office:value="718">
            <text:p>718</text:p>
          </table:table-cell>
          <table:table-cell table:formula="of:=[.F359]*[.$R$3]+[.G359]*[.$S$3]+[.H359]*[.$T$3]" office:value-type="float" office:value="-0.00191366895787267">
            <text:p>-0.00191366895787267</text:p>
          </table:table-cell>
          <table:table-cell table:number-columns-repeated="6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0023411">
            <text:p>0.0023411</text:p>
          </table:table-cell>
          <table:table-cell office:value-type="float" office:value="0.00091066">
            <text:p>0.00091066</text:p>
          </table:table-cell>
          <table:table-cell office:value-type="float" office:value="0">
            <text:p>0</text:p>
          </table:table-cell>
          <table:table-cell/>
          <table:table-cell table:formula="of:=[.B360]/([.B360]+[.C360]+[.D360])" office:value-type="float" office:value="0.719948581691146">
            <text:p>0.719948581691146</text:p>
          </table:table-cell>
          <table:table-cell table:formula="of:=[.C360]/([.B360]+[.C360]+[.D360])" office:value-type="float" office:value="0.280051418308854">
            <text:p>0.280051418308854</text:p>
          </table:table-cell>
          <table:table-cell table:formula="of:=[.D360]/([.B360]+[.C360]+[.D360])" office:value-type="float" office:value="0">
            <text:p>0</text:p>
          </table:table-cell>
          <table:table-cell office:value-type="float" office:value="719">
            <text:p>719</text:p>
          </table:table-cell>
          <table:table-cell table:formula="of:=[.F360]*[.$R$1]+[.G360]*[.$S$1]+[.H360]*[.$T$1]" office:value-type="float" office:value="1.90252634388762">
            <text:p>1.90252634388762</text:p>
          </table:table-cell>
          <table:table-cell office:value-type="float" office:value="719">
            <text:p>719</text:p>
          </table:table-cell>
          <table:table-cell table:formula="of:=[.F360]*[.$R$2]+[.G360]*[.$S$2]+[.H360]*[.$T$2]" office:value-type="float" office:value="0.0290973300612591">
            <text:p>0.0290973300612591</text:p>
          </table:table-cell>
          <table:table-cell office:value-type="float" office:value="719">
            <text:p>719</text:p>
          </table:table-cell>
          <table:table-cell table:formula="of:=[.F360]*[.$R$3]+[.G360]*[.$S$3]+[.H360]*[.$T$3]" office:value-type="float" office:value="-0.0019187049474746">
            <text:p>-0.0019187049474746</text:p>
          </table:table-cell>
          <table:table-cell table:number-columns-repeated="6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00217496">
            <text:p>0.00217496</text:p>
          </table:table-cell>
          <table:table-cell office:value-type="float" office:value="0.00084619">
            <text:p>0.00084619</text:p>
          </table:table-cell>
          <table:table-cell office:value-type="float" office:value="0">
            <text:p>0</text:p>
          </table:table-cell>
          <table:table-cell/>
          <table:table-cell table:formula="of:=[.B361]/([.B361]+[.C361]+[.D361])" office:value-type="float" office:value="0.71991129205766">
            <text:p>0.71991129205766</text:p>
          </table:table-cell>
          <table:table-cell table:formula="of:=[.C361]/([.B361]+[.C361]+[.D361])" office:value-type="float" office:value="0.28008870794234">
            <text:p>0.28008870794234</text:p>
          </table:table-cell>
          <table:table-cell table:formula="of:=[.D361]/([.B361]+[.C361]+[.D361])" office:value-type="float" office:value="0">
            <text:p>0</text:p>
          </table:table-cell>
          <table:table-cell office:value-type="float" office:value="720">
            <text:p>720</text:p>
          </table:table-cell>
          <table:table-cell table:formula="of:=[.F361]*[.$R$1]+[.G361]*[.$S$1]+[.H361]*[.$T$1]" office:value-type="float" office:value="1.90234818893468">
            <text:p>1.90234818893468</text:p>
          </table:table-cell>
          <table:table-cell office:value-type="float" office:value="720">
            <text:p>720</text:p>
          </table:table-cell>
          <table:table-cell table:formula="of:=[.F361]*[.$R$2]+[.G361]*[.$S$2]+[.H361]*[.$T$2]" office:value-type="float" office:value="0.029170816741969">
            <text:p>0.029170816741969</text:p>
          </table:table-cell>
          <table:table-cell office:value-type="float" office:value="720">
            <text:p>720</text:p>
          </table:table-cell>
          <table:table-cell table:formula="of:=[.F361]*[.$R$3]+[.G361]*[.$S$3]+[.H361]*[.$T$3]" office:value-type="float" office:value="-0.00192356751568112">
            <text:p>-0.00192356751568112</text:p>
          </table:table-cell>
          <table:table-cell table:number-columns-repeated="6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0020206">
            <text:p>0.0020206</text:p>
          </table:table-cell>
          <table:table-cell office:value-type="float" office:value="0.00078629">
            <text:p>0.00078629</text:p>
          </table:table-cell>
          <table:table-cell office:value-type="float" office:value="0">
            <text:p>0</text:p>
          </table:table-cell>
          <table:table-cell/>
          <table:table-cell table:formula="of:=[.B362]/([.B362]+[.C362]+[.D362])" office:value-type="float" office:value="0.719871459159426">
            <text:p>0.719871459159426</text:p>
          </table:table-cell>
          <table:table-cell table:formula="of:=[.C362]/([.B362]+[.C362]+[.D362])" office:value-type="float" office:value="0.280128540840574">
            <text:p>0.280128540840574</text:p>
          </table:table-cell>
          <table:table-cell table:formula="of:=[.D362]/([.B362]+[.C362]+[.D362])" office:value-type="float" office:value="0">
            <text:p>0</text:p>
          </table:table-cell>
          <table:table-cell office:value-type="float" office:value="721">
            <text:p>721</text:p>
          </table:table-cell>
          <table:table-cell table:formula="of:=[.F362]*[.$R$1]+[.G362]*[.$S$1]+[.H362]*[.$T$1]" office:value-type="float" office:value="1.90215788328007">
            <text:p>1.90215788328007</text:p>
          </table:table-cell>
          <table:table-cell office:value-type="float" office:value="721">
            <text:p>721</text:p>
          </table:table-cell>
          <table:table-cell table:formula="of:=[.F362]*[.$R$2]+[.G362]*[.$S$2]+[.H362]*[.$T$2]" office:value-type="float" office:value="0.02924931543452">
            <text:p>0.02924931543452</text:p>
          </table:table-cell>
          <table:table-cell office:value-type="float" office:value="721">
            <text:p>721</text:p>
          </table:table-cell>
          <table:table-cell table:formula="of:=[.F362]*[.$R$3]+[.G362]*[.$S$3]+[.H362]*[.$T$3]" office:value-type="float" office:value="-0.00192876172561091">
            <text:p>-0.00192876172561091</text:p>
          </table:table-cell>
          <table:table-cell table:number-columns-repeated="6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0018773">
            <text:p>0.0018773</text:p>
          </table:table-cell>
          <table:table-cell office:value-type="float" office:value="0.00073068">
            <text:p>0.00073068</text:p>
          </table:table-cell>
          <table:table-cell office:value-type="float" office:value="0">
            <text:p>0</text:p>
          </table:table-cell>
          <table:table-cell/>
          <table:table-cell table:formula="of:=[.B363]/([.B363]+[.C363]+[.D363])" office:value-type="float" office:value="0.719829139794017">
            <text:p>0.719829139794017</text:p>
          </table:table-cell>
          <table:table-cell table:formula="of:=[.C363]/([.B363]+[.C363]+[.D363])" office:value-type="float" office:value="0.280170860205983">
            <text:p>0.280170860205983</text:p>
          </table:table-cell>
          <table:table-cell table:formula="of:=[.D363]/([.B363]+[.C363]+[.D363])" office:value-type="float" office:value="0">
            <text:p>0</text:p>
          </table:table-cell>
          <table:table-cell office:value-type="float" office:value="722">
            <text:p>722</text:p>
          </table:table-cell>
          <table:table-cell table:formula="of:=[.F363]*[.$R$1]+[.G363]*[.$S$1]+[.H363]*[.$T$1]" office:value-type="float" office:value="1.90195569827989">
            <text:p>1.90195569827989</text:p>
          </table:table-cell>
          <table:table-cell office:value-type="float" office:value="722">
            <text:p>722</text:p>
          </table:table-cell>
          <table:table-cell table:formula="of:=[.F363]*[.$R$2]+[.G363]*[.$S$2]+[.H363]*[.$T$2]" office:value-type="float" office:value="0.029332714207931">
            <text:p>0.029332714207931</text:p>
          </table:table-cell>
          <table:table-cell office:value-type="float" office:value="722">
            <text:p>722</text:p>
          </table:table-cell>
          <table:table-cell table:formula="of:=[.F363]*[.$R$3]+[.G363]*[.$S$3]+[.H363]*[.$T$3]" office:value-type="float" office:value="-0.00193428017086021">
            <text:p>-0.00193428017086021</text:p>
          </table:table-cell>
          <table:table-cell table:number-columns-repeated="6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0017441">
            <text:p>0.0017441</text:p>
          </table:table-cell>
          <table:table-cell office:value-type="float" office:value="0.00067899">
            <text:p>0.00067899</text:p>
          </table:table-cell>
          <table:table-cell office:value-type="float" office:value="0">
            <text:p>0</text:p>
          </table:table-cell>
          <table:table-cell/>
          <table:table-cell table:formula="of:=[.B364]/([.B364]+[.C364]+[.D364])" office:value-type="float" office:value="0.719783417041876">
            <text:p>0.719783417041876</text:p>
          </table:table-cell>
          <table:table-cell table:formula="of:=[.C364]/([.B364]+[.C364]+[.D364])" office:value-type="float" office:value="0.280216582958124">
            <text:p>0.280216582958124</text:p>
          </table:table-cell>
          <table:table-cell table:formula="of:=[.D364]/([.B364]+[.C364]+[.D364])" office:value-type="float" office:value="0">
            <text:p>0</text:p>
          </table:table-cell>
          <table:table-cell office:value-type="float" office:value="723">
            <text:p>723</text:p>
          </table:table-cell>
          <table:table-cell table:formula="of:=[.F364]*[.$R$1]+[.G364]*[.$S$1]+[.H364]*[.$T$1]" office:value-type="float" office:value="1.90173725325927">
            <text:p>1.90173725325927</text:p>
          </table:table-cell>
          <table:table-cell office:value-type="float" office:value="723">
            <text:p>723</text:p>
          </table:table-cell>
          <table:table-cell table:formula="of:=[.F364]*[.$R$2]+[.G364]*[.$S$2]+[.H364]*[.$T$2]" office:value-type="float" office:value="0.0294228200355744">
            <text:p>0.0294228200355744</text:p>
          </table:table-cell>
          <table:table-cell office:value-type="float" office:value="723">
            <text:p>723</text:p>
          </table:table-cell>
          <table:table-cell table:formula="of:=[.F364]*[.$R$3]+[.G364]*[.$S$3]+[.H364]*[.$T$3]" office:value-type="float" office:value="-0.00194024241773934">
            <text:p>-0.00194024241773934</text:p>
          </table:table-cell>
          <table:table-cell table:number-columns-repeated="6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.0016205">
            <text:p>0.0016205</text:p>
          </table:table-cell>
          <table:table-cell office:value-type="float" office:value="0.00063101">
            <text:p>0.00063101</text:p>
          </table:table-cell>
          <table:table-cell office:value-type="float" office:value="0">
            <text:p>0</text:p>
          </table:table-cell>
          <table:table-cell/>
          <table:table-cell table:formula="of:=[.B365]/([.B365]+[.C365]+[.D365])" office:value-type="float" office:value="0.719739197249846">
            <text:p>0.719739197249846</text:p>
          </table:table-cell>
          <table:table-cell table:formula="of:=[.C365]/([.B365]+[.C365]+[.D365])" office:value-type="float" office:value="0.280260802750154">
            <text:p>0.280260802750154</text:p>
          </table:table-cell>
          <table:table-cell table:formula="of:=[.D365]/([.B365]+[.C365]+[.D365])" office:value-type="float" office:value="0">
            <text:p>0</text:p>
          </table:table-cell>
          <table:table-cell office:value-type="float" office:value="724">
            <text:p>724</text:p>
          </table:table-cell>
          <table:table-cell table:formula="of:=[.F365]*[.$R$1]+[.G365]*[.$S$1]+[.H365]*[.$T$1]" office:value-type="float" office:value="1.90152598878086">
            <text:p>1.90152598878086</text:p>
          </table:table-cell>
          <table:table-cell office:value-type="float" office:value="724">
            <text:p>724</text:p>
          </table:table-cell>
          <table:table-cell table:formula="of:=[.F365]*[.$R$2]+[.G365]*[.$S$2]+[.H365]*[.$T$2]" office:value-type="float" office:value="0.0295099639797291">
            <text:p>0.0295099639797291</text:p>
          </table:table-cell>
          <table:table-cell office:value-type="float" office:value="724">
            <text:p>724</text:p>
          </table:table-cell>
          <table:table-cell table:formula="of:=[.F365]*[.$R$3]+[.G365]*[.$S$3]+[.H365]*[.$T$3]" office:value-type="float" office:value="-0.00194600867862013">
            <text:p>-0.00194600867862013</text:p>
          </table:table-cell>
          <table:table-cell table:number-columns-repeated="6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0.0015057">
            <text:p>0.0015057</text:p>
          </table:table-cell>
          <table:table-cell office:value-type="float" office:value="0.00058644">
            <text:p>0.00058644</text:p>
          </table:table-cell>
          <table:table-cell office:value-type="float" office:value="0">
            <text:p>0</text:p>
          </table:table-cell>
          <table:table-cell/>
          <table:table-cell table:formula="of:=[.B366]/([.B366]+[.C366]+[.D366])" office:value-type="float" office:value="0.719693710745935">
            <text:p>0.719693710745935</text:p>
          </table:table-cell>
          <table:table-cell table:formula="of:=[.C366]/([.B366]+[.C366]+[.D366])" office:value-type="float" office:value="0.280306289254065">
            <text:p>0.280306289254065</text:p>
          </table:table-cell>
          <table:table-cell table:formula="of:=[.D366]/([.B366]+[.C366]+[.D366])" office:value-type="float" office:value="0">
            <text:p>0</text:p>
          </table:table-cell>
          <table:table-cell office:value-type="float" office:value="725">
            <text:p>725</text:p>
          </table:table-cell>
          <table:table-cell table:formula="of:=[.F366]*[.$R$1]+[.G366]*[.$S$1]+[.H366]*[.$T$1]" office:value-type="float" office:value="1.90130867245978">
            <text:p>1.90130867245978</text:p>
          </table:table-cell>
          <table:table-cell office:value-type="float" office:value="725">
            <text:p>725</text:p>
          </table:table-cell>
          <table:table-cell table:formula="of:=[.F366]*[.$R$2]+[.G366]*[.$S$2]+[.H366]*[.$T$2]" office:value-type="float" office:value="0.0295996042329864">
            <text:p>0.0295996042329864</text:p>
          </table:table-cell>
          <table:table-cell office:value-type="float" office:value="725">
            <text:p>725</text:p>
          </table:table-cell>
          <table:table-cell table:formula="of:=[.F366]*[.$R$3]+[.G366]*[.$S$3]+[.H366]*[.$T$3]" office:value-type="float" office:value="-0.00195194011873011">
            <text:p>-0.00195194011873011</text:p>
          </table:table-cell>
          <table:table-cell table:number-columns-repeated="6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.0013992">
            <text:p>0.0013992</text:p>
          </table:table-cell>
          <table:table-cell office:value-type="float" office:value="0.00054511">
            <text:p>0.00054511</text:p>
          </table:table-cell>
          <table:table-cell office:value-type="float" office:value="0">
            <text:p>0</text:p>
          </table:table-cell>
          <table:table-cell/>
          <table:table-cell table:formula="of:=[.B367]/([.B367]+[.C367]+[.D367])" office:value-type="float" office:value="0.719638329278767">
            <text:p>0.719638329278767</text:p>
          </table:table-cell>
          <table:table-cell table:formula="of:=[.C367]/([.B367]+[.C367]+[.D367])" office:value-type="float" office:value="0.280361670721233">
            <text:p>0.280361670721233</text:p>
          </table:table-cell>
          <table:table-cell table:formula="of:=[.D367]/([.B367]+[.C367]+[.D367])" office:value-type="float" office:value="0">
            <text:p>0</text:p>
          </table:table-cell>
          <table:table-cell office:value-type="float" office:value="726">
            <text:p>726</text:p>
          </table:table-cell>
          <table:table-cell table:formula="of:=[.F367]*[.$R$1]+[.G367]*[.$S$1]+[.H367]*[.$T$1]" office:value-type="float" office:value="1.90104408196224">
            <text:p>1.90104408196224</text:p>
          </table:table-cell>
          <table:table-cell office:value-type="float" office:value="726">
            <text:p>726</text:p>
          </table:table-cell>
          <table:table-cell table:formula="of:=[.F367]*[.$R$2]+[.G367]*[.$S$2]+[.H367]*[.$T$2]" office:value-type="float" office:value="0.0297087444903333">
            <text:p>0.0297087444903333</text:p>
          </table:table-cell>
          <table:table-cell office:value-type="float" office:value="726">
            <text:p>726</text:p>
          </table:table-cell>
          <table:table-cell table:formula="of:=[.F367]*[.$R$3]+[.G367]*[.$S$3]+[.H367]*[.$T$3]" office:value-type="float" office:value="-0.00195916186204876">
            <text:p>-0.00195916186204876</text:p>
          </table:table-cell>
          <table:table-cell table:number-columns-repeated="6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0.0013004">
            <text:p>0.0013004</text:p>
          </table:table-cell>
          <table:table-cell office:value-type="float" office:value="0.00050672">
            <text:p>0.00050672</text:p>
          </table:table-cell>
          <table:table-cell office:value-type="float" office:value="0">
            <text:p>0</text:p>
          </table:table-cell>
          <table:table-cell/>
          <table:table-cell table:formula="of:=[.B368]/([.B368]+[.C368]+[.D368])" office:value-type="float" office:value="0.719598034441542">
            <text:p>0.719598034441542</text:p>
          </table:table-cell>
          <table:table-cell table:formula="of:=[.C368]/([.B368]+[.C368]+[.D368])" office:value-type="float" office:value="0.280401965558458">
            <text:p>0.280401965558458</text:p>
          </table:table-cell>
          <table:table-cell table:formula="of:=[.D368]/([.B368]+[.C368]+[.D368])" office:value-type="float" office:value="0">
            <text:p>0</text:p>
          </table:table-cell>
          <table:table-cell office:value-type="float" office:value="727">
            <text:p>727</text:p>
          </table:table-cell>
          <table:table-cell table:formula="of:=[.F368]*[.$R$1]+[.G368]*[.$S$1]+[.H368]*[.$T$1]" office:value-type="float" office:value="1.90085156934791">
            <text:p>1.90085156934791</text:p>
          </table:table-cell>
          <table:table-cell office:value-type="float" office:value="727">
            <text:p>727</text:p>
          </table:table-cell>
          <table:table-cell table:formula="of:=[.F368]*[.$R$2]+[.G368]*[.$S$2]+[.H368]*[.$T$2]" office:value-type="float" office:value="0.0297881535260525">
            <text:p>0.0297881535260525</text:p>
          </table:table-cell>
          <table:table-cell office:value-type="float" office:value="727">
            <text:p>727</text:p>
          </table:table-cell>
          <table:table-cell table:formula="of:=[.F368]*[.$R$3]+[.G368]*[.$S$3]+[.H368]*[.$T$3]" office:value-type="float" office:value="-0.00196441630882288">
            <text:p>-0.00196441630882288</text:p>
          </table:table-cell>
          <table:table-cell table:number-columns-repeated="6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0.0012087">
            <text:p>0.0012087</text:p>
          </table:table-cell>
          <table:table-cell office:value-type="float" office:value="0.00047111">
            <text:p>0.00047111</text:p>
          </table:table-cell>
          <table:table-cell office:value-type="float" office:value="0">
            <text:p>0</text:p>
          </table:table-cell>
          <table:table-cell/>
          <table:table-cell table:formula="of:=[.B369]/([.B369]+[.C369]+[.D369])" office:value-type="float" office:value="0.719545662902352">
            <text:p>0.719545662902352</text:p>
          </table:table-cell>
          <table:table-cell table:formula="of:=[.C369]/([.B369]+[.C369]+[.D369])" office:value-type="float" office:value="0.280454337097648">
            <text:p>0.280454337097648</text:p>
          </table:table-cell>
          <table:table-cell table:formula="of:=[.D369]/([.B369]+[.C369]+[.D369])" office:value-type="float" office:value="0">
            <text:p>0</text:p>
          </table:table-cell>
          <table:table-cell office:value-type="float" office:value="728">
            <text:p>728</text:p>
          </table:table-cell>
          <table:table-cell table:formula="of:=[.F369]*[.$R$1]+[.G369]*[.$S$1]+[.H369]*[.$T$1]" office:value-type="float" office:value="1.90060135908228">
            <text:p>1.90060135908228</text:p>
          </table:table-cell>
          <table:table-cell office:value-type="float" office:value="728">
            <text:p>728</text:p>
          </table:table-cell>
          <table:table-cell table:formula="of:=[.F369]*[.$R$2]+[.G369]*[.$S$2]+[.H369]*[.$T$2]" office:value-type="float" office:value="0.0298913621183348">
            <text:p>0.0298913621183348</text:p>
          </table:table-cell>
          <table:table-cell office:value-type="float" office:value="728">
            <text:p>728</text:p>
          </table:table-cell>
          <table:table-cell table:formula="of:=[.F369]*[.$R$3]+[.G369]*[.$S$3]+[.H369]*[.$T$3]" office:value-type="float" office:value="-0.0019712455575333">
            <text:p>-0.0019712455575333</text:p>
          </table:table-cell>
          <table:table-cell table:number-columns-repeated="6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.0011236">
            <text:p>0.0011236</text:p>
          </table:table-cell>
          <table:table-cell office:value-type="float" office:value="0.00043805">
            <text:p>0.00043805</text:p>
          </table:table-cell>
          <table:table-cell office:value-type="float" office:value="0">
            <text:p>0</text:p>
          </table:table-cell>
          <table:table-cell/>
          <table:table-cell table:formula="of:=[.B370]/([.B370]+[.C370]+[.D370])" office:value-type="float" office:value="0.719495405500592">
            <text:p>0.719495405500592</text:p>
          </table:table-cell>
          <table:table-cell table:formula="of:=[.C370]/([.B370]+[.C370]+[.D370])" office:value-type="float" office:value="0.280504594499408">
            <text:p>0.280504594499408</text:p>
          </table:table-cell>
          <table:table-cell table:formula="of:=[.D370]/([.B370]+[.C370]+[.D370])" office:value-type="float" office:value="0">
            <text:p>0</text:p>
          </table:table-cell>
          <table:table-cell office:value-type="float" office:value="729">
            <text:p>729</text:p>
          </table:table-cell>
          <table:table-cell table:formula="of:=[.F370]*[.$R$1]+[.G370]*[.$S$1]+[.H370]*[.$T$1]" office:value-type="float" office:value="1.90036124931963">
            <text:p>1.90036124931963</text:p>
          </table:table-cell>
          <table:table-cell office:value-type="float" office:value="729">
            <text:p>729</text:p>
          </table:table-cell>
          <table:table-cell table:formula="of:=[.F370]*[.$R$2]+[.G370]*[.$S$2]+[.H370]*[.$T$2]" office:value-type="float" office:value="0.0299904043799827">
            <text:p>0.0299904043799827</text:p>
          </table:table-cell>
          <table:table-cell office:value-type="float" office:value="729">
            <text:p>729</text:p>
          </table:table-cell>
          <table:table-cell table:formula="of:=[.F370]*[.$R$3]+[.G370]*[.$S$3]+[.H370]*[.$T$3]" office:value-type="float" office:value="-0.00197779912272276">
            <text:p>-0.00197779912272276</text:p>
          </table:table-cell>
          <table:table-cell table:number-columns-repeated="6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.00104476">
            <text:p>0.00104476</text:p>
          </table:table-cell>
          <table:table-cell office:value-type="float" office:value="0.00040741">
            <text:p>0.00040741</text:p>
          </table:table-cell>
          <table:table-cell office:value-type="float" office:value="0">
            <text:p>0</text:p>
          </table:table-cell>
          <table:table-cell/>
          <table:table-cell table:formula="of:=[.B371]/([.B371]+[.C371]+[.D371])" office:value-type="float" office:value="0.719447447612883">
            <text:p>0.719447447612883</text:p>
          </table:table-cell>
          <table:table-cell table:formula="of:=[.C371]/([.B371]+[.C371]+[.D371])" office:value-type="float" office:value="0.280552552387117">
            <text:p>0.280552552387117</text:p>
          </table:table-cell>
          <table:table-cell table:formula="of:=[.D371]/([.B371]+[.C371]+[.D371])" office:value-type="float" office:value="0">
            <text:p>0</text:p>
          </table:table-cell>
          <table:table-cell office:value-type="float" office:value="730">
            <text:p>730</text:p>
          </table:table-cell>
          <table:table-cell table:formula="of:=[.F371]*[.$R$1]+[.G371]*[.$S$1]+[.H371]*[.$T$1]" office:value-type="float" office:value="1.90013212571531">
            <text:p>1.90013212571531</text:p>
          </table:table-cell>
          <table:table-cell office:value-type="float" office:value="730">
            <text:p>730</text:p>
          </table:table-cell>
          <table:table-cell table:formula="of:=[.F371]*[.$R$2]+[.G371]*[.$S$2]+[.H371]*[.$T$2]" office:value-type="float" office:value="0.0300849149892918">
            <text:p>0.0300849149892918</text:p>
          </table:table-cell>
          <table:table-cell office:value-type="float" office:value="730">
            <text:p>730</text:p>
          </table:table-cell>
          <table:table-cell table:formula="of:=[.F371]*[.$R$3]+[.G371]*[.$S$3]+[.H371]*[.$T$3]" office:value-type="float" office:value="-0.00198405283128008">
            <text:p>-0.00198405283128008</text:p>
          </table:table-cell>
          <table:table-cell table:number-columns-repeated="6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.00097156">
            <text:p>0.00097156</text:p>
          </table:table-cell>
          <table:table-cell office:value-type="float" office:value="0.000378962">
            <text:p>0.000378962</text:p>
          </table:table-cell>
          <table:table-cell office:value-type="float" office:value="0">
            <text:p>0</text:p>
          </table:table-cell>
          <table:table-cell/>
          <table:table-cell table:formula="of:=[.B372]/([.B372]+[.C372]+[.D372])" office:value-type="float" office:value="0.719395907656447">
            <text:p>0.719395907656447</text:p>
          </table:table-cell>
          <table:table-cell table:formula="of:=[.C372]/([.B372]+[.C372]+[.D372])" office:value-type="float" office:value="0.280604092343553">
            <text:p>0.280604092343553</text:p>
          </table:table-cell>
          <table:table-cell table:formula="of:=[.D372]/([.B372]+[.C372]+[.D372])" office:value-type="float" office:value="0">
            <text:p>0</text:p>
          </table:table-cell>
          <table:table-cell office:value-type="float" office:value="731">
            <text:p>731</text:p>
          </table:table-cell>
          <table:table-cell table:formula="of:=[.F372]*[.$R$1]+[.G372]*[.$S$1]+[.H372]*[.$T$1]" office:value-type="float" office:value="1.89988588841944">
            <text:p>1.89988588841944</text:p>
          </table:table-cell>
          <table:table-cell office:value-type="float" office:value="731">
            <text:p>731</text:p>
          </table:table-cell>
          <table:table-cell table:formula="of:=[.F372]*[.$R$2]+[.G372]*[.$S$2]+[.H372]*[.$T$2]" office:value-type="float" office:value="0.03018648478144">
            <text:p>0.03018648478144</text:p>
          </table:table-cell>
          <table:table-cell office:value-type="float" office:value="731">
            <text:p>731</text:p>
          </table:table-cell>
          <table:table-cell table:formula="of:=[.F372]*[.$R$3]+[.G372]*[.$S$3]+[.H372]*[.$T$3]" office:value-type="float" office:value="-0.00199077364159932">
            <text:p>-0.00199077364159932</text:p>
          </table:table-cell>
          <table:table-cell table:number-columns-repeated="6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.0009036">
            <text:p>0.0009036</text:p>
          </table:table-cell>
          <table:table-cell office:value-type="float" office:value="0.000352543">
            <text:p>0.000352543</text:p>
          </table:table-cell>
          <table:table-cell office:value-type="float" office:value="0">
            <text:p>0</text:p>
          </table:table-cell>
          <table:table-cell/>
          <table:table-cell table:formula="of:=[.B373]/([.B373]+[.C373]+[.D373])" office:value-type="float" office:value="0.719344851660997">
            <text:p>0.719344851660997</text:p>
          </table:table-cell>
          <table:table-cell table:formula="of:=[.C373]/([.B373]+[.C373]+[.D373])" office:value-type="float" office:value="0.280655148339003">
            <text:p>0.280655148339003</text:p>
          </table:table-cell>
          <table:table-cell table:formula="of:=[.D373]/([.B373]+[.C373]+[.D373])" office:value-type="float" office:value="0">
            <text:p>0</text:p>
          </table:table-cell>
          <table:table-cell office:value-type="float" office:value="732">
            <text:p>732</text:p>
          </table:table-cell>
          <table:table-cell table:formula="of:=[.F373]*[.$R$1]+[.G373]*[.$S$1]+[.H373]*[.$T$1]" office:value-type="float" office:value="1.89964196329558">
            <text:p>1.89964196329558</text:p>
          </table:table-cell>
          <table:table-cell office:value-type="float" office:value="732">
            <text:p>732</text:p>
          </table:table-cell>
          <table:table-cell table:formula="of:=[.F373]*[.$R$2]+[.G373]*[.$S$2]+[.H373]*[.$T$2]" office:value-type="float" office:value="0.0302871008316728">
            <text:p>0.0302871008316728</text:p>
          </table:table-cell>
          <table:table-cell office:value-type="float" office:value="732">
            <text:p>732</text:p>
          </table:table-cell>
          <table:table-cell table:formula="of:=[.F373]*[.$R$3]+[.G373]*[.$S$3]+[.H373]*[.$T$3]" office:value-type="float" office:value="-0.00199743134340597">
            <text:p>-0.00199743134340597</text:p>
          </table:table-cell>
          <table:table-cell table:number-columns-repeated="6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.00084048">
            <text:p>0.00084048</text:p>
          </table:table-cell>
          <table:table-cell office:value-type="float" office:value="0.000328001">
            <text:p>0.000328001</text:p>
          </table:table-cell>
          <table:table-cell office:value-type="float" office:value="0">
            <text:p>0</text:p>
          </table:table-cell>
          <table:table-cell/>
          <table:table-cell table:formula="of:=[.B374]/([.B374]+[.C374]+[.D374])" office:value-type="float" office:value="0.719292825471702">
            <text:p>0.719292825471702</text:p>
          </table:table-cell>
          <table:table-cell table:formula="of:=[.C374]/([.B374]+[.C374]+[.D374])" office:value-type="float" office:value="0.280707174528298">
            <text:p>0.280707174528298</text:p>
          </table:table-cell>
          <table:table-cell table:formula="of:=[.D374]/([.B374]+[.C374]+[.D374])" office:value-type="float" office:value="0">
            <text:p>0</text:p>
          </table:table-cell>
          <table:table-cell office:value-type="float" office:value="733">
            <text:p>733</text:p>
          </table:table-cell>
          <table:table-cell table:formula="of:=[.F374]*[.$R$1]+[.G374]*[.$S$1]+[.H374]*[.$T$1]" office:value-type="float" office:value="1.8993934029736">
            <text:p>1.8993934029736</text:p>
          </table:table-cell>
          <table:table-cell office:value-type="float" office:value="733">
            <text:p>733</text:p>
          </table:table-cell>
          <table:table-cell table:formula="of:=[.F374]*[.$R$2]+[.G374]*[.$S$2]+[.H374]*[.$T$2]" office:value-type="float" office:value="0.0303896288429165">
            <text:p>0.0303896288429165</text:p>
          </table:table-cell>
          <table:table-cell office:value-type="float" office:value="733">
            <text:p>733</text:p>
          </table:table-cell>
          <table:table-cell table:formula="of:=[.F374]*[.$R$3]+[.G374]*[.$S$3]+[.H374]*[.$T$3]" office:value-type="float" office:value="-0.00200421555849005">
            <text:p>-0.00200421555849005</text:p>
          </table:table-cell>
          <table:table-cell table:number-columns-repeated="6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.00078187">
            <text:p>0.00078187</text:p>
          </table:table-cell>
          <table:table-cell office:value-type="float" office:value="0.000305208">
            <text:p>0.000305208</text:p>
          </table:table-cell>
          <table:table-cell office:value-type="float" office:value="0">
            <text:p>0</text:p>
          </table:table-cell>
          <table:table-cell/>
          <table:table-cell table:formula="of:=[.B375]/([.B375]+[.C375]+[.D375])" office:value-type="float" office:value="0.719240017735618">
            <text:p>0.719240017735618</text:p>
          </table:table-cell>
          <table:table-cell table:formula="of:=[.C375]/([.B375]+[.C375]+[.D375])" office:value-type="float" office:value="0.280759982264382">
            <text:p>0.280759982264382</text:p>
          </table:table-cell>
          <table:table-cell table:formula="of:=[.D375]/([.B375]+[.C375]+[.D375])" office:value-type="float" office:value="0">
            <text:p>0</text:p>
          </table:table-cell>
          <table:table-cell office:value-type="float" office:value="734">
            <text:p>734</text:p>
          </table:table-cell>
          <table:table-cell table:formula="of:=[.F375]*[.$R$1]+[.G375]*[.$S$1]+[.H375]*[.$T$1]" office:value-type="float" office:value="1.89914110873369">
            <text:p>1.89914110873369</text:p>
          </table:table-cell>
          <table:table-cell office:value-type="float" office:value="734">
            <text:p>734</text:p>
          </table:table-cell>
          <table:table-cell table:formula="of:=[.F375]*[.$R$2]+[.G375]*[.$S$2]+[.H375]*[.$T$2]" office:value-type="float" office:value="0.0304936970484179">
            <text:p>0.0304936970484179</text:p>
          </table:table-cell>
          <table:table-cell office:value-type="float" office:value="734">
            <text:p>734</text:p>
          </table:table-cell>
          <table:table-cell table:formula="of:=[.F375]*[.$R$3]+[.G375]*[.$S$3]+[.H375]*[.$T$3]" office:value-type="float" office:value="-0.00201110168727544">
            <text:p>-0.00201110168727544</text:p>
          </table:table-cell>
          <table:table-cell table:number-columns-repeated="6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.00072745">
            <text:p>0.00072745</text:p>
          </table:table-cell>
          <table:table-cell office:value-type="float" office:value="0.000284041">
            <text:p>0.000284041</text:p>
          </table:table-cell>
          <table:table-cell office:value-type="float" office:value="0">
            <text:p>0</text:p>
          </table:table-cell>
          <table:table-cell/>
          <table:table-cell table:formula="of:=[.B376]/([.B376]+[.C376]+[.D376])" office:value-type="float" office:value="0.719185835563539">
            <text:p>0.719185835563539</text:p>
          </table:table-cell>
          <table:table-cell table:formula="of:=[.C376]/([.B376]+[.C376]+[.D376])" office:value-type="float" office:value="0.280814164436461">
            <text:p>0.280814164436461</text:p>
          </table:table-cell>
          <table:table-cell table:formula="of:=[.D376]/([.B376]+[.C376]+[.D376])" office:value-type="float" office:value="0">
            <text:p>0</text:p>
          </table:table-cell>
          <table:table-cell office:value-type="float" office:value="735">
            <text:p>735</text:p>
          </table:table-cell>
          <table:table-cell table:formula="of:=[.F376]*[.$R$1]+[.G376]*[.$S$1]+[.H376]*[.$T$1]" office:value-type="float" office:value="1.89888224798837">
            <text:p>1.89888224798837</text:p>
          </table:table-cell>
          <table:table-cell office:value-type="float" office:value="735">
            <text:p>735</text:p>
          </table:table-cell>
          <table:table-cell table:formula="of:=[.F376]*[.$R$2]+[.G376]*[.$S$2]+[.H376]*[.$T$2]" office:value-type="float" office:value="0.0306004738549329">
            <text:p>0.0306004738549329</text:p>
          </table:table-cell>
          <table:table-cell office:value-type="float" office:value="735">
            <text:p>735</text:p>
          </table:table-cell>
          <table:table-cell table:formula="of:=[.F376]*[.$R$3]+[.G376]*[.$S$3]+[.H376]*[.$T$3]" office:value-type="float" office:value="-0.00201816704251447">
            <text:p>-0.00201816704251447</text:p>
          </table:table-cell>
          <table:table-cell table:number-columns-repeated="6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.0006769">
            <text:p>0.0006769</text:p>
          </table:table-cell>
          <table:table-cell office:value-type="float" office:value="0.000264375">
            <text:p>0.000264375</text:p>
          </table:table-cell>
          <table:table-cell office:value-type="float" office:value="0">
            <text:p>0</text:p>
          </table:table-cell>
          <table:table-cell/>
          <table:table-cell table:formula="of:=[.B377]/([.B377]+[.C377]+[.D377])" office:value-type="float" office:value="0.719130965976999">
            <text:p>0.719130965976999</text:p>
          </table:table-cell>
          <table:table-cell table:formula="of:=[.C377]/([.B377]+[.C377]+[.D377])" office:value-type="float" office:value="0.280869034023001">
            <text:p>0.280869034023001</text:p>
          </table:table-cell>
          <table:table-cell table:formula="of:=[.D377]/([.B377]+[.C377]+[.D377])" office:value-type="float" office:value="0">
            <text:p>0</text:p>
          </table:table-cell>
          <table:table-cell office:value-type="float" office:value="736">
            <text:p>736</text:p>
          </table:table-cell>
          <table:table-cell table:formula="of:=[.F377]*[.$R$1]+[.G377]*[.$S$1]+[.H377]*[.$T$1]" office:value-type="float" office:value="1.89862010305171">
            <text:p>1.89862010305171</text:p>
          </table:table-cell>
          <table:table-cell office:value-type="float" office:value="736">
            <text:p>736</text:p>
          </table:table-cell>
          <table:table-cell table:formula="of:=[.F377]*[.$R$2]+[.G377]*[.$S$2]+[.H377]*[.$T$2]" office:value-type="float" office:value="0.0307086053491275">
            <text:p>0.0307086053491275</text:p>
          </table:table-cell>
          <table:table-cell office:value-type="float" office:value="736">
            <text:p>736</text:p>
          </table:table-cell>
          <table:table-cell table:formula="of:=[.F377]*[.$R$3]+[.G377]*[.$S$3]+[.H377]*[.$T$3]" office:value-type="float" office:value="-0.0020253220365993">
            <text:p>-0.0020253220365993</text:p>
          </table:table-cell>
          <table:table-cell table:number-columns-repeated="6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.00062996">
            <text:p>0.00062996</text:p>
          </table:table-cell>
          <table:table-cell office:value-type="float" office:value="0.000246109">
            <text:p>0.000246109</text:p>
          </table:table-cell>
          <table:table-cell office:value-type="float" office:value="0">
            <text:p>0</text:p>
          </table:table-cell>
          <table:table-cell/>
          <table:table-cell table:formula="of:=[.B378]/([.B378]+[.C378]+[.D378])" office:value-type="float" office:value="0.719075780560664">
            <text:p>0.719075780560664</text:p>
          </table:table-cell>
          <table:table-cell table:formula="of:=[.C378]/([.B378]+[.C378]+[.D378])" office:value-type="float" office:value="0.280924219439336">
            <text:p>0.280924219439336</text:p>
          </table:table-cell>
          <table:table-cell table:formula="of:=[.D378]/([.B378]+[.C378]+[.D378])" office:value-type="float" office:value="0">
            <text:p>0</text:p>
          </table:table-cell>
          <table:table-cell office:value-type="float" office:value="737">
            <text:p>737</text:p>
          </table:table-cell>
          <table:table-cell table:formula="of:=[.F378]*[.$R$1]+[.G378]*[.$S$1]+[.H378]*[.$T$1]" office:value-type="float" office:value="1.89835644920663">
            <text:p>1.89835644920663</text:p>
          </table:table-cell>
          <table:table-cell office:value-type="float" office:value="737">
            <text:p>737</text:p>
          </table:table-cell>
          <table:table-cell table:formula="of:=[.F378]*[.$R$2]+[.G378]*[.$S$2]+[.H378]*[.$T$2]" office:value-type="float" office:value="0.0308173592491003">
            <text:p>0.0308173592491003</text:p>
          </table:table-cell>
          <table:table-cell office:value-type="float" office:value="737">
            <text:p>737</text:p>
          </table:table-cell>
          <table:table-cell table:formula="of:=[.F378]*[.$R$3]+[.G378]*[.$S$3]+[.H378]*[.$T$3]" office:value-type="float" office:value="-0.00203251821488947">
            <text:p>-0.00203251821488947</text:p>
          </table:table-cell>
          <table:table-cell table:number-columns-repeated="6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0.00058637">
            <text:p>0.00058637</text:p>
          </table:table-cell>
          <table:table-cell office:value-type="float" office:value="0.000229143">
            <text:p>0.000229143</text:p>
          </table:table-cell>
          <table:table-cell office:value-type="float" office:value="0">
            <text:p>0</text:p>
          </table:table-cell>
          <table:table-cell/>
          <table:table-cell table:formula="of:=[.B379]/([.B379]+[.C379]+[.D379])" office:value-type="float" office:value="0.719019807164325">
            <text:p>0.719019807164325</text:p>
          </table:table-cell>
          <table:table-cell table:formula="of:=[.C379]/([.B379]+[.C379]+[.D379])" office:value-type="float" office:value="0.280980192835675">
            <text:p>0.280980192835675</text:p>
          </table:table-cell>
          <table:table-cell table:formula="of:=[.D379]/([.B379]+[.C379]+[.D379])" office:value-type="float" office:value="0">
            <text:p>0</text:p>
          </table:table-cell>
          <table:table-cell office:value-type="float" office:value="738">
            <text:p>738</text:p>
          </table:table-cell>
          <table:table-cell table:formula="of:=[.F379]*[.$R$1]+[.G379]*[.$S$1]+[.H379]*[.$T$1]" office:value-type="float" office:value="1.89808903070828">
            <text:p>1.89808903070828</text:p>
          </table:table-cell>
          <table:table-cell office:value-type="float" office:value="738">
            <text:p>738</text:p>
          </table:table-cell>
          <table:table-cell table:formula="of:=[.F379]*[.$R$2]+[.G379]*[.$S$2]+[.H379]*[.$T$2]" office:value-type="float" office:value="0.0309276660212651">
            <text:p>0.0309276660212651</text:p>
          </table:table-cell>
          <table:table-cell office:value-type="float" office:value="738">
            <text:p>738</text:p>
          </table:table-cell>
          <table:table-cell table:formula="of:=[.F379]*[.$R$3]+[.G379]*[.$S$3]+[.H379]*[.$T$3]" office:value-type="float" office:value="-0.00203981714577205">
            <text:p>-0.00203981714577205</text:p>
          </table:table-cell>
          <table:table-cell table:number-columns-repeated="6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.00054587">
            <text:p>0.00054587</text:p>
          </table:table-cell>
          <table:table-cell office:value-type="float" office:value="0.000213376">
            <text:p>0.000213376</text:p>
          </table:table-cell>
          <table:table-cell office:value-type="float" office:value="0">
            <text:p>0</text:p>
          </table:table-cell>
          <table:table-cell/>
          <table:table-cell table:formula="of:=[.B380]/([.B380]+[.C380]+[.D380])" office:value-type="float" office:value="0.718963287261309">
            <text:p>0.718963287261309</text:p>
          </table:table-cell>
          <table:table-cell table:formula="of:=[.C380]/([.B380]+[.C380]+[.D380])" office:value-type="float" office:value="0.281036712738691">
            <text:p>0.281036712738691</text:p>
          </table:table-cell>
          <table:table-cell table:formula="of:=[.D380]/([.B380]+[.C380]+[.D380])" office:value-type="float" office:value="0">
            <text:p>0</text:p>
          </table:table-cell>
          <table:table-cell office:value-type="float" office:value="739">
            <text:p>739</text:p>
          </table:table-cell>
          <table:table-cell table:formula="of:=[.F380]*[.$R$1]+[.G380]*[.$S$1]+[.H380]*[.$T$1]" office:value-type="float" office:value="1.89781900121963">
            <text:p>1.89781900121963</text:p>
          </table:table-cell>
          <table:table-cell office:value-type="float" office:value="739">
            <text:p>739</text:p>
          </table:table-cell>
          <table:table-cell table:formula="of:=[.F380]*[.$R$2]+[.G380]*[.$S$2]+[.H380]*[.$T$2]" office:value-type="float" office:value="0.0310390497941379">
            <text:p>0.0310390497941379</text:p>
          </table:table-cell>
          <table:table-cell office:value-type="float" office:value="739">
            <text:p>739</text:p>
          </table:table-cell>
          <table:table-cell table:formula="of:=[.F380]*[.$R$3]+[.G380]*[.$S$3]+[.H380]*[.$T$3]" office:value-type="float" office:value="-0.00204718734112528">
            <text:p>-0.00204718734112528</text:p>
          </table:table-cell>
          <table:table-cell table:number-columns-repeated="6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000508258">
            <text:p>0.000508258</text:p>
          </table:table-cell>
          <table:table-cell office:value-type="float" office:value="0.00019873">
            <text:p>0.00019873</text:p>
          </table:table-cell>
          <table:table-cell office:value-type="float" office:value="0">
            <text:p>0</text:p>
          </table:table-cell>
          <table:table-cell/>
          <table:table-cell table:formula="of:=[.B381]/([.B381]+[.C381]+[.D381])" office:value-type="float" office:value="0.718906120047299">
            <text:p>0.718906120047299</text:p>
          </table:table-cell>
          <table:table-cell table:formula="of:=[.C381]/([.B381]+[.C381]+[.D381])" office:value-type="float" office:value="0.281093879952701">
            <text:p>0.281093879952701</text:p>
          </table:table-cell>
          <table:table-cell table:formula="of:=[.D381]/([.B381]+[.C381]+[.D381])" office:value-type="float" office:value="0">
            <text:p>0</text:p>
          </table:table-cell>
          <table:table-cell office:value-type="float" office:value="740">
            <text:p>740</text:p>
          </table:table-cell>
          <table:table-cell table:formula="of:=[.F381]*[.$R$1]+[.G381]*[.$S$1]+[.H381]*[.$T$1]" office:value-type="float" office:value="1.89754587913798">
            <text:p>1.89754587913798</text:p>
          </table:table-cell>
          <table:table-cell office:value-type="float" office:value="740">
            <text:p>740</text:p>
          </table:table-cell>
          <table:table-cell table:formula="of:=[.F381]*[.$R$2]+[.G381]*[.$S$2]+[.H381]*[.$T$2]" office:value-type="float" office:value="0.0311517092227872">
            <text:p>0.0311517092227872</text:p>
          </table:table-cell>
          <table:table-cell office:value-type="float" office:value="740">
            <text:p>740</text:p>
          </table:table-cell>
          <table:table-cell table:formula="of:=[.F381]*[.$R$3]+[.G381]*[.$S$3]+[.H381]*[.$T$3]" office:value-type="float" office:value="-0.00205464194583218">
            <text:p>-0.00205464194583218</text:p>
          </table:table-cell>
          <table:table-cell table:number-columns-repeated="6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0004733">
            <text:p>0.0004733</text:p>
          </table:table-cell>
          <table:table-cell office:value-type="float" office:value="0.000185115">
            <text:p>0.000185115</text:p>
          </table:table-cell>
          <table:table-cell office:value-type="float" office:value="0">
            <text:p>0</text:p>
          </table:table-cell>
          <table:table-cell/>
          <table:table-cell table:formula="of:=[.B382]/([.B382]+[.C382]+[.D382])" office:value-type="float" office:value="0.71884753536903">
            <text:p>0.71884753536903</text:p>
          </table:table-cell>
          <table:table-cell table:formula="of:=[.C382]/([.B382]+[.C382]+[.D382])" office:value-type="float" office:value="0.28115246463097">
            <text:p>0.28115246463097</text:p>
          </table:table-cell>
          <table:table-cell table:formula="of:=[.D382]/([.B382]+[.C382]+[.D382])" office:value-type="float" office:value="0">
            <text:p>0</text:p>
          </table:table-cell>
          <table:table-cell office:value-type="float" office:value="741">
            <text:p>741</text:p>
          </table:table-cell>
          <table:table-cell table:formula="of:=[.F382]*[.$R$1]+[.G382]*[.$S$1]+[.H382]*[.$T$1]" office:value-type="float" office:value="1.89726598497908">
            <text:p>1.89726598497908</text:p>
          </table:table-cell>
          <table:table-cell office:value-type="float" office:value="741">
            <text:p>741</text:p>
          </table:table-cell>
          <table:table-cell table:formula="of:=[.F382]*[.$R$2]+[.G382]*[.$S$2]+[.H382]*[.$T$2]" office:value-type="float" office:value="0.0312671620482522">
            <text:p>0.0312671620482522</text:p>
          </table:table-cell>
          <table:table-cell office:value-type="float" office:value="741">
            <text:p>741</text:p>
          </table:table-cell>
          <table:table-cell table:formula="of:=[.F382]*[.$R$3]+[.G382]*[.$S$3]+[.H382]*[.$T$3]" office:value-type="float" office:value="-0.00206228138787846">
            <text:p>-0.00206228138787846</text:p>
          </table:table-cell>
          <table:table-cell table:number-columns-repeated="6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.0004408">
            <text:p>0.0004408</text:p>
          </table:table-cell>
          <table:table-cell office:value-type="float" office:value="0.000172454">
            <text:p>0.000172454</text:p>
          </table:table-cell>
          <table:table-cell office:value-type="float" office:value="0">
            <text:p>0</text:p>
          </table:table-cell>
          <table:table-cell/>
          <table:table-cell table:formula="of:=[.B383]/([.B383]+[.C383]+[.D383])" office:value-type="float" office:value="0.718788625920092">
            <text:p>0.718788625920092</text:p>
          </table:table-cell>
          <table:table-cell table:formula="of:=[.C383]/([.B383]+[.C383]+[.D383])" office:value-type="float" office:value="0.281211374079908">
            <text:p>0.281211374079908</text:p>
          </table:table-cell>
          <table:table-cell table:formula="of:=[.D383]/([.B383]+[.C383]+[.D383])" office:value-type="float" office:value="0">
            <text:p>0</text:p>
          </table:table-cell>
          <table:table-cell office:value-type="float" office:value="742">
            <text:p>742</text:p>
          </table:table-cell>
          <table:table-cell table:formula="of:=[.F383]*[.$R$1]+[.G383]*[.$S$1]+[.H383]*[.$T$1]" office:value-type="float" office:value="1.89698453919583">
            <text:p>1.89698453919583</text:p>
          </table:table-cell>
          <table:table-cell office:value-type="float" office:value="742">
            <text:p>742</text:p>
          </table:table-cell>
          <table:table-cell table:formula="of:=[.F383]*[.$R$2]+[.G383]*[.$S$2]+[.H383]*[.$T$2]" office:value-type="float" office:value="0.031383254899275">
            <text:p>0.031383254899275</text:p>
          </table:table-cell>
          <table:table-cell office:value-type="float" office:value="742">
            <text:p>742</text:p>
          </table:table-cell>
          <table:table-cell table:formula="of:=[.F383]*[.$R$3]+[.G383]*[.$S$3]+[.H383]*[.$T$3]" office:value-type="float" office:value="-0.00206996318002003">
            <text:p>-0.00206996318002003</text:p>
          </table:table-cell>
          <table:table-cell table:number-columns-repeated="6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0.00041058">
            <text:p>0.00041058</text:p>
          </table:table-cell>
          <table:table-cell office:value-type="float" office:value="0.000160678">
            <text:p>0.000160678</text:p>
          </table:table-cell>
          <table:table-cell office:value-type="float" office:value="0">
            <text:p>0</text:p>
          </table:table-cell>
          <table:table-cell/>
          <table:table-cell table:formula="of:=[.B384]/([.B384]+[.C384]+[.D384])" office:value-type="float" office:value="0.718729540767919">
            <text:p>0.718729540767919</text:p>
          </table:table-cell>
          <table:table-cell table:formula="of:=[.C384]/([.B384]+[.C384]+[.D384])" office:value-type="float" office:value="0.281270459232081">
            <text:p>0.281270459232081</text:p>
          </table:table-cell>
          <table:table-cell table:formula="of:=[.D384]/([.B384]+[.C384]+[.D384])" office:value-type="float" office:value="0">
            <text:p>0</text:p>
          </table:table-cell>
          <table:table-cell office:value-type="float" office:value="743">
            <text:p>743</text:p>
          </table:table-cell>
          <table:table-cell table:formula="of:=[.F384]*[.$R$1]+[.G384]*[.$S$1]+[.H384]*[.$T$1]" office:value-type="float" office:value="1.89670225397281">
            <text:p>1.89670225397281</text:p>
          </table:table-cell>
          <table:table-cell office:value-type="float" office:value="743">
            <text:p>743</text:p>
          </table:table-cell>
          <table:table-cell table:formula="of:=[.F384]*[.$R$2]+[.G384]*[.$S$2]+[.H384]*[.$T$2]" office:value-type="float" office:value="0.0314996940086615">
            <text:p>0.0314996940086615</text:p>
          </table:table-cell>
          <table:table-cell office:value-type="float" office:value="743">
            <text:p>743</text:p>
          </table:table-cell>
          <table:table-cell table:formula="of:=[.F384]*[.$R$3]+[.G384]*[.$S$3]+[.H384]*[.$T$3]" office:value-type="float" office:value="-0.00207766788386334">
            <text:p>-0.00207766788386334</text:p>
          </table:table-cell>
          <table:table-cell table:number-columns-repeated="6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.00038249">
            <text:p>0.00038249</text:p>
          </table:table-cell>
          <table:table-cell office:value-type="float" office:value="0.00014973">
            <text:p>0.00014973</text:p>
          </table:table-cell>
          <table:table-cell office:value-type="float" office:value="0">
            <text:p>0</text:p>
          </table:table-cell>
          <table:table-cell/>
          <table:table-cell table:formula="of:=[.B385]/([.B385]+[.C385]+[.D385])" office:value-type="float" office:value="0.71866897147796">
            <text:p>0.71866897147796</text:p>
          </table:table-cell>
          <table:table-cell table:formula="of:=[.C385]/([.B385]+[.C385]+[.D385])" office:value-type="float" office:value="0.28133102852204">
            <text:p>0.28133102852204</text:p>
          </table:table-cell>
          <table:table-cell table:formula="of:=[.D385]/([.B385]+[.C385]+[.D385])" office:value-type="float" office:value="0">
            <text:p>0</text:p>
          </table:table-cell>
          <table:table-cell office:value-type="float" office:value="744">
            <text:p>744</text:p>
          </table:table-cell>
          <table:table-cell table:formula="of:=[.F385]*[.$R$1]+[.G385]*[.$S$1]+[.H385]*[.$T$1]" office:value-type="float" office:value="1.8964128781331">
            <text:p>1.8964128781331</text:p>
          </table:table-cell>
          <table:table-cell office:value-type="float" office:value="744">
            <text:p>744</text:p>
          </table:table-cell>
          <table:table-cell table:formula="of:=[.F385]*[.$R$2]+[.G385]*[.$S$2]+[.H385]*[.$T$2]" office:value-type="float" office:value="0.0316190579083837">
            <text:p>0.0316190579083837</text:p>
          </table:table-cell>
          <table:table-cell office:value-type="float" office:value="744">
            <text:p>744</text:p>
          </table:table-cell>
          <table:table-cell table:formula="of:=[.F385]*[.$R$3]+[.G385]*[.$S$3]+[.H385]*[.$T$3]" office:value-type="float" office:value="-0.00208556611927399">
            <text:p>-0.00208556611927399</text:p>
          </table:table-cell>
          <table:table-cell table:number-columns-repeated="6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0.00035638">
            <text:p>0.00035638</text:p>
          </table:table-cell>
          <table:table-cell office:value-type="float" office:value="0.00013955">
            <text:p>0.00013955</text:p>
          </table:table-cell>
          <table:table-cell office:value-type="float" office:value="0">
            <text:p>0</text:p>
          </table:table-cell>
          <table:table-cell/>
          <table:table-cell table:formula="of:=[.B386]/([.B386]+[.C386]+[.D386])" office:value-type="float" office:value="0.718609481176779">
            <text:p>0.718609481176779</text:p>
          </table:table-cell>
          <table:table-cell table:formula="of:=[.C386]/([.B386]+[.C386]+[.D386])" office:value-type="float" office:value="0.281390518823221">
            <text:p>0.281390518823221</text:p>
          </table:table-cell>
          <table:table-cell table:formula="of:=[.D386]/([.B386]+[.C386]+[.D386])" office:value-type="float" office:value="0">
            <text:p>0</text:p>
          </table:table-cell>
          <table:table-cell office:value-type="float" office:value="745">
            <text:p>745</text:p>
          </table:table-cell>
          <table:table-cell table:formula="of:=[.F386]*[.$R$1]+[.G386]*[.$S$1]+[.H386]*[.$T$1]" office:value-type="float" office:value="1.89612865727018">
            <text:p>1.89612865727018</text:p>
          </table:table-cell>
          <table:table-cell office:value-type="float" office:value="745">
            <text:p>745</text:p>
          </table:table-cell>
          <table:table-cell table:formula="of:=[.F386]*[.$R$2]+[.G386]*[.$S$2]+[.H386]*[.$T$2]" office:value-type="float" office:value="0.0317362954449216">
            <text:p>0.0317362954449216</text:p>
          </table:table-cell>
          <table:table-cell office:value-type="float" office:value="745">
            <text:p>745</text:p>
          </table:table-cell>
          <table:table-cell table:formula="of:=[.F386]*[.$R$3]+[.G386]*[.$S$3]+[.H386]*[.$T$3]" office:value-type="float" office:value="-0.00209332365454802">
            <text:p>-0.00209332365454802</text:p>
          </table:table-cell>
          <table:table-cell table:number-columns-repeated="6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0.00033211">
            <text:p>0.00033211</text:p>
          </table:table-cell>
          <table:table-cell office:value-type="float" office:value="0.000130086">
            <text:p>0.000130086</text:p>
          </table:table-cell>
          <table:table-cell office:value-type="float" office:value="0">
            <text:p>0</text:p>
          </table:table-cell>
          <table:table-cell/>
          <table:table-cell table:formula="of:=[.B387]/([.B387]+[.C387]+[.D387])" office:value-type="float" office:value="0.718547975317831">
            <text:p>0.718547975317831</text:p>
          </table:table-cell>
          <table:table-cell table:formula="of:=[.C387]/([.B387]+[.C387]+[.D387])" office:value-type="float" office:value="0.281452024682169">
            <text:p>0.281452024682169</text:p>
          </table:table-cell>
          <table:table-cell table:formula="of:=[.D387]/([.B387]+[.C387]+[.D387])" office:value-type="float" office:value="0">
            <text:p>0</text:p>
          </table:table-cell>
          <table:table-cell office:value-type="float" office:value="746">
            <text:p>746</text:p>
          </table:table-cell>
          <table:table-cell table:formula="of:=[.F387]*[.$R$1]+[.G387]*[.$S$1]+[.H387]*[.$T$1]" office:value-type="float" office:value="1.89583480687847">
            <text:p>1.89583480687847</text:p>
          </table:table-cell>
          <table:table-cell office:value-type="float" office:value="746">
            <text:p>746</text:p>
          </table:table-cell>
          <table:table-cell table:formula="of:=[.F387]*[.$R$2]+[.G387]*[.$S$2]+[.H387]*[.$T$2]" office:value-type="float" office:value="0.0318575050411513">
            <text:p>0.0318575050411513</text:p>
          </table:table-cell>
          <table:table-cell office:value-type="float" office:value="746">
            <text:p>746</text:p>
          </table:table-cell>
          <table:table-cell table:formula="of:=[.F387]*[.$R$3]+[.G387]*[.$S$3]+[.H387]*[.$T$3]" office:value-type="float" office:value="-0.0021013440185549">
            <text:p>-0.0021013440185549</text:p>
          </table:table-cell>
          <table:table-cell table:number-columns-repeated="6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.00030955">
            <text:p>0.00030955</text:p>
          </table:table-cell>
          <table:table-cell office:value-type="float" office:value="0.00012129">
            <text:p>0.00012129</text:p>
          </table:table-cell>
          <table:table-cell office:value-type="float" office:value="0">
            <text:p>0</text:p>
          </table:table-cell>
          <table:table-cell/>
          <table:table-cell table:formula="of:=[.B388]/([.B388]+[.C388]+[.D388])" office:value-type="float" office:value="0.718480178256429">
            <text:p>0.718480178256429</text:p>
          </table:table-cell>
          <table:table-cell table:formula="of:=[.C388]/([.B388]+[.C388]+[.D388])" office:value-type="float" office:value="0.281519821743571">
            <text:p>0.281519821743571</text:p>
          </table:table-cell>
          <table:table-cell table:formula="of:=[.D388]/([.B388]+[.C388]+[.D388])" office:value-type="float" office:value="0">
            <text:p>0</text:p>
          </table:table-cell>
          <table:table-cell office:value-type="float" office:value="747">
            <text:p>747</text:p>
          </table:table-cell>
          <table:table-cell table:formula="of:=[.F388]*[.$R$1]+[.G388]*[.$S$1]+[.H388]*[.$T$1]" office:value-type="float" office:value="1.89551089963792">
            <text:p>1.89551089963792</text:p>
          </table:table-cell>
          <table:table-cell office:value-type="float" office:value="747">
            <text:p>747</text:p>
          </table:table-cell>
          <table:table-cell table:formula="of:=[.F388]*[.$R$2]+[.G388]*[.$S$2]+[.H388]*[.$T$2]" office:value-type="float" office:value="0.0319911127100547">
            <text:p>0.0319911127100547</text:p>
          </table:table-cell>
          <table:table-cell office:value-type="float" office:value="747">
            <text:p>747</text:p>
          </table:table-cell>
          <table:table-cell table:formula="of:=[.F388]*[.$R$3]+[.G388]*[.$S$3]+[.H388]*[.$T$3]" office:value-type="float" office:value="-0.00211018475536162">
            <text:p>-0.00211018475536162</text:p>
          </table:table-cell>
          <table:table-cell table:number-columns-repeated="6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.00028858">
            <text:p>0.00028858</text:p>
          </table:table-cell>
          <table:table-cell office:value-type="float" office:value="0.000113106">
            <text:p>0.000113106</text:p>
          </table:table-cell>
          <table:table-cell office:value-type="float" office:value="0">
            <text:p>0</text:p>
          </table:table-cell>
          <table:table-cell/>
          <table:table-cell table:formula="of:=[.B389]/([.B389]+[.C389]+[.D389])" office:value-type="float" office:value="0.718421851894266">
            <text:p>0.718421851894266</text:p>
          </table:table-cell>
          <table:table-cell table:formula="of:=[.C389]/([.B389]+[.C389]+[.D389])" office:value-type="float" office:value="0.281578148105734">
            <text:p>0.281578148105734</text:p>
          </table:table-cell>
          <table:table-cell table:formula="of:=[.D389]/([.B389]+[.C389]+[.D389])" office:value-type="float" office:value="0">
            <text:p>0</text:p>
          </table:table-cell>
          <table:table-cell office:value-type="float" office:value="748">
            <text:p>748</text:p>
          </table:table-cell>
          <table:table-cell table:formula="of:=[.F389]*[.$R$1]+[.G389]*[.$S$1]+[.H389]*[.$T$1]" office:value-type="float" office:value="1.89523223961004">
            <text:p>1.89523223961004</text:p>
          </table:table-cell>
          <table:table-cell office:value-type="float" office:value="748">
            <text:p>748</text:p>
          </table:table-cell>
          <table:table-cell table:formula="of:=[.F389]*[.$R$2]+[.G389]*[.$S$2]+[.H389]*[.$T$2]" office:value-type="float" office:value="0.0321060564719706">
            <text:p>0.0321060564719706</text:p>
          </table:table-cell>
          <table:table-cell office:value-type="float" office:value="748">
            <text:p>748</text:p>
          </table:table-cell>
          <table:table-cell table:formula="of:=[.F389]*[.$R$3]+[.G389]*[.$S$3]+[.H389]*[.$T$3]" office:value-type="float" office:value="-0.00211779051298776">
            <text:p>-0.00211779051298776</text:p>
          </table:table-cell>
          <table:table-cell table:number-columns-repeated="6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0.00026909">
            <text:p>0.00026909</text:p>
          </table:table-cell>
          <table:table-cell office:value-type="float" office:value="0.000105501">
            <text:p>0.000105501</text:p>
          </table:table-cell>
          <table:table-cell office:value-type="float" office:value="0">
            <text:p>0</text:p>
          </table:table-cell>
          <table:table-cell/>
          <table:table-cell table:formula="of:=[.B390]/([.B390]+[.C390]+[.D390])" office:value-type="float" office:value="0.718356821172959">
            <text:p>0.718356821172959</text:p>
          </table:table-cell>
          <table:table-cell table:formula="of:=[.C390]/([.B390]+[.C390]+[.D390])" office:value-type="float" office:value="0.281643178827041">
            <text:p>0.281643178827041</text:p>
          </table:table-cell>
          <table:table-cell table:formula="of:=[.D390]/([.B390]+[.C390]+[.D390])" office:value-type="float" office:value="0">
            <text:p>0</text:p>
          </table:table-cell>
          <table:table-cell office:value-type="float" office:value="749">
            <text:p>749</text:p>
          </table:table-cell>
          <table:table-cell table:formula="of:=[.F390]*[.$R$1]+[.G390]*[.$S$1]+[.H390]*[.$T$1]" office:value-type="float" office:value="1.89492154883593">
            <text:p>1.89492154883593</text:p>
          </table:table-cell>
          <table:table-cell office:value-type="float" office:value="749">
            <text:p>749</text:p>
          </table:table-cell>
          <table:table-cell table:formula="of:=[.F390]*[.$R$2]+[.G390]*[.$S$2]+[.H390]*[.$T$2]" office:value-type="float" office:value="0.0322342125144491">
            <text:p>0.0322342125144491</text:p>
          </table:table-cell>
          <table:table-cell office:value-type="float" office:value="749">
            <text:p>749</text:p>
          </table:table-cell>
          <table:table-cell table:formula="of:=[.F390]*[.$R$3]+[.G390]*[.$S$3]+[.H390]*[.$T$3]" office:value-type="float" office:value="-0.00212627051904611">
            <text:p>-0.00212627051904611</text:p>
          </table:table-cell>
          <table:table-cell table:number-columns-repeated="6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.000250969">
            <text:p>0.000250969</text:p>
          </table:table-cell>
          <table:table-cell office:value-type="float" office:value="0.000098428">
            <text:p>0.000098428</text:p>
          </table:table-cell>
          <table:table-cell office:value-type="float" office:value="0">
            <text:p>0</text:p>
          </table:table-cell>
          <table:table-cell/>
          <table:table-cell table:formula="of:=[.B391]/([.B391]+[.C391]+[.D391])" office:value-type="float" office:value="0.718291799872351">
            <text:p>0.718291799872351</text:p>
          </table:table-cell>
          <table:table-cell table:formula="of:=[.C391]/([.B391]+[.C391]+[.D391])" office:value-type="float" office:value="0.281708200127649">
            <text:p>0.281708200127649</text:p>
          </table:table-cell>
          <table:table-cell table:formula="of:=[.D391]/([.B391]+[.C391]+[.D391])" office:value-type="float" office:value="0">
            <text:p>0</text:p>
          </table:table-cell>
          <table:table-cell office:value-type="float" office:value="750">
            <text:p>750</text:p>
          </table:table-cell>
          <table:table-cell table:formula="of:=[.F391]*[.$R$1]+[.G391]*[.$S$1]+[.H391]*[.$T$1]" office:value-type="float" office:value="1.89461090307015">
            <text:p>1.89461090307015</text:p>
          </table:table-cell>
          <table:table-cell office:value-type="float" office:value="750">
            <text:p>750</text:p>
          </table:table-cell>
          <table:table-cell table:formula="of:=[.F391]*[.$R$2]+[.G391]*[.$S$2]+[.H391]*[.$T$2]" office:value-type="float" office:value="0.0323623499915569">
            <text:p>0.0323623499915569</text:p>
          </table:table-cell>
          <table:table-cell office:value-type="float" office:value="750">
            <text:p>750</text:p>
          </table:table-cell>
          <table:table-cell table:formula="of:=[.F391]*[.$R$3]+[.G391]*[.$S$3]+[.H391]*[.$T$3]" office:value-type="float" office:value="-0.00213474929664537">
            <text:p>-0.00213474929664537</text:p>
          </table:table-cell>
          <table:table-cell table:number-columns-repeated="6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0.00023413">
            <text:p>0.00023413</text:p>
          </table:table-cell>
          <table:table-cell office:value-type="float" office:value="0.000091853">
            <text:p>0.000091853</text:p>
          </table:table-cell>
          <table:table-cell office:value-type="float" office:value="0">
            <text:p>0</text:p>
          </table:table-cell>
          <table:table-cell/>
          <table:table-cell table:formula="of:=[.B392]/([.B392]+[.C392]+[.D392])" office:value-type="float" office:value="0.718227637637546">
            <text:p>0.718227637637546</text:p>
          </table:table-cell>
          <table:table-cell table:formula="of:=[.C392]/([.B392]+[.C392]+[.D392])" office:value-type="float" office:value="0.281772362362454">
            <text:p>0.281772362362454</text:p>
          </table:table-cell>
          <table:table-cell table:formula="of:=[.D392]/([.B392]+[.C392]+[.D392])" office:value-type="float" office:value="0">
            <text:p>0</text:p>
          </table:table-cell>
          <table:table-cell office:value-type="float" office:value="751">
            <text:p>751</text:p>
          </table:table-cell>
          <table:table-cell table:formula="of:=[.F392]*[.$R$1]+[.G392]*[.$S$1]+[.H392]*[.$T$1]" office:value-type="float" office:value="1.89430436157714">
            <text:p>1.89430436157714</text:p>
          </table:table-cell>
          <table:table-cell office:value-type="float" office:value="751">
            <text:p>751</text:p>
          </table:table-cell>
          <table:table-cell table:formula="of:=[.F392]*[.$R$2]+[.G392]*[.$S$2]+[.H392]*[.$T$2]" office:value-type="float" office:value="0.032488794507689">
            <text:p>0.032488794507689</text:p>
          </table:table-cell>
          <table:table-cell office:value-type="float" office:value="751">
            <text:p>751</text:p>
          </table:table-cell>
          <table:table-cell table:formula="of:=[.F392]*[.$R$3]+[.G392]*[.$S$3]+[.H392]*[.$T$3]" office:value-type="float" office:value="-0.00214311605206407">
            <text:p>-0.00214311605206407</text:p>
          </table:table-cell>
          <table:table-cell table:number-columns-repeated="6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0.00021847">
            <text:p>0.00021847</text:p>
          </table:table-cell>
          <table:table-cell office:value-type="float" office:value="0.000085738">
            <text:p>0.000085738</text:p>
          </table:table-cell>
          <table:table-cell office:value-type="float" office:value="0">
            <text:p>0</text:p>
          </table:table-cell>
          <table:table-cell/>
          <table:table-cell table:formula="of:=[.B393]/([.B393]+[.C393]+[.D393])" office:value-type="float" office:value="0.71815994319676">
            <text:p>0.71815994319676</text:p>
          </table:table-cell>
          <table:table-cell table:formula="of:=[.C393]/([.B393]+[.C393]+[.D393])" office:value-type="float" office:value="0.28184005680324">
            <text:p>0.28184005680324</text:p>
          </table:table-cell>
          <table:table-cell table:formula="of:=[.D393]/([.B393]+[.C393]+[.D393])" office:value-type="float" office:value="0">
            <text:p>0</text:p>
          </table:table-cell>
          <table:table-cell office:value-type="float" office:value="752">
            <text:p>752</text:p>
          </table:table-cell>
          <table:table-cell table:formula="of:=[.F393]*[.$R$1]+[.G393]*[.$S$1]+[.H393]*[.$T$1]" office:value-type="float" office:value="1.89398094461684">
            <text:p>1.89398094461684</text:p>
          </table:table-cell>
          <table:table-cell office:value-type="float" office:value="752">
            <text:p>752</text:p>
          </table:table-cell>
          <table:table-cell table:formula="of:=[.F393]*[.$R$2]+[.G393]*[.$S$2]+[.H393]*[.$T$2]" office:value-type="float" office:value="0.0326221999421448">
            <text:p>0.0326221999421448</text:p>
          </table:table-cell>
          <table:table-cell office:value-type="float" office:value="752">
            <text:p>752</text:p>
          </table:table-cell>
          <table:table-cell table:formula="of:=[.F393]*[.$R$3]+[.G393]*[.$S$3]+[.H393]*[.$T$3]" office:value-type="float" office:value="-0.00215194340714248">
            <text:p>-0.00215194340714248</text:p>
          </table:table-cell>
          <table:table-cell table:number-columns-repeated="6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0.00020391">
            <text:p>0.00020391</text:p>
          </table:table-cell>
          <table:table-cell office:value-type="float" office:value="0.000080048">
            <text:p>0.000080048</text:p>
          </table:table-cell>
          <table:table-cell office:value-type="float" office:value="0">
            <text:p>0</text:p>
          </table:table-cell>
          <table:table-cell/>
          <table:table-cell table:formula="of:=[.B394]/([.B394]+[.C394]+[.D394])" office:value-type="float" office:value="0.718099155508913">
            <text:p>0.718099155508913</text:p>
          </table:table-cell>
          <table:table-cell table:formula="of:=[.C394]/([.B394]+[.C394]+[.D394])" office:value-type="float" office:value="0.281900844491087">
            <text:p>0.281900844491087</text:p>
          </table:table-cell>
          <table:table-cell table:formula="of:=[.D394]/([.B394]+[.C394]+[.D394])" office:value-type="float" office:value="0">
            <text:p>0</text:p>
          </table:table-cell>
          <table:table-cell office:value-type="float" office:value="753">
            <text:p>753</text:p>
          </table:table-cell>
          <table:table-cell table:formula="of:=[.F394]*[.$R$1]+[.G394]*[.$S$1]+[.H394]*[.$T$1]" office:value-type="float" office:value="1.89369052535938">
            <text:p>1.89369052535938</text:p>
          </table:table-cell>
          <table:table-cell office:value-type="float" office:value="753">
            <text:p>753</text:p>
          </table:table-cell>
          <table:table-cell table:formula="of:=[.F394]*[.$R$2]+[.G394]*[.$S$2]+[.H394]*[.$T$2]" office:value-type="float" office:value="0.0327419942385846">
            <text:p>0.0327419942385846</text:p>
          </table:table-cell>
          <table:table-cell office:value-type="float" office:value="753">
            <text:p>753</text:p>
          </table:table-cell>
          <table:table-cell table:formula="of:=[.F394]*[.$R$3]+[.G394]*[.$S$3]+[.H394]*[.$T$3]" office:value-type="float" office:value="-0.00215987012163771">
            <text:p>-0.00215987012163771</text:p>
          </table:table-cell>
          <table:table-cell table:number-columns-repeated="6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.00019035">
            <text:p>0.00019035</text:p>
          </table:table-cell>
          <table:table-cell office:value-type="float" office:value="0.000074751">
            <text:p>0.000074751</text:p>
          </table:table-cell>
          <table:table-cell office:value-type="float" office:value="0">
            <text:p>0</text:p>
          </table:table-cell>
          <table:table-cell/>
          <table:table-cell table:formula="of:=[.B395]/([.B395]+[.C395]+[.D395])" office:value-type="float" office:value="0.718028223205495">
            <text:p>0.718028223205495</text:p>
          </table:table-cell>
          <table:table-cell table:formula="of:=[.C395]/([.B395]+[.C395]+[.D395])" office:value-type="float" office:value="0.281971776794505">
            <text:p>0.281971776794505</text:p>
          </table:table-cell>
          <table:table-cell table:formula="of:=[.D395]/([.B395]+[.C395]+[.D395])" office:value-type="float" office:value="0">
            <text:p>0</text:p>
          </table:table-cell>
          <table:table-cell office:value-type="float" office:value="754">
            <text:p>754</text:p>
          </table:table-cell>
          <table:table-cell table:formula="of:=[.F395]*[.$R$1]+[.G395]*[.$S$1]+[.H395]*[.$T$1]" office:value-type="float" office:value="1.89335163918657">
            <text:p>1.89335163918657</text:p>
          </table:table-cell>
          <table:table-cell office:value-type="float" office:value="754">
            <text:p>754</text:p>
          </table:table-cell>
          <table:table-cell table:formula="of:=[.F395]*[.$R$2]+[.G395]*[.$S$2]+[.H395]*[.$T$2]" office:value-type="float" office:value="0.0328817805289305">
            <text:p>0.0328817805289305</text:p>
          </table:table-cell>
          <table:table-cell office:value-type="float" office:value="754">
            <text:p>754</text:p>
          </table:table-cell>
          <table:table-cell table:formula="of:=[.F395]*[.$R$3]+[.G395]*[.$S$3]+[.H395]*[.$T$3]" office:value-type="float" office:value="-0.00216911969400342">
            <text:p>-0.00216911969400342</text:p>
          </table:table-cell>
          <table:table-cell table:number-columns-repeated="6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0.00017773">
            <text:p>0.00017773</text:p>
          </table:table-cell>
          <table:table-cell office:value-type="float" office:value="0.000069819">
            <text:p>0.000069819</text:p>
          </table:table-cell>
          <table:table-cell office:value-type="float" office:value="0">
            <text:p>0</text:p>
          </table:table-cell>
          <table:table-cell/>
          <table:table-cell table:formula="of:=[.B396]/([.B396]+[.C396]+[.D396])" office:value-type="float" office:value="0.717958868749217">
            <text:p>0.717958868749217</text:p>
          </table:table-cell>
          <table:table-cell table:formula="of:=[.C396]/([.B396]+[.C396]+[.D396])" office:value-type="float" office:value="0.282041131250783">
            <text:p>0.282041131250783</text:p>
          </table:table-cell>
          <table:table-cell table:formula="of:=[.D396]/([.B396]+[.C396]+[.D396])" office:value-type="float" office:value="0">
            <text:p>0</text:p>
          </table:table-cell>
          <table:table-cell office:value-type="float" office:value="755">
            <text:p>755</text:p>
          </table:table-cell>
          <table:table-cell table:formula="of:=[.F396]*[.$R$1]+[.G396]*[.$S$1]+[.H396]*[.$T$1]" office:value-type="float" office:value="1.89302029133626">
            <text:p>1.89302029133626</text:p>
          </table:table-cell>
          <table:table-cell office:value-type="float" office:value="755">
            <text:p>755</text:p>
          </table:table-cell>
          <table:table-cell table:formula="of:=[.F396]*[.$R$2]+[.G396]*[.$S$2]+[.H396]*[.$T$2]" office:value-type="float" office:value="0.0330184573559174">
            <text:p>0.0330184573559174</text:p>
          </table:table-cell>
          <table:table-cell office:value-type="float" office:value="755">
            <text:p>755</text:p>
          </table:table-cell>
          <table:table-cell table:formula="of:=[.F396]*[.$R$3]+[.G396]*[.$S$3]+[.H396]*[.$T$3]" office:value-type="float" office:value="-0.00217816351510207">
            <text:p>-0.00217816351510207</text:p>
          </table:table-cell>
          <table:table-cell table:number-columns-repeated="6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0.00016597">
            <text:p>0.00016597</text:p>
          </table:table-cell>
          <table:table-cell office:value-type="float" office:value="0.000065222">
            <text:p>0.000065222</text:p>
          </table:table-cell>
          <table:table-cell office:value-type="float" office:value="0">
            <text:p>0</text:p>
          </table:table-cell>
          <table:table-cell/>
          <table:table-cell table:formula="of:=[.B397]/([.B397]+[.C397]+[.D397])" office:value-type="float" office:value="0.717888162220146">
            <text:p>0.717888162220146</text:p>
          </table:table-cell>
          <table:table-cell table:formula="of:=[.C397]/([.B397]+[.C397]+[.D397])" office:value-type="float" office:value="0.282111837779854">
            <text:p>0.282111837779854</text:p>
          </table:table-cell>
          <table:table-cell table:formula="of:=[.D397]/([.B397]+[.C397]+[.D397])" office:value-type="float" office:value="0">
            <text:p>0</text:p>
          </table:table-cell>
          <table:table-cell office:value-type="float" office:value="756">
            <text:p>756</text:p>
          </table:table-cell>
          <table:table-cell table:formula="of:=[.F397]*[.$R$1]+[.G397]*[.$S$1]+[.H397]*[.$T$1]" office:value-type="float" office:value="1.89268248382297">
            <text:p>1.89268248382297</text:p>
          </table:table-cell>
          <table:table-cell office:value-type="float" office:value="756">
            <text:p>756</text:p>
          </table:table-cell>
          <table:table-cell table:formula="of:=[.F397]*[.$R$2]+[.G397]*[.$S$2]+[.H397]*[.$T$2]" office:value-type="float" office:value="0.0331577987127582">
            <text:p>0.0331577987127582</text:p>
          </table:table-cell>
          <table:table-cell office:value-type="float" office:value="756">
            <text:p>756</text:p>
          </table:table-cell>
          <table:table-cell table:formula="of:=[.F397]*[.$R$3]+[.G397]*[.$S$3]+[.H397]*[.$T$3]" office:value-type="float" office:value="-0.00218738364649296">
            <text:p>-0.00218738364649296</text:p>
          </table:table-cell>
          <table:table-cell table:number-columns-repeated="6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0.00015502">
            <text:p>0.00015502</text:p>
          </table:table-cell>
          <table:table-cell office:value-type="float" office:value="0.000060939">
            <text:p>0.000060939</text:p>
          </table:table-cell>
          <table:table-cell office:value-type="float" office:value="0">
            <text:p>0</text:p>
          </table:table-cell>
          <table:table-cell/>
          <table:table-cell table:formula="of:=[.B398]/([.B398]+[.C398]+[.D398])" office:value-type="float" office:value="0.717821438328572">
            <text:p>0.717821438328572</text:p>
          </table:table-cell>
          <table:table-cell table:formula="of:=[.C398]/([.B398]+[.C398]+[.D398])" office:value-type="float" office:value="0.282178561671428">
            <text:p>0.282178561671428</text:p>
          </table:table-cell>
          <table:table-cell table:formula="of:=[.D398]/([.B398]+[.C398]+[.D398])" office:value-type="float" office:value="0">
            <text:p>0</text:p>
          </table:table-cell>
          <table:table-cell office:value-type="float" office:value="757">
            <text:p>757</text:p>
          </table:table-cell>
          <table:table-cell table:formula="of:=[.F398]*[.$R$1]+[.G398]*[.$S$1]+[.H398]*[.$T$1]" office:value-type="float" office:value="1.89236370375858">
            <text:p>1.89236370375858</text:p>
          </table:table-cell>
          <table:table-cell office:value-type="float" office:value="757">
            <text:p>757</text:p>
          </table:table-cell>
          <table:table-cell table:formula="of:=[.F398]*[.$R$2]+[.G398]*[.$S$2]+[.H398]*[.$T$2]" office:value-type="float" office:value="0.0332892914858839">
            <text:p>0.0332892914858839</text:p>
          </table:table-cell>
          <table:table-cell office:value-type="float" office:value="757">
            <text:p>757</text:p>
          </table:table-cell>
          <table:table-cell table:formula="of:=[.F398]*[.$R$3]+[.G398]*[.$S$3]+[.H398]*[.$T$3]" office:value-type="float" office:value="-0.00219608444195426">
            <text:p>-0.00219608444195426</text:p>
          </table:table-cell>
          <table:table-cell table:number-columns-repeated="6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0.0001448">
            <text:p>0.0001448</text:p>
          </table:table-cell>
          <table:table-cell office:value-type="float" office:value="0.000056942">
            <text:p>0.000056942</text:p>
          </table:table-cell>
          <table:table-cell office:value-type="float" office:value="0">
            <text:p>0</text:p>
          </table:table-cell>
          <table:table-cell/>
          <table:table-cell table:formula="of:=[.B399]/([.B399]+[.C399]+[.D399])" office:value-type="float" office:value="0.717748411337253">
            <text:p>0.717748411337253</text:p>
          </table:table-cell>
          <table:table-cell table:formula="of:=[.C399]/([.B399]+[.C399]+[.D399])" office:value-type="float" office:value="0.282251588662747">
            <text:p>0.282251588662747</text:p>
          </table:table-cell>
          <table:table-cell table:formula="of:=[.D399]/([.B399]+[.C399]+[.D399])" office:value-type="float" office:value="0">
            <text:p>0</text:p>
          </table:table-cell>
          <table:table-cell office:value-type="float" office:value="758">
            <text:p>758</text:p>
          </table:table-cell>
          <table:table-cell table:formula="of:=[.F399]*[.$R$1]+[.G399]*[.$S$1]+[.H399]*[.$T$1]" office:value-type="float" office:value="1.89201481000486">
            <text:p>1.89201481000486</text:p>
          </table:table-cell>
          <table:table-cell office:value-type="float" office:value="758">
            <text:p>758</text:p>
          </table:table-cell>
          <table:table-cell table:formula="of:=[.F399]*[.$R$2]+[.G399]*[.$S$2]+[.H399]*[.$T$2]" office:value-type="float" office:value="0.0334332057776764">
            <text:p>0.0334332057776764</text:p>
          </table:table-cell>
          <table:table-cell office:value-type="float" office:value="758">
            <text:p>758</text:p>
          </table:table-cell>
          <table:table-cell table:formula="of:=[.F399]*[.$R$3]+[.G399]*[.$S$3]+[.H399]*[.$T$3]" office:value-type="float" office:value="-0.00220560716162227">
            <text:p>-0.00220560716162227</text:p>
          </table:table-cell>
          <table:table-cell table:number-columns-repeated="6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.00013528">
            <text:p>0.00013528</text:p>
          </table:table-cell>
          <table:table-cell office:value-type="float" office:value="0.000053217">
            <text:p>0.000053217</text:p>
          </table:table-cell>
          <table:table-cell office:value-type="float" office:value="0">
            <text:p>0</text:p>
          </table:table-cell>
          <table:table-cell/>
          <table:table-cell table:formula="of:=[.B400]/([.B400]+[.C400]+[.D400])" office:value-type="float" office:value="0.717677204411741">
            <text:p>0.717677204411741</text:p>
          </table:table-cell>
          <table:table-cell table:formula="of:=[.C400]/([.B400]+[.C400]+[.D400])" office:value-type="float" office:value="0.282322795588259">
            <text:p>0.282322795588259</text:p>
          </table:table-cell>
          <table:table-cell table:formula="of:=[.D400]/([.B400]+[.C400]+[.D400])" office:value-type="float" office:value="0">
            <text:p>0</text:p>
          </table:table-cell>
          <table:table-cell office:value-type="float" office:value="759">
            <text:p>759</text:p>
          </table:table-cell>
          <table:table-cell table:formula="of:=[.F400]*[.$R$1]+[.G400]*[.$S$1]+[.H400]*[.$T$1]" office:value-type="float" office:value="1.89167461179754">
            <text:p>1.89167461179754</text:p>
          </table:table-cell>
          <table:table-cell office:value-type="float" office:value="759">
            <text:p>759</text:p>
          </table:table-cell>
          <table:table-cell table:formula="of:=[.F400]*[.$R$2]+[.G400]*[.$S$2]+[.H400]*[.$T$2]" office:value-type="float" office:value="0.0335735332657814">
            <text:p>0.0335735332657814</text:p>
          </table:table-cell>
          <table:table-cell office:value-type="float" office:value="759">
            <text:p>759</text:p>
          </table:table-cell>
          <table:table-cell table:formula="of:=[.F400]*[.$R$3]+[.G400]*[.$S$3]+[.H400]*[.$T$3]" office:value-type="float" office:value="-0.00221489254470894">
            <text:p>-0.00221489254470894</text:p>
          </table:table-cell>
          <table:table-cell table:number-columns-repeated="6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00012639">
            <text:p>0.00012639</text:p>
          </table:table-cell>
          <table:table-cell office:value-type="float" office:value="0.000049737">
            <text:p>0.000049737</text:p>
          </table:table-cell>
          <table:table-cell office:value-type="float" office:value="0">
            <text:p>0</text:p>
          </table:table-cell>
          <table:table-cell/>
          <table:table-cell table:formula="of:=[.B401]/([.B401]+[.C401]+[.D401])" office:value-type="float" office:value="0.717607181181761">
            <text:p>0.717607181181761</text:p>
          </table:table-cell>
          <table:table-cell table:formula="of:=[.C401]/([.B401]+[.C401]+[.D401])" office:value-type="float" office:value="0.282392818818239">
            <text:p>0.282392818818239</text:p>
          </table:table-cell>
          <table:table-cell table:formula="of:=[.D401]/([.B401]+[.C401]+[.D401])" office:value-type="float" office:value="0">
            <text:p>0</text:p>
          </table:table-cell>
          <table:table-cell office:value-type="float" office:value="760">
            <text:p>760</text:p>
          </table:table-cell>
          <table:table-cell table:formula="of:=[.F401]*[.$R$1]+[.G401]*[.$S$1]+[.H401]*[.$T$1]" office:value-type="float" office:value="1.89134006881398">
            <text:p>1.89134006881398</text:p>
          </table:table-cell>
          <table:table-cell office:value-type="float" office:value="760">
            <text:p>760</text:p>
          </table:table-cell>
          <table:table-cell table:formula="of:=[.F401]*[.$R$2]+[.G401]*[.$S$2]+[.H401]*[.$T$2]" office:value-type="float" office:value="0.0337115280451039">
            <text:p>0.0337115280451039</text:p>
          </table:table-cell>
          <table:table-cell office:value-type="float" office:value="760">
            <text:p>760</text:p>
          </table:table-cell>
          <table:table-cell table:formula="of:=[.F401]*[.$R$3]+[.G401]*[.$S$3]+[.H401]*[.$T$3]" office:value-type="float" office:value="-0.00222402357389839">
            <text:p>-0.00222402357389839</text:p>
          </table:table-cell>
          <table:table-cell table:number-columns-repeated="6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.0001181">
            <text:p>0.0001181</text:p>
          </table:table-cell>
          <table:table-cell office:value-type="float" office:value="0.000046491">
            <text:p>0.000046491</text:p>
          </table:table-cell>
          <table:table-cell office:value-type="float" office:value="0">
            <text:p>0</text:p>
          </table:table-cell>
          <table:table-cell/>
          <table:table-cell table:formula="of:=[.B402]/([.B402]+[.C402]+[.D402])" office:value-type="float" office:value="0.717536195782272">
            <text:p>0.717536195782272</text:p>
          </table:table-cell>
          <table:table-cell table:formula="of:=[.C402]/([.B402]+[.C402]+[.D402])" office:value-type="float" office:value="0.282463804217728">
            <text:p>0.282463804217728</text:p>
          </table:table-cell>
          <table:table-cell table:formula="of:=[.D402]/([.B402]+[.C402]+[.D402])" office:value-type="float" office:value="0">
            <text:p>0</text:p>
          </table:table-cell>
          <table:table-cell office:value-type="float" office:value="761">
            <text:p>761</text:p>
          </table:table-cell>
          <table:table-cell table:formula="of:=[.F402]*[.$R$1]+[.G402]*[.$S$1]+[.H402]*[.$T$1]" office:value-type="float" office:value="1.89100092896938">
            <text:p>1.89100092896938</text:p>
          </table:table-cell>
          <table:table-cell office:value-type="float" office:value="761">
            <text:p>761</text:p>
          </table:table-cell>
          <table:table-cell table:formula="of:=[.F402]*[.$R$2]+[.G402]*[.$S$2]+[.H402]*[.$T$2]" office:value-type="float" office:value="0.0338514189718757">
            <text:p>0.0338514189718757</text:p>
          </table:table-cell>
          <table:table-cell office:value-type="float" office:value="761">
            <text:p>761</text:p>
          </table:table-cell>
          <table:table-cell table:formula="of:=[.F402]*[.$R$3]+[.G402]*[.$S$3]+[.H402]*[.$T$3]" office:value-type="float" office:value="-0.00223328006999168">
            <text:p>-0.00223328006999168</text:p>
          </table:table-cell>
          <table:table-cell table:number-columns-repeated="6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.00011037">
            <text:p>0.00011037</text:p>
          </table:table-cell>
          <table:table-cell office:value-type="float" office:value="0.000043464">
            <text:p>0.000043464</text:p>
          </table:table-cell>
          <table:table-cell office:value-type="float" office:value="0">
            <text:p>0</text:p>
          </table:table-cell>
          <table:table-cell/>
          <table:table-cell table:formula="of:=[.B403]/([.B403]+[.C403]+[.D403])" office:value-type="float" office:value="0.717461679472678">
            <text:p>0.717461679472678</text:p>
          </table:table-cell>
          <table:table-cell table:formula="of:=[.C403]/([.B403]+[.C403]+[.D403])" office:value-type="float" office:value="0.282538320527322">
            <text:p>0.282538320527322</text:p>
          </table:table-cell>
          <table:table-cell table:formula="of:=[.D403]/([.B403]+[.C403]+[.D403])" office:value-type="float" office:value="0">
            <text:p>0</text:p>
          </table:table-cell>
          <table:table-cell office:value-type="float" office:value="762">
            <text:p>762</text:p>
          </table:table-cell>
          <table:table-cell table:formula="of:=[.F403]*[.$R$1]+[.G403]*[.$S$1]+[.H403]*[.$T$1]" office:value-type="float" office:value="1.89064491984867">
            <text:p>1.89064491984867</text:p>
          </table:table-cell>
          <table:table-cell office:value-type="float" office:value="762">
            <text:p>762</text:p>
          </table:table-cell>
          <table:table-cell table:formula="of:=[.F403]*[.$R$2]+[.G403]*[.$S$2]+[.H403]*[.$T$2]" office:value-type="float" office:value="0.0339982682631927">
            <text:p>0.0339982682631927</text:p>
          </table:table-cell>
          <table:table-cell office:value-type="float" office:value="762">
            <text:p>762</text:p>
          </table:table-cell>
          <table:table-cell table:formula="of:=[.F403]*[.$R$3]+[.G403]*[.$S$3]+[.H403]*[.$T$3]" office:value-type="float" office:value="-0.00224299699676275">
            <text:p>-0.00224299699676275</text:p>
          </table:table-cell>
          <table:table-cell table:number-columns-repeated="6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0.00010315">
            <text:p>0.00010315</text:p>
          </table:table-cell>
          <table:table-cell office:value-type="float" office:value="0.000040635">
            <text:p>0.000040635</text:p>
          </table:table-cell>
          <table:table-cell office:value-type="float" office:value="0">
            <text:p>0</text:p>
          </table:table-cell>
          <table:table-cell/>
          <table:table-cell table:formula="of:=[.B404]/([.B404]+[.C404]+[.D404])" office:value-type="float" office:value="0.717390548388218">
            <text:p>0.717390548388218</text:p>
          </table:table-cell>
          <table:table-cell table:formula="of:=[.C404]/([.B404]+[.C404]+[.D404])" office:value-type="float" office:value="0.282609451611781">
            <text:p>0.282609451611781</text:p>
          </table:table-cell>
          <table:table-cell table:formula="of:=[.D404]/([.B404]+[.C404]+[.D404])" office:value-type="float" office:value="0">
            <text:p>0</text:p>
          </table:table-cell>
          <table:table-cell office:value-type="float" office:value="763">
            <text:p>763</text:p>
          </table:table-cell>
          <table:table-cell table:formula="of:=[.F404]*[.$R$1]+[.G404]*[.$S$1]+[.H404]*[.$T$1]" office:value-type="float" office:value="1.89030508397955">
            <text:p>1.89030508397955</text:p>
          </table:table-cell>
          <table:table-cell office:value-type="float" office:value="763">
            <text:p>763</text:p>
          </table:table-cell>
          <table:table-cell table:formula="of:=[.F404]*[.$R$2]+[.G404]*[.$S$2]+[.H404]*[.$T$2]" office:value-type="float" office:value="0.0341384462913377">
            <text:p>0.0341384462913377</text:p>
          </table:table-cell>
          <table:table-cell office:value-type="float" office:value="763">
            <text:p>763</text:p>
          </table:table-cell>
          <table:table-cell table:formula="of:=[.F404]*[.$R$3]+[.G404]*[.$S$3]+[.H404]*[.$T$3]" office:value-type="float" office:value="-0.00225227249017631">
            <text:p>-0.00225227249017631</text:p>
          </table:table-cell>
          <table:table-cell table:number-columns-repeated="6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0.000096427">
            <text:p>0.000096427</text:p>
          </table:table-cell>
          <table:table-cell office:value-type="float" office:value="0.000038">
            <text:p>0.000038</text:p>
          </table:table-cell>
          <table:table-cell office:value-type="float" office:value="0">
            <text:p>0</text:p>
          </table:table-cell>
          <table:table-cell/>
          <table:table-cell table:formula="of:=[.B405]/([.B405]+[.C405]+[.D405])" office:value-type="float" office:value="0.717318693417245">
            <text:p>0.717318693417245</text:p>
          </table:table-cell>
          <table:table-cell table:formula="of:=[.C405]/([.B405]+[.C405]+[.D405])" office:value-type="float" office:value="0.282681306582755">
            <text:p>0.282681306582755</text:p>
          </table:table-cell>
          <table:table-cell table:formula="of:=[.D405]/([.B405]+[.C405]+[.D405])" office:value-type="float" office:value="0">
            <text:p>0</text:p>
          </table:table-cell>
          <table:table-cell office:value-type="float" office:value="764">
            <text:p>764</text:p>
          </table:table-cell>
          <table:table-cell table:formula="of:=[.F405]*[.$R$1]+[.G405]*[.$S$1]+[.H405]*[.$T$1]" office:value-type="float" office:value="1.88996178967023">
            <text:p>1.88996178967023</text:p>
          </table:table-cell>
          <table:table-cell office:value-type="float" office:value="764">
            <text:p>764</text:p>
          </table:table-cell>
          <table:table-cell table:formula="of:=[.F405]*[.$R$2]+[.G405]*[.$S$2]+[.H405]*[.$T$2]" office:value-type="float" office:value="0.0342800508826351">
            <text:p>0.0342800508826351</text:p>
          </table:table-cell>
          <table:table-cell office:value-type="float" office:value="764">
            <text:p>764</text:p>
          </table:table-cell>
          <table:table-cell table:formula="of:=[.F405]*[.$R$3]+[.G405]*[.$S$3]+[.H405]*[.$T$3]" office:value-type="float" office:value="-0.00226164237839125">
            <text:p>-0.00226164237839125</text:p>
          </table:table-cell>
          <table:table-cell table:number-columns-repeated="6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.000090151">
            <text:p>0.000090151</text:p>
          </table:table-cell>
          <table:table-cell office:value-type="float" office:value="0.0000355405">
            <text:p>0.0000355405</text:p>
          </table:table-cell>
          <table:table-cell office:value-type="float" office:value="0">
            <text:p>0</text:p>
          </table:table-cell>
          <table:table-cell/>
          <table:table-cell table:formula="of:=[.B406]/([.B406]+[.C406]+[.D406])" office:value-type="float" office:value="0.717240227063883">
            <text:p>0.717240227063883</text:p>
          </table:table-cell>
          <table:table-cell table:formula="of:=[.C406]/([.B406]+[.C406]+[.D406])" office:value-type="float" office:value="0.282759772936117">
            <text:p>0.282759772936117</text:p>
          </table:table-cell>
          <table:table-cell table:formula="of:=[.D406]/([.B406]+[.C406]+[.D406])" office:value-type="float" office:value="0">
            <text:p>0</text:p>
          </table:table-cell>
          <table:table-cell office:value-type="float" office:value="765">
            <text:p>765</text:p>
          </table:table-cell>
          <table:table-cell table:formula="of:=[.F406]*[.$R$1]+[.G406]*[.$S$1]+[.H406]*[.$T$1]" office:value-type="float" office:value="1.88958690882041">
            <text:p>1.88958690882041</text:p>
          </table:table-cell>
          <table:table-cell office:value-type="float" office:value="765">
            <text:p>765</text:p>
          </table:table-cell>
          <table:table-cell table:formula="of:=[.F406]*[.$R$2]+[.G406]*[.$S$2]+[.H406]*[.$T$2]" office:value-type="float" office:value="0.0344346845252065">
            <text:p>0.0344346845252065</text:p>
          </table:table-cell>
          <table:table-cell office:value-type="float" office:value="765">
            <text:p>765</text:p>
          </table:table-cell>
          <table:table-cell table:formula="of:=[.F406]*[.$R$3]+[.G406]*[.$S$3]+[.H406]*[.$T$3]" office:value-type="float" office:value="-0.00227187439086971">
            <text:p>-0.00227187439086971</text:p>
          </table:table-cell>
          <table:table-cell table:number-columns-repeated="6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0.000084294">
            <text:p>0.000084294</text:p>
          </table:table-cell>
          <table:table-cell office:value-type="float" office:value="0.0000332448">
            <text:p>0.0000332448</text:p>
          </table:table-cell>
          <table:table-cell office:value-type="float" office:value="0">
            <text:p>0</text:p>
          </table:table-cell>
          <table:table-cell/>
          <table:table-cell table:formula="of:=[.B407]/([.B407]+[.C407]+[.D407])" office:value-type="float" office:value="0.717158929647061">
            <text:p>0.717158929647061</text:p>
          </table:table-cell>
          <table:table-cell table:formula="of:=[.C407]/([.B407]+[.C407]+[.D407])" office:value-type="float" office:value="0.282841070352939">
            <text:p>0.282841070352939</text:p>
          </table:table-cell>
          <table:table-cell table:formula="of:=[.D407]/([.B407]+[.C407]+[.D407])" office:value-type="float" office:value="0">
            <text:p>0</text:p>
          </table:table-cell>
          <table:table-cell office:value-type="float" office:value="766">
            <text:p>766</text:p>
          </table:table-cell>
          <table:table-cell table:formula="of:=[.F407]*[.$R$1]+[.G407]*[.$S$1]+[.H407]*[.$T$1]" office:value-type="float" office:value="1.8891985022818">
            <text:p>1.8891985022818</text:p>
          </table:table-cell>
          <table:table-cell office:value-type="float" office:value="766">
            <text:p>766</text:p>
          </table:table-cell>
          <table:table-cell table:formula="of:=[.F407]*[.$R$2]+[.G407]*[.$S$2]+[.H407]*[.$T$2]" office:value-type="float" office:value="0.0345948973445364">
            <text:p>0.0345948973445364</text:p>
          </table:table-cell>
          <table:table-cell office:value-type="float" office:value="766">
            <text:p>766</text:p>
          </table:table-cell>
          <table:table-cell table:formula="of:=[.F407]*[.$R$3]+[.G407]*[.$S$3]+[.H407]*[.$T$3]" office:value-type="float" office:value="-0.00228247557402322">
            <text:p>-0.00228247557402322</text:p>
          </table:table-cell>
          <table:table-cell table:number-columns-repeated="6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.00007883">
            <text:p>0.00007883</text:p>
          </table:table-cell>
          <table:table-cell office:value-type="float" office:value="0.0000311006">
            <text:p>0.0000311006</text:p>
          </table:table-cell>
          <table:table-cell office:value-type="float" office:value="0">
            <text:p>0</text:p>
          </table:table-cell>
          <table:table-cell/>
          <table:table-cell table:formula="of:=[.B408]/([.B408]+[.C408]+[.D408])" office:value-type="float" office:value="0.71708878146758">
            <text:p>0.71708878146758</text:p>
          </table:table-cell>
          <table:table-cell table:formula="of:=[.C408]/([.B408]+[.C408]+[.D408])" office:value-type="float" office:value="0.282911218532419">
            <text:p>0.282911218532419</text:p>
          </table:table-cell>
          <table:table-cell table:formula="of:=[.D408]/([.B408]+[.C408]+[.D408])" office:value-type="float" office:value="0">
            <text:p>0</text:p>
          </table:table-cell>
          <table:table-cell office:value-type="float" office:value="767">
            <text:p>767</text:p>
          </table:table-cell>
          <table:table-cell table:formula="of:=[.F408]*[.$R$1]+[.G408]*[.$S$1]+[.H408]*[.$T$1]" office:value-type="float" office:value="1.88886336233951">
            <text:p>1.88886336233951</text:p>
          </table:table-cell>
          <table:table-cell office:value-type="float" office:value="767">
            <text:p>767</text:p>
          </table:table-cell>
          <table:table-cell table:formula="of:=[.F408]*[.$R$2]+[.G408]*[.$S$2]+[.H408]*[.$T$2]" office:value-type="float" office:value="0.0347331383618391">
            <text:p>0.0347331383618391</text:p>
          </table:table-cell>
          <table:table-cell office:value-type="float" office:value="767">
            <text:p>767</text:p>
          </table:table-cell>
          <table:table-cell table:formula="of:=[.F408]*[.$R$3]+[.G408]*[.$S$3]+[.H408]*[.$T$3]" office:value-type="float" office:value="-0.00229162289662751">
            <text:p>-0.00229162289662751</text:p>
          </table:table-cell>
          <table:table-cell table:number-columns-repeated="6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000073729">
            <text:p>0.000073729</text:p>
          </table:table-cell>
          <table:table-cell office:value-type="float" office:value="0.000029099">
            <text:p>0.000029099</text:p>
          </table:table-cell>
          <table:table-cell office:value-type="float" office:value="0">
            <text:p>0</text:p>
          </table:table-cell>
          <table:table-cell/>
          <table:table-cell table:formula="of:=[.B409]/([.B409]+[.C409]+[.D409])" office:value-type="float" office:value="0.717012875870386">
            <text:p>0.717012875870386</text:p>
          </table:table-cell>
          <table:table-cell table:formula="of:=[.C409]/([.B409]+[.C409]+[.D409])" office:value-type="float" office:value="0.282987124129614">
            <text:p>0.282987124129614</text:p>
          </table:table-cell>
          <table:table-cell table:formula="of:=[.D409]/([.B409]+[.C409]+[.D409])" office:value-type="float" office:value="0">
            <text:p>0</text:p>
          </table:table-cell>
          <table:table-cell office:value-type="float" office:value="768">
            <text:p>768</text:p>
          </table:table-cell>
          <table:table-cell table:formula="of:=[.F409]*[.$R$1]+[.G409]*[.$S$1]+[.H409]*[.$T$1]" office:value-type="float" office:value="1.88850071575835">
            <text:p>1.88850071575835</text:p>
          </table:table-cell>
          <table:table-cell office:value-type="float" office:value="768">
            <text:p>768</text:p>
          </table:table-cell>
          <table:table-cell table:formula="of:=[.F409]*[.$R$2]+[.G409]*[.$S$2]+[.H409]*[.$T$2]" office:value-type="float" office:value="0.0348827255222313">
            <text:p>0.0348827255222313</text:p>
          </table:table-cell>
          <table:table-cell office:value-type="float" office:value="768">
            <text:p>768</text:p>
          </table:table-cell>
          <table:table-cell table:formula="of:=[.F409]*[.$R$3]+[.G409]*[.$S$3]+[.H409]*[.$T$3]" office:value-type="float" office:value="-0.00230152098650174">
            <text:p>-0.00230152098650174</text:p>
          </table:table-cell>
          <table:table-cell table:number-columns-repeated="6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.000068969">
            <text:p>0.000068969</text:p>
          </table:table-cell>
          <table:table-cell office:value-type="float" office:value="0.0000272307">
            <text:p>0.0000272307</text:p>
          </table:table-cell>
          <table:table-cell office:value-type="float" office:value="0">
            <text:p>0</text:p>
          </table:table-cell>
          <table:table-cell/>
          <table:table-cell table:formula="of:=[.B410]/([.B410]+[.C410]+[.D410])" office:value-type="float" office:value="0.716935707699712">
            <text:p>0.716935707699712</text:p>
          </table:table-cell>
          <table:table-cell table:formula="of:=[.C410]/([.B410]+[.C410]+[.D410])" office:value-type="float" office:value="0.283064292300288">
            <text:p>0.283064292300288</text:p>
          </table:table-cell>
          <table:table-cell table:formula="of:=[.D410]/([.B410]+[.C410]+[.D410])" office:value-type="float" office:value="0">
            <text:p>0</text:p>
          </table:table-cell>
          <table:table-cell office:value-type="float" office:value="769">
            <text:p>769</text:p>
          </table:table-cell>
          <table:table-cell table:formula="of:=[.F410]*[.$R$1]+[.G410]*[.$S$1]+[.H410]*[.$T$1]" office:value-type="float" office:value="1.88813203710614">
            <text:p>1.88813203710614</text:p>
          </table:table-cell>
          <table:table-cell office:value-type="float" office:value="769">
            <text:p>769</text:p>
          </table:table-cell>
          <table:table-cell table:formula="of:=[.F410]*[.$R$2]+[.G410]*[.$S$2]+[.H410]*[.$T$2]" office:value-type="float" office:value="0.0350348008361772">
            <text:p>0.0350348008361772</text:p>
          </table:table-cell>
          <table:table-cell office:value-type="float" office:value="769">
            <text:p>769</text:p>
          </table:table-cell>
          <table:table-cell table:formula="of:=[.F410]*[.$R$3]+[.G410]*[.$S$3]+[.H410]*[.$T$3]" office:value-type="float" office:value="-0.00231158371595754">
            <text:p>-0.00231158371595754</text:p>
          </table:table-cell>
          <table:table-cell table:number-columns-repeated="6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.0000645258">
            <text:p>0.0000645258</text:p>
          </table:table-cell>
          <table:table-cell office:value-type="float" office:value="0.000025486">
            <text:p>0.000025486</text:p>
          </table:table-cell>
          <table:table-cell office:value-type="float" office:value="0">
            <text:p>0</text:p>
          </table:table-cell>
          <table:table-cell/>
          <table:table-cell table:formula="of:=[.B411]/([.B411]+[.C411]+[.D411])" office:value-type="float" office:value="0.716859345108086">
            <text:p>0.716859345108086</text:p>
          </table:table-cell>
          <table:table-cell table:formula="of:=[.C411]/([.B411]+[.C411]+[.D411])" office:value-type="float" office:value="0.283140654891914">
            <text:p>0.283140654891914</text:p>
          </table:table-cell>
          <table:table-cell table:formula="of:=[.D411]/([.B411]+[.C411]+[.D411])" office:value-type="float" office:value="0">
            <text:p>0</text:p>
          </table:table-cell>
          <table:table-cell office:value-type="float" office:value="770">
            <text:p>770</text:p>
          </table:table-cell>
          <table:table-cell table:formula="of:=[.F411]*[.$R$1]+[.G411]*[.$S$1]+[.H411]*[.$T$1]" office:value-type="float" office:value="1.88776720718839">
            <text:p>1.88776720718839</text:p>
          </table:table-cell>
          <table:table-cell office:value-type="float" office:value="770">
            <text:p>770</text:p>
          </table:table-cell>
          <table:table-cell table:formula="of:=[.F411]*[.$R$2]+[.G411]*[.$S$2]+[.H411]*[.$T$2]" office:value-type="float" office:value="0.0351852885954952">
            <text:p>0.0351852885954952</text:p>
          </table:table-cell>
          <table:table-cell office:value-type="float" office:value="770">
            <text:p>770</text:p>
          </table:table-cell>
          <table:table-cell table:formula="of:=[.F411]*[.$R$3]+[.G411]*[.$S$3]+[.H411]*[.$T$3]" office:value-type="float" office:value="-0.00232154139790561">
            <text:p>-0.00232154139790561</text:p>
          </table:table-cell>
          <table:table-cell table:number-columns-repeated="6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.000060376">
            <text:p>0.000060376</text:p>
          </table:table-cell>
          <table:table-cell office:value-type="float" office:value="0.0000238561">
            <text:p>0.0000238561</text:p>
          </table:table-cell>
          <table:table-cell office:value-type="float" office:value="0">
            <text:p>0</text:p>
          </table:table-cell>
          <table:table-cell/>
          <table:table-cell table:formula="of:=[.B412]/([.B412]+[.C412]+[.D412])" office:value-type="float" office:value="0.716781369572882">
            <text:p>0.716781369572882</text:p>
          </table:table-cell>
          <table:table-cell table:formula="of:=[.C412]/([.B412]+[.C412]+[.D412])" office:value-type="float" office:value="0.283218630427117">
            <text:p>0.283218630427117</text:p>
          </table:table-cell>
          <table:table-cell table:formula="of:=[.D412]/([.B412]+[.C412]+[.D412])" office:value-type="float" office:value="0">
            <text:p>0</text:p>
          </table:table-cell>
          <table:table-cell office:value-type="float" office:value="771">
            <text:p>771</text:p>
          </table:table-cell>
          <table:table-cell table:formula="of:=[.F412]*[.$R$1]+[.G412]*[.$S$1]+[.H412]*[.$T$1]" office:value-type="float" office:value="1.8873946712714">
            <text:p>1.8873946712714</text:p>
          </table:table-cell>
          <table:table-cell office:value-type="float" office:value="771">
            <text:p>771</text:p>
          </table:table-cell>
          <table:table-cell table:formula="of:=[.F412]*[.$R$2]+[.G412]*[.$S$2]+[.H412]*[.$T$2]" office:value-type="float" office:value="0.0353389549827204">
            <text:p>0.0353389549827204</text:p>
          </table:table-cell>
          <table:table-cell office:value-type="float" office:value="771">
            <text:p>771</text:p>
          </table:table-cell>
          <table:table-cell table:formula="of:=[.F412]*[.$R$3]+[.G412]*[.$S$3]+[.H412]*[.$T$3]" office:value-type="float" office:value="-0.00233170940769612">
            <text:p>-0.00233170940769612</text:p>
          </table:table-cell>
          <table:table-cell table:number-columns-repeated="6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0.0000565">
            <text:p>0.0000565</text:p>
          </table:table-cell>
          <table:table-cell office:value-type="float" office:value="0.0000223332">
            <text:p>0.0000223332</text:p>
          </table:table-cell>
          <table:table-cell office:value-type="float" office:value="0">
            <text:p>0</text:p>
          </table:table-cell>
          <table:table-cell/>
          <table:table-cell table:formula="of:=[.B413]/([.B413]+[.C413]+[.D413])" office:value-type="float" office:value="0.716703114931273">
            <text:p>0.716703114931273</text:p>
          </table:table-cell>
          <table:table-cell table:formula="of:=[.C413]/([.B413]+[.C413]+[.D413])" office:value-type="float" office:value="0.283296885068727">
            <text:p>0.283296885068727</text:p>
          </table:table-cell>
          <table:table-cell table:formula="of:=[.D413]/([.B413]+[.C413]+[.D413])" office:value-type="float" office:value="0">
            <text:p>0</text:p>
          </table:table-cell>
          <table:table-cell office:value-type="float" office:value="772">
            <text:p>772</text:p>
          </table:table-cell>
          <table:table-cell table:formula="of:=[.F413]*[.$R$1]+[.G413]*[.$S$1]+[.H413]*[.$T$1]" office:value-type="float" office:value="1.88702080189565">
            <text:p>1.88702080189565</text:p>
          </table:table-cell>
          <table:table-cell office:value-type="float" office:value="772">
            <text:p>772</text:p>
          </table:table-cell>
          <table:table-cell table:formula="of:=[.F413]*[.$R$2]+[.G413]*[.$S$2]+[.H413]*[.$T$2]" office:value-type="float" office:value="0.035493171404941">
            <text:p>0.035493171404941</text:p>
          </table:table-cell>
          <table:table-cell office:value-type="float" office:value="772">
            <text:p>772</text:p>
          </table:table-cell>
          <table:table-cell table:formula="of:=[.F413]*[.$R$3]+[.G413]*[.$S$3]+[.H413]*[.$T$3]" office:value-type="float" office:value="-0.00234191381296205">
            <text:p>-0.00234191381296205</text:p>
          </table:table-cell>
          <table:table-cell table:number-columns-repeated="6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0.00005288">
            <text:p>0.00005288</text:p>
          </table:table-cell>
          <table:table-cell office:value-type="float" office:value="0.0000209104">
            <text:p>0.0000209104</text:p>
          </table:table-cell>
          <table:table-cell office:value-type="float" office:value="0">
            <text:p>0</text:p>
          </table:table-cell>
          <table:table-cell/>
          <table:table-cell table:formula="of:=[.B414]/([.B414]+[.C414]+[.D414])" office:value-type="float" office:value="0.716624384743815">
            <text:p>0.716624384743815</text:p>
          </table:table-cell>
          <table:table-cell table:formula="of:=[.C414]/([.B414]+[.C414]+[.D414])" office:value-type="float" office:value="0.283375615256185">
            <text:p>0.283375615256185</text:p>
          </table:table-cell>
          <table:table-cell table:formula="of:=[.D414]/([.B414]+[.C414]+[.D414])" office:value-type="float" office:value="0">
            <text:p>0</text:p>
          </table:table-cell>
          <table:table-cell office:value-type="float" office:value="773">
            <text:p>773</text:p>
          </table:table-cell>
          <table:table-cell table:formula="of:=[.F414]*[.$R$1]+[.G414]*[.$S$1]+[.H414]*[.$T$1]" office:value-type="float" office:value="1.88664466055205">
            <text:p>1.88664466055205</text:p>
          </table:table-cell>
          <table:table-cell office:value-type="float" office:value="773">
            <text:p>773</text:p>
          </table:table-cell>
          <table:table-cell table:formula="of:=[.F414]*[.$R$2]+[.G414]*[.$S$2]+[.H414]*[.$T$2]" office:value-type="float" office:value="0.0356483249853639">
            <text:p>0.0356483249853639</text:p>
          </table:table-cell>
          <table:table-cell office:value-type="float" office:value="773">
            <text:p>773</text:p>
          </table:table-cell>
          <table:table-cell table:formula="of:=[.F414]*[.$R$3]+[.G414]*[.$S$3]+[.H414]*[.$T$3]" office:value-type="float" office:value="-0.00235218022940654">
            <text:p>-0.00235218022940654</text:p>
          </table:table-cell>
          <table:table-cell table:number-columns-repeated="6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0.000049498">
            <text:p>0.000049498</text:p>
          </table:table-cell>
          <table:table-cell office:value-type="float" office:value="0.0000195808">
            <text:p>0.0000195808</text:p>
          </table:table-cell>
          <table:table-cell office:value-type="float" office:value="0">
            <text:p>0</text:p>
          </table:table-cell>
          <table:table-cell/>
          <table:table-cell table:formula="of:=[.B415]/([.B415]+[.C415]+[.D415])" office:value-type="float" office:value="0.716544004817686">
            <text:p>0.716544004817686</text:p>
          </table:table-cell>
          <table:table-cell table:formula="of:=[.C415]/([.B415]+[.C415]+[.D415])" office:value-type="float" office:value="0.283455995182313">
            <text:p>0.283455995182313</text:p>
          </table:table-cell>
          <table:table-cell table:formula="of:=[.D415]/([.B415]+[.C415]+[.D415])" office:value-type="float" office:value="0">
            <text:p>0</text:p>
          </table:table-cell>
          <table:table-cell office:value-type="float" office:value="774">
            <text:p>774</text:p>
          </table:table-cell>
          <table:table-cell table:formula="of:=[.F415]*[.$R$1]+[.G415]*[.$S$1]+[.H415]*[.$T$1]" office:value-type="float" office:value="1.88626063741698">
            <text:p>1.88626063741698</text:p>
          </table:table-cell>
          <table:table-cell office:value-type="float" office:value="774">
            <text:p>774</text:p>
          </table:table-cell>
          <table:table-cell table:formula="of:=[.F415]*[.$R$2]+[.G415]*[.$S$2]+[.H415]*[.$T$2]" office:value-type="float" office:value="0.0358067297057852">
            <text:p>0.0358067297057852</text:p>
          </table:table-cell>
          <table:table-cell office:value-type="float" office:value="774">
            <text:p>774</text:p>
          </table:table-cell>
          <table:table-cell table:formula="of:=[.F415]*[.$R$3]+[.G415]*[.$S$3]+[.H415]*[.$T$3]" office:value-type="float" office:value="-0.00236266177177369">
            <text:p>-0.00236266177177369</text:p>
          </table:table-cell>
          <table:table-cell table:number-columns-repeated="6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0.000046339">
            <text:p>0.000046339</text:p>
          </table:table-cell>
          <table:table-cell office:value-type="float" office:value="0.0000183384">
            <text:p>0.0000183384</text:p>
          </table:table-cell>
          <table:table-cell office:value-type="float" office:value="0">
            <text:p>0</text:p>
          </table:table-cell>
          <table:table-cell/>
          <table:table-cell table:formula="of:=[.B416]/([.B416]+[.C416]+[.D416])" office:value-type="float" office:value="0.716463556048945">
            <text:p>0.716463556048945</text:p>
          </table:table-cell>
          <table:table-cell table:formula="of:=[.C416]/([.B416]+[.C416]+[.D416])" office:value-type="float" office:value="0.283536443951056">
            <text:p>0.283536443951056</text:p>
          </table:table-cell>
          <table:table-cell table:formula="of:=[.D416]/([.B416]+[.C416]+[.D416])" office:value-type="float" office:value="0">
            <text:p>0</text:p>
          </table:table-cell>
          <table:table-cell office:value-type="float" office:value="775">
            <text:p>775</text:p>
          </table:table-cell>
          <table:table-cell table:formula="of:=[.F416]*[.$R$1]+[.G416]*[.$S$1]+[.H416]*[.$T$1]" office:value-type="float" office:value="1.88587628537944">
            <text:p>1.88587628537944</text:p>
          </table:table-cell>
          <table:table-cell office:value-type="float" office:value="775">
            <text:p>775</text:p>
          </table:table-cell>
          <table:table-cell table:formula="of:=[.F416]*[.$R$2]+[.G416]*[.$S$2]+[.H416]*[.$T$2]" office:value-type="float" office:value="0.0359652700943452">
            <text:p>0.0359652700943452</text:p>
          </table:table-cell>
          <table:table-cell office:value-type="float" office:value="775">
            <text:p>775</text:p>
          </table:table-cell>
          <table:table-cell table:formula="of:=[.F416]*[.$R$3]+[.G416]*[.$S$3]+[.H416]*[.$T$3]" office:value-type="float" office:value="-0.00237315229121765">
            <text:p>-0.00237315229121765</text:p>
          </table:table-cell>
          <table:table-cell table:number-columns-repeated="6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0.000043389">
            <text:p>0.000043389</text:p>
          </table:table-cell>
          <table:table-cell office:value-type="float" office:value="0.0000171777">
            <text:p>0.0000171777</text:p>
          </table:table-cell>
          <table:table-cell office:value-type="float" office:value="0">
            <text:p>0</text:p>
          </table:table-cell>
          <table:table-cell/>
          <table:table-cell table:formula="of:=[.B417]/([.B417]+[.C417]+[.D417])" office:value-type="float" office:value="0.716383755429964">
            <text:p>0.716383755429964</text:p>
          </table:table-cell>
          <table:table-cell table:formula="of:=[.C417]/([.B417]+[.C417]+[.D417])" office:value-type="float" office:value="0.283616244570036">
            <text:p>0.283616244570036</text:p>
          </table:table-cell>
          <table:table-cell table:formula="of:=[.D417]/([.B417]+[.C417]+[.D417])" office:value-type="float" office:value="0">
            <text:p>0</text:p>
          </table:table-cell>
          <table:table-cell office:value-type="float" office:value="776">
            <text:p>776</text:p>
          </table:table-cell>
          <table:table-cell table:formula="of:=[.F417]*[.$R$1]+[.G417]*[.$S$1]+[.H417]*[.$T$1]" office:value-type="float" office:value="1.8854950299422">
            <text:p>1.8854950299422</text:p>
          </table:table-cell>
          <table:table-cell office:value-type="float" office:value="776">
            <text:p>776</text:p>
          </table:table-cell>
          <table:table-cell table:formula="of:=[.F417]*[.$R$2]+[.G417]*[.$S$2]+[.H417]*[.$T$2]" office:value-type="float" office:value="0.0361225331741699">
            <text:p>0.0361225331741699</text:p>
          </table:table-cell>
          <table:table-cell office:value-type="float" office:value="776">
            <text:p>776</text:p>
          </table:table-cell>
          <table:table-cell table:formula="of:=[.F417]*[.$R$3]+[.G417]*[.$S$3]+[.H417]*[.$T$3]" office:value-type="float" office:value="-0.0023835582919327">
            <text:p>-0.0023835582919327</text:p>
          </table:table-cell>
          <table:table-cell table:number-columns-repeated="6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0.000040634">
            <text:p>0.000040634</text:p>
          </table:table-cell>
          <table:table-cell office:value-type="float" office:value="0.0000160934">
            <text:p>0.0000160934</text:p>
          </table:table-cell>
          <table:table-cell office:value-type="float" office:value="0">
            <text:p>0</text:p>
          </table:table-cell>
          <table:table-cell/>
          <table:table-cell table:formula="of:=[.B418]/([.B418]+[.C418]+[.D418])" office:value-type="float" office:value="0.716302880089692">
            <text:p>0.716302880089692</text:p>
          </table:table-cell>
          <table:table-cell table:formula="of:=[.C418]/([.B418]+[.C418]+[.D418])" office:value-type="float" office:value="0.283697119910308">
            <text:p>0.283697119910308</text:p>
          </table:table-cell>
          <table:table-cell table:formula="of:=[.D418]/([.B418]+[.C418]+[.D418])" office:value-type="float" office:value="0">
            <text:p>0</text:p>
          </table:table-cell>
          <table:table-cell office:value-type="float" office:value="777">
            <text:p>777</text:p>
          </table:table-cell>
          <table:table-cell table:formula="of:=[.F418]*[.$R$1]+[.G418]*[.$S$1]+[.H418]*[.$T$1]" office:value-type="float" office:value="1.88510863991651">
            <text:p>1.88510863991651</text:p>
          </table:table-cell>
          <table:table-cell office:value-type="float" office:value="777">
            <text:p>777</text:p>
          </table:table-cell>
          <table:table-cell table:formula="of:=[.F418]*[.$R$2]+[.G418]*[.$S$2]+[.H418]*[.$T$2]" office:value-type="float" office:value="0.0362819142072437">
            <text:p>0.0362819142072437</text:p>
          </table:table-cell>
          <table:table-cell office:value-type="float" office:value="777">
            <text:p>777</text:p>
          </table:table-cell>
          <table:table-cell table:formula="of:=[.F418]*[.$R$3]+[.G418]*[.$S$3]+[.H418]*[.$T$3]" office:value-type="float" office:value="-0.00239410443630416">
            <text:p>-0.00239410443630416</text:p>
          </table:table-cell>
          <table:table-cell table:number-columns-repeated="6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0.00003806">
            <text:p>0.00003806</text:p>
          </table:table-cell>
          <table:table-cell office:value-type="float" office:value="0.00001508">
            <text:p>0.00001508</text:p>
          </table:table-cell>
          <table:table-cell office:value-type="float" office:value="0">
            <text:p>0</text:p>
          </table:table-cell>
          <table:table-cell/>
          <table:table-cell table:formula="of:=[.B419]/([.B419]+[.C419]+[.D419])" office:value-type="float" office:value="0.71622130222055">
            <text:p>0.71622130222055</text:p>
          </table:table-cell>
          <table:table-cell table:formula="of:=[.C419]/([.B419]+[.C419]+[.D419])" office:value-type="float" office:value="0.283778697779451">
            <text:p>0.283778697779451</text:p>
          </table:table-cell>
          <table:table-cell table:formula="of:=[.D419]/([.B419]+[.C419]+[.D419])" office:value-type="float" office:value="0">
            <text:p>0</text:p>
          </table:table-cell>
          <table:table-cell office:value-type="float" office:value="778">
            <text:p>778</text:p>
          </table:table-cell>
          <table:table-cell table:formula="of:=[.F419]*[.$R$1]+[.G419]*[.$S$1]+[.H419]*[.$T$1]" office:value-type="float" office:value="1.8847188934889">
            <text:p>1.8847188934889</text:p>
          </table:table-cell>
          <table:table-cell office:value-type="float" office:value="778">
            <text:p>778</text:p>
          </table:table-cell>
          <table:table-cell table:formula="of:=[.F419]*[.$R$2]+[.G419]*[.$S$2]+[.H419]*[.$T$2]" office:value-type="float" office:value="0.0364426797139631">
            <text:p>0.0364426797139631</text:p>
          </table:table-cell>
          <table:table-cell office:value-type="float" office:value="778">
            <text:p>778</text:p>
          </table:table-cell>
          <table:table-cell table:formula="of:=[.F419]*[.$R$3]+[.G419]*[.$S$3]+[.H419]*[.$T$3]" office:value-type="float" office:value="-0.00240474219044035">
            <text:p>-0.00240474219044035</text:p>
          </table:table-cell>
          <table:table-cell table:number-columns-repeated="6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0.000035657">
            <text:p>0.000035657</text:p>
          </table:table-cell>
          <table:table-cell office:value-type="float" office:value="0.0000141336">
            <text:p>0.0000141336</text:p>
          </table:table-cell>
          <table:table-cell office:value-type="float" office:value="0">
            <text:p>0</text:p>
          </table:table-cell>
          <table:table-cell/>
          <table:table-cell table:formula="of:=[.B420]/([.B420]+[.C420]+[.D420])" office:value-type="float" office:value="0.716139190931622">
            <text:p>0.716139190931622</text:p>
          </table:table-cell>
          <table:table-cell table:formula="of:=[.C420]/([.B420]+[.C420]+[.D420])" office:value-type="float" office:value="0.283860809068378">
            <text:p>0.283860809068378</text:p>
          </table:table-cell>
          <table:table-cell table:formula="of:=[.D420]/([.B420]+[.C420]+[.D420])" office:value-type="float" office:value="0">
            <text:p>0</text:p>
          </table:table-cell>
          <table:table-cell office:value-type="float" office:value="779">
            <text:p>779</text:p>
          </table:table-cell>
          <table:table-cell table:formula="of:=[.F420]*[.$R$1]+[.G420]*[.$S$1]+[.H420]*[.$T$1]" office:value-type="float" office:value="1.88432659859492">
            <text:p>1.88432659859492</text:p>
          </table:table-cell>
          <table:table-cell office:value-type="float" office:value="779">
            <text:p>779</text:p>
          </table:table-cell>
          <table:table-cell table:formula="of:=[.F420]*[.$R$2]+[.G420]*[.$S$2]+[.H420]*[.$T$2]" office:value-type="float" office:value="0.0366044964310531">
            <text:p>0.0366044964310531</text:p>
          </table:table-cell>
          <table:table-cell office:value-type="float" office:value="779">
            <text:p>779</text:p>
          </table:table-cell>
          <table:table-cell table:formula="of:=[.F420]*[.$R$3]+[.G420]*[.$S$3]+[.H420]*[.$T$3]" office:value-type="float" office:value="-0.00241544950251654">
            <text:p>-0.00241544950251654</text:p>
          </table:table-cell>
          <table:table-cell table:number-columns-repeated="6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0000334117">
            <text:p>0.0000334117</text:p>
          </table:table-cell>
          <table:table-cell office:value-type="float" office:value="0.000013249">
            <text:p>0.000013249</text:p>
          </table:table-cell>
          <table:table-cell office:value-type="float" office:value="0">
            <text:p>0</text:p>
          </table:table-cell>
          <table:table-cell/>
          <table:table-cell table:formula="of:=[.B421]/([.B421]+[.C421]+[.D421])" office:value-type="float" office:value="0.716056552944984">
            <text:p>0.716056552944984</text:p>
          </table:table-cell>
          <table:table-cell table:formula="of:=[.C421]/([.B421]+[.C421]+[.D421])" office:value-type="float" office:value="0.283943447055016">
            <text:p>0.283943447055016</text:p>
          </table:table-cell>
          <table:table-cell table:formula="of:=[.D421]/([.B421]+[.C421]+[.D421])" office:value-type="float" office:value="0">
            <text:p>0</text:p>
          </table:table-cell>
          <table:table-cell office:value-type="float" office:value="780">
            <text:p>780</text:p>
          </table:table-cell>
          <table:table-cell table:formula="of:=[.F421]*[.$R$1]+[.G421]*[.$S$1]+[.H421]*[.$T$1]" office:value-type="float" office:value="1.88393178734995">
            <text:p>1.88393178734995</text:p>
          </table:table-cell>
          <table:table-cell office:value-type="float" office:value="780">
            <text:p>780</text:p>
          </table:table-cell>
          <table:table-cell table:formula="of:=[.F421]*[.$R$2]+[.G421]*[.$S$2]+[.H421]*[.$T$2]" office:value-type="float" office:value="0.0367673511113207">
            <text:p>0.0367673511113207</text:p>
          </table:table-cell>
          <table:table-cell office:value-type="float" office:value="780">
            <text:p>780</text:p>
          </table:table-cell>
          <table:table-cell table:formula="of:=[.F421]*[.$R$3]+[.G421]*[.$S$3]+[.H421]*[.$T$3]" office:value-type="float" office:value="-0.00242622549597413">
            <text:p>-0.00242622549597413</text:p>
          </table:table-cell>
          <table:table-cell table:number-columns-repeated="6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0.000031315">
            <text:p>0.000031315</text:p>
          </table:table-cell>
          <table:table-cell office:value-type="float" office:value="0.0000124226">
            <text:p>0.0000124226</text:p>
          </table:table-cell>
          <table:table-cell office:value-type="float" office:value="0">
            <text:p>0</text:p>
          </table:table-cell>
          <table:table-cell/>
          <table:table-cell table:formula="of:=[.B422]/([.B422]+[.C422]+[.D422])" office:value-type="float" office:value="0.715974356160375">
            <text:p>0.715974356160375</text:p>
          </table:table-cell>
          <table:table-cell table:formula="of:=[.C422]/([.B422]+[.C422]+[.D422])" office:value-type="float" office:value="0.284025643839625">
            <text:p>0.284025643839625</text:p>
          </table:table-cell>
          <table:table-cell table:formula="of:=[.D422]/([.B422]+[.C422]+[.D422])" office:value-type="float" office:value="0">
            <text:p>0</text:p>
          </table:table-cell>
          <table:table-cell office:value-type="float" office:value="781">
            <text:p>781</text:p>
          </table:table-cell>
          <table:table-cell table:formula="of:=[.F422]*[.$R$1]+[.G422]*[.$S$1]+[.H422]*[.$T$1]" office:value-type="float" office:value="1.88353908399181">
            <text:p>1.88353908399181</text:p>
          </table:table-cell>
          <table:table-cell office:value-type="float" office:value="781">
            <text:p>781</text:p>
          </table:table-cell>
          <table:table-cell table:formula="of:=[.F422]*[.$R$2]+[.G422]*[.$S$2]+[.H422]*[.$T$2]" office:value-type="float" office:value="0.0369293363147498">
            <text:p>0.0369293363147498</text:p>
          </table:table-cell>
          <table:table-cell office:value-type="float" office:value="781">
            <text:p>781</text:p>
          </table:table-cell>
          <table:table-cell table:formula="of:=[.F422]*[.$R$3]+[.G422]*[.$S$3]+[.H422]*[.$T$3]" office:value-type="float" office:value="-0.00243694395668715">
            <text:p>-0.00243694395668715</text:p>
          </table:table-cell>
          <table:table-cell table:number-columns-repeated="6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0.000029355">
            <text:p>0.000029355</text:p>
          </table:table-cell>
          <table:table-cell office:value-type="float" office:value="0.0000116499">
            <text:p>0.0000116499</text:p>
          </table:table-cell>
          <table:table-cell office:value-type="float" office:value="0">
            <text:p>0</text:p>
          </table:table-cell>
          <table:table-cell/>
          <table:table-cell table:formula="of:=[.B423]/([.B423]+[.C423]+[.D423])" office:value-type="float" office:value="0.715890052164497">
            <text:p>0.715890052164497</text:p>
          </table:table-cell>
          <table:table-cell table:formula="of:=[.C423]/([.B423]+[.C423]+[.D423])" office:value-type="float" office:value="0.284109947835503">
            <text:p>0.284109947835503</text:p>
          </table:table-cell>
          <table:table-cell table:formula="of:=[.D423]/([.B423]+[.C423]+[.D423])" office:value-type="float" office:value="0">
            <text:p>0</text:p>
          </table:table-cell>
          <table:table-cell office:value-type="float" office:value="782">
            <text:p>782</text:p>
          </table:table-cell>
          <table:table-cell table:formula="of:=[.F423]*[.$R$1]+[.G423]*[.$S$1]+[.H423]*[.$T$1]" office:value-type="float" office:value="1.8831363132211">
            <text:p>1.8831363132211</text:p>
          </table:table-cell>
          <table:table-cell office:value-type="float" office:value="782">
            <text:p>782</text:p>
          </table:table-cell>
          <table:table-cell table:formula="of:=[.F423]*[.$R$2]+[.G423]*[.$S$2]+[.H423]*[.$T$2]" office:value-type="float" office:value="0.0370954741994249">
            <text:p>0.0370954741994249</text:p>
          </table:table-cell>
          <table:table-cell office:value-type="float" office:value="782">
            <text:p>782</text:p>
          </table:table-cell>
          <table:table-cell table:formula="of:=[.F423]*[.$R$3]+[.G423]*[.$S$3]+[.H423]*[.$T$3]" office:value-type="float" office:value="-0.00244793719774954">
            <text:p>-0.00244793719774954</text:p>
          </table:table-cell>
          <table:table-cell table:number-columns-repeated="6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0.000027524">
            <text:p>0.000027524</text:p>
          </table:table-cell>
          <table:table-cell office:value-type="float" office:value="0.0000109277">
            <text:p>0.0000109277</text:p>
          </table:table-cell>
          <table:table-cell office:value-type="float" office:value="0">
            <text:p>0</text:p>
          </table:table-cell>
          <table:table-cell/>
          <table:table-cell table:formula="of:=[.B424]/([.B424]+[.C424]+[.D424])" office:value-type="float" office:value="0.715807103457064">
            <text:p>0.715807103457064</text:p>
          </table:table-cell>
          <table:table-cell table:formula="of:=[.C424]/([.B424]+[.C424]+[.D424])" office:value-type="float" office:value="0.284192896542936">
            <text:p>0.284192896542936</text:p>
          </table:table-cell>
          <table:table-cell table:formula="of:=[.D424]/([.B424]+[.C424]+[.D424])" office:value-type="float" office:value="0">
            <text:p>0</text:p>
          </table:table-cell>
          <table:table-cell office:value-type="float" office:value="783">
            <text:p>783</text:p>
          </table:table-cell>
          <table:table-cell table:formula="of:=[.F424]*[.$R$1]+[.G424]*[.$S$1]+[.H424]*[.$T$1]" office:value-type="float" office:value="1.88274001747647">
            <text:p>1.88274001747647</text:p>
          </table:table-cell>
          <table:table-cell office:value-type="float" office:value="783">
            <text:p>783</text:p>
          </table:table-cell>
          <table:table-cell table:formula="of:=[.F424]*[.$R$2]+[.G424]*[.$S$2]+[.H424]*[.$T$2]" office:value-type="float" office:value="0.0372589412171633">
            <text:p>0.0372589412171633</text:p>
          </table:table-cell>
          <table:table-cell office:value-type="float" office:value="783">
            <text:p>783</text:p>
          </table:table-cell>
          <table:table-cell table:formula="of:=[.F424]*[.$R$3]+[.G424]*[.$S$3]+[.H424]*[.$T$3]" office:value-type="float" office:value="-0.00245875370919882">
            <text:p>-0.00245875370919882</text:p>
          </table:table-cell>
          <table:table-cell table:number-columns-repeated="6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0.000025811">
            <text:p>0.000025811</text:p>
          </table:table-cell>
          <table:table-cell office:value-type="float" office:value="0.0000102519">
            <text:p>0.0000102519</text:p>
          </table:table-cell>
          <table:table-cell office:value-type="float" office:value="0">
            <text:p>0</text:p>
          </table:table-cell>
          <table:table-cell/>
          <table:table-cell table:formula="of:=[.B425]/([.B425]+[.C425]+[.D425])" office:value-type="float" office:value="0.715721697367655">
            <text:p>0.715721697367655</text:p>
          </table:table-cell>
          <table:table-cell table:formula="of:=[.C425]/([.B425]+[.C425]+[.D425])" office:value-type="float" office:value="0.284278302632345">
            <text:p>0.284278302632345</text:p>
          </table:table-cell>
          <table:table-cell table:formula="of:=[.D425]/([.B425]+[.C425]+[.D425])" office:value-type="float" office:value="0">
            <text:p>0</text:p>
          </table:table-cell>
          <table:table-cell office:value-type="float" office:value="784">
            <text:p>784</text:p>
          </table:table-cell>
          <table:table-cell table:formula="of:=[.F425]*[.$R$1]+[.G425]*[.$S$1]+[.H425]*[.$T$1]" office:value-type="float" office:value="1.88233198134371">
            <text:p>1.88233198134371</text:p>
          </table:table-cell>
          <table:table-cell office:value-type="float" office:value="784">
            <text:p>784</text:p>
          </table:table-cell>
          <table:table-cell table:formula="of:=[.F425]*[.$R$2]+[.G425]*[.$S$2]+[.H425]*[.$T$2]" office:value-type="float" office:value="0.0374272509975625">
            <text:p>0.0374272509975625</text:p>
          </table:table-cell>
          <table:table-cell office:value-type="float" office:value="784">
            <text:p>784</text:p>
          </table:table-cell>
          <table:table-cell table:formula="of:=[.F425]*[.$R$3]+[.G425]*[.$S$3]+[.H425]*[.$T$3]" office:value-type="float" office:value="-0.00246989066325781">
            <text:p>-0.00246989066325781</text:p>
          </table:table-cell>
          <table:table-cell table:number-columns-repeated="6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0.000024209">
            <text:p>0.000024209</text:p>
          </table:table-cell>
          <table:table-cell office:value-type="float" office:value="0.0000096196">
            <text:p>0.0000096196</text:p>
          </table:table-cell>
          <table:table-cell office:value-type="float" office:value="0">
            <text:p>0</text:p>
          </table:table-cell>
          <table:table-cell/>
          <table:table-cell table:formula="of:=[.B426]/([.B426]+[.C426]+[.D426])" office:value-type="float" office:value="0.715637064495723">
            <text:p>0.715637064495723</text:p>
          </table:table-cell>
          <table:table-cell table:formula="of:=[.C426]/([.B426]+[.C426]+[.D426])" office:value-type="float" office:value="0.284362935504277">
            <text:p>0.284362935504277</text:p>
          </table:table-cell>
          <table:table-cell table:formula="of:=[.D426]/([.B426]+[.C426]+[.D426])" office:value-type="float" office:value="0">
            <text:p>0</text:p>
          </table:table-cell>
          <table:table-cell office:value-type="float" office:value="785">
            <text:p>785</text:p>
          </table:table-cell>
          <table:table-cell table:formula="of:=[.F426]*[.$R$1]+[.G426]*[.$S$1]+[.H426]*[.$T$1]" office:value-type="float" office:value="1.88192763933476">
            <text:p>1.88192763933476</text:p>
          </table:table-cell>
          <table:table-cell office:value-type="float" office:value="785">
            <text:p>785</text:p>
          </table:table-cell>
          <table:table-cell table:formula="of:=[.F426]*[.$R$2]+[.G426]*[.$S$2]+[.H426]*[.$T$2]" office:value-type="float" office:value="0.0375940369982796">
            <text:p>0.0375940369982796</text:p>
          </table:table-cell>
          <table:table-cell office:value-type="float" office:value="785">
            <text:p>785</text:p>
          </table:table-cell>
          <table:table-cell table:formula="of:=[.F426]*[.$R$3]+[.G426]*[.$S$3]+[.H426]*[.$T$3]" office:value-type="float" office:value="-0.00248092678975778">
            <text:p>-0.00248092678975778</text:p>
          </table:table-cell>
          <table:table-cell table:number-columns-repeated="6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.000022711">
            <text:p>0.000022711</text:p>
          </table:table-cell>
          <table:table-cell office:value-type="float" office:value="0.0000090281">
            <text:p>0.0000090281</text:p>
          </table:table-cell>
          <table:table-cell office:value-type="float" office:value="0">
            <text:p>0</text:p>
          </table:table-cell>
          <table:table-cell/>
          <table:table-cell table:formula="of:=[.B427]/([.B427]+[.C427]+[.D427])" office:value-type="float" office:value="0.715552740940985">
            <text:p>0.715552740940985</text:p>
          </table:table-cell>
          <table:table-cell table:formula="of:=[.C427]/([.B427]+[.C427]+[.D427])" office:value-type="float" office:value="0.284447259059015">
            <text:p>0.284447259059015</text:p>
          </table:table-cell>
          <table:table-cell table:formula="of:=[.D427]/([.B427]+[.C427]+[.D427])" office:value-type="float" office:value="0">
            <text:p>0</text:p>
          </table:table-cell>
          <table:table-cell office:value-type="float" office:value="786">
            <text:p>786</text:p>
          </table:table-cell>
          <table:table-cell table:formula="of:=[.F427]*[.$R$1]+[.G427]*[.$S$1]+[.H427]*[.$T$1]" office:value-type="float" office:value="1.88152477511965">
            <text:p>1.88152477511965</text:p>
          </table:table-cell>
          <table:table-cell office:value-type="float" office:value="786">
            <text:p>786</text:p>
          </table:table-cell>
          <table:table-cell table:formula="of:=[.F427]*[.$R$2]+[.G427]*[.$S$2]+[.H427]*[.$T$2]" office:value-type="float" office:value="0.0377602134276018">
            <text:p>0.0377602134276018</text:p>
          </table:table-cell>
          <table:table-cell office:value-type="float" office:value="786">
            <text:p>786</text:p>
          </table:table-cell>
          <table:table-cell table:formula="of:=[.F427]*[.$R$3]+[.G427]*[.$S$3]+[.H427]*[.$T$3]" office:value-type="float" office:value="-0.00249192258129562">
            <text:p>-0.00249192258129562</text:p>
          </table:table-cell>
          <table:table-cell table:number-columns-repeated="6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0.000021308">
            <text:p>0.000021308</text:p>
          </table:table-cell>
          <table:table-cell office:value-type="float" office:value="0.000008474">
            <text:p>0.000008474</text:p>
          </table:table-cell>
          <table:table-cell office:value-type="float" office:value="0">
            <text:p>0</text:p>
          </table:table-cell>
          <table:table-cell/>
          <table:table-cell table:formula="of:=[.B428]/([.B428]+[.C428]+[.D428])" office:value-type="float" office:value="0.715465717547512">
            <text:p>0.715465717547512</text:p>
          </table:table-cell>
          <table:table-cell table:formula="of:=[.C428]/([.B428]+[.C428]+[.D428])" office:value-type="float" office:value="0.284534282452488">
            <text:p>0.284534282452488</text:p>
          </table:table-cell>
          <table:table-cell table:formula="of:=[.D428]/([.B428]+[.C428]+[.D428])" office:value-type="float" office:value="0">
            <text:p>0</text:p>
          </table:table-cell>
          <table:table-cell office:value-type="float" office:value="787">
            <text:p>787</text:p>
          </table:table-cell>
          <table:table-cell table:formula="of:=[.F428]*[.$R$1]+[.G428]*[.$S$1]+[.H428]*[.$T$1]" office:value-type="float" office:value="1.88110901215499">
            <text:p>1.88110901215499</text:p>
          </table:table-cell>
          <table:table-cell office:value-type="float" office:value="787">
            <text:p>787</text:p>
          </table:table-cell>
          <table:table-cell table:formula="of:=[.F428]*[.$R$2]+[.G428]*[.$S$2]+[.H428]*[.$T$2]" office:value-type="float" office:value="0.0379317104291182">
            <text:p>0.0379317104291182</text:p>
          </table:table-cell>
          <table:table-cell office:value-type="float" office:value="787">
            <text:p>787</text:p>
          </table:table-cell>
          <table:table-cell table:formula="of:=[.F428]*[.$R$3]+[.G428]*[.$S$3]+[.H428]*[.$T$3]" office:value-type="float" office:value="-0.00250327043180445">
            <text:p>-0.00250327043180445</text:p>
          </table:table-cell>
          <table:table-cell table:number-columns-repeated="6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0.000019994">
            <text:p>0.000019994</text:p>
          </table:table-cell>
          <table:table-cell office:value-type="float" office:value="0.0000079548">
            <text:p>0.0000079548</text:p>
          </table:table-cell>
          <table:table-cell office:value-type="float" office:value="0">
            <text:p>0</text:p>
          </table:table-cell>
          <table:table-cell/>
          <table:table-cell table:formula="of:=[.B429]/([.B429]+[.C429]+[.D429])" office:value-type="float" office:value="0.715379551179299">
            <text:p>0.715379551179299</text:p>
          </table:table-cell>
          <table:table-cell table:formula="of:=[.C429]/([.B429]+[.C429]+[.D429])" office:value-type="float" office:value="0.284620448820701">
            <text:p>0.284620448820701</text:p>
          </table:table-cell>
          <table:table-cell table:formula="of:=[.D429]/([.B429]+[.C429]+[.D429])" office:value-type="float" office:value="0">
            <text:p>0</text:p>
          </table:table-cell>
          <table:table-cell office:value-type="float" office:value="788">
            <text:p>788</text:p>
          </table:table-cell>
          <table:table-cell table:formula="of:=[.F429]*[.$R$1]+[.G429]*[.$S$1]+[.H429]*[.$T$1]" office:value-type="float" office:value="1.88069734371422">
            <text:p>1.88069734371422</text:p>
          </table:table-cell>
          <table:table-cell office:value-type="float" office:value="788">
            <text:p>788</text:p>
          </table:table-cell>
          <table:table-cell table:formula="of:=[.F429]*[.$R$2]+[.G429]*[.$S$2]+[.H429]*[.$T$2]" office:value-type="float" office:value="0.0381015184909549">
            <text:p>0.0381015184909549</text:p>
          </table:table-cell>
          <table:table-cell office:value-type="float" office:value="788">
            <text:p>788</text:p>
          </table:table-cell>
          <table:table-cell table:formula="of:=[.F429]*[.$R$3]+[.G429]*[.$S$3]+[.H429]*[.$T$3]" office:value-type="float" office:value="-0.00251450652621938">
            <text:p>-0.00251450652621938</text:p>
          </table:table-cell>
          <table:table-cell table:number-columns-repeated="6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0.000018764">
            <text:p>0.000018764</text:p>
          </table:table-cell>
          <table:table-cell office:value-type="float" office:value="0.0000074686">
            <text:p>0.0000074686</text:p>
          </table:table-cell>
          <table:table-cell office:value-type="float" office:value="0">
            <text:p>0</text:p>
          </table:table-cell>
          <table:table-cell/>
          <table:table-cell table:formula="of:=[.B430]/([.B430]+[.C430]+[.D430])" office:value-type="float" office:value="0.71529318481584">
            <text:p>0.71529318481584</text:p>
          </table:table-cell>
          <table:table-cell table:formula="of:=[.C430]/([.B430]+[.C430]+[.D430])" office:value-type="float" office:value="0.28470681518416">
            <text:p>0.28470681518416</text:p>
          </table:table-cell>
          <table:table-cell table:formula="of:=[.D430]/([.B430]+[.C430]+[.D430])" office:value-type="float" office:value="0">
            <text:p>0</text:p>
          </table:table-cell>
          <table:table-cell office:value-type="float" office:value="789">
            <text:p>789</text:p>
          </table:table-cell>
          <table:table-cell table:formula="of:=[.F430]*[.$R$1]+[.G430]*[.$S$1]+[.H430]*[.$T$1]" office:value-type="float" office:value="1.88028471977616">
            <text:p>1.88028471977616</text:p>
          </table:table-cell>
          <table:table-cell office:value-type="float" office:value="789">
            <text:p>789</text:p>
          </table:table-cell>
          <table:table-cell table:formula="of:=[.F430]*[.$R$2]+[.G430]*[.$S$2]+[.H430]*[.$T$2]" office:value-type="float" office:value="0.0382717206834244">
            <text:p>0.0382717206834244</text:p>
          </table:table-cell>
          <table:table-cell office:value-type="float" office:value="789">
            <text:p>789</text:p>
          </table:table-cell>
          <table:table-cell table:formula="of:=[.F430]*[.$R$3]+[.G430]*[.$S$3]+[.H430]*[.$T$3]" office:value-type="float" office:value="-0.00252576870001449">
            <text:p>-0.00252576870001449</text:p>
          </table:table-cell>
          <table:table-cell table:number-columns-repeated="6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.0000176115">
            <text:p>0.0000176115</text:p>
          </table:table-cell>
          <table:table-cell office:value-type="float" office:value="0.0000070128">
            <text:p>0.0000070128</text:p>
          </table:table-cell>
          <table:table-cell office:value-type="float" office:value="0">
            <text:p>0</text:p>
          </table:table-cell>
          <table:table-cell/>
          <table:table-cell table:formula="of:=[.B431]/([.B431]+[.C431]+[.D431])" office:value-type="float" office:value="0.715208148048878">
            <text:p>0.715208148048878</text:p>
          </table:table-cell>
          <table:table-cell table:formula="of:=[.C431]/([.B431]+[.C431]+[.D431])" office:value-type="float" office:value="0.284791851951121">
            <text:p>0.284791851951121</text:p>
          </table:table-cell>
          <table:table-cell table:formula="of:=[.D431]/([.B431]+[.C431]+[.D431])" office:value-type="float" office:value="0">
            <text:p>0</text:p>
          </table:table-cell>
          <table:table-cell office:value-type="float" office:value="790">
            <text:p>790</text:p>
          </table:table-cell>
          <table:table-cell table:formula="of:=[.F431]*[.$R$1]+[.G431]*[.$S$1]+[.H431]*[.$T$1]" office:value-type="float" office:value="1.87987844811832">
            <text:p>1.87987844811832</text:p>
          </table:table-cell>
          <table:table-cell office:value-type="float" office:value="790">
            <text:p>790</text:p>
          </table:table-cell>
          <table:table-cell table:formula="of:=[.F431]*[.$R$2]+[.G431]*[.$S$2]+[.H431]*[.$T$2]" office:value-type="float" office:value="0.0384393026400751">
            <text:p>0.0384393026400751</text:p>
          </table:table-cell>
          <table:table-cell office:value-type="float" office:value="790">
            <text:p>790</text:p>
          </table:table-cell>
          <table:table-cell table:formula="of:=[.F431]*[.$R$3]+[.G431]*[.$S$3]+[.H431]*[.$T$3]" office:value-type="float" office:value="-0.00253685749442624">
            <text:p>-0.00253685749442624</text:p>
          </table:table-cell>
          <table:table-cell table:number-columns-repeated="6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0.000016532">
            <text:p>0.000016532</text:p>
          </table:table-cell>
          <table:table-cell office:value-type="float" office:value="0.0000065858">
            <text:p>0.0000065858</text:p>
          </table:table-cell>
          <table:table-cell office:value-type="float" office:value="0">
            <text:p>0</text:p>
          </table:table-cell>
          <table:table-cell/>
          <table:table-cell table:formula="of:=[.B432]/([.B432]+[.C432]+[.D432])" office:value-type="float" office:value="0.715119950860376">
            <text:p>0.715119950860376</text:p>
          </table:table-cell>
          <table:table-cell table:formula="of:=[.C432]/([.B432]+[.C432]+[.D432])" office:value-type="float" office:value="0.284880049139624">
            <text:p>0.284880049139624</text:p>
          </table:table-cell>
          <table:table-cell table:formula="of:=[.D432]/([.B432]+[.C432]+[.D432])" office:value-type="float" office:value="0">
            <text:p>0</text:p>
          </table:table-cell>
          <table:table-cell office:value-type="float" office:value="791">
            <text:p>791</text:p>
          </table:table-cell>
          <table:table-cell table:formula="of:=[.F432]*[.$R$1]+[.G432]*[.$S$1]+[.H432]*[.$T$1]" office:value-type="float" office:value="1.87945707723053">
            <text:p>1.87945707723053</text:p>
          </table:table-cell>
          <table:table-cell office:value-type="float" office:value="791">
            <text:p>791</text:p>
          </table:table-cell>
          <table:table-cell table:formula="of:=[.F432]*[.$R$2]+[.G432]*[.$S$2]+[.H432]*[.$T$2]" office:value-type="float" office:value="0.038613112839457">
            <text:p>0.038613112839457</text:p>
          </table:table-cell>
          <table:table-cell office:value-type="float" office:value="791">
            <text:p>791</text:p>
          </table:table-cell>
          <table:table-cell table:formula="of:=[.F432]*[.$R$3]+[.G432]*[.$S$3]+[.H432]*[.$T$3]" office:value-type="float" office:value="-0.00254835840780698">
            <text:p>-0.00254835840780698</text:p>
          </table:table-cell>
          <table:table-cell table:number-columns-repeated="6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0.000015521">
            <text:p>0.000015521</text:p>
          </table:table-cell>
          <table:table-cell office:value-type="float" office:value="0.0000061857">
            <text:p>0.0000061857</text:p>
          </table:table-cell>
          <table:table-cell office:value-type="float" office:value="0">
            <text:p>0</text:p>
          </table:table-cell>
          <table:table-cell/>
          <table:table-cell table:formula="of:=[.B433]/([.B433]+[.C433]+[.D433])" office:value-type="float" office:value="0.715032685760618">
            <text:p>0.715032685760618</text:p>
          </table:table-cell>
          <table:table-cell table:formula="of:=[.C433]/([.B433]+[.C433]+[.D433])" office:value-type="float" office:value="0.284967314239382">
            <text:p>0.284967314239382</text:p>
          </table:table-cell>
          <table:table-cell table:formula="of:=[.D433]/([.B433]+[.C433]+[.D433])" office:value-type="float" office:value="0">
            <text:p>0</text:p>
          </table:table-cell>
          <table:table-cell office:value-type="float" office:value="792">
            <text:p>792</text:p>
          </table:table-cell>
          <table:table-cell table:formula="of:=[.F433]*[.$R$1]+[.G433]*[.$S$1]+[.H433]*[.$T$1]" office:value-type="float" office:value="1.87904015948993">
            <text:p>1.87904015948993</text:p>
          </table:table-cell>
          <table:table-cell office:value-type="float" office:value="792">
            <text:p>792</text:p>
          </table:table-cell>
          <table:table-cell table:formula="of:=[.F433]*[.$R$2]+[.G433]*[.$S$2]+[.H433]*[.$T$2]" office:value-type="float" office:value="0.0387850861715507">
            <text:p>0.0387850861715507</text:p>
          </table:table-cell>
          <table:table-cell office:value-type="float" office:value="792">
            <text:p>792</text:p>
          </table:table-cell>
          <table:table-cell table:formula="of:=[.F433]*[.$R$3]+[.G433]*[.$S$3]+[.H433]*[.$T$3]" office:value-type="float" office:value="-0.00255973777681546">
            <text:p>-0.00255973777681546</text:p>
          </table:table-cell>
          <table:table-cell table:number-columns-repeated="6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0.000014574">
            <text:p>0.000014574</text:p>
          </table:table-cell>
          <table:table-cell office:value-type="float" office:value="0.0000058107">
            <text:p>0.0000058107</text:p>
          </table:table-cell>
          <table:table-cell office:value-type="float" office:value="0">
            <text:p>0</text:p>
          </table:table-cell>
          <table:table-cell/>
          <table:table-cell table:formula="of:=[.B434]/([.B434]+[.C434]+[.D434])" office:value-type="float" office:value="0.714947975687648">
            <text:p>0.714947975687648</text:p>
          </table:table-cell>
          <table:table-cell table:formula="of:=[.C434]/([.B434]+[.C434]+[.D434])" office:value-type="float" office:value="0.285052024312352">
            <text:p>0.285052024312352</text:p>
          </table:table-cell>
          <table:table-cell table:formula="of:=[.D434]/([.B434]+[.C434]+[.D434])" office:value-type="float" office:value="0">
            <text:p>0</text:p>
          </table:table-cell>
          <table:table-cell office:value-type="float" office:value="793">
            <text:p>793</text:p>
          </table:table-cell>
          <table:table-cell table:formula="of:=[.F434]*[.$R$1]+[.G434]*[.$S$1]+[.H434]*[.$T$1]" office:value-type="float" office:value="1.87863544864531">
            <text:p>1.87863544864531</text:p>
          </table:table-cell>
          <table:table-cell office:value-type="float" office:value="793">
            <text:p>793</text:p>
          </table:table-cell>
          <table:table-cell table:formula="of:=[.F434]*[.$R$2]+[.G434]*[.$S$2]+[.H434]*[.$T$2]" office:value-type="float" office:value="0.0389520243123519">
            <text:p>0.0389520243123519</text:p>
          </table:table-cell>
          <table:table-cell office:value-type="float" office:value="793">
            <text:p>793</text:p>
          </table:table-cell>
          <table:table-cell table:formula="of:=[.F434]*[.$R$3]+[.G434]*[.$S$3]+[.H434]*[.$T$3]" office:value-type="float" office:value="-0.00257078397033069">
            <text:p>-0.00257078397033069</text:p>
          </table:table-cell>
          <table:table-cell table:number-columns-repeated="6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0.000013686">
            <text:p>0.000013686</text:p>
          </table:table-cell>
          <table:table-cell office:value-type="float" office:value="0.000005459">
            <text:p>0.000005459</text:p>
          </table:table-cell>
          <table:table-cell office:value-type="float" office:value="0">
            <text:p>0</text:p>
          </table:table-cell>
          <table:table-cell/>
          <table:table-cell table:formula="of:=[.B435]/([.B435]+[.C435]+[.D435])" office:value-type="float" office:value="0.714860276834683">
            <text:p>0.714860276834683</text:p>
          </table:table-cell>
          <table:table-cell table:formula="of:=[.C435]/([.B435]+[.C435]+[.D435])" office:value-type="float" office:value="0.285139723165317">
            <text:p>0.285139723165317</text:p>
          </table:table-cell>
          <table:table-cell table:formula="of:=[.D435]/([.B435]+[.C435]+[.D435])" office:value-type="float" office:value="0">
            <text:p>0</text:p>
          </table:table-cell>
          <table:table-cell office:value-type="float" office:value="794">
            <text:p>794</text:p>
          </table:table-cell>
          <table:table-cell table:formula="of:=[.F435]*[.$R$1]+[.G435]*[.$S$1]+[.H435]*[.$T$1]" office:value-type="float" office:value="1.87821645860538">
            <text:p>1.87821645860538</text:p>
          </table:table-cell>
          <table:table-cell office:value-type="float" office:value="794">
            <text:p>794</text:p>
          </table:table-cell>
          <table:table-cell table:formula="of:=[.F435]*[.$R$2]+[.G435]*[.$S$2]+[.H435]*[.$T$2]" office:value-type="float" office:value="0.0391248524418908">
            <text:p>0.0391248524418908</text:p>
          </table:table-cell>
          <table:table-cell office:value-type="float" office:value="794">
            <text:p>794</text:p>
          </table:table-cell>
          <table:table-cell table:formula="of:=[.F435]*[.$R$3]+[.G435]*[.$S$3]+[.H435]*[.$T$3]" office:value-type="float" office:value="-0.00258221990075738">
            <text:p>-0.00258221990075738</text:p>
          </table:table-cell>
          <table:table-cell table:number-columns-repeated="6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0.000012855">
            <text:p>0.000012855</text:p>
          </table:table-cell>
          <table:table-cell office:value-type="float" office:value="0.0000051298">
            <text:p>0.0000051298</text:p>
          </table:table-cell>
          <table:table-cell office:value-type="float" office:value="0">
            <text:p>0</text:p>
          </table:table-cell>
          <table:table-cell/>
          <table:table-cell table:formula="of:=[.B436]/([.B436]+[.C436]+[.D436])" office:value-type="float" office:value="0.7147702504337">
            <text:p>0.7147702504337</text:p>
          </table:table-cell>
          <table:table-cell table:formula="of:=[.C436]/([.B436]+[.C436]+[.D436])" office:value-type="float" office:value="0.2852297495663">
            <text:p>0.2852297495663</text:p>
          </table:table-cell>
          <table:table-cell table:formula="of:=[.D436]/([.B436]+[.C436]+[.D436])" office:value-type="float" office:value="0">
            <text:p>0</text:p>
          </table:table-cell>
          <table:table-cell office:value-type="float" office:value="795">
            <text:p>795</text:p>
          </table:table-cell>
          <table:table-cell table:formula="of:=[.F436]*[.$R$1]+[.G436]*[.$S$1]+[.H436]*[.$T$1]" office:value-type="float" office:value="1.87778634847204">
            <text:p>1.87778634847204</text:p>
          </table:table-cell>
          <table:table-cell office:value-type="float" office:value="795">
            <text:p>795</text:p>
          </table:table-cell>
          <table:table-cell table:formula="of:=[.F436]*[.$R$2]+[.G436]*[.$S$2]+[.H436]*[.$T$2]" office:value-type="float" office:value="0.0393022674703082">
            <text:p>0.0393022674703082</text:p>
          </table:table-cell>
          <table:table-cell office:value-type="float" office:value="795">
            <text:p>795</text:p>
          </table:table-cell>
          <table:table-cell table:formula="of:=[.F436]*[.$R$3]+[.G436]*[.$S$3]+[.H436]*[.$T$3]" office:value-type="float" office:value="-0.00259395934344557">
            <text:p>-0.00259395934344557</text:p>
          </table:table-cell>
          <table:table-cell table:number-columns-repeated="6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0.000012075">
            <text:p>0.000012075</text:p>
          </table:table-cell>
          <table:table-cell office:value-type="float" office:value="0.0000048206">
            <text:p>0.0000048206</text:p>
          </table:table-cell>
          <table:table-cell office:value-type="float" office:value="0">
            <text:p>0</text:p>
          </table:table-cell>
          <table:table-cell/>
          <table:table-cell table:formula="of:=[.B437]/([.B437]+[.C437]+[.D437])" office:value-type="float" office:value="0.714683112763086">
            <text:p>0.714683112763086</text:p>
          </table:table-cell>
          <table:table-cell table:formula="of:=[.C437]/([.B437]+[.C437]+[.D437])" office:value-type="float" office:value="0.285316887236914">
            <text:p>0.285316887236914</text:p>
          </table:table-cell>
          <table:table-cell table:formula="of:=[.D437]/([.B437]+[.C437]+[.D437])" office:value-type="float" office:value="0">
            <text:p>0</text:p>
          </table:table-cell>
          <table:table-cell office:value-type="float" office:value="796">
            <text:p>796</text:p>
          </table:table-cell>
          <table:table-cell table:formula="of:=[.F437]*[.$R$1]+[.G437]*[.$S$1]+[.H437]*[.$T$1]" office:value-type="float" office:value="1.87737003953692">
            <text:p>1.87737003953692</text:p>
          </table:table-cell>
          <table:table-cell office:value-type="float" office:value="796">
            <text:p>796</text:p>
          </table:table-cell>
          <table:table-cell table:formula="of:=[.F437]*[.$R$2]+[.G437]*[.$S$2]+[.H437]*[.$T$2]" office:value-type="float" office:value="0.0394739896777858">
            <text:p>0.0394739896777858</text:p>
          </table:table-cell>
          <table:table-cell office:value-type="float" office:value="796">
            <text:p>796</text:p>
          </table:table-cell>
          <table:table-cell table:formula="of:=[.F437]*[.$R$3]+[.G437]*[.$S$3]+[.H437]*[.$T$3]" office:value-type="float" office:value="-0.00260532209569355">
            <text:p>-0.00260532209569355</text:p>
          </table:table-cell>
          <table:table-cell table:number-columns-repeated="6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0.000011345">
            <text:p>0.000011345</text:p>
          </table:table-cell>
          <table:table-cell office:value-type="float" office:value="0.0000045312">
            <text:p>0.0000045312</text:p>
          </table:table-cell>
          <table:table-cell office:value-type="float" office:value="0">
            <text:p>0</text:p>
          </table:table-cell>
          <table:table-cell/>
          <table:table-cell table:formula="of:=[.B438]/([.B438]+[.C438]+[.D438])" office:value-type="float" office:value="0.714591652914425">
            <text:p>0.714591652914425</text:p>
          </table:table-cell>
          <table:table-cell table:formula="of:=[.C438]/([.B438]+[.C438]+[.D438])" office:value-type="float" office:value="0.285408347085575">
            <text:p>0.285408347085575</text:p>
          </table:table-cell>
          <table:table-cell table:formula="of:=[.D438]/([.B438]+[.C438]+[.D438])" office:value-type="float" office:value="0">
            <text:p>0</text:p>
          </table:table-cell>
          <table:table-cell office:value-type="float" office:value="797">
            <text:p>797</text:p>
          </table:table-cell>
          <table:table-cell table:formula="of:=[.F438]*[.$R$1]+[.G438]*[.$S$1]+[.H438]*[.$T$1]" office:value-type="float" office:value="1.87693308096396">
            <text:p>1.87693308096396</text:p>
          </table:table-cell>
          <table:table-cell office:value-type="float" office:value="797">
            <text:p>797</text:p>
          </table:table-cell>
          <table:table-cell table:formula="of:=[.F438]*[.$R$2]+[.G438]*[.$S$2]+[.H438]*[.$T$2]" office:value-type="float" office:value="0.0396542296015419">
            <text:p>0.0396542296015419</text:p>
          </table:table-cell>
          <table:table-cell office:value-type="float" office:value="797">
            <text:p>797</text:p>
          </table:table-cell>
          <table:table-cell table:formula="of:=[.F438]*[.$R$3]+[.G438]*[.$S$3]+[.H438]*[.$T$3]" office:value-type="float" office:value="-0.00261724845995894">
            <text:p>-0.00261724845995894</text:p>
          </table:table-cell>
          <table:table-cell table:number-columns-repeated="6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0.000010659">
            <text:p>0.000010659</text:p>
          </table:table-cell>
          <table:table-cell office:value-type="float" office:value="0.0000042591">
            <text:p>0.0000042591</text:p>
          </table:table-cell>
          <table:table-cell office:value-type="float" office:value="0">
            <text:p>0</text:p>
          </table:table-cell>
          <table:table-cell/>
          <table:table-cell table:formula="of:=[.B439]/([.B439]+[.C439]+[.D439])" office:value-type="float" office:value="0.714501176423271">
            <text:p>0.714501176423271</text:p>
          </table:table-cell>
          <table:table-cell table:formula="of:=[.C439]/([.B439]+[.C439]+[.D439])" office:value-type="float" office:value="0.285498823576729">
            <text:p>0.285498823576729</text:p>
          </table:table-cell>
          <table:table-cell table:formula="of:=[.D439]/([.B439]+[.C439]+[.D439])" office:value-type="float" office:value="0">
            <text:p>0</text:p>
          </table:table-cell>
          <table:table-cell office:value-type="float" office:value="798">
            <text:p>798</text:p>
          </table:table-cell>
          <table:table-cell table:formula="of:=[.F439]*[.$R$1]+[.G439]*[.$S$1]+[.H439]*[.$T$1]" office:value-type="float" office:value="1.87650082047982">
            <text:p>1.87650082047982</text:p>
          </table:table-cell>
          <table:table-cell office:value-type="float" office:value="798">
            <text:p>798</text:p>
          </table:table-cell>
          <table:table-cell table:formula="of:=[.F439]*[.$R$2]+[.G439]*[.$S$2]+[.H439]*[.$T$2]" office:value-type="float" office:value="0.0398325316226597">
            <text:p>0.0398325316226597</text:p>
          </table:table-cell>
          <table:table-cell office:value-type="float" office:value="798">
            <text:p>798</text:p>
          </table:table-cell>
          <table:table-cell table:formula="of:=[.F439]*[.$R$3]+[.G439]*[.$S$3]+[.H439]*[.$T$3]" office:value-type="float" office:value="-0.00262904659440546">
            <text:p>-0.00262904659440546</text:p>
          </table:table-cell>
          <table:table-cell table:number-columns-repeated="6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0.000010017">
            <text:p>0.000010017</text:p>
          </table:table-cell>
          <table:table-cell office:value-type="float" office:value="0.0000040042">
            <text:p>0.0000040042</text:p>
          </table:table-cell>
          <table:table-cell office:value-type="float" office:value="0">
            <text:p>0</text:p>
          </table:table-cell>
          <table:table-cell/>
          <table:table-cell table:formula="of:=[.B440]/([.B440]+[.C440]+[.D440])" office:value-type="float" office:value="0.714418166776025">
            <text:p>0.714418166776025</text:p>
          </table:table-cell>
          <table:table-cell table:formula="of:=[.C440]/([.B440]+[.C440]+[.D440])" office:value-type="float" office:value="0.285581833223975">
            <text:p>0.285581833223975</text:p>
          </table:table-cell>
          <table:table-cell table:formula="of:=[.D440]/([.B440]+[.C440]+[.D440])" office:value-type="float" office:value="0">
            <text:p>0</text:p>
          </table:table-cell>
          <table:table-cell office:value-type="float" office:value="799">
            <text:p>799</text:p>
          </table:table-cell>
          <table:table-cell table:formula="of:=[.F440]*[.$R$1]+[.G440]*[.$S$1]+[.H440]*[.$T$1]" office:value-type="float" office:value="1.87610423358914">
            <text:p>1.87610423358914</text:p>
          </table:table-cell>
          <table:table-cell office:value-type="float" office:value="799">
            <text:p>799</text:p>
          </table:table-cell>
          <table:table-cell table:formula="of:=[.F440]*[.$R$2]+[.G440]*[.$S$2]+[.H440]*[.$T$2]" office:value-type="float" office:value="0.0399961187344878">
            <text:p>0.0399961187344878</text:p>
          </table:table-cell>
          <table:table-cell office:value-type="float" office:value="799">
            <text:p>799</text:p>
          </table:table-cell>
          <table:table-cell table:formula="of:=[.F440]*[.$R$3]+[.G440]*[.$S$3]+[.H440]*[.$T$3]" office:value-type="float" office:value="-0.00263987105240636">
            <text:p>-0.00263987105240636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941363">
            <text:p>0.00000941363</text:p>
          </table:table-cell>
          <table:table-cell office:value-type="float" office:value="0.00000376473">
            <text:p>0.00000376473</text:p>
          </table:table-cell>
          <table:table-cell office:value-type="float" office:value="0">
            <text:p>0</text:p>
          </table:table-cell>
          <table:table-cell/>
          <table:table-cell table:formula="of:=[.B441]/([.B441]+[.C441]+[.D441])" office:value-type="float" office:value="0.714324847704874">
            <text:p>0.714324847704874</text:p>
          </table:table-cell>
          <table:table-cell table:formula="of:=[.C441]/([.B441]+[.C441]+[.D441])" office:value-type="float" office:value="0.285675152295126">
            <text:p>0.285675152295126</text:p>
          </table:table-cell>
          <table:table-cell table:formula="of:=[.D441]/([.B441]+[.C441]+[.D441])"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.F441]*[.$R$1]+[.G441]*[.$S$1]+[.H441]*[.$T$1]" office:value-type="float" office:value="1.8756583923948">
            <text:p>1.8756583923948</text:p>
          </table:table-cell>
          <table:table-cell office:value-type="float" office:value="800">
            <text:p>800</text:p>
          </table:table-cell>
          <table:table-cell table:formula="of:=[.F441]*[.$R$2]+[.G441]*[.$S$2]+[.H441]*[.$T$2]" office:value-type="float" office:value="0.0401800226280052">
            <text:p>0.0401800226280052</text:p>
          </table:table-cell>
          <table:table-cell office:value-type="float" office:value="800">
            <text:p>800</text:p>
          </table:table-cell>
          <table:table-cell table:formula="of:=[.F441]*[.$R$3]+[.G441]*[.$S$3]+[.H441]*[.$T$3]" office:value-type="float" office:value="-0.00265203985928447">
            <text:p>-0.00265203985928447</text:p>
          </table:table-cell>
          <table:table-cell table:number-columns-repeated="6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0.0000088479">
            <text:p>0.0000088479</text:p>
          </table:table-cell>
          <table:table-cell office:value-type="float" office:value="0.00000353995">
            <text:p>0.00000353995</text:p>
          </table:table-cell>
          <table:table-cell office:value-type="float" office:value="0">
            <text:p>0</text:p>
          </table:table-cell>
          <table:table-cell/>
          <table:table-cell table:formula="of:=[.B442]/([.B442]+[.C442]+[.D442])" office:value-type="float" office:value="0.714240162740104">
            <text:p>0.714240162740104</text:p>
          </table:table-cell>
          <table:table-cell table:formula="of:=[.C442]/([.B442]+[.C442]+[.D442])" office:value-type="float" office:value="0.285759837259896">
            <text:p>0.285759837259896</text:p>
          </table:table-cell>
          <table:table-cell table:formula="of:=[.D442]/([.B442]+[.C442]+[.D442])" office:value-type="float" office:value="0">
            <text:p>0</text:p>
          </table:table-cell>
          <table:table-cell office:value-type="float" office:value="801">
            <text:p>801</text:p>
          </table:table-cell>
          <table:table-cell table:formula="of:=[.F442]*[.$R$1]+[.G442]*[.$S$1]+[.H442]*[.$T$1]" office:value-type="float" office:value="1.87525380150712">
            <text:p>1.87525380150712</text:p>
          </table:table-cell>
          <table:table-cell office:value-type="float" office:value="801">
            <text:p>801</text:p>
          </table:table-cell>
          <table:table-cell table:formula="of:=[.F442]*[.$R$2]+[.G442]*[.$S$2]+[.H442]*[.$T$2]" office:value-type="float" office:value="0.0403469112880766">
            <text:p>0.0403469112880766</text:p>
          </table:table-cell>
          <table:table-cell office:value-type="float" office:value="801">
            <text:p>801</text:p>
          </table:table-cell>
          <table:table-cell table:formula="of:=[.F442]*[.$R$3]+[.G442]*[.$S$3]+[.H442]*[.$T$3]" office:value-type="float" office:value="-0.00266308277869041">
            <text:p>-0.00266308277869041</text:p>
          </table:table-cell>
          <table:table-cell table:number-columns-repeated="6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0.0000083171">
            <text:p>0.0000083171</text:p>
          </table:table-cell>
          <table:table-cell office:value-type="float" office:value="0.00000332914">
            <text:p>0.00000332914</text:p>
          </table:table-cell>
          <table:table-cell office:value-type="float" office:value="0">
            <text:p>0</text:p>
          </table:table-cell>
          <table:table-cell/>
          <table:table-cell table:formula="of:=[.B443]/([.B443]+[.C443]+[.D443])" office:value-type="float" office:value="0.714144650977483">
            <text:p>0.714144650977483</text:p>
          </table:table-cell>
          <table:table-cell table:formula="of:=[.C443]/([.B443]+[.C443]+[.D443])" office:value-type="float" office:value="0.285855349022517">
            <text:p>0.285855349022517</text:p>
          </table:table-cell>
          <table:table-cell table:formula="of:=[.D443]/([.B443]+[.C443]+[.D443])" office:value-type="float" office:value="0">
            <text:p>0</text:p>
          </table:table-cell>
          <table:table-cell office:value-type="float" office:value="802">
            <text:p>802</text:p>
          </table:table-cell>
          <table:table-cell table:formula="of:=[.F443]*[.$R$1]+[.G443]*[.$S$1]+[.H443]*[.$T$1]" office:value-type="float" office:value="1.87479748451002">
            <text:p>1.87479748451002</text:p>
          </table:table-cell>
          <table:table-cell office:value-type="float" office:value="802">
            <text:p>802</text:p>
          </table:table-cell>
          <table:table-cell table:formula="of:=[.F443]*[.$R$2]+[.G443]*[.$S$2]+[.H443]*[.$T$2]" office:value-type="float" office:value="0.0405351363186744">
            <text:p>0.0405351363186744</text:p>
          </table:table-cell>
          <table:table-cell office:value-type="float" office:value="802">
            <text:p>802</text:p>
          </table:table-cell>
          <table:table-cell table:formula="of:=[.F443]*[.$R$3]+[.G443]*[.$S$3]+[.H443]*[.$T$3]" office:value-type="float" office:value="-0.00267553751253623">
            <text:p>-0.00267553751253623</text:p>
          </table:table-cell>
          <table:table-cell table:number-columns-repeated="6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0.000007819">
            <text:p>0.000007819</text:p>
          </table:table-cell>
          <table:table-cell office:value-type="float" office:value="0.00000313115">
            <text:p>0.00000313115</text:p>
          </table:table-cell>
          <table:table-cell office:value-type="float" office:value="0">
            <text:p>0</text:p>
          </table:table-cell>
          <table:table-cell/>
          <table:table-cell table:formula="of:=[.B444]/([.B444]+[.C444]+[.D444])" office:value-type="float" office:value="0.714054145377004">
            <text:p>0.714054145377004</text:p>
          </table:table-cell>
          <table:table-cell table:formula="of:=[.C444]/([.B444]+[.C444]+[.D444])" office:value-type="float" office:value="0.285945854622996">
            <text:p>0.285945854622996</text:p>
          </table:table-cell>
          <table:table-cell table:formula="of:=[.D444]/([.B444]+[.C444]+[.D444])" office:value-type="float" office:value="0">
            <text:p>0</text:p>
          </table:table-cell>
          <table:table-cell office:value-type="float" office:value="803">
            <text:p>803</text:p>
          </table:table-cell>
          <table:table-cell table:formula="of:=[.F444]*[.$R$1]+[.G444]*[.$S$1]+[.H444]*[.$T$1]" office:value-type="float" office:value="1.87436508495317">
            <text:p>1.87436508495317</text:p>
          </table:table-cell>
          <table:table-cell office:value-type="float" office:value="803">
            <text:p>803</text:p>
          </table:table-cell>
          <table:table-cell table:formula="of:=[.F444]*[.$R$2]+[.G444]*[.$S$2]+[.H444]*[.$T$2]" office:value-type="float" office:value="0.0407134957055383">
            <text:p>0.0407134957055383</text:p>
          </table:table-cell>
          <table:table-cell office:value-type="float" office:value="803">
            <text:p>803</text:p>
          </table:table-cell>
          <table:table-cell table:formula="of:=[.F444]*[.$R$3]+[.G444]*[.$S$3]+[.H444]*[.$T$3]" office:value-type="float" office:value="-0.00268733944283869">
            <text:p>-0.00268733944283869</text:p>
          </table:table-cell>
          <table:table-cell table:number-columns-repeated="6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0.0000073516">
            <text:p>0.0000073516</text:p>
          </table:table-cell>
          <table:table-cell office:value-type="float" office:value="0.00000294529">
            <text:p>0.00000294529</text:p>
          </table:table-cell>
          <table:table-cell office:value-type="float" office:value="0">
            <text:p>0</text:p>
          </table:table-cell>
          <table:table-cell/>
          <table:table-cell table:formula="of:=[.B445]/([.B445]+[.C445]+[.D445])" office:value-type="float" office:value="0.713963148096173">
            <text:p>0.713963148096173</text:p>
          </table:table-cell>
          <table:table-cell table:formula="of:=[.C445]/([.B445]+[.C445]+[.D445])" office:value-type="float" office:value="0.286036851903827">
            <text:p>0.286036851903827</text:p>
          </table:table-cell>
          <table:table-cell table:formula="of:=[.D445]/([.B445]+[.C445]+[.D445])" office:value-type="float" office:value="0">
            <text:p>0</text:p>
          </table:table-cell>
          <table:table-cell office:value-type="float" office:value="804">
            <text:p>804</text:p>
          </table:table-cell>
          <table:table-cell table:formula="of:=[.F445]*[.$R$1]+[.G445]*[.$S$1]+[.H445]*[.$T$1]" office:value-type="float" office:value="1.87393033634427">
            <text:p>1.87393033634427</text:p>
          </table:table-cell>
          <table:table-cell office:value-type="float" office:value="804">
            <text:p>804</text:p>
          </table:table-cell>
          <table:table-cell table:formula="of:=[.F445]*[.$R$2]+[.G445]*[.$S$2]+[.H445]*[.$T$2]" office:value-type="float" office:value="0.0408928240468724">
            <text:p>0.0408928240468724</text:p>
          </table:table-cell>
          <table:table-cell office:value-type="float" office:value="804">
            <text:p>804</text:p>
          </table:table-cell>
          <table:table-cell table:formula="of:=[.F445]*[.$R$3]+[.G445]*[.$S$3]+[.H445]*[.$T$3]" office:value-type="float" office:value="-0.00269920548825908">
            <text:p>-0.00269920548825908</text:p>
          </table:table-cell>
          <table:table-cell table:number-columns-repeated="6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0.000006913">
            <text:p>0.000006913</text:p>
          </table:table-cell>
          <table:table-cell office:value-type="float" office:value="0.00000277081">
            <text:p>0.00000277081</text:p>
          </table:table-cell>
          <table:table-cell office:value-type="float" office:value="0">
            <text:p>0</text:p>
          </table:table-cell>
          <table:table-cell/>
          <table:table-cell table:formula="of:=[.B446]/([.B446]+[.C446]+[.D446])" office:value-type="float" office:value="0.713871916115661">
            <text:p>0.713871916115661</text:p>
          </table:table-cell>
          <table:table-cell table:formula="of:=[.C446]/([.B446]+[.C446]+[.D446])" office:value-type="float" office:value="0.286128083884339">
            <text:p>0.286128083884339</text:p>
          </table:table-cell>
          <table:table-cell table:formula="of:=[.D446]/([.B446]+[.C446]+[.D446])" office:value-type="float" office:value="0">
            <text:p>0</text:p>
          </table:table-cell>
          <table:table-cell office:value-type="float" office:value="805">
            <text:p>805</text:p>
          </table:table-cell>
          <table:table-cell table:formula="of:=[.F446]*[.$R$1]+[.G446]*[.$S$1]+[.H446]*[.$T$1]" office:value-type="float" office:value="1.87349446643418">
            <text:p>1.87349446643418</text:p>
          </table:table-cell>
          <table:table-cell office:value-type="float" office:value="805">
            <text:p>805</text:p>
          </table:table-cell>
          <table:table-cell table:formula="of:=[.F446]*[.$R$2]+[.G446]*[.$S$2]+[.H446]*[.$T$2]" office:value-type="float" office:value="0.0410726149108666">
            <text:p>0.0410726149108666</text:p>
          </table:table-cell>
          <table:table-cell office:value-type="float" office:value="805">
            <text:p>805</text:p>
          </table:table-cell>
          <table:table-cell table:formula="of:=[.F446]*[.$R$3]+[.G446]*[.$S$3]+[.H446]*[.$T$3]" office:value-type="float" office:value="-0.00271110213851779">
            <text:p>-0.00271110213851779</text:p>
          </table:table-cell>
          <table:table-cell table:number-columns-repeated="6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.0000065015">
            <text:p>0.0000065015</text:p>
          </table:table-cell>
          <table:table-cell office:value-type="float" office:value="0.00000260705">
            <text:p>0.00000260705</text:p>
          </table:table-cell>
          <table:table-cell office:value-type="float" office:value="0">
            <text:p>0</text:p>
          </table:table-cell>
          <table:table-cell/>
          <table:table-cell table:formula="of:=[.B447]/([.B447]+[.C447]+[.D447])" office:value-type="float" office:value="0.713779910084481">
            <text:p>0.713779910084481</text:p>
          </table:table-cell>
          <table:table-cell table:formula="of:=[.C447]/([.B447]+[.C447]+[.D447])" office:value-type="float" office:value="0.286220089915519">
            <text:p>0.286220089915519</text:p>
          </table:table-cell>
          <table:table-cell table:formula="of:=[.D447]/([.B447]+[.C447]+[.D447])" office:value-type="float" office:value="0">
            <text:p>0</text:p>
          </table:table-cell>
          <table:table-cell office:value-type="float" office:value="806">
            <text:p>806</text:p>
          </table:table-cell>
          <table:table-cell table:formula="of:=[.F447]*[.$R$1]+[.G447]*[.$S$1]+[.H447]*[.$T$1]" office:value-type="float" office:value="1.87305489841962">
            <text:p>1.87305489841962</text:p>
          </table:table-cell>
          <table:table-cell office:value-type="float" office:value="806">
            <text:p>806</text:p>
          </table:table-cell>
          <table:table-cell table:formula="of:=[.F447]*[.$R$2]+[.G447]*[.$S$2]+[.H447]*[.$T$2]" office:value-type="float" office:value="0.0412539311965132">
            <text:p>0.0412539311965132</text:p>
          </table:table-cell>
          <table:table-cell office:value-type="float" office:value="806">
            <text:p>806</text:p>
          </table:table-cell>
          <table:table-cell table:formula="of:=[.F447]*[.$R$3]+[.G447]*[.$S$3]+[.H447]*[.$T$3]" office:value-type="float" office:value="-0.00272309972498368">
            <text:p>-0.00272309972498368</text:p>
          </table:table-cell>
          <table:table-cell table:number-columns-repeated="6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0.0000061153">
            <text:p>0.0000061153</text:p>
          </table:table-cell>
          <table:table-cell office:value-type="float" office:value="0.00000245329">
            <text:p>0.00000245329</text:p>
          </table:table-cell>
          <table:table-cell office:value-type="float" office:value="0">
            <text:p>0</text:p>
          </table:table-cell>
          <table:table-cell/>
          <table:table-cell table:formula="of:=[.B448]/([.B448]+[.C448]+[.D448])" office:value-type="float" office:value="0.713688016348081">
            <text:p>0.713688016348081</text:p>
          </table:table-cell>
          <table:table-cell table:formula="of:=[.C448]/([.B448]+[.C448]+[.D448])" office:value-type="float" office:value="0.286311983651919">
            <text:p>0.286311983651919</text:p>
          </table:table-cell>
          <table:table-cell table:formula="of:=[.D448]/([.B448]+[.C448]+[.D448])" office:value-type="float" office:value="0">
            <text:p>0</text:p>
          </table:table-cell>
          <table:table-cell office:value-type="float" office:value="807">
            <text:p>807</text:p>
          </table:table-cell>
          <table:table-cell table:formula="of:=[.F448]*[.$R$1]+[.G448]*[.$S$1]+[.H448]*[.$T$1]" office:value-type="float" office:value="1.87261586690459">
            <text:p>1.87261586690459</text:p>
          </table:table-cell>
          <table:table-cell office:value-type="float" office:value="807">
            <text:p>807</text:p>
          </table:table-cell>
          <table:table-cell table:formula="of:=[.F448]*[.$R$2]+[.G448]*[.$S$2]+[.H448]*[.$T$2]" office:value-type="float" office:value="0.0414350261828375">
            <text:p>0.0414350261828375</text:p>
          </table:table-cell>
          <table:table-cell office:value-type="float" office:value="807">
            <text:p>807</text:p>
          </table:table-cell>
          <table:table-cell table:formula="of:=[.F448]*[.$R$3]+[.G448]*[.$S$3]+[.H448]*[.$T$3]" office:value-type="float" office:value="-0.0027350826682103">
            <text:p>-0.0027350826682103</text:p>
          </table:table-cell>
          <table:table-cell table:number-columns-repeated="6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.0000057529">
            <text:p>0.0000057529</text:p>
          </table:table-cell>
          <table:table-cell office:value-type="float" office:value="0.00000230894">
            <text:p>0.00000230894</text:p>
          </table:table-cell>
          <table:table-cell office:value-type="float" office:value="0">
            <text:p>0</text:p>
          </table:table-cell>
          <table:table-cell/>
          <table:table-cell table:formula="of:=[.B449]/([.B449]+[.C449]+[.D449])" office:value-type="float" office:value="0.713596399829319">
            <text:p>0.713596399829319</text:p>
          </table:table-cell>
          <table:table-cell table:formula="of:=[.C449]/([.B449]+[.C449]+[.D449])" office:value-type="float" office:value="0.286403600170681">
            <text:p>0.286403600170681</text:p>
          </table:table-cell>
          <table:table-cell table:formula="of:=[.D449]/([.B449]+[.C449]+[.D449])" office:value-type="float" office:value="0">
            <text:p>0</text:p>
          </table:table-cell>
          <table:table-cell office:value-type="float" office:value="808">
            <text:p>808</text:p>
          </table:table-cell>
          <table:table-cell table:formula="of:=[.F449]*[.$R$1]+[.G449]*[.$S$1]+[.H449]*[.$T$1]" office:value-type="float" office:value="1.87217815982456">
            <text:p>1.87217815982456</text:p>
          </table:table-cell>
          <table:table-cell office:value-type="float" office:value="808">
            <text:p>808</text:p>
          </table:table-cell>
          <table:table-cell table:formula="of:=[.F449]*[.$R$2]+[.G449]*[.$S$2]+[.H449]*[.$T$2]" office:value-type="float" office:value="0.0416155748563603">
            <text:p>0.0416155748563603</text:p>
          </table:table-cell>
          <table:table-cell office:value-type="float" office:value="808">
            <text:p>808</text:p>
          </table:table-cell>
          <table:table-cell table:formula="of:=[.F449]*[.$R$3]+[.G449]*[.$S$3]+[.H449]*[.$T$3]" office:value-type="float" office:value="-0.00274702946225676">
            <text:p>-0.00274702946225676</text:p>
          </table:table-cell>
          <table:table-cell table:number-columns-repeated="6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.0000054127">
            <text:p>0.0000054127</text:p>
          </table:table-cell>
          <table:table-cell office:value-type="float" office:value="0.00000217338">
            <text:p>0.00000217338</text:p>
          </table:table-cell>
          <table:table-cell office:value-type="float" office:value="0">
            <text:p>0</text:p>
          </table:table-cell>
          <table:table-cell/>
          <table:table-cell table:formula="of:=[.B450]/([.B450]+[.C450]+[.D450])" office:value-type="float" office:value="0.713504207706747">
            <text:p>0.713504207706747</text:p>
          </table:table-cell>
          <table:table-cell table:formula="of:=[.C450]/([.B450]+[.C450]+[.D450])" office:value-type="float" office:value="0.286495792293253">
            <text:p>0.286495792293253</text:p>
          </table:table-cell>
          <table:table-cell table:formula="of:=[.D450]/([.B450]+[.C450]+[.D450])" office:value-type="float" office:value="0">
            <text:p>0</text:p>
          </table:table-cell>
          <table:table-cell office:value-type="float" office:value="809">
            <text:p>809</text:p>
          </table:table-cell>
          <table:table-cell table:formula="of:=[.F450]*[.$R$1]+[.G450]*[.$S$1]+[.H450]*[.$T$1]" office:value-type="float" office:value="1.87173770273975">
            <text:p>1.87173770273975</text:p>
          </table:table-cell>
          <table:table-cell office:value-type="float" office:value="809">
            <text:p>809</text:p>
          </table:table-cell>
          <table:table-cell table:formula="of:=[.F450]*[.$R$2]+[.G450]*[.$S$2]+[.H450]*[.$T$2]" office:value-type="float" office:value="0.0417972578723135">
            <text:p>0.0417972578723135</text:p>
          </table:table-cell>
          <table:table-cell office:value-type="float" office:value="809">
            <text:p>809</text:p>
          </table:table-cell>
          <table:table-cell table:formula="of:=[.F450]*[.$R$3]+[.G450]*[.$S$3]+[.H450]*[.$T$3]" office:value-type="float" office:value="-0.00275905131504018">
            <text:p>-0.00275905131504018</text:p>
          </table:table-cell>
          <table:table-cell table:number-columns-repeated="6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0.00000509347">
            <text:p>0.00000509347</text:p>
          </table:table-cell>
          <table:table-cell office:value-type="float" office:value="0.00000204613">
            <text:p>0.00000204613</text:p>
          </table:table-cell>
          <table:table-cell office:value-type="float" office:value="0">
            <text:p>0</text:p>
          </table:table-cell>
          <table:table-cell/>
          <table:table-cell table:formula="of:=[.B451]/([.B451]+[.C451]+[.D451])" office:value-type="float" office:value="0.713411115468654">
            <text:p>0.713411115468654</text:p>
          </table:table-cell>
          <table:table-cell table:formula="of:=[.C451]/([.B451]+[.C451]+[.D451])" office:value-type="float" office:value="0.286588884531346">
            <text:p>0.286588884531346</text:p>
          </table:table-cell>
          <table:table-cell table:formula="of:=[.D451]/([.B451]+[.C451]+[.D451])" office:value-type="float" office:value="0">
            <text:p>0</text:p>
          </table:table-cell>
          <table:table-cell office:value-type="float" office:value="810">
            <text:p>810</text:p>
          </table:table-cell>
          <table:table-cell table:formula="of:=[.F451]*[.$R$1]+[.G451]*[.$S$1]+[.H451]*[.$T$1]" office:value-type="float" office:value="1.87129294526304">
            <text:p>1.87129294526304</text:p>
          </table:table-cell>
          <table:table-cell office:value-type="float" office:value="810">
            <text:p>810</text:p>
          </table:table-cell>
          <table:table-cell table:formula="of:=[.F451]*[.$R$2]+[.G451]*[.$S$2]+[.H451]*[.$T$2]" office:value-type="float" office:value="0.0419807147459241">
            <text:p>0.0419807147459241</text:p>
          </table:table-cell>
          <table:table-cell office:value-type="float" office:value="810">
            <text:p>810</text:p>
          </table:table-cell>
          <table:table-cell table:formula="of:=[.F451]*[.$R$3]+[.G451]*[.$S$3]+[.H451]*[.$T$3]" office:value-type="float" office:value="-0.00277119054288756">
            <text:p>-0.00277119054288756</text:p>
          </table:table-cell>
          <table:table-cell table:number-columns-repeated="6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.0000047938">
            <text:p>0.0000047938</text:p>
          </table:table-cell>
          <table:table-cell office:value-type="float" office:value="0.00000192662">
            <text:p>0.00000192662</text:p>
          </table:table-cell>
          <table:table-cell office:value-type="float" office:value="0">
            <text:p>0</text:p>
          </table:table-cell>
          <table:table-cell/>
          <table:table-cell table:formula="of:=[.B452]/([.B452]+[.C452]+[.D452])" office:value-type="float" office:value="0.713318512831043">
            <text:p>0.713318512831043</text:p>
          </table:table-cell>
          <table:table-cell table:formula="of:=[.C452]/([.B452]+[.C452]+[.D452])" office:value-type="float" office:value="0.286681487168957">
            <text:p>0.286681487168957</text:p>
          </table:table-cell>
          <table:table-cell table:formula="of:=[.D452]/([.B452]+[.C452]+[.D452])" office:value-type="float" office:value="0">
            <text:p>0</text:p>
          </table:table-cell>
          <table:table-cell office:value-type="float" office:value="811">
            <text:p>811</text:p>
          </table:table-cell>
          <table:table-cell table:formula="of:=[.F452]*[.$R$1]+[.G452]*[.$S$1]+[.H452]*[.$T$1]" office:value-type="float" office:value="1.87085052690159">
            <text:p>1.87085052690159</text:p>
          </table:table-cell>
          <table:table-cell office:value-type="float" office:value="811">
            <text:p>811</text:p>
          </table:table-cell>
          <table:table-cell table:formula="of:=[.F452]*[.$R$2]+[.G452]*[.$S$2]+[.H452]*[.$T$2]" office:value-type="float" office:value="0.0421632067638629">
            <text:p>0.0421632067638629</text:p>
          </table:table-cell>
          <table:table-cell office:value-type="float" office:value="811">
            <text:p>811</text:p>
          </table:table-cell>
          <table:table-cell table:formula="of:=[.F452]*[.$R$3]+[.G452]*[.$S$3]+[.H452]*[.$T$3]" office:value-type="float" office:value="-0.00278326592683196">
            <text:p>-0.00278326592683196</text:p>
          </table:table-cell>
          <table:table-cell table:number-columns-repeated="6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0.0000045125">
            <text:p>0.0000045125</text:p>
          </table:table-cell>
          <table:table-cell office:value-type="float" office:value="0.0000018144">
            <text:p>0.0000018144</text:p>
          </table:table-cell>
          <table:table-cell office:value-type="float" office:value="0">
            <text:p>0</text:p>
          </table:table-cell>
          <table:table-cell/>
          <table:table-cell table:formula="of:=[.B453]/([.B453]+[.C453]+[.D453])" office:value-type="float" office:value="0.713224485925177">
            <text:p>0.713224485925177</text:p>
          </table:table-cell>
          <table:table-cell table:formula="of:=[.C453]/([.B453]+[.C453]+[.D453])" office:value-type="float" office:value="0.286775514074823">
            <text:p>0.286775514074823</text:p>
          </table:table-cell>
          <table:table-cell table:formula="of:=[.D453]/([.B453]+[.C453]+[.D453])" office:value-type="float" office:value="0">
            <text:p>0</text:p>
          </table:table-cell>
          <table:table-cell office:value-type="float" office:value="812">
            <text:p>812</text:p>
          </table:table-cell>
          <table:table-cell table:formula="of:=[.F453]*[.$R$1]+[.G453]*[.$S$1]+[.H453]*[.$T$1]" office:value-type="float" office:value="1.87040130395612">
            <text:p>1.87040130395612</text:p>
          </table:table-cell>
          <table:table-cell office:value-type="float" office:value="812">
            <text:p>812</text:p>
          </table:table-cell>
          <table:table-cell table:formula="of:=[.F453]*[.$R$2]+[.G453]*[.$S$2]+[.H453]*[.$T$2]" office:value-type="float" office:value="0.0423485055872544">
            <text:p>0.0423485055872544</text:p>
          </table:table-cell>
          <table:table-cell office:value-type="float" office:value="812">
            <text:p>812</text:p>
          </table:table-cell>
          <table:table-cell table:formula="of:=[.F453]*[.$R$3]+[.G453]*[.$S$3]+[.H453]*[.$T$3]" office:value-type="float" office:value="-0.00279552703535697">
            <text:p>-0.00279552703535697</text:p>
          </table:table-cell>
          <table:table-cell table:number-columns-repeated="6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.0000042483">
            <text:p>0.0000042483</text:p>
          </table:table-cell>
          <table:table-cell office:value-type="float" office:value="0.00000170895">
            <text:p>0.00000170895</text:p>
          </table:table-cell>
          <table:table-cell office:value-type="float" office:value="0">
            <text:p>0</text:p>
          </table:table-cell>
          <table:table-cell/>
          <table:table-cell table:formula="of:=[.B454]/([.B454]+[.C454]+[.D454])" office:value-type="float" office:value="0.713131058793907">
            <text:p>0.713131058793907</text:p>
          </table:table-cell>
          <table:table-cell table:formula="of:=[.C454]/([.B454]+[.C454]+[.D454])" office:value-type="float" office:value="0.286868941206093">
            <text:p>0.286868941206093</text:p>
          </table:table-cell>
          <table:table-cell table:formula="of:=[.D454]/([.B454]+[.C454]+[.D454])" office:value-type="float" office:value="0">
            <text:p>0</text:p>
          </table:table-cell>
          <table:table-cell office:value-type="float" office:value="813">
            <text:p>813</text:p>
          </table:table-cell>
          <table:table-cell table:formula="of:=[.F454]*[.$R$1]+[.G454]*[.$S$1]+[.H454]*[.$T$1]" office:value-type="float" office:value="1.86995494649377">
            <text:p>1.86995494649377</text:p>
          </table:table-cell>
          <table:table-cell office:value-type="float" office:value="813">
            <text:p>813</text:p>
          </table:table-cell>
          <table:table-cell table:formula="of:=[.F454]*[.$R$2]+[.G454]*[.$S$2]+[.H454]*[.$T$2]" office:value-type="float" office:value="0.0425326224348482">
            <text:p>0.0425326224348482</text:p>
          </table:table-cell>
          <table:table-cell office:value-type="float" office:value="813">
            <text:p>813</text:p>
          </table:table-cell>
          <table:table-cell table:formula="of:=[.F454]*[.$R$3]+[.G454]*[.$S$3]+[.H454]*[.$T$3]" office:value-type="float" office:value="-0.00280770993327458">
            <text:p>-0.00280770993327458</text:p>
          </table:table-cell>
          <table:table-cell table:number-columns-repeated="6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0.0000040002">
            <text:p>0.0000040002</text:p>
          </table:table-cell>
          <table:table-cell office:value-type="float" office:value="0.00000160988">
            <text:p>0.00000160988</text:p>
          </table:table-cell>
          <table:table-cell office:value-type="float" office:value="0">
            <text:p>0</text:p>
          </table:table-cell>
          <table:table-cell/>
          <table:table-cell table:formula="of:=[.B455]/([.B455]+[.C455]+[.D455])" office:value-type="float" office:value="0.713037960242991">
            <text:p>0.713037960242991</text:p>
          </table:table-cell>
          <table:table-cell table:formula="of:=[.C455]/([.B455]+[.C455]+[.D455])" office:value-type="float" office:value="0.286962039757009">
            <text:p>0.286962039757009</text:p>
          </table:table-cell>
          <table:table-cell table:formula="of:=[.D455]/([.B455]+[.C455]+[.D455])" office:value-type="float" office:value="0">
            <text:p>0</text:p>
          </table:table-cell>
          <table:table-cell office:value-type="float" office:value="814">
            <text:p>814</text:p>
          </table:table-cell>
          <table:table-cell table:formula="of:=[.F455]*[.$R$1]+[.G455]*[.$S$1]+[.H455]*[.$T$1]" office:value-type="float" office:value="1.86951015885691">
            <text:p>1.86951015885691</text:p>
          </table:table-cell>
          <table:table-cell office:value-type="float" office:value="814">
            <text:p>814</text:p>
          </table:table-cell>
          <table:table-cell table:formula="of:=[.F455]*[.$R$2]+[.G455]*[.$S$2]+[.H455]*[.$T$2]" office:value-type="float" office:value="0.0427160917491372">
            <text:p>0.0427160917491372</text:p>
          </table:table-cell>
          <table:table-cell office:value-type="float" office:value="814">
            <text:p>814</text:p>
          </table:table-cell>
          <table:table-cell table:formula="of:=[.F455]*[.$R$3]+[.G455]*[.$S$3]+[.H455]*[.$T$3]" office:value-type="float" office:value="-0.00281984998431395">
            <text:p>-0.00281984998431395</text:p>
          </table:table-cell>
          <table:table-cell table:number-columns-repeated="6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0.0000037671">
            <text:p>0.0000037671</text:p>
          </table:table-cell>
          <table:table-cell office:value-type="float" office:value="0.00000151677">
            <text:p>0.00000151677</text:p>
          </table:table-cell>
          <table:table-cell office:value-type="float" office:value="0">
            <text:p>0</text:p>
          </table:table-cell>
          <table:table-cell/>
          <table:table-cell table:formula="of:=[.B456]/([.B456]+[.C456]+[.D456])" office:value-type="float" office:value="0.712943354018929">
            <text:p>0.712943354018929</text:p>
          </table:table-cell>
          <table:table-cell table:formula="of:=[.C456]/([.B456]+[.C456]+[.D456])" office:value-type="float" office:value="0.287056645981071">
            <text:p>0.287056645981071</text:p>
          </table:table-cell>
          <table:table-cell table:formula="of:=[.D456]/([.B456]+[.C456]+[.D456])" office:value-type="float" office:value="0">
            <text:p>0</text:p>
          </table:table-cell>
          <table:table-cell office:value-type="float" office:value="815">
            <text:p>815</text:p>
          </table:table-cell>
          <table:table-cell table:formula="of:=[.F456]*[.$R$1]+[.G456]*[.$S$1]+[.H456]*[.$T$1]" office:value-type="float" office:value="1.86905816816084">
            <text:p>1.86905816816084</text:p>
          </table:table-cell>
          <table:table-cell office:value-type="float" office:value="815">
            <text:p>815</text:p>
          </table:table-cell>
          <table:table-cell table:formula="of:=[.F456]*[.$R$2]+[.G456]*[.$S$2]+[.H456]*[.$T$2]" office:value-type="float" office:value="0.042902532234896">
            <text:p>0.042902532234896</text:p>
          </table:table-cell>
          <table:table-cell office:value-type="float" office:value="815">
            <text:p>815</text:p>
          </table:table-cell>
          <table:table-cell table:formula="of:=[.F456]*[.$R$3]+[.G456]*[.$S$3]+[.H456]*[.$T$3]" office:value-type="float" office:value="-0.00283218663593163">
            <text:p>-0.00283218663593163</text:p>
          </table:table-cell>
          <table:table-cell table:number-columns-repeated="6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0.000003548">
            <text:p>0.000003548</text:p>
          </table:table-cell>
          <table:table-cell office:value-type="float" office:value="0.00000142921">
            <text:p>0.00000142921</text:p>
          </table:table-cell>
          <table:table-cell office:value-type="float" office:value="0">
            <text:p>0</text:p>
          </table:table-cell>
          <table:table-cell/>
          <table:table-cell table:formula="of:=[.B457]/([.B457]+[.C457]+[.D457])" office:value-type="float" office:value="0.712849166500911">
            <text:p>0.712849166500911</text:p>
          </table:table-cell>
          <table:table-cell table:formula="of:=[.C457]/([.B457]+[.C457]+[.D457])" office:value-type="float" office:value="0.287150833499089">
            <text:p>0.287150833499089</text:p>
          </table:table-cell>
          <table:table-cell table:formula="of:=[.D457]/([.B457]+[.C457]+[.D457])" office:value-type="float" office:value="0">
            <text:p>0</text:p>
          </table:table-cell>
          <table:table-cell office:value-type="float" office:value="816">
            <text:p>816</text:p>
          </table:table-cell>
          <table:table-cell table:formula="of:=[.F457]*[.$R$1]+[.G457]*[.$S$1]+[.H457]*[.$T$1]" office:value-type="float" office:value="1.86860817787475">
            <text:p>1.86860817787475</text:p>
          </table:table-cell>
          <table:table-cell office:value-type="float" office:value="816">
            <text:p>816</text:p>
          </table:table-cell>
          <table:table-cell table:formula="of:=[.F457]*[.$R$2]+[.G457]*[.$S$2]+[.H457]*[.$T$2]" office:value-type="float" office:value="0.0430881475766544">
            <text:p>0.0430881475766544</text:p>
          </table:table-cell>
          <table:table-cell office:value-type="float" office:value="816">
            <text:p>816</text:p>
          </table:table-cell>
          <table:table-cell table:formula="of:=[.F457]*[.$R$3]+[.G457]*[.$S$3]+[.H457]*[.$T$3]" office:value-type="float" office:value="-0.00284446868828119">
            <text:p>-0.00284446868828119</text:p>
          </table:table-cell>
          <table:table-cell table:number-columns-repeated="6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0.0000033421">
            <text:p>0.0000033421</text:p>
          </table:table-cell>
          <table:table-cell office:value-type="float" office:value="0.00000134686">
            <text:p>0.00000134686</text:p>
          </table:table-cell>
          <table:table-cell office:value-type="float" office:value="0">
            <text:p>0</text:p>
          </table:table-cell>
          <table:table-cell/>
          <table:table-cell table:formula="of:=[.B458]/([.B458]+[.C458]+[.D458])" office:value-type="float" office:value="0.712759332559885">
            <text:p>0.712759332559885</text:p>
          </table:table-cell>
          <table:table-cell table:formula="of:=[.C458]/([.B458]+[.C458]+[.D458])" office:value-type="float" office:value="0.287240667440115">
            <text:p>0.287240667440115</text:p>
          </table:table-cell>
          <table:table-cell table:formula="of:=[.D458]/([.B458]+[.C458]+[.D458])" office:value-type="float" office:value="0">
            <text:p>0</text:p>
          </table:table-cell>
          <table:table-cell office:value-type="float" office:value="817">
            <text:p>817</text:p>
          </table:table-cell>
          <table:table-cell table:formula="of:=[.F458]*[.$R$1]+[.G458]*[.$S$1]+[.H458]*[.$T$1]" office:value-type="float" office:value="1.86817898723811">
            <text:p>1.86817898723811</text:p>
          </table:table-cell>
          <table:table-cell office:value-type="float" office:value="817">
            <text:p>817</text:p>
          </table:table-cell>
          <table:table-cell table:formula="of:=[.F458]*[.$R$2]+[.G458]*[.$S$2]+[.H458]*[.$T$2]" office:value-type="float" office:value="0.0432651833242339">
            <text:p>0.0432651833242339</text:p>
          </table:table-cell>
          <table:table-cell office:value-type="float" office:value="817">
            <text:p>817</text:p>
          </table:table-cell>
          <table:table-cell table:formula="of:=[.F458]*[.$R$3]+[.G458]*[.$S$3]+[.H458]*[.$T$3]" office:value-type="float" office:value="-0.00285618303419095">
            <text:p>-0.00285618303419095</text:p>
          </table:table-cell>
          <table:table-cell table:number-columns-repeated="6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0.0000031485">
            <text:p>0.0000031485</text:p>
          </table:table-cell>
          <table:table-cell office:value-type="float" office:value="0.00000126945">
            <text:p>0.00000126945</text:p>
          </table:table-cell>
          <table:table-cell office:value-type="float" office:value="0">
            <text:p>0</text:p>
          </table:table-cell>
          <table:table-cell/>
          <table:table-cell table:formula="of:=[.B459]/([.B459]+[.C459]+[.D459])" office:value-type="float" office:value="0.712660849489016">
            <text:p>0.712660849489016</text:p>
          </table:table-cell>
          <table:table-cell table:formula="of:=[.C459]/([.B459]+[.C459]+[.D459])" office:value-type="float" office:value="0.287339150510984">
            <text:p>0.287339150510984</text:p>
          </table:table-cell>
          <table:table-cell table:formula="of:=[.D459]/([.B459]+[.C459]+[.D459])" office:value-type="float" office:value="0">
            <text:p>0</text:p>
          </table:table-cell>
          <table:table-cell office:value-type="float" office:value="818">
            <text:p>818</text:p>
          </table:table-cell>
          <table:table-cell table:formula="of:=[.F459]*[.$R$1]+[.G459]*[.$S$1]+[.H459]*[.$T$1]" office:value-type="float" office:value="1.86770847451872">
            <text:p>1.86770847451872</text:p>
          </table:table-cell>
          <table:table-cell office:value-type="float" office:value="818">
            <text:p>818</text:p>
          </table:table-cell>
          <table:table-cell table:formula="of:=[.F459]*[.$R$2]+[.G459]*[.$S$2]+[.H459]*[.$T$2]" office:value-type="float" office:value="0.0434592639119953">
            <text:p>0.0434592639119953</text:p>
          </table:table-cell>
          <table:table-cell office:value-type="float" office:value="818">
            <text:p>818</text:p>
          </table:table-cell>
          <table:table-cell table:formula="of:=[.F459]*[.$R$3]+[.G459]*[.$S$3]+[.H459]*[.$T$3]" office:value-type="float" office:value="-0.00286902522663227">
            <text:p>-0.00286902522663227</text:p>
          </table:table-cell>
          <table:table-cell table:number-columns-repeated="6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0.0000029665">
            <text:p>0.0000029665</text:p>
          </table:table-cell>
          <table:table-cell office:value-type="float" office:value="0.00000119662">
            <text:p>0.00000119662</text:p>
          </table:table-cell>
          <table:table-cell office:value-type="float" office:value="0">
            <text:p>0</text:p>
          </table:table-cell>
          <table:table-cell/>
          <table:table-cell table:formula="of:=[.B460]/([.B460]+[.C460]+[.D460])" office:value-type="float" office:value="0.712566536635985">
            <text:p>0.712566536635985</text:p>
          </table:table-cell>
          <table:table-cell table:formula="of:=[.C460]/([.B460]+[.C460]+[.D460])" office:value-type="float" office:value="0.287433463364015">
            <text:p>0.287433463364015</text:p>
          </table:table-cell>
          <table:table-cell table:formula="of:=[.D460]/([.B460]+[.C460]+[.D460])" office:value-type="float" office:value="0">
            <text:p>0</text:p>
          </table:table-cell>
          <table:table-cell office:value-type="float" office:value="819">
            <text:p>819</text:p>
          </table:table-cell>
          <table:table-cell table:formula="of:=[.F460]*[.$R$1]+[.G460]*[.$S$1]+[.H460]*[.$T$1]" office:value-type="float" office:value="1.86725788543208">
            <text:p>1.86725788543208</text:p>
          </table:table-cell>
          <table:table-cell office:value-type="float" office:value="819">
            <text:p>819</text:p>
          </table:table-cell>
          <table:table-cell table:formula="of:=[.F460]*[.$R$2]+[.G460]*[.$S$2]+[.H460]*[.$T$2]" office:value-type="float" office:value="0.0436451262514652">
            <text:p>0.0436451262514652</text:p>
          </table:table-cell>
          <table:table-cell office:value-type="float" office:value="819">
            <text:p>819</text:p>
          </table:table-cell>
          <table:table-cell table:formula="of:=[.F460]*[.$R$3]+[.G460]*[.$S$3]+[.H460]*[.$T$3]" office:value-type="float" office:value="-0.00288132362266762">
            <text:p>-0.00288132362266762</text:p>
          </table:table-cell>
          <table:table-cell table:number-columns-repeated="6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00000279531">
            <text:p>0.00000279531</text:p>
          </table:table-cell>
          <table:table-cell office:value-type="float" office:value="0.00000112809">
            <text:p>0.00000112809</text:p>
          </table:table-cell>
          <table:table-cell office:value-type="float" office:value="0">
            <text:p>0</text:p>
          </table:table-cell>
          <table:table-cell/>
          <table:table-cell table:formula="of:=[.B461]/([.B461]+[.C461]+[.D461])" office:value-type="float" office:value="0.712471325890809">
            <text:p>0.712471325890809</text:p>
          </table:table-cell>
          <table:table-cell table:formula="of:=[.C461]/([.B461]+[.C461]+[.D461])" office:value-type="float" office:value="0.287528674109191">
            <text:p>0.287528674109191</text:p>
          </table:table-cell>
          <table:table-cell table:formula="of:=[.D461]/([.B461]+[.C461]+[.D461])" office:value-type="float" office:value="0">
            <text:p>0</text:p>
          </table:table-cell>
          <table:table-cell office:value-type="float" office:value="820">
            <text:p>820</text:p>
          </table:table-cell>
          <table:table-cell table:formula="of:=[.F461]*[.$R$1]+[.G461]*[.$S$1]+[.H461]*[.$T$1]" office:value-type="float" office:value="1.86680300657593">
            <text:p>1.86680300657593</text:p>
          </table:table-cell>
          <table:table-cell office:value-type="float" office:value="820">
            <text:p>820</text:p>
          </table:table-cell>
          <table:table-cell table:formula="of:=[.F461]*[.$R$2]+[.G461]*[.$S$2]+[.H461]*[.$T$2]" office:value-type="float" office:value="0.0438327580669827">
            <text:p>0.0438327580669827</text:p>
          </table:table-cell>
          <table:table-cell office:value-type="float" office:value="820">
            <text:p>820</text:p>
          </table:table-cell>
          <table:table-cell table:formula="of:=[.F461]*[.$R$3]+[.G461]*[.$S$3]+[.H461]*[.$T$3]" office:value-type="float" office:value="-0.00289373910383851">
            <text:p>-0.00289373910383851</text:p>
          </table:table-cell>
          <table:table-cell table:number-columns-repeated="6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0.0000026345">
            <text:p>0.0000026345</text:p>
          </table:table-cell>
          <table:table-cell office:value-type="float" office:value="0.00000106368">
            <text:p>0.00000106368</text:p>
          </table:table-cell>
          <table:table-cell office:value-type="float" office:value="0">
            <text:p>0</text:p>
          </table:table-cell>
          <table:table-cell/>
          <table:table-cell table:formula="of:=[.B462]/([.B462]+[.C462]+[.D462])" office:value-type="float" office:value="0.712377439713589">
            <text:p>0.712377439713589</text:p>
          </table:table-cell>
          <table:table-cell table:formula="of:=[.C462]/([.B462]+[.C462]+[.D462])" office:value-type="float" office:value="0.287622560286411">
            <text:p>0.287622560286411</text:p>
          </table:table-cell>
          <table:table-cell table:formula="of:=[.D462]/([.B462]+[.C462]+[.D462])" office:value-type="float" office:value="0">
            <text:p>0</text:p>
          </table:table-cell>
          <table:table-cell office:value-type="float" office:value="821">
            <text:p>821</text:p>
          </table:table-cell>
          <table:table-cell table:formula="of:=[.F462]*[.$R$1]+[.G462]*[.$S$1]+[.H462]*[.$T$1]" office:value-type="float" office:value="1.86635445597564">
            <text:p>1.86635445597564</text:p>
          </table:table-cell>
          <table:table-cell office:value-type="float" office:value="821">
            <text:p>821</text:p>
          </table:table-cell>
          <table:table-cell table:formula="of:=[.F462]*[.$R$2]+[.G462]*[.$S$2]+[.H462]*[.$T$2]" office:value-type="float" office:value="0.0440177795564304">
            <text:p>0.0440177795564304</text:p>
          </table:table-cell>
          <table:table-cell office:value-type="float" office:value="821">
            <text:p>821</text:p>
          </table:table-cell>
          <table:table-cell table:formula="of:=[.F462]*[.$R$3]+[.G462]*[.$S$3]+[.H462]*[.$T$3]" office:value-type="float" office:value="-0.00290598186134802">
            <text:p>-0.00290598186134802</text:p>
          </table:table-cell>
          <table:table-cell table:number-columns-repeated="6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0.0000024834">
            <text:p>0.0000024834</text:p>
          </table:table-cell>
          <table:table-cell office:value-type="float" office:value="0.00000100313">
            <text:p>0.00000100313</text:p>
          </table:table-cell>
          <table:table-cell office:value-type="float" office:value="0">
            <text:p>0</text:p>
          </table:table-cell>
          <table:table-cell/>
          <table:table-cell table:formula="of:=[.B463]/([.B463]+[.C463]+[.D463])" office:value-type="float" office:value="0.712284133508101">
            <text:p>0.712284133508101</text:p>
          </table:table-cell>
          <table:table-cell table:formula="of:=[.C463]/([.B463]+[.C463]+[.D463])" office:value-type="float" office:value="0.287715866491899">
            <text:p>0.287715866491899</text:p>
          </table:table-cell>
          <table:table-cell table:formula="of:=[.D463]/([.B463]+[.C463]+[.D463])" office:value-type="float" office:value="0">
            <text:p>0</text:p>
          </table:table-cell>
          <table:table-cell office:value-type="float" office:value="822">
            <text:p>822</text:p>
          </table:table-cell>
          <table:table-cell table:formula="of:=[.F463]*[.$R$1]+[.G463]*[.$S$1]+[.H463]*[.$T$1]" office:value-type="float" office:value="1.8659086762483">
            <text:p>1.8659086762483</text:p>
          </table:table-cell>
          <table:table-cell office:value-type="float" office:value="822">
            <text:p>822</text:p>
          </table:table-cell>
          <table:table-cell table:formula="of:=[.F463]*[.$R$2]+[.G463]*[.$S$2]+[.H463]*[.$T$2]" office:value-type="float" office:value="0.044201658095585">
            <text:p>0.044201658095585</text:p>
          </table:table-cell>
          <table:table-cell office:value-type="float" office:value="822">
            <text:p>822</text:p>
          </table:table-cell>
          <table:table-cell table:formula="of:=[.F463]*[.$R$3]+[.G463]*[.$S$3]+[.H463]*[.$T$3]" office:value-type="float" office:value="-0.0029181489905436">
            <text:p>-0.0029181489905436</text:p>
          </table:table-cell>
          <table:table-cell table:number-columns-repeated="6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0.0000023414">
            <text:p>0.0000023414</text:p>
          </table:table-cell>
          <table:table-cell office:value-type="float" office:value="0.00000094622">
            <text:p>0.00000094622</text:p>
          </table:table-cell>
          <table:table-cell office:value-type="float" office:value="0">
            <text:p>0</text:p>
          </table:table-cell>
          <table:table-cell/>
          <table:table-cell table:formula="of:=[.B464]/([.B464]+[.C464]+[.D464])" office:value-type="float" office:value="0.712186931579684">
            <text:p>0.712186931579684</text:p>
          </table:table-cell>
          <table:table-cell table:formula="of:=[.C464]/([.B464]+[.C464]+[.D464])" office:value-type="float" office:value="0.287813068420316">
            <text:p>0.287813068420316</text:p>
          </table:table-cell>
          <table:table-cell table:formula="of:=[.D464]/([.B464]+[.C464]+[.D464])" office:value-type="float" office:value="0">
            <text:p>0</text:p>
          </table:table-cell>
          <table:table-cell office:value-type="float" office:value="823">
            <text:p>823</text:p>
          </table:table-cell>
          <table:table-cell table:formula="of:=[.F464]*[.$R$1]+[.G464]*[.$S$1]+[.H464]*[.$T$1]" office:value-type="float" office:value="1.8654442843151">
            <text:p>1.8654442843151</text:p>
          </table:table-cell>
          <table:table-cell office:value-type="float" office:value="823">
            <text:p>823</text:p>
          </table:table-cell>
          <table:table-cell table:formula="of:=[.F464]*[.$R$2]+[.G464]*[.$S$2]+[.H464]*[.$T$2]" office:value-type="float" office:value="0.0443932139359171">
            <text:p>0.0443932139359171</text:p>
          </table:table-cell>
          <table:table-cell office:value-type="float" office:value="823">
            <text:p>823</text:p>
          </table:table-cell>
          <table:table-cell table:formula="of:=[.F464]*[.$R$3]+[.G464]*[.$S$3]+[.H464]*[.$T$3]" office:value-type="float" office:value="-0.00293082412200923">
            <text:p>-0.00293082412200923</text:p>
          </table:table-cell>
          <table:table-cell table:number-columns-repeated="6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0.0000022078">
            <text:p>0.0000022078</text:p>
          </table:table-cell>
          <table:table-cell office:value-type="float" office:value="0.00000089263">
            <text:p>0.00000089263</text:p>
          </table:table-cell>
          <table:table-cell office:value-type="float" office:value="0">
            <text:p>0</text:p>
          </table:table-cell>
          <table:table-cell/>
          <table:table-cell table:formula="of:=[.B465]/([.B465]+[.C465]+[.D465])" office:value-type="float" office:value="0.71209477395071">
            <text:p>0.71209477395071</text:p>
          </table:table-cell>
          <table:table-cell table:formula="of:=[.C465]/([.B465]+[.C465]+[.D465])" office:value-type="float" office:value="0.28790522604929">
            <text:p>0.28790522604929</text:p>
          </table:table-cell>
          <table:table-cell table:formula="of:=[.D465]/([.B465]+[.C465]+[.D465])" office:value-type="float" office:value="0">
            <text:p>0</text:p>
          </table:table-cell>
          <table:table-cell office:value-type="float" office:value="824">
            <text:p>824</text:p>
          </table:table-cell>
          <table:table-cell table:formula="of:=[.F465]*[.$R$1]+[.G465]*[.$S$1]+[.H465]*[.$T$1]" office:value-type="float" office:value="1.86500399202691">
            <text:p>1.86500399202691</text:p>
          </table:table-cell>
          <table:table-cell office:value-type="float" office:value="824">
            <text:p>824</text:p>
          </table:table-cell>
          <table:table-cell table:formula="of:=[.F465]*[.$R$2]+[.G465]*[.$S$2]+[.H465]*[.$T$2]" office:value-type="float" office:value="0.0445748289753357">
            <text:p>0.0445748289753357</text:p>
          </table:table-cell>
          <table:table-cell office:value-type="float" office:value="824">
            <text:p>824</text:p>
          </table:table-cell>
          <table:table-cell table:formula="of:=[.F465]*[.$R$3]+[.G465]*[.$S$3]+[.H465]*[.$T$3]" office:value-type="float" office:value="-0.00294284147682741">
            <text:p>-0.00294284147682741</text:p>
          </table:table-cell>
          <table:table-cell table:number-columns-repeated="6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.000002082">
            <text:p>0.000002082</text:p>
          </table:table-cell>
          <table:table-cell office:value-type="float" office:value="0.00000084216">
            <text:p>0.00000084216</text:p>
          </table:table-cell>
          <table:table-cell office:value-type="float" office:value="0">
            <text:p>0</text:p>
          </table:table-cell>
          <table:table-cell/>
          <table:table-cell table:formula="of:=[.B466]/([.B466]+[.C466]+[.D466])" office:value-type="float" office:value="0.711999343401182">
            <text:p>0.711999343401182</text:p>
          </table:table-cell>
          <table:table-cell table:formula="of:=[.C466]/([.B466]+[.C466]+[.D466])" office:value-type="float" office:value="0.288000656598818">
            <text:p>0.288000656598818</text:p>
          </table:table-cell>
          <table:table-cell table:formula="of:=[.D466]/([.B466]+[.C466]+[.D466])" office:value-type="float" office:value="0">
            <text:p>0</text:p>
          </table:table-cell>
          <table:table-cell office:value-type="float" office:value="825">
            <text:p>825</text:p>
          </table:table-cell>
          <table:table-cell table:formula="of:=[.F466]*[.$R$1]+[.G466]*[.$S$1]+[.H466]*[.$T$1]" office:value-type="float" office:value="1.86454806303349">
            <text:p>1.86454806303349</text:p>
          </table:table-cell>
          <table:table-cell office:value-type="float" office:value="825">
            <text:p>825</text:p>
          </table:table-cell>
          <table:table-cell table:formula="of:=[.F466]*[.$R$2]+[.G466]*[.$S$2]+[.H466]*[.$T$2]" office:value-type="float" office:value="0.0447628939592908">
            <text:p>0.0447628939592908</text:p>
          </table:table-cell>
          <table:table-cell office:value-type="float" office:value="825">
            <text:p>825</text:p>
          </table:table-cell>
          <table:table-cell table:formula="of:=[.F466]*[.$R$3]+[.G466]*[.$S$3]+[.H466]*[.$T$3]" office:value-type="float" office:value="-0.00295528562048589">
            <text:p>-0.00295528562048589</text:p>
          </table:table-cell>
          <table:table-cell table:number-columns-repeated="6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0.0000019636">
            <text:p>0.0000019636</text:p>
          </table:table-cell>
          <table:table-cell office:value-type="float" office:value="0.00000079464">
            <text:p>0.00000079464</text:p>
          </table:table-cell>
          <table:table-cell office:value-type="float" office:value="0">
            <text:p>0</text:p>
          </table:table-cell>
          <table:table-cell/>
          <table:table-cell table:formula="of:=[.B467]/([.B467]+[.C467]+[.D467])" office:value-type="float" office:value="0.711903242647485">
            <text:p>0.711903242647485</text:p>
          </table:table-cell>
          <table:table-cell table:formula="of:=[.C467]/([.B467]+[.C467]+[.D467])" office:value-type="float" office:value="0.288096757352515">
            <text:p>0.288096757352515</text:p>
          </table:table-cell>
          <table:table-cell table:formula="of:=[.D467]/([.B467]+[.C467]+[.D467])" office:value-type="float" office:value="0">
            <text:p>0</text:p>
          </table:table-cell>
          <table:table-cell office:value-type="float" office:value="826">
            <text:p>826</text:p>
          </table:table-cell>
          <table:table-cell table:formula="of:=[.F467]*[.$R$1]+[.G467]*[.$S$1]+[.H467]*[.$T$1]" office:value-type="float" office:value="1.86408893207263">
            <text:p>1.86408893207263</text:p>
          </table:table-cell>
          <table:table-cell office:value-type="float" office:value="826">
            <text:p>826</text:p>
          </table:table-cell>
          <table:table-cell table:formula="of:=[.F467]*[.$R$2]+[.G467]*[.$S$2]+[.H467]*[.$T$2]" office:value-type="float" office:value="0.0449522797146006">
            <text:p>0.0449522797146006</text:p>
          </table:table-cell>
          <table:table-cell office:value-type="float" office:value="826">
            <text:p>826</text:p>
          </table:table-cell>
          <table:table-cell table:formula="of:=[.F467]*[.$R$3]+[.G467]*[.$S$3]+[.H467]*[.$T$3]" office:value-type="float" office:value="-0.00296781715876791">
            <text:p>-0.00296781715876791</text:p>
          </table:table-cell>
          <table:table-cell table:number-columns-repeated="6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0.0000018519">
            <text:p>0.0000018519</text:p>
          </table:table-cell>
          <table:table-cell office:value-type="float" office:value="0.00000074978">
            <text:p>0.00000074978</text:p>
          </table:table-cell>
          <table:table-cell office:value-type="float" office:value="0">
            <text:p>0</text:p>
          </table:table-cell>
          <table:table-cell/>
          <table:table-cell table:formula="of:=[.B468]/([.B468]+[.C468]+[.D468])" office:value-type="float" office:value="0.711809292457181">
            <text:p>0.711809292457181</text:p>
          </table:table-cell>
          <table:table-cell table:formula="of:=[.C468]/([.B468]+[.C468]+[.D468])" office:value-type="float" office:value="0.288190707542818">
            <text:p>0.288190707542818</text:p>
          </table:table-cell>
          <table:table-cell table:formula="of:=[.D468]/([.B468]+[.C468]+[.D468])" office:value-type="float" office:value="0">
            <text:p>0</text:p>
          </table:table-cell>
          <table:table-cell office:value-type="float" office:value="827">
            <text:p>827</text:p>
          </table:table-cell>
          <table:table-cell table:formula="of:=[.F468]*[.$R$1]+[.G468]*[.$S$1]+[.H468]*[.$T$1]" office:value-type="float" office:value="1.86364007564343">
            <text:p>1.86364007564343</text:p>
          </table:table-cell>
          <table:table-cell office:value-type="float" office:value="827">
            <text:p>827</text:p>
          </table:table-cell>
          <table:table-cell table:formula="of:=[.F468]*[.$R$2]+[.G468]*[.$S$2]+[.H468]*[.$T$2]" office:value-type="float" office:value="0.0451374273546324">
            <text:p>0.0451374273546324</text:p>
          </table:table-cell>
          <table:table-cell office:value-type="float" office:value="827">
            <text:p>827</text:p>
          </table:table-cell>
          <table:table-cell table:formula="of:=[.F468]*[.$R$3]+[.G468]*[.$S$3]+[.H468]*[.$T$3]" office:value-type="float" office:value="-0.00298006826358354">
            <text:p>-0.00298006826358354</text:p>
          </table:table-cell>
          <table:table-cell table:number-columns-repeated="6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0.0000017465">
            <text:p>0.0000017465</text:p>
          </table:table-cell>
          <table:table-cell office:value-type="float" office:value="0.00000070744">
            <text:p>0.00000070744</text:p>
          </table:table-cell>
          <table:table-cell office:value-type="float" office:value="0">
            <text:p>0</text:p>
          </table:table-cell>
          <table:table-cell/>
          <table:table-cell table:formula="of:=[.B469]/([.B469]+[.C469]+[.D469])" office:value-type="float" office:value="0.71171259280993">
            <text:p>0.71171259280993</text:p>
          </table:table-cell>
          <table:table-cell table:formula="of:=[.C469]/([.B469]+[.C469]+[.D469])" office:value-type="float" office:value="0.28828740719007">
            <text:p>0.28828740719007</text:p>
          </table:table-cell>
          <table:table-cell table:formula="of:=[.D469]/([.B469]+[.C469]+[.D469])" office:value-type="float" office:value="0">
            <text:p>0</text:p>
          </table:table-cell>
          <table:table-cell office:value-type="float" office:value="828">
            <text:p>828</text:p>
          </table:table-cell>
          <table:table-cell table:formula="of:=[.F469]*[.$R$1]+[.G469]*[.$S$1]+[.H469]*[.$T$1]" office:value-type="float" office:value="1.86317808340872">
            <text:p>1.86317808340872</text:p>
          </table:table-cell>
          <table:table-cell office:value-type="float" office:value="828">
            <text:p>828</text:p>
          </table:table-cell>
          <table:table-cell table:formula="of:=[.F469]*[.$R$2]+[.G469]*[.$S$2]+[.H469]*[.$T$2]" office:value-type="float" office:value="0.0453279933494706">
            <text:p>0.0453279933494706</text:p>
          </table:table-cell>
          <table:table-cell office:value-type="float" office:value="828">
            <text:p>828</text:p>
          </table:table-cell>
          <table:table-cell table:formula="of:=[.F469]*[.$R$3]+[.G469]*[.$S$3]+[.H469]*[.$T$3]" office:value-type="float" office:value="-0.00299267789758511">
            <text:p>-0.00299267789758511</text:p>
          </table:table-cell>
          <table:table-cell table:number-columns-repeated="6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0.0000016471">
            <text:p>0.0000016471</text:p>
          </table:table-cell>
          <table:table-cell office:value-type="float" office:value="0.00000066748">
            <text:p>0.00000066748</text:p>
          </table:table-cell>
          <table:table-cell office:value-type="float" office:value="0">
            <text:p>0</text:p>
          </table:table-cell>
          <table:table-cell/>
          <table:table-cell table:formula="of:=[.B470]/([.B470]+[.C470]+[.D470])" office:value-type="float" office:value="0.711619386670584">
            <text:p>0.711619386670584</text:p>
          </table:table-cell>
          <table:table-cell table:formula="of:=[.C470]/([.B470]+[.C470]+[.D470])" office:value-type="float" office:value="0.288380613329416">
            <text:p>0.288380613329416</text:p>
          </table:table-cell>
          <table:table-cell table:formula="of:=[.D470]/([.B470]+[.C470]+[.D470])" office:value-type="float" office:value="0">
            <text:p>0</text:p>
          </table:table-cell>
          <table:table-cell office:value-type="float" office:value="829">
            <text:p>829</text:p>
          </table:table-cell>
          <table:table-cell table:formula="of:=[.F470]*[.$R$1]+[.G470]*[.$S$1]+[.H470]*[.$T$1]" office:value-type="float" office:value="1.86273278175738">
            <text:p>1.86273278175738</text:p>
          </table:table-cell>
          <table:table-cell office:value-type="float" office:value="829">
            <text:p>829</text:p>
          </table:table-cell>
          <table:table-cell table:formula="of:=[.F470]*[.$R$2]+[.G470]*[.$S$2]+[.H470]*[.$T$2]" office:value-type="float" office:value="0.0455116746882804">
            <text:p>0.0455116746882804</text:p>
          </table:table-cell>
          <table:table-cell office:value-type="float" office:value="829">
            <text:p>829</text:p>
          </table:table-cell>
          <table:table-cell table:formula="of:=[.F470]*[.$R$3]+[.G470]*[.$S$3]+[.H470]*[.$T$3]" office:value-type="float" office:value="-0.00300483197815587">
            <text:p>-0.00300483197815587</text:p>
          </table:table-cell>
          <table:table-cell table:number-columns-repeated="6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0.00000155314">
            <text:p>0.00000155314</text:p>
          </table:table-cell>
          <table:table-cell office:value-type="float" office:value="0.0000006297">
            <text:p>0.0000006297</text:p>
          </table:table-cell>
          <table:table-cell office:value-type="float" office:value="0">
            <text:p>0</text:p>
          </table:table-cell>
          <table:table-cell/>
          <table:table-cell table:formula="of:=[.B471]/([.B471]+[.C471]+[.D471])" office:value-type="float" office:value="0.711522603580656">
            <text:p>0.711522603580656</text:p>
          </table:table-cell>
          <table:table-cell table:formula="of:=[.C471]/([.B471]+[.C471]+[.D471])" office:value-type="float" office:value="0.288477396419344">
            <text:p>0.288477396419344</text:p>
          </table:table-cell>
          <table:table-cell table:formula="of:=[.D471]/([.B471]+[.C471]+[.D471])" office:value-type="float" office:value="0">
            <text:p>0</text:p>
          </table:table-cell>
          <table:table-cell office:value-type="float" office:value="830">
            <text:p>830</text:p>
          </table:table-cell>
          <table:table-cell table:formula="of:=[.F471]*[.$R$1]+[.G471]*[.$S$1]+[.H471]*[.$T$1]" office:value-type="float" office:value="1.86227039086694">
            <text:p>1.86227039086694</text:p>
          </table:table-cell>
          <table:table-cell office:value-type="float" office:value="830">
            <text:p>830</text:p>
          </table:table-cell>
          <table:table-cell table:formula="of:=[.F471]*[.$R$2]+[.G471]*[.$S$2]+[.H471]*[.$T$2]" office:value-type="float" office:value="0.0457024051236004">
            <text:p>0.0457024051236004</text:p>
          </table:table-cell>
          <table:table-cell office:value-type="float" office:value="830">
            <text:p>830</text:p>
          </table:table-cell>
          <table:table-cell table:formula="of:=[.F471]*[.$R$3]+[.G471]*[.$S$3]+[.H471]*[.$T$3]" office:value-type="float" office:value="-0.00301745249308241">
            <text:p>-0.0030174524930824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01">
      <number:currency-symbol number:language="es" number:country="VE">Bs</number:currency-symbol>
      <number:text>-</number:text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2"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03">
      <style:text-properties fo:color="#ff0000"/>
      <number:currency-symbol number:language="es" number:country="VE">Bs</number:currency-symbol>
      <number:text>-</number:text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currency-symbol number:language="es" number:country="VE">Bs</number:currency-symbol>
      <number:text>-</number:text>
      <number:number number:decimal-places="2" number:min-integer-digits="1" number:decimal-replacement="--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06/26/2010</text:date>, <text:time>00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26T00:09:51</dc:date>
    <meta:generator>OpenOffice.org/3.2$Unix OpenOffice.org_project/320m12$Build-9483</meta:generator>
    <meta:editing-duration>PT01H38M32S</meta:editing-duration>
    <meta:editing-cycles>1</meta:editing-cycles>
    <meta:document-statistic meta:table-count="1" meta:cell-count="6132" meta:object-count="0"/>
  </office:meta>
</office:document-meta>
</file>